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iansk direction Russian army shelled Topoli, Novomlynsk, Fyholivka, Masutivka and Kysli...</text:span>
</text:h>
      <text:p text:style-name="P4">
Authors: liveuamap (Language: en)</text:p>
      <text:p text:style-name="P4">
Time: 2023-07-02T-25:15:00</text:p>
      <text:p text:style-name="P4">
Location: Kupiansk (Latitude:49.62917 Longtitude:37.89837)</text:p>
      <text:p text:style-name="P4">
Videos: []</text:p>
      <text:p text:style-name="P4">
Images: []</text:p>
      <text:p text:style-name="P4">
Tags: ["Russia"]</text:p>
      <text:p text:style-name="P4">
Id: 22572986</text:p>
      <!--METADATA-->
      <text:p text:style-name="P4">
At Kupiansk direction Russian army shelled Topoli, Novomlynsk, Fyholivka,Masutivka and Kyslivka of Kharkiv region. Russian aviation conductedairstrikes at Kyslivka and Kotlyarivka of Kharkiv region, - General Staff ofArmed Forces of Ukraine says in the morning report</text:p>
      <text:p text:style-name="P4">
News Collection Link: <text:a xlink:type="simple" xlink:href="https:\/\/liveuamap.com\/en\/2023\/2-july-at-kupiansk-direction-russian-army-shelled-topoli" text:style-name="Internet_20_link" text:visited-style-name="Visited_20_Internet_20_Link">
https:\/\/liveuamap.com\/en\/2023\/2-july-at-kupiansk-direction-russian-army-shelled-topoli</text:a>
</text:p>
      <text:p text:style-name="P4">
News Source: <text:a xlink:type="simple" xlink:href="https://t.me/lumsrc/5246" text:style-name="Internet_20_link" text:visited-style-name="Visited_20_Internet_20_Link">
https://t.me/lumsrc/5246</text:a>
</text:p>
      <!--NEWS-->
      <text:h text:style-name="P10" text:outline-level="1">
<text:span text:style-name="T4">
At Lyman direction Russian army shelled Nevske, Bilohorivka of Luhansk region and Torske, Dib...</text:span>
</text:h>
      <text:p text:style-name="P4">
Authors: liveuamap (Language: en)</text:p>
      <text:p text:style-name="P4">
Time: 2023-07-02T-27:15:00</text:p>
      <text:p text:style-name="P4">
Location: Bakhmut (Latitude:48.8046 Longtitude:38.24856)</text:p>
      <text:p text:style-name="P4">
Videos: []</text:p>
      <text:p text:style-name="P4">
Images: []</text:p>
      <text:p text:style-name="P4">
Tags: ["Russia"]</text:p>
      <text:p text:style-name="P4">
Id: 22572985</text:p>
      <!--METADATA-->
      <text:p text:style-name="P4">
At Lyman direction Russian army shelled Nevske, Bilohorivka of Luhansk regionand Torske, Dibrova, Verkhnokamyanske, Rozdolivka and Berestove of Donetskregion. Russian aviation conducted airstrikes at Bilohorivka of Luhansk regionand Vyyimka and Spirne of Donetsk region, - General Staff of Armed Forces ofUkraine says in the morning report</text:p>
      <text:p text:style-name="P4">
News Collection Link: <text:a xlink:type="simple" xlink:href="https:\/\/liveuamap.com\/en\/2023\/2-july-at-lyman-direction-russian-army-shelled-nevske-bilohorivka" text:style-name="Internet_20_link" text:visited-style-name="Visited_20_Internet_20_Link">
https:\/\/liveuamap.com\/en\/2023\/2-july-at-lyman-direction-russian-army-shelled-nevske-bilohorivka</text:a>
</text:p>
      <text:p text:style-name="P4">
News Source: <text:a xlink:type="simple" xlink:href="https://t.me/lumsrc/5247" text:style-name="Internet_20_link" text:visited-style-name="Visited_20_Internet_20_Link">
https://t.me/lumsrc/5247</text:a>
</text:p>
      <!--NEWS-->
      <text:h text:style-name="P10" text:outline-level="1">
<text:span text:style-name="T4">
JSU Bakhmut Directio Rusian Army Shelled Vasukivka, Markovo, Bogdanivka, Time Yar, Ivanivs ...</text:span>
</text:h>
      <text:p text:style-name="P4">
Authors: liveuamap (Language: en)</text:p>
      <text:p text:style-name="P4">
Time: 2023-07-02T-29:15:00</text:p>
      <text:p text:style-name="P4">
Location: Novhorods'ke, Donetsk Oblast (Latitude:48.33275 Longtitude:37.8455)</text:p>
      <text:p text:style-name="P4">
Videos: []</text:p>
      <text:p text:style-name="P4">
Images: []</text:p>
      <text:p text:style-name="P4">
Tags: ["Russia"]</text:p>
      <text:p text:style-name="P4">
Id: 22572984</text:p>
      <!--METADATA-->
      <text:p text:style-name="P4">
At Bakhmut direction Russian army shelled Vasukivka, Markove, Bohdanivka,Chasiv Yar, Ivanivske, Oleksandro-Shultyne, Bila Hora, Dyliyivka and Pivdenneof Donetsk region. Russian aviation conducted airstrikes at Bila Hora, Toretskand New York, - General Staff of Armed Forces of Ukraine says in the morningreport</text:p>
      <text:p text:style-name="P4">
News Collection Link: <text:a xlink:type="simple" xlink:href="https:\/\/liveuamap.com\/en\/2023\/2-july-at-bakhmut-direction-russian-army-shelled-vasukivka" text:style-name="Internet_20_link" text:visited-style-name="Visited_20_Internet_20_Link">
https:\/\/liveuamap.com\/en\/2023\/2-july-at-bakhmut-direction-russian-army-shelled-vasukivka</text:a>
</text:p>
      <text:p text:style-name="P4">
News Source: <text:a xlink:type="simple" xlink:href="https://t.me/lumsrc/5248" text:style-name="Internet_20_link" text:visited-style-name="Visited_20_Internet_20_Link">
https://t.me/lumsrc/5248</text:a>
</text:p>
      <!--NEWS-->
      <text:h text:style-name="P10" text:outline-level="1">
<text:span text:style-name="T4">
JSC Avdiivka Directio Rusian Army Shelled Novokalinova, Berdyshi, Avdiivka, Pervomaisk An ...</text:span>
</text:h>
      <text:p text:style-name="P4">
Authors: liveuamap (Language: en)</text:p>
      <text:p text:style-name="P4">
Time: 2023-07-02T-31:15:00</text:p>
      <text:p text:style-name="P4">
Location: Donetsk Oblast (Latitude:48.05869 Longtitude:37.5729)</text:p>
      <text:p text:style-name="P4">
Videos: []</text:p>
      <text:p text:style-name="P4">
Images: []</text:p>
      <text:p text:style-name="P4">
Tags: ["Russia"]</text:p>
      <text:p text:style-name="P4">
Id: 22572983</text:p>
      <!--METADATA-->
      <text:p text:style-name="P4">
At Avdiyivka direction Russian army shelled Novokalynove, Berdychi, Avdiyivka,Pervomayske and Nevelske of Donetsk region, - General Staff of Armed Forces ofUkraine says in the morning report</text:p>
      <text:p text:style-name="P4">
News Collection Link: <text:a xlink:type="simple" xlink:href="https:\/\/liveuamap.com\/en\/2023\/2-july-at-avdiyivka-direction-russian-army-shelled-novokalynove" text:style-name="Internet_20_link" text:visited-style-name="Visited_20_Internet_20_Link">
https:\/\/liveuamap.com\/en\/2023\/2-july-at-avdiyivka-direction-russian-army-shelled-novokalynove</text:a>
</text:p>
      <text:p text:style-name="P4">
News Source: <text:a xlink:type="simple" xlink:href="https://t.me/lumsrc/5249" text:style-name="Internet_20_link" text:visited-style-name="Visited_20_Internet_20_Link">
https://t.me/lumsrc/5249</text:a>
</text:p>
      <!--NEWS-->
      <text:h text:style-name="P10" text:outline-level="1">
<text:span text:style-name="T4">
At Maryinka direction Russian army shelled Hostre, Heorhiyivka, Maryinka, Pobyeda of Donetsk ...</text:span>
</text:h>
      <text:p text:style-name="P4">
Authors: liveuamap (Language: en)</text:p>
      <text:p text:style-name="P4">
Time: 2023-07-02T-33:15:00</text:p>
      <text:p text:style-name="P4">
Location: Donetsk Oblast (Latitude:47.91185 Longtitude:37.45703)</text:p>
      <text:p text:style-name="P4">
Videos: []</text:p>
      <text:p text:style-name="P4">
Images: []</text:p>
      <text:p text:style-name="P4">
Tags: ["Russia"]</text:p>
      <text:p text:style-name="P4">
Id: 22572982</text:p>
      <!--METADATA-->
      <text:p text:style-name="P4">
At Maryinka direction Russian army shelled Hostre, Heorhiyivka, Maryinka,Pobyeda of Donetsk region, - General Staff of Armed Forces of Ukraine says inthe morning report</text:p>
      <text:p text:style-name="P4">
News Collection Link: <text:a xlink:type="simple" xlink:href="https:\/\/liveuamap.com\/en\/2023\/2-july-at-maryinka-direction-russian-army-shelled-hostre" text:style-name="Internet_20_link" text:visited-style-name="Visited_20_Internet_20_Link">
https:\/\/liveuamap.com\/en\/2023\/2-july-at-maryinka-direction-russian-army-shelled-hostre</text:a>
</text:p>
      <text:p text:style-name="P4">
News Source: <text:a xlink:type="simple" xlink:href="https://t.me/lumsrc/5250" text:style-name="Internet_20_link" text:visited-style-name="Visited_20_Internet_20_Link">
https://t.me/lumsrc/5250</text:a>
</text:p>
      <!--NEWS-->
      <text:h text:style-name="P10" text:outline-level="1">
<text:span text:style-name="T4">
JSC Shakhtar Directio Rusian Army Shelled Paraskovivka, Novomikhailivka, Golden Niva, C ...</text:span>
</text:h>
      <text:p text:style-name="P4">
Authors: liveuamap (Language: en)</text:p>
      <text:p text:style-name="P4">
Time: 2023-07-02T-35:15:00</text:p>
      <text:p text:style-name="P4">
Location: Velyka Novosilka (Latitude:47.77441 Longtitude:36.80674)</text:p>
      <text:p text:style-name="P4">
Videos: []</text:p>
      <text:p text:style-name="P4">
Images: []</text:p>
      <text:p text:style-name="P4">
Tags: ["Russia"]</text:p>
      <text:p text:style-name="P4">
Id: 22572981</text:p>
      <!--METADATA-->
      <text:p text:style-name="P4">
At Shakhtarske direction Russian army shelled Paraskoviyivka, Novomykhaylivka,Zolota Nyva, Storozheve, Blahodatne, Makarivka, Vilne Pole, Zelene Pole ofDonetsk region. Russian aviation conducted airstrikes at Makarivka of Donetskregion, - General Staff of Armed Forces of Ukraine says in the morning report</text:p>
      <text:p text:style-name="P4">
News Collection Link: <text:a xlink:type="simple" xlink:href="https:\/\/liveuamap.com\/en\/2023\/2-july-at-shakhtarske-direction-russian-army-shelled-paraskoviyivka" text:style-name="Internet_20_link" text:visited-style-name="Visited_20_Internet_20_Link">
https:\/\/liveuamap.com\/en\/2023\/2-july-at-shakhtarske-direction-russian-army-shelled-paraskoviyivka</text:a>
</text:p>
      <text:p text:style-name="P4">
News Source: <text:a xlink:type="simple" xlink:href="https://t.me/lumsrc/5251" text:style-name="Internet_20_link" text:visited-style-name="Visited_20_Internet_20_Link">
https://t.me/lumsrc/5251</text:a>
</text:p>
      <!--NEWS-->
      <text:h text:style-name="P10" text:outline-level="1">
<text:span text:style-name="T4">
The Ministry of Education has increased government orders to managers for work in de -checked territories</text:span>
</text:h>
      <text:p text:style-name="P4">
Author: ['АРМІЯINFORM']</text:p>
      <text:p text:style-name="P4">
Time: 2023-07-02T36:00:00-04:00</text:p>
      <text:p text:style-name="P4">
Description: Minoi Tizhnya, having given the production, Yak Navchannya, I Professiyin Pidgotovk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mon.jpg" text:style-name="Internet_20_link" text:visited-style-name="Visited_20_Internet_20_Link">
mon.jpg</text:a>
']</text:p>
      <text:p text:style-name="P4">
Tags: ['STOPRUSSIA']</text:p>
      <text:p text:style-name="P4">
Category: News</text:p>
      <!--METADATA-->
      <text:p text:style-name="P4">
<draw:frame draw:style-name="fr1" draw:name="Image2" text:anchor-type="as-char" svg:width="6.9236in" svg:height="4.50034in" draw:z-index="0">
<draw:image xlink:href="../Images/AРМІЯINFORM/2023-07-02T36-00-00-04-00/mon.jpg" xlink:type="simple" xlink:show="embed" xlink:actuate="onLoad" draw:mime-type="image/jpeg"/>
</draw:frame>
Last week, the government adopted a resolution that envisages training and vocational training of persons who have expressed a desire to work in the territories.</text:p>
      <text:p text:style-name="P4">
About it <text:a xlink:type="simple" xlink:href="https://t.me/minre_ua" text:style-name="Internet_20_link" text:visited-style-name="Visited_20_Internet_20_Link">
reports</text:a>
Ministry of Reintegration.</text:p>
      <text:p text:style-name="P4">
“Such training will be carried out by Tarashevchenko National University of Kyiv. Thus, the Ministry of Education and Science has raised the maximum amount of state order to 30 additional places in the specialty 281 "Public Administration and Administration". These data will be displayed in the near future by the state electronic database on education, ”the message reads.</text:p>
      <text:p text:style-name="P4">
News Source: <text:a xlink:type="simple" xlink:href="https://armyinform.com.ua/2023/07/02/minosvity-zbilshylo-derzhzamovlennya-na-upravlincziv-dlya-roboty-na-deokupovanyh-terytoriyah/" text:style-name="Internet_20_link" text:visited-style-name="Visited_20_Internet_20_Link">
https://armyinform.com.ua/2023/07/02/minosvity-zbilshylo-derzhzamovlennya-na-upravlincziv-dlya-roboty-na-deokupovanyh-terytoriyah/</text:a>
</text:p>
      <!--NEWS-->
      <text:h text:style-name="P10" text:outline-level="1">
<text:span text:style-name="T4">
Reported suspicion to the Russian propagandist, who called for the genocide of Ukrainians</text:span>
</text:h>
      <text:p text:style-name="P4">
Author: ['АРМІЯINFORM']</text:p>
      <text:p text:style-name="P4">
Time: 2023-07-02T38:00:00-04:00</text:p>
      <text:p text:style-name="P4">
Description: For the proprietary Kerivnitvva, Office of the General Prosecutor was crushed about Pіdozra ... The war with Ukraine 2022, the war with Ukraine is th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photo_2023-07-01_10-00-18.jpg" text:style-name="Internet_20_link" text:visited-style-name="Visited_20_Internet_20_Link">
photo_2023-07-01_10-00-18.jpg</text:a>
']</text:p>
      <text:p text:style-name="P4">
Tags: ['STOPRUSSIA', 'АГРЕСІЯ РФ', 'ОФІС ГЕНЕРАЛЬНОГО ПРОКУРОРА УКРАЇНИ']</text:p>
      <text:p text:style-name="P4">
Category: News</text:p>
      <!--METADATA-->
      <text:p text:style-name="P4">
<draw:frame draw:style-name="fr1" draw:name="Image3" text:anchor-type="as-char" svg:width="6.9236in" svg:height="4.668021in" draw:z-index="0">
<draw:image xlink:href="../Images/AРМІЯINFORM/2023-07-02T38-00-00-04-00/photo_2023-07-01_10-00-18.jpg" xlink:type="simple" xlink:show="embed" xlink:actuate="onLoad" draw:mime-type="image/jpeg"/>
</draw:frame>
Under the procedural guidance of the Prosecutor General's Office <text:a xlink:type="simple" xlink:href="https://t.me/pgo_gov_ua" text:style-name="Internet_20_link" text:visited-style-name="Visited_20_Internet_20_Link">
notified</text:a>
About suspicion of Russian propagandist.</text:p>
      <text:p text:style-name="P4">
He was charged with public calls for violent change or overthrow of the constitutional order in Ukraine, justification, recognition of lawful armed aggression of the Russian Federation against Ukraine, started in 2014, with the use of media and public calls for genocide(Part 2 of Art. 109, Part 3 of Article 436-2, Part 2 of Art. 442 of the Criminal Code of Ukraine).</text:p>
      <text:p text:style-name="P4">
«За даними слідства, російський пропагандист відомий під псевдонімом СергійМардан закликав до геноциду українського народу. Він бере активну участь вток-шоу „Соловьёв live“ та є одним з блогерів „Комсомольской правди“. Зпочатку повномасштабного вторгнення рф на територію України підозрюванийпідтримав агресивну війну проти України і виправдовував воєнні злочиниокупантів. Він постійно агітує за проведення масових репресій проти цивільногонаселення України. Пропонує створювати концтабори для проукраїнськиналаштованих мешканців тимчасово окупованої території», — йдеться вповідомленні.</text:p>
      <text:p text:style-name="P4">
Судово-лінгвістична експертиза підтвердила, що його дії несуть загрозунаціональній безпеці України.</text:p>
      <text:p text:style-name="P4">
News Source: <text:a xlink:type="simple" xlink:href="https://armyinform.com.ua/2023/07/02/povidomleno-pro-pidozru-rosijskomu-propagandystu-yakyj-zaklykav-do-genoczydu-ukrayincziv/" text:style-name="Internet_20_link" text:visited-style-name="Visited_20_Internet_20_Link">
https://armyinform.com.ua/2023/07/02/povidomleno-pro-pidozru-rosijskomu-propagandystu-yakyj-zaklykav-do-genoczydu-ukrayincziv/</text:a>
</text:p>
      <!--NEWS-->
      <text:h text:style-name="P10" text:outline-level="1">
<text:span text:style-name="T4">
DBR blocked a new channel of illegal transfer of military people to European countries</text:span>
</text:h>
      <text:p text:style-name="P4">
Author: ['АРМІЯINFORM']</text:p>
      <text:p text:style-name="P4">
Time: 2023-07-02T40:00:00-04:00</text:p>
      <text:p text:style-name="P4">
Description: The authority of the bureaus is systematically viyavlyat, to reproduce the dialist of the organized group, the yaki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zablokuvalo-novij-kanal-nezakonnogo-perepravlennya-vijskovozobovyazanih-do-krain-evropi-1-450x395-4fd.jpeg" text:style-name="Internet_20_link" text:visited-style-name="Visited_20_Internet_20_Link">
zablokuvalo-novij-kanal-nezakonnogo-perepravlennya-vijskovozobovyazanih-do-krain-evropi-1-450x395-4fd.jpeg</text:a>
']</text:p>
      <text:p text:style-name="P4">
Tags: ['STOPRUSSIA']</text:p>
      <text:p text:style-name="P4">
Category: News</text:p>
      <!--METADATA-->
      <text:p text:style-name="P4">
<draw:frame draw:style-name="fr1" draw:name="Image4" text:anchor-type="as-char" svg:width="6.9236in" svg:height="6.077382in" draw:z-index="0">
<draw:image xlink:href="../Images/AРМІЯINFORM/2023-07-02T40-00-00-04-00/zablokuvalo-novij-kanal-nezakonnogo-perepravlennya-vijskovozobovyazanih-do-krain-evropi-1-450x395-4fd.jpeg" xlink:type="simple" xlink:show="embed" xlink:actuate="onLoad" draw:mime-type="image/jpeg"/>
</draw:frame>
The State Bureau continues to systematically identify and terminate the activities of organized groups that establish illegal schemes of crossing the border of conscript age in martial law.</text:p>
      <text:p text:style-name="P4">
In cooperation with the National Police, the DBR workers exposed another group in Transcarpathia, which transported the military across the border. It included residents of Zakarpattya, former and existing law enforcement.</text:p>
      <text:p text:style-name="P4">
About it <text:a xlink:type="simple" xlink:href="https://dbr.gov.ua/news/dbr-zablokuvalo-novij-kanal-nezakonnogo-perepravlennya-vijskovozobovyazanih-do-krain-evropi" text:style-name="Internet_20_link" text:visited-style-name="Visited_20_Internet_20_Link">
reports</text:a>
State Bureau Investigations.</text:p>
      <text:p text:style-name="P4">
The civilian members of the group were looking for those who wanted to get abroad illegally. The "customers" were taken to a stipulated place near the border, and they were further transferred to the trails bypassing the checkpoints by other accomplices.</text:p>
      <text:p text:style-name="P4">
Special costumes and nation devices were used to mask the persons. Law enforcement officers who were part of the group helped to avoid border outfits. They had access to information about the border guards and the time of their guard.</text:p>
      <text:p text:style-name="P4">
Prices for "services" from one person ranged from $ 5 to $ 10 thousand. Sumozalezhal from the "length of the chain" involved in the equipment of the intermediaries.</text:p>
      <text:p text:style-name="P4">
On June 28, two participants of the organized group - father and son, were law enforcement, while attempting to illegally transfer to Hungary of three men of prison age. For organizing one of them the malefactors received $ 8,000 on a bank card. The money of the denial of two more in the amount of $ 11,000 had to come after a successful interpretation of the "customers" of the border.</text:p>
      <text:p text:style-name="P4">
Investigative actions were carried out at the place of residence and in vehicles. Almost $ 40,000, more than 15 thousand, were seized during the searches. Euro, 5 cars, night vision devices, radio stations, camouflage, phones and bank cards.</text:p>
      <text:p text:style-name="P4">
Two detainees have already been informed of suspicion of illegally crossing the persons of the state border of Ukraine(Part 3 of Art. 332 of the Criminal Code of Ukraine).</text:p>
      <text:p text:style-name="P4">
Санкція статті передбачає покарання у вигляді позбавлення волі на строк до 9років</text:p>
      <text:p text:style-name="P4">
Готуються підозри й іншим учасникам злочинної групи.</text:p>
      <text:p text:style-name="P4">
Процесуальне керівництво здійснює Закарпатська спеціалізована прокуратура усфері оборони Західного регіону.</text:p>
      <text:p text:style-name="P4">
News Source: <text:a xlink:type="simple" xlink:href="https://armyinform.com.ua/2023/07/02/dbr-zablokuvalo-novyj-kanal-nezakonnogo-perepravlennya-vijskovozobovyazanyh-do-krayin-yevropy/" text:style-name="Internet_20_link" text:visited-style-name="Visited_20_Internet_20_Link">
https://armyinform.com.ua/2023/07/02/dbr-zablokuvalo-novyj-kanal-nezakonnogo-perepravlennya-vijskovozobovyazanyh-do-krayin-yevropy/</text:a>
</text:p>
      <!--NEWS-->
      <text:h text:style-name="P10" text:outline-level="1">
<text:span text:style-name="T4">
Grain Initiative: Russia has stopped registering an entrance fleet</text:span>
</text:h>
      <text:p text:style-name="P4">
Author: ['АРМІЯINFORM']</text:p>
      <text:p text:style-name="P4">
Time: 2023-07-02T42:00:00-04:00</text:p>
      <text:p text:style-name="P4">
Description: Rosia Vonistya Zupinni was the reinforcement of the new fleet of 26 worms, Sho Svіdchit about Namir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korabel-33586.jpg" text:style-name="Internet_20_link" text:visited-style-name="Visited_20_Internet_20_Link">
korabel-33586.jpg</text:a>
']</text:p>
      <text:p text:style-name="P4">
Tags: ['STOPRUSSIA', 'АГРЕСІЯ РФ']</text:p>
      <text:p text:style-name="P4">
Category: News</text:p>
      <!--METADATA-->
      <text:p text:style-name="P4">
<draw:frame draw:style-name="fr1" draw:name="Image5" text:anchor-type="as-char" svg:width="6.9236in" svg:height="3.888597in" draw:z-index="0">
<draw:image xlink:href="../Images/AРМІЯINFORM/2023-07-02T42-00-00-04-00/korabel-33586.jpg" xlink:type="simple" xlink:show="embed" xlink:actuate="onLoad" draw:mime-type="image/jpeg"/>
</draw:frame>
Illustrative photo</text:p>
      <text:p text:style-name="P4">
Russia has completely stopped the registration of the new fleet from June 26, which testifies to the pro -the same to disrupt food supply to the world markets.</text:p>
      <text:p text:style-name="P4">
About it <text:a xlink:type="simple" xlink:href="https://m.facebook.com/Ministry.for.restoration" text:style-name="Internet_20_link" text:visited-style-name="Visited_20_Internet_20_Link">
reports</text:a>
Ministry of Community Development, Territories and Infrastructure of Ukraine.</text:p>
      <text:p text:style-name="P4">
29 ships that have to export 1.4 million tons of food mainly for the 5 countries of Asia and Africa, including China, Egypt, Bangladesh, Turkey, blocked by Russia in Turkey's territorial waters.</text:p>
      <text:p text:style-name="P4">
In June, only 2 million tons were exported from Ukrainian ports. Another 1 million tons of food will either load or have already been partially loaded on 13 ships - the last registered in the initiative. If you do not restore the registration, the grain agreement will be completely stopped.</text:p>
      <text:p text:style-name="P4">
In 11 months, 45 countries received 32.5 million tons of food. An additional 25 million tons of tonnes did not receive the world due to sabotage. But even with these indicators, according to the UN, it was possible to reduce the world prices for food by 22%. This is a direct evidence that the grain agreement is needed by the world.</text:p>
      <text:p text:style-name="P4">
We support a statement of the Joint Coordination Center that all parties should be adequately accessed by vessels for food export, because it is a food danger to the entire world market. Only joint guns is able to stop Russia's food.</text:p>
      <text:p text:style-name="P4">
We urge partners under the agreement and all countries of the civilized world to defend the right to food. Ukraine, for its part, will also defend the right of a prominent trade navigation, which is recorded in international conventions.</text:p>
      <text:p text:style-name="P4">
News Source: <text:a xlink:type="simple" xlink:href="https://armyinform.com.ua/2023/07/02/zernova-inicziatyva-rosiya-prypynyla-reyestracziyu-vhidnogo-flotu/" text:style-name="Internet_20_link" text:visited-style-name="Visited_20_Internet_20_Link">
https://armyinform.com.ua/2023/07/02/zernova-inicziatyva-rosiya-prypynyla-reyestracziyu-vhidnogo-flotu/</text:a>
</text:p>
      <!--NEWS-->
      <text:h text:style-name="P10" text:outline-level="1">
<text:span text:style-name="T4">
Our aviation during the day has made more than 10 beats across the enemy</text:span>
</text:h>
      <text:p text:style-name="P4">
Author: ['АРМІЯINFORM']</text:p>
      <text:p text:style-name="P4">
Time: 2023-07-02T44:00:00-04:00</text:p>
      <text:p text:style-name="P4">
Description: Avіaatsіya defense forces for Dob took 10 strikes in the districts of Zserdzhennya of the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БОРОНА УКРАЇНИ', 'ОПЕРАТИВНА ІНФОРМАЦІЯ', 'ХРОНІКА ОБОРОНИ']</text:p>
      <text:p text:style-name="P4">
Category: News</text:p>
      <!--METADATA-->
      <text:p text:style-name="P4">
<draw:frame draw:style-name="fr1" draw:name="Image6" text:anchor-type="as-char" svg:width="6.9236in" svg:height="4.658699in" draw:z-index="0">
<draw:image xlink:href="../Images/AРМІЯINFORM/2023-07-02T44-00-00-04-00/avicziya_udar-e1680493056934.jpg" xlink:type="simple" xlink:show="embed" xlink:actuate="onLoad" draw:mime-type="image/jpeg"/>
</draw:frame>
Illustrative Photo <text:span text:style-name="T4">
 🔥 Situation on Russian invasion </text:span>
</text:p>
      <text:p text:style-name="P4">
Aviation of defense forces per day has struck 10 beats in the areas of concentration of the personal staff of the enemy, two anti-aircraft missile complexes and one point of the enemy.</text:p>
      <text:p text:style-name="P4">
This is stated in <text:a xlink:type="simple" xlink:href="https://www.facebook.com/GeneralStaff.ua/posts/pfbid032bMDGiXkJuYRiLuPsNpcWSpPkF9NCZBz54Gq41R3iVCWsMGbQHe3Tga9YXUCKNk5l" text:style-name="Internet_20_link" text:visited-style-name="Visited_20_Internet_20_Link">
message</text:a>
General Staff of the Armed Forces of Ukraine.</text:p>
      <text:p text:style-name="P4">
The General Staff of the Armed Forces of Ukraine states that information on the loss of the enemy is constantly consistent.</text:p>
      <text:p text:style-name="P4">
News Source: <text:a xlink:type="simple" xlink:href="https://armyinform.com.ua/2023/07/02/nasha-aviacziya-protyagom-doby-zavdala-ponad-10-udariv-po-vorogu/" text:style-name="Internet_20_link" text:visited-style-name="Visited_20_Internet_20_Link">
https://armyinform.com.ua/2023/07/02/nasha-aviacziya-protyagom-doby-zavdala-ponad-10-udariv-po-vorogu/</text:a>
</text:p>
      <!--NEWS-->
      <text:h text:style-name="P10" text:outline-level="1">
<text:span text:style-name="T4">
Our defenders struck four areas of focus of enemy</text:span>
</text:h>
      <text:p text:style-name="P4">
Author: ['АРМІЯINFORM']</text:p>
      <text:p text:style-name="P4">
Time: 2023-07-02T46:00:00-04:00</text:p>
      <text:p text:style-name="P4">
Description: PIDRODILI of the rocket launches of the Idoi forces of the Ukrainian defense forces rely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47238423_613734824272933_1528983450146888220_n.jpg" text:style-name="Internet_20_link" text:visited-style-name="Visited_20_Internet_20_Link">
347238423_613734824272933_1528983450146888220_n.jpg</text:a>
']</text:p>
      <text:p text:style-name="P4">
Tags: ['STOPRUSSIA', 'АГРЕСІЯ РФ', 'ВІЙНА', 'ВТОРГНЕННЯ РФ', 'ВТРАТИ ВОРОГА', 'ОБОРОНА УКРАЇНИ', 'ОПЕРАТИВНА ІНФОРМАЦІЯ']</text:p>
      <text:p text:style-name="P4">
Category: News</text:p>
      <!--METADATA-->
      <text:p text:style-name="P4">
<draw:frame draw:style-name="fr1" draw:name="Image7" text:anchor-type="as-char" svg:width="6.9236in" svg:height="3.894525in" draw:z-index="0">
<draw:image xlink:href="../Images/AРМІЯINFORM/2023-07-02T46-00-00-04-00/347238423_613734824272933_1528983450146888220_n.jpg" xlink:type="simple" xlink:show="embed" xlink:actuate="onLoad" draw:mime-type="image/jpeg"/>
</draw:frame>
Illustrative Photo <text:span text:style-name="T4">
 🔥 Situation on Russian invasion </text:span>
</text:p>
      <text:p text:style-name="P4">
Units of missile troops and artillery of the Defense Forces of Ukraine during the following: management point; Four areas of concentration of living power, weapons of the Tavian enemy equipment.</text:p>
      <text:p text:style-name="P4">
About this <text:a xlink:type="simple" xlink:href="https://www.facebook.com/GeneralStaff.ua/posts/pfbid032bMDGiXkJuYRiLuPsNpcWSpPkF9NCZBz54Gq41R3iVCWsMGbQHe3Tga9YXUCKNk5l" text:style-name="Internet_20_link" text:visited-style-name="Visited_20_Internet_20_Link">
it is referred</text:a>
In the operational information of the General Staff of the Armed Forces of Ukraine.</text:p>
      <text:p text:style-name="P4">
The General Staff also added that the defenders of Ukraine have destroyed the composition of ammunition, 27 artillery products at firing positions, air defense, two HIT stations and another important enemy object.</text:p>
      <text:p text:style-name="P4">
News Source: <text:a xlink:type="simple" xlink:href="https://armyinform.com.ua/2023/07/02/nashi-zahysnyky-urazyly-chotyry-rajony-zoseredzhennya-protyvnyka/" text:style-name="Internet_20_link" text:visited-style-name="Visited_20_Internet_20_Link">
https://armyinform.com.ua/2023/07/02/nashi-zahysnyky-urazyly-chotyry-rajony-zoseredzhennya-protyvnyka/</text:a>
</text:p>
      <!--NEWS-->
      <text:h text:style-name="P10" text:outline-level="1">
<text:span text:style-name="T4">
The Russian serviceman tells about losses and complains about the absence of ammunition - the interception of GUR</text:span>
</text:h>
      <text:p text:style-name="P4">
Author: ['АРМІЯINFORM']</text:p>
      <text:p text:style-name="P4">
Time: 2023-07-02T48:00:00-04:00</text:p>
      <text:p text:style-name="P4">
Description: VIISKOVOVOVOVEV RF ROZPOVIDAH TO TO TO TO THE WIDESTSENISTE BARPARISH WA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text:p>
      <text:p text:style-name="P4">
Category: News</text:p>
      <!--METADATA-->
      <text:p text:style-name="P4">
<draw:frame draw:style-name="fr1" draw:name="Image8" text:anchor-type="as-char" svg:width="6.9236in" svg:height="3.894525in" draw:z-index="0">
<draw:image xlink:href="../Images/AРМІЯINFORM/2023-07-02T48-00-00-04-00/gurperehoplennya.jpg" xlink:type="simple" xlink:show="embed" xlink:actuate="onLoad" draw:mime-type="image/jpeg"/>
</draw:frame>
The Russian serviceman tells about losses and complains about the lack of boobs in a telephone conversation, which has been intercepted and <text:a xlink:type="simple" xlink:href="https://t.me/DIUkraine" text:style-name="Internet_20_link" text:visited-style-name="Visited_20_Internet_20_Link">
published</text:a>
Main Directorate of Intelligence of Defense of Ukraine.</text:p>
      <text:p text:style-name="P4">
*"We have two cars left, 2 bcs and all, Golyak" ... Purely in the exstals of the listeners "; ; * "Bakhmut ego is just x * yal".</text:p>
      <text:p text:style-name="P4">
For every military crime committed against Ukraine, there will be a fair payment.</text:p>
      <text:p text:style-name="P4">
News Source: <text:a xlink:type="simple" xlink:href="https://armyinform.com.ua/2023/07/02/vijskovosluzhbovecz-rf-rozpovidaye-pro-vtraty-ta-zhaliyetsya-na-vidsutnist-boyeprypasiv-perehoplennya-gur/" text:style-name="Internet_20_link" text:visited-style-name="Visited_20_Internet_20_Link">
https://armyinform.com.ua/2023/07/02/vijskovosluzhbovecz-rf-rozpovidaye-pro-vtraty-ta-zhaliyetsya-na-vidsutnist-boyeprypasiv-perehoplennya-gur/</text:a>
</text:p>
      <!--NEWS-->
      <text:h text:style-name="P10" text:outline-level="1">
<text:span text:style-name="T4">
Defense forces per day eliminated nearly 800 invaders, destroyed 26 artisystems and 10 tanks</text:span>
</text:h>
      <text:p text:style-name="P4">
Author: ['АРМІЯINFORM']</text:p>
      <text:p text:style-name="P4">
Time: 2023-07-02T50:00:00-04:00</text:p>
      <text:p text:style-name="P4">
Description: Zagalni Boyov, take the enemy on 02.24.22 to 01.07.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62623664468251915_w-scaled.jpg" text:style-name="Internet_20_link" text:visited-style-name="Visited_20_Internet_20_Link">
photo_5262623664468251915_w-scaled.jpg</text:a>
']</text:p>
      <text:p text:style-name="P4">
Tags: ['STOPRUSSIA', 'АГРЕСІЯ РФ', 'ВІЙНА', 'ВТОРГНЕННЯ РФ', 'ВТРАТИ ЗС РФ', 'ГЕНЕРАЛЬНИЙ ШТАБ ЗС УКРАЇНИ']</text:p>
      <text:p text:style-name="P4">
Category: News</text:p>
      <!--METADATA-->
      <text:p text:style-name="P4">
<draw:frame draw:style-name="fr1" draw:name="Image9" text:anchor-type="as-char" svg:width="6.9236in" svg:height="6.958218in" draw:z-index="0">
<draw:image xlink:href="../Images/AРМІЯINFORM/2023-07-02T50-00-00-04-00/photo_5262623664468251915_w-scaled.jpg" xlink:type="simple" xlink:show="embed" xlink:actuate="onLoad" draw:mime-type="image/jpeg"/>
</draw:frame>
The total fighting loss of the enemy from 24.02.22 to 01.07.23 will be orientated:</text:p>
      <ul>
        <li>
Personnel - 229660(+790)persons eliminated * tanks - 4052(+10)<text:span text:style-name="T5">
 combat armored vehicles - 7888(+20)</text:span>
 Artillery systems - 4188(+26)<text:span text:style-name="T5">
 RSZV - 637(+5)</text:span>
 air defense - 390(1)<text:span text:style-name="T5">
 aircraft - 315(0)</text:span>
 helicopters - 308(0)<text:span text:style-name="T5">
 UAV of operative-tactical level-3557(+12)</text:span>
 Winged missiles - 1261(0)<text:span text:style-name="T5">
 ships / boats - 18(0)</text:span>
 Automobile equipment and tanks - 6816(+22)* Special Technique - 583(+3)The data is specified ...</li>
      </ul>
      <text:p text:style-name="P4">
Beat the occupier!Let's win together!Our strength is in truth!</text:p>
      <text:p text:style-name="P4">
News Source: <text:a xlink:type="simple" xlink:href="https://armyinform.com.ua/2023/07/02/syly-oborony-za-dobu-likviduvaly-majzhe-800-okupantiv-znyshhyly-26-artsystem-ta-10-tankiv/" text:style-name="Internet_20_link" text:visited-style-name="Visited_20_Internet_20_Link">
https://armyinform.com.ua/2023/07/02/syly-oborony-za-dobu-likviduvaly-majzhe-800-okupantiv-znyshhyly-26-artsystem-ta-10-tankiv/</text:a>
</text:p>
      <!--NEWS-->
      <text:h text:style-name="P10" text:outline-level="1">
<text:span text:style-name="T4">
Prosecutors capture the effects of enemy shelling in Balakliya in Kharkiv region</text:span>
</text:h>
      <text:p text:style-name="P4">
Author: ['АРМІЯINFORM']</text:p>
      <text:p text:style-name="P4">
Time: 2023-07-02T67:00:00-04:00</text:p>
      <text:p text:style-name="P4">
Description: For the proprietary Kerivnitvva of the Okrugskoye prosecutors of the Kharkiv -Okvo region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photo_2023-07-01_17-23-41.jpg" text:style-name="Internet_20_link" text:visited-style-name="Visited_20_Internet_20_Link">
photo_2023-07-01_17-23-41.jpg</text:a>
']</text:p>
      <text:p text:style-name="P4">
Tags: ['STOPRUSSIA', 'АГРЕСІЯ РФ']</text:p>
      <text:p text:style-name="P4">
Category: News</text:p>
      <!--METADATA-->
      <text:p text:style-name="P4">
<draw:frame draw:style-name="fr1" draw:name="Image10" text:anchor-type="as-char" svg:width="6.9236in" svg:height="4.73293in" draw:z-index="0">
<draw:image xlink:href="../Images/AРМІЯINFORM/2023-07-02T67-00-00-04-00/photo_2023-07-01_17-23-41.jpg" xlink:type="simple" xlink:show="embed" xlink:actuate="onLoad" draw:mime-type="image/jpeg"/>
</draw:frame>
Under the procedural leadership of the Izium District Prosecutor's Office of the Kharkiv region, a pre -trial investigation was launched on violation of the laws(Part 1 of Art. 438 of the Criminal Code of Ukraine).</text:p>
      <text:p text:style-name="P4">
Про це <text:a xlink:type="simple" xlink:href="https://t.me/pgo_gov_ua" text:style-name="Internet_20_link" text:visited-style-name="Visited_20_Internet_20_Link">
повідомляє</text:a>
Office of the Prosecutor General.</text:p>
      <text:p text:style-name="P4">
“The investigation found that on July 1, about 2:35 Russian military uniformed Balakliy's civilian infrastructure. According to preliminary data, private dwellings and outbuildings are damaged from the RSSV. A65-year-old woman, two men and a 14-year-old boy were injured. Currently, prosecutors are involved in police investigators with priority investigative actions, ”the report reads.</text:p>
      <text:p text:style-name="P4">
News Source: <text:a xlink:type="simple" xlink:href="https://armyinform.com.ua/2023/07/02/prokurory-fiksuyut-naslidky-vorozhogo-obstrilu-u-balakliyi-na-harkivshhyni/" text:style-name="Internet_20_link" text:visited-style-name="Visited_20_Internet_20_Link">
https://armyinform.com.ua/2023/07/02/prokurory-fiksuyut-naslidky-vorozhogo-obstrilu-u-balakliyi-na-harkivshhyni/</text:a>
</text:p>
      <!--NEWS-->
      <text:h text:style-name="P10" text:outline-level="1">
<text:span text:style-name="T4">
Another meeting of the coordination headquarters for the restoration</text:span>
</text:h>
      <text:p text:style-name="P4">
Author: ['АРМІЯINFORM']</text:p>
      <text:p text:style-name="P4">
Time: 2023-07-02T69:00:00-04:00</text:p>
      <text:p text:style-name="P4">
Description: Vidbulo Chergov Zhivadanni Koordinoi to Pole Vodnodnnya Deokupovan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iryna-vereshhuk.jpeg" text:style-name="Internet_20_link" text:visited-style-name="Visited_20_Internet_20_Link">
iryna-vereshhuk.jpeg</text:a>
']</text:p>
      <text:p text:style-name="P4">
Tags: ['ІРИНА ВЕРЕЩУК', 'КООРДИНАЦІЙНИЙ ШТАБ З ПИТАНЬ ВІДНОВЛЕННЯ ДЕОКУПОВАНИХ ТЕРИТОРІЙ', 'МІНРЕІНТЕГРАЦІЇ']</text:p>
      <text:p text:style-name="P4">
Category: News</text:p>
      <!--METADATA-->
      <text:p text:style-name="P4">
<draw:frame draw:style-name="fr1" draw:name="Image11" text:anchor-type="as-char" svg:width="6.9236in" svg:height="4.598424in" draw:z-index="0">
<draw:image xlink:href="../Images/AРМІЯINFORM/2023-07-02T69-00-00-04-00/iryna-vereshhuk.jpeg" xlink:type="simple" xlink:show="embed" xlink:actuate="onLoad" draw:mime-type="image/jpeg"/>
</draw:frame>
Viceremer-Minister of Ukraine Irina Vereshchuk</text:p>
      <text:p text:style-name="P4">
Another meeting of the coordination headquarters on the restoration of devotional territories was held. It was attended by representatives of ministries, power consignments, public services, regional military administrations and public organizations.</text:p>
      <text:p text:style-name="P4">
This is stated in <text:a xlink:type="simple" xlink:href="https://www.kmu.gov.ua/news/vidbulosia-cherhove-zasidannia-koordynatsiinoho-shtabu-z-pytan-vidnovlennia-deokupovanykh-terytorii" text:style-name="Internet_20_link" text:visited-style-name="Visited_20_Internet_20_Link">
message</text:a>
Government portal.</text:p>
      <text:p text:style-name="P4">
The participants emphasized the inclusion of some territories of the Dnieper, Kherson, Donetsk and Mykolaiv regions for a cross in the territories of active hostilities, at which state -electronic information resources operate.</text:p>
      <text:p text:style-name="P4">
Among other things, they discussed the preparation for stabilization and reintegration of the dental territories of Donetsk and Luhansk regions.</text:p>
      <text:p text:style-name="P4">
The issue of payment of pensions to the citizens of Ukraine who reside predacocculated territories or in temporary occupation was also raised.</text:p>
      <text:p text:style-name="P4">
“The focus of the humanitarian response of the coordination is the reintegration of the deocutulatories. Therefore, we need to attract all possible resources to help every community released from occupation, ”-summarized the Vice Prime Minister of Ukraine-Minister of Reintegration of Temporarily Occupied Territories Irnaeresheschuk.</text:p>
      <text:p text:style-name="P4">
News Source: <text:a xlink:type="simple" xlink:href="https://armyinform.com.ua/2023/07/02/vidbulosya-chergove-zasidannya-koordynaczijnogo-shtabu-z-pytan-vidnovlennya-deokupovanyh-terytorij/" text:style-name="Internet_20_link" text:visited-style-name="Visited_20_Internet_20_Link">
https://armyinform.com.ua/2023/07/02/vidbulosya-chergove-zasidannya-koordynaczijnogo-shtabu-z-pytan-vidnovlennya-deokupovanyh-terytorij/</text:a>
</text:p>
      <!--NEWS-->
      <text:h text:style-name="P10" text:outline-level="1">
<text:span text:style-name="T4">
Ukrainian prosecutors take over the experience of investigating war crimes from their Croatian colleagues</text:span>
</text:h>
      <text:p text:style-name="P4">
Author: ['АРМІЯINFORM']</text:p>
      <text:p text:style-name="P4">
Time: 2023-07-02T71:00:00-04:00</text:p>
      <text:p text:style-name="P4">
Description: At the Zagrebi, a dodgy training for Ukrainian Slіddiy was a prosecutor. Prosecutor General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photo_2023-07-01_13-56-24.jpg" text:style-name="Internet_20_link" text:visited-style-name="Visited_20_Internet_20_Link">
photo_2023-07-01_13-56-24.jpg</text:a>
']</text:p>
      <text:p text:style-name="P4">
Tags: ['STOPRUSSIA', 'ОФІС ГЕНЕРАЛЬНОГО ПРОКУРОРА УКРАЇНИ']</text:p>
      <text:p text:style-name="P4">
Category: News</text:p>
      <!--METADATA-->
      <text:p text:style-name="P4">
<draw:frame draw:style-name="fr1" draw:name="Image12" text:anchor-type="as-char" svg:width="6.9236in" svg:height="4.278568in" draw:z-index="0">
<draw:image xlink:href="../Images/AРМІЯINFORM/2023-07-02T71-00-00-04-00/photo_2023-07-01_13-56-24.jpg" xlink:type="simple" xlink:show="embed" xlink:actuate="onLoad" draw:mime-type="image/jpeg"/>
</draw:frame>
The Zagreb took a two-day training for Ukrainian investigators and prosecutors. General Andrey Kostin thanked the Minister of Justice and the Prime Minister of Ukraine for this opportunity.</text:p>
      <text:p text:style-name="P4">
Knowledge and practices of the Croatian side are extremely relevant to us because of historical circumstances and, unfortunately, the specifics of the crimes that have been committed. We are trying to the ACA group for making this study trip possible.</text:p>
      <text:p text:style-name="P4">
Croatia has considerable experience in the field of investigation and judicial prosecution. Therefore, this training is, first and foremost, a practical workshop. The focus is practical issues: collecting and preserving evidence, specializing units, investigating the crimes of sexual violence related to conflict, prosecuting command, examination, electronic documentation, as well as the experience Andriy Kostin.</text:p>
      <text:p text:style-name="P4">
Participants - 30 representatives of Ukrainian criminal justice institutions: investigators of the SBU and National Police and prosecutors specializing in military races; Prosecutors of the juvenile direction, the ecological prosecutor's office, the coordination center of support of victims and witnesses.</text:p>
      <text:p text:style-name="P4">
Last December, the Prosecutor General's Office has already participated in a similar educational visit dedicated to a model of support of victims and witnesses focused on the needs of the victims. This knowledge helped in the development of the Concept of the Victims and Witness Supporting Center, which has already started their work.</text:p>
      <text:p text:style-name="P4">
Prosecutors visited the city of Vukovar, which became a symbol of Croatia's struggle in the 1990s. At one time, this city was so self -focus on the attention of the world community as now Ukrainian Bucha, Irpin Chimariupol. The experience and methods of investigation of horrific war crimes committed in Croatia are invaluable for the search and punishment of the perpetrators, which has been solved by the Russian Federation in Ukraine.</text:p>
      <text:p text:style-name="P4">
Source: <text:a xlink:type="simple" xlink:href="https://t.me/pgo_gov_ua" text:style-name="Internet_20_link" text:visited-style-name="Visited_20_Internet_20_Link">
Office of Prosecutor General</text:a>
</text:p>
      <text:p text:style-name="P4">
News Source: <text:a xlink:type="simple" xlink:href="https://armyinform.com.ua/2023/07/02/ukrayinski-prokurory-perejmayut-vid-svoyih-horvatskyh-koleg-dosvid-rozsliduvannya-voyennyh-zlochyniv/" text:style-name="Internet_20_link" text:visited-style-name="Visited_20_Internet_20_Link">
https://armyinform.com.ua/2023/07/02/ukrayinski-prokurory-perejmayut-vid-svoyih-horvatskyh-koleg-dosvid-rozsliduvannya-voyennyh-zlochyniv/</text:a>
</text:p>
      <!--NEWS-->
      <text:h text:style-name="P10" text:outline-level="1">
<text:span text:style-name="T4">
Severe fighting lasts in three directions, a day - 46 collisions</text:span>
</text:h>
      <text:p text:style-name="P4">
Author: ['АРМІЯINFORM']</text:p>
      <text:p text:style-name="P4">
Time: 2023-07-02T73:00:00-04:00</text:p>
      <text:p text:style-name="P4">
Description: About the General Headquarters of the ZSU. “The opponent of the I was native of the main ... War with Ukraine 2022, the war with Ukraine is the latest news today, the news war with Ukraine 2022 last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7/zsu__5__26_605x320.jpg" text:style-name="Internet_20_link" text:visited-style-name="Visited_20_Internet_20_Link">
zsu__5__26_605x320.jpg</text:a>
']</text:p>
      <text:p text:style-name="P4">
Tags: ['STOPRUSSIA', 'ГШ ЗСУ']</text:p>
      <text:p text:style-name="P4">
Category: News</text:p>
      <!--METADATA-->
      <text:p text:style-name="P4">
<draw:frame draw:style-name="fr1" draw:name="Image13" text:anchor-type="as-char" svg:width="6.9236in" svg:height="3.662069in" draw:z-index="0">
<draw:image xlink:href="../Images/AРМІЯINFORM/2023-07-02T73-00-00-04-00/zsu__5__26_605x320.jpg" xlink:type="simple" xlink:show="embed" xlink:actuate="onLoad" draw:mime-type="image/jpeg"/>
</draw:frame>
Illustrative Photo <text:span text:style-name="T4">
 🔥 Situation of the Russian invasion </text:span>
</text:p>
      <text:p text:style-name="P4">
About it <text:a xlink:type="simple" xlink:href="https://www.facebook.com/GeneralStaff.ua/posts/pfbid032bMDGiXkJuYRiLuPsNpcWSpPkF9NCZBz54Gq41R3iVCWsMGbQHe3Tga9YXUCKNk5l" text:style-name="Internet_20_link" text:visited-style-name="Visited_20_Internet_20_Link">
reports</text:a>
The General Staff of the Armed Forces.</text:p>
      <text:p text:style-name="P4">
“The enemy continues to focus the main efforts in the Liman, Bakhmut Tamarin directions, and heavy battles are ongoing. There were 46 combat missions during the day, ”the message reads.</text:p>
      <text:p text:style-name="P4">
News Source: <text:a xlink:type="simple" xlink:href="https://armyinform.com.ua/2023/07/02/tyazhki-boyi-tryvayut-na-troh-napryamkah-za-dobu-46-zitknen/" text:style-name="Internet_20_link" text:visited-style-name="Visited_20_Internet_20_Link">
https://armyinform.com.ua/2023/07/02/tyazhki-boyi-tryvayut-na-troh-napryamkah-za-dobu-46-zitknen/</text:a>
</text:p>
      <!--NEWS-->
      <text:h text:style-name="P10" text:outline-level="1">
<text:span text:style-name="T4">
The task of the river flotilla is to support the land troops in the rich directions - Alexei Shephapa</text:span>
</text:h>
      <text:p text:style-name="P4">
Author: ['АРМІЯINFORM']</text:p>
      <text:p text:style-name="P4">
Time: 2023-07-02T92:00:00-04:00</text:p>
      <text:p text:style-name="P4">
Description: The izhmu'yu for the Armyinform commander Vіskovo-Mordic forces of the Ukrainian Vitseadmіla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12-1.jpg" text:style-name="Internet_20_link" text:visited-style-name="Visited_20_Internet_20_Link">
12-1.jpg</text:a>
']</text:p>
      <text:p text:style-name="P4">
Tags: ['STOPRUSSIA', 'АГРЕСІЯ РФ', 'ВІЙНА', 'ВМС УКРАЇНИ', 'ОЛЕКСІЙ НЕЇЖПАПА', 'РІЧКОВА ФЛОТИЛІЯ']</text:p>
      <text:p text:style-name="P4">
Category: News</text:p>
      <!--METADATA-->
      <text:p text:style-name="P4">
<draw:frame draw:style-name="fr1" draw:name="Image14" text:anchor-type="as-char" svg:width="6.9236in" svg:height="4.615733in" draw:z-index="0">
<draw:image xlink:href="../Images/AРМІЯINFORM/2023-07-02T92-00-00-04-00/12-1.jpg" xlink:type="simple" xlink:show="embed" xlink:actuate="onLoad" draw:mime-type="image/jpeg"/>
</draw:frame>
In his <text:a xlink:type="simple" xlink:href="https://armyinform.com.ua/2023/07/02/my-povynni-maty-takyj-flot-yakyj-bilshe-ne-dast-zagarbnyku-navit-planuvaty-napad-na-ukrayinu-oleksij-neyizhpapa/" text:style-name="Internet_20_link" text:visited-style-name="Visited_20_Internet_20_Link">
interview</text:a>
For the Armyinform, the Commander of the Navy of Ukraine Viecadmiral Alexeyneduvidpapa commented on the specifics of the recently created river fleet.</text:p>
      <text:p text:style-name="P4">
According to him, the issue of creation of such a unit as a unit during the defense of Kiev. Initially, they formed a division, which sent a half -night of the Dnieper River, then a Division, which works in its south.</text:p>
      <ul>
        <li>
And for the organization of interaction on the Dnieper River, a river fleet was created, which is the governing body of these units and boats. These units are not highly on the ordinary division that is at sea. They differ in organizational, the specifics of actions on rivers, the same logistics, - said Alexeynevidpapa. - In general, the task of the river flotilla is to support the land troops. That is, it is about delivery and transfer of forces to influence the enemy, as well as counteract the enemy floating means. Another basic task is still the landing of the landing, moving the right shore to our left forces and their support.</li>
      </ul>
      <text:p text:style-name="P4">
What other tasks do divisions perform - read in the material: <text:a xlink:type="simple" xlink:href="https://armyinform.com.ua/2023/07/02/my-povynni-maty-takyj-flot-yakyj-bilshe-ne-dast-zagarbnyku-navit-planuvaty-napad-na-ukrayinu-oleksij-neyizhpapa/" text:style-name="Internet_20_link" text:visited-style-name="Visited_20_Internet_20_Link">
We must have such a fleet that will no longer give the invader to even plan an attack on Ukraine - Alexei Shepapu</text:a>
</text:p>
      <text:p text:style-name="P4">
News Source: <text:a xlink:type="simple" xlink:href="https://armyinform.com.ua/2023/07/02/zavdannyam-richkovoyi-flotyliyi-ye-pidtrymka-suhoputnyh-vijsk-na-pryrichkovyh-napryamkah-oleksij-neyizhpapa/" text:style-name="Internet_20_link" text:visited-style-name="Visited_20_Internet_20_Link">
https://armyinform.com.ua/2023/07/02/zavdannyam-richkovoyi-flotyliyi-ye-pidtrymka-suhoputnyh-vijsk-na-pryrichkovyh-napryamkah-oleksij-neyizhpapa/</text:a>
</text:p>
      <!--NEWS-->
      <text:h text:style-name="P10" text:outline-level="1">
<text:span text:style-name="T4">
The Russians fired more than 10 settlements from the artillery. Among them Marinka and Novomikhailivka</text:span>
</text:h>
      <text:p text:style-name="P4">
Author: ['АРМІЯINFORM']</text:p>
      <text:p text:style-name="P4">
Time: 2023-07-02T96:00:00-04:00</text:p>
      <text:p text:style-name="P4">
Description: ZSU vidbili All attacks of a Zagarbnik in the district Mar'an, about the General Staff of the General’s Code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633558e0e212a.jpeg" text:style-name="Internet_20_link" text:visited-style-name="Visited_20_Internet_20_Link">
633558e0e212a.jpeg</text:a>
']</text:p>
      <text:p text:style-name="P4">
Tags: ['STOPRUSSIA', 'АГРЕСІЯ РФ', 'ВТОРГНЕННЯ РФ', 'ГШ ЗСУ', 'ОБОРОНА УКРАЇНИ']</text:p>
      <text:p text:style-name="P4">
Category: News</text:p>
      <!--METADATA-->
      <text:p text:style-name="P4">
<draw:frame draw:style-name="fr1" draw:name="Image15" text:anchor-type="as-char" svg:width="6.9236in" svg:height="4.32725in" draw:z-index="0">
<draw:image xlink:href="../Images/AРМІЯINFORM/2023-07-02T96-00-00-04-00/633558e0e212a.jpeg" xlink:type="simple" xlink:show="embed" xlink:actuate="onLoad" draw:mime-type="image/jpeg"/>
</draw:frame>
Photo illustrative</text:p>
      <text:p text:style-name="P4">
<text:span text:style-name="T4">
 🔥 Situation on Russian invasion </text:span>
</text:p>
      <text:p text:style-name="P4">
The Armed Forces reflected all the attacks of the invaders in the Marinka area, about it <text:a xlink:type="simple" xlink:href="https://www.facebook.com/GeneralStaff.ua/posts/pfbid02Ywbjf1XYt4vbEXwnMZs1BSKNuujGPH61qfYqwV7adFAAZi1p9s2EMXoEsbVJzJEsl" text:style-name="Internet_20_link" text:visited-style-name="Visited_20_Internet_20_Link">
reports</text:a>
General Staff in the evening.</text:p>
      <ul>
        <li>
In the Mariinsky direction, our defenders repelled all the attacks of the enemy in the city of Marinka. At the same time, the enemy struck the Kotlyarivka, Marinka and Kurakhovoy, and fired at the artillery with more than 10 painted points. Among them, Marinka and Novomykhailivka, Donetsk region, will be in the construction.</li>
      </ul>
      <text:p text:style-name="P4">
News Source: <text:a xlink:type="simple" xlink:href="https://armyinform.com.ua/2023/07/02/rosiyany-obstrilyaly-z-artyleriyi-ponad-10-naselenyh-punktiv-sered-nyh-maryinka-ta-novomyhajlivka/" text:style-name="Internet_20_link" text:visited-style-name="Visited_20_Internet_20_Link">
https://armyinform.com.ua/2023/07/02/rosiyany-obstrilyaly-z-artyleriyi-ponad-10-naselenyh-punktiv-sered-nyh-maryinka-ta-novomyhajlivka/</text:a>
</text:p>
      <!--NEWS-->
      <text:h text:style-name="P10" text:outline-level="1">
<text:span text:style-name="T4">
Ukraine took third place in European Games 2023</text:span>
</text:h>
      <text:p text:style-name="P4">
Author: ['АРМІЯINFORM']</text:p>
      <text:p text:style-name="P4">
Time: 2023-07-02T97:00:00-04:00</text:p>
      <text:p text:style-name="P4">
Description: Vitama Zbirnu Ukrainian with the Assumption of the III єvropiean igrah at Krakowi!Mi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medalnyj-zalik.jpg" text:style-name="Internet_20_link" text:visited-style-name="Visited_20_Internet_20_Link">
medalnyj-zalik.jpg</text:a>
']</text:p>
      <text:p text:style-name="P4">
Tags: ['III\xa0ЄВРОПЕЙСЬКІ ІГРИ', 'АРМІЙСЬКІ СПОРТСМЕНИ', 'СПОРТ']</text:p>
      <text:p text:style-name="P4">
Category: News</text:p>
      <!--METADATA-->
      <text:p text:style-name="P4">
<draw:frame draw:style-name="fr1" draw:name="Image16" text:anchor-type="as-char" svg:width="6.9236in" svg:height="5.512917in" draw:z-index="0">
<draw:image xlink:href="../Images/AРМІЯINFORM/2023-07-02T97-00-00-04-00/medalnyj-zalik.jpg" xlink:type="simple" xlink:show="embed" xlink:actuate="onLoad" draw:mime-type="image/jpeg"/>
</draw:frame>
Congratulations to the national team of Ukraine on a successful performance at the III European Games of Ukrainian Games!</text:p>
      <text:p text:style-name="P4">
We are strong in the battlefield and in sports arenas. We thank our athletes whose combing the anthem of Ukraine heard on this multi -sports forum 21 times.</text:p>
      <text:p text:style-name="P4">
About this result of European games - 2023 <text:a xlink:type="simple" xlink:href="https://t.me/OP_UA/9855" text:style-name="Internet_20_link" text:visited-style-name="Visited_20_Internet_20_Link">
referred</text:a>
in the Telegram-channel of the Presidential Office of Ukraine.</text:p>
      <text:p text:style-name="P4">
“Together we open a new victorious Ukrainian force for the world. The power we will never lose and which will always defend, create and win!Glory to Ukraine!” - said in a greeting.</text:p>
      <text:p text:style-name="P4">
We will remind that from June 21 to July 2, 2023 in Krakow, Zakopane, Tarnov, Kshevitsa and other cities of Malopolshi the III European Games took place. In total, the Ukrainian athletes, having won 41 awards, have a place.</text:p>
      <text:p text:style-name="P4">
The first in the competition, with 100 medals, were athletes from Italy. On the second month, the Spaniards with 57 medals.</text:p>
      <text:p text:style-name="P4">
Armyinform <text:a xlink:type="simple" xlink:href="https://armyinform.com.ua/2023/06/19/88-armijskyh-sportsmeniv-u-skladi-naczionalnoyi-zbirnoyi-vizmut-uchast-v-yevropejskyh-igrah-u-polshhi/" text:style-name="Internet_20_link" text:visited-style-name="Visited_20_Internet_20_Link">
wrote</text:a>
that Ukraine was presented with 260 athletes at this sports forum, a third of whom - army.</text:p>
      <text:p text:style-name="P4">
News Source: <text:a xlink:type="simple" xlink:href="https://armyinform.com.ua/2023/07/02/ukrayina-posila-tretye-miscze-na-yevropejskyj-igrah-2023/" text:style-name="Internet_20_link" text:visited-style-name="Visited_20_Internet_20_Link">
https://armyinform.com.ua/2023/07/02/ukrayina-posila-tretye-miscze-na-yevropejskyj-igrah-2023/</text:a>
</text:p>
      <!--NEWS-->
      <text:h text:style-name="P10" text:outline-level="1">
<text:span text:style-name="T4">
At Maryinka direction Russian army shelled Maryinka, Pobyeda and Novomykhaylivka of Donetsk r...</text:span>
</text:h>
      <text:p text:style-name="P4">
Authors: liveuamap (Language: en)</text:p>
      <text:p text:style-name="P4">
Time: 2023-07-03T-10:00:00</text:p>
      <text:p text:style-name="P4">
Location: Maryinka, Donetsk region (Latitude:48.1386 Longtitude:36.93569)</text:p>
      <text:p text:style-name="P4">
Videos: []</text:p>
      <text:p text:style-name="P4">
Images: []</text:p>
      <text:p text:style-name="P4">
Tags: ["Russia"]</text:p>
      <text:p text:style-name="P4">
Id: 22573273</text:p>
      <!--METADATA-->
      <text:p text:style-name="P4">
At Maryinka direction Russian army shelled Maryinka, Pobyeda andNovomykhaylivka of Donetsk region. Russian aviation conducted airstrikes atKotlyarivka, Maryinka and Kurakhove, - General Staff of Armed Forces ofUkraine says in the morning report</text:p>
      <text:p text:style-name="P4">
News Collection Link: <text:a xlink:type="simple" xlink:href="https:\/\/liveuamap.com\/en\/2023\/3-july-at-maryinka-direction-russian-army-shelled-maryinka" text:style-name="Internet_20_link" text:visited-style-name="Visited_20_Internet_20_Link">
https:\/\/liveuamap.com\/en\/2023\/3-july-at-maryinka-direction-russian-army-shelled-maryinka</text:a>
</text:p>
      <text:p text:style-name="P4">
News Source: <text:a xlink:type="simple" xlink:href="https://t.me/lumsrc/5260" text:style-name="Internet_20_link" text:visited-style-name="Visited_20_Internet_20_Link">
https://t.me/lumsrc/5260</text:a>
</text:p>
      <!--NEWS-->
      <text:h text:style-name="P10" text:outline-level="1">
<text:span text:style-name="T4">
JSC Shakhtar Directio Rusian Army Shelled Golden Niva, Greater Novosilka, Water Andes Coal ...</text:span>
</text:h>
      <text:p text:style-name="P4">
Authors: liveuamap (Language: en)</text:p>
      <text:p text:style-name="P4">
Time: 2023-07-03T-12:00:00</text:p>
      <text:p text:style-name="P4">
Location: Velyka Novosilka (Latitude:47.7969 Longtitude:36.81398)</text:p>
      <text:p text:style-name="P4">
Videos: []</text:p>
      <text:p text:style-name="P4">
Images: []</text:p>
      <text:p text:style-name="P4">
Tags: ["Russia"]</text:p>
      <text:p text:style-name="P4">
Id: 22573272</text:p>
      <!--METADATA-->
      <text:p text:style-name="P4">
At Shakhtarske direction Russian army shelled Zolota Nyva, Velyka Novosilka,Vodyane and Vuhledar of Donetsk region. Russian aviation conducted airstrikesat Vuhledar, Bohoyavlenka and Blahodatne, - General Staff of Armed Forces ofUkraine says in the morning report</text:p>
      <text:p text:style-name="P4">
News Collection Link: <text:a xlink:type="simple" xlink:href="https:\/\/liveuamap.com\/en\/2023\/3-july-at-shakhtarske-direction-russian-army-shelled-zolota" text:style-name="Internet_20_link" text:visited-style-name="Visited_20_Internet_20_Link">
https:\/\/liveuamap.com\/en\/2023\/3-july-at-shakhtarske-direction-russian-army-shelled-zolota</text:a>
</text:p>
      <text:p text:style-name="P4">
News Source: <text:a xlink:type="simple" xlink:href="https://t.me/lumsrc/5261" text:style-name="Internet_20_link" text:visited-style-name="Visited_20_Internet_20_Link">
https://t.me/lumsrc/5261</text:a>
</text:p>
      <!--NEWS-->
      <text:h text:style-name="P10" text:outline-level="1">
<text:span text:style-name="T4">
In occupied Crimea, a recorded residence in hotels</text:span>
</text:h>
      <text:p text:style-name="P4">
Authors: Ukrinform (Person)</text:p>
      <text:p text:style-name="P4">
Publisher: Укринформ (Organization)</text:p>
      <text:p text:style-name="P4">
Published Time: 2023-07-03T-12:16:00+03:00</text:p>
      <text:p text:style-name="P4">
Modified Time: 2023-07-03T18:16:00+03:00</text:p>
      <text:p text:style-name="P4">
Description: Residence in hotels in the temporarily occupied Crimea was cheaper. - Ukrinform.</text:p>
      <text:p text:style-name="P4">
Images: ['<text:a xlink:type="simple" xlink:href="https://static.ukrinform.com/photos/2022_05/thumb_files/630_360_1652075100-633.jpg" text:style-name="Internet_20_link" text:visited-style-name="Visited_20_Internet_20_Link">
630_360_16520...</text:a>
']</text:p>
      <text:p text:style-name="P4">
Tags: ['Крим', 'Відпочинок', 'Готель']</text:p>
      <text:p text:style-name="P4">
Type: Article</text:p>
      <!--METADATA-->
      <text:p text:style-name="P4">
<draw:frame draw:style-name="fr1" draw:name="Image17" text:anchor-type="as-char" svg:width="6.9236in" svg:height="3.956343in" draw:z-index="0">
<draw:image xlink:href="../Images/yкринформ/2023-07-03T-12-16-00-03-00/630_360_1652075100-633.jpg" xlink:type="simple" xlink:show="embed" xlink:actuate="onLoad" draw:mime-type="image/jpeg"/>
</draw:frame>
Residence in hotels in the temporarily occupied Crimea was cheaper.</text:p>
      <text:p text:style-name="P4">
This was reported in <text:a xlink:type="simple" xlink:href="https://www.facebook.com/ppu.gov.ua/posts/pfbid0SdCdFWvwUN5V1cXBRu5yVniWCRiaR1DQGHAJU7Q5o3z9Wg2spEYftsUS8XWtQsTcl" text:style-name="Internet_20_link" text:visited-style-name="Visited_20_Internet_20_Link">
Facebook</text:a>
Representation of the President of Ukraine to the Autonomous Republic of Crimea, Ukrinform reports.</text:p>
      <text:p text:style-name="P4">
"Holidays in the occupied Crimea fell to record values: in May, the price per day in the hotels of the peninsula was 20.5% lower than in the digestive year," the post reads.</text:p>
      <text:p text:style-name="P4">
It is noted that in early June, the average cost of living in hotels increased slightly compared to May, but was 16% lower than that of the same time last year.</text:p>
      <text:p text:style-name="P4">
<text:span text:style-name="T4">
 Read also: </text:span>
 <text:a xlink:type="simple" xlink:href="https://www.ukrinform.ua/rubric-ato/3730904-vijna-ne-zakincitsa-poki-krim-bude-pid-okupacieu-zelenskij.html" text:style-name="Internet_20_link" text:visited-style-name="Visited_20_Internet_20_Link">
war is not over until <text:span text:style-name="T4">
 Crimea </text:span>
 is under the occupation – Zelensky</text:a>
As <text:a xlink:type="simple" xlink:href="https://www.ukrinform.ua/rubric-crimea/3719906-rosiani-perestali-bronuvati-zitlo-na-litnij-vidpocinok-u-krimu.html" text:style-name="Internet_20_link" text:visited-style-name="Visited_20_Internet_20_Link">
reported</text:a>
Ukrinform, a sedentary rent for summer holidays in the temporarily occupied Crimea, the Central Supports fell recorded.</text:p>
      <text:p text:style-name="P4">
News Source: <text:a xlink:type="simple" xlink:href="https://www.ukrinform.ua/rubric-crimea/3730950-v-okupovanomu-krimu-rekordno-podesevsalo-prozivanna-u-gotelah.html" text:style-name="Internet_20_link" text:visited-style-name="Visited_20_Internet_20_Link">
https://www.ukrinform.ua/rubric-crimea/3730950-v-okupovanomu-krimu-rekordno-podesevsalo-prozivanna-u-gotelah.html</text:a>
</text:p>
      <!--NEWS-->
      <text:h text:style-name="P10" text:outline-level="1">
<text:span text:style-name="T4">
In opposing to release Saakashvili from illegal imprisonment</text:span>
</text:h>
      <text:p text:style-name="P4">
Authors: Ukrinform (Person)</text:p>
      <text:p text:style-name="P4">
Publisher: Укринформ (Organization)</text:p>
      <text:p text:style-name="P4">
Published Time: 2023-07-03T-13:16:00+03:00</text:p>
      <text:p text:style-name="P4">
Modified Time: 2023-07-03T18:16:00+03:00</text:p>
      <text:p text:style-name="P4">
Description: Presidential Head Andriy Yermak urges to release the former President of Georgia Mikhail Saakashvili for unlawful imprisonment. - Ukrinform.</text:p>
      <text:p text:style-name="P4">
Images: ['<text:a xlink:type="simple" xlink:href="https://static.ukrinform.com/photos/2023_06/thumb_files/630_360_1687457216-618.jpeg" text:style-name="Internet_20_link" text:visited-style-name="Visited_20_Internet_20_Link">
630_360_16874...</text:a>
']</text:p>
      <text:p text:style-name="P4">
Tags: ['Грузія', 'Саакашвілі', 'Єрмак', 'Офіс Президента']</text:p>
      <text:p text:style-name="P4">
Type: Article</text:p>
      <!--METADATA-->
      <text:p text:style-name="P4">
<draw:frame draw:style-name="fr1" draw:name="Image18" text:anchor-type="as-char" svg:width="6.9236in" svg:height="3.956343in" draw:z-index="0">
<draw:image xlink:href="../Images/yкринформ/2023-07-03T-13-16-00-03-00/630_360_1687457216-618.jpeg" xlink:type="simple" xlink:show="embed" xlink:actuate="onLoad" draw:mime-type="image/jpeg"/>
</draw:frame>
Presidential head Andriy Yermak urges to release the former President Georgiamikhil Saakashvili for unlawful imprisonment.</text:p>
      <text:p text:style-name="P4">
According to Ukrinform, Yermak reports in <text:a xlink:type="simple" xlink:href="https://twitter.com/AndriyYermak/status/1675876157202354178" text:style-name="Internet_20_link" text:visited-style-name="Visited_20_Internet_20_Link">
Twitter</text:a>
.</text:p>
      <text:p text:style-name="P4">
“Release <text:a xlink:type="simple" xlink:href="https://www.ukrinform.ua/tag-saakasvili" text:style-name="Internet_20_link" text:visited-style-name="Visited_20_Internet_20_Link">
Mikhail Saakashvili</text:a>
Decline in prison!Mikhail Saakashvili is a man-symbol of the struggle of the spare, justice and democracy, ”Yermak wrote.</text:p>
      <text:p text:style-name="P4">
He stated that the seizure and maintenance of Saakashvili behind bars is a violation of the right -hand.</text:p>
      <text:p text:style-name="P4">
As reported <text:a xlink:type="simple" xlink:href="https://www.ukrinform.ua/rubric-world/3730914-saakasvili-vistupiv-u-sudi-onlajn-i-pokazav-v-akomu-vin-stani.html" text:style-name="Internet_20_link" text:visited-style-name="Visited_20_Internet_20_Link">
Ukrinform</text:a>
Former Georgia President Mikhail Saakashvili, a former President of Georgia, was at a meeting of the Tbilisi City Court on a video of a video.</text:p>
      <text:p text:style-name="P4">
<text:span text:style-name="T4">
 Read also: </text:span>
 [ECtHR dismissed the claim <text:span text:style-name="T4">
 Saakashvili </text:span>
 against Ukraine regarding citizenship(https://www.ukrinform.ua/rubric-polytics/3729265-espl-vidhiliv-pozov-saakasvili-proti-ukraini-sodo-pozbavlenna-gromadanstva.html)Saakashvili has been behind bars in Georgia since returning to the country in the fall of 20121 after the eight -year absence.</text:p>
      <text:p text:style-name="P4">
Ukraine has officially recognized Saakashvili to the victim in the case of improperness in prison.</text:p>
      <text:p text:style-name="P4">
<text:span text:style-name="T5">
Foto: op</text:span>
</text:p>
      <text:p text:style-name="P4">
News Source: <text:a xlink:type="simple" xlink:href="https://www.ukrinform.ua/rubric-polytics/3730951-v-op-zaklikaut-zvilniti-saakasvili-z-nezakonnogo-uvaznenna.html" text:style-name="Internet_20_link" text:visited-style-name="Visited_20_Internet_20_Link">
https://www.ukrinform.ua/rubric-polytics/3730951-v-op-zaklikaut-zvilniti-saakasvili-z-nezakonnogo-uvaznenna.html</text:a>
</text:p>
      <!--NEWS-->
      <text:h text:style-name="P10" text:outline-level="1">
<text:span text:style-name="T4">
The threat from Belarus is permanent, "Wagnerivtsi" can enhance the grouping for invasion - military</text:span>
</text:h>
      <text:p text:style-name="P4">
Authors: Ukrinform (Person)</text:p>
      <text:p text:style-name="P4">
Publisher: Укринформ (Organization)</text:p>
      <text:p text:style-name="P4">
Published Time: 2023-07-03T-15:23:00+03:00</text:p>
      <text:p text:style-name="P4">
Modified Time: 2023-07-03T17:23:00+03:00</text:p>
      <text:p text:style-name="P4">
Description: The deputy commander of the Belarusian regiment of Castus Kalinovsky Vadim Kabanchuk believes that after the placement of about 8,000 "Wagnerians" in Belarus, a group can be formed there to invade Ukraine through the publication of Russian and Belarusian military. - Ukrinform.</text:p>
      <text:p text:style-name="P4">
Images: ['<text:a xlink:type="simple" xlink:href="https://static.ukrinform.com/photos/2022_11/thumb_files/630_360_1667373640-270.jpg" text:style-name="Internet_20_link" text:visited-style-name="Visited_20_Internet_20_Link">
630_360_16673...</text:a>
']</text:p>
      <text:p text:style-name="P4">
Tags: ['Білорусь', 'Україна', 'ПВК "Вагнера"', 'Війна з Росією']</text:p>
      <text:p text:style-name="P4">
Type: Article</text:p>
      <!--METADATA-->
      <text:p text:style-name="P4">
<draw:frame draw:style-name="fr1" draw:name="Image20" text:anchor-type="as-char" svg:width="6.9236in" svg:height="3.956343in" draw:z-index="0">
<draw:image xlink:href="../Images/yкринформ/2023-07-03T-15-23-00-03-00/630_360_1667373640-270.jpg" xlink:type="simple" xlink:show="embed" xlink:actuate="onLoad" draw:mime-type="image/jpeg"/>
</draw:frame>
Vadim Kabanchuk, the deputy commander of the Belarusian Regiment of Kalinovsky, believes that after the placement of about 8,000 "Wagnerivtsi" in Belarus, there could be a formed group to invade Ukraine through the accession to Ukraine.</text:p>
      <text:p text:style-name="P4">
Kabanchuk expressed this opinion at a press conference on "Situation in Belarus: Military and Political Challenges", Ukrinform correspondent reports.</text:p>
      <text:p text:style-name="P4">
He noted that there is always a threat to Ukraine by Belarus, and they always plan their actions based on the worst scenario.</text:p>
      <text:p text:style-name="P4">
“The worst scenario for Ukraine was in February 2022, when the columns of Novistomel and Kiev were going. This can be repeated if the grouping group is created. When <text:a xlink:type="simple" xlink:href="https://www.ukrinform.ua/tag-pvk-vagnera" text:style-name="Internet_20_link" text:visited-style-name="Visited_20_Internet_20_Link">
"Wagnerivtsi"</text:a>
will be concentrated there(In Belarus. - Ed.)In the amount they call- about 8,000 people, they can be added to them several tens of thousands of military Russian army, 10,000 people from the Belarusian army- and the track of a group for invasion of Ukraine. And this is a permanent threat, ”Kabanchuk said.</text:p>
      <text:p text:style-name="P4">
He also noted that for some reason, the potential threat of nuclear weapons, which Russia plans to place in Belarus, is not discussed in Ukraine.</text:p>
      <text:p text:style-name="P4">
<text:span text:style-name="T4">
 Read also: </text:span>
 <text:a xlink:type="simple" xlink:href="https://www.ukrinform.ua/rubric-ato/3729817-na-stavci-dorucili-posiliti-zahist-na-pivnicnomu-napramku-zelenskij.html" text:style-name="Internet_20_link" text:visited-style-name="Visited_20_Internet_20_Link">
Zelensky has a bet - instructed to strengthen the border of Izblerus</text:a>
“Putin is a kichebist who always works undercover and likes to perform surgery under someone else's flag. In the case of the most horrifying scenario when a nuclear weapon is ordered, it will be written off on(self -proclaimed President of Belarus. - Ed.)Lukashenko and PEC "Wagner" Prigogine. It is absolutely obvious to me, but for some reason in your media field they are almost not paid attention to it, ”- stated the deputy commander of the Kastus Kalinowski Regiment.</text:p>
      <text:p text:style-name="P4">
As it was reported, the spokesman of the State Border Service Colonel Andriy Demchenko on July 1 was that <text:a xlink:type="simple" xlink:href="https://www.ukrinform.ua/rubric-ato/3730090-u-bilorusi-mozut-buti-rozmiseni-do-vosmi-tisac-vagnerivciv-prikordonniki.html" text:style-name="Internet_20_link" text:visited-style-name="Visited_20_Internet_20_Link">
Belarus could accommodate up to 8,000 Russian Russian Wagner PECs in his territory. </text:a>
According to him, in the territory of Belarus the offensive groups of Russia is not observed, the forces of defense are conscious of the additional potential threat and are in constant combat readiness.</text:p>
      <text:p text:style-name="P4">
<text:span text:style-name="T5">
Foto: Getty Images</text:span>
</text:p>
      <text:p text:style-name="P4">
News Source: <text:a xlink:type="simple" xlink:href="https://www.ukrinform.ua/rubric-ato/3730922-zagroza-z-bilorusi-permanentna-vagnerivci-mozut-posiliti-ugrupovanna-dla-vtorgnenna-vijskovi.html" text:style-name="Internet_20_link" text:visited-style-name="Visited_20_Internet_20_Link">
https://www.ukrinform.ua/rubric-ato/3730922-zagroza-z-bilorusi-permanentna-vagnerivci-mozut-posiliti-ugrupovanna-dla-vtorgnenna-vijskovi.html</text:a>
</text:p>
      <!--NEWS-->
      <text:h text:style-name="P10" text:outline-level="1">
<text:span text:style-name="T4">
"Drone Army" in a week destroyed 75 units of hostile equipment - Fedorov</text:span>
</text:h>
      <text:p text:style-name="P4">
Authors: Ukrinform (Person)</text:p>
      <text:p text:style-name="P4">
Publisher: Укринформ (Organization)</text:p>
      <text:p text:style-name="P4">
Published Time: 2023-07-03T-1:24:00+03:00</text:p>
      <text:p text:style-name="P4">
Modified Time: 2023-07-03T21:24:00+03:00</text:p>
      <text:p text:style-name="P4">
Description: The percussion units, which are provided by the Drone Army, destroyed 75 units of Russian equipment in a week, including 9 tanks. - Ukrinform.</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Михайло Федоров', 'Війна з Росією', 'Армія дронів']</text:p>
      <text:p text:style-name="P4">
Type: Article</text:p>
      <!--METADATA-->
      <text:p text:style-name="P4">
<draw:frame draw:style-name="fr1" draw:name="Image21" text:anchor-type="as-char" svg:width="6.9236in" svg:height="3.956343in" draw:z-index="0">
<draw:image xlink:href="../Images/yкринформ/2023-07-03T-1-24-00-03-00/630_360_1682495491-455.jpg" xlink:type="simple" xlink:show="embed" xlink:actuate="onLoad" draw:mime-type="image/jpeg"/>
</draw:frame>
Drunction units, which are provided by the Drone Army, destroyed 75 units of Russian equipment in a week, including 9 tanks.</text:p>
      <text:p text:style-name="P4">
As Ukrinform reports, he reported this in <text:a xlink:type="simple" xlink:href="https://t.me/zedigital/3345" text:style-name="Internet_20_link" text:visited-style-name="Visited_20_Internet_20_Link">
telegram</text:a>
Viceremier-Minister for Innovation, Education, Science and Technology-Minister of Digital Transformation Mikhail Fedorov.</text:p>
      <text:p text:style-name="P4">
«Drone war: minus 75 units of Russian equipment per week. The percussion units provided by the Army <text:a xlink:type="simple" xlink:href="https://www.ukrinform.ua/tag-bezpilotnik" text:style-name="Internet_20_link" text:visited-style-name="Visited_20_Internet_20_Link">
drones</text:a>
», Continue to demonstrate top results,” the message reads.  </text:p>
      <text:p text:style-name="P4">
<text:span text:style-name="T4">
 Read also: </text:span>
 <text:a xlink:type="simple" xlink:href="https://www.ukrinform.ua/rubric-technology/3727997-tri-ukrainski-virobniki-otrimaut-po-1-miljonu-dla-rozrobok-proti-vorozih-droniv.html" text:style-name="Internet_20_link" text:visited-style-name="Visited_20_Internet_20_Link">
three Ukrainian manufacturers will receive $ 1 million for development against enemy drones</text:a>
As reported, 3,864 UAV complexes were purchased for more than 11 months of existence of the Drone Army Army Army. The amount of contracts will set more than UAH 4.3 billion. UAV operators were taught 10 thousand. Military manage the wings.</text:p>
      <text:p text:style-name="P4">
News Source: <text:a xlink:type="simple" xlink:href="https://www.ukrinform.ua/rubric-ato/3731034-armia-droniv-za-tizden-znisila-75-odinic-vorozoi-tehniki-fedorov.html" text:style-name="Internet_20_link" text:visited-style-name="Visited_20_Internet_20_Link">
https://www.ukrinform.ua/rubric-ato/3731034-armia-droniv-za-tizden-znisila-75-odinic-vorozoi-tehniki-fedorov.html</text:a>
</text:p>
      <!--NEWS-->
      <text:h text:style-name="P10" text:outline-level="1">
<text:span text:style-name="T4">
Sivershchyna And Slobozhanshchina DirecTion Rusian Army Shelled Karpovichi, Khrinivka, Kamya ...</text:span>
</text:h>
      <text:p text:style-name="P4">
Authors: liveuamap (Language: en)</text:p>
      <text:p text:style-name="P4">
Time: 2023-07-03T-2:00:00</text:p>
      <text:p text:style-name="P4">
Location: Kharkiv Oblast (Latitude:50.33407 Longtitude:36.9314)</text:p>
      <text:p text:style-name="P4">
Videos: []</text:p>
      <text:p text:style-name="P4">
Images: []</text:p>
      <text:p text:style-name="P4">
Tags: ["Russia"]</text:p>
      <text:p text:style-name="P4">
Id: 22573278</text:p>
      <!--METADATA-->
      <text:p text:style-name="P4">
Sivershchyna and Slobozhanschyna directions Russian army shelled Karpovychi,Khrinivka, Kamyanska Sloboda of Chernihiv region; Sopych, Sokhany, Bilopillyaand Ponomarenky of Sumy region and Kozacha Lopan and Vovchansk of Kharkivregion. Russian aviation conducted airstrikes at Pletenivka of Kharkiv region,- General Staff of Armed Forces of Ukraine says in the morning report</text:p>
      <text:p text:style-name="P4">
News Collection Link: <text:a xlink:type="simple" xlink:href="https:\/\/liveuamap.com\/en\/2023\/3-july-sivershchyna-and-slobozhanschyna-directions-russian" text:style-name="Internet_20_link" text:visited-style-name="Visited_20_Internet_20_Link">
https:\/\/liveuamap.com\/en\/2023\/3-july-sivershchyna-and-slobozhanschyna-directions-russian</text:a>
</text:p>
      <text:p text:style-name="P4">
News Source: <text:a xlink:type="simple" xlink:href="https://t.me/lumsrc/5255" text:style-name="Internet_20_link" text:visited-style-name="Visited_20_Internet_20_Link">
https://t.me/lumsrc/5255</text:a>
</text:p>
      <!--NEWS-->
      <text:h text:style-name="P10" text:outline-level="1">
<text:span text:style-name="T4">
The International Center in the Hague is the first effective step to the tribunal over Putin - human rights activists</text:span>
</text:h>
      <text:p text:style-name="P4">
Authors: Ukrinform (Person)</text:p>
      <text:p text:style-name="P4">
Publisher: Укринформ (Organization)</text:p>
      <text:p text:style-name="P4">
Published Time: 2023-07-03T-2:18:00+03:00</text:p>
      <text:p text:style-name="P4">
Modified Time: 2023-07-03T21:18:00+03:00</text:p>
      <text:p text:style-name="P4">
Description: The beginning of the International Center for Pursuing Aggression against Ukraine is the first effective step towards creating a tribunal over Putin and his associates. - Ukrinform.</text:p>
      <text:p text:style-name="P4">
Images: ['<text:a xlink:type="simple" xlink:href="https://static.ukrinform.com/photos/2021_07/thumb_files/630_360_1626718668-499.jpg" text:style-name="Internet_20_link" text:visited-style-name="Visited_20_Internet_20_Link">
630_360_16267...</text:a>
']</text:p>
      <text:p text:style-name="P4">
Tags: ['Гаага', 'Україна', 'Воєнні злочини', 'Українська Гельсинська група', 'Війна з Росією']</text:p>
      <text:p text:style-name="P4">
Type: Article</text:p>
      <!--METADATA-->
      <text:p text:style-name="P4">
<draw:frame draw:style-name="fr1" draw:name="Image23" text:anchor-type="as-char" svg:width="6.9236in" svg:height="3.956343in" draw:z-index="0">
<draw:image xlink:href="../Images/yкринформ/2023-07-03T-2-18-00-03-00/630_360_1626718668-499.jpg" xlink:type="simple" xlink:show="embed" xlink:actuate="onLoad" draw:mime-type="image/jpeg"/>
</draw:frame>
The beginning of the work of the International Center for Pursuing Aggression against Ukraine is an effective step towards creating a tribunal over Putin and his associates.</text:p>
      <text:p text:style-name="P4">
According to Ukrinform, about it <text:a xlink:type="simple" xlink:href="https://ukr.radio/news.html" text:style-name="Internet_20_link" text:visited-style-name="Visited_20_Internet_20_Link">
Ukrainian radio</text:a>
Oleksandr Pavlichenko, the executive director of the Ukrainian Helsinki Human Rights Union.</text:p>
      <text:p text:style-name="P4">
"And this is really a very serious application, because the case is proceeding from the conversation directly to those who are in charge of criminal proceedings related to the violation of international humanitarian law, the assemble of the crime of aggression," he said.</text:p>
      <text:p text:style-name="P4">
<text:span text:style-name="T5">
!(https://www.ukrinform.ua/rubric-polytics/3730789-u-gaazi-vidkrili-miznarodnij-centr-iz-peresliduvanna-za-zlocin-agresii-proti-ukraini.html)</text:span>
*</text:p>
      <text:p text:style-name="P4">
Pavlichenko added that the creation of this International Center was very close -closed partners such as the European Union, the International Criminal Court, the United Nations, directly the Ukrainian side in the special prosecutor of Andriy Kostin and other officials and a number of States' States that support the creation of this international tribunal.</text:p>
      <text:p text:style-name="P4">
"The practical overcoming of the problem is to work the mechanism. And the purpose of creating this mechanism will be the practical work of such a center," the lawyer said.</text:p>
      <text:p text:style-name="P4">
<text:span text:style-name="T4">
 Read also: </text:span>
 <text:span text:style-name="T4">
 <text:a xlink:type="simple" xlink:href="https://www.ukrinform.ua/rubric-world/3730843-han-pro-zapusk-miznarodnogo-centru-v-gaazi-zakon-nabuvae-vse-bilsoi-aktualnosti-sodo-ukraini.html" text:style-name="Internet_20_link" text:visited-style-name="Visited_20_Internet_20_Link">
Khan on the launch of the International Center in the Hague in Hague: It is increasingly relevant to Ukraine</text:a>
</text:span>
</text:p>
      <text:p text:style-name="P4">
According to Pavlichenko, the center should become a unified platform where this information is being built. In March, the second tool was already working - the uninodalas of these crimes. The relevant states jointly work with the governing information about crimes they can expose in the territories available to them. It is about work directly with those who have left the territories of the states, is within their jurisdiction.<text:span text:style-name="T4">
 Read also: </text:span>
 <text:span text:style-name="T4">
 [launch of the International Center in Hague(https://www.ukrinform.ua/rubric-world/3730849-zapusk-miznarodnogo-centru-v-gaazi-e-vazlivim-krokom-dla-pripinenna-bezkarnosti-rf-evroust.html)</text:span>
</text:p>
      <text:p text:style-name="P4">
Among the first steps of the Center, he called the audit and revision of those materials already in the database, the design of materials that will be submitted to the judges of the created tribunal on aggression.</text:p>
      <text:p text:style-name="P4">
"To ensure that these materials are prepared in the status of those operating the International Criminal Court," the human rights activist said.</text:p>
      <text:p text:style-name="P4">
As reported by Ukrinform, the International Center for Persession for Crime Agressing Ukraine today, July 3, has officially launched his work and will operate Nabazi to the European.</text:p>
      <text:p text:style-name="P4">
<text:span text:style-name="T4">
 Read also: </text:span>
 <text:span text:style-name="T4">
 <text:a xlink:type="simple" xlink:href="https://www.ukrinform.ua/rubric-polytics/3730851-pokaranna-rosii-za-zlocini-ukrainski-slidci-pocinaut-robotu-v-miznarodnomu-centri-u-gaazi.html" text:style-name="Internet_20_link" text:visited-style-name="Visited_20_Internet_20_Link">
punishment of Russia for crimes: Ukrainian investigators start working at the Hague International Center</text:a>
</text:span>
</text:p>
      <text:p text:style-name="P4">
It will support and coordinate the preparation of cases of aggression, maintaining key evidence and facilitating the process of creating cases in early stadium.</text:p>
      <text:p text:style-name="P4">
This is the first case of the creation of an initiative to investigate the crime of aggression of marriage support after the Second World War.</text:p>
      <text:p text:style-name="P4">
This center includes prosecutors from Ukraine, the EU, the USA and the International Criminal Court.</text:p>
      <text:p text:style-name="P4">
News Source: <text:a xlink:type="simple" xlink:href="https://www.ukrinform.ua/rubric-polytics/3731031-miznarodnij-centr-u-gaazi-e-persim-dievim-krokom-do-tribunalu-nad-putinim-pravozahisniki.html" text:style-name="Internet_20_link" text:visited-style-name="Visited_20_Internet_20_Link">
https://www.ukrinform.ua/rubric-polytics/3731031-miznarodnij-centr-u-gaazi-e-persim-dievim-krokom-do-tribunalu-nad-putinim-pravozahisniki.html</text:a>
</text:p>
      <!--NEWS-->
      <text:h text:style-name="P10" text:outline-level="1">
<text:span text:style-name="T4">
The warriors of anti -aircraft missile troops have shot down more than three thousand targets of Russians - Zelensky</text:span>
</text:h>
      <text:p text:style-name="P4">
Authors: Ukrinform (Person)</text:p>
      <text:p text:style-name="P4">
Publisher: Укринформ (Organization)</text:p>
      <text:p text:style-name="P4">
Published Time: 2023-07-03T-3:11:00+03:00</text:p>
      <text:p text:style-name="P4">
Modified Time: 2023-07-03T21:11:00+03:00</text:p>
      <text:p text:style-name="P4">
Description: The warriors of the Air Force Air Force's anti -aircraft missile forces have already shot down more than three thousand targets of Russians, which saved thousands of lives of Ukrainians and retained hundreds of objects of critical infrastructure. - Ukrinform.</text:p>
      <text:p text:style-name="P4">
Images: ['<text:a xlink:type="simple" xlink:href="https://static.ukrinform.com/photos/2023_03/thumb_files/630_360_1678346690-347.jpg" text:style-name="Internet_20_link" text:visited-style-name="Visited_20_Internet_20_Link">
630_360_16783...</text:a>
']</text:p>
      <text:p text:style-name="P4">
Tags: ['Повітряні сили ЗСУ', 'Зеленський', 'ППО']</text:p>
      <text:p text:style-name="P4">
Type: Article</text:p>
      <!--METADATA-->
      <text:p text:style-name="P4">
<draw:frame draw:style-name="fr1" draw:name="Image24" text:anchor-type="as-char" svg:width="6.9236in" svg:height="3.956343in" draw:z-index="0">
<draw:image xlink:href="../Images/yкринформ/2023-07-03T-3-11-00-03-00/630_360_1678346690-347.jpg" xlink:type="simple" xlink:show="embed" xlink:actuate="onLoad" draw:mime-type="image/jpeg"/>
</draw:frame>
The Armed Forces of the Armed Forces of Ukraine have already shot down more than three thousand targets, which saved thousands of lives of Ukrainians and retained hundreds of object critical infrastructure.</text:p>
      <text:p text:style-name="P4">
President of Ukraine Volodymyr Zelenskyy said this in the evening <text:a xlink:type="simple" xlink:href="https://t.me/V_Zelenskiy_official/6828" text:style-name="Internet_20_link" text:visited-style-name="Visited_20_Internet_20_Link">
video message</text:a>
, reports Ukrinform.</text:p>
      <text:p text:style-name="P4">
“First of all, I congratulate our anti -aircraft missile warriors of Ukrainian (Air Force](https://www.ukrinform.ua/tag-povitrani-sili-zsu), they celebrate their day today. I thank you for every goal killed, warriors!More than three thousand of such goals have been shot down: more than 180 aircraft, more than 130 reaches, almost 40 ballistic and more than a thousand winged Russian missiles, more ”,” Zelensky said.</text:p>
      <text:p text:style-name="P4">
<text:span text:style-name="T5">
Video: op</text:span>
</text:p>
      <text:p text:style-name="P4">
He said that during this war, eight anti -aircraft missile brigades were awarded "for courage and bravery".</text:p>
      <text:p text:style-name="P4">
<text:span text:style-name="T4">
 Read also: </text:span>
 <text:a xlink:type="simple" xlink:href="https://www.ukrinform.ua/rubric-ato/3731029-ukrainska-ppo-mae-stati-osnovou-povitranogo-sita-evropi-zelenskij.html" text:style-name="Internet_20_link" text:visited-style-name="Visited_20_Internet_20_Link">
Ukrainian air defense should be the basis of Europe's air shield - <text:span text:style-name="T4">
 Zelensky </text:span>
</text:a>
Also, according to him, more than 1100 joint-stock soldiers were received by state-day, and eight of them was awarded the highest title-the Hero of Ukraine. In particular, as the President noted, it is Colonel Sergey Yaremenko, Lieutenant Colonel Vladimirvesnin, Andriy Kruglov, Sergey Porezets, Artem Sharkov, Dmitry Shumakov, Mayoriaroslav Melnyk and Senior Lieutenant Artem Slisarchuk, whom the title of heroine is assigned.</text:p>
      <text:p text:style-name="P4">
As it was reported, in Ukraine on July 3 celebrates the day of the anti -aircraft missile troops of the Armed Forces of the Armed Forces.</text:p>
      <text:p text:style-name="P4">
News Source: <text:a xlink:type="simple" xlink:href="https://www.ukrinform.ua/rubric-ato/3731030-voini-zenitnih-raketnih-vijsk-zbili-vze-ponad-tri-tisaci-cilej-rosian-zelenskij.html" text:style-name="Internet_20_link" text:visited-style-name="Visited_20_Internet_20_Link">
https://www.ukrinform.ua/rubric-ato/3731030-voini-zenitnih-raketnih-vijsk-zbili-vze-ponad-tri-tisaci-cilej-rosian-zelenskij.html</text:a>
</text:p>
      <!--NEWS-->
      <text:h text:style-name="P10" text:outline-level="1">
<text:span text:style-name="T4">
Ukrainian air defense should become the basis of Europe's air shield - Zelensky</text:span>
</text:h>
      <text:p text:style-name="P4">
Authors: Ukrinform (Person)</text:p>
      <text:p text:style-name="P4">
Publisher: Укринформ (Organization)</text:p>
      <text:p text:style-name="P4">
Published Time: 2023-07-03T-4:00:00+03:00</text:p>
      <text:p text:style-name="P4">
Modified Time: 2023-07-03T21:00:00+03:00</text:p>
      <text:p text:style-name="P4">
Description: President Volodymyr Zelenskyy noted that Ukraine has not yet had enough air defense systems to protect the whole territory and beat all hostile targets, and the enemy uses it.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Алеппо', 'Зеленський', 'Війна з Росією']</text:p>
      <text:p text:style-name="P4">
Type: Article</text:p>
      <!--METADATA-->
      <text:p text:style-name="P4">
<draw:frame draw:style-name="fr1" draw:name="Image25" text:anchor-type="as-char" svg:width="6.9236in" svg:height="3.956343in" draw:z-index="0">
<draw:image xlink:href="../Images/yкринформ/2023-07-03T-4-00-00-03-00/630_360_1661783861-434.jpeg" xlink:type="simple" xlink:show="embed" xlink:actuate="onLoad" draw:mime-type="image/jpeg"/>
</draw:frame>
Presidential Divine Zelensky noted that Ukraine has not yet had enough air defense systems to protect the whole territory and knock down the whole goals, and the enemy uses it.</text:p>
      <text:p text:style-name="P4">
He said this in his <text:a xlink:type="simple" xlink:href="https://t.me/V_Zelenskiy_official/6828" text:style-name="Internet_20_link" text:visited-style-name="Visited_20_Internet_20_Link">
appeal,</text:a>
transmits Ukrinform.</text:p>
      <text:p text:style-name="P4">
“Unfortunately, our country does not have enough quality air defense systems to protect our entire territory and knock down all hostile goals. The enemy is used as it is today - by inflicting another terrorist strike on the city, Iranian drone, in particular on residential buildings, as well as on the building of the Ukrainian Security. As a result of these blows, there are wounded, there are dead ... My muddy!", - said <text:a xlink:type="simple" xlink:href="https://www.ukrinform.ua/tag-zelenskij" text:style-name="Internet_20_link" text:visited-style-name="Visited_20_Internet_20_Link">
Zelensky</text:a>
.</text:p>
      <text:p text:style-name="P4">
Як він запевнив, “ми зробимо все можливе й неможливе, щоб наша ППО сталанайсильнішою”.</text:p>
      <text:p text:style-name="P4">
<text:span text:style-name="T4">
Читайте також:</text:span>
 <text:a xlink:type="simple" xlink:href="https://www.ukrinform.ua/rubric-ato/3731016-genstab-utocniv-pid-cas-rosijskoi-ataki-ppo-znisila-14-sahediv-iz-20.html" text:style-name="Internet_20_link" text:visited-style-name="Visited_20_Internet_20_Link">
 Генштаб уточнив: під час російської атаки <text:span text:style-name="T4">
ППО</text:span>
 знищила14 «Шахедів» із 20 </text:a>
“Today, General Oleshchuk, Commander of the Air Force, reported to me to strengthen the air defense. In order for the Ukrainian airboard to be able to close the over Russian terror all our territory, and in the future - to become the basis for the European air shield. It is absolutely necessary and absolutely possible, ”the head of the Ukrainian state said.</text:p>
      <text:p text:style-name="P4">
Ukrinform provides the full text of the presidential address.</text:p>
      <text:p text:style-name="P4">
<text:span text:style-name="T5">
Wherelo: op</text:span>
</text:p>
      <text:p text:style-name="P4">
_ <text:span text:style-name="T4">
 I wish health, dear Ukrainians and Ukrainians!</text:span>
 _</text:p>
      <text:p text:style-name="P4">
First of all, I congratulate our anti -aircraft missile warriors of Ukrainian Air Force, they celebrate their day today.</text:p>
      <text:p text:style-name="P4">
I thank you for every goal killed, warriors!More than three thousand such targets have already been: more than 180 aircraft, more than 130 helicopters, almost 40 ballistic and infant winged Russian missiles, more than 1600 drones of different types ... All - thousands and thousands of life saved, hundreds of objects of critical infrastructure that you have preserved.</text:p>
      <text:p text:style-name="P4">
During this war, eight anti -aircraft missile brigades were honored with "Message and Courage". More than 1100 joint-stock soldiers received state awards, and eight of them were awarded the highest title-Hero of Ukraine. This is Colonel Sergeyaremenko, Lieutenant Colonel Volodymyr Vesnin, Andriy Kruglov, Sergey Porezets, Artem Sharkov, Dmitry Shumakov, Major Yaroslav Melnyk and Senior Lieutenant Artemsarchuk - he was posthumous to him.By the way, he spoke with Mr. Chancellor Scholtz today. Germany was very powerful to Ukraine with air defense. The brilliant German systems "Iris-T" have shown well in protecting our sky. We have the American "Petriots" and are very effective in Germany. Ukraine is grateful for them, as well as for all other vital help!</text:p>
      <text:p text:style-name="P4">
In today's conversation with Mr. Chancellor, we focused, of course, on further cooperation, as well as on strategic issues in the protection of our Europe - Europe, which can only be peaceful when peace will be guaranteed for it with complete security. There may be no security deficit in Europe that will provoke Russian tyranny and aggression. Russia will try to bite one or another piece of Europe only when it will see the other security uncertainty. When everything is defined and obvious, Russian -sized does not dare to break security.</text:p>
      <text:p text:style-name="P4">
Obviously, it is possible to protect Europe from any aggression only together with Zauzina and only with Ukraine in NATO. That is why there should be a safety certainty about our future in the Alliance. Then Russia will be able to refocus on its own statehood-to finally do themselves, not any expansions.</text:p>
      <text:p text:style-name="P4">
We are very actively preparing for the summit, and we expect from our partners exactly the most visibility that this historical moment requires.</text:p>
      <text:p text:style-name="P4">
And necessarily - our active actions. Advanced.</text:p>
      <text:p text:style-name="P4">
Heroic 35th and 36th separate brigades of the Marines-thank you, warriors!The famous 55th separate artillery brigade "Zaporizhzhya Sich"-thank you, warriors!128 Separate Brigade of Territorial Defense-Thank you!</text:p>
      <text:p text:style-name="P4">
It is especially worth noting today the junior lieutenant Alexander Pavlov, commander of the Marine infantry platoon of the 36th Brigade of Marines. His confident trick actions, skillful management in battle give good results to the state. Thank you!</text:p>
      <text:p text:style-name="P4">
The crew of the T-80 tank under the command of the junior sergeant Andrei Marchuk-thankmed and courage!This is the 36th brigade of the Marines.</text:p>
      <text:p text:style-name="P4">
And from the 35th brigade I will note today the commander of the tank, the junior sergeant Artmamatobrazka-thank you for the true Ukrainian courage and skill in the possession of the settlement Makarivka. Thank you, Artem!</text:p>
      <text:p text:style-name="P4">
Senior soldier Eugene Poddubny, sapper of the 47th mechanized brigade. It operates on a very hot direction and performs its tasks very effectively. Thank you, Eugene!The Mariinsky Direction ... Artillery Division under the command of Lieutenant Lukjianova does not give the occupiers a single minute of rest. Your combatants are really significant!Thank you!</text:p>
      <text:p text:style-name="P4">
Thank you all who are in battle now, at combat posts and positions!Thank you everyone who helps!</text:p>
      <text:p text:style-name="P4">
And one more.</text:p>
      <text:p text:style-name="P4">
The world today saw the Kremlin - unfortunately, by the hands of the current power of Georgia - kills a citizen of Ukraine Mikhail Saakashvili. Human life is the highest value and cannot be allowed to destroy Michael. Ukraine has urged the power of Georgia to stop this demonstrative execution. Both we and the skipartners offered various rescue options of Michael. Today, I am the Minister of Foreign Affairs of Ukraine to summon Ambassador of Georgia to Ukraine, expressed in a protest and propose to leave Ukraine for the next 48 hours for consultation with my capital. Once again I urge the Georgian power to convey to Ukraine a citizen of Ukraine Mikhail Saakashvili for necessary treatment and care. And I urge our partners to turn, not to ignore the cavity and save this person. No authorities in Europe have the right to execute people, life is a basic European value.</text:p>
      <text:p text:style-name="P4">
_<text:span text:style-name="T4">
Glory to Ukraine!</text:span>
 _</text:p>
      <text:p text:style-name="P4">
<text:span text:style-name="T5">
Foto: op</text:span>
</text:p>
      <text:p text:style-name="P4">
News Source: <text:a xlink:type="simple" xlink:href="https://www.ukrinform.ua/rubric-ato/3731029-ukrainska-ppo-mae-stati-osnovou-povitranogo-sita-evropi-zelenskij.html" text:style-name="Internet_20_link" text:visited-style-name="Visited_20_Internet_20_Link">
https://www.ukrinform.ua/rubric-ato/3731029-ukrainska-ppo-mae-stati-osnovou-povitranogo-sita-evropi-zelenskij.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3T-4:00:00</text:p>
      <text:p text:style-name="P4">
Location: Bilohorivka (Latitude:48.91641 Longtitude:38.24736)</text:p>
      <text:p text:style-name="P4">
Videos: []</text:p>
      <text:p text:style-name="P4">
Images: []</text:p>
      <text:p text:style-name="P4">
Tags: ["Russia"]</text:p>
      <text:p text:style-name="P4">
Id: 22573276</text:p>
      <!--METADATA-->
      <text:p text:style-name="P4">
At Lyman direction Russian army shelled Nevske, Bilohorivka of Luhansk regionand Verkhnokamyanske and Torske of Donetsk region. Russian aviation conductedairstrikes at Bilohorivka and Novolubivka of Luhansk region and Dibrova andSiversk of Donetsk region, - General Staff of Armed Forces of Ukraine says inthe morning report</text:p>
      <text:p text:style-name="P4">
News Collection Link: <text:a xlink:type="simple" xlink:href="https:\/\/liveuamap.com\/en\/2023\/3-july-at-lyman-direction-russian-army-shelled-nevske-bilohorivka" text:style-name="Internet_20_link" text:visited-style-name="Visited_20_Internet_20_Link">
https:\/\/liveuamap.com\/en\/2023\/3-july-at-lyman-direction-russian-army-shelled-nevske-bilohorivka</text:a>
</text:p>
      <text:p text:style-name="P4">
News Source: <text:a xlink:type="simple" xlink:href="https://t.me/lumsrc/5257" text:style-name="Internet_20_link" text:visited-style-name="Visited_20_Internet_20_Link">
https://t.me/lumsrc/5257</text:a>
</text:p>
      <!--NEWS-->
      <text:h text:style-name="P10" text:outline-level="1">
<text:span text:style-name="T4">
Aus Bakhmut Directive Russian Army Sheled Vasyukivka, Og Ale And Ivanivsk of Donetsk Region ...</text:span>
</text:h>
      <text:p text:style-name="P4">
Authors: liveuamap (Language: en)</text:p>
      <text:p text:style-name="P4">
Time: 2023-07-03T-6:00:00</text:p>
      <text:p text:style-name="P4">
Location: Bakhmut (Latitude:48.57195 Longtitude:37.93098)</text:p>
      <text:p text:style-name="P4">
Videos: []</text:p>
      <text:p text:style-name="P4">
Images: []</text:p>
      <text:p text:style-name="P4">
Tags: ["Russia"]</text:p>
      <text:p text:style-name="P4">
Id: 22573275</text:p>
      <!--METADATA-->
      <text:p text:style-name="P4">
At Bakhmut direction Russian army shelled Vasukivka, Chasiv Yar and Ivanivskeof Donetsk region, - General Staff of Armed Forces of Ukraine says in themorning report</text:p>
      <text:p text:style-name="P4">
News Collection Link: <text:a xlink:type="simple" xlink:href="https:\/\/liveuamap.com\/en\/2023\/3-july-at-bakhmut-direction-russian-army-shelled-vasukivka" text:style-name="Internet_20_link" text:visited-style-name="Visited_20_Internet_20_Link">
https:\/\/liveuamap.com\/en\/2023\/3-july-at-bakhmut-direction-russian-army-shelled-vasukivka</text:a>
</text:p>
      <text:p text:style-name="P4">
News Source: <text:a xlink:type="simple" xlink:href="https://t.me/lumsrc/5258" text:style-name="Internet_20_link" text:visited-style-name="Visited_20_Internet_20_Link">
https://t.me/lumsrc/5258</text:a>
</text:p>
      <!--NEWS-->
      <text:h text:style-name="P10" text:outline-level="1">
<text:span text:style-name="T4">
Russian troops fired at Sumy and Chernihiv during the day - 76 hits</text:span>
</text:h>
      <text:p text:style-name="P4">
Authors: Ukrinform (Person)</text:p>
      <text:p text:style-name="P4">
Publisher: Укринформ (Organization)</text:p>
      <text:p text:style-name="P4">
Published Time: 2023-07-03T-6:58:00+03:00</text:p>
      <text:p text:style-name="P4">
Modified Time: 2023-07-03T20:58:00+03:00</text:p>
      <text:p text:style-name="P4">
Description: On July 3, Russian troops fired at the border areas of Chernihiv and Sumy regions. - Ukrinform.</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Сумщина', 'Чернігівщина', 'Війна з Росією']</text:p>
      <text:p text:style-name="P4">
Type: Article</text:p>
      <!--METADATA-->
      <text:p text:style-name="P4">
<draw:frame draw:style-name="fr1" draw:name="Image26" text:anchor-type="as-char" svg:width="6.9236in" svg:height="3.956343in" draw:z-index="0">
<draw:image xlink:href="../Images/yкринформ/2023-07-03T-6-58-00-03-00/630_360_1657197743-186.jpg" xlink:type="simple" xlink:show="embed" xlink:actuate="onLoad" draw:mime-type="image/jpeg"/>
</draw:frame>
On July 3, the Russian border territories of the Chernihiv Tasum regions were fired at July 3.</text:p>
      <text:p text:style-name="P4">
According to Ukrinform, the Operational Command "North" reports in <text:a xlink:type="simple" xlink:href="https://www.facebook.com/kommander.nord/posts/pfbid02LWvTxqftQrJB8V8NpwbYDL5geAbxwHiHWjL97cxTFkf45SiQR51Bag5tXVumamLBl" text:style-name="Internet_20_link" text:visited-style-name="Visited_20_Internet_20_Link">
Facebook.</text:a>
In the Chernihiv region from 09:25 to 10:00 there were two hit, probably a change in the caliber 120 mm, in the area of the settlement of the bridge.</text:p>
      <text:p text:style-name="P4">
From 12:00 to 12:48, 15 hits were recorded, probably from 120 mm mortar, in the settlement of Timonovichi settlement.</text:p>
      <text:p text:style-name="P4">
There was no information about losses among the local population or damage to civilian infrastructure.</text:p>
      <text:p text:style-name="P4">
From 13:15 to 13:40 17 hits were recorded, probably from a 120 mm mortar, in the settlement of Gremyach. As a result of <text:a xlink:type="simple" xlink:href="https://www.ukrinform.ua/tag-obstril" text:style-name="Internet_20_link" text:visited-style-name="Visited_20_Internet_20_Link">
shelling</text:a>
There was an ignition of a business building. The fire is eliminated.</text:p>
      <text:p text:style-name="P4">
From 14:10 to 14:45 10 hits were recorded, probably from the barrel artillery, in the settlement of Timonovichi settlement.</text:p>
      <text:p text:style-name="P4">
From 17:30 to 18:00, 18 hits were recorded, probably from 120 mm mortar, in the settlement of Klusi.</text:p>
      <text:p text:style-name="P4">
There was no information about losses among the local population or damage to civilian infrastructure.</text:p>
      <text:p text:style-name="P4">
In the Sumy region from 05:10 to 05:15 there were two trains, pre -change of caliber 120 mm, in the area of Bachivsk. Information was not reached on the loss of the average population of civilian infrastructure.</text:p>
      <text:p text:style-name="P4">
<text:span text:style-name="T4">
 Read also: </text:span>
 <text:a xlink:type="simple" xlink:href="https://www.ukrinform.ua/rubric-ato/3730998-vorog-obstrilav-nikopol-zi-stvolnoi-artilerii.html" text:style-name="Internet_20_link" text:visited-style-name="Visited_20_Internet_20_Link">
enemy <text:span text:style-name="T4">
 fire </text:span>
 Nikopol from artillery</text:a>
From 09:20 to 09:50 10 hits were recorded, pre -artillery, in the village of Khodyne. As a result of the shelling, a civilian was injured.</text:p>
      <text:p text:style-name="P4">
From 11:00 to 11:02 there were two hit, probably from a 120 mm mortar, in the area of the settlement of Porokhon. There was no information about the loss of civilian infrastructure in the local population.</text:p>
      <text:p text:style-name="P4">
According to Ukrinform, in the morning of July 3, the Russians attacked the amounts of droneshahed 136. According to Sumy Ova, <text:a xlink:type="simple" xlink:href="https://www.ukrinform.ua/rubric-ato/3730961-u-sumah-kilkist-zagiblih-vid-ataki-rosijskih-bezpilotnikiv-zrosla-do-dvoh.html" text:style-name="Internet_20_link" text:visited-style-name="Visited_20_Internet_20_Link">
as a result of the attack, two persons were killed and 19 rolled. </text:a>
_ Photo illustrative _</text:p>
      <text:p text:style-name="P4">
News Source: <text:a xlink:type="simple" xlink:href="https://www.ukrinform.ua/rubric-ato/3731025-rosijski-vijska-uprodovz-dna-obstriluvali-sumsinu-ta-cernigivsinu-76-vlucan.html" text:style-name="Internet_20_link" text:visited-style-name="Visited_20_Internet_20_Link">
https://www.ukrinform.ua/rubric-ato/3731025-rosijski-vijska-uprodovz-dna-obstriluvali-sumsinu-ta-cernigivsinu-76-vlucan.html</text:a>
</text:p>
      <!--NEWS-->
      <text:h text:style-name="P10" text:outline-level="1">
<text:span text:style-name="T4">
Ukraine for tomorrow predict heat up to +31 °</text:span>
</text:h>
      <text:p text:style-name="P4">
Authors: Ukrinform (Person)</text:p>
      <text:p text:style-name="P4">
Publisher: Укринформ (Organization)</text:p>
      <text:p text:style-name="P4">
Published Time: 2023-07-03T-7:41:00+03:00</text:p>
      <text:p text:style-name="P4">
Modified Time: 2023-07-03T20:41:00+03:00</text:p>
      <text:p text:style-name="P4">
Description: On Tuesday, July 4, there will be changing cloudiness in Ukraine, without precipitation, only in the western and northeastern regions in the afternoon, short-term rain and thunderstorm. - Ukrinform.</text:p>
      <text:p text:style-name="P4">
Images: ['<text:a xlink:type="simple" xlink:href="https://static.ukrinform.com/photos/2022_06/thumb_files/630_360_1655207795-911.jpeg" text:style-name="Internet_20_link" text:visited-style-name="Visited_20_Internet_20_Link">
630_360_16552...</text:a>
']</text:p>
      <text:p text:style-name="P4">
Tags: ['Дощ', 'Гроза', 'Погода', 'Спека', 'Літо']</text:p>
      <text:p text:style-name="P4">
Type: Article</text:p>
      <!--METADATA-->
      <text:p text:style-name="P4">
<draw:frame draw:style-name="fr1" draw:name="Image27" text:anchor-type="as-char" svg:width="6.9236in" svg:height="3.956343in" draw:z-index="0">
<draw:image xlink:href="../Images/yкринформ/2023-07-03T-7-41-00-03-00/630_360_1655207795-911.jpeg" xlink:type="simple" xlink:show="embed" xlink:actuate="onLoad" draw:mime-type="image/jpeg"/>
</draw:frame>
Inverter, July 4, in Ukraine will be changing cloudy, without precipitation, only inhabitant and in the northeastern regions in the afternoon in places of short-term rain, thunderstorms.</text:p>
      <text:p text:style-name="P4">
Ukrinform was reported at the Ukrainian Hydrometeorological Center.</text:p>
      <text:p text:style-name="P4">
Wind of variable directions, 3-8 m/s.</text:p>
      <text:p text:style-name="P4">
Temperature at night 13-18 °, in the south of the country up to 22 °; during the day 26-31 °, in western holes 22-27 °; On the highlands of the Carpathians at night 8-13 °, in the afternoon about 20 °.</text:p>
      <text:p text:style-name="P4">
In Kyiv and Kyiv region, precipitation is not predicted on July 4. The temperature of the opostylok at night is 16-18 °, in the afternoon 28-30 °; In the area at night 13-18 °, in the afternoon 26-31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population worldwide suffers from extreme -gurgical and climatic phenomena - WMO</text:a>
In the next two days in Ukraine, changing cloudiness is maintained. In the western, northern and most central regions, short -term rains with thunderstorms; Finally the territory without precipitation.</text:p>
      <text:p text:style-name="P4">
Temperature in the western regions at night 13-18 °, in the afternoon 23-28 °, in the south of a tangent east of the country at night 19-24 °, in the afternoon 31-36 °, in the rest of the territory at night 16-21 °, in the afternoon 27-32 °.</text:p>
      <text:p text:style-name="P4">
In the capital region of July 5-6, short-term rains are expected(At night), thunderstorms. Temperature in Kiev at night 18-20 °, in the afternoon about 30 °; In the region at night 16-21 °, in the afternoon 27-32 °.</text:p>
      <text:p text:style-name="P4">
During July 7-8, Ukraine will have short-lived, thunderstorms, only on July 7 in the southeastern part of no precipitation in Ukraine.</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ologist </text:span>
 and</text:a>
Temperature in the southern and eastern part at night 20-25 °, in the afternoon 31-36 °; Night areas at night 12-18 °, in the afternoon 20-26 °; in the rest of the territory at night 16-22 °, in the afternoon 26-32 °(July 8 in the northern regions 22-27 °).</text:p>
      <text:p text:style-name="P4">
У Києві та області 7-8 липня короткочасний <text:a xlink:type="simple" xlink:href="https://www.ukrinform.ua/tag-dos" text:style-name="Internet_20_link" text:visited-style-name="Visited_20_Internet_20_Link">
 дощ</text:a>
, thunderstorms. Temperature in the capital at night18-20 °; On July 7, 28-30 °, July 8, 24-26 °. On the region at night 16-21 °; In the afternoon 7 26-31 °, July 8 22-27 °.</text:p>
      <text:p text:style-name="P4">
News Source: <text:a xlink:type="simple" xlink:href="https://www.ukrinform.ua/rubric-regions/3730871-ukraini-na-zavtra-prognozuut-speku-do-31.html" text:style-name="Internet_20_link" text:visited-style-name="Visited_20_Internet_20_Link">
https://www.ukrinform.ua/rubric-regions/3730871-ukraini-na-zavtra-prognozuut-speku-do-31.html</text:a>
</text:p>
      <!--NEWS-->
      <text:h text:style-name="P10" text:outline-level="1">
<text:span text:style-name="T4">
At Avdiyivka direction Russian army shelled Avdiyivka and Pervomayske and Berdychi of Donetsk...</text:span>
</text:h>
      <text:p text:style-name="P4">
Authors: liveuamap (Language: en)</text:p>
      <text:p text:style-name="P4">
Time: 2023-07-03T-8:00:00</text:p>
      <text:p text:style-name="P4">
Location: Donetsk Oblast (Latitude:48.19184 Longtitude:37.64946)</text:p>
      <text:p text:style-name="P4">
Videos: []</text:p>
      <text:p text:style-name="P4">
Images: []</text:p>
      <text:p text:style-name="P4">
Tags: ["Russia"]</text:p>
      <text:p text:style-name="P4">
Id: 22573274</text:p>
      <!--METADATA-->
      <text:p text:style-name="P4">
At Avdiyivka direction Russian army shelled Avdiyivka and Pervomayske andBerdychi of Donetsk region. Russian aviation conducted airstrike at Avdiyivka,- General Staff of Armed Forces of Ukraine says in the morning report</text:p>
      <text:p text:style-name="P4">
News Collection Link: <text:a xlink:type="simple" xlink:href="https:\/\/liveuamap.com\/en\/2023\/3-july-at-avdiyivka-direction-russian-army-shelled-avdiyivka" text:style-name="Internet_20_link" text:visited-style-name="Visited_20_Internet_20_Link">
https:\/\/liveuamap.com\/en\/2023\/3-july-at-avdiyivka-direction-russian-army-shelled-avdiyivka</text:a>
</text:p>
      <text:p text:style-name="P4">
News Source: <text:a xlink:type="simple" xlink:href="https://t.me/lumsrc/5259" text:style-name="Internet_20_link" text:visited-style-name="Visited_20_Internet_20_Link">
https://t.me/lumsrc/5259</text:a>
</text:p>
      <!--NEWS-->
      <text:h text:style-name="P10" text:outline-level="1">
<text:span text:style-name="T4">
Armed Forces in a month can half the artillery potential of Russians - expert</text:span>
</text:h>
      <text:p text:style-name="P4">
Authors: Ukrinform (Person)</text:p>
      <text:p text:style-name="P4">
Publisher: Укринформ (Organization)</text:p>
      <text:p text:style-name="P4">
Published Time: 2023-07-03T-8:29:02+03:00</text:p>
      <text:p text:style-name="P4">
Modified Time: 2023-07-03T20:29:02+03:00</text:p>
      <text:p text:style-name="P4">
Description: The Armed Forces of Ukraine in a month can half reduce the artillery potential of the enemy. - Ukrinform.</text:p>
      <text:p text:style-name="P4">
Images: ['<text:a xlink:type="simple" xlink:href="https://static.ukrinform.com/photos/2022_09/thumb_files/630_360_1663735718-305.jpg" text:style-name="Internet_20_link" text:visited-style-name="Visited_20_Internet_20_Link">
630_360_16637...</text:a>
']</text:p>
      <text:p text:style-name="P4">
Tags: ['Бахмут', 'Крим', 'ЗСУ', 'Війна з Росією']</text:p>
      <text:p text:style-name="P4">
Type: Article</text:p>
      <!--METADATA-->
      <text:p text:style-name="P4">
<draw:frame draw:style-name="fr1" draw:name="Image28" text:anchor-type="as-char" svg:width="6.9236in" svg:height="3.956343in" draw:z-index="0">
<draw:image xlink:href="../Images/yкринформ/2023-07-03T-8-29-02-03-00/630_360_1663735718-305.jpg" xlink:type="simple" xlink:show="embed" xlink:actuate="onLoad" draw:mime-type="image/jpeg"/>
</draw:frame>
Arms of Ukraine in a month can halve the artillery potential.</text:p>
      <text:p text:style-name="P4">
He told about it <text:a xlink:type="simple" xlink:href="https://ukr.radio/news.html" text:style-name="Internet_20_link" text:visited-style-name="Visited_20_Internet_20_Link">
Ukrainian radio</text:a>
Military expert Alexeygetman, Ukrinform reports.</text:p>
      <text:p text:style-name="P4">
According to him, during the passing week, the situation on the front was significantly invariable. But this does not mean that the offensive of the Armed Forces has been suspended or does not have any successes.</text:p>
      <text:p text:style-name="P4">
"The Armed Forces of the Armed Forces are enemy rear, destroying up to 30 enemy artillery per day. With such a rate per month of the Armed Forces can reduce the possibility of an enemy in artillery per month. Not from the point of view of the number of scales, but with respect to the number of artisms," the hetman said.</text:p>
      <text:p text:style-name="P4">
<text:span text:style-name="T4">
 Read also: </text:span>
 <text:a xlink:type="simple" xlink:href="https://www.ukrinform.ua/rubric-ato/3731014-sili-oboroni-z-boami-prosuvautsa-na-pivdennomu-flanzi-v-rajoni-klisiivki-malar.html" text:style-name="Internet_20_link" text:visited-style-name="Visited_20_Internet_20_Link">
defense forces with battles moving on the southern flank of the mite - <text:span text:style-name="T4">
 painter </text:span>
</text:a>
According to him, this is only the first phase of Ukrainian offensive actions.</text:p>
      <text:p text:style-name="P4">
"So far, the main forces we planned to apply in this operation are unburdened. We bleed the enemy rear, destroy its warehouses, infrastructure, various logistics routes, and destroy high -artillery systems in the counter -battery struggle - up to 30 units of their artillery. They use artillery systems, then with such temples, we can at least a few weeks or a month in half their opportunities in artillery. Not from the point of view of the number of shots, because they remain shells, but in relation to the number of artillery systems from which they can fire " , - the hetman explained.</text:p>
      <text:p text:style-name="P4">
However, the expert noted that the defensive structures of the invaders are more powerful than during the Second World War. In addition, the enemy has the ability to replace them with differential.<text:span text:style-name="T4">
 Read also: </text:span>
 <text:a xlink:type="simple" xlink:href="https://www.ukrinform.ua/rubric-ato/3731011-na-shodi-ukraini-zoseredzeni-blizko-180-tisac-rosijskih-soldativ-cerevatij.html" text:style-name="Internet_20_link" text:visited-style-name="Visited_20_Internet_20_Link">
About 180 thousand Russian soldiers are concentrated in eastern Ukraine - <text:span text:style-name="T4">
 Cleam </text:span>
</text:a>
The enemy intensified the Swativ Front for distraction, adds a military expert. A similar situation in the Lyman and Kupyansk directions.</text:p>
      <text:p text:style-name="P4">
"Overseas and Ukrainian analysts suggest that the main directions of our complementary actions should be in the south, so that we have taken to the coast of the Azov Sea through Melitopol Tatyansk and were able to cut the temporary-heated Crimea and those enemy groups from Federation. That is, on the land, then, which they punched at the beginning of a full -scale invasion, "hetman emphasized.</text:p>
      <text:p text:style-name="P4">
At the same time, the analyst is convinced that the Russians have no strength and means for recent promotion.</text:p>
      <text:p text:style-name="P4">
"When we say that they are throwing certain reserves, we need to understand that in the middle of Russia, they have no second army in the rear, there are no reserves that they can attach to strengthen their defense or in some areas of the counter -offensive.97% Front. They are moving their troops along the front and in the hottest destinations. Hetman.</text:p>
      <text:p text:style-name="P4">
At the same time, the Armed Forces occupied a certain bridgehead on the left bank of the Dnieper and kept it.</text:p>
      <text:p text:style-name="P4">
<text:span text:style-name="T4">
 Read also: </text:span>
 <text:a xlink:type="simple" xlink:href="https://www.ukrinform.ua/rubric-crimea/3730791-rosiani-namagautsa-maksimalno-vikoristovuvati-slahi-v-obizd-congarskogo-mostu-gumenuk.html" text:style-name="Internet_20_link" text:visited-style-name="Visited_20_Internet_20_Link">
Russians try to maximize the ways of the Chongar Bridge - <text:span text:style-name="T4">
 Humeniuk </text:span>
</text:a>
</text:p>
      <text:p text:style-name="P4">
As reported by Ukrinform, President of Ukraine Volodymyr Zelensky stated that <text:a xlink:type="simple" xlink:href="https://www.ukrinform.ua/rubric-ato/3730904-vijna-ne-zakincitsa-poki-krim-bude-pid-okupacieu-zelenskij.html" text:style-name="Internet_20_link" text:visited-style-name="Visited_20_Internet_20_Link">
the ultimate goal of Ukraine</text:a>
There is a de -occupation of Crimea and then it will mean that "the war is over" and "peace" without Crimean will not be considered a victory.</text:p>
      <text:p text:style-name="P4">
News Source: <text:a xlink:type="simple" xlink:href="https://www.ukrinform.ua/rubric-ato/3731022-zsu-za-misac-mozut-napolovinu-skorotiti-artilerijskij-potencial-rosian-ekspert.html" text:style-name="Internet_20_link" text:visited-style-name="Visited_20_Internet_20_Link">
https://www.ukrinform.ua/rubric-ato/3731022-zsu-za-misac-mozut-napolovinu-skorotiti-artilerijskij-potencial-rosian-ekspert.html</text:a>
</text:p>
      <!--NEWS-->
      <text:h text:style-name="P10" text:outline-level="1">
<text:span text:style-name="T4">
Reznikov showed the Ukrainian SAU "Bogdan"</text:span>
</text:h>
      <text:p text:style-name="P4">
Authors: Ukrinform (Person)</text:p>
      <text:p text:style-name="P4">
Publisher: Укринформ (Organization)</text:p>
      <text:p text:style-name="P4">
Published Time: 2023-07-03T-9:03:00+03:00</text:p>
      <text:p text:style-name="P4">
Modified Time: 2023-07-03T20:03:00+03:00</text:p>
      <text:p text:style-name="P4">
Description: The Minister of Defense of Ukraine Oleksiy Reznikov posted a photo of a self -propelled artillery installation (SAU) of Bogdan, Ukrainian -made on the front and promised that there would be more guns. - Ukrinform.</text:p>
      <text:p text:style-name="P4">
Images: ['<text:a xlink:type="simple" xlink:href="https://static.ukrinform.com/photos/2023_03/thumb_files/630_360_1680107367-327.jpg" text:style-name="Internet_20_link" text:visited-style-name="Visited_20_Internet_20_Link">
630_360_16801...</text:a>
']</text:p>
      <text:p text:style-name="P4">
Tags: ['Військова техніка', 'Резніков']</text:p>
      <text:p text:style-name="P4">
Type: Article</text:p>
      <!--METADATA-->
      <text:p text:style-name="P4">
<draw:frame draw:style-name="fr1" draw:name="Image29" text:anchor-type="as-char" svg:width="6.9236in" svg:height="3.956343in" draw:z-index="0">
<draw:image xlink:href="../Images/yкринформ/2023-07-03T-9-03-00-03-00/630_360_1680107367-327.jpg" xlink:type="simple" xlink:show="embed" xlink:actuate="onLoad" draw:mime-type="image/jpeg"/>
</draw:frame>
Ministry of Ministry of Ukraine Alexei Reznikov posted a photo of a self -propelled artillery installation(Healthy)Bogdan's Ukrainian production involved in Nafroron, and promised that there would be more guns.</text:p>
      <text:p text:style-name="P4">
Rennikov wrote about it in <text:a xlink:type="simple" xlink:href="https://twitter.com/oleksiireznikov/status/1675848553619439616" text:style-name="Internet_20_link" text:visited-style-name="Visited_20_Internet_20_Link">
Twitter</text:a>
, reports Ukrinform.</text:p>
      <text:p text:style-name="P4">
“Ukrainians are a very hospitable nation. As we can see in the photo, the design of the Ukrainian155 mm of the self-propelled howitzer "Bogdan" provides a convenient crew table, to get a delicious meal. We will have more guns!” - wrote <text:a xlink:type="simple" xlink:href="https://www.ukrinform.ua/tag-reznikov" text:style-name="Internet_20_link" text:visited-style-name="Visited_20_Internet_20_Link">
Reznikov. </text:a>
</text:p>
      <text:p text:style-name="P4">
<text:span text:style-name="T4">
 Read also: </text:span>
 <text:a xlink:type="simple" xlink:href="https://www.ukrinform.ua/rubric-ato/3730604-tanki-leopard-v-ukraini-pokazut-na-so-voni-zdatni-reznikov.html" text:style-name="Internet_20_link" text:visited-style-name="Visited_20_Internet_20_Link">
Leopard tanks in Ukraine will show what they are capable of - <text:span text:style-name="T4">
 Reznikov </text:span>
</text:a>
As it was reported, Bogdan's SAU is a joint development of Kramatorsk factory machine tools and the company "Ukrainian Armored vehicles", the first Ukrainian NATO standard system. It is this installation of the playing role in the liberated island of Snake in June 2022.</text:p>
      <text:p text:style-name="P4">
News Source: <text:a xlink:type="simple" xlink:href="https://www.ukrinform.ua/rubric-ato/3731010-reznikov-pokazav-ukrainsku-sau-bogdana.html" text:style-name="Internet_20_link" text:visited-style-name="Visited_20_Internet_20_Link">
https://www.ukrinform.ua/rubric-ato/3731010-reznikov-pokazav-ukrainsku-sau-bogdana.html</text:a>
</text:p>
      <!--NEWS-->
      <text:h text:style-name="P10" text:outline-level="1">
<text:span text:style-name="T4">
Ukrainian air defense shot down 13 of 17 Shahed drones launched by Russia overnight</text:span>
</text:h>
      <text:p text:style-name="P4">
Authors: liveuamap (Language: en)</text:p>
      <text:p text:style-name="P4">
Time: 2023-07-03T01:12:55</text:p>
      <text:p text:style-name="P4">
Location: Dnipro (Latitude:47.93107 Longtitude:35.17822)</text:p>
      <text:p text:style-name="P4">
Videos: []</text:p>
      <text:p text:style-name="P4">
Images: ["<text:a xlink:type="simple" xlink:href="https://liveuamap.com/pics/2023/07/03/22573138_0.jpg" text:style-name="Internet_20_link" text:visited-style-name="Visited_20_Internet_20_Link">
22573138_0.jpg</text:a>
"]</text:p>
      <text:p text:style-name="P4">
Tags: ["Europe", "Central and Eastern Europe"]</text:p>
      <text:p text:style-name="P4">
Id: 22573138</text:p>
      <!--METADATA-->
      <text:p text:style-name="P4">
Ukrainian air defense shot down 13 of 17 Shahed drones launched by Russiaovernight</text:p>
      <text:p text:style-name="P4">
<draw:frame draw:style-name="fr1" draw:name="Image31" text:anchor-type="as-char" svg:width="6.9236in" svg:height="6.9236in" draw:z-index="0">
<draw:image xlink:href="../Images/liveuamap/2023-07-03T01-12-55/22573138_0.jpg" xlink:type="simple" xlink:show="embed" xlink:actuate="onLoad" draw:mime-type="image/jpeg"/>
</draw:frame>
News Collection Link: <text:a xlink:type="simple" xlink:href="https:\/\/liveuamap.com\/en\/2023\/3-july-ukrainian-air-defense-shot-down-13-of-17-shahed-drones" text:style-name="Internet_20_link" text:visited-style-name="Visited_20_Internet_20_Link">
https:\/\/liveuamap.com\/en\/2023\/3-july-ukrainian-air-defense-shot-down-13-of-17-shahed-drones</text:a>
</text:p>
      <text:p text:style-name="P4">
News Source: <text:a xlink:type="simple" xlink:href="https://t.me/kpszsu/3031" text:style-name="Internet_20_link" text:visited-style-name="Visited_20_Internet_20_Link">
https://t.me/kpszsu/3031</text:a>
</text:p>
      <!--NEWS-->
      <text:h text:style-name="P10" text:outline-level="1">
<text:span text:style-name="T4">
General Staff of Armed Forces of Ukraine estimates Russian losses at 230260</text:span>
</text:h>
      <text:p text:style-name="P4">
Authors: liveuamap (Language: en)</text:p>
      <text:p text:style-name="P4">
Time: 2023-07-03T01:14:46</text:p>
      <text:p text:style-name="P4">
Location: Kyiv, Kyiv city (Latitude:50.44425 Longtitude:30.52903)</text:p>
      <text:p text:style-name="P4">
Videos: []</text:p>
      <text:p text:style-name="P4">
Images: ["<text:a xlink:type="simple" xlink:href="https://liveuamap.com/pics/2023/07/03/22573139_0.jpg" text:style-name="Internet_20_link" text:visited-style-name="Visited_20_Internet_20_Link">
22573139_0.jpg</text:a>
"]</text:p>
      <text:p text:style-name="P4">
Tags: ["Europe", "Central and Eastern Europe"]</text:p>
      <text:p text:style-name="P4">
Id: 22573139</text:p>
      <!--METADATA-->
      <text:p text:style-name="P4">
General Staff of Armed Forces of Ukraine estimates Russian losses at 230260</text:p>
      <text:p text:style-name="P4">
<draw:frame draw:style-name="fr1" draw:name="Image32" text:anchor-type="as-char" svg:width="6.9236in" svg:height="9.200797in" draw:z-index="0">
<draw:image xlink:href="../Images/liveuamap/2023-07-03T01-14-46/22573139_0.jpg" xlink:type="simple" xlink:show="embed" xlink:actuate="onLoad" draw:mime-type="image/jpeg"/>
</draw:frame>
News Collection Link: <text:a xlink:type="simple" xlink:href="https:\/\/liveuamap.com\/en\/2023\/3-july-general-staff-of-armed-forces-of-ukraine-estimates" text:style-name="Internet_20_link" text:visited-style-name="Visited_20_Internet_20_Link">
https:\/\/liveuamap.com\/en\/2023\/3-july-general-staff-of-armed-forces-of-ukraine-estimates</text:a>
</text:p>
      <text:p text:style-name="P4">
News Source: <text:a xlink:type="simple" xlink:href="https://t.me/GeneralStaffZSU/8535" text:style-name="Internet_20_link" text:visited-style-name="Visited_20_Internet_20_Link">
https://t.me/GeneralStaffZSU/8535</text:a>
</text:p>
      <!--NEWS-->
      <text:h text:style-name="P10" text:outline-level="1">
<text:span text:style-name="T4">
Destruction in Kushugum as result of Russian missile strike with S-300 missiles</text:span>
</text:h>
      <text:p text:style-name="P4">
Authors: liveuamap (Language: en)</text:p>
      <text:p text:style-name="P4">
Time: 2023-07-03T03:18:00</text:p>
      <text:p text:style-name="P4">
Location: Zaporizhiye (Latitude:47.70907 Longtitude:35.21358)</text:p>
      <text:p text:style-name="P4">
Videos: []</text:p>
      <text:p text:style-name="P4">
Images: ["<text:a xlink:type="simple" xlink:href="https://liveuamap.com/pics/2023/07/03/22573252_0.jpg" text:style-name="Internet_20_link" text:visited-style-name="Visited_20_Internet_20_Link">
22573252_0.jpg</text:a>
", "<text:a xlink:type="simple" xlink:href="https://liveuamap.com/pics/2023/07/03/22573252_1.jpg" text:style-name="Internet_20_link" text:visited-style-name="Visited_20_Internet_20_Link">
22573252_1.jpg</text:a>
", "<text:a xlink:type="simple" xlink:href="https://liveuamap.com/pics/2023/07/03/22573252_2.jpg" text:style-name="Internet_20_link" text:visited-style-name="Visited_20_Internet_20_Link">
22573252_2.jpg</text:a>
", "<text:a xlink:type="simple" xlink:href="https://liveuamap.com/pics/2023/07/03/22573252_3.jpg" text:style-name="Internet_20_link" text:visited-style-name="Visited_20_Internet_20_Link">
22573252_3.jpg</text:a>
", "<text:a xlink:type="simple" xlink:href="https://liveuamap.com/pics/2023/07/03/22573252_4.jpg" text:style-name="Internet_20_link" text:visited-style-name="Visited_20_Internet_20_Link">
22573252_4.jpg</text:a>
", "<text:a xlink:type="simple" xlink:href="https://liveuamap.com/pics/2023/07/03/22573252_5.jpg" text:style-name="Internet_20_link" text:visited-style-name="Visited_20_Internet_20_Link">
22573252_5.jpg</text:a>
"]</text:p>
      <text:p text:style-name="P4">
Tags: ["Russia", "Europe"]</text:p>
      <text:p text:style-name="P4">
Id: 22573252</text:p>
      <!--METADATA-->
      <text:p text:style-name="P4">
Destruction in Kushugum as result of Russian missile strike with S-300missiles</text:p>
      <text:p text:style-name="P4">
<draw:frame draw:style-name="fr1" draw:name="Image34" text:anchor-type="as-char" svg:width="6.9236in" svg:height="9.231467in" draw:z-index="0">
<draw:image xlink:href="../Images/liveuamap/2023-07-03T03-18-00/22573252_1.jpg" xlink:type="simple" xlink:show="embed" xlink:actuate="onLoad" draw:mime-type="image/jpeg"/>
</draw:frame>
<draw:frame draw:style-name="fr1" draw:name="Image35" text:anchor-type="as-char" svg:width="6.9236in" svg:height="9.231467in" draw:z-index="0">
<draw:image xlink:href="../Images/liveuamap/2023-07-03T03-18-00/22573252_2.jpg" xlink:type="simple" xlink:show="embed" xlink:actuate="onLoad" draw:mime-type="image/jpeg"/>
</draw:frame>
<draw:frame draw:style-name="fr1" draw:name="Image36" text:anchor-type="as-char" svg:width="6.9236in" svg:height="9.231467in" draw:z-index="0">
<draw:image xlink:href="../Images/liveuamap/2023-07-03T03-18-00/22573252_3.jpg" xlink:type="simple" xlink:show="embed" xlink:actuate="onLoad" draw:mime-type="image/jpeg"/>
</draw:frame>
<draw:frame draw:style-name="fr1" draw:name="Image37" text:anchor-type="as-char" svg:width="6.9236in" svg:height="9.231467in" draw:z-index="0">
<draw:image xlink:href="../Images/liveuamap/2023-07-03T03-18-00/22573252_4.jpg" xlink:type="simple" xlink:show="embed" xlink:actuate="onLoad" draw:mime-type="image/jpeg"/>
</draw:frame>
<draw:frame draw:style-name="fr1" draw:name="Image38" text:anchor-type="as-char" svg:width="6.9236in" svg:height="9.231467in" draw:z-index="0">
<draw:image xlink:href="../Images/liveuamap/2023-07-03T03-18-00/22573252_5.jpg" xlink:type="simple" xlink:show="embed" xlink:actuate="onLoad" draw:mime-type="image/jpeg"/>
</draw:frame>
News Collection Link: <text:a xlink:type="simple" xlink:href="https:\/\/liveuamap.com\/en\/2023\/3-july-destruction-in-kushugum-as-result-of-russian-missile" text:style-name="Internet_20_link" text:visited-style-name="Visited_20_Internet_20_Link">
https:\/\/liveuamap.com\/en\/2023\/3-july-destruction-in-kushugum-as-result-of-russian-missile</text:a>
</text:p>
      <text:p text:style-name="P4">
News Source: <text:a xlink:type="simple" xlink:href="https://t.me/info_zp/39895" text:style-name="Internet_20_link" text:visited-style-name="Visited_20_Internet_20_Link">
https://t.me/info_zp/39895</text:a>
</text:p>
      <!--NEWS-->
      <text:h text:style-name="P10" text:outline-level="1">
<text:span text:style-name="T4">
FSB detained a man in Crimea, accused him in plotting assassination of the head of occupation...</text:span>
</text:h>
      <text:p text:style-name="P4">
Authors: liveuamap (Language: en)</text:p>
      <text:p text:style-name="P4">
Time: 2023-07-03T03:22:51</text:p>
      <text:p text:style-name="P4">
Location: Simferopol, Crimea (Latitude:44.94986 Longtitude:34.10603)</text:p>
      <text:p text:style-name="P4">
Videos: []</text:p>
      <text:p text:style-name="P4">
Images: []</text:p>
      <text:p text:style-name="P4">
Tags: ["Europe", "Central and Eastern Europe"]</text:p>
      <text:p text:style-name="P4">
Id: 22573205</text:p>
      <!--METADATA-->
      <text:p text:style-name="P4">
FSB detained a man in Crimea, accused him in plotting assassination of thehead of occupational authorities Sergey Aksyonov</text:p>
      <text:p text:style-name="P4">
News Collection Link: <text:a xlink:type="simple" xlink:href="https:\/\/liveuamap.com\/en\/2023\/3-july-fsb-detained-a-man-in-crimea-accused-him-in-plotting" text:style-name="Internet_20_link" text:visited-style-name="Visited_20_Internet_20_Link">
https:\/\/liveuamap.com\/en\/2023\/3-july-fsb-detained-a-man-in-crimea-accused-him-in-plotting</text:a>
</text:p>
      <text:p text:style-name="P4">
News Source: <text:a xlink:type="simple" xlink:href="https://t.me/shot_shot/53629" text:style-name="Internet_20_link" text:visited-style-name="Visited_20_Internet_20_Link">
https://t.me/shot_shot/53629</text:a>
</text:p>
      <!--NEWS-->
      <text:h text:style-name="P10" text:outline-level="1">
<text:span text:style-name="T4">
Russian drone hit residential house in central Sumy</text:span>
</text:h>
      <text:p text:style-name="P4">
Authors: liveuamap (Language: en)</text:p>
      <text:p text:style-name="P4">
Time: 2023-07-03T04:35:52</text:p>
      <text:p text:style-name="P4">
Location: Sumy, Sums'ka oblast (Latitude:50.90217 Longtitude:34.79125)</text:p>
      <text:p text:style-name="P4">
Videos: []</text:p>
      <text:p text:style-name="P4">
Images: ["<text:a xlink:type="simple" xlink:href="https://liveuamap.com/pics/2023/07/03/22573253_0.jpg" text:style-name="Internet_20_link" text:visited-style-name="Visited_20_Internet_20_Link">
22573253_0.jpg</text:a>
"]</text:p>
      <text:p text:style-name="P4">
Tags: ["Russia", "Europe"]</text:p>
      <text:p text:style-name="P4">
Id: 22573253</text:p>
      <!--METADATA-->
      <text:p text:style-name="P4">
Russian drone hit residential house in central Sumy</text:p>
      <text:p text:style-name="P4">
<draw:frame draw:style-name="fr1" draw:name="Image39" text:anchor-type="as-char" svg:width="6.9236in" svg:height="3.894525in" draw:z-index="0">
<draw:image xlink:href="../Images/liveuamap/2023-07-03T04-35-52/22573253_0.jpg" xlink:type="simple" xlink:show="embed" xlink:actuate="onLoad" draw:mime-type="image/jpeg"/>
</draw:frame>
News Collection Link: <text:a xlink:type="simple" xlink:href="https:\/\/liveuamap.com\/en\/2023\/3-july-russian-drone-hit-residential-house-in-central-sumy" text:style-name="Internet_20_link" text:visited-style-name="Visited_20_Internet_20_Link">
https:\/\/liveuamap.com\/en\/2023\/3-july-russian-drone-hit-residential-house-in-central-sumy</text:a>
</text:p>
      <text:p text:style-name="P4">
News Source: <text:a xlink:type="simple" xlink:href="https://t.me/suspilnesumy/12812" text:style-name="Internet_20_link" text:visited-style-name="Visited_20_Internet_20_Link">
https://t.me/suspilnesumy/12812</text:a>
</text:p>
      <!--NEWS-->
      <text:h text:style-name="P10" text:outline-level="1">
<text:span text:style-name="T4">
Russian Ka-52 helicopter was shot down on Berdyansk direction</text:span>
</text:h>
      <text:p text:style-name="P4">
Authors: liveuamap (Language: en)</text:p>
      <text:p text:style-name="P4">
Time: 2023-07-03T04:45:39</text:p>
      <text:p text:style-name="P4">
Location: Velyka Novosilka (Latitude:47.56831 Longtitude:36.26738)</text:p>
      <text:p text:style-name="P4">
Videos: []</text:p>
      <text:p text:style-name="P4">
Images: []</text:p>
      <text:p text:style-name="P4">
Tags: ["Europe", "Central and Eastern Europe"]</text:p>
      <text:p text:style-name="P4">
Id: 22573259</text:p>
      <!--METADATA-->
      <text:p text:style-name="P4">
Russian Ka-52 helicopter was shot down on Berdyansk direction</text:p>
      <text:p text:style-name="P4">
News Collection Link: <text:a xlink:type="simple" xlink:href="https:\/\/liveuamap.com\/en\/2023\/3-july-russian-ka52-helicopter-was-shot-down-on-berdyansk" text:style-name="Internet_20_link" text:visited-style-name="Visited_20_Internet_20_Link">
https:\/\/liveuamap.com\/en\/2023\/3-july-russian-ka52-helicopter-was-shot-down-on-berdyansk</text:a>
</text:p>
      <text:p text:style-name="P4">
News Source: <text:a xlink:type="simple" xlink:href="https://t.me/lachentyt/31327" text:style-name="Internet_20_link" text:visited-style-name="Visited_20_Internet_20_Link">
https://t.me/lachentyt/31327</text:a>
</text:p>
      <!--NEWS-->
      <text:h text:style-name="P10" text:outline-level="1">
<text:span text:style-name="T4">
Ukrainian Defence Forces have advanced at Novodarivka - Pryutne, Novodanylivka - Robotyne and...</text:span>
</text:h>
      <text:p text:style-name="P4">
Authors: liveuamap (Language: en)</text:p>
      <text:p text:style-name="P4">
Time: 2023-07-03T05:00:00</text:p>
      <text:p text:style-name="P4">
Location: Velyka Novosilka (Latitude:47.77755 Longtitude:36.76783)</text:p>
      <text:p text:style-name="P4">
Videos: []</text:p>
      <text:p text:style-name="P4">
Images: []</text:p>
      <text:p text:style-name="P4">
Tags: ["Europe"]</text:p>
      <text:p text:style-name="P4">
Id: 22573285</text:p>
      <!--METADATA-->
      <text:p text:style-name="P4">
Ukrainian Defence Forces have advanced at Novodarivka - Pryutne, Novodanylivka- Robotyne and Novosilka - Staromayorske directions, - General Staff of ArmedForces of Ukraine says in the morning report</text:p>
      <text:p text:style-name="P4">
News Collection Link: <text:a xlink:type="simple" xlink:href="https:\/\/liveuamap.com\/en\/2023\/3-july-ukrainian-defence-forces-have-advanced-at-novodarivka" text:style-name="Internet_20_link" text:visited-style-name="Visited_20_Internet_20_Link">
https:\/\/liveuamap.com\/en\/2023\/3-july-ukrainian-defence-forces-have-advanced-at-novodarivka</text:a>
</text:p>
      <text:p text:style-name="P4">
News Source: <text:a xlink:type="simple" xlink:href="https://t.me/lumsrc/5254" text:style-name="Internet_20_link" text:visited-style-name="Visited_20_Internet_20_Link">
https://t.me/lumsrc/5254</text:a>
</text:p>
      <!--NEWS-->
      <text:h text:style-name="P10" text:outline-level="1">
<text:span text:style-name="T4">
At Zaporizhzhia and Kherson directions Russian army shelled Novodarivka, Olhivske, Huliaipole...</text:span>
</text:h>
      <text:p text:style-name="P4">
Authors: liveuamap (Language: en)</text:p>
      <text:p text:style-name="P4">
Time: 2023-07-03T05:01:00</text:p>
      <text:p text:style-name="P4">
Location: Kherson (Latitude:46.6364 Longtitude:32.63112)</text:p>
      <text:p text:style-name="P4">
Videos: []</text:p>
      <text:p text:style-name="P4">
Images: []</text:p>
      <text:p text:style-name="P4">
Tags: ["Russia"]</text:p>
      <text:p text:style-name="P4">
Id: 22573269</text:p>
      <!--METADATA-->
      <text:p text:style-name="P4">
At Zaporizhzhia and Kherson directions Russian army shelled Novodarivka,Olhivske, Huliaipole, Bilohirya of Zaporizhzhia region; Kozatske, Antonivka,Dniprovske of Kherson region and Kherson city. Russian aviation conductedairstrikes at Zmiyivka, Kherson and Antonivka, - General Staff of Armed Forcesof Ukraine says in the morning report</text:p>
      <text:p text:style-name="P4">
News Collection Link: <text:a xlink:type="simple" xlink:href="https:\/\/liveuamap.com\/en\/2023\/3-july-at-zaporizhzhia-and-kherson-directions-russian-army" text:style-name="Internet_20_link" text:visited-style-name="Visited_20_Internet_20_Link">
https:\/\/liveuamap.com\/en\/2023\/3-july-at-zaporizhzhia-and-kherson-directions-russian-army</text:a>
</text:p>
      <text:p text:style-name="P4">
News Source: <text:a xlink:type="simple" xlink:href="https://t.me/lumsrc/5262" text:style-name="Internet_20_link" text:visited-style-name="Visited_20_Internet_20_Link">
https://t.me/lumsrc/5262</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3T05:05:23</text:p>
      <text:p text:style-name="P4">
Location: Bakhmut (Latitude:48.68994 Longtitude:37.89785)</text:p>
      <text:p text:style-name="P4">
Videos: []</text:p>
      <text:p text:style-name="P4">
Images: []</text:p>
      <text:p text:style-name="P4">
Tags: ["Russia"]</text:p>
      <text:p text:style-name="P4">
Id: 22573266</text:p>
      <!--METADATA-->
      <text:p text:style-name="P4">
Russian forces conducting offensive actions in Donetsk and Luhansk regions.Ukrainian military had 39 combat engagements with Russian forces near Minkivkaand Bohdanivka of Donetsk region, Avdiyivka, Maryinka, - General Staff ofArmed Forces of Ukraine says in the morning report</text:p>
      <text:p text:style-name="P4">
News Collection Link: <text:a xlink:type="simple" xlink:href="https:\/\/liveuamap.com\/en\/2023\/3-july-russian-forces-conducting-offensive-actions-in-donetsk" text:style-name="Internet_20_link" text:visited-style-name="Visited_20_Internet_20_Link">
https:\/\/liveuamap.com\/en\/2023\/3-july-russian-forces-conducting-offensive-actions-in-donetsk</text:a>
</text:p>
      <text:p text:style-name="P4">
News Source: <text:a xlink:type="simple" xlink:href="https://t.me/lumsrc/5263" text:style-name="Internet_20_link" text:visited-style-name="Visited_20_Internet_20_Link">
https://t.me/lumsrc/5263</text:a>
</text:p>
      <!--NEWS-->
      <text:h text:style-name="P10" text:outline-level="1">
<text:span text:style-name="T4">
Today the International Centre for the Prosecution of the Crime of Aggression starts its work...</text:span>
</text:h>
      <text:p text:style-name="P4">
Authors: liveuamap (Language: en)</text:p>
      <text:p text:style-name="P4">
Time: 2023-07-03T06:17:00</text:p>
      <text:p text:style-name="P4">
Location: Den Haag, Zuid-Holland (Latitude:52.10554 Longtitude:4.31773)</text:p>
      <text:p text:style-name="P4">
Videos: []</text:p>
      <text:p text:style-name="P4">
Images: []</text:p>
      <text:p text:style-name="P4">
Tags: ["Europe", "Russia"]</text:p>
      <text:p text:style-name="P4">
Id: 22573302</text:p>
      <!--METADATA-->
      <text:p text:style-name="P4">
Today the International Centre for the Prosecution of the Crime of Aggressionstarts its work. Collecting evidence and documenting Russia’s crimes so theperpetrators can be brought to justice. First step towards a tribunal for thecrime of aggression</text:p>
      <text:p text:style-name="P4">
News Collection Link: <text:a xlink:type="simple" xlink:href="https:\/\/liveuamap.com\/en\/2023\/3-july-today-the-international-centre-for-the-prosecution" text:style-name="Internet_20_link" text:visited-style-name="Visited_20_Internet_20_Link">
https:\/\/liveuamap.com\/en\/2023\/3-july-today-the-international-centre-for-the-prosecution</text:a>
</text:p>
      <text:p text:style-name="P4">
News Source: <text:a xlink:type="simple" xlink:href="https://twitter.com/vonderleyen/status/1675795810900930561" text:style-name="Internet_20_link" text:visited-style-name="Visited_20_Internet_20_Link">
https://twitter.com/vonderleyen/status/1675795810900930561</text:a>
</text:p>
      <!--NEWS-->
      <text:h text:style-name="P10" text:outline-level="1">
<text:span text:style-name="T4">
Several houses on fire after shelling with MLRS GRAD in Belaya Berezka village of Briansk region</text:span>
</text:h>
      <text:p text:style-name="P4">
Authors: liveuamap (Language: en)</text:p>
      <text:p text:style-name="P4">
Time: 2023-07-03T06:32:00</text:p>
      <text:p text:style-name="P4">
Location: Bryansk,Bryanskaya oblast' (Latitude:52.37953 Longtitude:33.48385)</text:p>
      <text:p text:style-name="P4">
Videos: []</text:p>
      <text:p text:style-name="P4">
Images: ["<text:a xlink:type="simple" xlink:href="https://liveuamap.com/pics/2023/07/03/22573290_0.jpg" text:style-name="Internet_20_link" text:visited-style-name="Visited_20_Internet_20_Link">
22573290_0.jpg</text:a>
", "<text:a xlink:type="simple" xlink:href="https://liveuamap.com/pics/2023/07/03/22573290_1.jpg" text:style-name="Internet_20_link" text:visited-style-name="Visited_20_Internet_20_Link">
22573290_1.jpg</text:a>
"]</text:p>
      <text:p text:style-name="P4">
Tags: ["Central and Eastern Europe", "Russia"]</text:p>
      <text:p text:style-name="P4">
Id: 22573290</text:p>
      <!--METADATA-->
      <text:p text:style-name="P4">
Several houses on fire after shelling with MLRS GRAD in Belaya Berezka village of Bryansk region<draw:frame draw:style-name="fr1" draw:name="Image40" text:anchor-type="as-char" svg:width="6.9236in" svg:height="3.894525in" draw:z-index="0">
<draw:image xlink:href="../Images/liveuamap/2023-07-03T06-32-00/22573290_0.jpg" xlink:type="simple" xlink:show="embed" xlink:actuate="onLoad" draw:mime-type="image/jpeg"/>
</draw:frame>
<draw:frame draw:style-name="fr1" draw:name="Image41" text:anchor-type="as-char" svg:width="6.9236in" svg:height="3.894525in" draw:z-index="0">
<draw:image xlink:href="../Images/liveuamap/2023-07-03T06-32-00/22573290_1.jpg" xlink:type="simple" xlink:show="embed" xlink:actuate="onLoad" draw:mime-type="image/jpeg"/>
</draw:frame>
News Collection Link: <text:a xlink:type="simple" xlink:href="https:\/\/liveuamap.com\/en\/2023\/3-july-several-houses-on-fire-after-shelling-with-mlrs-grad" text:style-name="Internet_20_link" text:visited-style-name="Visited_20_Internet_20_Link">
https:\/\/liveuamap.com\/en\/2023\/3-july-several-houses-on-fire-after-shelling-with-mlrs-grad</text:a>
</text:p>
      <text:p text:style-name="P4">
News Source: <text:a xlink:type="simple" xlink:href="https://t.me/breakingmash/45586" text:style-name="Internet_20_link" text:visited-style-name="Visited_20_Internet_20_Link">
https://t.me/breakingmash/45586</text:a>
</text:p>
      <!--NEWS-->
      <text:h text:style-name="P10" text:outline-level="1">
<text:span text:style-name="T4">
1 person killed as result of Russian drone attack in Sumy</text:span>
</text:h>
      <text:p text:style-name="P4">
Authors: liveuamap (Language: en)</text:p>
      <text:p text:style-name="P4">
Time: 2023-07-03T06:43:39</text:p>
      <text:p text:style-name="P4">
Location: Sumy, Sums'ka oblast (Latitude:50.90187 Longtitude:34.79125)</text:p>
      <text:p text:style-name="P4">
Videos: []</text:p>
      <text:p text:style-name="P4">
Images: []</text:p>
      <text:p text:style-name="P4">
Tags: ["Europe", "Central and Eastern Europe"]</text:p>
      <text:p text:style-name="P4">
Id: 22573292</text:p>
      <!--METADATA-->
      <text:p text:style-name="P4">
1 person killed as result of Russian drone attack in Sumy</text:p>
      <text:p text:style-name="P4">
News Collection Link: <text:a xlink:type="simple" xlink:href="https:\/\/liveuamap.com\/en\/2023\/3-july-1-person-killed-as-result-of-russian-drone-attack" text:style-name="Internet_20_link" text:visited-style-name="Visited_20_Internet_20_Link">
https:\/\/liveuamap.com\/en\/2023\/3-july-1-person-killed-as-result-of-russian-drone-attack</text:a>
</text:p>
      <text:p text:style-name="P4">
News Source: <text:a xlink:type="simple" xlink:href="https://t.me/UkraineNow/35593" text:style-name="Internet_20_link" text:visited-style-name="Visited_20_Internet_20_Link">
https://t.me/UkraineNow/35593</text:a>
</text:p>
      <!--NEWS-->
      <text:h text:style-name="P10" text:outline-level="1">
<text:span text:style-name="T4">
Ukraine’s Zaporizhzhya nuclear power plant has been reconnected to its only available back-up...</text:span>
</text:h>
      <text:p text:style-name="P4">
Authors: liveuamap (Language: en)</text:p>
      <text:p text:style-name="P4">
Time: 2023-07-03T09:27:23</text:p>
      <text:p text:style-name="P4">
Location: Enerhodar,Zaporiz'ka oblast (Latitude:47.50572 Longtitude:34.58788)</text:p>
      <text:p text:style-name="P4">
Videos: []</text:p>
      <text:p text:style-name="P4">
Images: []</text:p>
      <text:p text:style-name="P4">
Tags: ["Energy"]</text:p>
      <text:p text:style-name="P4">
Id: 22573307</text:p>
      <!--METADATA-->
      <text:p text:style-name="P4">
Ukraine’s Zaporizhzhya nuclear power plant has been reconnected to its onlyavailable back-up power line 4 months after it was lost but the site’s powersituation remains extremely fragile during the ongoing military conflict DG@rafaelmgrossi said today</text:p>
      <text:p text:style-name="P4">
News Collection Link: <text:a xlink:type="simple" xlink:href="https:\/\/liveuamap.com\/en\/2023\/3-july-ukraine's-zaporizhzhia-nuclear-power-plant-has-been" text:style-name="Internet_20_link" text:visited-style-name="Visited_20_Internet_20_Link">
https:\/\/liveuamap.com\/en\/2023\/3-july-ukraines-zaporizhzhya-nuclear-power-plant-has-been</text:a>
</text:p>
      <text:p text:style-name="P4">
News Source: <text:a xlink:type="simple" xlink:href="https://twitter.com/iaeaorg/status/1675855008649052161" text:style-name="Internet_20_link" text:visited-style-name="Visited_20_Internet_20_Link">
https://twitter.com/iaeaorg/status/1675855008649052161</text:a>
</text:p>
      <!--NEWS-->
      <text:h text:style-name="P10" text:outline-level="1">
<text:span text:style-name="T4">
Svitolina went out to the second circle of Wimbledon, beating the five -time Williams champion</text:span>
</text:h>
      <text:p text:style-name="P4">
Authors: Ukrinform (Person)</text:p>
      <text:p text:style-name="P4">
Publisher: Укринформ (Organization)</text:p>
      <text:p text:style-name="P4">
Published Time: 2023-07-03T0:28:00+03:00</text:p>
      <text:p text:style-name="P4">
Modified Time: 2023-07-03T21:28:00+03:00</text:p>
      <text:p text:style-name="P4">
Description: Ukrainian Elina Svitolina made his way to the second circle of the Wimbledon Tennis Tournament, which started in London (United Kingdom). - Ukrinform.</text:p>
      <text:p text:style-name="P4">
Images: ['<text:a xlink:type="simple" xlink:href="https://static.ukrinform.com/photos/2023_07/thumb_files/630_360_1688408827-464.jpg" text:style-name="Internet_20_link" text:visited-style-name="Visited_20_Internet_20_Link">
630_360_16884...</text:a>
']</text:p>
      <text:p text:style-name="P4">
Tags: ['Світоліна', 'Теніс', 'Вімблдон']</text:p>
      <text:p text:style-name="P4">
Type: Article</text:p>
      <!--METADATA-->
      <text:p text:style-name="P4">
<draw:frame draw:style-name="fr1" draw:name="Image42" text:anchor-type="as-char" svg:width="6.9236in" svg:height="3.956343in" draw:z-index="0">
<draw:image xlink:href="../Images/yкринформ/2023-07-03T0-28-00-03-00/630_360_1688408827-464.jpg" xlink:type="simple" xlink:show="embed" xlink:actuate="onLoad" draw:mime-type="image/jpeg"/>
</draw:frame>
Ukrainianelina Svitolina made his way to the second circle of Wimbledon's tennis tournament that started in London(United Kingdom).</text:p>
      <text:p text:style-name="P4">
У матчі за вихід до другого кола третього у сезоні турніру серії Grand SlamСвітоліна за 1,5 години перемогла п'ятиразову переможницю Вімблдона американкуВінус Вільямс - 6:4, 6:3, передає Укрінформ.</text:p>
      <text:p text:style-name="P4">
Путівку до третього раунду змагань Світоліна розіграє з посіяною під 28-мномером бельгійкою Елізе Мертенс, яка взяла гору над словачкою ВікторієюГрунчаковою - 7:6 (7:2), 6: 2.</text:p>
      <text:p text:style-name="P4">
<text:span text:style-name="T4">
 Read also: </text:span>
 <text:a xlink:type="simple" xlink:href="https://www.ukrinform.ua/rubric-sports/3731000-curenko-podolala-perse-kolo-vimbldonu2023.html" text:style-name="Internet_20_link" text:visited-style-name="Visited_20_Internet_20_Link">
Tsurenko overcame the first circle of Wimbledon-2023</text:a>
The Wimbledon tournament will last until July 16.</text:p>
      <text:p text:style-name="P4">
Photo: Getty Images.</text:p>
      <text:p text:style-name="P4">
News Source: <text:a xlink:type="simple" xlink:href="https://www.ukrinform.ua/rubric-sports/3731037-svitolina-vijsla-do-drugogo-kola-vimbldona-obigravsi-parazovu-cempionku-vilams.html" text:style-name="Internet_20_link" text:visited-style-name="Visited_20_Internet_20_Link">
https://www.ukrinform.ua/rubric-sports/3731037-svitolina-vijsla-do-drugogo-kola-vimbldona-obigravsi-parazovu-cempionku-vilams.html</text:a>
</text:p>
      <!--NEWS-->
      <text:h text:style-name="P10" text:outline-level="1">
<text:span text:style-name="T4">
The legal and social bases of formation of motivation for the protection of the Motherland were discussed on a round table in Kiev</text:span>
</text:h>
      <text:p text:style-name="P4">
Author: ['Володимир Поліщук']</text:p>
      <text:p text:style-name="P4">
Time: 2023-07-03T10:00:00-04:00</text:p>
      <text:p text:style-name="P4">
Description: The Kiwi Vidni Krugliy Stil “Rightovy Tu Social Infinition of the Formannoon Motiva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golovne-foto-2-scaled.jpg" text:style-name="Internet_20_link" text:visited-style-name="Visited_20_Internet_20_Link">
golovne-foto-2-scaled.jpg</text:a>
', '<text:a xlink:type="simple" xlink:href="https://armyinform.com.ua/wp-content/uploads/2023/07/1-2-scaled.jpg" text:style-name="Internet_20_link" text:visited-style-name="Visited_20_Internet_20_Link">
1-2-scaled.jpg</text:a>
', '<text:a xlink:type="simple" xlink:href="https://armyinform.com.ua/wp-content/uploads/2023/07/2-1-scaled.jpg" text:style-name="Internet_20_link" text:visited-style-name="Visited_20_Internet_20_Link">
2-1-scaled.jpg</text:a>
']</text:p>
      <text:p text:style-name="P4">
Tags: ['АГРЕСІЯ РФ', 'ВІЙНА', 'СОЦІАЛЬНИЙ ЗАХИСТ ВІЙСЬКОВОСЛУЖБОВЦІВ', 'СОЦІАЛЬНИЙ ЗАХИСТ ПІД ЧАС ВІЙНИ', 'ЦЕНТР ПРАВОВОГО ТА\xa0СОЦІАЛЬНОГО ЗАХИСТУ ГРОМАДЯН УКРАЇНИ']</text:p>
      <text:p text:style-name="P4">
Category: News</text:p>
      <!--METADATA-->
      <text:p text:style-name="P4">
<draw:frame draw:style-name="fr1" draw:name="Image43" text:anchor-type="as-char" svg:width="6.9236in" svg:height="4.614606in" draw:z-index="0">
<draw:image xlink:href="../Images/AРМІЯINFORM/2023-07-03T10-00-00-04-00/golovne-foto-2-scaled.jpg" xlink:type="simple" xlink:show="embed" xlink:actuate="onLoad" draw:mime-type="image/jpeg"/>
</draw:frame>
Round table "Legal and Social Fundamentals of Formation of Motivation to Protect Motherland"</text:p>
      <text:p text:style-name="P4">
In Kiev there was a round table "Legal and social foundations of formation of motivation for protection of the Motherland". It was initiated by the public organization "Center for Legal and Social Protection of Citizens of Ukraine".</text:p>
      <text:p text:style-name="P4">
People's deputies of Ukraine, leading lawyers and experts on social protection of the Ministry of Defense of Ukraine and the Armed Forces, the Ministry of Internal Affairs, Ministry of Veterans, teachers of the Department of Legal Support of the Humanitarian Institute of the National University of Defense of Ukraine, participants of the public and representatives of the Russian-Ukrainian-Ukrainian people were invited to participate in the roundtable.</text:p>
      <text:p text:style-name="P4">
The participants of the discussion discussed a lot of problematic issues regarding the implementation of Ukraine, which came to the surface in connection with the introduction of martial law.</text:p>
      <text:p text:style-name="P4">
In particular, the state of enforcement of the provisions of the laws on the implementation of citizens involved in the country's armed protection was analyzed for a decent isment and reimbursement by the state.</text:p>
      <text:p text:style-name="P4">
<draw:frame draw:style-name="fr1" draw:name="Image44" text:anchor-type="as-char" svg:width="6.9236in" svg:height="4.614606in" draw:z-index="0">
<draw:image xlink:href="../Images/AРМІЯINFORM/2023-07-03T10-00-00-04-00/1-2-scaled.jpg" xlink:type="simple" xlink:show="embed" xlink:actuate="onLoad" draw:mime-type="image/jpeg"/>
</draw:frame>
The chairman of the Center for Legal and Social Protection of Citizens of Ukraine Sergey Lysenko</text:p>
      <text:p text:style-name="P4">
Head of NGO "Center for Legal and Social Protection of Citizens of Ukraine", Candidately Factory, Associate Professor, Retirement Colonel Sergey Lysenko reported the Armyinform correspondent that special attention was paid protection.</text:p>
      <ul>
        <li>
Military service in the Armed Forces is a very important activity designed to guarantee Ukraine's national security. In essence, it is the disposal of servicemen with certain restrictions: lack of habitual conditioning, certain comfort, special regulation of behavior, narrowing of collapses with which military personnel communicate, - said Sergey Lysenko. —To it is very relevant to protect the human rights of the military and the provision of effective legal assistance during hostilities in the shortest possible time, the restoration of the activities of military justice bodies.</li>
      </ul>
      <text:p text:style-name="P4">
<draw:frame draw:style-name="fr1" draw:name="Image45" text:anchor-type="as-char" svg:width="6.9236in" svg:height="4.614606in" draw:z-index="0">
<draw:image xlink:href="../Images/AРМІЯINFORM/2023-07-03T10-00-00-04-00/2-1-scaled.jpg" xlink:type="simple" xlink:show="embed" xlink:actuate="onLoad" draw:mime-type="image/jpeg"/>
</draw:frame>
The imperative of the formation of positive motivation, the participants of the round table, in addition to patriotism and public respect, called decent financial support during the service and after retirement, which should fully compensate for the military service, the risk to life and health, to guarantee their health and health. psychological expenditures and ensure proper maintenance of families.</text:p>
      <text:p text:style-name="P4">
It was also about eliminating the dissatisfaction of servicemen with residential, medical and material support and efficiency of functioning of the adaptation of military personnel dismissed or resignation. In such conditions, it is necessary to review the legislative framework, first of all, its ability to attend directly in the field of social protection of servicemen and members of their families.</text:p>
      <text:p text:style-name="P4">
News Source: <text:a xlink:type="simple" xlink:href="https://armyinform.com.ua/2023/07/03/pravovi-j-soczialni-osnovy-formuvannya-motyvacziyi-do-zahystu-batkivshhyny-obgovoryly-na-kruglomu-stoli-v-kyyevi/" text:style-name="Internet_20_link" text:visited-style-name="Visited_20_Internet_20_Link">
https://armyinform.com.ua/2023/07/03/pravovi-j-soczialni-osnovy-formuvannya-motyvacziyi-do-zahystu-batkivshhyny-obgovoryly-na-kruglomu-stoli-v-kyyevi/</text:a>
</text:p>
      <!--NEWS-->
      <text:h text:style-name="P10" text:outline-level="1">
<text:span text:style-name="T4">
Money from the sale of Amelin's book "November Syndrome" will go to the organization of the literary festival</text:span>
</text:h>
      <text:p text:style-name="P4">
Authors: Ukrinform (Person)</text:p>
      <text:p text:style-name="P4">
Publisher: Укринформ (Organization)</text:p>
      <text:p text:style-name="P4">
Published Time: 2023-07-03T10:38:00+03:00</text:p>
      <text:p text:style-name="P4">
Modified Time: 2023-07-03T22:38:00+03:00</text:p>
      <text:p text:style-name="P4">
Description: Victoria Amelina's books will be sent to the organization of the New York Literary Festival for the sale of the book "Syndrome of November" to the organization "New York Literary Festival", so that the event was founded by the writer. - Ukrinform.</text:p>
      <text:p text:style-name="P4">
Images: ['<text:a xlink:type="simple" xlink:href="https://static.ukrinform.com/photos/2023_07/thumb_files/630_360_1688413397-672.jpg" text:style-name="Internet_20_link" text:visited-style-name="Visited_20_Internet_20_Link">
630_360_16884...</text:a>
']</text:p>
      <text:p text:style-name="P4">
Tags: ['Фестиваль', 'Книги', 'Література', 'Вікторія Амеліна']</text:p>
      <text:p text:style-name="P4">
Type: Article</text:p>
      <!--METADATA-->
      <text:p text:style-name="P4">
<draw:frame draw:style-name="fr1" draw:name="Image46" text:anchor-type="as-char" svg:width="6.9236in" svg:height="3.956343in" draw:z-index="0">
<draw:image xlink:href="../Images/yкринформ/2023-07-03T10-38-00-03-00/630_360_1688413397-672.jpg" xlink:type="simple" xlink:show="embed" xlink:actuate="onLoad" draw:mime-type="image/jpeg"/>
</draw:frame>
The money of Victoria Amelinino Syndrome will be sent to Victoria's syndrome to the New York Literary Festival, so that the writer was composed by the writer.</text:p>
      <text:p text:style-name="P4">
This was reported in <text:a xlink:type="simple" xlink:href="https://www.facebook.com/yuliya.argument/posts/pfbid0PdmuvSmjPAQrJ21hbLjwTyQHDBeVPebg6ozn2ZAXRVoZtqoep7XS5L7hg9zcwqGRl" text:style-name="Internet_20_link" text:visited-style-name="Visited_20_Internet_20_Link">
Facebook</text:a>
Director of Kharkiv Publishing House "Vivat" Yulia Orlova, reports Ukrinform.</text:p>
      <text:p text:style-name="P4">
“In 2015 we issued <text:a xlink:type="simple" xlink:href="https://www.ukrinform.ua/tag-kniga" text:style-name="Internet_20_link" text:visited-style-name="Visited_20_Internet_20_Link">
book</text:a>
Vikameline "November Syndrome". As Yuri Makarov rightly said: "This is a very young text written by a very young woman." But Vika knew, writing "November syndrome" that he would ever turn into a ferocious syndrome ... And the one will take her life from her life ... We now have 390 copies of her wonderful book. Previously, it cost 80 hryvnias, but made a decision to raise the price to 200 hryvnias in order to give absolutely all about the sale of the NGO "New York Literary Festival", which was passed and lived. And to make this money more, ”Orlova said.</text:p>
      <text:p text:style-name="P4">
In the next post, the director of the publishing house informed that within six hours the books were bought out.</text:p>
      <text:p text:style-name="P4">
<text:span text:style-name="T4">
 Read also: </text:span>
 [Social networks about the deaths(https://www.ukrinform.ua/rubric-culture/3730719-socmerezi-pro-zagibel-viki-amelinoi-mi-vsi-zaraz-svidki-novogo-sandarmoha.html)“You know, for the first time I do not rejoice in this speed of sales ... for the first time in my life. All overwhelming will be transferred to the continuation of the life of the age of age. In one interview, she said that the difficult today with which we are dealing can be returned only in the polyphony - in good literature and good trust. Therefore, this festival should live, be, sound!"It is not necessary to cry, to build the New York Literary Festival," said Vika once. Let's do, Vico. We are already doing, ”Orlova said.</text:p>
      <text:p text:style-name="P4">
As reported <text:a xlink:type="simple" xlink:href="https://www.ukrinform.ua/rubric-society/3730625-pomerla-pismennica-amelina-poranena-pri-obstrili-kramatorska.html" text:style-name="Internet_20_link" text:visited-style-name="Visited_20_Internet_20_Link">
Ukrinform</text:a>
, On July 1, Ukrainian writer Victoriamelina died at the hospital, who was injured on June 27 by firing Kramatorsk Russian. The writer is buried on Wednesday, July 5, at the Lychakiv Cemetery in Lviv. On July 4, she will say goodbye to Kiev.</text:p>
      <text:p text:style-name="P4">
<text:span text:style-name="T5">
Foto: pen.org.ua</text:span>
</text:p>
      <text:p text:style-name="P4">
News Source: <text:a xlink:type="simple" xlink:href="https://www.ukrinform.ua/rubric-culture/3731050-grosi-z-prodazu-knigi-amelinoi-sindrom-listopadu-pidut-na-organizaciu-literaturnogo-festivalu.html" text:style-name="Internet_20_link" text:visited-style-name="Visited_20_Internet_20_Link">
https://www.ukrinform.ua/rubric-culture/3731050-grosi-z-prodazu-knigi-amelinoi-sindrom-listopadu-pidut-na-organizaciu-literaturnogo-festivalu.html</text:a>
</text:p>
      <!--NEWS-->
      <text:h text:style-name="P10" text:outline-level="1">
<text:span text:style-name="T4">
Georgia's ambassador to Ukraine will be called to the Foreign Ministry tomorrow, the diplomat will return to Tbilisi - Kuleba</text:span>
</text:h>
      <text:p text:style-name="P4">
Authors: Ukrinform (Person)</text:p>
      <text:p text:style-name="P4">
Publisher: Укринформ (Organization)</text:p>
      <text:p text:style-name="P4">
Published Time: 2023-07-03T11:42:00+03:00</text:p>
      <text:p text:style-name="P4">
Modified Time: 2023-07-03T22:42:00+03:00</text:p>
      <text:p text:style-name="P4">
Description: Georgia's ambassador to Ukraine will be summoned to the Ministry of Foreign Affairs to a fierce conversation by the attitude of Georgian authorities to Mikheil Saakashvili, the diplomat must return to Tbilisi.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Грузія', 'Посол', 'Саакашвілі', 'Україна']</text:p>
      <text:p text:style-name="P4">
Type: Article</text:p>
      <!--METADATA-->
      <text:p text:style-name="P4">
<draw:frame draw:style-name="fr1" draw:name="Image48" text:anchor-type="as-char" svg:width="6.9236in" svg:height="3.956343in" draw:z-index="0">
<draw:image xlink:href="../Images/yкринформ/2023-07-03T11-42-00-03-00/630_360_1685367365-251.jpg" xlink:type="simple" xlink:show="embed" xlink:actuate="onLoad" draw:mime-type="image/jpeg"/>
</draw:frame>
Spogrous in Ukraine will be summoned to the Ministry of Foreign Affairs tomorrow Ukraine of a conversation because of the attitude of the Georgian authorities to Mikhail Saakashvili, the diplomat should return to Tbilisi.</text:p>
      <text:p text:style-name="P4">
This was reported in <text:a xlink:type="simple" xlink:href="https://t.me/Ukraine_MFA/1841" text:style-name="Internet_20_link" text:visited-style-name="Visited_20_Internet_20_Link">
telegram</text:a>
The Ministry of Internal Affairs of Ukraine, Ukrinform reports.</text:p>
      <text:p text:style-name="P4">
“The Georgian authorities deserve a rigid reaction of Ukraine through the attitude of Domikhail Saakashvili. Tomorrow in the morning the Ambassador of Georgia will be to the Ministry of Foreign Affairs, it will be a conversation with him, he will go to Georgia. We believe that Georgia has to stop with <text:span text:style-name="T4">
 <text:a xlink:type="simple" xlink:href="https://www.ukrinform.ua/tag-saakasvili" text:style-name="Internet_20_link" text:visited-style-name="Visited_20_Internet_20_Link">
Mikheil Saakashvili</text:a>
</text:span>
 and return it to us because he is a citizen of Ukraine, ”the Foreign Minister Dmitry Kulebo quoted in the foreign policy.</text:p>
      <text:p text:style-name="P4">
<text:span text:style-name="T4">
 Read also: </text:span>
 <text:span text:style-name="T4">
 [to the Foreign Ministry of Georgia called a Ukrainian diplomat via Janctions against Georgian Airways]](https://www.ukrinform.ua/rubric-polytics/3730952-do-mzs-gruzii-viklikali-ukrainskogo-diplomata-cerez-sankcii-proti-georgian-airways.html)</text:span>
</text:p>
      <text:p text:style-name="P4">
It was reported that on Monday, July 3, Michael Saakashvili was present Uonline format at a court hearing. He demonstrated how much heavily during his stay in the hospital.</text:p>
      <text:p text:style-name="P4">
President of Ukraine Volodymyr Zelensky expressed his indignation at the state of Georgia's prisoners, Mikhail Saakashvili, and announced that Ukraine is because of this _ <text:span text:style-name="T4">
 <text:a xlink:type="simple" xlink:href="https://www.ukrinform.ua/rubric-polytics/3731009-zelenskij-doruciv-viklikati-posla-gruzii-do-mzs-i-visloviti-protest-cerez-stan-saakasvili.html" text:style-name="Internet_20_link" text:visited-style-name="Visited_20_Internet_20_Link">
asks the Georgian ambassador to return to Tbilisi.</text:a>
</text:span>
 _</text:p>
      <text:p text:style-name="P4">
News Source: <text:a xlink:type="simple" xlink:href="https://www.ukrinform.ua/rubric-polytics/3731051-posla-gruzii-v-ukraini-zavtra-viklicut-do-mzs-diplomat-povernetsa-u-tbilisi-kuleba.html" text:style-name="Internet_20_link" text:visited-style-name="Visited_20_Internet_20_Link">
https://www.ukrinform.ua/rubric-polytics/3731051-posla-gruzii-v-ukraini-zavtra-viklicut-do-mzs-diplomat-povernetsa-u-tbilisi-kuleba.html</text:a>
</text:p>
      <!--NEWS-->
      <text:h text:style-name="P10" text:outline-level="1">
<text:span text:style-name="T4">
Ukrainians abroad have simplified access to registration of civil status acts</text:span>
</text:h>
      <text:p text:style-name="P4">
Authors: Ukrinform (Person)</text:p>
      <text:p text:style-name="P4">
Publisher: Укринформ (Organization)</text:p>
      <text:p text:style-name="P4">
Published Time: 2023-07-03T12:00:00+03:00</text:p>
      <text:p text:style-name="P4">
Modified Time: 2023-07-03T12:00:00+03:00</text:p>
      <text:p text:style-name="P4">
Description: In the context of martial law, Ukrainians abroad simplified access to state registration of civil status acts (DRACS). - Ukrinform.</text:p>
      <text:p text:style-name="P4">
Images: ['<text:a xlink:type="simple" xlink:href="https://static.ukrinform.com/photos/2019_11/thumb_files/630_360_1573128653-241.jpg" text:style-name="Internet_20_link" text:visited-style-name="Visited_20_Internet_20_Link">
630_360_15731...</text:a>
']</text:p>
      <text:p text:style-name="P4">
Tags: ['Посольство', 'Реєстрація', 'Цивільний стан', 'Мінреінтеграції']</text:p>
      <text:p text:style-name="P4">
Type: Article</text:p>
      <!--METADATA-->
      <text:p text:style-name="P4">
<draw:frame draw:style-name="fr1" draw:name="Image49" text:anchor-type="as-char" svg:width="6.9236in" svg:height="3.956343in" draw:z-index="0">
<draw:image xlink:href="../Images/yкринформ/2023-07-03T12-00-00-03-00/630_360_1573128653-241.jpg" xlink:type="simple" xlink:show="embed" xlink:actuate="onLoad" draw:mime-type="image/jpeg"/>
</draw:frame>
In the conditions of the state of Ukrainians abroad, access to state registration of civil status is simplified(Dracs).</text:p>
      <text:p text:style-name="P4">
Про це повідомляє Укрінформ із посиланням на <text:a xlink:type="simple" xlink:href="https://minre.gov.ua/2023/07/03/v-umovah-voyennogo-stanu-ukrayinczyam-za-kordonom-sproshheno-dostup-do-derzhavnoyi-reyestracziyi-aktiv-czyvilnogo-stanu-draczs-2/" text:style-name="Internet_20_link" text:visited-style-name="Visited_20_Internet_20_Link">
 сайт</text:a>
Ministry of Reintegration of the Temporarily Occupied Terminory.</text:p>
      <text:p text:style-name="P4">
"The development and support of innovations was carried out within the framework of the work of the work of the Citizens' Departure of Ukrainian Citizens from the point of third countries in Ukraine," the statement reads.</text:p>
      <text:p text:style-name="P4">
</text:p>
      <text:p text:style-name="P4">
<text:span text:style-name="T4">
 Read also: </text:span>
 <text:a xlink:type="simple" xlink:href="https://www.ukrinform.ua/rubric-society/3729680-meskanci-tot-mozut-vihati-na-pidkontrolnu-teritoriu-za-svidoctvom-pro-narodzenna.html" text:style-name="Internet_20_link" text:visited-style-name="Visited_20_Internet_20_Link">
<text:span text:style-name="T4">
 Inhabitants </text:span>
 <text:span text:style-name="T4">
 Tot </text:span>
 <text:span text:style-name="T4">
 can </text:span>
 in '<text:span text:style-name="T4">
 go </text:span>
 to <text:span text:style-name="T4">
 controlled </text:span>
<text:span text:style-name="T4">
 territory </text:span>
 with <text:span text:style-name="T4">
 Certificate </text:span>
 <text:span text:style-name="T4">
 </text:span>
 about <text:span text:style-name="T4">
 </text:span>
 Birth <text:span text:style-name="T4">
 - </text:span>
 RO <text:span text:style-name="T4">
 '</text:span>
 Cashings **</text:a>
Foreign diplomatic institutions identified <text:a xlink:type="simple" xlink:href="https://www.ukrinform.ua/tag-mzs" text:style-name="Internet_20_link" text:visited-style-name="Visited_20_Internet_20_Link">
Foreign Ministry</text:a>
, received additional powers in the sphere.</text:p>
      <text:p text:style-name="P4">
As it was reported, Ukrainians abroad <text:a xlink:type="simple" xlink:href="https://www.ukrinform.ua/rubric-society/3723500-ukraincam-za-kordonom-sprostili-perevirku-gotovnosti-pasportiv.html" text:style-name="Internet_20_link" text:visited-style-name="Visited_20_Internet_20_Link">
simplified checking the readiness of the passports</text:a>
 .</text:p>
      <text:p text:style-name="P4">
News Source: <text:a xlink:type="simple" xlink:href="https://www.ukrinform.ua/rubric-society/3730755-ukraincam-za-kordonom-sprostili-dostup-do-reestracii-aktiv-civilnogo-stanu.html" text:style-name="Internet_20_link" text:visited-style-name="Visited_20_Internet_20_Link">
https://www.ukrinform.ua/rubric-society/3730755-ukraincam-za-kordonom-sprostili-dostup-do-reestracii-aktiv-civilnogo-stanu.html</text:a>
</text:p>
      <!--NEWS-->
      <text:h text:style-name="P10" text:outline-level="1">
<text:span text:style-name="T4">
Our art struck the enemy management point and the personnel concentration area</text:span>
</text:h>
      <text:p text:style-name="P4">
Author: ['АРМІЯINFORM']</text:p>
      <text:p text:style-name="P4">
Time: 2023-07-03T12:00:00-04:00</text:p>
      <text:p text:style-name="P4">
Description: About the General Headquarters of the ZS Ukrainian. - AvIACII of defense forces for Persona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2/raketni-vijska-ta-artyleriya-nazemnyh-ugrupovan-vijsk.jpg" text:style-name="Internet_20_link" text:visited-style-name="Visited_20_Internet_20_Link">
raketni-vijska-ta-artyleriya-nazemnyh-ugrupovan-vijsk.jpg</text:a>
']</text:p>
      <text:p text:style-name="P4">
Tags: ['STOPRUSSIA', 'ГШ ЗСУ', 'ОБОРОНА УКРАЇНИ', 'ХРОНІКА ОБОРОНИ УКРАЇНИ']</text:p>
      <text:p text:style-name="P4">
Category: News</text:p>
      <!--METADATA-->
      <text:p text:style-name="P4">
<draw:frame draw:style-name="fr1" draw:name="Image54" text:anchor-type="as-char" svg:width="6.9236in" svg:height="3.80798in" draw:z-index="0">
<draw:image xlink:href="../Images/AРМІЯINFORM/2023-07-03T12-00-00-04-00/raketni-vijska-ta-artyleriya-nazemnyh-ugrupovan-vijsk.jpg" xlink:type="simple" xlink:show="embed" xlink:actuate="onLoad" draw:mime-type="image/jpeg"/>
</draw:frame>
Photo illustrative</text:p>
      <text:p text:style-name="P4">
<text:span text:style-name="T4">
 🔥 Situation on Russian invasion </text:span>
</text:p>
      <text:p text:style-name="P4">
About it <text:a xlink:type="simple" xlink:href="https://www.facebook.com/GeneralStaff.ua/posts/pfbid0F89PePNR9qU3yHrFoYTV6uBSDL9yRtjFnH2S9wU6XrawFzGtnUaz38TXZZdwJ1tYl" text:style-name="Internet_20_link" text:visited-style-name="Visited_20_Internet_20_Link">
reports</text:a>
The General Staff of the Armed Forces of Ukraine.</text:p>
      <ul>
        <li>
Aviation of defense forces over the past 24 hours has struck 12 strokes in the areas of concentration of the personal staff of the enemy, and the departments of missile troops and artillery for the day were struck by the management point, the area of concentration of personnel, 27 artillery at fire positions and 2 means of the enemy.</li>
      </ul>
      <text:p text:style-name="P4">
News Source: <text:a xlink:type="simple" xlink:href="https://armyinform.com.ua/2023/07/03/nasha-arta-vrazyla-vorozhyj-punkt-upravlinnya-ta-rajon-zoseredzhennya-osobovogo-skladu/" text:style-name="Internet_20_link" text:visited-style-name="Visited_20_Internet_20_Link">
https://armyinform.com.ua/2023/07/03/nasha-arta-vrazyla-vorozhyj-punkt-upravlinnya-ta-rajon-zoseredzhennya-osobovogo-skladu/</text:a>
</text:p>
      <!--NEWS-->
      <text:h text:style-name="P10" text:outline-level="1">
<text:span text:style-name="T4">
Chaliy said when they can make key decisions on Ukraine's accession to NATO</text:span>
</text:h>
      <text:p text:style-name="P4">
Authors: Ukrinform (Person)</text:p>
      <text:p text:style-name="P4">
Publisher: Укринформ (Organization)</text:p>
      <text:p text:style-name="P4">
Published Time: 2023-07-03T12:53:00+03:00</text:p>
      <text:p text:style-name="P4">
Modified Time: 2023-07-03T22:53:00+03:00</text:p>
      <text:p text:style-name="P4">
Description: The key decisions on Ukraine's accession to NATO will be made in Washington next year, at the NATO Jubilee Summit. - Ukrinform.</text:p>
      <text:p text:style-name="P4">
Images: ['<text:a xlink:type="simple" xlink:href="https://static.ukrinform.com/photos/2023_06/thumb_files/630_360_1687497729-428.jpg" text:style-name="Internet_20_link" text:visited-style-name="Visited_20_Internet_20_Link">
630_360_16874...</text:a>
']</text:p>
      <text:p text:style-name="P4">
Tags: ['Чалий', 'НАТО', 'Україна']</text:p>
      <text:p text:style-name="P4">
Type: Article</text:p>
      <!--METADATA-->
      <text:p text:style-name="P4">
<draw:frame draw:style-name="fr1" draw:name="Image55" text:anchor-type="as-char" svg:width="6.9236in" svg:height="3.956343in" draw:z-index="0">
<draw:image xlink:href="../Images/yкринформ/2023-07-03T12-53-00-03-00/630_360_1687497729-428.jpg" xlink:type="simple" xlink:show="embed" xlink:actuate="onLoad" draw:mime-type="image/jpeg"/>
</draw:frame>
The key to Ukraine's accession to NATO will be adopted in Washington next year, at the NATO Jubilee Summit.</text:p>
      <text:p text:style-name="P4">
This opinion was expressed by the diplomat of the Ambassador of Ukraine to the USA(2015-2019)Valery Chaly in the Evil of the TV channel "<text:a xlink:type="simple" xlink:href="https://espreso.tv/rishennya-shchodo-vstupu-ukraini-do-nato-priymatimetsya-na-nastupnomu-yuvileynomu-samiti-alyansu-u-vashingtoni-chaliy" text:style-name="Internet_20_link" text:visited-style-name="Visited_20_Internet_20_Link">
espresso</text:a>
", reports Ukrinform.</text:p>
      <text:p text:style-name="P4">
"NATO's accession to NATO means that we distribute the responsibility of Zaeruk Security with other countries. Ukraine should not hold this defense all over all. We need to be together in the Alliance. The key decisions of Ukraine every year to NATO will be taken in Washington next year, NATO NATO NATO" , - said Chaly.</text:p>
      <text:p text:style-name="P4">
<text:span text:style-name="T4">
 Read also: </text:span>
 <text:span text:style-name="T4">
 [invitations for Ukraine to NATO should be clear and cannot be recalled - Lithuanian Foreign(https://www.ukrinform.ua/rubric-polytics/3731036-zaprosenna-dla-ukraini-v-nato-mae-buti-citkim-i-ne-moze-buti-vidklikane-mzs-litvi.html)</text:span>
</text:p>
      <text:p text:style-name="P4">
According to the diplomat, a statement of a long -range weapons should be heard at the NATO summit in Vilnius.</text:p>
      <text:p text:style-name="P4">
"From the Summit in Vilnius, I expect a statement about the provision of ATACMS missiles and other Dalacobial missiles. There should also be a signal to the leadership of Russia that Kremlin's blackmail has come true and that Ukraine will be in <text:span text:style-name="T4">
 <text:a xlink:type="simple" xlink:href="https://www.ukrinform.ua/tag-nato" text:style-name="Internet_20_link" text:visited-style-name="Visited_20_Internet_20_Link">
NATO</text:a>
</text:span>
 in a particular format. They are not ready to say this now, transfer the notes to Washington and remove all the questions: formulas, security guarantees of transient periods, algorithms - all need to be left in the past. The infection is a ruby - either so or not, "Chaly emphasized.</text:p>
      <text:p text:style-name="P4">
<text:span text:style-name="T4">
 Read also: </text:span>
 <text:span text:style-name="T4">
 <text:a xlink:type="simple" xlink:href="https://www.ukrinform.ua/rubric-ato/3730898-nato-ne-moze-dozvoliti-rosii-vigrati-v-ukraini-golova-vijskovogo-komitetu-alansu.html" text:style-name="Internet_20_link" text:visited-style-name="Visited_20_Internet_20_Link">
NATO can not allow Russia to win in Ukraine - the Alliance Main Committee</text:a>
</text:span>
</text:p>
      <text:p text:style-name="P4">
It was reported that on July 11-12 in Vilnius there will be a Summit restraint and defense of the Alliance.</text:p>
      <text:p text:style-name="P4">
News Source: <text:a xlink:type="simple" xlink:href="https://www.ukrinform.ua/rubric-polytics/3731052-calij-skazav-koli-mozut-prijnati-klucovi-risenna-sodo-vstupu-ukraini-do-nato.html" text:style-name="Internet_20_link" text:visited-style-name="Visited_20_Internet_20_Link">
https://www.ukrinform.ua/rubric-polytics/3731052-calij-skazav-koli-mozut-prijnati-klucovi-risenna-sodo-vstupu-ukraini-do-nato.html</text:a>
</text:p>
      <!--NEWS-->
      <text:h text:style-name="P10" text:outline-level="1">
<text:span text:style-name="T4">
President Zelensky instructed the Ministry of Foreign Affairs to summon the ambassador of Geo...</text:span>
</text:h>
      <text:p text:style-name="P4">
Authors: liveuamap (Language: en)</text:p>
      <text:p text:style-name="P4">
Time: 2023-07-03T13:49:34</text:p>
      <text:p text:style-name="P4">
Location: Kyiv, Kyiv city (Latitude:50.44541 Longtitude:30.53005)</text:p>
      <text:p text:style-name="P4">
Videos: []</text:p>
      <text:p text:style-name="P4">
Images: ["<text:a xlink:type="simple" xlink:href="https://liveuamap.com/pics/2023/07/03/22573353_0.jpg" text:style-name="Internet_20_link" text:visited-style-name="Visited_20_Internet_20_Link">
22573353_0.jpg</text:a>
"]</text:p>
      <text:p text:style-name="P4">
Tags: ["Caucasus"]</text:p>
      <text:p text:style-name="P4">
Id: 22573353</text:p>
      <!--METADATA-->
      <text:p text:style-name="P4">
President Zelensky instructed the Ministry of Foreign Affairs to summon theambassador of Georgia to Ukraine and ask him to leave the country within 48hours to hold consultations with the Georgian authorities. He once againemphasized the need to return the citizen of Ukraine to Saakashvili fortreatment and care</text:p>
      <text:p text:style-name="P4">
<draw:frame draw:style-name="fr1" draw:name="Image56" text:anchor-type="as-char" svg:width="6.9236in" svg:height="6.897636in" draw:z-index="0">
<draw:image xlink:href="../Images/liveuamap/2023-07-03T13-49-34/22573353_0.jpg" xlink:type="simple" xlink:show="embed" xlink:actuate="onLoad" draw:mime-type="image/jpeg"/>
</draw:frame>
News Collection Link: <text:a xlink:type="simple" xlink:href="https:\/\/liveuamap.com\/en\/2023\/3-july-president-zelensky-instructed-the-ministry-of-foreign" text:style-name="Internet_20_link" text:visited-style-name="Visited_20_Internet_20_Link">
https:\/\/liveuamap.com\/en\/2023\/3-july-president-zelensky-instructed-the-ministry-of-foreign</text:a>
</text:p>
      <text:p text:style-name="P4">
News Source: <text:a xlink:type="simple" xlink:href="https://t.me/suspilnenews/22188" text:style-name="Internet_20_link" text:visited-style-name="Visited_20_Internet_20_Link">
https://t.me/suspilnenews/22188</text:a>
</text:p>
      <!--NEWS-->
      <text:h text:style-name="P10" text:outline-level="1">
<text:span text:style-name="T4">
The enemy for a day 28 times fired at Sumy region border - 170 explosions were recorded</text:span>
</text:h>
      <text:p text:style-name="P4">
Authors: Ukrinform (Person)</text:p>
      <text:p text:style-name="P4">
Publisher: Укринформ (Organization)</text:p>
      <text:p text:style-name="P4">
Published Time: 2023-07-03T13:58:00+03:00</text:p>
      <text:p text:style-name="P4">
Modified Time: 2023-07-03T22:58:00+03:00</text:p>
      <text:p text:style-name="P4">
Description: During the day, July 3, the Russians carried out 28 shelling of the border of Sumy region, 170 explosions were record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ибух', 'Війна з Росією']</text:p>
      <text:p text:style-name="P4">
Type: Article</text:p>
      <!--METADATA-->
      <text:p text:style-name="P4">
<draw:frame draw:style-name="fr1" draw:name="Image57" text:anchor-type="as-char" svg:width="6.9236in" svg:height="3.956343in" draw:z-index="0">
<draw:image xlink:href="../Images/yкринформ/2023-07-03T13-58-00-03-00/630_360_1669987737-966.jpg" xlink:type="simple" xlink:show="embed" xlink:actuate="onLoad" draw:mime-type="image/jpeg"/>
</draw:frame>
During the day, July 3, the Russians carried out 28 shelling of the border of Sumy region, 170 explosions were recorded.</text:p>
      <text:p text:style-name="P4">
About it reports in <text:a xlink:type="simple" xlink:href="https://t.me/Sumy_news_ODA/17519" text:style-name="Internet_20_link" text:visited-style-name="Visited_20_Internet_20_Link">
telegram</text:a>
Sumskaya, reports Ukrinform.</text:p>
      <text:p text:style-name="P4">
“<text:a xlink:type="simple" xlink:href="https://www.ukrinform.ua/tag-obstril" text:style-name="Internet_20_link" text:visited-style-name="Visited_20_Internet_20_Link">
Shelling</text:a>
Sumy, Miropil; Belopilsk, Yunakovskaya, Khotinskaya, Krasnopil, Velikopysarevskaya, Shalyginsk, Seredi -Budsk communities, ”the presentation reads.</text:p>
      <ul>
        <li>
Shaligin community: enemy beat from artillery(10 explosions). Внаслідок обстрілу загинули 2 мирних жителів та 1 поранено.   * Середино-Будська громада: 2 міни скинули росіяни на територію громади.   * Миропільська громада: пуск ракет (Lose)From the screw(3 explosions).   * Великописарівська громада: ворожим БПЛА скинуто ВОГ (2 explosions)There were also mortar shelling(36 explosions). Також були обстріли з АГС (30 explosions)As a result of one of the shelling there was a fire of non -residential buildings. * Sumy Community: SHahd 136 UAVs have been recorded. The hits were damaged by the administrative building and two apartment buildings, 7 private cars and school premises. Pre -2 dead and 19 wounded. * Young community: There were mortar shelling(24 explosions). Внаслідок одного з обстрілів загинув місцевий житель. Пошкоджено приватне житлове домоволодіння та господарчу споруду. Також росіяни били з артилерії (14 explosions). Внаслідок одного з обстрілів пошкоджено 3 приватні житлові будинки.   * Білопільська громада: зафіксовано 29 вибухів з мінометів.   * Хотінська громада: здійснено мінометні обстріли (4 explosions)and firing of artillery(3 explosions).   * Краснопільська громада: був артобстріл (10 explosions).</li>
      </ul>
      <text:p text:style-name="P4">
<text:span text:style-name="T4">
Читайте також:</text:span>
 <text:a xlink:type="simple" xlink:href="https://www.ukrinform.ua/rubric-ato/3730998-vorog-obstrilav-nikopol-zi-stvolnoi-artilerii.html" text:style-name="Internet_20_link" text:visited-style-name="Visited_20_Internet_20_Link">
 Ворог <text:span text:style-name="T4">
обстріл</text:span>
 яв Нікополь зі ствольної артилерії</text:a>
As reported <text:a xlink:type="simple" xlink:href="https://www.ukrinform.ua/rubric-ato/3731025-rosijski-vijska-uprodovz-dna-obstriluvali-sumsinu-ta-cernigivsinu-76-vlucan.html" text:style-name="Internet_20_link" text:visited-style-name="Visited_20_Internet_20_Link">
Ukrinform</text:a>
, Russian troops on July 3 again fired the border areas of Chernihiv and Sumy regions.</text:p>
      <text:p text:style-name="P4">
News Source: <text:a xlink:type="simple" xlink:href="https://www.ukrinform.ua/rubric-regions/3731053-vorog-za-den-28-raziv-obstrilav-prikordonna-sumsini-zafiksuvali-170-vibuhiv.html" text:style-name="Internet_20_link" text:visited-style-name="Visited_20_Internet_20_Link">
https://www.ukrinform.ua/rubric-regions/3731053-vorog-za-den-28-raziv-obstrilav-prikordonna-sumsini-zafiksuvali-170-vibuhiv.html</text:a>
</text:p>
      <!--NEWS-->
      <text:h text:style-name="P10" text:outline-level="1">
<text:span text:style-name="T4">
During the day, 39 combat clashes took place in 4 directions. Ukrainian defenders repelled all enemy attacks</text:span>
</text:h>
      <text:p text:style-name="P4">
Author: ['АРМІЯINFORM']</text:p>
      <text:p text:style-name="P4">
Time: 2023-07-03T14:00:00-04:00</text:p>
      <text:p text:style-name="P4">
Description: Opponent Zoseredzhu, Zusillya at the Limansky, Bakhmutsky, Avdіvsk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tank-strilyaye.jpg" text:style-name="Internet_20_link" text:visited-style-name="Visited_20_Internet_20_Link">
tank-strilyaye.jpg</text:a>
']</text:p>
      <text:p text:style-name="P4">
Tags: ['STOPRUSSIA', 'АГРЕСІЯ РФ', 'ВІЙНА', 'ВТОРГНЕННЯ РФ', 'ГЕНЕРАЛЬНИЙ ШТАБ ЗС УКРАЇНИ', 'ГШ ЗСУ', 'ЗВЕДЕННЯ ГШ ЗСУ', 'РАНКОВЕ ЗВЕДЕННЯ']</text:p>
      <text:p text:style-name="P4">
Category: News</text:p>
      <!--METADATA-->
      <text:p text:style-name="P4">
<draw:frame draw:style-name="fr1" draw:name="Image58" text:anchor-type="as-char" svg:width="6.9236in" svg:height="4.611463in" draw:z-index="0">
<draw:image xlink:href="../Images/AРМІЯINFORM/2023-07-03T14-00-00-04-00/tank-strilyaye.jpg" xlink:type="simple" xlink:show="embed" xlink:actuate="onLoad" draw:mime-type="image/jpeg"/>
</draw:frame>
<text:span text:style-name="T4">
 🔥 Situation on Russian invasion </text:span>
</text:p>
      <text:p text:style-name="P4">
The enemy concentrates major efforts on Liman, Bakhmut, Avdi and Mariinsky directions, and heavy fights are ongoing. More than 39 combat clashes were acquired during.</text:p>
      <text:p text:style-name="P4">
About it reports in its morning summary the General Staff of Armed Forces of Ukraine.</text:p>
      <text:p text:style-name="P4">
In these areas, the enemy performed unsuccessful offensive actions - our organizations repelled all his attacks.</text:p>
      <text:p text:style-name="P4">
In Zaporizhzhya and Kherson directions, the enemy concentrates the basic efforts of nationing our troops. He struck aviation in districts, Kherson and Antonovka.</text:p>
      <text:p text:style-name="P4">
In the Siversky and Slobozhansky directions, the enemy retains military adventure.</text:p>
      <text:p text:style-name="P4">
News Source: <text:a xlink:type="simple" xlink:href="https://armyinform.com.ua/2023/07/03/protyagom-doby-na-4-napryamkah-vidbulosya-39-bojovyh-zitknen-ukrayinski-zahysnyky-vidbyly-vsi-ataky-voroga/" text:style-name="Internet_20_link" text:visited-style-name="Visited_20_Internet_20_Link">
https://armyinform.com.ua/2023/07/03/protyagom-doby-na-4-napryamkah-vidbulosya-39-bojovyh-zitknen-ukrayinski-zahysnyky-vidbyly-vsi-ataky-voroga/</text:a>
</text:p>
      <!--NEWS-->
      <text:h text:style-name="P10" text:outline-level="1">
<text:span text:style-name="T4">
Wimbledon-2023. The next rival Tsurenko was determined</text:span>
</text:h>
      <text:p text:style-name="P4">
Authors: Ukrinform (Person)</text:p>
      <text:p text:style-name="P4">
Publisher: Укринформ (Organization)</text:p>
      <text:p text:style-name="P4">
Published Time: 2023-07-03T14:59:00+03:00</text:p>
      <text:p text:style-name="P4">
Modified Time: 2023-07-03T22:59:00+03:00</text:p>
      <text:p text:style-name="P4">
Description: In the second round of the Wimbledon Tennis Tournament in London (United Kingdom), Ukrainian Lesya Tsurenko will resist Kateryna Sinyakova from the Czech Republic. - Ukrinform.</text:p>
      <text:p text:style-name="P4">
Images: ['<text:a xlink:type="simple" xlink:href="https://static.ukrinform.com/photos/2023_07/thumb_files/630_360_1688413876-674.jpg" text:style-name="Internet_20_link" text:visited-style-name="Visited_20_Internet_20_Link">
630_360_16884...</text:a>
']</text:p>
      <text:p text:style-name="P4">
Tags: ['Цуренко', 'Теніс', 'Вімблдон']</text:p>
      <text:p text:style-name="P4">
Type: Article</text:p>
      <!--METADATA-->
      <text:p text:style-name="P4">
<draw:frame draw:style-name="fr1" draw:name="Image59" text:anchor-type="as-char" svg:width="6.9236in" svg:height="3.956343in" draw:z-index="0">
<draw:image xlink:href="../Images/yкринформ/2023-07-03T14-59-00-03-00/630_360_1688413876-674.jpg" xlink:type="simple" xlink:show="embed" xlink:actuate="onLoad" draw:mime-type="image/jpeg"/>
</draw:frame>
In the Second Wimbledon Tennis Tournament in London(United Kingdom)Ukrainian Tsurenko will resist Kateryna Sinyakova from the Czech Republic.</text:p>
      <text:p text:style-name="P4">
At the start of the third in the season of the Grand Slam series, Sinyakova overheated at the 24th number of Chitaian Zheng Zichen - 6: 3, 7: 5, reports Ukrinform.</text:p>
      <text:p text:style-name="P4">
We will remind, Tsurenko started a speech at Wimbledon-2023 with a victory of the Nadamterian Claire Liu(6:3, 3:6, 6:4).</text:p>
      <text:p text:style-name="P4">
<text:span text:style-name="T4">
Читайте також:</text:span>
 <text:a xlink:type="simple" xlink:href="https://www.ukrinform.ua/rubric-sports/3731000-curenko-podolala-perse-kolo-vimbldonu2023.html" text:style-name="Internet_20_link" text:visited-style-name="Visited_20_Internet_20_Link">
 Цуренко подолала перше коло Вімблдона-2023</text:a>
The Wimbledon tournament will last until July 16.</text:p>
      <text:p text:style-name="P4">
In the photo: Kateryna Sinyakova(Getty Images/Global Images Ukraine).</text:p>
      <text:p text:style-name="P4">
News Source: <text:a xlink:type="simple" xlink:href="https://www.ukrinform.ua/rubric-sports/3731054-vimbldon2023-viznacilasa-nastupna-supernica-curenko.html" text:style-name="Internet_20_link" text:visited-style-name="Visited_20_Internet_20_Link">
https://www.ukrinform.ua/rubric-sports/3731054-vimbldon2023-viznacilasa-nastupna-supernica-curenko.html</text:a>
</text:p>
      <!--NEWS-->
      <text:h text:style-name="P10" text:outline-level="1">
<text:span text:style-name="T4">
The Armed Forces and Energoatom agreed on the interaction of possible scenarios of events at the ZPP</text:span>
</text:h>
      <text:p text:style-name="P4">
Authors: Ukrinform (Person)</text:p>
      <text:p text:style-name="P4">
Publisher: Укринформ (Organization)</text:p>
      <text:p text:style-name="P4">
Published Time: 2023-07-03T15:02:00+03:00</text:p>
      <text:p text:style-name="P4">
Modified Time: 2023-07-03T15:02:00+03:00</text:p>
      <text:p text:style-name="P4">
Description: Military and energy agreed on the interaction and exchange of information to plan possible scenarios at the NPP. - Ukrinform.</text:p>
      <text:p text:style-name="P4">
Images: ['<text:a xlink:type="simple" xlink:href="https://static.ukrinform.com/photos/2023_06/thumb_files/630_360_1688108493-432.jpg" text:style-name="Internet_20_link" text:visited-style-name="Visited_20_Internet_20_Link">
630_360_16881...</text:a>
']</text:p>
      <text:p text:style-name="P4">
Tags: ['Енергоатом', 'Запорізька АЕС', 'Валерій Залужний', 'Війна з Росією']</text:p>
      <text:p text:style-name="P4">
Type: Article</text:p>
      <!--METADATA-->
      <text:p text:style-name="P4">
<draw:frame draw:style-name="fr1" draw:name="Image60" text:anchor-type="as-char" svg:width="6.9236in" svg:height="3.956343in" draw:z-index="0">
<draw:image xlink:href="../Images/yкринформ/2023-07-03T15-02-00-03-00/630_360_1688108493-432.jpg" xlink:type="simple" xlink:show="embed" xlink:actuate="onLoad" draw:mime-type="image/jpeg"/>
</draw:frame>
Military energy agreed on the interaction and exchange of information for planning scenarios at the NPP.</text:p>
      <text:p text:style-name="P4">
According to Ukrinform, the General Staff of the Armed Forces reports on <text:a xlink:type="simple" xlink:href="https://www.facebook.com/GeneralStaff.ua/" text:style-name="Internet_20_link" text:visited-style-name="Visited_20_Internet_20_Link">
Facebook.</text:a>
“Commander-in-Chief of the Armed Forces of Ukraine, General Valery Zaluzhny and General Staff, Lieutenant General Sergey Shaptala, jointly with President of NACE“ Energoatom ”Peter Kotin and Director of Rivne <text:a xlink:type="simple" xlink:href="https://www.ukrinform.ua/tag-aes" text:style-name="Internet_20_link" text:visited-style-name="Visited_20_Internet_20_Link">
NPP</text:a>
Pavel Kovtonyuk worked on the issue of sharing information between the army and energy in order to analyze, plan and prompt possible scenarios of events in the Zaporizhzhya nuclear stage, ”the message reads.</text:p>
      <text:p text:style-name="P4">
<text:span text:style-name="T5">
Viso: General Staff of the Armed Forces</text:span>
</text:p>
      <text:p text:style-name="P4">
<text:span text:style-name="T4">
 Read also: </text:span>
 <text:a xlink:type="simple" xlink:href="https://www.ukrinform.ua/rubric-regions/3730557-castina-pracivnikiv-rosatoma-ta-kolaborantiv-zalisila-zaes-mer-energodara.html" text:style-name="Internet_20_link" text:visited-style-name="Visited_20_Internet_20_Link">
part of the employees of "Rosatom" and collaborators left <text:span text:style-name="T4">
 ZPP </text:span>
 - Energodar mayor</text:a>
They agreed on close interaction for the timely taking the response measures or other situations.</text:p>
      <text:p text:style-name="P4">
As reported by Ukrinform, on March 4, 2022, the Russians occupied the ZPP.</text:p>
      <text:p text:style-name="P4">
June 22, 2023 [President Volodymyr Zelenskyy declared the plans of the Rosiiva terrorist attack at the Zaporizhzhia NPP]](https://www.ukrinform.ua/rubric-ato/3730219-zelenskij-rosiani-mozut-zdijsniti-terakt-na-zaes-abi-zupiniti-kontrnastup.html).</text:p>
      <text:p text:style-name="P4">
<text:span text:style-name="T4">
 Read also: </text:span>
 <text:a xlink:type="simple" xlink:href="https://www.ukrinform.ua/rubric-regions/3730751-energetiki-vidnovili-odnu-z-linij-elektroperedac-so-zivit-zaes.html" text:style-name="Internet_20_link" text:visited-style-name="Visited_20_Internet_20_Link">
Energy restored one of the transmission lines, surviving <text:span text:style-name="T4">
 ZPP </text:span>
</text:a>
The Secretary of the National Security and Defense Council Alexei Danilov stated that Ukraine is preparing for any scenarios for developments around Zaporizhzhya AAP.</text:p>
      <text:p text:style-name="P4">
<text:span text:style-name="T5">
Foto: Konstantin Liber</text:span>
</text:p>
      <text:p text:style-name="P4">
News Source: <text:a xlink:type="simple" xlink:href="https://www.ukrinform.ua/rubric-ato/3730862-zsu-ta-energoatom-domovilisa-pro-vzaemodiu-sodo-mozlivih-scenariiv-podij-na-zaes.html" text:style-name="Internet_20_link" text:visited-style-name="Visited_20_Internet_20_Link">
https://www.ukrinform.ua/rubric-ato/3730862-zsu-ta-energoatom-domovilisa-pro-vzaemodiu-sodo-mozlivih-scenariiv-podij-na-zaes.html</text:a>
</text:p>
      <!--NEWS-->
      <text:h text:style-name="P10" text:outline-level="1">
<text:span text:style-name="T4">
The SBU eliminated the illegal service through which the Russians called anonymously in Ukraine</text:span>
</text:h>
      <text:p text:style-name="P4">
Authors: Ukrinform (Person)</text:p>
      <text:p text:style-name="P4">
Publisher: Укринформ (Organization)</text:p>
      <text:p text:style-name="P4">
Published Time: 2023-07-03T15:07:37+03:00</text:p>
      <text:p text:style-name="P4">
Modified Time: 2023-07-03T15:07:37+03:00</text:p>
      <text:p text:style-name="P4">
Description: The SBU's cyberfactors exposed an illegal telephone service that provided the opportunity to make anonymous calls to the country from abroad. - Ukrinform.</text:p>
      <text:p text:style-name="P4">
Images: ['<text:a xlink:type="simple" xlink:href="https://static.ukrinform.com/photos/2023_07/thumb_files/630_360_1688385427-434.jpeg" text:style-name="Internet_20_link" text:visited-style-name="Visited_20_Internet_20_Link">
630_360_16883...</text:a>
']</text:p>
      <text:p text:style-name="P4">
Tags: ['Кібербезпека', 'СБУ', "Мобільний зв'язок", 'Росія', 'Затримання']</text:p>
      <text:p text:style-name="P4">
Type: Article</text:p>
      <!--METADATA-->
      <text:p text:style-name="P4">
<draw:frame draw:style-name="fr1" draw:name="Image61" text:anchor-type="as-char" svg:width="6.9236in" svg:height="3.956343in" draw:z-index="0">
<draw:image xlink:href="../Images/yкринформ/2023-07-03T15-07-37-03-00/630_360_1688385427-434.jpeg" xlink:type="simple" xlink:show="embed" xlink:actuate="onLoad" draw:mime-type="image/jpeg"/>
</draw:frame>
The SBU's cyberfactors exposed an illegal telephone service that can ensure that there are any anonymous calls from abroad to the country.</text:p>
      <text:p text:style-name="P4">
As Ukrinform reports, this has reported <text:a xlink:type="simple" xlink:href="https://ssu.gov.ua/novyny/sbu-prypynyla-robotu-nezakonnoho-servisu-yakyi-dozvoliav-rosiianam-anonimno-telefonuvaty-v-ukrainu" text:style-name="Internet_20_link" text:visited-style-name="Visited_20_Internet_20_Link">
SBU</text:a>
 .</text:p>
      <text:p text:style-name="P4">
It is established that the illegal channel was also used by Russians. Thus, "Service" posed an additional threat to Ukraine's national security.</text:p>
      <text:p text:style-name="P4">
As a result of complex measures, four organizers of illegal business were exposed.</text:p>
      <text:p text:style-name="P4">
According to the Security Service of Ukraine, the dealers were launched international calls using Proxy servers, the latest IP telephony technologies and a specialized program. This allowed to bypass the switching centers of domestic operators and made all the calls that passed through "service" invisible to Ukrainian law enforcement agencies.</text:p>
      <text:p text:style-name="P4">
<text:span text:style-name="T4">
 Read also: </text:span>
 <text:a xlink:type="simple" xlink:href="https://www.ukrinform.ua/rubric-regions/3728747-sbu-zatrimala-koriguvalnika-rosijskogo-raketnogo-udaru-po-kramatorsku.html" text:style-name="Internet_20_link" text:visited-style-name="Visited_20_Internet_20_Link">
<text:span text:style-name="T4">
 SBU </text:span>
 I detained the Russian rocket launcher on Kramatorsk</text:a>
Every week, illegal activity brought to businessmen up to $ 50,000. In order to join the traces, the organizers of illegal business used a heater among the socially disadvantaged sections of the population.</text:p>
      <text:p text:style-name="P4">
The activity of "telephone service" as of today is stopped. The suspected suspicion under Part 3 of Art. 28 and Part 5 of Art. 361(Unauthorized intervention of information and communication systems, electronic communication networks)Criminal Code of Ukraine.</text:p>
      <text:p text:style-name="P4">
The attackers are threatened with up to 15 years in prison.</text:p>
      <text:p text:style-name="P4">
As reported by Ukrinform, in June the SBU eliminated underground typography, devastated passports for the legalization of Russians in Ukraine and the Vevra Union.</text:p>
      <text:p text:style-name="P4">
<text:span text:style-name="T5">
Foto: SBU</text:span>
</text:p>
      <text:p text:style-name="P4">
News Source: <text:a xlink:type="simple" xlink:href="https://www.ukrinform.ua/rubric-society/3730856-sbu-likviduvala-nezakonnij-servis-cerez-akij-rosiani-anonimno-telefonuvali-v-ukrainu.html" text:style-name="Internet_20_link" text:visited-style-name="Visited_20_Internet_20_Link">
https://www.ukrinform.ua/rubric-society/3730856-sbu-likviduvala-nezakonnij-servis-cerez-akij-rosiani-anonimno-telefonuvali-v-ukrainu.html</text:a>
</text:p>
      <!--NEWS-->
      <text:h text:style-name="P10" text:outline-level="1">
<text:span text:style-name="T4">
In Cherkasy with a bribe detained two customs officers</text:span>
</text:h>
      <text:p text:style-name="P4">
Authors: Ukrinform (Person)</text:p>
      <text:p text:style-name="P4">
Publisher: Укринформ (Organization)</text:p>
      <text:p text:style-name="P4">
Published Time: 2023-07-03T15:08:00+03:00</text:p>
      <text:p text:style-name="P4">
Modified Time: 2023-07-03T15:08:00+03:00</text:p>
      <text:p text:style-name="P4">
Description: Two employees of the Cherkasy customs were detained during the bribe, they were suspected. - Ukrinform.</text:p>
      <text:p text:style-name="P4">
Images: ['<text:a xlink:type="simple" xlink:href="https://static.ukrinform.com/photos/2023_07/thumb_files/630_360_1688385561-196.jpg" text:style-name="Internet_20_link" text:visited-style-name="Visited_20_Internet_20_Link">
630_360_16883...</text:a>
']</text:p>
      <text:p text:style-name="P4">
Tags: ['Черкащина', 'Хабар', 'Митниця', 'Розмитнення авто']</text:p>
      <text:p text:style-name="P4">
Type: Article</text:p>
      <!--METADATA-->
      <text:p text:style-name="P4">
<draw:frame draw:style-name="fr1" draw:name="Image65" text:anchor-type="as-char" svg:width="6.9236in" svg:height="3.956343in" draw:z-index="0">
<draw:image xlink:href="../Images/yкринформ/2023-07-03T15-08-00-03-00/630_360_1688385561-196.jpg" xlink:type="simple" xlink:show="embed" xlink:actuate="onLoad" draw:mime-type="image/jpeg"/>
</draw:frame>
During the bribery, two employees of the Cherkasy customs were detained, and they were declared a meal.</text:p>
      <text:p text:style-name="P4">
About it reports Cherkasy Regional Prosecutor's Office on <text:a xlink:type="simple" xlink:href="https://www.facebook.com/permalink.php" text:style-name="Internet_20_link" text:visited-style-name="Visited_20_Internet_20_Link">
Facebook</text:a>
, reports Ukrinform.</text:p>
      <text:p text:style-name="P4">
"The investigation found that the employees of the Cherkasy Customs demanded an undisturbed benefit for the failure of administrative materials to withdraw their customs rules during the import of 25 cars from abroad.(https://www.ukrinform.ua/tag-rozmitnenna-avto). Customs officers were detained "on hot", directly during a rowed benefit of $ 1250, ie $ 50 for every imported car, "the statement said.</text:p>
      <text:p text:style-name="P4">
It is noted that both suspects have chosen precautions in the form of holding under guard.</text:p>
      <text:p text:style-name="P4">
<text:span text:style-name="T5">
!</text:span>
<text:span text:style-name="T5">
 </text:span>
<text:span text:style-name="T5">
 from </text:span>
<text:span text:style-name="T5">
 </text:span>
<text:span text:style-name="T5">
 builder </text:span>
*](https://www.ukrinform.ua/rubric-regions/3728710-na-kiivsini-zatrimali-golovu-silradi-ta-dvoh-posadovciv-vimagali-habara-vid-zabudovnika.html)The sanction of the Article of the Criminal Code of Ukraine, which is charged with the detainees, provides for imprisonment for a term of five to ten, with deprivation of the right to occupy certain positions or engage in certain activities for a term up to three years with confiscation of property.</text:p>
      <text:p text:style-name="P4">
As reported by Ukrinform, during January -May Inspectors of the State Customs Service of Ukraine [found almost 5 thousand violations of customs rules for more than 4.3 billion(https://www.ukrinform.ua/rubric-economy/3726502-z-pocatku-roku-mitniki-viavili-porusen-na-43-milarda.html).  _ Photo: Cherkasy Region Prosecutor's Office/Facebook _</text:p>
      <text:p text:style-name="P4">
News Source: <text:a xlink:type="simple" xlink:href="https://www.ukrinform.ua/rubric-regions/3730858-u-cerkasah-z-habarem-zatrimali-dvoh-mitnikiv.html" text:style-name="Internet_20_link" text:visited-style-name="Visited_20_Internet_20_Link">
https://www.ukrinform.ua/rubric-regions/3730858-u-cerkasah-z-habarem-zatrimali-dvoh-mitnikiv.html</text:a>
</text:p>
      <!--NEWS-->
      <text:h text:style-name="P10" text:outline-level="1">
<text:span text:style-name="T4">
In Sumy - four hits of enemy drones: there is a dead, 16 wounded</text:span>
</text:h>
      <text:p text:style-name="P4">
Authors: Ukrinform (Person)</text:p>
      <text:p text:style-name="P4">
Publisher: Укринформ (Organization)</text:p>
      <text:p text:style-name="P4">
Published Time: 2023-07-03T15:09:00+03:00</text:p>
      <text:p text:style-name="P4">
Modified Time: 2023-07-03T15:09:00+03:00</text:p>
      <text:p text:style-name="P4">
Description: Sumy today contained four hits of hostile drones of Shahd 136. One person was killed, 16 wounded. - Ukrinform.</text:p>
      <text:p text:style-name="P4">
Images: ['<text:a xlink:type="simple" xlink:href="https://static.ukrinform.com/photos/2023_07/thumb_files/630_360_1688386189-227.jpg" text:style-name="Internet_20_link" text:visited-style-name="Visited_20_Internet_20_Link">
630_360_16883...</text:a>
']</text:p>
      <text:p text:style-name="P4">
Tags: ['Обстріл', 'Суми', 'Загибель', 'Війна з Росією']</text:p>
      <text:p text:style-name="P4">
Type: Article</text:p>
      <!--METADATA-->
      <text:p text:style-name="P4">
<draw:frame draw:style-name="fr1" draw:name="Image68" text:anchor-type="as-char" svg:width="6.9236in" svg:height="3.956343in" draw:z-index="0">
<draw:image xlink:href="../Images/yкринформ/2023-07-03T15-09-00-03-00/630_360_1688386189-227.jpg" xlink:type="simple" xlink:show="embed" xlink:actuate="onLoad" draw:mime-type="image/jpeg"/>
</draw:frame>
In Sumyad, four hits of hostile drones were recorded by Shahd 136. One man was killed, 16 wounded.</text:p>
      <text:p text:style-name="P4">
About it in <text:a xlink:type="simple" xlink:href="https://t.me/Sumy_news_ODA/17511" text:style-name="Internet_20_link" text:visited-style-name="Visited_20_Internet_20_Link">
telegram</text:a>
Sumy Ova reports, Ukrinform reports.</text:p>
      <text:p text:style-name="P4">
“As of 10:49, 4 UAVs of the ShahED 136 UAV were recorded in the center of Sumyum region. As a result of the hit, the administrative building and 2 -storage dwellings were damaged, ”the message reads.</text:p>
      <text:p text:style-name="P4">
According to OVA, as of 13:00, 16 wounded, 1 person was killed. The audience was assisted.</text:p>
      <text:p text:style-name="P4">
<text:span text:style-name="T4">
 Read also: </text:span>
 <text:a xlink:type="simple" xlink:href="https://www.ukrinform.ua/rubric-ato/3730753-u-sumah-vnaslidok-obstrilu-poskodzenij-zitlovij-budinok-zmi.html" text:style-name="Internet_20_link" text:visited-style-name="Visited_20_Internet_20_Link">
in <text:span text:style-name="T4">
 Sumy </text:span>
 Due to the shelling of damaged housing building - media</text:a>
It is reported that work on evacuation of the population and elimination of fires.</text:p>
      <text:p text:style-name="P4">
The affected population was given temporary stay. There is a question about their placement, Sumy Ova noted.</text:p>
      <text:p text:style-name="P4">
<text:span text:style-name="T4">
 Read also: </text:span>
 <text:a xlink:type="simple" xlink:href="https://www.ukrinform.ua/rubric-regions/3730737-na-sumsini-ponad-30-sil-bez-svitla-cerez-vorozi-obstrili.html" text:style-name="Internet_20_link" text:visited-style-name="Visited_20_Internet_20_Link">
in Sumy region more than 30 villages - without light through hostresses</text:a>
As reported by Ukrinform, in the morning of July 3, the Russians attacked the amounts of drone 136.</text:p>
      <text:p text:style-name="P4">
<text:span text:style-name="T5">
Foto: Sumy Ova, SNNS</text:span>
</text:p>
      <text:p text:style-name="P4">
News Source: <text:a xlink:type="simple" xlink:href="https://www.ukrinform.ua/rubric-ato/3730859-u-sumah-cotiri-vlucanna-vorozih-droniv-e-zagiblij-16-poranenih.html" text:style-name="Internet_20_link" text:visited-style-name="Visited_20_Internet_20_Link">
https://www.ukrinform.ua/rubric-ato/3730859-u-sumah-cotiri-vlucanna-vorozih-droniv-e-zagiblij-16-poranenih.html</text:a>
</text:p>
      <!--NEWS-->
      <text:h text:style-name="P10" text:outline-level="1">
<text:span text:style-name="T4">
Chubarov associates statements about the attempt on Aksenov with Prigogine's rebellion</text:span>
</text:h>
      <text:p text:style-name="P4">
Authors: Ukrinform (Person)</text:p>
      <text:p text:style-name="P4">
Publisher: Укринформ (Organization)</text:p>
      <text:p text:style-name="P4">
Published Time: 2023-07-03T15:19:02+03:00</text:p>
      <text:p text:style-name="P4">
Modified Time: 2023-07-03T15:19:02+03:00</text:p>
      <text:p text:style-name="P4">
Description: FSB statements about allegedly preventing attempting to attempt on the "head" of the Crimean occupying power, traitor Sergei Aksenov is an attempt to bleach him in front of the Kremlin for a waiting position during Prigogine's rebellion. - Ukrinform.</text:p>
      <text:p text:style-name="P4">
Images: ['<text:a xlink:type="simple" xlink:href="https://static.ukrinform.com/photos/2015_11/thumb_files/630_360_1448727578-6988.jpg" text:style-name="Internet_20_link" text:visited-style-name="Visited_20_Internet_20_Link">
630_360_14487...</text:a>
']</text:p>
      <text:p text:style-name="P4">
Tags: ['Чубаров', 'ФСБ РФ', 'Окупація Криму', 'Аксьонов', 'Замах', 'Пригожин', 'Переворот']</text:p>
      <text:p text:style-name="P4">
Type: Article</text:p>
      <!--METADATA-->
      <text:p text:style-name="P4">
<draw:frame draw:style-name="fr1" draw:name="Image73" text:anchor-type="as-char" svg:width="6.9236in" svg:height="3.956343in" draw:z-index="0">
<draw:image xlink:href="../Images/yкринформ/2023-07-03T15-19-02-03-00/630_360_1448727578-6988.jpg" xlink:type="simple" xlink:show="embed" xlink:actuate="onLoad" draw:mime-type="image/jpeg"/>
</draw:frame>
The FSBPRO statements to prevent attempting to attempt the "head" of the Crimean occupying power, the traitor of Sergei Aksenov is an attempt to bleach him in front of the Kremlin by a curving position during Prigogine's rebellion.</text:p>
      <text:p text:style-name="P4">
He wrote about it in <text:a xlink:type="simple" xlink:href="https://t.me/chubarov_refat/1972" text:style-name="Internet_20_link" text:visited-style-name="Visited_20_Internet_20_Link">
telegram</text:a>
The head of the Crimean Tatar people Refat Chubarov, Ukrinform reports.</text:p>
      <text:p text:style-name="P4">
"In such a cheap but angry way, they try to whiten the Crimean Gaulayter Crimean Aksenova and the local administration of the FSB of the Russian Federation, which has been expected during a recent confrontation with Prigogine -Putin," the post is in the post.</text:p>
      <text:p text:style-name="P4">
<text:a xlink:type="simple" xlink:href="https://www.ukrinform.ua/tag-cubarov" text:style-name="Internet_20_link" text:visited-style-name="Visited_20_Internet_20_Link">
Chubarov</text:a>
He noted that it is a "run -in provocation", which is used by Russian special services, when they themselves govern the "hiding place", then choose the sacrifice as a blast, arrest it, knock out the necessary impressions.</text:p>
      <text:p text:style-name="P4">
“For more convincingness, they can take samples or hair from the will of the detainee, which will then be found during the examination found in the" hiding place "of the explosives. Like, you see, even the DNA analysis showed that the explosion of the accused, ”said the head of the Majlis of the Crimean Tatar people.</text:p>
      <text:p text:style-name="P4">
<text:span text:style-name="T4">
 Read also: </text:span>
 <text:a xlink:type="simple" xlink:href="https://www.ukrinform.ua/rubric-world/3730308-zakolot-vagnerivciv-svidcit-pro-skodu-so-ii-zavdav-putin-rosii-vijnou-v-ukraini-glava-cru.html" text:style-name="Internet_20_link" text:visited-style-name="Visited_20_Internet_20_Link">
The Wagner Rebellion testifies to the harm that it was Putinzavned Russia - CIA Director</text:a>
According to him, this scheme was used by the Russians during the falsification of the criminal case regarding the political prisoner of Eden Bekirov, arrested in 2019 and released on exchange in September 2019.</text:p>
      <text:p text:style-name="P4">
Today, the Russian media, citing the FSB press service, announced the prevention of attempted attempted on the Crimean "Chapter" Aksenova. According to the results of the operation, the "saboteur"-a citizen of Russia, who was "recruited by the SBU" of Yakima, "taught in Ukraine, a mine-producer" was allegedly detained.</text:p>
      <text:p text:style-name="P4">
News Source: <text:a xlink:type="simple" xlink:href="https://www.ukrinform.ua/rubric-crimea/3730861-cubarov-povazue-zaavi-pro-zamah-na-aksonova-z-buntom-prigozina.html" text:style-name="Internet_20_link" text:visited-style-name="Visited_20_Internet_20_Link">
https://www.ukrinform.ua/rubric-crimea/3730861-cubarov-povazue-zaavi-pro-zamah-na-aksonova-z-buntom-prigozina.html</text:a>
</text:p>
      <!--NEWS-->
      <text:h text:style-name="P10" text:outline-level="1">
<text:span text:style-name="T4">
Ukraine is provided with serum against botulism - MOH</text:span>
</text:h>
      <text:p text:style-name="P4">
Authors: Ukrinform (Person)</text:p>
      <text:p text:style-name="P4">
Publisher: Укринформ (Organization)</text:p>
      <text:p text:style-name="P4">
Published Time: 2023-07-03T15:32:00+03:00</text:p>
      <text:p text:style-name="P4">
Modified Time: 2023-07-03T15:32:00+03:00</text:p>
      <text:p text:style-name="P4">
Description: Today, there is a sufficient amount of anti -botulinum serum in Ukraine - a drug that blocks the effect of botulism toxin. - Ukrinform.</text:p>
      <text:p text:style-name="P4">
Images: ['<text:a xlink:type="simple" xlink:href="https://static.ukrinform.com/photos/2020_07/thumb_files/630_360_1594868547-278.jpg" text:style-name="Internet_20_link" text:visited-style-name="Visited_20_Internet_20_Link">
630_360_15948...</text:a>
']</text:p>
      <text:p text:style-name="P4">
Tags: ['Ботулізм', 'МОЗ', 'Хвороба']</text:p>
      <text:p text:style-name="P4">
Type: Article</text:p>
      <!--METADATA-->
      <text:p text:style-name="P4">
<draw:frame draw:style-name="fr1" draw:name="Image74" text:anchor-type="as-char" svg:width="6.9236in" svg:height="3.956343in" draw:z-index="0">
<draw:image xlink:href="../Images/yкринформ/2023-07-03T15-32-00-03-00/630_360_1594868547-278.jpg" xlink:type="simple" xlink:show="embed" xlink:actuate="onLoad" draw:mime-type="image/jpeg"/>
</draw:frame>
Today, there is a sufficient amount of anti -botulinum serum in Ukraine, which blocks the effect of botulism toxin.</text:p>
      <text:p text:style-name="P4">
Ukrinform was reported in the Department of Communications of the Ministry of Health.</text:p>
      <text:p text:style-name="P4">
The department emphasized that the risk of contracting <text:a xlink:type="simple" xlink:href="https://www.ukrinform.ua/tag-botulizm" text:style-name="Internet_20_link" text:visited-style-name="Visited_20_Internet_20_Link">
botulism</text:a>
In the regions affected by the Russian occupiers of the Kakhovka hydroelectric power station, it is stored. At present, no botulism has been found in these territories.</text:p>
      <text:p text:style-name="P4">
The Ministry of Health was informed that 11 vials of anti -botulinum serum were transferred to the response to the probable cases of botulism of the Domikolaiv region.</text:p>
      <text:p text:style-name="P4">
<text:span text:style-name="T4">
 Read also: </text:span>
 <text:a xlink:type="simple" xlink:href="https://www.ukrinform.ua/rubric-society/3721276-infekcionist-rekomendue-vidmovitisa-vid-ribnih-produktiv-cerez-zagrozu-botulizmu.html" text:style-name="Internet_20_link" text:visited-style-name="Visited_20_Internet_20_Link">
<text:span text:style-name="T4">
 infectious specialist </text:span>
 <text:span text:style-name="T4">
 recommends </text:span>
 <text:span text:style-name="T4">
 to give up </text:span>
 <text:span text:style-name="T4">
 </text:span>
 Fish <text:span text:style-name="T4">
 </text:span>
 <text:span text:style-name="T4">
 products </text:span>
 <text:span text:style-name="T4">
 </text:span>
 Through <text:span text:style-name="T4">
 </text:span>
 threat <text:span text:style-name="T4">
 </text:span>
 <text:span text:style-name="T4">
 </text:span>
 botulism **</text:a>
In total, for 5 months of 2023, Ukraine did not record any case, it was emphasized in the Ministry of Health.</text:p>
      <text:p text:style-name="P4">
The experts of the ministry again reminded Ukrainians that fish should not buy target products in natural markets. Dead fish or dies can not be used for further storage, cooking or consumed. No way of pre -preparation will make it safe: such fish cannot be consumed, in particular, to dry, to boil, fry or cook. This fish may contain infectious diseases, parasites or dangerous chemicals.</text:p>
      <text:p text:style-name="P4">
*!(https://www.ukrinform.ua/rubric-regions/3727478-na-odesini-gospitalizuvali-cotiroh-ludej-aki-otruilisa-ribou.html)As reported by Ukrinform, due to the terrorist destruction of the Russians of the Kakhovskaya HEES in some areas <text:a xlink:type="simple" xlink:href="https://www.ukrinform.ua/rubric-regions/3729853-u-peredmisti-harkova-stavsa-mor-ribi-v-ricci-udi.html" text:style-name="Internet_20_link" text:visited-style-name="Visited_20_Internet_20_Link">
there was a massive morta of fish</text:a>
.The dozen of thousands of fish remained on shallow reservoirs.</text:p>
      <text:p text:style-name="P4">
Botulism is an acute infectious disease. It occurs as a result of the use of products poisoned by toxins produced by bacteria-diseases of the disease. This toxin is one of the strongest from all known biological poisons.</text:p>
      <text:p text:style-name="P4">
The pathogen is resistant to external factors. Ignoring the disease or untimely treatment can lead to paralysis and even death.</text:p>
      <text:p text:style-name="P4">
Botulism has no epidemic potential because it is not transmitted from a person of a doll.</text:p>
      <text:p text:style-name="P4">
News Source: <text:a xlink:type="simple" xlink:href="https://www.ukrinform.ua/rubric-society/3730867-ukraina-zabezpecena-sirovatkou-proti-botulizmu-moz.html" text:style-name="Internet_20_link" text:visited-style-name="Visited_20_Internet_20_Link">
https://www.ukrinform.ua/rubric-society/3730867-ukraina-zabezpecena-sirovatkou-proti-botulizmu-moz.html</text:a>
</text:p>
      <!--NEWS-->
      <text:h text:style-name="P10" text:outline-level="1">
<text:span text:style-name="T4">
The Supreme Court confirmed a sentence to the Kiev drug dealer - 10 years behind bars</text:span>
</text:h>
      <text:p text:style-name="P4">
Authors: Ukrinform (Person)</text:p>
      <text:p text:style-name="P4">
Publisher: Укринформ (Organization)</text:p>
      <text:p text:style-name="P4">
Published Time: 2023-07-03T15:33:11+03:00</text:p>
      <text:p text:style-name="P4">
Modified Time: 2023-07-03T15:33:11+03:00</text:p>
      <text:p text:style-name="P4">
Description: The Supreme Court left unchanged court decisions against a resident of Kyiv for illegal purchase, transportation and storage for the purpose of sale of particularly dangerous psychotropic substances (Part 3 of Article 307 of the Criminal Code). - Ukrinform.</text:p>
      <text:p text:style-name="P4">
Images: ['<text:a xlink:type="simple" xlink:href="https://static.ukrinform.com/photos/2019_04/thumb_files/630_360_1555326998-162.jpg" text:style-name="Internet_20_link" text:visited-style-name="Visited_20_Internet_20_Link">
630_360_15553...</text:a>
']</text:p>
      <text:p text:style-name="P4">
Tags: ['Наркотики', 'Торгівля', 'Верховний Суд', 'Офіс генпрокурора']</text:p>
      <text:p text:style-name="P4">
Type: Article</text:p>
      <!--METADATA-->
      <text:p text:style-name="P4">
<draw:frame draw:style-name="fr1" draw:name="Image75" text:anchor-type="as-char" svg:width="6.9236in" svg:height="3.956343in" draw:z-index="0">
<draw:image xlink:href="../Images/yкринформ/2023-07-03T15-33-11-03-00/630_360_1555326998-162.jpg" xlink:type="simple" xlink:show="embed" xlink:actuate="onLoad" draw:mime-type="image/jpeg"/>
</draw:frame>
The Supreme Court left unchanged court decisions regarding a resident of Kyiv for illegal acquisition, transportation and storage for the purpose of sale of particularly dangerous psychotropic substances(Part 3 of Art. 307 KKU).</text:p>
      <text:p text:style-name="P4">
Як передає Укрінформ, про це повідомляє <text:a xlink:type="simple" xlink:href="https://www.gp.gov.ua/ua/posts/ofis-genprokurora-vidstoyav-u-verxovnomu-sudi-virok-kiyivskomu-narkotorgivcyu-10-rokiv-za-gratami" text:style-name="Internet_20_link" text:visited-style-name="Visited_20_Internet_20_Link">
 пресслужба</text:a>
The Prosecutor General's Office.</text:p>
      <text:p text:style-name="P4">
"The convicted person was sentenced to 10 years in prison with confiscation of theMine," the statement said.</text:p>
      <text:p text:style-name="P4">
Prosecutors in court of all instances proved that <text:a xlink:type="simple" xlink:href="https://www.ukrinform.ua/tag-narkotiki" text:style-name="Internet_20_link" text:visited-style-name="Visited_20_Internet_20_Link">
drug dealer</text:a>
I illegally purchased and transported a watemobile for further implementation of more than 2 kg of psychotropes-PVP, 4-MMC Taam-2201.</text:p>
      <text:p text:style-name="P4">
The Supreme Court agreed with the prosecutor's statement that he was punished by an expert measure of coercion for a drug dealer.</text:p>
      <text:p text:style-name="P4">
<text:span text:style-name="T4">
 Read also: </text:span>
 <text:a xlink:type="simple" xlink:href="https://www.ukrinform.ua/rubric-kyiv/3730119-u-kievi-zatrimali-sistoh-narkodileriv.html" text:style-name="Internet_20_link" text:visited-style-name="Visited_20_Internet_20_Link">
in Kiev detained six drug dealers</text:a>
The convicted person serves his sentence. He did not admit his guilt.</text:p>
      <text:p text:style-name="P4">
As reported, in January 2018, law enforcement officers found psychotropic substances after stopping the vehicle for violation of traffic rules.</text:p>
      <text:p text:style-name="P4">
News Source: <text:a xlink:type="simple" xlink:href="https://www.ukrinform.ua/rubric-kyiv/3730868-verhovnij-sud-pidtverdiv-virok-kiivskomu-narkotorgovcu-10-rokiv-za-gratami.html" text:style-name="Internet_20_link" text:visited-style-name="Visited_20_Internet_20_Link">
https://www.ukrinform.ua/rubric-kyiv/3730868-verhovnij-sud-pidtverdiv-virok-kiivskomu-narkotorgovcu-10-rokiv-za-gratami.html</text:a>
</text:p>
      <!--NEWS-->
      <text:h text:style-name="P10" text:outline-level="1">
<text:span text:style-name="T4">
NATO Admiral - About Ukraine Counter -Offset: It's Not just a Walk</text:span>
</text:h>
      <text:p text:style-name="P4">
Authors: Ukrinform (Person)</text:p>
      <text:p text:style-name="P4">
Publisher: Укринформ (Organization)</text:p>
      <text:p text:style-name="P4">
Published Time: 2023-07-03T15:40:00+03:00</text:p>
      <text:p text:style-name="P4">
Modified Time: 2023-07-03T15:40:00+03:00</text:p>
      <text:p text:style-name="P4">
Description: Ukraine has to determine how to conduct a counter -offensive. - Ukrinform.</text:p>
      <text:p text:style-name="P4">
Images: ['<text:a xlink:type="simple" xlink:href="https://static.ukrinform.com/photos/2022_09/thumb_files/630_360_1663444486-508.jpg" text:style-name="Internet_20_link" text:visited-style-name="Visited_20_Internet_20_Link">
630_360_16634...</text:a>
']</text:p>
      <text:p text:style-name="P4">
Tags: ['НАТО', 'Війна з Росією', 'Контрнаступ']</text:p>
      <text:p text:style-name="P4">
Type: Article</text:p>
      <!--METADATA-->
      <text:p text:style-name="P4">
<draw:frame draw:style-name="fr1" draw:name="Image76" text:anchor-type="as-char" svg:width="6.9236in" svg:height="3.956343in" draw:z-index="0">
<draw:image xlink:href="../Images/yкринформ/2023-07-03T15-40-00-03-00/630_360_1663444486-508.jpg" xlink:type="simple" xlink:show="embed" xlink:actuate="onLoad" draw:mime-type="image/jpeg"/>
</draw:frame>
It is Ukrainian to determine how to conduct a counter -offensive.</text:p>
      <text:p text:style-name="P4">
This was announced at a meeting with journalists at the Brussels Headquarters of NATO by NATO Military Committee Admiral Rob Bauer, Correspondenttukinform reports.</text:p>
      <text:p text:style-name="P4">
“Counter -offensive is very difficult. People do not have to think it's just a walk. So we have to support Ukraine because it is a very difficult time for them. We are innocent to say that they should move faster, or that we are disappointed. This kind of operations are extremely difficult, and the path they do is deserved support, ”Bauer emphasized.</text:p>
      <text:p text:style-name="P4">
<text:span text:style-name="T4">
 Read also: </text:span>
 <text:a xlink:type="simple" xlink:href="https://www.ukrinform.ua/rubric-ato/3730568-sili-oboroni-z-boami-prosuvautsa-na-berdanskomu-ta-melitopolskomu-napramkah-malar.html" text:style-name="Internet_20_link" text:visited-style-name="Visited_20_Internet_20_Link">
Defense forces with battles move in Berdyansk Tamelitopol directions - painter</text:a>
He noted that a large number of Russian forces are currently concentrated in Ukraine- up to 90% of all Russian Land Forces. These troops have created kilometers, sometimes tens of kilometers, minefields and engineering barriers that are very difficult to overcome.</text:p>
      <text:p text:style-name="P4">
“We saw a similar in Normandy during World War II, it took 7-9 weeks to break through the defensive structures of the Germans. So it is not surprising that the contradiction does not go quickly ... The most important for Ukraine is that we will maintain as long as it will be necessary, ”said NATO military committee chairman.</text:p>
      <text:p text:style-name="P4">
He noted that the war was unpredictable. Although NATO is not a party to the war, Member States provide assistance to Ukraine, including weapons, ammunition with a tailed training for military personnel.</text:p>
      <text:p text:style-name="P4">
“What we see now is the heroic struggle of Ukrainians. They know what they do, ”Bauer said.</text:p>
      <text:p text:style-name="P4">
<text:span text:style-name="T4">
 Read also: </text:span>
 <text:a xlink:type="simple" xlink:href="https://www.ukrinform.ua/rubric-ato/3707487-vijna-v-ukraini-dedali-silnise-protistavlatime-kilkist-akosti-admiral-bauer.html" text:style-name="Internet_20_link" text:visited-style-name="Visited_20_Internet_20_Link">
War in Ukraine will increasingly contrast the amount of threshold - Admiral <text:span text:style-name="T4">
 Bauer </text:span>
</text:a>
It was reported that on July 11-12, a NATO summit will take place in Vilnius, during which one of the main issues for discussion at the level of heads of state and government of the Union countries will continue military assistance for Ukraine in the implementation of its right to self-defense against Russian aggression.</text:p>
      <text:p text:style-name="P4">
News Source: <text:a xlink:type="simple" xlink:href="https://www.ukrinform.ua/rubric-ato/3730873-admiral-nato-pro-kontrnastup-ukraini-ce-ne-prosto-progulanka.html" text:style-name="Internet_20_link" text:visited-style-name="Visited_20_Internet_20_Link">
https://www.ukrinform.ua/rubric-ato/3730873-admiral-nato-pro-kontrnastup-ukraini-ce-ne-prosto-progulanka.html</text:a>
</text:p>
      <!--NEWS-->
      <text:h text:style-name="P10" text:outline-level="1">
<text:span text:style-name="T4">
The first hundred inhabitants of Kharkiv region were assigned compensations under the Equinal Program</text:span>
</text:h>
      <text:p text:style-name="P4">
Authors: Ukrinform (Person)</text:p>
      <text:p text:style-name="P4">
Publisher: Укринформ (Organization)</text:p>
      <text:p text:style-name="P4">
Published Time: 2023-07-03T15:41:58+03:00</text:p>
      <text:p text:style-name="P4">
Modified Time: 2023-07-03T15:41:58+03:00</text:p>
      <text:p text:style-name="P4">
Description: Residents of Kharkiv region have begun to assign compensations under the Equation Program: more than a hundred people will receive a total of almost ₴ 6.6 million in total. - Ukrinform.</text:p>
      <text:p text:style-name="P4">
Images: ['<text:a xlink:type="simple" xlink:href="https://static.ukrinform.com/photos/2023_04/thumb_files/630_360_1682674796-927.jpg" text:style-name="Internet_20_link" text:visited-style-name="Visited_20_Internet_20_Link">
630_360_16826...</text:a>
']</text:p>
      <text:p text:style-name="P4">
Tags: ['Компенсація', 'Харківщина', 'Війна з Росією', 'Відбудова']</text:p>
      <text:p text:style-name="P4">
Type: Article</text:p>
      <!--METADATA-->
      <text:p text:style-name="P4">
<draw:frame draw:style-name="fr1" draw:name="Image77" text:anchor-type="as-char" svg:width="6.9236in" svg:height="3.956343in" draw:z-index="0">
<draw:image xlink:href="../Images/yкринформ/2023-07-03T15-41-58-03-00/630_360_1682674796-927.jpg" xlink:type="simple" xlink:show="embed" xlink:actuate="onLoad" draw:mime-type="image/jpeg"/>
</draw:frame>
Residents of Kharkiv region began to assign compensations under the Equilibrium program: more than ₴ 6.6 million will receive more than ₴.</text:p>
      <text:p text:style-name="P4">
This was reported in <text:a xlink:type="simple" xlink:href="https://t.me/synegubov/6563" text:style-name="Internet_20_link" text:visited-style-name="Visited_20_Internet_20_Link">
telegram</text:a>
Head of Kharkiv Regional Military Administration Oleg Synigubov, reports Ukrinform.</text:p>
      <text:p text:style-name="P4">
“The first inhabitants <text:a xlink:type="simple" xlink:href="https://www.ukrinform.ua/tag-harkivsina" text:style-name="Internet_20_link" text:visited-style-name="Visited_20_Internet_20_Link">
of the area</text:a>
Appointed payments on the program. To date, the commissions have already adopted 108 compensation for UAH 6 million 589 thousand, ”the presentation reads.</text:p>
      <text:p text:style-name="P4">
According to Sinogubov, the funds for the repair of homes that are damaged by the military aggression of the Russian Federation are received by residents of Izyum, Krasnograd, Kupyansk, Lozovsky, Kharkiv, Chuguev districts.</text:p>
      <text:p text:style-name="P4">
<text:span text:style-name="T4">
 Read also: </text:span>
 <text:a xlink:type="simple" xlink:href="https://www.ukrinform.ua/rubric-vidbudova/3730319-potribno-zalucati-bilse-zahidnogo-dosvidu-dla-vidbudovi-ukrainskih-mist-ekspert.html" text:style-name="Internet_20_link" text:visited-style-name="Visited_20_Internet_20_Link">
you need to involve more Western experience for <text:span text:style-name="T4">
 reconstruction </text:span>
 Ukrainian cities - expert</text:a>
“The fixation of destruction is ongoing. In total, 8411 applications were received to the register of damaged or destroyed. In total, the leadership of the communities through the application action of Tatsnapa residents of the region provided 99758 reports on the destruction of their property, ”Synugubov said.</text:p>
      <text:p text:style-name="P4">
It was reported that Kharkiv region was very injured as a result of Russian shelling. In particular, 17,000 objects were damaged in the Izyum district alone.</text:p>
      <text:p text:style-name="P4">
News Source: <text:a xlink:type="simple" xlink:href="https://www.ukrinform.ua/rubric-vidbudova/3730874-persim-sta-zitelam-harkivsini-priznacili-kompensacii-za-programou-evidnovlenna.html" text:style-name="Internet_20_link" text:visited-style-name="Visited_20_Internet_20_Link">
https://www.ukrinform.ua/rubric-vidbudova/3730874-persim-sta-zitelam-harkivsini-priznacili-kompensacii-za-programou-evidnovlenna.html</text:a>
</text:p>
      <!--NEWS-->
      <text:h text:style-name="P10" text:outline-level="1">
<text:span text:style-name="T4">
In Rivne, a criminal case was opened on a journalist threat</text:span>
</text:h>
      <text:p text:style-name="P4">
Authors: Ukrinform (Person)</text:p>
      <text:p text:style-name="P4">
Publisher: Укринформ (Organization)</text:p>
      <text:p text:style-name="P4">
Published Time: 2023-07-03T15:49:00+03:00</text:p>
      <text:p text:style-name="P4">
Modified Time: 2023-07-03T15:49:00+03:00</text:p>
      <text:p text:style-name="P4">
Description: In Rivne, the investigator opened criminal proceedings on the threat of a journalist who found a burial wreath at the door where he lives.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Рівне', 'Журналіст', 'Погрози']</text:p>
      <text:p text:style-name="P4">
Type: Article</text:p>
      <!--METADATA-->
      <text:p text:style-name="P4">
<draw:frame draw:style-name="fr1" draw:name="Image78" text:anchor-type="as-char" svg:width="6.9236in" svg:height="3.956343in" draw:z-index="0">
<draw:image xlink:href="../Images/yкринформ/2023-07-03T15-49-00-03-00/630_360_1507654552-5163.jpeg" xlink:type="simple" xlink:show="embed" xlink:actuate="onLoad" draw:mime-type="image/jpeg"/>
</draw:frame>
Investigators opened criminal proceedings on the threat of a journalist who found a burial wreath at the door where he lives.</text:p>
      <text:p text:style-name="P4">
According to Ukrinform, it reports <text:a xlink:type="simple" xlink:href="https://www.facebook.com/police.in.Rivne.region/posts/pfbid02xhBAMTkhLMNYTuqfs6UVzqdnq1tuCo85L644KTNN4ZPqhQWQM8NoxQPuwaq8u6pXl" text:style-name="Internet_20_link" text:visited-style-name="Visited_20_Internet_20_Link">
police of Rivne region</text:a>
.</text:p>
      <text:p text:style-name="P4">
«Сьогодні, третього липня, близько 07:30 до поліції надійшло повідомлення42-річного <text:a xlink:type="simple" xlink:href="https://www.ukrinform.ua/tag-rivne" text:style-name="Internet_20_link" text:visited-style-name="Visited_20_Internet_20_Link">
 рівнянина </text:a>
that he found a burial wreath at the doors at the place of residence, ”the testimony reads.</text:p>
      <text:p text:style-name="P4">
Police found that the man works as the editor -in -chief of the information agency. In the general use corridor, unknown people put a ritual wreath with an inscription that contained the applicant's name. Who could do it, the victim knows.</text:p>
      <text:p text:style-name="P4">
Police officers conducted an inspection of the scene and removed material evidence.</text:p>
      <text:p text:style-name="P4">
Investigators of the Rivne District Directorate provided information to the Unified Registra-Code of Investigation on the threat of a journalist, in connection with the implementation of legal professional activity, under part 1 of Article 345-1 of the Criminal Code of Ukraine.</text:p>
      <text:p text:style-name="P4">
Police are currently taking urgent investigative actions to identify the persons involved in the crime.</text:p>
      <text:p text:style-name="P4">
*!(https://www.ukrinform.ua/rubric-regions/3723385-u-rivnomu-pidpalili-avto-zurnalista-policia-vstanovlue-obstavini.html)The maximum punishment under the sanction of the article provides up to three years of imprisonment.</text:p>
      <text:p text:style-name="P4">
As reported <text:a xlink:type="simple" xlink:href="https://www.ukrinform.ua/rubric-regions/3723385-u-rivnomu-pidpalili-avto-zurnalista-policia-vstanovlue-obstavini.html" text:style-name="Internet_20_link" text:visited-style-name="Visited_20_Internet_20_Link">
Ukrinform</text:a>
, in Rivne, police establish the circumstances of the arson of the journalist on June 15.</text:p>
      <text:p text:style-name="P4">
Also in the Rivne region police establish the circumstances of the arson of the door on a Dachamisse journalist on June 16. The victim, a member of the National Union journalists, was in the cottage at the time of committing the crime. Feeling the smell of smoke, the man went outside and saw that the front door was burning.</text:p>
      <text:p text:style-name="P4">
News Source: <text:a xlink:type="simple" xlink:href="https://www.ukrinform.ua/rubric-regions/3730877-u-rivnomu-vidkrili-kriminalnu-spravu-za-faktom-pogrozi-zurnalistu.html" text:style-name="Internet_20_link" text:visited-style-name="Visited_20_Internet_20_Link">
https://www.ukrinform.ua/rubric-regions/3730877-u-rivnomu-vidkrili-kriminalnu-spravu-za-faktom-pogrozi-zurnalistu.html</text:a>
</text:p>
      <!--NEWS-->
      <text:h text:style-name="P10" text:outline-level="1">
<text:span text:style-name="T4">
In Russia there is a whole arsenal of technology tracking online life of citizens-NYT</text:span>
</text:h>
      <text:p text:style-name="P4">
Authors: Ukrinform (Person)</text:p>
      <text:p text:style-name="P4">
Publisher: Укринформ (Organization)</text:p>
      <text:p text:style-name="P4">
Published Time: 2023-07-03T15:51:00+03:00</text:p>
      <text:p text:style-name="P4">
Modified Time: 2023-07-03T15:51:00+03:00</text:p>
      <text:p text:style-name="P4">
Description: In Russia, a whole arsenal of digital observation technologies has been developed to promote internal repression after a full -scale invasion of Ukraine. - Ukrinform.</text:p>
      <text:p text:style-name="P4">
Images: ['<text:a xlink:type="simple" xlink:href="https://static.ukrinform.com/photos/2020_06/thumb_files/630_360_1593524779-212.jpg" text:style-name="Internet_20_link" text:visited-style-name="Visited_20_Internet_20_Link">
630_360_15935...</text:a>
']</text:p>
      <text:p text:style-name="P4">
Tags: ['ФСБ РФ', 'Технології', 'Війна з Росією']</text:p>
      <text:p text:style-name="P4">
Type: Article</text:p>
      <!--METADATA-->
      <text:p text:style-name="P4">
<draw:frame draw:style-name="fr1" draw:name="Image79" text:anchor-type="as-char" svg:width="6.9236in" svg:height="3.956343in" draw:z-index="0">
<draw:image xlink:href="../Images/yкринформ/2023-07-03T15-51-00-03-00/630_360_1593524779-212.jpg" xlink:type="simple" xlink:show="embed" xlink:actuate="onLoad" draw:mime-type="image/jpeg"/>
</draw:frame>
A whole arsenal of digital observation technologies has been developed to promote internal repression after the start of a full -scale invasion of Ukraine.</text:p>
      <text:p text:style-name="P4">
According to Ukrinform, it reports <text:a xlink:type="simple" xlink:href="https://www.nytimes.com/2023/07/03/technology/russia-ukraine-surveillance-tech.html" text:style-name="Internet_20_link" text:visited-style-name="Visited_20_Internet_20_Link">
The New York Times</text:a>
With reference to your own informed sources.</text:p>
      <text:p text:style-name="P4">
"These technologies have provided the police and the Federal Security Service access to the general tracking opportunities that are focused on everyday use of terthops and websites," the statement said.</text:p>
      <text:p text:style-name="P4">
The developed tools allow the FSB to track certain types of activity of icked programs, such as WhatsApp and Signal, to monitor phones, to identify anonymous users of social networks and to proceed in people's accounts.</text:p>
      <text:p text:style-name="P4">
<text:span text:style-name="T4">
 Read also: </text:span>
 <text:a xlink:type="simple" xlink:href="https://www.ukrinform.ua/rubric-regions/3729708-zneskodili-merezu-agentiv-fsb-aki-navodili-rosijski-smerci-ta-uragani-na-harkiv.html" text:style-name="Internet_20_link" text:visited-style-name="Visited_20_Internet_20_Link">
neutralized the network of agents <text:span text:style-name="T4">
 FSB </text:span>
, which are caught "tornadoes" and "hurricanes" on Kharkiv</text:a>
All this information was received from the documents of Russian suppliers of video surveillance received by publication, safety experts, digital activists and a person related to digital surveillance operations in the Russian Federation.</text:p>
      <text:p text:style-name="P4">
It is noted that many of the technological firms that develop tools are owned by Citadel Group, which was previously a partially controlled allisher Usmanov, an object of EU sanctions as one of Putin's favorite.</text:p>
      <text:p text:style-name="P4">
Some of the companies try to go abroad, which increases the risks of output technology tracking in Russia to an international level.</text:p>
      <text:p text:style-name="P4">
<text:span text:style-name="T4">
 Read also: </text:span>
 <text:a xlink:type="simple" xlink:href="https://www.ukrinform.ua/rubric-world/3727332-fsb-provodit-u-regionah-rejdi-za-adresami-kolisnih-ta-ninisnih-vagnerivciv-zmi.html" text:style-name="Internet_20_link" text:visited-style-name="Visited_20_Internet_20_Link">
<text:span text:style-name="T4">
 FSB </text:span>
 conducts in the regions of raids at the addresses of the former "Wagner" - media</text:a>
One of the MFI Soft tools - Netbeholder - helps to determine the location of two phones and predict a potential meeting of subscribers. The system can determine whether a person uses several mobile devices, the place of origin of citizens or the country of origin of foreigners.</text:p>
      <text:p text:style-name="P4">
And with the help of the Protei system transcription of voice during the interception of phone calls for identification of the "suspicion".</text:p>
      <text:p text:style-name="P4">
News Source: <text:a xlink:type="simple" xlink:href="https://www.ukrinform.ua/rubric-world/3730878-u-rosii-e-cilij-arsenal-tehnologij-vidstezenna-onlajnzitta-gromadan-nyt.html" text:style-name="Internet_20_link" text:visited-style-name="Visited_20_Internet_20_Link">
https://www.ukrinform.ua/rubric-world/3730878-u-rosii-e-cilij-arsenal-tehnologij-vidstezenna-onlajnzitta-gromadan-nyt.html</text:a>
</text:p>
      <!--NEWS-->
      <text:h text:style-name="P10" text:outline-level="1">
<text:span text:style-name="T4">
The novice of the Pochaiv Lavra was sentenced to 5 years in prison - justified Russian aggression</text:span>
</text:h>
      <text:p text:style-name="P4">
Authors: Ukrinform (Person)</text:p>
      <text:p text:style-name="P4">
Publisher: Укринформ (Organization)</text:p>
      <text:p text:style-name="P4">
Published Time: 2023-07-03T15:56:07+03:00</text:p>
      <text:p text:style-name="P4">
Modified Time: 2023-07-03T15:56:07+03:00</text:p>
      <text:p text:style-name="P4">
Description: The court on the SBU's materials imposed a sentence of five years in prison with confiscation of property of the novice of the Pochayiv Assumption Lavra, who justified Russian armed aggression. - Ukrinform.</text:p>
      <text:p text:style-name="P4">
Images: ['<text:a xlink:type="simple" xlink:href="https://static.ukrinform.com/photos/2023_07/thumb_files/630_360_1688388582-578.jpg" text:style-name="Internet_20_link" text:visited-style-name="Visited_20_Internet_20_Link">
630_360_16883...</text:a>
']</text:p>
      <text:p text:style-name="P4">
Tags: ['Пропаганда', 'Суд', 'УПЦ МП', 'Агресія РФ', 'Почаївська Лавра']</text:p>
      <text:p text:style-name="P4">
Type: Article</text:p>
      <!--METADATA-->
      <text:p text:style-name="P4">
<draw:frame draw:style-name="fr1" draw:name="Image80" text:anchor-type="as-char" svg:width="6.9236in" svg:height="3.956343in" draw:z-index="0">
<draw:image xlink:href="../Images/yкринформ/2023-07-03T15-56-07-03-00/630_360_1688388582-578.jpg" xlink:type="simple" xlink:show="embed" xlink:actuate="onLoad" draw:mime-type="image/jpeg"/>
</draw:frame>
The court of the SBU was sentenced to five years in prison with confiscation of property of the novice of the Pochayiv Assumption Lavra, who justified Russian armed aggression.</text:p>
      <text:p text:style-name="P4">
As Ukrinform reports, this has reported <text:a xlink:type="simple" xlink:href="https://ssu.gov.ua/novyny/za-materialamy-sbu-poslushnyk-upts-mp-yakyi-vykhvaliav-rashystiv-provede-5-rokiv-za-gratamy" text:style-name="Internet_20_link" text:visited-style-name="Visited_20_Internet_20_Link">
SBU</text:a>
 .</text:p>
      <text:p text:style-name="P4">
In addition to the term of imprisonment, the court decision of the court for 15 years deprived the right to hold positions in law enforcement agencies of Ukraine, bodies of state power and local self -government, as well as in bodies providing public services.</text:p>
      <text:p text:style-name="P4">
The investigation found that before the full -scale invasion of the Russian Federation Ukraine, the attacker worked in the economic yard of a religious institution and traveled his pro -Kremlin views.</text:p>
      <text:p text:style-name="P4">
<text:span text:style-name="T4">
 Read also: </text:span>
 <text:a xlink:type="simple" xlink:href="https://www.ukrinform.ua/rubric-society/3730263-v-upc-mp-zaavlaut-so-im-nakazali-zvilniti-kievopecersku-lavru-do-4-lipna.html" text:style-name="Internet_20_link" text:visited-style-name="Visited_20_Internet_20_Link">
in <text:span text:style-name="T4">
 UOC </text:span>
 MPs declare that they were ordered to release the Kiev-Pechersk Lavra by July 4</text:a>
After February 24, 2022, the personality began to actively spread the Narratives of Propaganda through their own profiles in the prohibited social networks "Classmates" and "VKontakte". There he praised the Russian military-political production and discredited Ukrainian defenders.</text:p>
      <text:p text:style-name="P4">
During the search in the cell of the novice, law enforcement officers found mobile phones that he used to publish destructive content.</text:p>
      <text:p text:style-name="P4">
The SBU initiated by the SBU confirmed the facts of the subversive activity of the defendant taller.</text:p>
      <text:p text:style-name="P4">
As added in the <text:a xlink:type="simple" xlink:href="https://www.gp.gov.ua/ua/posts/do-5-rokiv-za-gratami-zasudzeno-poslusnika-pocayivskoyi-lavri-za-kolaboracionizm" text:style-name="Internet_20_link" text:visited-style-name="Visited_20_Internet_20_Link">
office of the Prosecutor General</text:a>
, in court it was proved that in the ownership records in the forbidden social networks, the convicted person disseminated the support of the seizure of Ukrainian territories and the glorification of the Military Russian Federation, for the victory of which he asked to pray.</text:p>
      <text:p text:style-name="P4">
<text:span text:style-name="T4">
 Read also: </text:span>
 <text:a xlink:type="simple" xlink:href="https://www.ukrinform.ua/rubric-culture/3727843-tkacenko-sprostuvav-informaciu-roszmi-pro-vivezenna-cinnostej-iz-lavri.html" text:style-name="Internet_20_link" text:visited-style-name="Visited_20_Internet_20_Link">
Tkachenko denied Russia's information about the removal of values from the Lavra</text:a>
The widespread videos contained public calls for supporting the invading pseudo -state of the Russian Federation.It is established that the novice had a dishonest criminal record. He has lived in the monastery since 2017.</text:p>
      <text:p text:style-name="P4">
As reported by Ukrinform, in May up to three years in prison with the examination by two years condemned the clergy of the Ukrainian Orthodox Church of the Patriarchate, the former <text:a xlink:type="simple" xlink:href="https://www.ukrinform.ua/rubric-regions/3708270-sud-vinis-viroki-u-spravi-eksmitropolita-j-sekretara-kirovogradskoi-eparhii-upc-mp.html" text:style-name="Internet_20_link" text:visited-style-name="Visited_20_Internet_20_Link">
head of the Kirovograd Diocese</text:a>
Metropolitan Joasaph.  _ Photo: Ternopil Regional Prosecutor's Office _</text:p>
      <text:p text:style-name="P4">
News Source: <text:a xlink:type="simple" xlink:href="https://www.ukrinform.ua/rubric-regions/3730881-poslusnika-pocaivskoi-lavri-zasudili-do-5-rokiv-vaznici-vipravdovuvav-rosijsku-agresiu.html" text:style-name="Internet_20_link" text:visited-style-name="Visited_20_Internet_20_Link">
https://www.ukrinform.ua/rubric-regions/3730881-poslusnika-pocaivskoi-lavri-zasudili-do-5-rokiv-vaznici-vipravdovuvav-rosijsku-agresiu.html</text:a>
</text:p>
      <!--NEWS-->
      <text:h text:style-name="P10" text:outline-level="1">
<text:span text:style-name="T4">
In Ukraine, fuel prices have increased after pre -war taxes return</text:span>
</text:h>
      <text:p text:style-name="P4">
Authors: Ukrinform (Person)</text:p>
      <text:p text:style-name="P4">
Publisher: Укринформ (Organization)</text:p>
      <text:p text:style-name="P4">
Published Time: 2023-07-03T16:00:00+03:00</text:p>
      <text:p text:style-name="P4">
Modified Time: 2023-07-03T16:00:00+03:00</text:p>
      <text:p text:style-name="P4">
Description: The gas stations raised the cost of fuel after returning taxes on it, which operated before the start of a full -scale invasion. - Ukrinform.</text:p>
      <text:p text:style-name="P4">
Images: ['<text:a xlink:type="simple" xlink:href="https://static.ukrinform.com/photos/2019_06/thumb_files/630_360_1559645468-670.jpg" text:style-name="Internet_20_link" text:visited-style-name="Visited_20_Internet_20_Link">
630_360_15596...</text:a>
']</text:p>
      <text:p text:style-name="P4">
Tags: ['Бензин', 'Ціни', 'Пальне']</text:p>
      <text:p text:style-name="P4">
Type: Article</text:p>
      <!--METADATA-->
      <text:p text:style-name="P4">
<draw:frame draw:style-name="fr1" draw:name="Image83" text:anchor-type="as-char" svg:width="6.9236in" svg:height="3.956343in" draw:z-index="0">
<draw:image xlink:href="../Images/yкринформ/2023-07-03T16-00-00-03-00/630_360_1559645468-670.jpg" xlink:type="simple" xlink:show="embed" xlink:actuate="onLoad" draw:mime-type="image/jpeg"/>
</draw:frame>
Scheduled stations raised the cost of fuel upon return of taxes, which operated before the start of a full -scale invasion.</text:p>
      <text:p text:style-name="P4">
About it reports Ukrinform with reference to <text:a xlink:type="simple" xlink:href="https://enkorr.ua/uk/news/plyus_1-5_grnl_merezh_azs_vdreaguvali_na_zblshennya_podatkv/255289" text:style-name="Internet_20_link" text:visited-style-name="Visited_20_Internet_20_Link">
enkorr</text:a>
.</text:p>
      <text:p text:style-name="P4">
«Середня ціна по країні на бензин А-95 зросла на 1,98 грн/л і склала 46,84грн/л, бензин А-95+ здорожчав на 2,42 грн/л — до 49,61 грн/л, а дизельнепальне – на 2,03 грн/л, до 45,44 грн/л», - ідеться в повідомленні.</text:p>
      <text:p text:style-name="P4">
Зокрема, на ОККО бензини марки А-95 та А-95-преміум здорожчав на 3 і 2 грн/л -до 49,99 і 51,99 грн/л відповідно. Дизельне пальне в цій мережі додало 3 грн/л- до 47,99 грн/л.</text:p>
      <text:p text:style-name="P4">
На 3 грн/л здорожчали всі види пального на стаціях WOG: А-95 - до 49,99 грн/л,А-95+ - до 52,99 грн/л і ДП - до 47,99 грн/л.</text:p>
      <text:p text:style-name="P4">
На станціях «Укрнафти» бензини й ДП здорожчали на 2,91 грн/л: бензин А-95 - до43,90 грн/л, бензин А-95+ - до 45,90 грн/л, дизпальне - до 42,90 грн/л.</text:p>
      <text:p text:style-name="P4">
<text:span text:style-name="T4">
Читайте також:</text:span>
 <text:a xlink:type="simple" xlink:href="https://www.ukrinform.ua/rubric-economy/3729317-skasuvanna-podatkovih-pilg-dla-palnogo-so-bude-z-rinkom-ta-cinami.html" text:style-name="Internet_20_link" text:visited-style-name="Visited_20_Internet_20_Link">
 Скасування податкових пільг для пального: що буде зринком та цінами </text:a>
Also 5 UAH/l went up with gasoline A -95 with improved rates of Yakostin stations UPG and SOCAR - up to 51.90 and 54.99 UAH/l respectively.</text:p>
      <text:p text:style-name="P4">
As reported, from July 1 in Ukraine, value added tax was restored(VAT)At a fuel at a rate of 20%, which operated before a full -scale invasion, and the harvest of 2022 was paid at 7%.</text:p>
      <text:p text:style-name="P4">
<text:span text:style-name="T4">
 Read also: </text:span>
 [Council adopted a return law on pre -war system(https://www.ukrinform.ua/rubric-economy/3729859-parlament-uhvaliv-zakon-pro-povernenna-na-dovoennu-sistemu-opodatkuvanna.html)In addition, the former excise duty rates began to operate: gasoline - 213.5 euros/1000 -liters, on the DP - 139.5 euros/1000 liters, for autogas - 52 euros/1000 liters.</text:p>
      <text:p text:style-name="P4">
News Source: <text:a xlink:type="simple" xlink:href="https://www.ukrinform.ua/rubric-economy/3730882-v-ukraini-zrosli-cini-na-palne-pisla-povernenna-dovoennih-podatkiv.html" text:style-name="Internet_20_link" text:visited-style-name="Visited_20_Internet_20_Link">
https://www.ukrinform.ua/rubric-economy/3730882-v-ukraini-zrosli-cini-na-palne-pisla-povernenna-dovoennih-podatkiv.html</text:a>
</text:p>
      <!--NEWS-->
      <text:h text:style-name="P10" text:outline-level="1">
<text:span text:style-name="T4">
3 winged missiles and 8 shock UAVs of Russians were destroyed by the air defense forces</text:span>
</text:h>
      <text:p text:style-name="P4">
Author: ['АРМІЯINFORM']</text:p>
      <text:p text:style-name="P4">
Time: 2023-07-03T16:00:00-04:00</text:p>
      <text:p text:style-name="P4">
Description: Yak to bending at the General Staff, the Snogodni Vnochi Federalsya Zno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5266962719603542767_y.jpg" text:style-name="Internet_20_link" text:visited-style-name="Visited_20_Internet_20_Link">
photo_5266962719603542767_y.jpg</text:a>
']</text:p>
      <text:p text:style-name="P4">
Tags: ['STOPRUSSIA', 'АГРЕСІЯ РФ', 'ВТОРГНЕННЯ РФ', 'ГШ ЗСУ', 'ХРОНІКА ОБОРОНИ']</text:p>
      <text:p text:style-name="P4">
Category: News</text:p>
      <!--METADATA-->
      <text:p text:style-name="P4">
<draw:frame draw:style-name="fr1" draw:name="Image84" text:anchor-type="as-char" svg:width="6.9236in" svg:height="4.045979in" draw:z-index="0">
<draw:image xlink:href="../Images/AРМІЯINFORM/2023-07-03T16-00-00-04-00/photo_5266962719603542767_y.jpg" xlink:type="simple" xlink:show="embed" xlink:actuate="onLoad" draw:mime-type="image/jpeg"/>
</draw:frame>
<text:span text:style-name="T4">
 🔥 Situation on Russian invasion </text:span>
</text:p>
      <text:p text:style-name="P4">
As <text:a xlink:type="simple" xlink:href="https://www.facebook.com/GeneralStaff.ua/posts/pfbid0F89PePNR9qU3yHrFoYTV6uBSDL9yRtjFnH2S9wU6XrawFzGtnUaz38TXZZdwJ1tYl" text:style-name="Internet_20_link" text:visited-style-name="Visited_20_Internet_20_Link">
indicated</text:a>
In the Construction of the General Staff, the Russian Federation has re -fuel the rockets and Iranian shock UAVs of the ShahED in Ukraine tonight. Information about the consequences is currently being clarified.</text:p>
      <ul>
        <li>
During the last day, Russian invaders have applied rocket and aircraft harassers by using 12 winged and anti -aircraft guided missiles and 8 shock -shaped shock baptisters on civil infrastructure. 3 winged missiles and 8 shock UAVs have been destroyed by the forces and means of the remedy.</li>
      </ul>
      <text:p text:style-name="P4">
In addition, the enemy made 57 aviation strikes and made about 60 shelling of rocket launchers on the positions of our troops and inhabited pens. Unfortunately, in addition to the destroyed civilian infrastructure, IMIn people were injured.</text:p>
      <text:p text:style-name="P4">
The likelihood of rocket and aviation strikes throughout Ukraine is high.</text:p>
      <text:p text:style-name="P4">
News Source: <text:a xlink:type="simple" xlink:href="https://armyinform.com.ua/2023/07/03/sylamy-ppo-znyshheno-3-krylati-rakety-ta-8-udarnyh-bpla-rosiyan/" text:style-name="Internet_20_link" text:visited-style-name="Visited_20_Internet_20_Link">
https://armyinform.com.ua/2023/07/03/sylamy-ppo-znyshheno-3-krylati-rakety-ta-8-udarnyh-bpla-rosiyan/</text:a>
</text:p>
      <!--NEWS-->
      <text:h text:style-name="P10" text:outline-level="1">
<text:span text:style-name="T4">
The Russians fired the village of Stanislav in Kherson region, three wounded</text:span>
</text:h>
      <text:p text:style-name="P4">
Authors: Ukrinform (Person)</text:p>
      <text:p text:style-name="P4">
Publisher: Укринформ (Organization)</text:p>
      <text:p text:style-name="P4">
Published Time: 2023-07-03T16:03:00+03:00</text:p>
      <text:p text:style-name="P4">
Modified Time: 2023-07-03T16:03:00+03:00</text:p>
      <text:p text:style-name="P4">
Description: Currently, three wounded as a result of enemy shelling of Stanislav village, is also under a constant shelling of Kherson's suburbs - Antonovka village. - Ukrinform.</text:p>
      <text:p text:style-name="P4">
Images: ['<text:a xlink:type="simple" xlink:href="https://static.ukrinform.com/photos/2023_06/thumb_files/630_360_1687459267-475.jpg" text:style-name="Internet_20_link" text:visited-style-name="Visited_20_Internet_20_Link">
630_360_16874...</text:a>
']</text:p>
      <text:p text:style-name="P4">
Tags: ['Херсонщина', 'Обстріл', 'Поранені', 'Війна з Росією']</text:p>
      <text:p text:style-name="P4">
Type: Article</text:p>
      <!--METADATA-->
      <text:p text:style-name="P4">
<draw:frame draw:style-name="fr1" draw:name="Image85" text:anchor-type="as-char" svg:width="6.9236in" svg:height="3.956343in" draw:z-index="0">
<draw:image xlink:href="../Images/yкринформ/2023-07-03T16-03-00-03-00/630_360_1687459267-475.jpg" xlink:type="simple" xlink:show="embed" xlink:actuate="onLoad" draw:mime-type="image/jpeg"/>
</draw:frame>
Currently, three wounded as a result of a hostile shelling of Stanislav village, is also under a constant shelling of Kherson's suburbs - Antonovka village.</text:p>
      <text:p text:style-name="P4">
According to Ukrinform, about it at a briefing in <text:a xlink:type="simple" xlink:href="https://www.ukrinform.ua/rubric-presshall/3730523-potocna-situacia-v-hersoni-ta-oblasti.html" text:style-name="Internet_20_link" text:visited-style-name="Visited_20_Internet_20_Link">
Media Center Ukraine - Ukrinform</text:a>
Alexander Tolokonnikov, the head of the Kherson Regional Military Administration, informed.</text:p>
      <text:p text:style-name="P4">
"Antonivka under the shelling of permanent, as you hear now - again on Antonivtsigatygat ... Today ... in Stanislav there are three wounded, two men were sent to the hospital, one received outpatient care on the spot," - said tooklokonnikov.</text:p>
      <text:p text:style-name="P4">
<text:span text:style-name="T4">
 Read also: </text:span>
 <text:a xlink:type="simple" xlink:href="https://www.ukrinform.ua/rubric-ato/3730664-rosiani-zavdali-raketnogo-udaru-po-gromadi-na-zaporizzi-e-rujnuvanna.html" text:style-name="Internet_20_link" text:visited-style-name="Visited_20_Internet_20_Link">
Russians have struck the community in Zaporozhye, there is destruction</text:a>
He also noted that the day before, on July 2, a 22-year-old boy and his 48-year-old were injured in Kherson as a result of a hostile shelling in Kherson. Wounded hospitalized.</text:p>
      <text:p text:style-name="P4">
<text:span text:style-name="T4">
 Read also: </text:span>
 [in Sumy - four hits of enemy drones: there is a dead, 16(https://www.ukrinform.ua/rubric-ato/3730859-u-sumah-cotiri-vlucanna-vorozih-droniv-e-zagiblij-16-poranenih.html)As reported by Ukrinform, in the Kherson region as a result of Russian armed aggression over the past 24hrs <text:a xlink:type="simple" xlink:href="http://www.ukrinform.ua/rubric-regions/3730655-armia-rf-za-dobu-85-raziv-obstrilala-hersonsinu-sestero-poranenih-sered-nih-ditina.html" text:style-name="Internet_20_link" text:visited-style-name="Visited_20_Internet_20_Link">
wounded six civilians</text:a>
, among them is a child.  _ Photo illustrative _</text:p>
      <text:p text:style-name="P4">
News Source: <text:a xlink:type="simple" xlink:href="https://www.ukrinform.ua/rubric-ato/3730887-rosiani-obstrilali-selo-stanislav-na-hersonsini-troe-poranenih.html" text:style-name="Internet_20_link" text:visited-style-name="Visited_20_Internet_20_Link">
https://www.ukrinform.ua/rubric-ato/3730887-rosiani-obstrilali-selo-stanislav-na-hersonsini-troe-poranenih.html</text:a>
</text:p>
      <!--NEWS-->
      <text:h text:style-name="P10" text:outline-level="1">
<text:span text:style-name="T4">
Ignatus commented on the temporary absence of Kiev shelling</text:span>
</text:h>
      <text:p text:style-name="P4">
Authors: Ukrinform (Person)</text:p>
      <text:p text:style-name="P4">
Publisher: Укринформ (Organization)</text:p>
      <text:p text:style-name="P4">
Published Time: 2023-07-03T16:06:00+03:00</text:p>
      <text:p text:style-name="P4">
Modified Time: 2023-07-03T16:06:00+03:00</text:p>
      <text:p text:style-name="P4">
Description: According to statistics, most enemy rocket strokes in Ukraine are at night because it complicates air defense. - Ukrinform.</text:p>
      <text:p text:style-name="P4">
Images: ['<text:a xlink:type="simple" xlink:href="https://static.ukrinform.com/photos/2023_01/thumb_files/630_360_1674824804-865.jpg" text:style-name="Internet_20_link" text:visited-style-name="Visited_20_Internet_20_Link">
630_360_16748...</text:a>
']</text:p>
      <text:p text:style-name="P4">
Tags: ['Обстріл', 'Повітряні сили ЗСУ', 'Війна з Росією', 'Юрій Ігнат']</text:p>
      <text:p text:style-name="P4">
Type: Article</text:p>
      <!--METADATA-->
      <text:p text:style-name="P4">
<draw:frame draw:style-name="fr1" draw:name="Image86" text:anchor-type="as-char" svg:width="6.9236in" svg:height="3.956343in" draw:z-index="0">
<draw:image xlink:href="../Images/yкринформ/2023-07-03T16-06-00-03-00/630_360_1674824804-865.jpg" xlink:type="simple" xlink:show="embed" xlink:actuate="onLoad" draw:mime-type="image/jpeg"/>
</draw:frame>
According to ashtastics, most hostile rocket strokes in Ukraine are at night because it complicates air defense.</text:p>
      <text:p text:style-name="P4">
About it at the Media Center Ukraine - Ukrinform was informed by a spokesman for the Armed Forces of the Armed Forces Yuri Ignat.</text:p>
      <text:p text:style-name="P4">
“According to statistics, most enemy rocket <text:a xlink:type="simple" xlink:href="https://www.ukrinform.ua/tag-obstril" text:style-name="Internet_20_link" text:visited-style-name="Visited_20_Internet_20_Link">
blows</text:a>
It is done at night because it complicates the work of air defense. For us to have quite a lot of problems, they are launched from different directions, different routes, which complicates the work of the air defense and disperses the attention of our anti -aircraft and other specialists who are killed, ”he added.</text:p>
      <text:p text:style-name="P4">
Other components of defense forces work: large -caliber machine guns, anti -aircraft guns, and MAZRK. The role of air defense is played by fighters. However, Ignati noted that if it were F-16 and not MiG-29, the efficiency would have increased many times.</text:p>
      <text:p text:style-name="P4">
He also noted that there was a short -lived absence of shelling of the capital, probably, can be related to both the plans of the enemy and the fact that the reserves of rockets and drones of the recipients are not endless.</text:p>
      <text:p text:style-name="P4">
“There are days when more, there are days when less. If we have not died for three days, it does not mean that we need to relax, and they have changed, ”he stressed.</text:p>
      <text:p text:style-name="P4">
<text:span text:style-name="T4">
 Read also: </text:span>
 <text:a xlink:type="simple" xlink:href="https://www.ukrinform.ua/rubric-ato/3730792-postacanna-z-iranu-do-rosii-ozbroenna-stalo-regularnim-ignat.html" text:style-name="Internet_20_link" text:visited-style-name="Visited_20_Internet_20_Link">
Supply of weapons from Iran to Russia has become regular -<text:span text:style-name="T4">
 Ignati </text:span>
</text:a>
The plans of the enemy, according to Ignati, may be in particular due to the fact that he will lead some preparation or reorient his strength somewhere in other areas.</text:p>
      <text:p text:style-name="P4">
As <text:a xlink:type="simple" xlink:href="https://www.ukrinform.ua/rubric-ato/3730702-u-povitranih-silah-zaklikaut-miznarodnih-partneriv-priskoriti-nadanna-f16.html" text:style-name="Internet_20_link" text:visited-style-name="Visited_20_Internet_20_Link">
reported</text:a>
, Air Force, the Armed Forces Ready for the Process of Proceeding to Ukraine Modern Western Svents, Lists of Pilots for Learning are approved and they can leave.</text:p>
      <text:p text:style-name="P4">
News Source: <text:a xlink:type="simple" xlink:href="https://www.ukrinform.ua/rubric-kyiv/3730888-ignat-prokomentuvav-timcasovu-vidsutnist-obstriliv-kieva.html" text:style-name="Internet_20_link" text:visited-style-name="Visited_20_Internet_20_Link">
https://www.ukrinform.ua/rubric-kyiv/3730888-ignat-prokomentuvav-timcasovu-vidsutnist-obstriliv-kieva.html</text:a>
</text:p>
      <!--NEWS-->
      <text:h text:style-name="P10" text:outline-level="1">
<text:span text:style-name="T4">
Pyatov was offered to become a goalkeeper trainer in Shakhtar after his career</text:span>
</text:h>
      <text:p text:style-name="P4">
Authors: Ukrinform (Person)</text:p>
      <text:p text:style-name="P4">
Publisher: Укринформ (Organization)</text:p>
      <text:p text:style-name="P4">
Published Time: 2023-07-03T16:10:53+03:00</text:p>
      <text:p text:style-name="P4">
Modified Time: 2023-07-03T16:10:53+03:00</text:p>
      <text:p text:style-name="P4">
Description: Shakhtar CEO Serhiy Palkin has announced that goalkeeper Andrey Pyatov completes the player's career at the club, so the exfatball player is offered the work of the goal trainer. - Ukrinform.</text:p>
      <text:p text:style-name="P4">
Images: ['<text:a xlink:type="simple" xlink:href="https://static.ukrinform.com/photos/2023_07/thumb_files/630_360_1688389763-813.jpg" text:style-name="Internet_20_link" text:visited-style-name="Visited_20_Internet_20_Link">
630_360_16883...</text:a>
']</text:p>
      <text:p text:style-name="P4">
Tags: ['Футбол', 'Шахтар']</text:p>
      <text:p text:style-name="P4">
Type: Article</text:p>
      <!--METADATA-->
      <text:p text:style-name="P4">
<draw:frame draw:style-name="fr1" draw:name="Image87" text:anchor-type="as-char" svg:width="6.9236in" svg:height="3.956343in" draw:z-index="0">
<draw:image xlink:href="../Images/yкринформ/2023-07-03T16-10-53-03-00/630_360_1688389763-813.jpg" xlink:type="simple" xlink:show="embed" xlink:actuate="onLoad" draw:mime-type="image/jpeg"/>
</draw:frame>
Shakhtar CEO Serhiy Palkin has announced that the goalkeeper Andriypyatov completes the career of the player at the club, so the exfatbolist is offered the work of the goalkeeper.</text:p>
      <text:p text:style-name="P4">
He reported this for <text:a xlink:type="simple" xlink:href="https://www.youtube.com/watch" text:style-name="Internet_20_link" text:visited-style-name="Visited_20_Internet_20_Link">
press service</text:a>
Miners, Ukrinform reports.</text:p>
      <text:p text:style-name="P4">
“Andrew is currently completing his career in our club. He went through a very big, bright path - 16 years, 482 games, many titles, victories. We have to be grateful to him for that. We will play on August 6, a charity match with Tottenham. We offered him a player last match. We should thank him for what he did for the club. He is 100 percent, which will be full of stadium, and will be Ukrainian breadbasks. I hope that he will accept this invitation, will play in this match, and we will say goodbye to him in a very good form, as with our legend, as an overcoat, ”Palkin said.</text:p>
      <text:p text:style-name="P4">
He also noted that Pyatov was offered to become a goalkeeper trainer at the club.</text:p>
      <text:p text:style-name="P4">
"We say goodbye to him as a football player, but we would like to see him in our trainer headquarters headed by Patrick van Leuven as a trainer of goal charisma. We have a lot of young football players, this is very important for us. I am sure that he will help us, ”Shakhtar CEO said.</text:p>
      <text:p text:style-name="P4">
<text:span text:style-name="T4">
 Read also: </text:span>
 <text:a xlink:type="simple" xlink:href="https://www.ukrinform.ua/rubric-sports/3730798-patrik-van-leuven-stav-novim-golovnim-trenerom-futbolistiv-sahtara.html" text:style-name="Internet_20_link" text:visited-style-name="Visited_20_Internet_20_Link">
Patrick Van Leuven has become a new chief trainer "<text:span text:style-name="T4">
 Shakhtar </text:span>
 I"</text:a>
As it was reported, the contract of 39-year-old Pyatov operated until June 30. Earlier, it did not fall into the pre -season collection in the Netherlands.</text:p>
      <text:p text:style-name="P4">
Photo: shakhtar.com</text:p>
      <text:p text:style-name="P4">
News Source: <text:a xlink:type="simple" xlink:href="https://www.ukrinform.ua/rubric-sports/3730889-patovu-zaproponuvali-stati-trenerom-vorotariv-u-sahtari-pisla-zakincenna-kareri.html" text:style-name="Internet_20_link" text:visited-style-name="Visited_20_Internet_20_Link">
https://www.ukrinform.ua/rubric-sports/3730889-patovu-zaproponuvali-stati-trenerom-vorotariv-u-sahtari-pisla-zakincenna-kareri.html</text:a>
</text:p>
      <!--NEWS-->
      <text:h text:style-name="P10" text:outline-level="1">
<text:span text:style-name="T4">
Kuleba - About NATO Summit: We are making difficult negotiations to get the maximum result for Ukraine</text:span>
</text:h>
      <text:p text:style-name="P4">
Authors: Ukrinform (Person)</text:p>
      <text:p text:style-name="P4">
Publisher: Укринформ (Organization)</text:p>
      <text:p text:style-name="P4">
Published Time: 2023-07-03T16:11:00+03:00</text:p>
      <text:p text:style-name="P4">
Modified Time: 2023-07-03T23:11:00+03:00</text:p>
      <text:p text:style-name="P4">
Description: Ukraine is intense negotiations with partners to get the maximum result at NATO in Vilnius, there are now some achievements.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Саміт НАТО', 'Україна', 'Єдині новини']</text:p>
      <text:p text:style-name="P4">
Type: Article</text:p>
      <!--METADATA-->
      <text:p text:style-name="P4">
<draw:frame draw:style-name="fr1" draw:name="Image88" text:anchor-type="as-char" svg:width="6.9236in" svg:height="3.956343in" draw:z-index="0">
<draw:image xlink:href="../Images/yкринформ/2023-07-03T16-11-00-03-00/630_360_1685367365-251.jpg" xlink:type="simple" xlink:show="embed" xlink:actuate="onLoad" draw:mime-type="image/jpeg"/>
</draw:frame>
Ukraine will have intensive negotiations with partners to get the maximum result at the NATO summit, there are now some achievements.</text:p>
      <text:p text:style-name="P4">
This was stated by Foreign Minister Dmitry Kuleb on the broadcasting of the only news, Ukrinform correspondent reports.</text:p>
      <text:p text:style-name="P4">
"As our classic sang" in the morning to the night, I see your eyes ", we" from morning to night "we see a Vilnius summit in front of us and constantly lead negotiations ... Now we have been weted in a very intense phase of negotiations. They are not easy. There are already achievements, but not yet the achievements that fully satisfy us so we will work until the last minute to get for <text:a xlink:type="simple" xlink:href="https://www.ukrinform.ua/tag-ukraina" text:style-name="Internet_20_link" text:visited-style-name="Visited_20_Internet_20_Link">
Ukraine</text:a>
The maximum result, ”said Kuleba.</text:p>
      <text:p text:style-name="P4">
Commenting on the further actions of Ukraine, if the summit does not live up to our expectations, the Foreign Minister noted that "life will not stop unless there is tomorrow that we are still, then we will get it after tomorrow."</text:p>
      <text:p text:style-name="P4">
“But we work for the result. I have already said that some serious results are being given, but we always work for the maximum result, ”the head of Ukrainian diplomacy has centered.</text:p>
      <text:p text:style-name="P4">
It was reported that NATO Summit will take place in Vilnius on July 11-12.</text:p>
      <text:p text:style-name="P4">
<text:span text:style-name="T4">
 Read also: </text:span>
 <text:a xlink:type="simple" xlink:href="https://www.ukrinform.ua/rubric-ato/3731042-ubezpeciti-evropu-vid-agresii-mozna-lise-z-ukrainou-v-nato-zelenskij.html" text:style-name="Internet_20_link" text:visited-style-name="Visited_20_Internet_20_Link">
to protect Europe from aggression can only be with Ukraine in <text:span text:style-name="T4">
 NATO </text:span>
 - Zelensky</text:a>
At all levels, the Ukrainian side emphasized that the assurances that "Ukrainian member of the Alliance", which were heard during the NATO Bucharest Summit in 2008, were not enough.</text:p>
      <text:p text:style-name="P4">
Instead, Ukraine raises NATO Allies on the guarantee of security and a clear prospects for the movement towards full membership in the Alliance.</text:p>
      <text:p text:style-name="P4">
News Source: <text:a xlink:type="simple" xlink:href="https://www.ukrinform.ua/rubric-polytics/3731056-kuleba-pro-samit-nato-vedemo-neprosti-peremovini-abi-otrimati-maksimalnij-rezultat-dla-ukraini.html" text:style-name="Internet_20_link" text:visited-style-name="Visited_20_Internet_20_Link">
https://www.ukrinform.ua/rubric-polytics/3731056-kuleba-pro-samit-nato-vedemo-neprosti-peremovini-abi-otrimati-maksimalnij-rezultat-dla-ukraini.html</text:a>
</text:p>
      <!--NEWS-->
      <text:h text:style-name="P10" text:outline-level="1">
<text:span text:style-name="T4">
Reznikov stated that the "absurd conclusions" of the State Audit created problems for the army</text:span>
</text:h>
      <text:p text:style-name="P4">
Authors: Ukrinform (Person)</text:p>
      <text:p text:style-name="P4">
Publisher: Укринформ (Organization)</text:p>
      <text:p text:style-name="P4">
Published Time: 2023-07-03T16:15:56+03:00</text:p>
      <text:p text:style-name="P4">
Modified Time: 2023-07-03T16:15:56+03:00</text:p>
      <text:p text:style-name="P4">
Description: The State Judicial Service is that Ukrainian producers who cooperate with the Defense Ministry cannot have a profit, absurd and have already created huge problems for the Ukrainian army and producers. - Ukrinform.</text:p>
      <text:p text:style-name="P4">
Images: ['<text:a xlink:type="simple" xlink:href="https://static.ukrinform.com/photos/2023_03/thumb_files/630_360_1678277232-607.jpg" text:style-name="Internet_20_link" text:visited-style-name="Visited_20_Internet_20_Link">
630_360_16782...</text:a>
']</text:p>
      <text:p text:style-name="P4">
Tags: ['Армія', 'Бізнес', 'Міноборони', 'Держаудит', 'Резніков']</text:p>
      <text:p text:style-name="P4">
Type: Article</text:p>
      <!--METADATA-->
      <text:p text:style-name="P4">
<draw:frame draw:style-name="fr1" draw:name="Image89" text:anchor-type="as-char" svg:width="6.9236in" svg:height="3.956343in" draw:z-index="0">
<draw:image xlink:href="../Images/yкринформ/2023-07-03T16-15-56-03-00/630_360_1678277232-607.jpg" xlink:type="simple" xlink:show="embed" xlink:actuate="onLoad" draw:mime-type="image/jpeg"/>
</draw:frame>
CONCLUSIONS OF THE COMMUNICATION SERVICES that Ukrainian producers who cooperate change cannot have a profit, absurd and have already created huge problems for the Ukrainian army and producers.</text:p>
      <text:p text:style-name="P4">
This opinion was published by the Minister of Defense of Ukraine Alexei Reznikov in the article for <text:a xlink:type="simple" xlink:href="https://forbes.ua/money/derzhavniy-audit-shcho-viddalyae-peremogu-stattya-ministra-oboroni-oleksiya-reznikova-pro-sprobi-dasu-zaboroniti-pributok-biznesiv-03072023-14572" text:style-name="Internet_20_link" text:visited-style-name="Visited_20_Internet_20_Link">
Forbes Ukraine</text:a>
, reports Ukrinform.</text:p>
      <text:p text:style-name="P4">
"On the side <text:a xlink:type="simple" xlink:href="https://www.ukrinform.ua/tag-minoboroni" text:style-name="Internet_20_link" text:visited-style-name="Visited_20_Internet_20_Link">
Ministry of Defense</text:a>
not only common sense, but also civil and economic codes, a number of system -forming laws on entrepreneurship and so on. And on another side - a formal opportunity to find a hook in one of the Government's regulations(№335). Іна підставі цього вирішити, що український бізнес має працювати без прибутку,а весь отриманий раніше прибуток має повернути", написав він і додав, щоукраїнський бізнес, який забезпечує армію, має право на прибуток. "Тому миоскаржили підхід Держаудиту в суді", - заявив міністр.</text:p>
      <text:p text:style-name="P4">
<text:span text:style-name="T4">
Читайте також:</text:span>
 <text:a xlink:type="simple" xlink:href="https://www.ukrinform.ua/rubric-vidbudova/3729449-derzaudit-iniciue-zakonodavci-zmini-dla-kontrolu-vitrat-na-vidbudovu.html" text:style-name="Internet_20_link" text:visited-style-name="Visited_20_Internet_20_Link">
 Держаудит ініціює законодавчі зміни для контролю витратна відбудову </text:a>
He stressed that Ukraine needs to take care of the development of domestic MIC.</text:p>
      <text:p text:style-name="P4">
The minister is sure that the army needs for the account of Ukrainian manufacturers and service providers should be close as possible, because it is our real -life. "That is why we are doing everything right now to start Ukrainian MIC. For example, Ukraine now provides itself with very quality helmets and bulletproof vests. Today it saves the lives of our fighters, Azetra will create benefits to Ukraine in the international market," the minister said.</text:p>
      <text:p text:style-name="P4">
Reznikov believes that "the absurd conclusions of the State Judicial Service have created huge tests of both the Ukrainian army and the Ukrainian business."Reznikov emphasized that in Ukrainian legislation it is always possible to find a stake that will jeopardize some important process. "I am saying as a professional lawyer. When it comes to defense is dangerous. We can get in formalism and stop," he said.</text:p>
      <text:p text:style-name="P4">
*!(https://www.ukrinform.ua/rubric-society/3729019-perevirka-voenkomiv-ne-povinna-zavaditi-mobilizacii-minoboroni.html)"I am convinced that at the time of the war, the norm for all persons representing the state should become the philosophy of creating opportunities, not creating problems. Otherwise, the victory value will be extremely high," the minister stressed.</text:p>
      <text:p text:style-name="P4">
Reznikov stressed that Ukraine should develop domestic MIC, and representatives of the states should create opportunities, not problems for business.</text:p>
      <text:p text:style-name="P4">
He expressed confidence that in this particular situation with the claims of the audit "we will find a solution and protect the interests of the domestic business. The fastest - to eliminate the norm that contains a gap for formal claims. But the cenoptimal path that should not become a rule and should not be encouraged."</text:p>
      <text:p text:style-name="P4">
<text:span text:style-name="T4">
 Read also: </text:span>
 <text:a xlink:type="simple" xlink:href="https://www.ukrinform.ua/rubric-economy/3718512-derzavni-auditori-provedut-perevirku-naftogazu-v-iiiiv-kvartali.html" text:style-name="Internet_20_link" text:visited-style-name="Visited_20_Internet_20_Link">
State <text:span text:style-name="T4">
 Audit </text:span>
 ORA will conduct a VIII-IV quarter's Naftogaz check</text:a>
As reported, the State Audit Service of Ukraine(Dasu)According to the results of the Defense Ministry found violations of UAH 2.5 billion. The violation is considered to be a reception, which was received by private and state -owned companies by cooperating with the MoD.</text:p>
      <text:p text:style-name="P4">
News Source: <text:a xlink:type="simple" xlink:href="https://www.ukrinform.ua/rubric-economy/3730890-reznikov-zaaviv-so-absurdni-visnovki-derzauditu-stvorili-problemi-dla-armii.html" text:style-name="Internet_20_link" text:visited-style-name="Visited_20_Internet_20_Link">
https://www.ukrinform.ua/rubric-economy/3730890-reznikov-zaaviv-so-absurdni-visnovki-derzauditu-stvorili-problemi-dla-armii.html</text:a>
</text:p>
      <!--NEWS-->
      <text:h text:style-name="P10" text:outline-level="1">
<text:span text:style-name="T4">
Hungary asks the EU to continue the exception from sanctions for export of Russian petroleum products</text:span>
</text:h>
      <text:p text:style-name="P4">
Authors: Ukrinform (Person)</text:p>
      <text:p text:style-name="P4">
Publisher: Укринформ (Organization)</text:p>
      <text:p text:style-name="P4">
Published Time: 2023-07-03T16:18:00+03:00</text:p>
      <text:p text:style-name="P4">
Modified Time: 2023-07-03T16:18:00+03:00</text:p>
      <text:p text:style-name="P4">
Description: Hungary will ask the EU to continue an exception to Russia's sanctions for a year, which allows Slovak oil refinery to Slovnaft, which is part of the Hungarian energy group of MOL, export Russian oil products to the Czech Republic. - Ukrinform.</text:p>
      <text:p text:style-name="P4">
Images: ['<text:a xlink:type="simple" xlink:href="https://static.ukrinform.com/photos/2015_10/thumb_files/630_360_1443904567-5893.jpg" text:style-name="Internet_20_link" text:visited-style-name="Visited_20_Internet_20_Link">
630_360_14439...</text:a>
']</text:p>
      <text:p text:style-name="P4">
Tags: ['Євросоюз', 'нафта', 'Санкції', 'Угорщина']</text:p>
      <text:p text:style-name="P4">
Type: Article</text:p>
      <!--METADATA-->
      <text:p text:style-name="P4">
<draw:frame draw:style-name="fr1" draw:name="Image90" text:anchor-type="as-char" svg:width="6.9236in" svg:height="3.956343in" draw:z-index="0">
<draw:image xlink:href="../Images/yкринформ/2023-07-03T16-18-00-03-00/630_360_1443904567-5893.jpg" xlink:type="simple" xlink:show="embed" xlink:actuate="onLoad" draw:mime-type="image/jpeg"/>
</draw:frame>
Hungary will continue the EU for a year exception to sanctions against Russia, which allows the Slovnaft oil refining company, which is a member of the Hungarian Energy Group of MOL, to export Russian oil products to the Czech Republic.</text:p>
      <text:p text:style-name="P4">
This was stated on Monday by Hungarian Foreign Minister Peter Siyarto, Ukrinform reports with reference to <text:a xlink:type="simple" xlink:href="https://www.reuters.com/business/energy/hungary-wants-extend-eu-exemption-mol-export-russian-origin-oil-products-2023-07-03/" text:style-name="Internet_20_link" text:visited-style-name="Visited_20_Internet_20_Link">
Reuters</text:a>
.</text:p>
      <text:p text:style-name="P4">
As Siyarto said after meeting with the Minister of Foreign Affairs of Slovakia, the Hungarian Mol takes another year to complete the investment at the Slovatsky Professional Processing Plant Slovnaft, which would allow the transition to a non -Russian nafta.</text:p>
      <text:p text:style-name="P4">
<text:span text:style-name="T4">
 Read also: </text:span>
 [Poland and <text:span text:style-name="T4">
 Hungary </text:span>
 blocked the text in support of Ukrainian filamen(https://www.ukrinform.ua/rubric-society/3729795-polsa-i-ugorsina-zablokuvali-tekst-sodo-pidtrimki-ukrainskih-bizenciv-fiala.html)"To implement these investments, it takes another year, so we ask for an esp in a year of exemption from sanctions, which allows Mol and Slovnaft, as it takes to the group, export products processed from Russian oil, docchechia," - said the head of the Hungarian Foreign Ministry.</text:p>
      <text:p text:style-name="P4">
*!(https://www.ukrinform.ua/rubric-economy/3730663-evrosouz-moze-znati-sankcii-z-rosijskogo-banku-dla-zberezenna-zernovoi-ugodi-ft.html)According to him, this will help Hungary to give up Russian oil.</text:p>
      <text:p text:style-name="P4">
The Mol Group has oil refineries in Hungary and Slovakia. Entities do not have access to the sea, but both of them are the Southern Gilcalai Oil Played Druzhba.</text:p>
      <text:p text:style-name="P4">
It is noted that Slovakia receives almost all raw oil from Russia through the pipeline, but this year plans to reduce the share of exports.</text:p>
      <text:p text:style-name="P4">
"Last year, only about 5% of Slovnaft oil consumption was non-Russian, but this figure will increase to about 30-35%, or two million toons," Mol Zolt Gernady, Officer of Mol Gernadi, said in an interview with Flore.</text:p>
      <text:p text:style-name="P4">
<text:span text:style-name="T4">
 Read also: </text:span>
 <text:a xlink:type="simple" xlink:href="https://www.ukrinform.ua/rubric-polytics/3709076-sijarto-virusiv-do-kitau-sob-obgovoriti-plan-ureguluvanna-vijni-v-ukraini.html" text:style-name="Internet_20_link" text:visited-style-name="Visited_20_Internet_20_Link">
<text:span text:style-name="T4">
 Siyarto </text:span>
 went to China to discuss war on war in Ukraine</text:a>
</text:p>
      <text:p text:style-name="P4">
It was reported that last year some countries, including Bulgaria, Hungary, Czech Republic, <text:a xlink:type="simple" xlink:href="https://www.ukrinform.ua/rubric-economy/3498924-evrokomisia-poasnila-ak-pracuvatime-dla-krain-es-embargo-na-rosijsku-naftu.html" text:style-name="Internet_20_link" text:visited-style-name="Visited_20_Internet_20_Link">
received temporary exceptions</text:a>
From the prohibition on the import of Tanaftovits from Russia by the European Union.</text:p>
      <text:p text:style-name="P4">
In particular, EU Member States, which are particularly dependent on Russian pipeline oil, can take advantage of temporary exceptions to receive raw oil through pipelines.</text:p>
      <text:p text:style-name="P4">
News Source: <text:a xlink:type="simple" xlink:href="https://www.ukrinform.ua/rubric-world/3730892-ugorsina-prosit-es-prodovziti-vinatok-iz-sankcij-na-eksport-rosijskih-naftoproduktiv.html" text:style-name="Internet_20_link" text:visited-style-name="Visited_20_Internet_20_Link">
https://www.ukrinform.ua/rubric-world/3730892-ugorsina-prosit-es-prodovziti-vinatok-iz-sankcij-na-eksport-rosijskih-naftoproduktiv.html</text:a>
</text:p>
      <!--NEWS-->
      <text:h text:style-name="P10" text:outline-level="1">
<text:span text:style-name="T4">
Newcastle announced the transition of Italian Tonali</text:span>
</text:h>
      <text:p text:style-name="P4">
Authors: Ukrinform (Person)</text:p>
      <text:p text:style-name="P4">
Publisher: Укринформ (Organization)</text:p>
      <text:p text:style-name="P4">
Published Time: 2023-07-03T16:18:03+03:00</text:p>
      <text:p text:style-name="P4">
Modified Time: 2023-07-03T16:18:03+03:00</text:p>
      <text:p text:style-name="P4">
Description: Sandro's midfielder went to Newcastle. - Ukrinform.</text:p>
      <text:p text:style-name="P4">
Images: ['<text:a xlink:type="simple" xlink:href="https://static.ukrinform.com/photos/2023_07/thumb_files/630_360_1688390168-104.jpg" text:style-name="Internet_20_link" text:visited-style-name="Visited_20_Internet_20_Link">
630_360_16883...</text:a>
']</text:p>
      <text:p text:style-name="P4">
Tags: ['Футбол', 'Мілан']</text:p>
      <text:p text:style-name="P4">
Type: Article</text:p>
      <!--METADATA-->
      <text:p text:style-name="P4">
<draw:frame draw:style-name="fr1" draw:name="Image91" text:anchor-type="as-char" svg:width="6.9236in" svg:height="3.956343in" draw:z-index="0">
<draw:image xlink:href="../Images/yкринформ/2023-07-03T16-18-03-03-00/630_360_1688390168-104.jpg" xlink:type="simple" xlink:show="embed" xlink:actuate="onLoad" draw:mime-type="image/jpeg"/>
</draw:frame>
Sandro's midfielder went to Newcastle.  This was reported <text:a xlink:type="simple" xlink:href="https://www.nufc.co.uk/news/latest-news/newcastle-united-sign-sandro-tonali/" text:style-name="Internet_20_link" text:visited-style-name="Visited_20_Internet_20_Link">
press service</text:a>
British, Ukrinform reports.</text:p>
      <text:p text:style-name="P4">
The contract is calculated by 2028. The transfer amount is not disclosed.</text:p>
      <text:p text:style-name="P4">
According to Fabrizio Romano football insider, it will be 70 million euros+ bonuses - a record sales in history for an Italian player. Salary - 7 million euros per year + 2 million in the form of bonuses.</text:p>
      <text:p text:style-name="P4">
<text:span text:style-name="T4">
 Read also: </text:span>
 <text:a xlink:type="simple" xlink:href="https://www.ukrinform.ua/rubric-sports/3730769-georgij-sudakov-ocolue-spisok-najkrasih-bombardiriv-molodiznogo-evro.html" text:style-name="Internet_20_link" text:visited-style-name="Visited_20_Internet_20_Link">
Georgy Sudakov heads the list of the best bombardment euro</text:a>
The 23-year-old Italian has been performing for the Milan club since September 2020, during this Rayvin scored 7 goals and gave 13 productive programs in 130 matches.</text:p>
      <text:p text:style-name="P4">
Photo: nufc.co.uk</text:p>
      <text:p text:style-name="P4">
News Source: <text:a xlink:type="simple" xlink:href="https://www.ukrinform.ua/rubric-sports/3730891-nukasl-ogolosiv-pro-perehid-italijca-tonali.html" text:style-name="Internet_20_link" text:visited-style-name="Visited_20_Internet_20_Link">
https://www.ukrinform.ua/rubric-sports/3730891-nukasl-ogolosiv-pro-perehid-italijca-tonali.html</text:a>
</text:p>
      <!--NEWS-->
      <text:h text:style-name="P10" text:outline-level="1">
<text:span text:style-name="T4">
Pistorius urged Turkey to allow Sweden to join NATO</text:span>
</text:h>
      <text:p text:style-name="P4">
Authors: Ukrinform (Person)</text:p>
      <text:p text:style-name="P4">
Publisher: Укринформ (Organization)</text:p>
      <text:p text:style-name="P4">
Published Time: 2023-07-03T16:20:00+03:00</text:p>
      <text:p text:style-name="P4">
Modified Time: 2023-07-03T16:20:00+03:00</text:p>
      <text:p text:style-name="P4">
Description: Secretary of Defense Boris Pistorius during a joint press conference on Monday with his Polish colleague, Mariusz Blaschka, urged Turkey to allow Sweden to take Sweden to NATO "soon." - Ukrinform.</text:p>
      <text:p text:style-name="P4">
Images: ['<text:a xlink:type="simple" xlink:href="https://static.ukrinform.com/photos/2023_01/thumb_files/630_360_1674134284-897.jpg" text:style-name="Internet_20_link" text:visited-style-name="Visited_20_Internet_20_Link">
630_360_16741...</text:a>
']</text:p>
      <text:p text:style-name="P4">
Tags: ['НАТО', 'Швеція', 'Туреччина', 'Борис Пісторіус']</text:p>
      <text:p text:style-name="P4">
Type: Article</text:p>
      <!--METADATA-->
      <text:p text:style-name="P4">
<draw:frame draw:style-name="fr1" draw:name="Image92" text:anchor-type="as-char" svg:width="6.9236in" svg:height="3.956343in" draw:z-index="0">
<draw:image xlink:href="../Images/yкринформ/2023-07-03T16-20-00-03-00/630_360_1674134284-897.jpg" xlink:type="simple" xlink:show="embed" xlink:actuate="onLoad" draw:mime-type="image/jpeg"/>
</draw:frame>
German Ministry Boris Pistorius during a joint press conference on Monday by the Polish colleague, Marius Blackha, called Turkey to allow Sweden to NATO "soon".</text:p>
      <text:p text:style-name="P4">
As Ukrinform reports, it reports <text:a xlink:type="simple" xlink:href="https://edition.cnn.com/europe/live-news/russia-ukraine-war-news-07-03-23/h_10ee1c4583176e147d9416de07a80f4e" text:style-name="Internet_20_link" text:visited-style-name="Visited_20_Internet_20_Link">
CNN</text:a>
.</text:p>
      <text:p text:style-name="P4">
"Considering the war in Ukraine, the new situation we are experiencing, the situation of barrier makes us talking again about restraint and defense, and Sweden soon becomes a member <text:a xlink:type="simple" xlink:href="https://www.ukrinform.ua/tag-nato" text:style-name="Internet_20_link" text:visited-style-name="Visited_20_Internet_20_Link">
NATO</text:a>
For Turkey to stop resistance, "said Pistorius.</text:p>
      <text:p text:style-name="P4">
It is generally recognized that the armed forces of Sweden are compatible with other NATO countries. Sweden has a permanent representation in NATO and is considered a close partner of the Alliance, that is, the country's accession to the organization should be relatively simple.</text:p>
      <text:p text:style-name="P4">
But Turkey - the second largest armed forces, the Alliance's military force - blocks Sweden's entry for a number of reasons.</text:p>
      <text:p text:style-name="P4">
Among them is the statement that Sweden allows members of Kurdish terrorist groups to operate in the country, especially the militant workers' Party of Kardistan(RPK).</text:p>
      <text:p text:style-name="P4">
Раніше цього року Швеція змінила закони про боротьбу з тероризмом, зробившиучасть у цих групах злочином, але незрозуміло, чи переконає це Туреччинудозволити країні приєднатися до НАТО.</text:p>
      <text:p text:style-name="P4">
<text:span text:style-name="T4">
Читайте також:</text:span>
 <text:a xlink:type="simple" xlink:href="https://www.ukrinform.ua/rubric-world/3730543-premer-svecii-zustrinetsa-z-bajdenom-obgovorat-vstup-do-nato-j-vijnu-v-ukraini.html" text:style-name="Internet_20_link" text:visited-style-name="Visited_20_Internet_20_Link">
 Прем'єр <text:span text:style-name="T4">
Швеції</text:span>
 зустрінеться з Байденом - обговорятьвступ до НАТО і війну в Україні </text:a>
It was reported that the Swedish authorities made permission to demonstrate at Stockholm mosques on June 28-on the day of the Muslim holiday, Kurban Bayram, during which a copy of the Koran was burned.</text:p>
      <text:p text:style-name="P4">
Turkey demanded from Sweden compliance with a trilateral memorandum agreement on NATO's accession, in particular regarding the fight against terrorism, and called for the investigation of preliminary cases of burning of the Qur'an.</text:p>
      <text:p text:style-name="P4">
News Source: <text:a xlink:type="simple" xlink:href="https://www.ukrinform.ua/rubric-world/3730894-pistorius-zaklikav-tureccinu-dozvoliti-svecii-vstupiti-v-nato.html" text:style-name="Internet_20_link" text:visited-style-name="Visited_20_Internet_20_Link">
https://www.ukrinform.ua/rubric-world/3730894-pistorius-zaklikav-tureccinu-dozvoliti-svecii-vstupiti-v-nato.html</text:a>
</text:p>
      <!--NEWS-->
      <text:h text:style-name="P10" text:outline-level="1">
<text:span text:style-name="T4">
Indian companies started paying yuan for Russian oil - media</text:span>
</text:h>
      <text:p text:style-name="P4">
Authors: Ukrinform (Person)</text:p>
      <text:p text:style-name="P4">
Publisher: Укринформ (Organization)</text:p>
      <text:p text:style-name="P4">
Published Time: 2023-07-03T16:21:47+03:00</text:p>
      <text:p text:style-name="P4">
Modified Time: 2023-07-03T16:21:47+03:00</text:p>
      <text:p text:style-name="P4">
Description: Indian oil refineries began to pay for part of raw oil imports from Russia by Chinese yuan. - Ukrinform.</text:p>
      <text:p text:style-name="P4">
Images: ['<text:a xlink:type="simple" xlink:href="https://static.ukrinform.com/photos/2018_07/thumb_files/630_360_1532433456-2573.jpeg" text:style-name="Internet_20_link" text:visited-style-name="Visited_20_Internet_20_Link">
630_360_15324...</text:a>
']</text:p>
      <text:p text:style-name="P4">
Tags: ['Індія', 'нафта', 'Росія', 'Юань']</text:p>
      <text:p text:style-name="P4">
Type: Article</text:p>
      <!--METADATA-->
      <text:p text:style-name="P4">
<draw:frame draw:style-name="fr1" draw:name="Image93" text:anchor-type="as-char" svg:width="6.9236in" svg:height="3.956343in" draw:z-index="0">
<draw:image xlink:href="../Images/yкринформ/2023-07-03T16-21-47-03-00/630_360_1532433456-2573.jpeg" xlink:type="simple" xlink:show="embed" xlink:actuate="onLoad" draw:mime-type="image/jpeg"/>
</draw:frame>
Indian oil refineries began to pay for some imported raw oil imports by Chinese yuan.</text:p>
      <text:p text:style-name="P4">
About it with reference to the famous issues of interlocutors in the Indian regime reports <text:a xlink:type="simple" xlink:href="https://www.reuters.com/business/energy/india-refiners-start-yuan-payments-russian-oil-imports-sources-2023-07-03/" text:style-name="Internet_20_link" text:visited-style-name="Visited_20_Internet_20_Link">
Reuters</text:a>
, reports Ukrinform.</text:p>
      <text:p text:style-name="P4">
After the Sanctions imposed by the Western states against Russia for its invasion of Moscow in Ukraine, it was forced to redirect exports of its energy to the east, and India became the largest buyer of maritime Russian <text:a xlink:type="simple" xlink:href="https://www.ukrinform.ua/tag-nafta" text:style-name="Internet_20_link" text:visited-style-name="Visited_20_Internet_20_Link">
oil</text:a>
. However, the question of calculations that became problematic in the conditions of rigid anti -Russian restrictions.</text:p>
      <text:p text:style-name="P4">
The US dollar for a long time has been the main currency in the world oil market, including for the procurement of India, but now for the operations of Island suppliers, Yuan is increasingly important, the role of which has increased rapidly after the deprivation of Moscow's access to the dollar.</text:p>
      <text:p text:style-name="P4">
<text:span text:style-name="T4">
 Read also: </text:span>
 <text:a xlink:type="simple" xlink:href="https://www.ukrinform.ua/rubric-economy/3724561-india-zbilsila-import-rosijskoi-nafti-v-10-raziv-zmi.html" text:style-name="Internet_20_link" text:visited-style-name="Visited_20_Internet_20_Link">
<text:span text:style-name="T4">
 India </text:span>
 <text:span text:style-name="T4">
 increased </text:span>
 <text:span text:style-name="T4">
 Import </text:span>
 <text:span text:style-name="T4">
 Russian </text:span>
<text:span text:style-name="T4">
 oil </text:span>
 10 <text:span text:style-name="T4">
 times </text:span>
 - <text:span text:style-name="T4">
 media </text:span>
</text:a>
China is also calculated by yangs for most of the imports of irrigation energy, which, having set the lowest prices for its raw materials, ahead of Saudi Arabia and became the largest supplier of crude oil to China in the first time this year.</text:p>
      <text:p text:style-name="P4">
The interlocutors of the publication said that in June, the largest buyer of Russian Syroinaft in the country of Indian Oil became the first state oil refinery to pay for some parties of Russian oil in Yuan.</text:p>
      <text:p text:style-name="P4">
At least two of the three large private refineries of India are also paid for part of Russian imports in Yuan.</text:p>
      <text:p text:style-name="P4">
At the same time, none of India's private refineries - Reliance Industries, supported by Russia by Nayara Energy and HPCl Mittal Energy, were not answered to the Reuters about comments. Indian Oil also ignored the comment request.</text:p>
      <text:p text:style-name="P4">
The increase in payments in Yuan has pushed Beijing's efforts to internationalize the currency, since Chinese banks lobby for its use almost exclusively for Russian oil trade.The import of Russian crude oil in India has grown to record indicators in May, with Russian raw materials 40% of the total import of oil in India comparable to 16.5% earlier. Due to the cheaper oil from the Russian Federation, India decreases from Iraq and Saudi Arabia.</text:p>
      <text:p text:style-name="P4">
While Western sanctions against Moscow do not recognize, and the purchase of non -non -non -disruption may not be violated, Indian banks are cautious about such import payments.</text:p>
      <text:p text:style-name="P4">
In May, the State Bank of India, the main lender of the country and the key banker for the state oil refineries, rejected the request of Indian Oil on the payment of the cargo for the cargo delivered by "Rosneftia".</text:p>
      <text:p text:style-name="P4">
<text:span text:style-name="T4">
 Read also: </text:span>
 <text:a xlink:type="simple" xlink:href="https://www.ukrinform.ua/rubric-economy/3730668-nafta-dorozcae-na-tli-skorocenna-vidobutku.html" text:style-name="Internet_20_link" text:visited-style-name="Visited_20_Internet_20_Link">
<text:span text:style-name="T4">
 Oil </text:span>
 <text:span text:style-name="T4">
 </text:span>
 Expensive <text:span text:style-name="T4">
 on </text:span>
 background <text:span text:style-name="T4">
 </text:span>
 <text:span text:style-name="T4">
 Reduction </text:span>
<text:span text:style-name="T4">
 production </text:span>
</text:a>
The cargo was loaded on the NS Bora tanker, which was in the order of Sun Sun Ship Management, connected with the largest Russian state -owned shipping company Sovcomflot, which is under Western critics.</text:p>
      <text:p text:style-name="P4">
In June, Indian Oil took advantage of the services of the private Indian Creditor Bank to regulate trade with "Rosneft" by paying the supplier of the Uhayani Yuan. Some private Indian oil refineries also use a similar mechanism for calculations for Russian oil.</text:p>
      <text:p text:style-name="P4">
It is expected that the scheme of payments with Russian suppliers in Yuan will continue to be used.</text:p>
      <text:p text:style-name="P4">
As reported by Ukrinform, the United States believes that the establishment of a margin for Russian oil in the international market works effectively and expects [India will continue to buy energy from Russians accordingly(https://www.ukrinform.ua/rubric-economy/3725520-ssa-ocikuut-so-india-prodovzit-zakupati-rosijsku-naftu-za-obmezenimi-cinami.html).</text:p>
      <text:p text:style-name="P4">
News Source: <text:a xlink:type="simple" xlink:href="https://www.ukrinform.ua/rubric-economy/3730895-indijski-kompanii-pocali-platiti-uanami-za-rosijsku-naftu-zmi.html" text:style-name="Internet_20_link" text:visited-style-name="Visited_20_Internet_20_Link">
https://www.ukrinform.ua/rubric-economy/3730895-indijski-kompanii-pocali-platiti-uanami-za-rosijsku-naftu-zmi.html</text:a>
</text:p>
      <!--NEWS-->
      <text:h text:style-name="P10" text:outline-level="1">
<text:span text:style-name="T4">
NATO cannot allow Russia to win in Ukraine - Chairman of the Alliance Military Committee</text:span>
</text:h>
      <text:p text:style-name="P4">
Authors: Ukrinform (Person)</text:p>
      <text:p text:style-name="P4">
Publisher: Укринформ (Organization)</text:p>
      <text:p text:style-name="P4">
Published Time: 2023-07-03T16:32:00+03:00</text:p>
      <text:p text:style-name="P4">
Modified Time: 2023-07-03T16:32:00+03:00</text:p>
      <text:p text:style-name="P4">
Description: NATO allies take some risks, supplying weapons and ammunition to Ukraine, but this assistance is important not to allow Russia to win its aggressive war against Ukraine and prevent the war on other European countries. - Ukrinform.</text:p>
      <text:p text:style-name="P4">
Images: ['<text:a xlink:type="simple" xlink:href="https://static.ukrinform.com/photos/2022_04/thumb_files/630_360_1649766901-529.jpg" text:style-name="Internet_20_link" text:visited-style-name="Visited_20_Internet_20_Link">
630_360_16497...</text:a>
']</text:p>
      <text:p text:style-name="P4">
Tags: ['НАТО', 'Росія', 'Війна з Росією']</text:p>
      <text:p text:style-name="P4">
Type: Article</text:p>
      <!--METADATA-->
      <text:p text:style-name="P4">
<draw:frame draw:style-name="fr1" draw:name="Image94" text:anchor-type="as-char" svg:width="6.9236in" svg:height="3.956343in" draw:z-index="0">
<draw:image xlink:href="../Images/yкринформ/2023-07-03T16-32-00-03-00/630_360_1649766901-529.jpg" xlink:type="simple" xlink:show="embed" xlink:actuate="onLoad" draw:mime-type="image/jpeg"/>
</draw:frame>
NATO Allies take on some risks, supplying weapons and ammunition to Ukraine, but this help is important not to allow Russia to win its aggressive against Ukraine and prevent the spread of war to other European European.</text:p>
      <text:p text:style-name="P4">
This was announced at a meeting with journalists at the Brussels Headquarters of NATO by NATO Military Committee Admiral Rob Bauer, Correspondenttukinform reports.</text:p>
      <text:p text:style-name="P4">
“As the NATO Secretary General said, we have the risk of a special land space. If Ukraine loses this war, it will only be a greater instability. The Russians want to return(its influence - ed.)Back to the 1997 borders, which includes three Baltic countries, Poland, Slovakia, Hungary, Romania, Bulgaria. This is unacceptable to us. We need to realize that this war is not just about Ukraine. It is a lot more. Therefore, we must be able to support Ukraine for as long as it will be necessary, as we will be able to win Russia, ”Bauer said.</text:p>
      <text:p text:style-name="P4">
<text:span text:style-name="T4">
 Read also: </text:span>
 <text:a xlink:type="simple" xlink:href="https://www.ukrinform.ua/rubric-ato/3730873-admiral-nato-pro-kontrnastup-ukraini-ce-ne-prosto-progulanka.html" text:style-name="Internet_20_link" text:visited-style-name="Visited_20_Internet_20_Link">
Admiral <text:span text:style-name="T4">
 NATO </text:span>
 - About Ukraine's counter-offensive: It's not a simple walk</text:a>
He refrained from the comment on how devastated the arsenalinat is now, but acknowledged that after assistance to Ukraine, the Allies really had a lower level of stocks in some types of ammunition. Their replenishment is a responsibility, above all, NATO member states, which should evaluate their own and take into account the volume of order in industry.</text:p>
      <text:p text:style-name="P4">
At the same time, according to the head of the NATO Military Committee, it is not necessary to underestimate the Russian potential of Russia, which it is able to restore and cause a new attack.</text:p>
      <text:p text:style-name="P4">
“The Russian army, especially its land troops, is now 90% involved in the wars of Ukraine. I don't think they have enough strength for something else. But Mandican that the Russians will be able to recover, so all our plans are based on the state of the state of the Russian army, which he was before Russia's attack against Ukraine. The same, they(Russians)They will take lessons from this war as well. Therefore, we continue to consider Russia as a serious threat to marine and especially in the air components. They also have great space in space and nuclear forces, ”the Admiral said.He added that Russia is currently cautious about NATO, as it is "very, very busy" in Ukraine. Therefore, it will take the Russian army, probably several years to restore their offensive potential. Sometimes the Alliance and Union countries should be used to determine the more detachment of defense capabilities and positioning of forces.</text:p>
      <text:p text:style-name="P4">
<text:span text:style-name="T4">
 Read also: </text:span>
 <text:a xlink:type="simple" xlink:href="https://www.ukrinform.ua/rubric-world/3730549-bajden-vidvidae-britaniu-naperedodni-samitu-nato-u-vilnusi.html" text:style-name="Internet_20_link" text:visited-style-name="Visited_20_Internet_20_Link">
Biden visits Britain on the eve of NATO Summit in <text:span text:style-name="T4">
 Vilnius </text:span>
 and</text:a>
It was reported that on July 11-12 in Vilnius there will be a Summit restraint and defense of the Alliance.</text:p>
      <text:p text:style-name="P4">
<text:span text:style-name="T5">
Foto: yonhap</text:span>
</text:p>
      <text:p text:style-name="P4">
News Source: <text:a xlink:type="simple" xlink:href="https://www.ukrinform.ua/rubric-ato/3730898-nato-ne-moze-dozvoliti-rosii-vigrati-v-ukraini-golova-vijskovogo-komitetu-alansu.html" text:style-name="Internet_20_link" text:visited-style-name="Visited_20_Internet_20_Link">
https://www.ukrinform.ua/rubric-ato/3730898-nato-ne-moze-dozvoliti-rosii-vigrati-v-ukraini-golova-vijskovogo-komitetu-alansu.html</text:a>
</text:p>
      <!--NEWS-->
      <text:h text:style-name="P10" text:outline-level="1">
<text:span text:style-name="T4">
War will not end until Crimea is under occupation - Zelensky</text:span>
</text:h>
      <text:p text:style-name="P4">
Authors: Ukrinform (Person)</text:p>
      <text:p text:style-name="P4">
Publisher: Укринформ (Organization)</text:p>
      <text:p text:style-name="P4">
Published Time: 2023-07-03T16:33:00+03:00</text:p>
      <text:p text:style-name="P4">
Modified Time: 2023-07-03T16:33:00+03:00</text:p>
      <text:p text:style-name="P4">
Description: President of Ukraine Volodymyr Zelensky stated that the ultimate goal of Ukraine is the de -occupation of Crimea and only then will mean that "the war is over" and "peace" without Crimea Zelensky will not consider a victory. - Ukrinform.</text:p>
      <text:p text:style-name="P4">
Images: ['<text:a xlink:type="simple" xlink:href="https://static.ukrinform.com/photos/2022_10/thumb_files/630_360_1665639091-410.jpeg" text:style-name="Internet_20_link" text:visited-style-name="Visited_20_Internet_20_Link">
630_360_16656...</text:a>
']</text:p>
      <text:p text:style-name="P4">
Tags: ['ЦРУ', 'Крим', 'ПВК "Вагнера"', 'Зеленський', 'Війна з Росією']</text:p>
      <text:p text:style-name="P4">
Type: Article</text:p>
      <!--METADATA-->
      <text:p text:style-name="P4">
<draw:frame draw:style-name="fr1" draw:name="Image95" text:anchor-type="as-char" svg:width="6.9236in" svg:height="3.956343in" draw:z-index="0">
<draw:image xlink:href="../Images/yкринформ/2023-07-03T16-33-00-03-00/630_360_1665639091-410.jpeg" xlink:type="simple" xlink:show="embed" xlink:actuate="onLoad" draw:mime-type="image/jpeg"/>
</draw:frame>
President of Ukraine Volodymyr Zelensky stated that the ultimate goal of Ukraine is the de -occupation of the Krym, and only then will it mean that "the war is over" and the "peace" without the Crimean will not be considered a victory.</text:p>
      <text:p text:style-name="P4">
As Ukrinform reports, it reports <text:a xlink:type="simple" xlink:href="https://edition.cnn.com/2023/07/03/europe/zelensky-ukraine-putin-erin-burnett-interview-intl-cmd/index.html" text:style-name="Internet_20_link" text:visited-style-name="Visited_20_Internet_20_Link">
CNN</text:a>
.</text:p>
      <text:p text:style-name="P4">
“We cannot imagine Ukraine without Crimea. And while Crimea is under Russian occupation, it means only one thing: the war has not yet ended, ”he said.</text:p>
      <text:p text:style-name="P4">
When asked if there is a scenario for which peace could come without Crimea, Zelensky said: "Then it will not be a victory."</text:p>
      <text:p text:style-name="P4">
<text:span text:style-name="T4">
 Read also: </text:span>
 <text:a xlink:type="simple" xlink:href="https://www.ukrinform.ua/rubric-world/3730308-zakolot-vagnerivciv-svidcit-pro-skodu-so-ii-zavdav-putin-rosii-vijnou-v-ukraini-glava-cru.html" text:style-name="Internet_20_link" text:visited-style-name="Visited_20_Internet_20_Link">
The Wagner Rebellion testifies to the harm that it was Putinzavned Russia - CIA Director</text:a>
Zelensky also commented on the Wagner's rebellion and stated that Putin's reaction to these events was weak.</text:p>
      <text:p text:style-name="P4">
"We see Putin's reaction. It is weak. First, we see that it does not control it. The promotion of Wagner deep into Russia and the capture of certain regions shows how easy it is to do it. Putin does not control the situation in the regions," he said.</text:p>
      <text:p text:style-name="P4">
“All and the vertical of power he(Putin - ed.)He had, just collapsing, ”Zelensky added.</text:p>
      <text:p text:style-name="P4">
The President said that Ukrainian intelligence reports show that the Kremlin "measures" the support of Prigogine in society, and he claims that half of the Russian is supporting the Boss PVC "Wagner" and the rebellion of his militarized group.</text:p>
      <text:p text:style-name="P4">
<text:span text:style-name="T4">
 Read also: </text:span>
 <text:a xlink:type="simple" xlink:href="https://www.ukrinform.ua/rubric-ato/3730873-admiral-nato-pro-kontrnastup-ukraini-ce-ne-prosto-progulanka.html" text:style-name="Internet_20_link" text:visited-style-name="Visited_20_Internet_20_Link">
NATO Admiral - About the Counter -Offset of Ukraine: It's Not a Dimplence</text:a>
Zelensky also commented on his meeting with the head of the US Central Intelligence Administration(CIA)Bill Burns, who recently met and met him and representatives of Ukrainian intelligence.</text:p>
      <text:p text:style-name="P4">
Zelensky said he was "surprised" to see that his meeting was reported in the media.</text:p>
      <text:p text:style-name="P4">
"My communication with the CIA leader should always happen behind the scenes," he said. "We are discussing important things - what Ukraine needs and how to act Ukraine," Zelensky added.</text:p>
      <text:p text:style-name="P4">
Burns visited Ukraine several times during a full -scale war.He noted that the situation is quite simple: "We have a good relationship with the head, we communicate. I told about all the important things related to the battlefield we need."</text:p>
      <text:p text:style-name="P4">
<text:span text:style-name="T4">
 Read also: </text:span>
 <text:a xlink:type="simple" xlink:href="https://www.ukrinform.ua/rubric-ato/3730168-zelenskij-kozen-zvilnenij-metr-kostue-zitta-ludej-tomu-kontrnastup-jde-ne-tak-svidko.html" text:style-name="Internet_20_link" text:visited-style-name="Visited_20_Internet_20_Link">
Zelensky: Every liberated meter costs people's lives, so the counter -offensive is not so fast</text:a>
As it was reported, the director of the US Central Intelligence Directorate Williambebers stated that the armed rebellion of the leader of the Wagner PEC Yevgeny Prigogin was a Russian state, who demonstrated the devastating effect of the war in Ukraine.</text:p>
      <text:p text:style-name="P4">
News Source: <text:a xlink:type="simple" xlink:href="https://www.ukrinform.ua/rubric-ato/3730904-vijna-ne-zakincitsa-poki-krim-bude-pid-okupacieu-zelenskij.html" text:style-name="Internet_20_link" text:visited-style-name="Visited_20_Internet_20_Link">
https://www.ukrinform.ua/rubric-ato/3730904-vijna-ne-zakincitsa-poki-krim-bude-pid-okupacieu-zelenskij.html</text:a>
</text:p>
      <!--NEWS-->
      <text:h text:style-name="P10" text:outline-level="1">
<text:span text:style-name="T4">
The prestigious international rating included 11 Ukrainian universities</text:span>
</text:h>
      <text:p text:style-name="P4">
Authors: Ukrinform (Person)</text:p>
      <text:p text:style-name="P4">
Publisher: Укринформ (Organization)</text:p>
      <text:p text:style-name="P4">
Published Time: 2023-07-03T16:34:00+03:00</text:p>
      <text:p text:style-name="P4">
Modified Time: 2023-07-03T16:34:00+03:00</text:p>
      <text:p text:style-name="P4">
Description: One of the most influential global ratings of universities - QS World University Rankings 2024 included 11 Ukrainian universities. - Ukrinform.</text:p>
      <text:p text:style-name="P4">
Images: ['<text:a xlink:type="simple" xlink:href="https://static.ukrinform.com/photos/2020_10/thumb_files/630_360_1602241417-842.jpg" text:style-name="Internet_20_link" text:visited-style-name="Visited_20_Internet_20_Link">
630_360_16022...</text:a>
']</text:p>
      <text:p text:style-name="P4">
Tags: ['Рейтинг', 'Україна', 'ВНЗ', 'Університет']</text:p>
      <text:p text:style-name="P4">
Type: Article</text:p>
      <!--METADATA-->
      <text:p text:style-name="P4">
<draw:frame draw:style-name="fr1" draw:name="Image96" text:anchor-type="as-char" svg:width="6.9236in" svg:height="3.956343in" draw:z-index="0">
<draw:image xlink:href="../Images/yкринформ/2023-07-03T16-34-00-03-00/630_360_1602241417-842.jpg" xlink:type="simple" xlink:show="embed" xlink:actuate="onLoad" draw:mime-type="image/jpeg"/>
</draw:frame>
One of the most influential global ratings of universities - QS World University 2024 included 11 Ukrainian universities.</text:p>
      <text:p text:style-name="P4">
According to Ukrinform, the Ministry of Education and Science of Ukraine reports in <text:a xlink:type="simple" xlink:href="https://t.me/UAmonogram/7995" text:style-name="Internet_20_link" text:visited-style-name="Visited_20_Internet_20_Link">
telegram</text:a>
.</text:p>
      <text:p text:style-name="P4">
QS World University Rankings is one of the most influential global <text:a xlink:type="simple" xlink:href="https://www.ukrinform.ua/tag-rejting" text:style-name="Internet_20_link" text:visited-style-name="Visited_20_Internet_20_Link">
ratings</text:a>
universities. 1500 establishments in 104 cities are represented by the Utsu. To select them, analyzed 17.5 million scientific works, more than 240,000 teachers of Irobiders were interviewed.</text:p>
      <text:p text:style-name="P4">
"The peculiarity of this rating is that it distinguishes the stability of universities and the possibility of employment of students after graduation. This year, three new indicators appeared in the evaluation of institutions: constancy, employment results and international research network," the Ministry of Education and Science.</text:p>
      <text:p text:style-name="P4">
The rating evaluates the reputation of universities, the cytosis of scientific publications, the ratio of the number of teachers and students, the attitude to students of work and the number of foreign teachers and students.</text:p>
      <text:p text:style-name="P4">
<text:span text:style-name="T4">
 Read also: </text:span>
 <text:a xlink:type="simple" xlink:href="https://www.ukrinform.ua/rubric-society/3689048-vstupna-kampania-opriludnili-pravila-prijomu-do-koledziv-i-universitetiv.html" text:style-name="Internet_20_link" text:visited-style-name="Visited_20_Internet_20_Link">
Introductory campaign: published the rules of admission to colleges <text:span text:style-name="T4">
 universities </text:span>
</text:a>
The first 1500 rating included such <text:span text:style-name="T4">
 Ukrainian higher education institutions </text:span>
:</text:p>
      <ul>
        <li>
Taras Shevchenko National University of Kyiv(The best 681-690 ratings); * VN Karazin Kharkiv National University(The best 691-700 ratings); * National Technical University of Ukraine "Igor Sikorsky Kyiv Polytechnic Institute"(The best 731-740 ratings); * National Technical University "Kharkiv Polytechnic Institute"(The best 901-950 rating); * NU "Lviv Polytechnic"(The best 951-1000 ratings); * Sumy State University(The best 951-1000 ratings); * National University of Kyiv-Mohyla Academy(NaUKMA) (The best 1001-1200 rating); * Odessa National University named after II Mechnikov(The best 1001-1200 rating); * Ivan Franko National University of Lviv(The best 1201-1400 rating); * Kharkiv National University of Radio Electronics(The best 1201-1400 rating); * National University of Bioresources and Environmental Management of Ukraine(The best 1201-1400 rating).</li>
      </ul>
      <text:p text:style-name="P4">
News Source: <text:a xlink:type="simple" xlink:href="https://www.ukrinform.ua/rubric-society/3730899-do-prestiznogo-miznarodnogo-rejtingu-uvijsli-11-ukrainskih-universitetiv.html" text:style-name="Internet_20_link" text:visited-style-name="Visited_20_Internet_20_Link">
https://www.ukrinform.ua/rubric-society/3730899-do-prestiznogo-miznarodnogo-rejtingu-uvijsli-11-ukrainskih-universitetiv.html</text:a>
</text:p>
      <!--NEWS-->
      <text:h text:style-name="P10" text:outline-level="1">
<text:span text:style-name="T4">
In the South Africa, the minibus collided with a truck, 15 dead</text:span>
</text:h>
      <text:p text:style-name="P4">
Authors: Ukrinform (Person)</text:p>
      <text:p text:style-name="P4">
Publisher: Укринформ (Organization)</text:p>
      <text:p text:style-name="P4">
Published Time: 2023-07-03T16:37:00+03:00</text:p>
      <text:p text:style-name="P4">
Modified Time: 2023-07-03T16:37:00+03:00</text:p>
      <text:p text:style-name="P4">
Description: In the Eastern Kapsky province of South Africa, 15 people were killed as a result of a collision of a truck and a minibus. - Ukrinform.</text:p>
      <text:p text:style-name="P4">
Images: ['<text:a xlink:type="simple" xlink:href="https://static.ukrinform.com/photos/2023_07/thumb_files/630_360_1688391137-993.jpg" text:style-name="Internet_20_link" text:visited-style-name="Visited_20_Internet_20_Link">
630_360_16883...</text:a>
']</text:p>
      <text:p text:style-name="P4">
Tags: ['Африка', 'ДТП', 'ПАР', 'Автобус', 'Вантажівка']</text:p>
      <text:p text:style-name="P4">
Type: Article</text:p>
      <!--METADATA-->
      <text:p text:style-name="P4">
<draw:frame draw:style-name="fr1" draw:name="Image97" text:anchor-type="as-char" svg:width="6.9236in" svg:height="3.956343in" draw:z-index="0">
<draw:image xlink:href="../Images/yкринформ/2023-07-03T16-37-00-03-00/630_360_1688391137-993.jpg" xlink:type="simple" xlink:show="embed" xlink:actuate="onLoad" draw:mime-type="image/jpeg"/>
</draw:frame>
In the Eastern Cappi province of South Africa, 15 people were killed as a result of the collision of a truck of Tamikroautobus.</text:p>
      <text:p text:style-name="P4">
As Ukrinform reports, it reports <text:a xlink:type="simple" xlink:href="https://www.iol.co.za/news/traffic/15-die-in-eastern-cape-freak-accident-1cbe8521-4623-4139-9f9e-75ee7b85163a" text:style-name="Internet_20_link" text:visited-style-name="Visited_20_Internet_20_Link">
Iol News</text:a>
.</text:p>
      <text:p text:style-name="P4">
The Department of Transport of the Eastern Kapsky Province confirmed that all the seizures of the minibus were killed.</text:p>
      <text:p text:style-name="P4">
The accident happened the day before 23:00 local time at the high -speed highway area of Aberdeen. The truck driver ran into an animal that passed, lost his control and crashed into a shuttle bus, which was heading.</text:p>
      <text:p text:style-name="P4">
It is noted that two children are killed.</text:p>
      <text:p text:style-name="P4">
<text:span text:style-name="T4">
 Read also: </text:span>
 [in the COP-D'IVAURA as a result of the destruction of the building died(https://www.ukrinform.ua/rubric-world/3730539-u-kotdivuari-vnaslidok-rujnuvanna-budivli-zaginuli-semero-ludej.html)"Probably, the truck knocked down the animal and the driver did not cope with the driving. It was overturned at the moment when a fully filled minibus was moving towards," the transport management reported.</text:p>
      <text:p text:style-name="P4">
It was reported that at the end of June, six people were killed, seven more suffered as a result of a pickup collision and a taxi in the Eastern Cape Province <text:a xlink:type="simple" xlink:href="https://www.ukrinform.ua/tag-afrika" text:style-name="Internet_20_link" text:visited-style-name="Visited_20_Internet_20_Link">
South Africa</text:a>
._Фото: EC Department of Transport</text:p>
      <text:p text:style-name="P4">
News Source: <text:a xlink:type="simple" xlink:href="https://www.ukrinform.ua/rubric-world/3730902-u-par-mikroavtobus-zitknuvsa-z-vantazivkou-15-zagiblih.html" text:style-name="Internet_20_link" text:visited-style-name="Visited_20_Internet_20_Link">
https://www.ukrinform.ua/rubric-world/3730902-u-par-mikroavtobus-zitknuvsa-z-vantazivkou-15-zagiblih.html</text:a>
</text:p>
      <!--NEWS-->
      <text:h text:style-name="P10" text:outline-level="1">
<text:span text:style-name="T4">
There are 18 settlements in Kherson region</text:span>
</text:h>
      <text:p text:style-name="P4">
Authors: Ukrinform (Person)</text:p>
      <text:p text:style-name="P4">
Publisher: Укринформ (Organization)</text:p>
      <text:p text:style-name="P4">
Published Time: 2023-07-03T16:38:29+03:00</text:p>
      <text:p text:style-name="P4">
Modified Time: 2023-07-03T16:38:29+03:00</text:p>
      <text:p text:style-name="P4">
Description: In the Kherson region, after the exploration of the Russians of the Dams of the Kakhovka hydroelectric power station, 18 settlements remain flooded. - Ukrinform.</text:p>
      <text:p text:style-name="P4">
Images: ['<text:a xlink:type="simple" xlink:href="https://static.ukrinform.com/photos/2023_06/thumb_files/630_360_1687676192-964.jpg" text:style-name="Internet_20_link" text:visited-style-name="Visited_20_Internet_20_Link">
630_360_16876...</text:a>
']</text:p>
      <text:p text:style-name="P4">
Tags: ['ДСНС', 'Херсонщина', 'Каховська ГЕС', 'Підтоплення']</text:p>
      <text:p text:style-name="P4">
Type: Article</text:p>
      <!--METADATA-->
      <text:p text:style-name="P4">
<draw:frame draw:style-name="fr1" draw:name="Image98" text:anchor-type="as-char" svg:width="6.9236in" svg:height="3.956343in" draw:z-index="0">
<draw:image xlink:href="../Images/yкринформ/2023-07-03T16-38-29-03-00/630_360_1687676192-964.jpg" xlink:type="simple" xlink:show="embed" xlink:actuate="onLoad" draw:mime-type="image/jpeg"/>
</draw:frame>
After the exploration of the Russians, the Uherson region, 18 settlements are flooded by the Russians.</text:p>
      <text:p text:style-name="P4">
According to Ukrinform, it reports <text:a xlink:type="simple" xlink:href="https://dsns.gov.ua/uk/news/nadzvicaini-podiyi/xersonshhina-operativna-informaciia-shhodo-likvidaciyi-naslidkiv-pidrivu-kaxovskoyi-ges-stanom-na-1400-3-lipnia" text:style-name="Internet_20_link" text:visited-style-name="Visited_20_Internet_20_Link">
the State Service of Ukraine of Ordinary Situations</text:a>
.</text:p>
      <text:p text:style-name="P4">
“As of 14:00 July 3 <text:a xlink:type="simple" xlink:href="https://www.ukrinform.ua/tag-pidtoplenna" text:style-name="Internet_20_link" text:visited-style-name="Visited_20_Internet_20_Link">
flooded</text:a>
1 settlement remains(1 house)On the right bank of the Dnipro River and 17 settlements in the temporarily captured territory, ”the testimony reads.</text:p>
      <text:p text:style-name="P4">
<text:span text:style-name="T5">
Foto: SNNS</text:span>
</text:p>
      <text:p text:style-name="P4">
Since the beginning of work on lines 101 and 112, 2 thousand 412 appeals of citizens have been received.</text:p>
      <text:p text:style-name="P4">
<text:span text:style-name="T4">
 Read also: </text:span>
 <text:a xlink:type="simple" xlink:href="https://www.ukrinform.ua/rubric-regions/3730691-u-centri-goloi-pristani-kriticna-situacia-cerez-pidtoplenna.html" text:style-name="Internet_20_link" text:visited-style-name="Visited_20_Internet_20_Link">
in <text:span text:style-name="T4">
 Center </text:span>
 <text:span text:style-name="T4">
 </text:span>
 Holoky <text:span text:style-name="T4">
 </text:span>
 Pier <text:span text:style-name="T4">
 - </text:span>
 Critical <text:span text:style-name="T4">
<text:span text:style-name="T5">
* Situation </text:span>
* </text:span>
 Through <text:span text:style-name="T4">
 </text:span>
 Flood **</text:a>
Water pumping works are carried out. From the beginning of the day, 1 thousand 200 tonnes of water from 7 cellars have been pumped. From the beginning of the work 479 thousand 008 tons of water from 1 thousand have been pumped. 32 houses and cellars.</text:p>
      <text:p text:style-name="P4">
<text:span text:style-name="T5">
Video: SESN</text:span>
</text:p>
      <text:p text:style-name="P4">
38 tons of water were brought, 36 tons and 2 tons of technical water were drunk. In the beginning of the work - 1 thousand 70 tons of water, including drinking 755 tons and 315 tons of water.</text:p>
      <text:p text:style-name="P4">
As reported by Ukrinform, on the night of June 6 <text:a xlink:type="simple" xlink:href="https://www.ukrinform.ua/rubric-other_news/3723441-pidriv-rosianami-kahovskoi-ges-usi-novini.html" text:style-name="Internet_20_link" text:visited-style-name="Visited_20_Internet_20_Link">
the Russian army undermined the Greblyukakhov Hydroelectric Power Plant</text:a>
Having caused the flooding of part of the Serson and Mykolaiv regions and at the same time - critical grinding of the water reservoir.</text:p>
      <text:p text:style-name="P4">
News Source: <text:a xlink:type="simple" xlink:href="https://www.ukrinform.ua/rubric-regions/3730903-na-hersonsini-pidtoplenimi-zalisautsa-18-naselenih-punktiv.html" text:style-name="Internet_20_link" text:visited-style-name="Visited_20_Internet_20_Link">
https://www.ukrinform.ua/rubric-regions/3730903-na-hersonsini-pidtoplenimi-zalisautsa-18-naselenih-punktiv.html</text:a>
</text:p>
      <!--NEWS-->
      <text:h text:style-name="P10" text:outline-level="1">
<text:span text:style-name="T4">
Solsky discussed with the Minister of Agriculture of France the work of the Grain Corridor</text:span>
</text:h>
      <text:p text:style-name="P4">
Authors: Ukrinform (Person)</text:p>
      <text:p text:style-name="P4">
Publisher: Укринформ (Organization)</text:p>
      <text:p text:style-name="P4">
Published Time: 2023-07-03T16:40:00+03:00</text:p>
      <text:p text:style-name="P4">
Modified Time: 2023-07-03T16:40:00+03:00</text:p>
      <text:p text:style-name="P4">
Description: Minister of Agrarian Policy and Food of Ukraine Mykola Solsky discussed with the Minister of Agriculture and Food Sovereignty of France, Mark Fena Fena, the issue of continuing the work of the Black Sea Grain Corridor. - Ukrinform.</text:p>
      <text:p text:style-name="P4">
Images: ['<text:a xlink:type="simple" xlink:href="https://static.ukrinform.com/photos/2023_01/thumb_files/630_360_1672835822-745.jpg" text:style-name="Internet_20_link" text:visited-style-name="Visited_20_Internet_20_Link">
630_360_16728...</text:a>
']</text:p>
      <text:p text:style-name="P4">
Tags: ['Франція', 'Сільське господарство', 'Сольський', 'зерновий коридор']</text:p>
      <text:p text:style-name="P4">
Type: Article</text:p>
      <!--METADATA-->
      <text:p text:style-name="P4">
<draw:frame draw:style-name="fr1" draw:name="Image102" text:anchor-type="as-char" svg:width="6.9236in" svg:height="3.956343in" draw:z-index="0">
<draw:image xlink:href="../Images/yкринформ/2023-07-03T16-40-00-03-00/630_360_1672835822-745.jpg" xlink:type="simple" xlink:show="embed" xlink:actuate="onLoad" draw:mime-type="image/jpeg"/>
</draw:frame>
Mykola Solsky, Minister of Grade Policy and Food of Ukraine, discussed the issue of continued work of the Black Sea Grain Corridor by a change in France's agricultural and food sovereignty of France.</text:p>
      <text:p text:style-name="P4">
According to Ukrinform, it is reported <text:a xlink:type="simple" xlink:href="https://minagro.gov.ua/news/mikola-solskij-pid-chas-zustrichi-z-francuzkim-kolegoyu-nashi-krayini-mozhut-plidno-spivpracyuvati-dlya-rozvitku-silskogo-gospodarstva" text:style-name="Internet_20_link" text:visited-style-name="Visited_20_Internet_20_Link">
press service of the Ministry of Agrarian Policy and Food of Ukraine</text:a>
.</text:p>
      <text:p text:style-name="P4">
It is noted that the parties also discussed the issue of transit of Ukrainian -agricultural products in Europe and cooperation between Ukraine Tafranium in the agricultural sector.</text:p>
      <text:p text:style-name="P4">
According to Solsky, Ukraine and France can cooperate fruitfully in three spheres: winemaking, land reclamation and irrigation. The minister stressed that especially important for Ukraine, after the undermining of the Kakhovka hydroelectric power station, is irrigation of agricultural land.</text:p>
      <text:p text:style-name="P4">
The Minister noted that Ukraine appreciates and feels supporting daily <text:a xlink:type="simple" xlink:href="https://www.ukrinform.ua/tag-francia" text:style-name="Internet_20_link" text:visited-style-name="Visited_20_Internet_20_Link">
French</text:a>
the people and the government, and also asked the French colleague to visit Ukraine.</text:p>
      <text:p text:style-name="P4">
For his part, Mark Fena thanked for the invitation and expressed his full -consciousness and support for Ukraine.</text:p>
      <text:p text:style-name="P4">
<text:span text:style-name="T4">
 Read also: </text:span>
 <text:a xlink:type="simple" xlink:href="https://www.ukrinform.ua/rubric-economy/3728409-ukrainske-zerno-polsa-iniciue-zustric-agrarnih-ministriv-pati-krain-es-iz-solskim.html" text:style-name="Internet_20_link" text:visited-style-name="Visited_20_Internet_20_Link">
Ukrainian grain: Poland initiates a meeting of agrarian ministers of five EU countries with <text:span text:style-name="T4">
 Solsky </text:span>
</text:a>
As reported by Ukrinform, Ukraine, the United Nations and Turkey, 18, 2023, agreed on the continuation of the Initiatives for the Secure Transportation of Agricultural Products through the Black Sea. The agreement was extended for 120 days, but the Russians stated that the agreement would be in force until May 18, 2023.</text:p>
      <text:p text:style-name="P4">
Viceremier-Minister of Recovery-Minister of Community Development, Territories of Tainfrastructure Alexander Kubrakov reported on May 17 that the agreement would be in force until July 18, 2023.</text:p>
      <text:p text:style-name="P4">
News Source: <text:a xlink:type="simple" xlink:href="https://www.ukrinform.ua/rubric-economy/3730906-solskij-obgovoriv-z-ministrom-silskogo-gospodarstva-francii-robotu-zernovogo-koridoru.html" text:style-name="Internet_20_link" text:visited-style-name="Visited_20_Internet_20_Link">
https://www.ukrinform.ua/rubric-economy/3730906-solskij-obgovoriv-z-ministrom-silskogo-gospodarstva-francii-robotu-zernovogo-koridoru.html</text:a>
</text:p>
      <!--NEWS-->
      <text:h text:style-name="P10" text:outline-level="1">
<text:span text:style-name="T4">
As a result of the war in Ukraine, 1582 cultural infrastructure objects have been damaged</text:span>
</text:h>
      <text:p text:style-name="P4">
Authors: Ukrinform (Person)</text:p>
      <text:p text:style-name="P4">
Publisher: Укринформ (Organization)</text:p>
      <text:p text:style-name="P4">
Published Time: 2023-07-03T16:44:00+03:00</text:p>
      <text:p text:style-name="P4">
Modified Time: 2023-07-03T16:44:00+03:00</text:p>
      <text:p text:style-name="P4">
Description: In Ukraine, as a result of a full -scale invasion of Russia in 1582, cultural infrastructure objects were damaged or completely destroyed. - Ukrinform.</text:p>
      <text:p text:style-name="P4">
Images: ['<text:a xlink:type="simple" xlink:href="https://static.ukrinform.com/photos/2022_12/thumb_files/630_360_1670254529-992.jpeg" text:style-name="Internet_20_link" text:visited-style-name="Visited_20_Internet_20_Link">
630_360_16702...</text:a>
']</text:p>
      <text:p text:style-name="P4">
Tags: ['Інфраструктура', 'МКІП ', 'Війна з Росією']</text:p>
      <text:p text:style-name="P4">
Type: Article</text:p>
      <!--METADATA-->
      <text:p text:style-name="P4">
<draw:frame draw:style-name="fr1" draw:name="Image103" text:anchor-type="as-char" svg:width="6.9236in" svg:height="3.956343in" draw:z-index="0">
<draw:image xlink:href="../Images/yкринформ/2023-07-03T16-44-00-03-00/630_360_1670254529-992.jpeg" xlink:type="simple" xlink:show="embed" xlink:actuate="onLoad" draw:mime-type="image/jpeg"/>
</draw:frame>
In Ukraine, the full -scale invasion of Russia in 1582 The objects of cultural infrastructure were damaged or completely destroyed.</text:p>
      <text:p text:style-name="P4">
About it reports <text:a xlink:type="simple" xlink:href="https://mkip.gov.ua/news/9414.html" text:style-name="Internet_20_link" text:visited-style-name="Visited_20_Internet_20_Link">
press service</text:a>
Ministry of Culture and Information Policy, Ukrinform reports.</text:p>
      <text:p text:style-name="P4">
“The Ministry of Culture and Information Policy of Ukraine continues to fix the impact of cultural infrastructure in Ukraine as a result of Russian aggression. Thus, as of June 26, 2023, 1582 of the objecticultural infrastructure were damaged, without taking into account cultural heritage monuments. With them, we may have a third(585)- destroyed, " - the message reads.</text:p>
      <text:p text:style-name="P4">
As it is noted, over the last month the total number of affected objects of cultural infrastructure has increased by 62, most of which account for Nakherson region(25 units or 40%).</text:p>
      <text:p text:style-name="P4">
Найбільших втрат і збитків культурна інфраструктура зазнала у Донецькій,Херсонській, Харківській, Київській, Миколаївській, Запорізькій та Луганськійобластях.</text:p>
      <text:p text:style-name="P4">
Загалом постраждали: клубні заклади – 755; бібліотеки – 598; музеї та галереї– 84; театри та філармонії – 26; заклади мистецької освіти – 119.</text:p>
      <text:p text:style-name="P4">
<text:span text:style-name="T4">
Читайте також:</text:span>
 <text:a xlink:type="simple" xlink:href="https://www.ukrinform.ua/rubric-culture/3729945-pisla-vtorgnenna-rf-popit-na-ukrainsku-literaturu-zbilsivsa-direktor-vidavnictva.html" text:style-name="Internet_20_link" text:visited-style-name="Visited_20_Internet_20_Link">
 Після вторгнення РФ попит на українську літературузбільшився - директор видавництва </text:a>
In particular, club establishments, libraries, museums, theaters, Philharmonic, Art Education Institutions have been damaged and destroyed(art schools and colleges)222 territorial communities. These are 15.1% of the territorial communities of Ukraine.</text:p>
      <text:p text:style-name="P4">
The MKIP emphasizes that almost the entire territory of Lugansk and significant parts of the Treatorium of Kherson, Zaporizhzhya and Donetsk regions are still efficient occupation, which makes it impossible to calculate the exact number of objects of cultural infrastructure affected during hostilities and occupation.</text:p>
      <text:p text:style-name="P4">
<text:span text:style-name="T4">
 Read also: </text:span>
 <text:a xlink:type="simple" xlink:href="https://www.ukrinform.ua/rubric-culture/3729227-vandalizm-i-maroderstvo-vijna-rosii-proti-kulturnoi-spadsini-ukraini.html" text:style-name="Internet_20_link" text:visited-style-name="Visited_20_Internet_20_Link">
vandalism and looting: Russia's war against the cultural population of Ukraine</text:a>
As it was reported, the Ministry of Culture and Information Policy discussed Lithuania with representatives of Lithuania further cooperation and strengthening of steps in spheric information security and digitalization of the cultural heritage of Ukraine.</text:p>
      <text:p text:style-name="P4">
<text:span text:style-name="T5">
Foto: mkip</text:span>
</text:p>
      <text:p text:style-name="P4">
News Source: <text:a xlink:type="simple" xlink:href="https://www.ukrinform.ua/rubric-culture/3730908-cerez-vijnu-v-ukraini-poskodzeni-vze-1582-obekti-kulturnoi-infrastrukturi.html" text:style-name="Internet_20_link" text:visited-style-name="Visited_20_Internet_20_Link">
https://www.ukrinform.ua/rubric-culture/3730908-cerez-vijnu-v-ukraini-poskodzeni-vze-1582-obekti-kulturnoi-infrastrukturi.html</text:a>
</text:p>
      <!--NEWS-->
      <text:h text:style-name="P10" text:outline-level="1">
<text:span text:style-name="T4">
Gorovy believes that films in English with Ukrainian subtitles will destroy cinemas</text:span>
</text:h>
      <text:p text:style-name="P4">
Authors: Ukrinform (Person)</text:p>
      <text:p text:style-name="P4">
Publisher: Укринформ (Organization)</text:p>
      <text:p text:style-name="P4">
Published Time: 2023-07-03T16:50:42+03:00</text:p>
      <text:p text:style-name="P4">
Modified Time: 2023-07-03T16:50:42+03:00</text:p>
      <text:p text:style-name="P4">
Description: The norm for the use of English -language films with Ukrainian subtitles can lead to closing cinemas in the bill "On the use of English in Ukraine". - Ukrinform.</text:p>
      <text:p text:style-name="P4">
Images: ['<text:a xlink:type="simple" xlink:href="https://static.ukrinform.com/photos/2023_07/thumb_files/630_360_1688385425-915.jpg" text:style-name="Internet_20_link" text:visited-style-name="Visited_20_Internet_20_Link">
630_360_16883...</text:a>
']</text:p>
      <text:p text:style-name="P4">
Tags: ['Кіно', 'Волонтери', 'Українська мова', 'Кінотеатр', 'Англійська мова']</text:p>
      <text:p text:style-name="P4">
Type: Article</text:p>
      <!--METADATA-->
      <text:p text:style-name="P4">
<draw:frame draw:style-name="fr1" draw:name="Image104" text:anchor-type="as-char" svg:width="6.9236in" svg:height="3.956343in" draw:z-index="0">
<draw:image xlink:href="../Images/yкринформ/2023-07-03T16-50-42-03-00/630_360_1688385425-915.jpg" xlink:type="simple" xlink:show="embed" xlink:actuate="onLoad" draw:mime-type="image/jpeg"/>
</draw:frame>
The norm for the display of English -language films with Ukrainian subtitles may lead to the closure of cinemas in the draft law on the use of English in Ukraine in Ukraine.</text:p>
      <text:p text:style-name="P4">
This opinion in <text:a xlink:type="simple" xlink:href="https://www.ukrinform.ua/rubric-society/3730834-ruslan-gorovij-reziser-pismennik-muzikant-volonter.html" text:style-name="Internet_20_link" text:visited-style-name="Visited_20_Internet_20_Link">
interview Ukrinform</text:a>
The director, writer, musician, volunteer Ruslan Gorovy expressed.</text:p>
      <text:p text:style-name="P4">
“If you do it to the end, then the movie theaters will die. The Internet will not die, it will do what it generates income. The income is now generating Ukrainian dub, the Katsapsky does not listen, everyone is looking for Ukrainian -language sites and they will get on them, and they will earn even more. The industry will not die, but cinemas, which are now forced to rotate the movie for one viewer from time to time, will be drunk. It will come to the fact that Konotop will die in cinemas, then to the carbon, and then in Kiev, ”Gorovy said.</text:p>
      <text:p text:style-name="P4">
According to him, now a huge number of people look Ukrainian, about the flowering of this content.</text:p>
      <text:p text:style-name="P4">
<text:span text:style-name="T4">
 Read also: </text:span>
 <text:a xlink:type="simple" xlink:href="https://www.ukrinform.ua/rubric-society/3730296-zakonoproekt-sodo-zastosuvanna-anglijskoi-bude-doopracovanij-deputatka.html" text:style-name="Internet_20_link" text:visited-style-name="Visited_20_Internet_20_Link">
Bill on the use of English Buddhadaeope - MP</text:a>
As reported by Ukrinform, on June 28 President of Ukraine <text:a xlink:type="simple" xlink:href="https://www.ukrinform.ua/rubric-polytics/3728718-zelenskij-proponue-radi-zrobiti-anglijsku-odnieu-z-mov-miznarodnogo-spilkuvanna-v-ukraini.html" text:style-name="Internet_20_link" text:visited-style-name="Visited_20_Internet_20_Link">
Vladimir Zelensky struck</text:a>
In the Verkhovna Rada, the bill “On the use of English spoke to Ukraine”(№9432).</text:p>
      <text:p text:style-name="P4">
Серед іншого, проєктом закону передбачається офіційно закріпити статусанглійської мови як однієї з мов міжнародного спілкування в Україні, визначитикатегорії посад, кандидати на зайняття яких зобовʼязані володіти англійськоюмовою, унормувати особливості застосування англійської мови в роботі органівдержавної влади, органів влади Автономної Республіки Крим, органів місцевогосамоврядування, підрозділів екстреної допомоги населенню, під час перетинудержавного кордону, у сферах освіти, культури, транспорту, охорони здоровʼятощо.</text:p>
      <text:p text:style-name="P4">
У розділі законопроєкту про використання англійської мови у сфері культурийдеться про те, що іноземні фільми, мовою оригіналу яких є англійська, маютьдемонструватися в кінозалах мовою оригіналу із субтитруванням державною мовою.</text:p>
      <text:p text:style-name="P4">
This rule has caused an ambiguous reaction in society.</text:p>
      <text:p text:style-name="P4">
Minister of Culture and Information Policy <text:a xlink:type="simple" xlink:href="https://www.ukrinform.ua/rubric-culture/3730235-pitanna-pokaziv-filmiv-anglijskou-u-kinoteatrah-obgovoruvatimetsa-z-gromadskistu-tkacenko.html" text:style-name="Internet_20_link" text:visited-style-name="Visited_20_Internet_20_Link">
Oleksandr Tkachenko announced</text:a>
Public discussion of films show in English in cinemas.</text:p>
      <text:p text:style-name="P4">
News Source: <text:a xlink:type="simple" xlink:href="https://www.ukrinform.ua/rubric-culture/3730910-gorovij-vvazae-so-pokaz-filmiv-anglijskou-z-ukrainskimi-subtitrami-znisit-kinoteatri.html" text:style-name="Internet_20_link" text:visited-style-name="Visited_20_Internet_20_Link">
https://www.ukrinform.ua/rubric-culture/3730910-gorovij-vvazae-so-pokaz-filmiv-anglijskou-z-ukrainskimi-subtitrami-znisit-kinoteatri.html</text:a>
</text:p>
      <!--NEWS-->
      <text:h text:style-name="P10" text:outline-level="1">
<text:span text:style-name="T4">
The Vinnytsia region was installed by teenagers who beat a man and posted a video on the Internet</text:span>
</text:h>
      <text:p text:style-name="P4">
Authors: Ukrinform (Person)</text:p>
      <text:p text:style-name="P4">
Publisher: Укринформ (Organization)</text:p>
      <text:p text:style-name="P4">
Published Time: 2023-07-03T17:00:00+03:00</text:p>
      <text:p text:style-name="P4">
Modified Time: 2023-07-03T17:00:00+03:00</text:p>
      <text:p text:style-name="P4">
Description: In Vinnytsia region, police installed the people of teenagers who beat the man, filmed and posted videos with beating on the Internet. - Ukrinform.</text:p>
      <text:p text:style-name="P4">
Images: ['<text:a xlink:type="simple" xlink:href="https://static.ukrinform.com/photos/2018_01/thumb_files/630_360_1514814140-4618.jpg" text:style-name="Internet_20_link" text:visited-style-name="Visited_20_Internet_20_Link">
630_360_15148...</text:a>
']</text:p>
      <text:p text:style-name="P4">
Tags: ['Діти', 'Поліція', 'Вінниччина', 'Побиття']</text:p>
      <text:p text:style-name="P4">
Type: Article</text:p>
      <!--METADATA-->
      <text:p text:style-name="P4">
<draw:frame draw:style-name="fr1" draw:name="Image105" text:anchor-type="as-char" svg:width="6.9236in" svg:height="3.956343in" draw:z-index="0">
<draw:image xlink:href="../Images/yкринформ/2023-07-03T17-00-00-03-00/630_360_1514814140-4618.jpg" xlink:type="simple" xlink:show="embed" xlink:actuate="onLoad" draw:mime-type="image/jpeg"/>
</draw:frame>
The police installed the people of teenagers who beat the man, filmed and posted videos with beating on the Internet.</text:p>
      <text:p text:style-name="P4">
About it reports <text:a xlink:type="simple" xlink:href="https://vn.npu.gov.ua/news/vinnytski-politseiski-vstanovyly-pidlitkiv-iaki-pobyly-cholovika-ta-filmuvaly-protses-na-video" text:style-name="Internet_20_link" text:visited-style-name="Visited_20_Internet_20_Link">
Department of Communication of Police of Vinnytsia Oblast</text:a>
, reports Ukrinform.</text:p>
      <text:p text:style-name="P4">
"Employees of the Police Department # 1 of Vinnytsia Directorate have installed a person searched for boys. They turned out to be residents <text:a xlink:type="simple" xlink:href="https://www.ukrinform.ua/tag-vinnica" text:style-name="Internet_20_link" text:visited-style-name="Visited_20_Internet_20_Link">
Vinnytsia</text:a>
15 and 16 years old. According to the boys, the use of low alcohol drinks, they saw the man lying on the ground, decided to beat him and shoot it on video. One of the teenagers struck, the other was filming, " - said in the message.</text:p>
      <text:p text:style-name="P4">
According to the report, a video beating of a citizen by two guys who widowed the Internet, law enforcement officers were found during monitoring on July 2.</text:p>
      <text:p text:style-name="P4">
Police found that the event happened about a month ago in the yard of one whirlwind of the regional center. According to preliminary information, the victim did not contact the police.</text:p>
      <text:p text:style-name="P4">
<text:span text:style-name="T4">
 Read also: </text:span>
 [in Transcarpathia police are investigating <text:span text:style-name="T4">
 beating </text:span>
 Women drunkenly(https://www.ukrinform.ua/rubric-regions/3730782-na-zakarpatti-policia-rozslidue-pobitta-zinki-panim-voenkomom.html)According to this fact, police investigate criminal proceedings on the grounds of the right of part 1 of Art. 296(Hooliganism)Criminal Code of Ukraine. The sanction of the article provides for a penalty of up to five.</text:p>
      <text:p text:style-name="P4">
Currently, police establish all the circumstances of the incident and identify the rope of the boys in committing a criminal offense.</text:p>
      <text:p text:style-name="P4">
News Source: <text:a xlink:type="simple" xlink:href="https://www.ukrinform.ua/rubric-regions/3730912-na-vinniccini-vstanovili-osobi-pidlitkiv-aki-pobili-colovika-i-viklali-video-v-internet.html" text:style-name="Internet_20_link" text:visited-style-name="Visited_20_Internet_20_Link">
https://www.ukrinform.ua/rubric-regions/3730912-na-vinniccini-vstanovili-osobi-pidlitkiv-aki-pobili-colovika-i-viklali-video-v-internet.html</text:a>
</text:p>
      <!--NEWS-->
      <text:h text:style-name="P10" text:outline-level="1">
<text:span text:style-name="T4">
Japan stands for the softer rules for using artificial intelligence than the EU - Reuters</text:span>
</text:h>
      <text:p text:style-name="P4">
Authors: Ukrinform (Person)</text:p>
      <text:p text:style-name="P4">
Publisher: Укринформ (Organization)</text:p>
      <text:p text:style-name="P4">
Published Time: 2023-07-03T17:03:00+03:00</text:p>
      <text:p text:style-name="P4">
Modified Time: 2023-07-03T17:03:00+03:00</text:p>
      <text:p text:style-name="P4">
Description: Japan stands for the softer rules for regulating artificial intelligence (AI) than the European Union, hoping that this technology will accelerate economic growth and make it a leader in the field of advanced chips. - Ukrinform.</text:p>
      <text:p text:style-name="P4">
Images: ['<text:a xlink:type="simple" xlink:href="https://static.ukrinform.com/photos/2023_06/thumb_files/630_360_1687870978-220.jpeg" text:style-name="Internet_20_link" text:visited-style-name="Visited_20_Internet_20_Link">
630_360_16878...</text:a>
']</text:p>
      <text:p text:style-name="P4">
Tags: ['Японія', 'Технології', 'Штучний інтелект']</text:p>
      <text:p text:style-name="P4">
Type: Article</text:p>
      <!--METADATA-->
      <text:p text:style-name="P4">
<draw:frame draw:style-name="fr1" draw:name="Image106" text:anchor-type="as-char" svg:width="6.9236in" svg:height="3.956343in" draw:z-index="0">
<draw:image xlink:href="../Images/yкринформ/2023-07-03T17-03-00-03-00/630_360_1687870978-220.jpeg" xlink:type="simple" xlink:show="embed" xlink:actuate="onLoad" draw:mime-type="image/jpeg"/>
</draw:frame>
Japan stands for softer rules for regulating the use of artificial intelligence(Thor)than the European Union, hoping that this technology will accelerate economic growth and make it a leader in the field of advanced chips.</text:p>
      <text:p text:style-name="P4">
According to Ukrinform, it reports <text:a xlink:type="simple" xlink:href="https://www.reuters.com/technology/japan-leaning-toward-softer-ai-rules-than-eu-source-2023-07-03/" text:style-name="Internet_20_link" text:visited-style-name="Visited_20_Internet_20_Link">
Reuters.</text:a>
"The goal is to develop an AI approach by the end of the year, which is likely to be closer to the US than the stringent rules that the EU upholds," said the source source.</text:p>
      <text:p text:style-name="P4">
It is not noted what the Japanese rules may differ from the rules. However, according to the source, the softer approach of Japan can overshadow the efforts aimed at setting their rules as a world standard.</text:p>
      <text:p text:style-name="P4">
This week, the European Commissar, Tierry Breton will visit Tokyo to promote an approach to developing the rules in the field of AI, as well as to deepen cooperation in industry.</text:p>
      <text:p text:style-name="P4">
Instead, Professor of the University of Tokyo and the head of the government council of the Strategia, Shi Yutaka Matsuo, called the EU rules "too strict."</text:p>
      <text:p text:style-name="P4">
<text:span text:style-name="T4">
 Read also: </text:span>
 <text:a xlink:type="simple" xlink:href="https://www.ukrinform.ua/rubric-technology/3728167-v-aponii-hocut-vprovaditi-stucnij-intelekt-dla-polegsenna-praci-derzsluzbovciv.html" text:style-name="Internet_20_link" text:visited-style-name="Visited_20_Internet_20_Link">
in Japan they want to introduce <text:span text:style-name="T4">
 artificial </text:span>
 <text:span text:style-name="T4">
 intelligence </text:span>
 to esters the work of civil servants</text:a>
"In the case of the EU, the question is not so much how to promote innovations, but to make big companies take responsibility," Matsuo said.</text:p>
      <text:p text:style-name="P4">
As the publication notes <text:a xlink:type="simple" xlink:href="https://www.ukrinform.ua/tag-stucnij-intelekt" text:style-name="Internet_20_link" text:visited-style-name="Visited_20_Internet_20_Link">
si</text:a>
Can help Japan fight the labor deficit.</text:p>
      <text:p text:style-name="P4">
"He(Thor)It can also stimulate the demand for advanced chips, which is planning to produce a state -owned Rapidus enterprise within the framework of industrial policy aimed at committing the lost technological leadership of Japan, "the source said.</text:p>
      <text:p text:style-name="P4">
However, according to experts, the computational power of Japan, which is used to study AI, is far behind the American.</text:p>
      <text:p text:style-name="P4">
"If you have increased the number of graphic processors in Japan 10 times, it would probably be less than Openai," said Professor Matsuo.</text:p>
      <text:p text:style-name="P4">
News Source: <text:a xlink:type="simple" xlink:href="https://www.ukrinform.ua/rubric-technology/3730913-aponia-vistupae-za-bils-maki-pravila-vikoristanna-stucnogo-intelektu-niz-es-reuters.html" text:style-name="Internet_20_link" text:visited-style-name="Visited_20_Internet_20_Link">
https://www.ukrinform.ua/rubric-technology/3730913-aponia-vistupae-za-bils-maki-pravila-vikoristanna-stucnogo-intelektu-niz-es-reuters.html</text:a>
</text:p>
      <!--NEWS-->
      <text:h text:style-name="P10" text:outline-level="1">
<text:span text:style-name="T4">
Saakashvili made an online court and showed in what state he</text:span>
</text:h>
      <text:p text:style-name="P4">
Authors: Ukrinform (Person)</text:p>
      <text:p text:style-name="P4">
Publisher: Укринформ (Organization)</text:p>
      <text:p text:style-name="P4">
Published Time: 2023-07-03T17:09:00+03:00</text:p>
      <text:p text:style-name="P4">
Modified Time: 2023-07-03T17:09:00+03:00</text:p>
      <text:p text:style-name="P4">
Description: Former Georgian President Mikhail Saakashvili appeared on July 3 at a meeting of the Tbilisi City Court on a video and showed his condition on July 3. - Ukrinform.</text:p>
      <text:p text:style-name="P4">
Images: ['<text:a xlink:type="simple" xlink:href="https://static.ukrinform.com/photos/2023_07/thumb_files/630_360_1688393131-952.jpg" text:style-name="Internet_20_link" text:visited-style-name="Visited_20_Internet_20_Link">
630_360_16883...</text:a>
']</text:p>
      <text:p text:style-name="P4">
Tags: ['Грузія', 'Отруєння', 'Саакашвілі', 'Суд', 'Тортури']</text:p>
      <text:p text:style-name="P4">
Type: Article</text:p>
      <!--METADATA-->
      <text:p text:style-name="P4">
<draw:frame draw:style-name="fr1" draw:name="Image107" text:anchor-type="as-char" svg:width="6.9236in" svg:height="3.956343in" draw:z-index="0">
<draw:image xlink:href="../Images/yкринформ/2023-07-03T17-09-00-03-00/630_360_1688393131-952.jpg" xlink:type="simple" xlink:show="embed" xlink:actuate="onLoad" draw:mime-type="image/jpeg"/>
</draw:frame>
The prisoner of Georgia's prisoner Mikhail Saakashvili on July 3 appeared at a meeting of the Trebilisa City Court for video and showed his condition.</text:p>
      <text:p text:style-name="P4">
According to Ukrinform, the video from the court posted the Mtavari TV channel in <text:a xlink:type="simple" xlink:href="https://twitter.com/MtavariChannel/status/1675833112905805824" text:style-name="Internet_20_link" text:visited-style-name="Visited_20_Internet_20_Link">
Twitter</text:a>
.</text:p>
      <text:p text:style-name="Quotations">

<text:p text:style-name="P4">
<text:a xlink:type="simple" xlink:href="https://twitter.com/SaakashviliM" text:style-name="Internet_20_link" text:visited-style-name="Visited_20_Internet_20_Link">
 @SaakashviliM </text:a>
&gt;
 joined the trial hearing remotely  &gt;
  "The founder of the Georgian state is in such a condition" | Mikheil&gt;
 Saakashvili <text:a xlink:type="simple" xlink:href="https://t.co/kOS2c9LWhK" text:style-name="Internet_20_link" text:visited-style-name="Visited_20_Internet_20_Link">
 pic.twitter.com/kOS2c9LWhK </text:a>
&gt;
&gt;
 - Matwari TV(@MtavariChannel)<text:a xlink:type="simple" xlink:href="https://twitter.com/MtavariChannel/status/1675833112905805824" text:style-name="Internet_20_link" text:visited-style-name="Visited_20_Internet_20_Link">
 July 3, 2023&gt;
 </text:a>
"You have to apologize to the European Parliamentarians, before my family, in front of me, before the state of Ukraine, whose citizen was brought to such a state, and before all the magic for the fact that the founder of the Georgian state was placed in such(https://www.apsny.ge/2023/pol/1688403689.php)Saakashvili during remote inclusion at a court hearing.</text:p>

</text:p>
      <text:p text:style-name="P4">
When making this statement, he stood up and demonstrated his physical condition.</text:p>
      <text:p text:style-name="P4">
According to <text:a xlink:type="simple" xlink:href="https://www.ukrinform.ua/tag-saakasvili" text:style-name="Internet_20_link" text:visited-style-name="Visited_20_Internet_20_Link">
Saakashvili</text:a>
, all who have advised Georgia and Ukraine should fall under the harshest sanctions.</text:p>
      <text:p text:style-name="P4">
<text:span text:style-name="T4">
 Read also: </text:span>
 [ECtHR dismissed the claim <text:span text:style-name="T4">
 Saakashvili </text:span>
 against Ukraine regarding citizenship(https://www.ukrinform.ua/rubric-polytics/3729265-espl-vidhiliv-pozov-saakasvili-proti-ukraini-sodo-pozbavlenna-gromadanstva.html)“I want to say that everyone who has betrayed Ukraine and Georgia should be more punished. My stay here is Putin's conspiracy together Ivanishvili and his local associates. It is a conspiracy against Georgia and Ukraine. I was frightened during the rose revolution, I was not scared during the 2008 war, I remained in Tbilisi, saved Georgia and Georgian statehood, I was not frightened in 2021, when Georgia siled and returned even under the conditions of this court, even under the conditions of the so -called court. " , - he said.</text:p>
      <text:p text:style-name="P4">
Today, the Tbilisi City Court considered a case against Saakashvili, related to the scrape of a thousands of opposition protest, which required early elections(November 7, 2007). Політика звинувачують у перевищенні службовихповноважень. Стаття передбачає можливі терміни ув'язнення від п'яти до восьмироків. Раніше розгляд справи було відкладено, оскільки один із суддів, якірозглядають справу, вийшов на пенсію.</text:p>
      <text:p text:style-name="P4">
<text:span text:style-name="T4">
 Read also: </text:span>
 <text:a xlink:type="simple" xlink:href="https://www.ukrinform.ua/rubric-world/3709974-stalo-vidomo-pro-tri-vipadki-otruen-kritikiv-rosijskoi-vladi-zmi.html" text:style-name="Internet_20_link" text:visited-style-name="Visited_20_Internet_20_Link">
became known about three cases of poisoning of critics of Russian Vlad - media</text:a>
Ukraine has officially recognized Saakashvili to the victim in the case of improperness in prison.</text:p>
      <text:p text:style-name="P4">
On February 1, 2023, President of Ukraine Volodymyr Zelensky demonstrated photography of Saakashvili and expressed his conviction that the Georgia authorities publicly publicly and kills him.</text:p>
      <text:p text:style-name="P4">
Zelensky urged Saakashvili proper treatment.</text:p>
      <text:p text:style-name="P4">
News Source: <text:a xlink:type="simple" xlink:href="https://www.ukrinform.ua/rubric-world/3730914-saakasvili-vistupiv-u-sudi-onlajn-i-pokazav-v-akomu-vin-stani.html" text:style-name="Internet_20_link" text:visited-style-name="Visited_20_Internet_20_Link">
https://www.ukrinform.ua/rubric-world/3730914-saakasvili-vistupiv-u-sudi-onlajn-i-pokazav-v-akomu-vin-stani.html</text:a>
</text:p>
      <!--NEWS-->
      <text:h text:style-name="P10" text:outline-level="1">
<text:span text:style-name="T4">
Threatened to break the leg: in Khmelnytskyi through a scandal will check the employees of the military enlistment office</text:span>
</text:h>
      <text:p text:style-name="P4">
Authors: Ukrinform (Person)</text:p>
      <text:p text:style-name="P4">
Publisher: Укринформ (Organization)</text:p>
      <text:p text:style-name="P4">
Published Time: 2023-07-03T17:13:00+03:00</text:p>
      <text:p text:style-name="P4">
Modified Time: 2023-07-03T17:13:00+03:00</text:p>
      <text:p text:style-name="P4">
Description: The Khmelnytsky Regional Territorial Center for Acquisition and Social Support has assigned an official check on the fact of possible misconduct of one of the servicemen. - Ukrinform.</text:p>
      <text:p text:style-name="P4">
Images: ['<text:a xlink:type="simple" xlink:href="https://static.ukrinform.com/photos/2023_02/thumb_files/630_360_1676389140-300.jpg" text:style-name="Internet_20_link" text:visited-style-name="Visited_20_Internet_20_Link">
630_360_16763...</text:a>
']</text:p>
      <text:p text:style-name="P4">
Tags: ['Хмельниччина', 'Військкомат', 'Військові', 'перевірки', 'Погрози']</text:p>
      <text:p text:style-name="P4">
Type: Article</text:p>
      <!--METADATA-->
      <text:p text:style-name="P4">
<draw:frame draw:style-name="fr1" draw:name="Image108" text:anchor-type="as-char" svg:width="6.9236in" svg:height="3.956343in" draw:z-index="0">
<draw:image xlink:href="../Images/yкринформ/2023-07-03T17-13-00-03-00/630_360_1676389140-300.jpg" xlink:type="simple" xlink:show="embed" xlink:actuate="onLoad" draw:mime-type="image/jpeg"/>
</draw:frame>
The Khmelnytsky Regional Territorial Center of Acquisition and Social Support has assigned an official check on the fact of possible misconduct of military personnel.</text:p>
      <text:p text:style-name="P4">
According to Ukrinform, about it on <text:a xlink:type="simple" xlink:href="https://www.facebook.com/permalink.php" text:style-name="Internet_20_link" text:visited-style-name="Visited_20_Internet_20_Link">
Facebook</text:a>
The press service of the Khmelnytsky Regional Tax Code and JV reported.</text:p>
      <text:p text:style-name="P4">
“The Internet is disseminated by information on possible unlawful actions of the Zistorons of one of the <text:a xlink:type="simple" xlink:href="https://www.ukrinform.ua/tag-vijskovi" text:style-name="Internet_20_link" text:visited-style-name="Visited_20_Internet_20_Link">
servicemen</text:a>
Department of Khmelnytsky District Territorial Center for Completing and Social Support. With regard to this case, a service check, which will make a fair decision, which will be reported additionally. ” - The message says.</text:p>
      <text:p text:style-name="P4">
<text:span text:style-name="T5">
!</text:span>
SACTORS **](https://www.ukrinform.ua/rubric-ato/3724690-na-odesini-pracivnik-vijskkomatu-vlastuvav-strilaninu-pid-cas-vrucenna-povistki.html)The press service added that the command of Khmelnytskyi FTC and JV strictly condemned any physical violence. They assured that in the shortest possible time will set the work of the incident and make all the necessary decisions.</text:p>
      <text:p text:style-name="P4">
According to Ukrinform, a video was distributed in social networks, on which the representatives of the Yavsk Committee entered the house of a resident of Khmelnytskyi, threatening him "hacking".</text:p>
      <text:p text:style-name="P4">
News Source: <text:a xlink:type="simple" xlink:href="https://www.ukrinform.ua/rubric-regions/3730915-pogrozuvav-zlamati-nogu-na-hmelniccini-cerez-skandal-perevirat-pracivnikiv-vijskkomatu.html" text:style-name="Internet_20_link" text:visited-style-name="Visited_20_Internet_20_Link">
https://www.ukrinform.ua/rubric-regions/3730915-pogrozuvav-zlamati-nogu-na-hmelniccini-cerez-skandal-perevirat-pracivnikiv-vijskkomatu.html</text:a>
</text:p>
      <!--NEWS-->
      <text:h text:style-name="P10" text:outline-level="1">
<text:span text:style-name="T4">
The suspect of a bribe as the head of the Ternopil Regional Council returned to work</text:span>
</text:h>
      <text:p text:style-name="P4">
Authors: Ukrinform (Person)</text:p>
      <text:p text:style-name="P4">
Publisher: Укринформ (Organization)</text:p>
      <text:p text:style-name="P4">
Published Time: 2023-07-03T17:18:00+03:00</text:p>
      <text:p text:style-name="P4">
Modified Time: 2023-07-03T17:18:00+03:00</text:p>
      <text:p text:style-name="P4">
Description: The suspect of receiving a bribe, the chairman of the Ternopil Regional Council Mikhail Golovko, who came out of custody on bail, appeared at work. - Ukrinform.</text:p>
      <text:p text:style-name="P4">
Images: ['<text:a xlink:type="simple" xlink:href="https://static.ukrinform.com/photos/2023_07/thumb_files/630_360_1688393989-961.jpg" text:style-name="Internet_20_link" text:visited-style-name="Visited_20_Internet_20_Link">
630_360_16883...</text:a>
']</text:p>
      <text:p text:style-name="P4">
Tags: ['Хабар', 'Підозра', 'Тернопільщина', 'Облрада']</text:p>
      <text:p text:style-name="P4">
Type: Article</text:p>
      <!--METADATA-->
      <text:p text:style-name="P4">
<draw:frame draw:style-name="fr1" draw:name="Image109" text:anchor-type="as-char" svg:width="6.9236in" svg:height="3.956343in" draw:z-index="0">
<draw:image xlink:href="../Images/yкринформ/2023-07-03T17-18-00-03-00/630_360_1688393989-961.jpg" xlink:type="simple" xlink:show="embed" xlink:actuate="onLoad" draw:mime-type="image/jpeg"/>
</draw:frame>
The suspect of receiving a bribe, the chairman of the Ternopil Regional Council Mikhail Golovko, who came out of custody on bail, appeared at work.</text:p>
      <text:p text:style-name="P4">
About it reports <text:a xlink:type="simple" xlink:href="https://ternopoliany.te.ua/zhittya/82829-niiakoho-khabara-ne-bulo-holova-ternopilskoi-oblrady-dav-pershu-preskonferentsiiu-pislia-zatrymannia" text:style-name="Internet_20_link" text:visited-style-name="Visited_20_Internet_20_Link">
Ternopil site</text:a>
, reports Ukrinform.</text:p>
      <text:p text:style-name="P4">
It is noted that after returning to the workplace Golovko gave a brief -building for local media for the detention of NABU for demanding an enterprise to the enterprise UAH 2.4 million for signing acts of completed works of development and repair of infrastructure objects by the municipal enterprise <text:a xlink:type="simple" xlink:href="https://www.ukrinform.ua/tag-ternopilsina" text:style-name="Internet_20_link" text:visited-style-name="Visited_20_Internet_20_Link">
Ternopil</text:a>
Regional Council.</text:p>
      <text:p text:style-name="P4">
“There was no bribe. I have never taken or I will not. I can support my words, if necessary, and on a lie detector, ”the head quotes.</text:p>
      <text:p text:style-name="P4">
According to him, he had already returned to his workplace, since he was not removed from his duties.</text:p>
      <text:p text:style-name="P4">
He noted that he was not going to resign because he is not a defendant, and the Vastatus of the suspect and will prove his innocence in court.</text:p>
      <text:p text:style-name="P4">
*!(https://www.ukrinform.ua/rubric-polytics/3729600-obman-ta-zavolodinna-grosima-narodnomu-deputatu-ogolosili-pidozru-u-sahrajstvi.html)As it was reported, in the morning of June 26, NABU declared <text:a xlink:type="simple" xlink:href="https://www.ukrinform.ua/rubric-regions/3729035-vaks-arestuvav-golovu-ternopilskoi-oblradi-golovka.html" text:style-name="Internet_20_link" text:visited-style-name="Visited_20_Internet_20_Link">
the detention of the head of Ternopil regional council</text:a>
and two deputy chairmen of Ternopil Ova. They were detained "on hot" after the transfer of the third tranche in the amount of more than 600 thousand UAH.</text:p>
      <text:p text:style-name="P4">
Golovko <text:a xlink:type="simple" xlink:href="https://www.ukrinform.ua/rubric-regions/3729524-golovu-ternopilskoi-oblradi-golovka-zvilnili-zpid-varti.html" text:style-name="Internet_20_link" text:visited-style-name="Visited_20_Internet_20_Link">
got out of custody on bail</text:a>
in the amount of 805 thousand UAH. He must refrain from communicating with witnesses, passing foreign passports and wearing an electronic bracelet.</text:p>
      <text:p text:style-name="P4">
In court, Golovko called a bribe provocation and grounds.</text:p>
      <text:p text:style-name="P4">
News Source: <text:a xlink:type="simple" xlink:href="https://www.ukrinform.ua/rubric-regions/3730918-pidozruvanij-u-vimaganni-habara-golova-ternopilskoi-oblradi-povernuvsa-na-robotu.html" text:style-name="Internet_20_link" text:visited-style-name="Visited_20_Internet_20_Link">
https://www.ukrinform.ua/rubric-regions/3730918-pidozruvanij-u-vimaganni-habara-golova-ternopilskoi-oblradi-povernuvsa-na-robotu.html</text:a>
</text:p>
      <!--NEWS-->
      <text:h text:style-name="P10" text:outline-level="1">
<text:span text:style-name="T4">
The Russians fired from the tanks deocal Cossack Lopan</text:span>
</text:h>
      <text:p text:style-name="P4">
Authors: Ukrinform (Person)</text:p>
      <text:p text:style-name="P4">
Publisher: Укринформ (Organization)</text:p>
      <text:p text:style-name="P4">
Published Time: 2023-07-03T17:20:00+03:00</text:p>
      <text:p text:style-name="P4">
Modified Time: 2023-07-03T17:20:00+03:00</text:p>
      <text:p text:style-name="P4">
Description: Russian troops fired from the tanks of the village of Kozach Lopan in Kharkiv region, people were not injured, but the houses and wounded livestock were damaged. - Ukrinform.</text:p>
      <text:p text:style-name="P4">
Images: ['<text:a xlink:type="simple" xlink:href="https://static.ukrinform.com/photos/2023_07/thumb_files/630_360_1688400427-240.jpg" text:style-name="Internet_20_link" text:visited-style-name="Visited_20_Internet_20_Link">
630_360_16884...</text:a>
']</text:p>
      <text:p text:style-name="P4">
Tags: ['Деокупація', 'Обстріл', 'Танк', 'Російські військові', 'Харківщина', 'Війна з Росією']</text:p>
      <text:p text:style-name="P4">
Type: Article</text:p>
      <!--METADATA-->
      <text:p text:style-name="P4">
<draw:frame draw:style-name="fr1" draw:name="Image110" text:anchor-type="as-char" svg:width="6.9236in" svg:height="3.956343in" draw:z-index="0">
<draw:image xlink:href="../Images/yкринформ/2023-07-03T17-20-00-03-00/630_360_1688400427-240.jpg" xlink:type="simple" xlink:show="embed" xlink:actuate="onLoad" draw:mime-type="image/jpeg"/>
</draw:frame>
The troops of the village of Kozacha Lopan in Kharkiv region were not injured, but homes and wounded livestock were damaged.</text:p>
      <text:p text:style-name="P4">
This was reported in <text:a xlink:type="simple" xlink:href="https://t.me/zadorenko_v/4713" text:style-name="Internet_20_link" text:visited-style-name="Visited_20_Internet_20_Link">
telegram</text:a>
Head of Dergachiv City Military Administration Vyacheslav Zadorenko, reports.</text:p>
      <text:p text:style-name="P4">
“The enemy struck the tank shots on Kozachi Lopani. According to preliminary information, none of the locals were injured, but the injuries were injured, ”Zadorenko said.</text:p>
      <text:p text:style-name="P4">
According to him, several private homes, ninth [shelling], have suffered significant damage(https://www.ukrinform.ua/tag-obstril)Windows, partially destroyed walls and roofs.</text:p>
      <text:p text:style-name="P4">
As <text:a xlink:type="simple" xlink:href="https://t.me/prokuratura_kharkiv/9825" text:style-name="Internet_20_link" text:visited-style-name="Visited_20_Internet_20_Link">
specified</text:a>
In the Kharkiv Regional Prosecutor's Office, about 10 explosions were heard in the settlement.</text:p>
      <text:p text:style-name="P4">
<text:span text:style-name="T4">
 Read also: </text:span>
 <text:a xlink:type="simple" xlink:href="https://www.ukrinform.ua/rubric-ato/3730887-rosiani-obstrilali-selo-stanislav-na-hersonsini-troe-poranenih.html" text:style-name="Internet_20_link" text:visited-style-name="Visited_20_Internet_20_Link">
Russians <text:span text:style-name="T4">
 shelling </text:span>
 fir village Stanislav in Kherson region, three wounded</text:a>
As it was reported, Kozacha Lopan was occupied in the first days of full -scale interference. The village was released in September 2022. After the de -occupation, the law enforcement officers found in it three torturers, arranged by invaders.</text:p>
      <text:p text:style-name="P4">
<text:span text:style-name="T5">
Foto: Kharkiv Regional Prosecutor's Office</text:span>
</text:p>
      <text:p text:style-name="P4">
News Source: <text:a xlink:type="simple" xlink:href="https://www.ukrinform.ua/rubric-ato/3730919-rosiani-obstrilali-z-tankiv-deokupovanu-kozacu-lopan.html" text:style-name="Internet_20_link" text:visited-style-name="Visited_20_Internet_20_Link">
https://www.ukrinform.ua/rubric-ato/3730919-rosiani-obstrilali-z-tankiv-deokupovanu-kozacu-lopan.html</text:a>
</text:p>
      <!--NEWS-->
      <text:h text:style-name="P10" text:outline-level="1">
<text:span text:style-name="T4">
Without Ukraine it is impossible to imagine Europe of the future - Ursula von der Liaen</text:span>
</text:h>
      <text:p text:style-name="P4">
Authors: Ukrinform (Person)</text:p>
      <text:p text:style-name="P4">
Publisher: Укринформ (Organization)</text:p>
      <text:p text:style-name="P4">
Published Time: 2023-07-03T17:23:00+03:00</text:p>
      <text:p text:style-name="P4">
Modified Time: 2023-07-03T23:23:00+03:00</text:p>
      <text:p text:style-name="P4">
Description: The future of Europe cannot be imagined without Ukraine, Moldova and the Western Balkans, although it is likely that the EU's further expansion will require institutional reforms in the European Union itself. - Ukrinform.</text:p>
      <text:p text:style-name="P4">
Images: ['<text:a xlink:type="simple" xlink:href="https://static.ukrinform.com/photos/2023_05/thumb_files/630_360_1685526282-448.jpg" text:style-name="Internet_20_link" text:visited-style-name="Visited_20_Internet_20_Link">
630_360_16855...</text:a>
']</text:p>
      <text:p text:style-name="P4">
Tags: ['Євросоюз', 'Україна', 'Фон дер Ляєн', 'Санчес']</text:p>
      <text:p text:style-name="P4">
Type: Article</text:p>
      <!--METADATA-->
      <text:p text:style-name="P4">
<draw:frame draw:style-name="fr1" draw:name="Image111" text:anchor-type="as-char" svg:width="6.9236in" svg:height="3.956343in" draw:z-index="0">
<draw:image xlink:href="../Images/yкринформ/2023-07-03T17-23-00-03-00/630_360_1685526282-448.jpg" xlink:type="simple" xlink:show="embed" xlink:actuate="onLoad" draw:mime-type="image/jpeg"/>
</draw:frame>
The future cannot be imagined without Ukraine, Moldova and the Western Balkans, although it is likely that further EU enlargement will require institutional reforms in the European Union itself.</text:p>
      <text:p text:style-name="P4">
This was announced in Madrid today, during a press conference as a result of a visit to the College of the EU chairman of Spain, the President of the European Commission Fon Der Lyen said the President of the European Commission, Ukrinform correspondent reports.</text:p>
      <text:p text:style-name="P4">
“Let's look forward for years, and let's try to imagine what Europe will look like. We can imagine that the European Union will be without Ukraine, without Moldova, the unknown Balkans, and that these parts of Europe will be influenced by Russia or China? It is impossible. So, the direction of our movement is clear. We now need to start what Europe will be when these countries will become part of the European Union, ”said Ursula von Der Lyen.</text:p>
      <text:p text:style-name="P4">
<text:span text:style-name="T4">
 Read also: </text:span>
 <text:span text:style-name="T4">
 [during the presidency(https://www.ukrinform.ua/rubric-polytics/3729995-pid-cas-golovuvanna-svecii-v-es-vdalosa-obednati-evropu-v-pidtrimci-ukraini-ursula-fon-der-laen.html)</text:span>
</text:p>
      <text:p text:style-name="P4">
She noted that Europeans have to find the answer to the principles: what will look like the decision -making process and use joint financing, how the directions of common policy will be formed, and what the power that its citizens want to see in Europe should be. All these changes will need time, so you need to consider them now.</text:p>
      <text:p text:style-name="P4">
In turn, the Prime Minister of the Presiding in the EU of Spain Pedro Sanchez noted that the issue of EU enlargement is currently on the table. The processes will have discussions on institutional reforms, joint resources, common -agricultural policy, regional development, the function of the European Commission and the number of places in the European Parliament. Despite the fact that all these questions are important, Europeans have to find the answer to the main thing-they want to see the European Union for 4-10 years.<text:span text:style-name="T4">
 Read also: </text:span>
 <text:span text:style-name="T4">
 <text:a xlink:type="simple" xlink:href="https://www.ukrinform.ua/rubric-polytics/3730226-spilna-deklaracia-ispania-pidtrimue-stvorenna-radi-ukraina-nato.html" text:style-name="Internet_20_link" text:visited-style-name="Visited_20_Internet_20_Link">
Joint Declaration: Spain supports the creation of the Rada - NATO</text:a>
</text:span>
</text:p>
      <text:p text:style-name="P4">
As it has already been reported, Spain has accepted from Sweden the ratio of rotary chairman in the EU and will perform these duties from July 1 to December 31st. As a sign of solidarity with Ukraine on the first day of Spanish President in the EU, the Prime Minister of Spain Pedro Sanchez made a visit to Kiev _ <text:span text:style-name="T4">
 <text:a xlink:type="simple" xlink:href="https://www.ukrinform.ua/rubric-economy/3730185-ispania-vidilit-ukraini-55-miljoniv-na-finansuvanna-pidpriemstv-i-energosistemi-dla-skil.html" text:style-name="Internet_20_link" text:visited-style-name="Visited_20_Internet_20_Link">
transferred a significant package of military and humanitarian assistance to Ukraine.</text:a>
</text:span>
 _</text:p>
      <text:p text:style-name="P4">
Today, a visit to the College of the European Commission to Brussels was made to discuss ways to realize the priorities of Spanish presidency in the EU for the next half a year.</text:p>
      <text:p text:style-name="P4">
News Source: <text:a xlink:type="simple" xlink:href="https://www.ukrinform.ua/rubric-polytics/3731058-bez-ukraini-nemozlivo-uaviti-evropu-majbutnogo-ursula-fon-der-laen.html" text:style-name="Internet_20_link" text:visited-style-name="Visited_20_Internet_20_Link">
https://www.ukrinform.ua/rubric-polytics/3731058-bez-ukraini-nemozlivo-uaviti-evropu-majbutnogo-ursula-fon-der-laen.html</text:a>
</text:p>
      <!--NEWS-->
      <text:h text:style-name="P10" text:outline-level="1">
<text:span text:style-name="T4">
Official of Svyatoshinsk Regional State Administration was removed because of theft during shelter repairs</text:span>
</text:h>
      <text:p text:style-name="P4">
Authors: Ukrinform (Person)</text:p>
      <text:p text:style-name="P4">
Publisher: Укринформ (Organization)</text:p>
      <text:p text:style-name="P4">
Published Time: 2023-07-03T17:25:12+03:00</text:p>
      <text:p text:style-name="P4">
Modified Time: 2023-07-03T17:25:12+03:00</text:p>
      <text:p text:style-name="P4">
Description: In Kyiv, the head of the department of construction, architecture and land use of Svyatoshinsky District State Administration was removed from the position of the head of the department of construction, architecture and land use of the Svyatoshinsky District State Administration. - Ukrinform.</text:p>
      <text:p text:style-name="P4">
Images: ['<text:a xlink:type="simple" xlink:href="https://static.ukrinform.com/photos/2023_07/thumb_files/630_360_1688394007-318.jpg" text:style-name="Internet_20_link" text:visited-style-name="Visited_20_Internet_20_Link">
630_360_16883...</text:a>
']</text:p>
      <text:p text:style-name="P4">
Tags: ['Прокуратура', 'Крадіжка', 'Київ', 'Чиновник', 'Укриття']</text:p>
      <text:p text:style-name="P4">
Type: Article</text:p>
      <!--METADATA-->
      <text:p text:style-name="P4">
<draw:frame draw:style-name="fr1" draw:name="Image112" text:anchor-type="as-char" svg:width="6.9236in" svg:height="3.956343in" draw:z-index="0">
<draw:image xlink:href="../Images/yкринформ/2023-07-03T17-25-12-03-00/630_360_1688394007-318.jpg" xlink:type="simple" xlink:show="embed" xlink:actuate="onLoad" draw:mime-type="image/jpeg"/>
</draw:frame>
In Kyiv, he was sided with the position of Head of the Department of Construction, Architecture of the Tazemle Skissing of the Svyatoshinsky District State Administration through the stealing during the repair of shelters.</text:p>
      <text:p text:style-name="P4">
According to Ukrinform, the Kyiv City Prosecutor's Office reports in <text:a xlink:type="simple" xlink:href="https://t.me/kyiv_pro_office/2104" text:style-name="Internet_20_link" text:visited-style-name="Visited_20_Internet_20_Link">
telegram</text:a>
.</text:p>
      <text:p text:style-name="P4">
"At the request of the Kyiv City Prosecutor's Office, the court removed from the official of the department of construction, architecture and land use of the Svyatoshinsky Regional State Administration," - the message reads.</text:p>
      <text:p text:style-name="P4">
The prosecutor's office suspects the official of 800 thousand UAH of budgetary funds that were overhauled(https://www.ukrinform.ua/tag-ukritta)On the territory of Svyatoshinsky district of the capital(Part 5 of Art. 191 of the Criminal Code of Ukraine).</text:p>
      <text:p text:style-name="P4">
<text:span text:style-name="T4">
Читайте також:</text:span>
 <text:a xlink:type="simple" xlink:href="https://www.ukrinform.ua/rubric-regions/3728517-u-zaporizzi-cerez-nezaleznij-stan-ukrittiv-zvilnili-cinovnika.html" text:style-name="Internet_20_link" text:visited-style-name="Visited_20_Internet_20_Link">
 У <text:span text:style-name="T4">
Запоріжжі</text:span>
 <text:span text:style-name="T4">
через</text:span>
 <text:span text:style-name="T4">
незалежний</text:span>
 <text:span text:style-name="T4">
стан</text:span>
<text:span text:style-name="T4">
укриттів</text:span>
 <text:span text:style-name="T4">
звільнили</text:span>
 <text:span text:style-name="T4">
чиновника</text:span>
 </text:a>
According to the investigation, the suspect signed the acts of completed works with inflated ourses and cost.</text:p>
      <text:p text:style-name="P4">
As reported by Ukrinform, in June the Director of the Department of Municipal Safety of the KKiiv City State Administration Roman Tkachuk <text:a xlink:type="simple" xlink:href="https://www.ukrinform.ua/rubric-kyiv/3726347-arestovanomu-u-spravi-pro-zakrite-ukritta-cinovniku-kmda-ogolosili-se-odnu-pidozru.html" text:style-name="Internet_20_link" text:visited-style-name="Visited_20_Internet_20_Link">
reported suspicion in the waste of budget funds in particularly large amounts</text:a>
, in the conditions of martial law.  Photo: Kyiv City Prosecutor's Office/Telegram</text:p>
      <text:p text:style-name="P4">
News Source: <text:a xlink:type="simple" xlink:href="https://www.ukrinform.ua/rubric-kyiv/3730923-cinovnika-svatosinskoi-rda-vidstoronili-cerez-rozkradanna-pri-remonti-ukrittiv.html" text:style-name="Internet_20_link" text:visited-style-name="Visited_20_Internet_20_Link">
https://www.ukrinform.ua/rubric-kyiv/3730923-cinovnika-svatosinskoi-rda-vidstoronili-cerez-rozkradanna-pri-remonti-ukrittiv.html</text:a>
</text:p>
      <!--NEWS-->
      <text:h text:style-name="P10" text:outline-level="1">
<text:span text:style-name="T4">
Situation on the ZPP remains vulnerable despite connection to the backup line - IAEA</text:span>
</text:h>
      <text:p text:style-name="P4">
Authors: Ukrinform (Person)</text:p>
      <text:p text:style-name="P4">
Publisher: Укринформ (Organization)</text:p>
      <text:p text:style-name="P4">
Published Time: 2023-07-03T17:35:00+03:00</text:p>
      <text:p text:style-name="P4">
Modified Time: 2023-07-03T17:35:00+03:00</text:p>
      <text:p text:style-name="P4">
Description: The Zaporizhzhya Nuclear Power Plant was again connected to a single available backup line for the first time in four months, but the situation on the facility remains "extremely vulnerable" and unstable. - Ukrinform.</text:p>
      <text:p text:style-name="P4">
Images: ['<text:a xlink:type="simple" xlink:href="https://static.ukrinform.com/photos/2023_06/thumb_files/630_360_1688108437-837.jpg" text:style-name="Internet_20_link" text:visited-style-name="Visited_20_Internet_20_Link">
630_360_16881...</text:a>
']</text:p>
      <text:p text:style-name="P4">
Tags: ['Електроенергія', 'МАГАТЕ', 'Запорізька АЕС']</text:p>
      <text:p text:style-name="P4">
Type: Article</text:p>
      <!--METADATA-->
      <text:p text:style-name="P4">
<draw:frame draw:style-name="fr1" draw:name="Image113" text:anchor-type="as-char" svg:width="6.9236in" svg:height="3.956343in" draw:z-index="0">
<draw:image xlink:href="../Images/yкринформ/2023-07-03T17-35-00-03-00/630_360_1688108437-837.jpg" xlink:type="simple" xlink:show="embed" xlink:actuate="onLoad" draw:mime-type="image/jpeg"/>
</draw:frame>
The Zaporizhzhya Atomic power plant was again connected to a single available backup line for the first time in four months, but the situation on the facility remains "extremely vulnerable" and unstable.</text:p>
      <text:p text:style-name="P4">
This was reported(https://www.iaea.org/newscenter/pressreleases/update-169-iaea-director-general-statement-on-situation-in-ukraine-0)From July 3, Ukrinform reports.</text:p>
      <text:p text:style-name="P4">
"Although the reconstruction of the spare transmission line is positive, the situation with the external power supply of the station remains very vulnerable, which emphasizes the unreliable situation with nuclear security and safety on the facility," Grossi said.</text:p>
      <text:p text:style-name="P4">
The connection of the nuclear power plant in Zaporozhye to a single line of transmission of 330 kV was interrupted on March 1 due to damage to another Berezidvipr. The connection was restored only on the evening of July 1.</text:p>
      <text:p text:style-name="P4">
“Reconnecting line 330kv is important because in the last few months <text:a xlink:type="simple" xlink:href="https://www.ukrinform.ua/tag-zaporizka-aes" text:style-name="Internet_20_link" text:visited-style-name="Visited_20_Internet_20_Link">
ZPES</text:a>
It relied on a single main line of 750 kV for submission from external electricity required for cooling the reactor and other important functions of nuclear safety, ”the statement said.</text:p>
      <text:p text:style-name="P4">
<text:span text:style-name="T4">
 Read also: </text:span>
 <text:a xlink:type="simple" xlink:href="https://www.ukrinform.ua/rubric-ato/3730862-zsu-ta-energoatom-domovilisa-pro-vzaemodiu-sodo-mozlivih-scenariiv-podij-na-zaes.html" text:style-name="Internet_20_link" text:visited-style-name="Visited_20_Internet_20_Link">
Armed Forces and Energoatom have agreed on the possible scenarios of events on <text:span text:style-name="T4">
 ZPP </text:span>
</text:a>
Prior to the commencement of a full-scale Russian-Ukrainian war, the ZPP had access to the diarrhea with a voltage of 750 square meters.</text:p>
      <text:p text:style-name="P4">
Grossi noted that the 330 kV line is currently under voltage as a backup for power supply if the 750 kV line is everyned or damaged.</text:p>
      <text:p text:style-name="P4">
During the full -scale war of Russia against Ukraine, the Zaporizhzhia NPP has already retertoned external energy supply, which led to temporary use of avarium diesel generators for electricity, according to a presentation.</text:p>
      <text:p text:style-name="P4">
Earlier, Grossi stated the need for additional measures to stabilize the level in the ZPEC.</text:p>
      <text:p text:style-name="P4">
As reported by Ukrinform, Ukrenergo was declared <text:a xlink:type="simple" xlink:href="https://www.ukrinform.ua/rubric-regions/3730751-energetiki-vidnovili-odnu-z-linij-elektroperedac-so-zivit-zaes.html" text:style-name="Internet_20_link" text:visited-style-name="Visited_20_Internet_20_Link">
of returning to the operation of one of the power lines, which provides power to the Zaporozhye NPP.</text:a>
<text:span text:style-name="T5">
Foto: Konstantin Liber</text:span>
</text:p>
      <text:p text:style-name="P4">
News Source: <text:a xlink:type="simple" xlink:href="https://www.ukrinform.ua/rubric-economy/3730927-situacia-na-zaes-zalisaetsa-vrazlivou-popri-pidklucenna-do-rezervnoi-linii-magate.html" text:style-name="Internet_20_link" text:visited-style-name="Visited_20_Internet_20_Link">
https://www.ukrinform.ua/rubric-economy/3730927-situacia-na-zaes-zalisaetsa-vrazlivou-popri-pidklucenna-do-rezervnoi-linii-magate.html</text:a>
</text:p>
      <!--NEWS-->
      <text:h text:style-name="P10" text:outline-level="1">
<text:span text:style-name="T4">
Determined all the participating countries of the Women's World Handball Championship</text:span>
</text:h>
      <text:p text:style-name="P4">
Authors: Ukrinform (Person)</text:p>
      <text:p text:style-name="P4">
Publisher: Укринформ (Organization)</text:p>
      <text:p text:style-name="P4">
Published Time: 2023-07-03T17:35:26+03:00</text:p>
      <text:p text:style-name="P4">
Modified Time: 2023-07-03T17:35:26+03:00</text:p>
      <text:p text:style-name="P4">
Description: All participants of the Women's Gandball-2023 World Championships, which will be attended by the national team of Ukraine. - Ukrinform.</text:p>
      <text:p text:style-name="P4">
Images: ['<text:a xlink:type="simple" xlink:href="https://static.ukrinform.com/photos/2023_07/thumb_files/630_360_1688394819-897.jpg" text:style-name="Internet_20_link" text:visited-style-name="Visited_20_Internet_20_Link">
630_360_16883...</text:a>
']</text:p>
      <text:p text:style-name="P4">
Tags: ['Збірна України', 'гандбол']</text:p>
      <text:p text:style-name="P4">
Type: Article</text:p>
      <!--METADATA-->
      <text:p text:style-name="P4">
<draw:frame draw:style-name="fr1" draw:name="Image114" text:anchor-type="as-char" svg:width="6.9236in" svg:height="3.956343in" draw:z-index="0">
<draw:image xlink:href="../Images/yкринформ/2023-07-03T17-35-26-03-00/630_360_1688394819-897.jpg" xlink:type="simple" xlink:show="embed" xlink:actuate="onLoad" draw:mime-type="image/jpeg"/>
</draw:frame>
All participants of the Women's Championship in Handball-2023 were identified, the national team of Ukraine was involved.</text:p>
      <text:p text:style-name="P4">
This was reported on <text:a xlink:type="simple" xlink:href="https://www.ihf.info/media-center/news/wildcards-confirmed-and-pots-draw-2023-ihf-womens-world-championship-announced" text:style-name="Internet_20_link" text:visited-style-name="Visited_20_Internet_20_Link">
site</text:a>
International Federation of Handball of Ukraine, reports Ukrinform.</text:p>
      <text:p text:style-name="P4">
32 teams got to the World Cup.</text:p>
      <text:p text:style-name="P4">
The tournament will take place on July 6. Ukraine has got to the third bug.</text:p>
      <text:p text:style-name="P4">
The hosts of the competition are Denmark, Norway and Sweden. The final part of the World Cup 2023 will take place from November 29 to December 17.</text:p>
      <text:p text:style-name="P4">
<text:span text:style-name="T4">
 Read also: </text:span>
 <text:a xlink:type="simple" xlink:href="https://www.ukrinform.ua/rubric-sports/3724575-nimeckij-magdeburg-peremozec-gandbolnoi-ligi-cempioniv.html" text:style-name="Internet_20_link" text:visited-style-name="Visited_20_Internet_20_Link">
German "Magdeburg" - Winner <text:span text:style-name="T4">
 Handball </text:span>
 Lijichampions</text:a>
Member States of the World Cup 2023 from handball:</text:p>
      <text:p text:style-name="P4">
Basket 1: Norway, Denmark, Montenegro, France, the Netherlands, Sweden, Brazil, Germany.</text:p>
      <text:p text:style-name="P4">
Basket 2: Slovenia, Spain, Croatia, Republic of Korea, Hungary, Romania, Poland, Czech Republic.</text:p>
      <text:p text:style-name="P4">
Basket 3: Serbia, Japan, Ukraine, Argentina, Greenland, Angola, China, Cameroon.</text:p>
      <text:p text:style-name="P4">
Basket 4: Congo, Senegal, Paraguay, Iran, Kazakhstan, Chile, Austria, Iceland.</text:p>
      <text:p text:style-name="P4">
Photo: handball.net.ua</text:p>
      <text:p text:style-name="P4">
News Source: <text:a xlink:type="simple" xlink:href="https://www.ukrinform.ua/rubric-sports/3730926-viznacilisa-usi-krainiucasnici-zinocogo-cempionatu-svitu-z-gandbolu.html" text:style-name="Internet_20_link" text:visited-style-name="Visited_20_Internet_20_Link">
https://www.ukrinform.ua/rubric-sports/3730926-viznacilisa-usi-krainiucasnici-zinocogo-cempionatu-svitu-z-gandbolu.html</text:a>
</text:p>
      <!--NEWS-->
      <text:h text:style-name="P10" text:outline-level="1">
<text:span text:style-name="T4">
Crimean Muslims are held in prison for a long time in prison</text:span>
</text:h>
      <text:p text:style-name="P4">
Authors: Ukrinform (Person)</text:p>
      <text:p text:style-name="P4">
Publisher: Укринформ (Organization)</text:p>
      <text:p text:style-name="P4">
Published Time: 2023-07-03T17:38:02+03:00</text:p>
      <text:p text:style-name="P4">
Modified Time: 2023-07-03T17:38:02+03:00</text:p>
      <text:p text:style-name="P4">
Description: The persons involved in the Crimean Muslims of Arsen Abhairov, Rustem Emiruseinov and Skender Abdulganiev are held in Russian prison longer than the term established by the court. - Ukrinform.</text:p>
      <text:p text:style-name="P4">
Images: ['<text:a xlink:type="simple" xlink:href="https://static.ukrinform.com/photos/2023_07/thumb_files/630_360_1688394753-548.jpg" text:style-name="Internet_20_link" text:visited-style-name="Visited_20_Internet_20_Link">
630_360_16883...</text:a>
']</text:p>
      <text:p text:style-name="P4">
Tags: ['Кримські татари', "Політв'язні Кремля", 'Справа Хізб ут-Тахрір']</text:p>
      <text:p text:style-name="P4">
Type: Article</text:p>
      <!--METADATA-->
      <text:p text:style-name="P4">
<draw:frame draw:style-name="fr1" draw:name="Image115" text:anchor-type="as-char" svg:width="6.9236in" svg:height="3.956343in" draw:z-index="0">
<draw:image xlink:href="../Images/yкринформ/2023-07-03T17-38-02-03-00/630_360_1688394753-548.jpg" xlink:type="simple" xlink:show="embed" xlink:actuate="onLoad" draw:mime-type="image/jpeg"/>
</draw:frame>
Arsen Abhairov, Rustem Emirusian Teskender Abdulganiev, are held in Russian prison longer than established judgments in the Russian prison.</text:p>
      <text:p text:style-name="P4">
The corresponding explanation was approved by the Southern District Military Court of Rostov-on-Don(Russia), reports Ukrinform with reference to a public association <text:a xlink:type="simple" xlink:href="https://crimean-solidarity.org/news/2023/07/03/polituznikov-krasnogvardejskoj-gruppy-nezakonno-uderzhivayut-v-samyx-strogix-usloviyax-zaklyucheniya--2661" text:style-name="Internet_20_link" text:visited-style-name="Visited_20_Internet_20_Link">
"Crimean Solidarity"</text:a>
 <text:a xlink:type="simple" xlink:href="https://crimean-solidarity.org/news/2023/07/03/polituznikov-krasnogvardejskoj-gruppy-nezakonno-uderzhivayut-v-samyx-strogix-usloviyax-zaklyucheniya--2661" text:style-name="Internet_20_link" text:visited-style-name="Visited_20_Internet_20_Link">
 . </text:a>
"Crimean Tatars from the" Krasnogvardi Group "<text:a xlink:type="simple" xlink:href="https://www.ukrinform.ua/tag-sprava-hizb-uttahrir" text:style-name="Internet_20_link" text:visited-style-name="Visited_20_Internet_20_Link">
" Hizb Ut-Tahrir "</text:a>
Arsen Abhairov, Rustemyruseynov and Skender Abdulganiev are kept in prison - in the most severely - longer established by the court. Half a year ago, they had to be translated into a strict regime, "the post reads.</text:p>
      <text:p text:style-name="P4">
It is noted that during the court hearing they considered the petition of Political prisoner about whether the stay in the pre -trial detention center was counted. They were then transferred to correctional colonies.</text:p>
      <text:p text:style-name="P4">
<text:span text:style-name="T4">
 Read also: </text:span>
 <text:a xlink:type="simple" xlink:href="https://www.ukrinform.ua/rubric-crimea/3729134-u-rosii-prooperuvali-krimskogo-politvazna-emiruseina-kuku.html" text:style-name="Internet_20_link" text:visited-style-name="Visited_20_Internet_20_Link">
in Russia operated on the Crimean political prisoner Emir-Useyakuk</text:a>
It is reported that the prison administration, where Abhairov is held, believes that the Crimean Tatars should be kept in prisons for two years, without taking into account their stay in the pre -trial detention center.</text:p>
      <text:p text:style-name="P4">
The Crimean Solidarity emphasized that prison is the most severe mirapography in the Russian penitentiary system. Yes, the prisoners are constantly overwhelming in the chamber, limited to movement. Sports, training, prison work are forbidden.</text:p>
      <text:p text:style-name="P4">
As it was reported, the participants of the Krasnogvardi Group were detained in February 2019. They were accused of involvement in the activities of the Islamic Political Party "Hizb Ut-Tahrir".</text:p>
      <text:p text:style-name="P4">
<text:span text:style-name="T4">
 Read also: </text:span>
 [in Crimea continued the arrest of five defendants of the case of the "second Ghankoy group"]](https://www.ukrinform.ua/rubric-crimea/3725198-u-krimu-prodovzili-arest-patom-figurantam-spravi-drugoi-dzankojskoi-grupi.html)</text:p>
      <text:p text:style-name="P4">
Photo: Crimean Solidarity</text:p>
      <text:p text:style-name="P4">
News Source: <text:a xlink:type="simple" xlink:href="https://www.ukrinform.ua/rubric-crimea/3730930-figurantiv-spravi-krimskih-musulman-utrimuut-u-vaznici-dovse-za-vstanovlenij-termin.html" text:style-name="Internet_20_link" text:visited-style-name="Visited_20_Internet_20_Link">
https://www.ukrinform.ua/rubric-crimea/3730930-figurantiv-spravi-krimskih-musulman-utrimuut-u-vaznici-dovse-za-vstanovlenij-termin.html</text:a>
</text:p>
      <!--NEWS-->
      <text:h text:style-name="P10" text:outline-level="1">
<text:span text:style-name="T4">
“Rosatom” finally ceased operations in the Czech Republic</text:span>
</text:h>
      <text:p text:style-name="P4">
Authors: Ukrinform (Person)</text:p>
      <text:p text:style-name="P4">
Publisher: Укринформ (Organization)</text:p>
      <text:p text:style-name="P4">
Published Time: 2023-07-03T17:42:00+03:00</text:p>
      <text:p text:style-name="P4">
Modified Time: 2023-07-03T17:42:00+03:00</text:p>
      <text:p text:style-name="P4">
Description: The Russian State corporation "Rosatom" more than a year after the start of a full -scale invasion of the Russian Federation into Ukraine finally ceased operations in the Czech Republic. - Ukrinform.</text:p>
      <text:p text:style-name="P4">
Images: ['<text:a xlink:type="simple" xlink:href="https://static.ukrinform.com/photos/2023_06/thumb_files/630_360_1686734431-679.jpg" text:style-name="Internet_20_link" text:visited-style-name="Visited_20_Internet_20_Link">
630_360_16867...</text:a>
']</text:p>
      <text:p text:style-name="P4">
Tags: ['Чехія', 'Росатом']</text:p>
      <text:p text:style-name="P4">
Type: Article</text:p>
      <!--METADATA-->
      <text:p text:style-name="P4">
<draw:frame draw:style-name="fr1" draw:name="Image116" text:anchor-type="as-char" svg:width="6.9236in" svg:height="3.956343in" draw:z-index="0">
<draw:image xlink:href="../Images/yкринформ/2023-07-03T17-42-00-03-00/630_360_1686734431-679.jpg" xlink:type="simple" xlink:show="embed" xlink:actuate="onLoad" draw:mime-type="image/jpeg"/>
</draw:frame>
More than a year after the start of the full -scale maintenance of the Russian Federation in Ukraine, the Russian Russian Corporation has finally ceased operations in the Czech Republic.</text:p>
      <text:p text:style-name="P4">
About it reports <text:a xlink:type="simple" xlink:href="https://ruski.radio.cz/rosatom-okonchatelno-prekratil-svoyu-deyatelnost-v-chehii-8787719" text:style-name="Internet_20_link" text:visited-style-name="Visited_20_Internet_20_Link">
Radio Prague International</text:a>
, reports Ukrinform.</text:p>
      <text:p text:style-name="P4">
The local branch of the company is currently expelled from the commercial register, all its employees have been released earlier. The communication agency, which worked on Rosatom ", also stopped its activity, leaving behind debts.</text:p>
      <text:p text:style-name="P4">
Earlier <text:a xlink:type="simple" xlink:href="https://www.ukrinform.ua/tag-rosatom" text:style-name="Internet_20_link" text:visited-style-name="Visited_20_Internet_20_Link">
“Rosatom”</text:a>
He applied in the tender for the construction of a new power unit at the Czech NPP, but the Czech government excluded the Russian concern from the tender after the opening of the Rolirosi Game in the explosion of ammunition depots in Vrbetytsya.</text:p>
      <text:p text:style-name="P4">
Until now, the Czech Republic housed a plant of the Hungarian branch, which has recently functioned as a company center in Central Europe.</text:p>
      <text:p text:style-name="P4">
<text:span text:style-name="T4">
 Read also: </text:span>
 <text:a xlink:type="simple" xlink:href="https://www.ukrinform.ua/rubric-kyiv/3722710-u-kievi-vikrili-kompaniu-aka-dopomagala-rosatomu-buduvati-aes-u-riznih-krainah.html" text:style-name="Internet_20_link" text:visited-style-name="Visited_20_Internet_20_Link">
in Kiev exposed a company that helped <text:span text:style-name="T4">
 Rosatom </text:span>
 embed NPP in different countries</text:a>
As reported by Ukrinform, earlier the President of Lithuania Hitanas Nauseda called for the next package of sanctions against Russia, in which, in his opinion, <text:a xlink:type="simple" xlink:href="https://www.ukrinform.ua/rubric-polytics/3729332-u-nastupnomu-paketi-maut-buti-sankcii-proti-rosatoma-nauseda.html" text:style-name="Internet_20_link" text:visited-style-name="Visited_20_Internet_20_Link">
should include the State Corporation of the Russian Federation "Rosatom".</text:a>
</text:p>
      <text:p text:style-name="P4">
News Source: <text:a xlink:type="simple" xlink:href="https://www.ukrinform.ua/rubric-world/3730932-rosatom-ostatocno-pripiniv-dialnist-u-cehii.html" text:style-name="Internet_20_link" text:visited-style-name="Visited_20_Internet_20_Link">
https://www.ukrinform.ua/rubric-world/3730932-rosatom-ostatocno-pripiniv-dialnist-u-cehii.html</text:a>
</text:p>
      <!--NEWS-->
      <text:h text:style-name="P10" text:outline-level="1">
<text:span text:style-name="T4">
Sagittarius from Chisinau Airport was a former police officer</text:span>
</text:h>
      <text:p text:style-name="P4">
Authors: Ukrinform (Person)</text:p>
      <text:p text:style-name="P4">
Publisher: Укринформ (Organization)</text:p>
      <text:p text:style-name="P4">
Published Time: 2023-07-03T17:46:00+03:00</text:p>
      <text:p text:style-name="P4">
Modified Time: 2023-07-03T17:46:00+03:00</text:p>
      <text:p text:style-name="P4">
Description: The 43 -year -old citizen of Tajikistan Rustam Ashurov, who killed two people at the Chisinau Airport is a former police officer Tajikistan. - Ukrinform.</text:p>
      <text:p text:style-name="P4">
Images: ['<text:a xlink:type="simple" xlink:href="https://static.ukrinform.com/photos/2023_03/thumb_files/630_360_1678623774-455.jpg" text:style-name="Internet_20_link" text:visited-style-name="Visited_20_Internet_20_Link">
630_360_16786...</text:a>
']</text:p>
      <text:p text:style-name="P4">
Tags: ['Аеропорт', 'Кишинів', 'Стрілянина']</text:p>
      <text:p text:style-name="P4">
Type: Article</text:p>
      <!--METADATA-->
      <text:p text:style-name="P4">
<draw:frame draw:style-name="fr1" draw:name="Image117" text:anchor-type="as-char" svg:width="6.9236in" svg:height="3.956343in" draw:z-index="0">
<draw:image xlink:href="../Images/yкринформ/2023-07-03T17-46-00-03-00/630_360_1678623774-455.jpg" xlink:type="simple" xlink:show="embed" xlink:actuate="onLoad" draw:mime-type="image/jpeg"/>
</draw:frame>
The 43 -year -old citizen of Tajikistan Rustam Ashurov, who killed two people in the Chisinau Aeroport is a former police officer Tajikistan.</text:p>
      <text:p text:style-name="P4">
In 2013, he committed a similar crime in Tajikistan, served as a prison for it, but was released earlier than the deadline.</text:p>
      <text:p text:style-name="P4">
About it reports <text:a xlink:type="simple" xlink:href="https://newsmaker.md/rus/novosti/strelok-ubivshiy-lyudey-v-kishinevskom-aeroportu-byvshiy-politseyskiy-cherneutsanu-rasskazal-podrobnosti/" text:style-name="Internet_20_link" text:visited-style-name="Visited_20_Internet_20_Link">
News MAKER</text:a>
With reference to police leadership, reports Ukrinform.</text:p>
      <text:p text:style-name="P4">
According to the head of the General Inspectorate of the Police Viorel Cherneutsan, according to the data of the law enforcement officers, Rustam Ashurov - a former police officer Tagiikistan, who has worked for 7 years in the structures of the Ministry of Internal Affairs, but he was released in the territory of the country.</text:p>
      <text:p text:style-name="P4">
In 2013, Ashurov committed a crime in Tajikistan, but came out of prison.</text:p>
      <text:p text:style-name="P4">
Cherneutsan denied rumors that Ashurov was involved in any terrorist group.</text:p>
      <text:p text:style-name="P4">
<text:span text:style-name="T4">
 Read also: </text:span>
 <text:a xlink:type="simple" xlink:href="https://www.ukrinform.ua/rubric-world/3730570-napadnik-z-aeroportu-kisineva-buv-u-rozsuku-v-tadzikistani.html" text:style-name="Internet_20_link" text:visited-style-name="Visited_20_Internet_20_Link">
attacker from Chisinau Airport was wanted by Wadzhikistan</text:a>
The Head of the General Inspectorate of the Police also stressed that when Ashurov arrived in Domoldov, he did not appear in any wanted basis.</text:p>
      <text:p text:style-name="P4">
“This person has been tested at Istanbul Airport. Given the increased conscientiousness in Istanbul, how do you imagine that a person announced in the international search could be tested there? Moreover, if she were a member of the terrorist group? ” Cherneuzan said.</text:p>
      <text:p text:style-name="P4">
Earlier, the head of the Prosecutor General's Office Ion Muntyana stated that the shooter would not be extradited to Tajikistan.</text:p>
      <text:p text:style-name="P4">
Against the Sagittarius, the case was initiated by the murder with aggravated circumstances. It threatens punishment with the probability of life imprisonment.</text:p>
      <text:p text:style-name="P4">
<text:span text:style-name="T4">
 Read also: </text:span>
 [<text:span text:style-name="T4">
 Sagittarius </text:span>
 at Chisinau Airport was a participant(https://www.ukrinform.ua/rubric-world/3730068-strilec-u-kisinivskomu-aeroportu-buv-ucasnikom-zlocinnoi-grupi.html)It was reported that on June 30 at the Chisinau Airport a foreigner opened, killing two people and injuring one passenger. The police managed to get a shooter. He was injured. Law enforcement officers will continue to ensure safety and public order at the airport.<text:span text:style-name="T5">
Photo: News maker</text:span>
</text:p>
      <text:p text:style-name="P4">
News Source: <text:a xlink:type="simple" xlink:href="https://www.ukrinform.ua/rubric-world/3730935-strilec-z-aeroportu-kisineva-viavivsa-kolisnim-spivrobitnikom-policii.html" text:style-name="Internet_20_link" text:visited-style-name="Visited_20_Internet_20_Link">
https://www.ukrinform.ua/rubric-world/3730935-strilec-z-aeroportu-kisineva-viavivsa-kolisnim-spivrobitnikom-policii.html</text:a>
</text:p>
      <!--NEWS-->
      <text:h text:style-name="P10" text:outline-level="1">
<text:span text:style-name="T4">
Processing businesses can get grants up to $ 150 thousand under USAID program</text:span>
</text:h>
      <text:p text:style-name="P4">
Authors: Ukrinform (Person)</text:p>
      <text:p text:style-name="P4">
Publisher: Укринформ (Organization)</text:p>
      <text:p text:style-name="P4">
Published Time: 2023-07-03T17:46:46+03:00</text:p>
      <text:p text:style-name="P4">
Modified Time: 2023-07-03T17:46:46+03:00</text:p>
      <text:p text:style-name="P4">
Description: Small and medium -sized enterprises can receive grants for development of $ 75 thousand. up to $ 150 thousand - Ukrinform.</text:p>
      <text:p text:style-name="P4">
Images: ['<text:a xlink:type="simple" xlink:href="https://static.ukrinform.com/photos/2020_03/thumb_files/630_360_1584521971-464.jpg" text:style-name="Internet_20_link" text:visited-style-name="Visited_20_Internet_20_Link">
630_360_15845...</text:a>
']</text:p>
      <text:p text:style-name="P4">
Tags: ['Бізнес', 'Інвестиції', 'Мінекономіки', 'USAID', 'Грант']</text:p>
      <text:p text:style-name="P4">
Type: Article</text:p>
      <!--METADATA-->
      <text:p text:style-name="P4">
<draw:frame draw:style-name="fr1" draw:name="Image118" text:anchor-type="as-char" svg:width="6.9236in" svg:height="3.956343in" draw:z-index="0">
<draw:image xlink:href="../Images/yкринформ/2023-07-03T17-46-46-03-00/630_360_1584521971-464.jpg" xlink:type="simple" xlink:show="embed" xlink:actuate="onLoad" draw:mime-type="image/jpeg"/>
</draw:frame>
Small tassent processing companies can receive grants for development from $ 75,000. up to $ 150 thousand</text:p>
      <text:p text:style-name="P4">
According to Ukrinform, it reports <text:a xlink:type="simple" xlink:href="https://www.me.gov.ua/News/Detail" text:style-name="Internet_20_link" text:visited-style-name="Visited_20_Internet_20_Link">
the press service of the Ministry of Economy</text:a>
.</text:p>
      <text:p text:style-name="P4">
"Small and medium -sized processing companies will receive support of $ 2.5 million in initiative implemented by the program <text:a xlink:type="simple" xlink:href="https://www.ukrinform.ua/tag-usaid" text:style-name="Internet_20_link" text:visited-style-name="Visited_20_Internet_20_Link">
USAID</text:a>
The competitive economy of Ukraine will be given about 25 grants from $ 75,000 to $ 150,000. The grant program will be provided in the Grand Program.</text:p>
      <text:p text:style-name="P4">
The USAID grant provided will support SMEs in activities that contribute to the production of innovative products, modernization of production, reduction of work.</text:p>
      <text:p text:style-name="P4">
It is about creating more highly qualified jobs, increasing the efficiency of use of other resources, importing on the Ukrainian Market and/or export of Ukrainian products to fill the niches, which previously took Russian and Belarusian products, localization of production of goods required for reconstruction.</text:p>
      <text:p text:style-name="P4">
<text:span text:style-name="T4">
 Read also: </text:span>
 <text:a xlink:type="simple" xlink:href="https://www.ukrinform.ua/rubric-economy/3722897-ukrainski-pidpriemci-mozut-otrimati-granti-do-150-tisac-za-programou-usaid-minekonomiki.html" text:style-name="Internet_20_link" text:visited-style-name="Visited_20_Internet_20_Link">
<text:span text:style-name="T4">
 Ukrainian </text:span>
 <text:span text:style-name="T4">
 Entrepreneurs </text:span>
 <text:span text:style-name="T4">
 can </text:span>
 <text:span text:style-name="T4">
 get </text:span>
<text:span text:style-name="T5">
 grants </text:span>
<text:span text:style-name="T5">
 up to $ </text:span>
<text:span text:style-name="T5">
 150 </text:span>
<text:span text:style-name="T5">
 </text:span>
<text:span text:style-name="T5">
 </text:span>
<text:span text:style-name="T5">
 thousand </text:span>
<text:span text:style-name="T5">
 by </text:span>
<text:span text:style-name="T5">
 program </text:span>
<text:span text:style-name="T5">
 </text:span>
<text:span text:style-name="T4">
 USAID </text:span>
 -<text:span text:style-name="T4">
 Ministry of Economy </text:span>
</text:a>
“The development of the domestic processing industry is one of the priority tasks for the other government. We invest in this direction, in particular, through the government -programs "Ebota", because our goal is to produce and export more finished products with a greater amount of value added, ”said the First Viceremier -Minister of Ukraine - Minister of Economy Yulia Sviridenko.</text:p>
      <text:p text:style-name="P4">
Acceptance of grants will start from July 3, 2023 and will last until December 15, 2023(including)But it will take place in stages with several negatives: August 15, October 15, December 15, 2023.</text:p>
      <text:p text:style-name="P4">
As reported by Ukrinform, the United States Agency for International Development(USAID)<text:a xlink:type="simple" xlink:href="https://www.ukrinform.ua/rubric-society/3720239-usaid-nadast-225-miljona-dopomogi-postrazdalim-vid-pidrivu-kahovskoi-ges-gospodarstvam.html" text:style-name="Internet_20_link" text:visited-style-name="Visited_20_Internet_20_Link">
will provide 22.5 million hryvnias</text:a>
victims of Kakhovsky Hesongs.</text:p>
      <text:p text:style-name="P4">
News Source: <text:a xlink:type="simple" xlink:href="https://www.ukrinform.ua/rubric-economy/3730934-pererobni-pidpriemstva-mozut-otrimati-granti-do-150-tisac-za-programou-usaid.html" text:style-name="Internet_20_link" text:visited-style-name="Visited_20_Internet_20_Link">
https://www.ukrinform.ua/rubric-economy/3730934-pererobni-pidpriemstva-mozut-otrimati-granti-do-150-tisac-za-programou-usaid.html</text:a>
</text:p>
      <!--NEWS-->
      <text:h text:style-name="P10" text:outline-level="1">
<text:span text:style-name="T4">
Fitch has improved the rating of Savings Bank's stability</text:span>
</text:h>
      <text:p text:style-name="P4">
Authors: Ukrinform (Person)</text:p>
      <text:p text:style-name="P4">
Publisher: Укринформ (Organization)</text:p>
      <text:p text:style-name="P4">
Published Time: 2023-07-03T17:52:00+03:00</text:p>
      <text:p text:style-name="P4">
Modified Time: 2023-07-03T17:52:00+03:00</text:p>
      <text:p text:style-name="P4">
Description: The Fitch International Rating Agency has increased the Savings Bank's stability rating from SS to SSS- level. - Ukrinform.</text:p>
      <text:p text:style-name="P4">
Images: ['<text:a xlink:type="simple" xlink:href="https://static.ukrinform.com/photos/2016_01/thumb_files/630_360_1452866137-1324.jpg" text:style-name="Internet_20_link" text:visited-style-name="Visited_20_Internet_20_Link">
630_360_14528...</text:a>
']</text:p>
      <text:p text:style-name="P4">
Tags: ['Fitch', 'Ощадбанк', 'Рейтинг']</text:p>
      <text:p text:style-name="P4">
Type: Article</text:p>
      <!--METADATA-->
      <text:p text:style-name="P4">
<draw:frame draw:style-name="fr1" draw:name="Image119" text:anchor-type="as-char" svg:width="6.9236in" svg:height="3.956343in" draw:z-index="0">
<draw:image xlink:href="../Images/yкринформ/2023-07-03T17-52-00-03-00/630_360_1452866137-1324.jpg" xlink:type="simple" xlink:show="embed" xlink:actuate="onLoad" draw:mime-type="image/jpeg"/>
</draw:frame>
The Fitch International Rating Agency has increased the ranking of Savings Bank's stability of SS to the level of SSS-.</text:p>
      <text:p text:style-name="P4">
According to Ukrinform, it reports <text:a xlink:type="simple" xlink:href="https://www.oschadbank.ua/news/popri-povnomasstabnu-vijnu-agentstvo-fitch-pokrasilo-rejting-stijkosti-osadbanku" text:style-name="Internet_20_link" text:visited-style-name="Visited_20_Internet_20_Link">
Savings Bank's press service.</text:a>
"As a result of the Oschad ratings, Fitch Ratings have increased the stability of the bank from the level of" SS "to the level of" CCS- ", - the testimony said.</text:p>
      <text:p text:style-name="P4">
It is noted that such a decision was made in view of the higher quality of assets and better profitability and profitability than expected agency.</text:p>
      <text:p text:style-name="P4">
The decline has undergone a "shareholder's support", which reflects the agency concerns about the likelihood of precaution of the bank in the event of a significant lack of capital in war and calculation for regulatory weakening.</text:p>
      <text:p text:style-name="P4">
However, as the bank states, now <text:a xlink:type="simple" xlink:href="https://www.ukrinform.ua/tag-osadbank" text:style-name="Internet_20_link" text:visited-style-name="Visited_20_Internet_20_Link">
Savings Bank</text:a>
Well capitalized: the adequacy of its regulatory capital as on June 1, 2023 is 13.71% with the NBU standard 10%.</text:p>
      <text:p text:style-name="P4">
<text:span text:style-name="T4">
 Read also: </text:span>
 <text:a xlink:type="simple" xlink:href="https://www.ukrinform.ua/rubric-economy/3715490-osadbank-prodovziv-diu-kartok-do-kinca-lita.html" text:style-name="Internet_20_link" text:visited-style-name="Visited_20_Internet_20_Link">
<text:span text:style-name="T4">
 Sberbank </text:span>
 continued the cards by the end of the summer</text:a>
“The results of the revision of the rating confirm that Savings Bank gradually brought to work in a full -scale war. Savings did not cease to serve Ukrainians, which improved the loyalty of clients who have increased during the Great War, ” - said the chairman of the board of Oschadbanksergiy Naumov.</text:p>
      <text:p text:style-name="P4">
As reported, the International Fitch rating agency has confirmed <text:a xlink:type="simple" xlink:href="https://www.ukrinform.ua/rubric-economy/3552789-agentstvo-fitch-pidvisilo-kreditnij-rejting-ukraini-v-inozemnij-valuti.html" text:style-name="Internet_20_link" text:visited-style-name="Visited_20_Internet_20_Link">
the long -term rating of the Issuer's default(Rear)Ukraine in foreign currency on a par. </text:a>
</text:p>
      <text:p text:style-name="P4">
News Source: <text:a xlink:type="simple" xlink:href="https://www.ukrinform.ua/rubric-economy/3730936-fitch-pokrasilo-rejting-stijkosti-osadbanku.html" text:style-name="Internet_20_link" text:visited-style-name="Visited_20_Internet_20_Link">
https://www.ukrinform.ua/rubric-economy/3730936-fitch-pokrasilo-rejting-stijkosti-osadbanku.html</text:a>
</text:p>
      <!--NEWS-->
      <text:h text:style-name="P10" text:outline-level="1">
<text:span text:style-name="T4">
Alekseev's deputy was chosen by a preventive measure - 60 days in custody</text:span>
</text:h>
      <text:p text:style-name="P4">
Authors: Ukrinform (Person)</text:p>
      <text:p text:style-name="P4">
Publisher: Укринформ (Organization)</text:p>
      <text:p text:style-name="P4">
Published Time: 2023-07-03T17:56:00+03:00</text:p>
      <text:p text:style-name="P4">
Modified Time: 2023-07-03T17:56:00+03:00</text:p>
      <text:p text:style-name="P4">
Description: The Lychakiv District Court of Lviv chose a preventive measure of the Verkhovna Rada deputy from the European Solidarity Party Sergei Alekseev, who is suspected of fraud - 60 days of detention. - Ukrinform.</text:p>
      <text:p text:style-name="P4">
Images: ['<text:a xlink:type="simple" xlink:href="https://static.ukrinform.com/photos/2023_07/thumb_files/630_360_1688396371-991.jpeg" text:style-name="Internet_20_link" text:visited-style-name="Visited_20_Internet_20_Link">
630_360_16883...</text:a>
']</text:p>
      <text:p text:style-name="P4">
Tags: ['Алєксєєв', 'Депутат', 'Суд']</text:p>
      <text:p text:style-name="P4">
Type: Article</text:p>
      <!--METADATA-->
      <text:p text:style-name="P4">
<draw:frame draw:style-name="fr1" draw:name="Image120" text:anchor-type="as-char" svg:width="6.9236in" svg:height="3.956343in" draw:z-index="0">
<draw:image xlink:href="../Images/yкринформ/2023-07-03T17-56-00-03-00/630_360_1688396371-991.jpeg" xlink:type="simple" xlink:show="embed" xlink:actuate="onLoad" draw:mime-type="image/jpeg"/>
</draw:frame>
The Lychakiv District Court of Lviv chose a preventive measure of the Verkhovna Rada deputy from the European Solidarity Party Sergei Alekseev, who is suspected of fraud - 60 days of detention.</text:p>
      <text:p text:style-name="P4">
This decision was announced by Judge D. Rudakov, reports from the court of court correspondentation.</text:p>
      <text:p text:style-name="P4">
An alternative to arrest is a pledge of UAH 2 million 264 thousand.</text:p>
      <text:p text:style-name="P4">
For his part, Alekseev stated that he did not have such money, his friends would look for the right amount.</text:p>
      <text:p text:style-name="P4">
</text:p>
      <text:p text:style-name="P4">
At the same time, Alekseev's one -party from "European Solidarity" state that, in their opinion, the court's decision was deliberately delayed until 18.00, so that it is not possible to make payment today.</text:p>
      <text:p text:style-name="P4">
<text:span text:style-name="T4">
 Read also: </text:span>
 <text:a xlink:type="simple" xlink:href="https://www.ukrinform.ua/rubric-polytics/3729823-alekseev-maskuvavsa-i-boavsa-prosluhovuvanna-prokuror-rozpoviv-ak-zbirali-dokazi-proti-deputata.html" text:style-name="Internet_20_link" text:visited-style-name="Visited_20_Internet_20_Link">
<text:span text:style-name="T4">
 Alekseev </text:span>
 masked and afraid of listening -prosecutor told how the evidence was collected against the deputy</text:a>
As reported by Ukrinform, prosecutors were sought to elect a pre -trial detention measure with a pledge alternative to 10 million UAH.</text:p>
      <text:p text:style-name="P4">
The Prosecutor General's office informed Alekseev of suspicion under Part 4 of Art. 190(fraud)Criminal Code of Ukraine. He can threaten 5 to 12 years of confiscation of property.</text:p>
      <text:p text:style-name="P4">
According to the investigation, the deputy took possession of the money of the citizen. It is $ 50,000.(1.8 million UAH). Він нібито обіцяв іноземцюсприяти в уникненні екстрадиції, для цього «гарантував» використати власнізв’язки в суді. Правоохоронці зафіксували, як <text:a xlink:type="simple" xlink:href="https://www.ukrinform.ua/tag-sergij-alekseev" text:style-name="Internet_20_link" text:visited-style-name="Visited_20_Internet_20_Link">
 Алєксєєв</text:a>
received $ 30 thousand. And the predental, as noted in OGP, he received another $ 20,000.</text:p>
      <text:p text:style-name="P4">
The European Solidarity has declared political pressure, and Samalekseev declared political persecution in the Verkhovna Rada hall. He argues that there was no bribe, and this money is a payment for lawyer's services.</text:p>
      <text:p text:style-name="P4">
<text:span text:style-name="T4">
 Read also: </text:span>
 <text:a xlink:type="simple" xlink:href="https://www.ukrinform.ua/rubric-polytics/3729797-u-spravi-alekseeva-nemae-insih-figurantiv-ofis-genprokurora.html" text:style-name="Internet_20_link" text:visited-style-name="Visited_20_Internet_20_Link">
in the case <text:span text:style-name="T4">
 Alekseev </text:span>
 And there are no other persons involved - office prosecutor</text:a>
Sergiy Alekseev - Honored Lawyer of Ukraine, previously worked at Energobank, also headed the legal department at Kyivenergo. In 2005 he was a legal adviser to the Minister of Fuel and Energy, as well as the assistant Lyudmila Kirichenko, deputy from the Party of Regions.</text:p>
      <text:p text:style-name="P4">
In 2014, he was elected chairman of the Kirovograd Regional Organization of the UDAR Party. Since 2014, Alekseev worked in the Council Deputy Chairman of the Committee of Inquiries of Legal Policy and Justice, and when he chose for the second time, from the European Solidarity Party, he became the chairman of the subcommittee of the rule of law.</text:p>
      <text:p text:style-name="P4">
Alekseev is also a deputy member of a permanent delegation in the OSCE Parliamentary Abstine.</text:p>
      <text:p text:style-name="P4">
News Source: <text:a xlink:type="simple" xlink:href="https://www.ukrinform.ua/rubric-society/3730940-deputatu-alekseevu-obrali-zapobiznij-zahid-60-dib-pid-vartou.html" text:style-name="Internet_20_link" text:visited-style-name="Visited_20_Internet_20_Link">
https://www.ukrinform.ua/rubric-society/3730940-deputatu-alekseevu-obrali-zapobiznij-zahid-60-dib-pid-vartou.html</text:a>
</text:p>
      <!--NEWS-->
      <text:h text:style-name="P10" text:outline-level="1">
<text:span text:style-name="T4">
Anna Malyar: Last week Ukraine managed to release over 37 square kilometers of territory</text:span>
</text:h>
      <text:p text:style-name="P4">
Author: ['АРМІЯINFORM']</text:p>
      <text:p text:style-name="P4">
Time: 2023-07-03T18:00:00-04:00</text:p>
      <text:p text:style-name="P4">
Description: For Past Mastyls of Tizhenya, the 37 squares of the Kilometer, the war with Ukraine 2022, the war with Ukraine today, the war with Ukraine 2022, will be the latest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nastup.jpg" text:style-name="Internet_20_link" text:visited-style-name="Visited_20_Internet_20_Link">
nastup.jpg</text:a>
']</text:p>
      <text:p text:style-name="P4">
Tags: ['ГАННА МАЛЯР', 'ЗВІЛЬНЕНІ ТЕРИТОРІЇ', 'ПІВДЕНЬ УКРАЇНИ', 'СИТУАЦІЯ НА ФРОНТІ', 'СХІД УКРАЇНИ']</text:p>
      <text:p text:style-name="P4">
Category: News</text:p>
      <!--METADATA-->
      <text:p text:style-name="P4">
<draw:frame draw:style-name="fr1" draw:name="Image122" text:anchor-type="as-char" svg:width="6.9236in" svg:height="3.894525in" draw:z-index="0">
<draw:image xlink:href="../Images/AРМІЯINFORM/2023-07-03T18-00-00-04-00/nastup.jpg" xlink:type="simple" xlink:show="embed" xlink:actuate="onLoad" draw:mime-type="image/jpeg"/>
</draw:frame>
Last week, Ukraine managed to win over <text:span text:style-name="T4">
 37 square kilometer. km. </text:span>
 The half -day direction of the Armed Forces servicemen managed to increase the liberty <text:span text:style-name="T4">
 by 28.4 square meters. km </text:span>
. Generally liberated area in the south is <text:span text:style-name="T4">
 158.4 square kilometers. </text:span>
</text:p>
      <text:p text:style-name="P4">
About it <text:a xlink:type="simple" xlink:href="https://t.me/annamaliar/899" text:style-name="Internet_20_link" text:visited-style-name="Visited_20_Internet_20_Link">
reported</text:a>
Deputy Minister of Defense of Ukraine Anna Malyar.</text:p>
      <text:p text:style-name="P4">
“In the East, both offensive and defensive actions continue. We are moving the Nabakhmut direction, and the enemy continues the offensive on Lyman, Avdiiv and Mariinsky directions. The enemy tries to displace our Ourian out of positions, but gets a decent repel. Weighing fights are ongoing now, ”Anna Malyar said.</text:p>
      <text:p text:style-name="P4">
"In the south, the forces of Ukraine continue to conduct an offensive operation of the tare and Berdyansk directions, namely: the offensive actions of Nanapryamki Novodarivka, Priutne, Novodanilovka, Robne, Novosilka, Staromayorsk," - said the Deputy Head of Ukrainian Defense.</text:p>
      <text:p text:style-name="P4">
News Source: <text:a xlink:type="simple" xlink:href="https://armyinform.com.ua/2023/07/03/ganna-malyar-za-mynulyj-tyzhden-ukrayini-vdalosya-zvilnyty-ponad-37-kvadratnyh-kilometriv-terytoriyi/" text:style-name="Internet_20_link" text:visited-style-name="Visited_20_Internet_20_Link">
https://armyinform.com.ua/2023/07/03/ganna-malyar-za-mynulyj-tyzhden-ukrayini-vdalosya-zvilnyty-ponad-37-kvadratnyh-kilometriv-terytoriyi/</text:a>
</text:p>
      <!--NEWS-->
      <text:h text:style-name="P10" text:outline-level="1">
<text:span text:style-name="T4">
In Kiev, a memorial sign of dead sailors was opened</text:span>
</text:h>
      <text:p text:style-name="P4">
Authors: Ukrinform (Person)</text:p>
      <text:p text:style-name="P4">
Publisher: Укринформ (Organization)</text:p>
      <text:p text:style-name="P4">
Published Time: 2023-07-03T18:02:00+03:00</text:p>
      <text:p text:style-name="P4">
Modified Time: 2023-07-03T18:02:00+03:00</text:p>
      <text:p text:style-name="P4">
Description: In the capital, a commemorative sign was opened in the area of the seafarers in honor of the fallen warriors of the Navy of the Armed Forces of Ukraine in the war with the Russian aggressor. - Ukrinform.</text:p>
      <text:p text:style-name="P4">
Images: ['<text:a xlink:type="simple" xlink:href="https://static.ukrinform.com/photos/2023_07/thumb_files/630_360_1688396765-4000 (1).jpeg" text:style-name="Internet_20_link" text:visited-style-name="Visited_20_Internet_20_Link">
630_360_16883...</text:a>
']</text:p>
      <text:p text:style-name="P4">
Tags: ["Пам'ятник", 'ВМС України', 'Київ', 'Війна з Росією']</text:p>
      <text:p text:style-name="P4">
Type: Article</text:p>
      <!--METADATA-->
      <text:p text:style-name="P4">
Uztolytsya on the territory of the seafarers Park opened a memorial sign of the merciful warriors of the Navy of the Armed Forces of Ukraine in the war of the Ridvo Aggressor.</text:p>
      <text:p text:style-name="P4">
According to Ukrinform, the Navy of Ukraine reports on <text:a xlink:type="simple" xlink:href="https://www.facebook.com/navy.mil.gov.ua/posts/pfbid036RGL11RzSPYaKC8TLsfr5WaXgvuRPru1QQK39SEyNpoxZxoSbwkVLPU9gRdsuLcUl" text:style-name="Internet_20_link" text:visited-style-name="Visited_20_Internet_20_Link">
Facebook.</text:a>
The event was attended by the Commander of the Navy of the Armed Forces Alexei Shepap, the River Fleet Command, as well as public figures and volunteers.</text:p>
      <text:p text:style-name="P4">
“Today, in the capital of our country, we have opened <text:a xlink:type="simple" xlink:href="https://www.ukrinform.ua/tag-pamatnik" text:style-name="Internet_20_link" text:visited-style-name="Visited_20_Internet_20_Link">
memorial sign</text:a>
The dead in this difficult war for us. This is a very significant event, because we must remember all our men who gave the most valuable - our lives. Life for freedom and independence of Ukraine, ”said the Commander of the Navy, Viceadmiral Alexei Shepap.</text:p>
      <text:p text:style-name="P4">
</text:p>
      <text:p text:style-name="P4">
<text:a xlink:type="simple" xlink:href="https://static.ukrinform.com/photos/2023_07/1688396765-4000.jpeg" text:style-name="Internet_20_link" text:visited-style-name="Visited_20_Internet_20_Link">
 </text:a>
 <text:a xlink:type="simple" xlink:href="https://static.ukrinform.com/photos/2023_07/1688396765-9064.jpeg" text:style-name="Internet_20_link" text:visited-style-name="Visited_20_Internet_20_Link">
</text:a>
 <text:a xlink:type="simple" xlink:href="https://static.ukrinform.com/photos/2023_07/1688396764-2568.jpeg" text:style-name="Internet_20_link" text:visited-style-name="Visited_20_Internet_20_Link">
</text:a>
 <text:a xlink:type="simple" xlink:href="https://static.ukrinform.com/photos/2023_07/1688396765-1011.jpeg" text:style-name="Internet_20_link" text:visited-style-name="Visited_20_Internet_20_Link">
</text:a>
 <text:a xlink:type="simple" xlink:href="https://static.ukrinform.com/photos/2023_07/1688396765-9993.jpeg" text:style-name="Internet_20_link" text:visited-style-name="Visited_20_Internet_20_Link">
</text:a>
 <text:a xlink:type="simple" xlink:href="https://static.ukrinform.com/photos/2023_07/1688396765-4000 (1).jpeg" text:style-name="Internet_20_link" text:visited-style-name="Visited_20_Internet_20_Link">
</text:a>
 <text:a xlink:type="simple" xlink:href="https://static.ukrinform.com/photos/2023_07/1688396765-3529.jpeg" text:style-name="Internet_20_link" text:visited-style-name="Visited_20_Internet_20_Link">
</text:a>
 <text:a xlink:type="simple" xlink:href="https://static.ukrinform.com/photos/2023_07/1688396765-3760.jpeg" text:style-name="Internet_20_link" text:visited-style-name="Visited_20_Internet_20_Link">
</text:a>
 <text:a xlink:type="simple" xlink:href="https://static.ukrinform.com/photos/2023_07/1688396765-4412.jpeg" text:style-name="Internet_20_link" text:visited-style-name="Visited_20_Internet_20_Link">
</text:a>
</text:p>
      <text:p text:style-name="P4">
Our holy duty is to remember and honor the heroes who gave their lives to Ukraine.</text:p>
      <text:p text:style-name="P4">
<text:span text:style-name="T4">
 Read also: </text:span>
 <text:a xlink:type="simple" xlink:href="https://www.ukrinform.ua/rubric-ato/3730629-pri-stvorenni-korpusu-morskoi-pihoti-bude-zbilsena-kilkist-brigad-neizpapa.html" text:style-name="Internet_20_link" text:visited-style-name="Visited_20_Internet_20_Link">
when creating a marine infantry building will be increased by the brigades - <text:span text:style-name="T4">
 her Zhpapa </text:span>
</text:a>
She also presented state awards, defense awards and commander -in -chief of the Armed Forces.</text:p>
      <text:p text:style-name="P4">
As reported by Ukrinform, in Ukraine on July 2 celebrated the Day of Navy of the Armed Forces. The holiday according to the Presidential Decree from 2015 is celebrated annually on the first Sunday of July.</text:p>
      <text:p text:style-name="P4">
News Source: <text:a xlink:type="simple" xlink:href="https://www.ukrinform.ua/rubric-kyiv/3730943-u-kievi-vidkrili-pamatnij-znak-zagiblim-morakam.html" text:style-name="Internet_20_link" text:visited-style-name="Visited_20_Internet_20_Link">
https://www.ukrinform.ua/rubric-kyiv/3730943-u-kievi-vidkrili-pamatnij-znak-zagiblim-morakam.html</text:a>
</text:p>
      <!--NEWS-->
      <text:h text:style-name="P10" text:outline-level="1">
<text:span text:style-name="T4">
The two -day Ukrainian cultural event "Fair.elements" took place in Amsterdam.</text:span>
</text:h>
      <text:p text:style-name="P4">
Authors: Ukrinform (Person)</text:p>
      <text:p text:style-name="P4">
Publisher: Укринформ (Organization)</text:p>
      <text:p text:style-name="P4">
Published Time: 2023-07-03T18:05:00+03:00</text:p>
      <text:p text:style-name="P4">
Modified Time: 2023-07-03T18:05:00+03:00</text:p>
      <text:p text:style-name="P4">
Description: In Amsterdam, on July 1 and 2, a two-day Ukrainian cultural event "Fair.elements" was held, which presented the works of Ukrainian and Dutch artists, clothing brands, accessories, and home products. - Ukrinform.</text:p>
      <text:p text:style-name="P4">
Images: ['<text:a xlink:type="simple" xlink:href="https://static.ukrinform.com/photos/2023_07/thumb_files/630_360_1688396236-579.jpg" text:style-name="Internet_20_link" text:visited-style-name="Visited_20_Internet_20_Link">
630_360_16883...</text:a>
', '<text:a xlink:type="simple" xlink:href="https://static.ukrinform.com/photos/2023_07/1688396501-499.jpg" text:style-name="Internet_20_link" text:visited-style-name="Visited_20_Internet_20_Link">
1688396501-49...</text:a>
', '<text:a xlink:type="simple" xlink:href="https://static.ukrinform.com/photos/2023_07/1688396520-912.jpeg" text:style-name="Internet_20_link" text:visited-style-name="Visited_20_Internet_20_Link">
1688396520-91...</text:a>
', '<text:a xlink:type="simple" xlink:href="https://static.ukrinform.com/photos/2023_07/1688396534-224.jpg" text:style-name="Internet_20_link" text:visited-style-name="Visited_20_Internet_20_Link">
1688396534-22...</text:a>
', '<text:a xlink:type="simple" xlink:href="https://static.ukrinform.com/photos/2023_07/1688396604-642.jpg" text:style-name="Internet_20_link" text:visited-style-name="Visited_20_Internet_20_Link">
1688396604-64...</text:a>
', '<text:a xlink:type="simple" xlink:href="https://static.ukrinform.com/photos/2023_07/1688402344-835.jpeg" text:style-name="Internet_20_link" text:visited-style-name="Visited_20_Internet_20_Link">
1688402344-83...</text:a>
']</text:p>
      <text:p text:style-name="P4">
Tags: ['Діаспора', 'Фестиваль', 'Культура', 'Нідерланди']</text:p>
      <text:p text:style-name="P4">
Type: Article</text:p>
      <!--METADATA-->
      <text:p text:style-name="P4">
<draw:frame draw:style-name="fr1" draw:name="Image134" text:anchor-type="as-char" svg:width="6.9236in" svg:height="3.956343in" draw:z-index="0">
<draw:image xlink:href="../Images/yкринформ/2023-07-03T18-05-00-03-00/630_360_1688396236-579.jpg" xlink:type="simple" xlink:show="embed" xlink:actuate="onLoad" draw:mime-type="image/jpeg"/>
</draw:frame>
On July 1 and 2, Vedterdam took place a two-day Ukrainian cultural event "Fair.elements", which presented the works of Ukrainian Tanverland artists, brands of clothing, accessories, and design products for home.</text:p>
      <text:p text:style-name="P4">
It is reported by Ukrinform correspondent in the Hague.</text:p>
      <text:p text:style-name="P4">
At the food, visitors could be eaten by Ukrainian flavors, which were sold in the first hours after the discovery.</text:p>
      <text:p text:style-name="P4">
The atmosphere of the event was created by Ukrainian and Dutch DJs. Documentary films about Ukraine were also presented, which aroused many emotions.</text:p>
      <text:p text:style-name="P4">
<draw:frame draw:style-name="fr1" draw:name="Image135" text:anchor-type="as-char" svg:width="6.9236in" svg:height="9.69304in" draw:z-index="0">
<draw:image xlink:href="../Images/yкринформ/2023-07-03T18-05-00-03-00/1688396501-499.jpg" xlink:type="simple" xlink:show="embed" xlink:actuate="onLoad" draw:mime-type="image/jpeg"/>
</draw:frame>
Children were entertained by games and creative workshops teachers and educators of the Ukrainian Children's School "Gerlo".</text:p>
      <text:p text:style-name="P4">
The main purpose of the event is to build a bridge between Ukrainian and Dutch cultures and create a common space for the arts and interaction of both communities.</text:p>
      <text:p text:style-name="P4">
At the end of the first day of the event, there was a panel discussion between the leaders of public thought on the topic of culture, national identity, social development and the influence of war.</text:p>
      <text:p text:style-name="P4">
<draw:frame draw:style-name="fr1" draw:name="Image136" text:anchor-type="as-char" svg:width="6.9236in" svg:height="4.615733in" draw:z-index="0">
<draw:image xlink:href="../Images/yкринформ/2023-07-03T18-05-00-03-00/1688396520-912.jpeg" xlink:type="simple" xlink:show="embed" xlink:actuate="onLoad" draw:mime-type="image/jpeg"/>
</draw:frame>
“The war is not part of Ukrainian identity. But freedom is a value that is part of Ukrainian identity. History often demonstrates that if someone wants to maintain their freedom, then at some points it is forced to go for it. There are some nations that have a war in their essence, but it is not a pro -Ukraine and Ukrainians - we have never colonized anything or the Great Wars. For most of their history, Ukrainians wanted to live a passionate state, to lead their own way of life, to have their own values and their gravity in their own hands. The wars were because someone wanted to take it all away, ”Oleksandr Tomashchuk, a member of the Board of the Board of the Ukrainian Vnierland Foundation, emphasized in the framework of the discussion.</text:p>
      <text:p text:style-name="P4">
*!(https://www.ukrinform.ua/rubric-diaspora/3730730-u-niderlandah-z-blagodijnim-koncertom-vistupiv-orkestr-vizvolenna-ukraini.html)</text:p>
      <text:p text:style-name="P4">
<draw:frame draw:style-name="fr1" draw:name="Image137" text:anchor-type="as-char" svg:width="6.9236in" svg:height="9.69304in" draw:z-index="0">
<draw:image xlink:href="../Images/yкринформ/2023-07-03T18-05-00-03-00/1688396534-224.jpg" xlink:type="simple" xlink:show="embed" xlink:actuate="onLoad" draw:mime-type="image/jpeg"/>
</draw:frame>
In its turn, the founder and director of the Lviv Municipal Art Center Liamamitsko expressed the hope that Ukrainians who, because of the war of Russia in Ukraine in Ukraine, will be voted abroad from Ukraine, which will bring the truth</text:p>
      <text:p text:style-name="P4">
“I hope those who have emigrated are experiencing this war not only as a tragedy, but they use this war as a great wave to put their boat on the boat and, visiting various events, festivals, become the voices of Ukraine, and tell the world that Russia is a terrorist state, ”Ms. Mytsko said.</text:p>
      <text:p text:style-name="P4">
According to the philosopher of the Foundation for Public Art Foundation, France HerredsUkraine must be in the EU.</text:p>
      <text:p text:style-name="P4">
<draw:frame draw:style-name="fr1" draw:name="Image138" text:anchor-type="as-char" svg:width="6.666667in" svg:height="10.0in" draw:z-index="0">
<draw:image xlink:href="../Images/yкринформ/2023-07-03T18-05-00-03-00/1688396604-642.jpg" xlink:type="simple" xlink:show="embed" xlink:actuate="onLoad" draw:mime-type="image/jpeg"/>
</draw:frame>
“The largest demonstration for the EU was a demonstration in Kyiv in the first slowly starting Euromaidan. It was the greatest demonstration for joining the EU. So how does Ukraine be in the EU? Of course. Will Ukraine in the EU? So. I think very quickly victory. Because the moral capital you receive from Europe is huge. It will be very difficult for you to refuse. This does not mean that all nations will be "behind" and will meet you with arms. No. But there will be the vast majority who want to want Ukraine in the EU, ”Hereds emphasized.</text:p>
      <text:p text:style-name="P4">
<draw:frame draw:style-name="fr1" draw:name="Image139" text:anchor-type="as-char" svg:width="6.9236in" svg:height="5.1927in" draw:z-index="0">
<draw:image xlink:href="../Images/yкринформ/2023-07-03T18-05-00-03-00/1688402344-835.jpeg" xlink:type="simple" xlink:show="embed" xlink:actuate="onLoad" draw:mime-type="image/jpeg"/>
</draw:frame>
Also at the fair with her wings in blue and yellow colors was visited by a 4-year-old-a girl who came with a poster on the day of the last meeting in Ramstein format with a poster, which was written: "Give Wings to Ukraine". Everyone could take photos with Stephanie and get amazed on the Armed Forces.</text:p>
      <text:p text:style-name="P4">
As reported by Ukrinform, in Rotterdam Ukrainian graduates who, through the war, are overwhelming in the Netherlands <text:a xlink:type="simple" xlink:href="https://www.ukrinform.ua/rubric-diaspora/3730450-u-niderlandah-ukrainski-vipuskniki-poprosalisa-zi-skolou.html" text:style-name="Internet_20_link" text:visited-style-name="Visited_20_Internet_20_Link">
noted</text:a>
Farewell to school. The last bell was heard on the Hoek Van Hollandstrand metro station, yesterday's students shared feelings and dreams of the future, and graduation waltz danced.</text:p>
      <text:p text:style-name="P4">
<text:span text:style-name="T5">
Foto: ukrainians.nl</text:span>
</text:p>
      <text:p text:style-name="P4">
News Source: <text:a xlink:type="simple" xlink:href="https://www.ukrinform.ua/rubric-diaspora/3730937-v-amsterdami-vidbuvsa-dvodennij-ukrainskij-kulturnij-zahid-fairelements.html" text:style-name="Internet_20_link" text:visited-style-name="Visited_20_Internet_20_Link">
https://www.ukrinform.ua/rubric-diaspora/3730937-v-amsterdami-vidbuvsa-dvodennij-ukrainskij-kulturnij-zahid-fairelements.html</text:a>
</text:p>
      <!--NEWS-->
      <text:h text:style-name="P10" text:outline-level="1">
<text:span text:style-name="T4">
The mayor of Riga resign</text:span>
</text:h>
      <text:p text:style-name="P4">
Authors: Ukrinform (Person)</text:p>
      <text:p text:style-name="P4">
Publisher: Укринформ (Organization)</text:p>
      <text:p text:style-name="P4">
Published Time: 2023-07-03T18:06:00+03:00</text:p>
      <text:p text:style-name="P4">
Modified Time: 2023-07-03T18:06:00+03:00</text:p>
      <text:p text:style-name="P4">
Description: The Riga Mayor Martinsh Statis resigns because of the differences in the coalition and the loss of the majority in the Riga Duma. - Ukrinform.</text:p>
      <text:p text:style-name="P4">
Images: ['<text:a xlink:type="simple" xlink:href="https://static.ukrinform.com/photos/2023_07/thumb_files/630_360_1688396345-524.jpg" text:style-name="Internet_20_link" text:visited-style-name="Visited_20_Internet_20_Link">
630_360_16883...</text:a>
']</text:p>
      <text:p text:style-name="P4">
Tags: ['Латвія', 'Мер', 'Відставка']</text:p>
      <text:p text:style-name="P4">
Type: Article</text:p>
      <!--METADATA-->
      <text:p text:style-name="P4">
<draw:frame draw:style-name="fr1" draw:name="Image140" text:anchor-type="as-char" svg:width="6.9236in" svg:height="3.956343in" draw:z-index="0">
<draw:image xlink:href="../Images/yкринформ/2023-07-03T18-06-00-03-00/630_360_1688396345-524.jpg" xlink:type="simple" xlink:show="embed" xlink:actuate="onLoad" draw:mime-type="image/jpeg"/>
</draw:frame>
Riga Martinsh, Statis, resigns because of differences in the coalition and the loss in the Riga Duma.</text:p>
      <text:p text:style-name="P4">
The question is currently resolved whether to reform the coalition in order to prevent the departure choice that could increase the representation of pro -Russian forces of consciousness, Ukrinform reports with reference to <text:a xlink:type="simple" xlink:href="https://rus.delfi.lv/news/daily/latvia/mer-rigi-martinsh-stakis-uhodit-v-otstavku-tri-vice-mera-nachali-sozdavat-novuyu-koaliciyu-za-ego-spinoj.d" text:style-name="Internet_20_link" text:visited-style-name="Visited_20_Internet_20_Link">
Delfi</text:a>
.</text:p>
      <text:p text:style-name="P4">
He reported his decision in the morning publication on social networks, and later he gave an explanation at a press conference. The acting chairman of the Riga Dumomy has been three of his deputies who represent partners in the coalition, the fatigue that they actually began to form another ruling coalition behind his back.</text:p>
      <text:p text:style-name="P4">
In turn, three deputies also held <text:a xlink:type="simple" xlink:href="https://rus.delfi.lv/news/daily/latvia/mer-rigi-inoj-a-koaliciya-ta-zhe-samaya-ot-progressivnyh-zhdut-izvinenij-kirsis-gotov-stat-merom.d" text:style-name="Internet_20_link" text:visited-style-name="Visited_20_Internet_20_Link">
press conference</text:a>
, on which the accusations of Statis were rejected and gave their version of current events.</text:p>
      <text:p text:style-name="P4">
The current coalition came to power in the fall of 2020 on the wave of criticism of Nilauskov, who headed the pro-Russian party "Saskana/Zlagoda" and was the mayor of Rigio in 2009-2019. Ruling in <text:a xlink:type="simple" xlink:href="https://www.ukrinform.ua/tag-latvia" text:style-name="Internet_20_link" text:visited-style-name="Visited_20_Internet_20_Link">
Riga</text:a>
Coalition-Block "For!"-"Progressive"(He is represented by Statis), “New unity”(Viter Vilnis Kirsis), National Association Block-"Lviv Association of Regions"(Vieseer Edwards Ratnex), “Riga code”(Linda Ozol)- recognized as a co -operation with the parties for which the pro -Russian electorate voted("Clause", "Honor to serve Riga", the Russian Union of Latvia).</text:p>
      <text:p text:style-name="P4">
Проте в партіях правлячої коаліції почали накопичуватися суперечності. Різкезагострення, котре призвело то нинішньої кризи, сталося в середині червняпісля усунення з посади в.о. директора Департаменту сполучення Ризької думиЯніса Вайводса, а також суперечок, хто має вести розслідування через можливізловживання – бюро виконавчого директора Риги чи спеціальна слідча комісія.</text:p>
      <text:p text:style-name="P4">
Станом на понеділок відомо, що Статіс йде з посади, але залишається депутатомРизької думи та говорить про готовність до ведення переговорів. Водночас "Новаєдність" заявила, що готова взяти на себе відповідальність за створення новоїкоаліції, але чекає на вибачення від партії "Прогресивні" за різкізвинувачення на адресу колег.</text:p>
      <text:p text:style-name="P4">
<text:span text:style-name="T4">
 Read also: </text:span>
 <text:a xlink:type="simple" xlink:href="https://www.ukrinform.ua/rubric-uarazom/3672652-mer-rigi-podilivsa-bacennam-sistemi-vidbudovi-infrastrukturi-ukraini-za-dopomogou-es.html" text:style-name="Internet_20_link" text:visited-style-name="Visited_20_Internet_20_Link">
A mayor of Riga shared a vision of the system of reconstruction of Ukraine with EU</text:a>
As it was reported, Martinsh Statis was elected mayor on October 2, 2020, the first meeting of the Riga Duma of the new convocation.</text:p>
      <text:p text:style-name="P4">
The current ruling coalition supports Ukraine, especially powerful after the beginning of the full -scale Russian invasion. Riga has accepted thousands of Ukrainian centers. In Ukraine, primarily in the twin city of Kiev, there were numerous cargoes, including more than 20 large modern bus transport buses, filled with humidity, electrical generators, heat-generators. The financial assistance of the Nikolaev water utility was also provided.</text:p>
      <text:p text:style-name="P4">
News Source: <text:a xlink:type="simple" xlink:href="https://www.ukrinform.ua/rubric-world/3730945-mer-rigi-podae-u-vidstavku.html" text:style-name="Internet_20_link" text:visited-style-name="Visited_20_Internet_20_Link">
https://www.ukrinform.ua/rubric-world/3730945-mer-rigi-podae-u-vidstavku.html</text:a>
</text:p>
      <!--NEWS-->
      <text:h text:style-name="P10" text:outline-level="1">
<text:span text:style-name="T4">
A lawyer explained who left the right to defer from mobilization</text:span>
</text:h>
      <text:p text:style-name="P4">
Authors: Ukrinform (Person)</text:p>
      <text:p text:style-name="P4">
Publisher: Укринформ (Organization)</text:p>
      <text:p text:style-name="P4">
Published Time: 2023-07-03T18:10:00+03:00</text:p>
      <text:p text:style-name="P4">
Modified Time: 2023-07-03T18:10:00+03:00</text:p>
      <text:p text:style-name="P4">
Description: The head of the analytical center of the NGO "Legal Hundred" Maria Zvyagintseva gave an explanation who had the right to defer from mobilization. - Ukrinform.</text:p>
      <text:p text:style-name="P4">
Images: ['<text:a xlink:type="simple" xlink:href="https://static.ukrinform.com/photos/2018_09/thumb_files/630_360_1536583121-1241.jpg" text:style-name="Internet_20_link" text:visited-style-name="Visited_20_Internet_20_Link">
630_360_15365...</text:a>
']</text:p>
      <text:p text:style-name="P4">
Tags: ['Мобілізація', 'Юрист', 'Війна з Росією']</text:p>
      <text:p text:style-name="P4">
Type: Article</text:p>
      <!--METADATA-->
      <text:p text:style-name="P4">
<draw:frame draw:style-name="fr1" draw:name="Image141" text:anchor-type="as-char" svg:width="6.9236in" svg:height="3.956343in" draw:z-index="0">
<draw:image xlink:href="../Images/yкринформ/2023-07-03T18-10-00-03-00/630_360_1536583121-1241.jpg" xlink:type="simple" xlink:show="embed" xlink:actuate="onLoad" draw:mime-type="image/jpeg"/>
</draw:frame>
The Head of the Analytical Center of the NGO "Legal Hundred" Maria Zagyntsevadytsevoda clarification, who had the right to defer from mobilization.</text:p>
      <text:p text:style-name="P4">
Zvyagintseva told this <text:a xlink:type="simple" xlink:href="https://ukr.radio/news.html" text:style-name="Internet_20_link" text:visited-style-name="Visited_20_Internet_20_Link">
Ukrainian radio</text:a>
, reports Ukrinform.</text:p>
      <text:p text:style-name="P4">
According to her, now the right to defer from mobilization will be granted not just to persons who are native persons with disabilities(ie have parents with 1, 2 groups of disability or wife who has a disability, regardless of the group).Після внесених змін відстрочка надаватиметься таким особам лише, якщо їхнірідні ― люди з інвалідністю ― не мають інших працездатних осіб, зобов’язанихутримувати рідних відповідно до закону.</text:p>
      <text:p text:style-name="P4">
<text:span text:style-name="T4">
Читайте також:</text:span>
 <text:a xlink:type="simple" xlink:href="https://www.ukrinform.ua/rubric-ato/3719189-demobilizacii-poki-ne-bude-bo-trivae-vijna-zelenskij.html" text:style-name="Internet_20_link" text:visited-style-name="Visited_20_Internet_20_Link">
 Демобілізації поки не буде, бо триває війна — Зеленський</text:a>
Zvyagintseva commented on June 28 this year, approved by the Verkhovna Rada by the Law of Amendments to Article 23 of the Law "On Mobilization Training Tamobilization". In particular, she noted that according to the law, to keep their disabled parents obliged adult able -bodied children. If, for example, a father with disabilities of group 2 has several sons, then each of them was the right to defer. Now this moment has been liquidated.</text:p>
      <text:p text:style-name="P4">
<text:span text:style-name="T4">
 Read also: </text:span>
 [Checking the military committee should not interfere(https://www.ukrinform.ua/rubric-society/3729019-perevirka-voenkomiv-ne-povinna-zavaditi-mobilizacii-minoboroni.html)“However, we cannot predict how this edition will be used, as one of the sons can live in another settlement, that is, to be officially registered and live there for a long time. As it will be realized - it will be necessary to look at changes in by -laws and clarification of the Ministry of Defense, ”the lawyer said.</text:p>
      <text:p text:style-name="P4">
As reported by Ukrinform, the First Deputy Minister of Defense of Ukraine Oleksandrpavlyuk stated that the inspection of the heads of territorial centers of completing social support <text:a xlink:type="simple" xlink:href="https://www.ukrinform.ua/rubric-society/3729019-perevirka-voenkomiv-ne-povinna-zavaditi-mobilizacii-minoboroni.html" text:style-name="Internet_20_link" text:visited-style-name="Visited_20_Internet_20_Link">
should not affect work</text:a>
of these structures and processes in Ukraine.</text:p>
      <text:p text:style-name="P4">
News Source: <text:a xlink:type="simple" xlink:href="https://www.ukrinform.ua/rubric-society/3730946-uristka-poasnila-u-kogo-zalisilosa-pravo-na-vidstrocku-vid-mobilizacii.html" text:style-name="Internet_20_link" text:visited-style-name="Visited_20_Internet_20_Link">
https://www.ukrinform.ua/rubric-society/3730946-uristka-poasnila-u-kogo-zalisilosa-pravo-na-vidstrocku-vid-mobilizacii.html</text:a>
</text:p>
      <!--NEWS-->
      <text:h text:style-name="P10" text:outline-level="1">
<text:span text:style-name="T4">
Lower Lavra Corps, which previously rented the UOC -MP, will check and seal July 4 - MKIP</text:span>
</text:h>
      <text:p text:style-name="P4">
Authors: Ukrinform (Person)</text:p>
      <text:p text:style-name="P4">
Publisher: Укринформ (Organization)</text:p>
      <text:p text:style-name="P4">
Published Time: 2023-07-03T18:11:45+03:00</text:p>
      <text:p text:style-name="P4">
Modified Time: 2023-07-03T18:11:45+03:00</text:p>
      <text:p text:style-name="P4">
Description: On July 4, the Commission of the Kyiv-Pechersk Lavra National Reserve will check and seal the released buildings of the Lower Lavra. - Ukrinform.</text:p>
      <text:p text:style-name="P4">
Images: ['<text:a xlink:type="simple" xlink:href="https://static.ukrinform.com/photos/2023_06/thumb_files/630_360_1687948163-137.jpg" text:style-name="Internet_20_link" text:visited-style-name="Visited_20_Internet_20_Link">
630_360_16879...</text:a>
']</text:p>
      <text:p text:style-name="P4">
Tags: ['УПЦ МП', 'Київська Лавра', 'МКІП ']</text:p>
      <text:p text:style-name="P4">
Type: Article</text:p>
      <!--METADATA-->
      <text:p text:style-name="P4">
<draw:frame draw:style-name="fr1" draw:name="Image142" text:anchor-type="as-char" svg:width="6.9236in" svg:height="3.956343in" draw:z-index="0">
<draw:image xlink:href="../Images/yкринформ/2023-07-03T18-11-45-03-00/630_360_1687948163-137.jpg" xlink:type="simple" xlink:show="embed" xlink:actuate="onLoad" draw:mime-type="image/jpeg"/>
</draw:frame>
On July 4, the Commission of the Kyiv-Pechersk Lavra will check the released corps of the Lower Lavra on July 4.</text:p>
      <text:p text:style-name="P4">
About it reports <text:a xlink:type="simple" xlink:href="https://mkip.gov.ua/news/9415.html" text:style-name="Internet_20_link" text:visited-style-name="Visited_20_Internet_20_Link">
press service</text:a>
Ministry of Culture and Information Policy, Ukrinform reports.</text:p>
      <text:p text:style-name="P4">
"On July 4, a check and sealing of the released buildings of the territory of the territory of Lavra will be carried out and sealing the National Reserve of the National Reserve" Kyiv -Pechersk Lavra ".</text:p>
      <text:p text:style-name="P4">
*!(https://www.ukrinform.ua/rubric-society/3730263-v-upc-mp-zaavlaut-so-im-nakazali-zvilniti-kievopecersku-lavru-do-4-lipna.html)It was reported that the National Reserve <text:a xlink:type="simple" xlink:href="https://www.ukrinform.ua/tag-kiivska-lavra" text:style-name="Internet_20_link" text:visited-style-name="Visited_20_Internet_20_Link">
"Kyiv-Pechersk Lavra"</text:a>
He announced the termination of the lease with the Ukrainian Orthodox Church of the Moscow Patriarchate from 29 March 2023, but for a long time, unknown persons closed the laurelizeshare and hindered the commencement of the property inventory of the property.</text:p>
      <text:p text:style-name="P4">
News Source: <text:a xlink:type="simple" xlink:href="https://www.ukrinform.ua/rubric-culture/3730947-korpusi-niznoi-lavri-aki-ranise-orenduvala-upc-mp-perevirat-i-opecataut-4-lipna-mkip.html" text:style-name="Internet_20_link" text:visited-style-name="Visited_20_Internet_20_Link">
https://www.ukrinform.ua/rubric-culture/3730947-korpusi-niznoi-lavri-aki-ranise-orenduvala-upc-mp-perevirat-i-opecataut-4-lipna-mkip.html</text:a>
</text:p>
      <!--NEWS-->
      <text:h text:style-name="P10" text:outline-level="1">
<text:span text:style-name="T4">
In the Kherson region, a gang was detained, which gave "volunteers" and was engaged in robbery</text:span>
</text:h>
      <text:p text:style-name="P4">
Authors: Ukrinform (Person)</text:p>
      <text:p text:style-name="P4">
Publisher: Укринформ (Organization)</text:p>
      <text:p text:style-name="P4">
Published Time: 2023-07-03T18:16:00+03:00</text:p>
      <text:p text:style-name="P4">
Modified Time: 2023-07-03T18:16:00+03:00</text:p>
      <text:p text:style-name="P4">
Description: Police of Kherson region detained an organized group that, under the guise of volunteer formation of the territorial community of Mykolayiv, committed crimes in the region. - Ukrinform.</text:p>
      <text:p text:style-name="P4">
Images: ['<text:a xlink:type="simple" xlink:href="https://static.ukrinform.com/photos/2023_07/thumb_files/630_360_1688397138-104.jpg" text:style-name="Internet_20_link" text:visited-style-name="Visited_20_Internet_20_Link">
630_360_16883...</text:a>
']</text:p>
      <text:p text:style-name="P4">
Tags: ['Херсонщина', 'Організована злочинність', 'Пограбування', 'Поліція']</text:p>
      <text:p text:style-name="P4">
Type: Article</text:p>
      <!--METADATA-->
      <text:p text:style-name="P4">
<draw:frame draw:style-name="fr1" draw:name="Image143" text:anchor-type="as-char" svg:width="6.9236in" svg:height="3.956343in" draw:z-index="0">
<draw:image xlink:href="../Images/yкринформ/2023-07-03T18-16-00-03-00/630_360_1688397138-104.jpg" xlink:type="simple" xlink:show="embed" xlink:actuate="onLoad" draw:mime-type="image/jpeg"/>
</draw:frame>
Police of Kherson region detained an organized group, which, under the guise of the voluntary formation of the territorial community of Mykolayiv, committed a crime of the territory of the region.</text:p>
      <text:p text:style-name="P4">
According to Ukrinform, it reports <text:a xlink:type="simple" xlink:href="https://www.facebook.com/khersonpolice.official/posts/pfbid0fxdJqaKkM812whw77TPCnX2yNGv68hkzhr2yT7vfXySKEuFbCHnAU4S65xMpcsEHl" text:style-name="Internet_20_link" text:visited-style-name="Visited_20_Internet_20_Link">
police of Kherson region</text:a>
.</text:p>
      <text:p text:style-name="P4">
«У Херсоні співробітники управління карного розшуку за процесуальногокерівництва Херсонської спеціалізованої прокуратури у сфері оборони присиловій підтримці підрозділу КОРД затримали 12 членів організованої групи, якіпід видом одного з добровольчих формувань територіальної громади м. Миколаєваскоювали тяжкі та особливо тяжкі злочини на території Херсонської області», -йдеться у повідомленні.</text:p>
      <text:p text:style-name="P4">
As it is noted, in May this year, a 32-year-old man was taken to the regional hospital with selling wounds from explosions. During the examination, the physician found that the wounds were caused by the blasting of two RGD grenades.</text:p>
      <text:p text:style-name="P4">
*!(https://www.ukrinform.ua/rubric-regions/3715098-u-krivomu-rozi-zatrimali-reketiriv-na-coli-z-kriminalnim-avtoritetom.html)According to the victim police, it became known that unknown people in military form held him against the will in one of the households in the village. Stanislav. The man was also intimidated, tortured and wanted to kill by throwing grenades that exploded.</text:p>
      <text:p text:style-name="P4">
According to the Deputy Chief of the Main Directorate of Police Khersonshchyna Verbitsky, in general over the disclosure of the crime and documentation of the workers of the Kherson police.</text:p>
      <text:p text:style-name="P4">
</text:p>
      <text:p text:style-name="P4">
Investigators found that in the de -industrial territory of the Kherson region suspected robbery attacks on the premises of citizens. They penetrated to residential buildings, threatened the owners with firearms and seized property.The defendants conducted 12 searches, during which 7 units of automatic weapon, 2 units of rifled, 8 grenades, 1 grenade launcher, 2 artillery shells of 30 million, 7 units of cold weapons, more than 3500 rounds of different caliber were seized. There were means of communication, equipment, draft records, documents, 2 transport facilities, which moved the members of the group, as well as stolen property of the victims.</text:p>
      <text:p text:style-name="P4">
Suspects are detained. Currently, the court has chosen precautionary measures: 6 participants of the group are placed in the conditions of the pre -trial detention center, and 6 more are under 24 -hour house arrest. Investigative actions are ongoing.</text:p>
      <text:p text:style-name="P4">
As reported by Ukrinform, the Armed Forces in the fall liberated the right -bank part of the Kherson region, including the city of Kherson. The part of the region, located on the left Berezidpipra, is temporarily captured by Russian troops.</text:p>
      <text:p text:style-name="P4">
<text:span text:style-name="T5">
Foto and video: police of Kherson region/Facebook</text:span>
</text:p>
      <text:p text:style-name="P4">
News Source: <text:a xlink:type="simple" xlink:href="https://www.ukrinform.ua/rubric-regions/3730949-na-hersonsini-zatrimali-bandu-aka-vdavala-dobrovolciv-i-zajmalas-rozboem.html" text:style-name="Internet_20_link" text:visited-style-name="Visited_20_Internet_20_Link">
https://www.ukrinform.ua/rubric-regions/3730949-na-hersonsini-zatrimali-bandu-aka-vdavala-dobrovolciv-i-zajmalas-rozboem.html</text:a>
</text:p>
      <!--NEWS-->
      <text:h text:style-name="P10" text:outline-level="1">
<text:span text:style-name="T4">
Georgia's Foreign Ministry called a Ukrainian diplomat because of sanctions against Georgian Airways</text:span>
</text:h>
      <text:p text:style-name="P4">
Authors: Ukrinform (Person)</text:p>
      <text:p text:style-name="P4">
Publisher: Укринформ (Organization)</text:p>
      <text:p text:style-name="P4">
Published Time: 2023-07-03T18:18:33+03:00</text:p>
      <text:p text:style-name="P4">
Modified Time: 2023-07-03T18:18:33+03:00</text:p>
      <text:p text:style-name="P4">
Description: On Monday, the Ministry of Foreign Affairs of Georgia has called for a temporary attorney for Ukraine Alexander Shulga in connection with the introduction of sanctions against the Georgian Airways Georgian Air carrier. - Ukrinform.</text:p>
      <text:p text:style-name="P4">
Images: ['<text:a xlink:type="simple" xlink:href="https://static.ukrinform.com/photos/2018_01/thumb_files/630_360_1516899155-8658.jpg" text:style-name="Internet_20_link" text:visited-style-name="Visited_20_Internet_20_Link">
630_360_15168...</text:a>
']</text:p>
      <text:p text:style-name="P4">
Tags: ['Авіа', 'Грузія', 'Санкції', 'Україна', 'Дипломати']</text:p>
      <text:p text:style-name="P4">
Type: Article</text:p>
      <!--METADATA-->
      <text:p text:style-name="P4">
<draw:frame draw:style-name="fr1" draw:name="Image151" text:anchor-type="as-char" svg:width="6.9236in" svg:height="3.956343in" draw:z-index="0">
<draw:image xlink:href="../Images/yкринформ/2023-07-03T18-18-33-03-00/630_360_1516899155-8658.jpg" xlink:type="simple" xlink:show="embed" xlink:actuate="onLoad" draw:mime-type="image/jpeg"/>
</draw:frame>
On Monday, the Ministry of Foreign Affairs of Georgia has called for a temporary -pronounced Alexander Shulga in connection with the introduction of agencies against the Georgian Airways Georgian Air carrier.</text:p>
      <text:p text:style-name="P4">
As Ukrinform reports, it reports <text:a xlink:type="simple" xlink:href="https://www.apsny.ge/2023/pol/1688404134.php" text:style-name="Internet_20_link" text:visited-style-name="Visited_20_Internet_20_Link">
Georgia Online</text:a>
.</text:p>
      <text:p text:style-name="P4">
"In the Ministry of Foreign Affairs <text:a xlink:type="simple" xlink:href="https://www.ukrinform.ua/tag-gruzia" text:style-name="Internet_20_link" text:visited-style-name="Visited_20_Internet_20_Link">
Georgia</text:a>
There is a meeting with a temporary attorney for Ukraine's affairs by Oleksandr Shulga, " - the message reads.</text:p>
      <text:p text:style-name="P4">
It is noted that the call of the temporary attorney to the Foreign Ministry of Georgia is related to the implementation of sanctions on Georgian Airways by the Ukrainian side.</text:p>
      <text:p text:style-name="P4">
Commenting on the sanctions imposed by Ukraine against Georgian Airways, Georgia's Ministry of Economy and Sustainable Development, Levan Davitashvili called them "political order."</text:p>
      <text:p text:style-name="P4">
<text:span text:style-name="T4">
 Read also: </text:span>
 <text:a xlink:type="simple" xlink:href="https://www.ukrinform.ua/rubric-world/3730914-saakasvili-vistupiv-u-sudi-onlajn-i-pokazav-v-akomu-vin-stani.html" text:style-name="Internet_20_link" text:visited-style-name="Visited_20_Internet_20_Link">
Saakashvili made in court online and showed in what Vasnan</text:a>
"It should be said unequivocally that it was a really politically conditioned decision, because we see that many airlines fly in Russia, and a response or decision by the Ukrainian authorities in other cases," Davitashvili said.</text:p>
      <text:p text:style-name="P4">
He also saw in this decision of the Ukrainian authorities the influence of the Georgian Opposition.</text:p>
      <text:p text:style-name="P4">
"It is sad to say that we have seen another extremely unfriendly decision by Vladyus. Such facts were in our previous cases where several citizens of the community were under the so -called sanctions of the authorities of Ukraine," the official added.</text:p>
      <text:p text:style-name="P4">
Georgia Minister of Economy and Sustainable Development has believed that Kiev's interruption does not fit into those standards of relations between the countries that are of Ukraine and Ukraine.</text:p>
      <text:p text:style-name="P4">
<text:span text:style-name="T4">
 Read also: </text:span>
 <text:a xlink:type="simple" xlink:href="https://www.ukrinform.ua/rubric-world/3728845-moldova-shvalila-vihid-kraini-z-mizparlamentskoi-asamblei-snd.html" text:style-name="Internet_20_link" text:visited-style-name="Visited_20_Internet_20_Link">
Moldova approved the country's exit from inter -parliamentary assembly <text:span text:style-name="T4">
 CIS </text:span>
</text:a>
We will remind, the President of Ukraine <text:a xlink:type="simple" xlink:href="https://www.ukrinform.ua/rubric-polytics/3730142-zelenskij-uviv-u-diu-risenna-rnbo-pro-sankcii-proti-190-fizicnih-ta-291-uridicnoi-osobi.html" text:style-name="Internet_20_link" text:visited-style-name="Visited_20_Internet_20_Link">
Volodymyr Zelenskyy entered into force</text:a>
Decisions of the National Security and Defense Council on the introduction of sanctions of more than 190 individuals and 291 legal entities, including the Georgian Airways Georgian Company, which renewed flights to the Russian Federation.The ban on air transportation from Russia to Georgia was introduced by the Decree on June 21, 2019. Russia stopped airing with Georgia on July 8, 2019 after the incident with the participation of Russian State Duma deputy Sergey Gavrilov.</text:p>
      <text:p text:style-name="P4">
News Source: <text:a xlink:type="simple" xlink:href="https://www.ukrinform.ua/rubric-polytics/3730952-do-mzs-gruzii-viklikali-ukrainskogo-diplomata-cerez-sankcii-proti-georgian-airways.html" text:style-name="Internet_20_link" text:visited-style-name="Visited_20_Internet_20_Link">
https://www.ukrinform.ua/rubric-polytics/3730952-do-mzs-gruzii-viklikali-ukrainskogo-diplomata-cerez-sankcii-proti-georgian-airways.html</text:a>
</text:p>
      <!--NEWS-->
      <text:h text:style-name="P10" text:outline-level="1">
<text:span text:style-name="T4">
Ukraine and Denmark have determined the priorities of the restoration of the Nikolaev area</text:span>
</text:h>
      <text:p text:style-name="P4">
Authors: Ukrinform (Person)</text:p>
      <text:p text:style-name="P4">
Publisher: Укринформ (Organization)</text:p>
      <text:p text:style-name="P4">
Published Time: 2023-07-03T18:22:00+03:00</text:p>
      <text:p text:style-name="P4">
Modified Time: 2023-07-03T18:22:00+03:00</text:p>
      <text:p text:style-name="P4">
Description: The Ministry of Community Development, Territories and Infrastructure, together with partners from Denmark, identified the priorities of reconstruction of the Nikolaev area and specific projects that will be implemented in the near future. - Ukrinform.</text:p>
      <text:p text:style-name="P4">
Images: ['<text:a xlink:type="simple" xlink:href="https://static.ukrinform.com/photos/2023_07/thumb_files/630_360_1688397961-263.jpg" text:style-name="Internet_20_link" text:visited-style-name="Visited_20_Internet_20_Link">
630_360_16883...</text:a>
']</text:p>
      <text:p text:style-name="P4">
Tags: ['Данія', 'Миколаївщина', 'Відбудова']</text:p>
      <text:p text:style-name="P4">
Type: Article</text:p>
      <!--METADATA-->
      <text:p text:style-name="P4">
<draw:frame draw:style-name="fr1" draw:name="Image152" text:anchor-type="as-char" svg:width="6.9236in" svg:height="3.956343in" draw:z-index="0">
<draw:image xlink:href="../Images/yкринформ/2023-07-03T18-22-00-03-00/630_360_1688397961-263.jpg" xlink:type="simple" xlink:show="embed" xlink:actuate="onLoad" draw:mime-type="image/jpeg"/>
</draw:frame>
The Ministry of Community Development, Territories and Infrastructure, together with the partners of Denmark, identified the priorities of reconstruction of the Nikolaev area and specific rates that will be implemented in the near future.</text:p>
      <text:p text:style-name="P4">
This was announced by Viceremier-Minister of Recovery-Minister of Community, Territories and Infrastructure Development Alexander Kubrakov, Ukrinform reports to the Ministry's press service on <text:a xlink:type="simple" xlink:href="https://www.facebook.com/Ministry.for.restoration/posts/pfbid0DNUHgwMLgQ1xMrJSEWTZ2LAWmPNJUzejz2nADEtswfxvS7R4QCSWV6DNBEoCwzUfl" text:style-name="Internet_20_link" text:visited-style-name="Visited_20_Internet_20_Link">
Facebook.</text:a>
“Partnership of Ukraine and Denmark in reconstruction <text:a xlink:type="simple" xlink:href="https://www.ukrinform.ua/tag-mikolaivsina" text:style-name="Internet_20_link" text:visited-style-name="Visited_20_Internet_20_Link">
Mykolaiv region</text:a>
It is one of the striking examples of the state understanding, a quick decision -making and involvement in the process. We have built a model in which both state structures and patrons can participate in the reconstruction. The priority of cooperation is the project of critical infrastructure, in particular, the heat and water supply systems. It is important to complete them before the onset of the autumn and winter period, ” - said Kubrakov.</text:p>
      <text:p text:style-name="P4">
He recalled that since the beginning of a full -scale invasion of Denmark has allocated $ 40 million. The assistance is aimed at restoring the heat supply of Nikolaev and solving critical needs in the energy sector.</text:p>
      <text:p text:style-name="P4">
<text:span text:style-name="T4">
 Read also: </text:span>
 <text:a xlink:type="simple" xlink:href="https://www.ukrinform.ua/rubric-economy/3715002-dania-stvorila-investicijnij-fond-dla-ukraini-na-133-miljoni.html" text:style-name="Internet_20_link" text:visited-style-name="Visited_20_Internet_20_Link">
<text:span text:style-name="T4">
 Denmark </text:span>
 Created an Investment Fund for Ukraine for $ 133 Millions</text:a>
The partners also handed over two parties of construction equipment in the amount of 37 and 50 units.</text:p>
      <text:p text:style-name="P4">
To overcome the consequences of Kakhovskaya hydroelectric power station, Denmark has already transferred two pumping power, 35 tents, three boats with a thaenator transport raft.</text:p>
      <text:p text:style-name="P4">
Due to the UN Office for Project Service(Unops)Also, 5 tankers were sent to collect and transport water from flooded areas, as well as a number of generators with a total value of almost $ 1 million.</text:p>
      <text:p text:style-name="P4">
<text:span text:style-name="T4">
 Read also: </text:span>
 <text:a xlink:type="simple" xlink:href="https://www.ukrinform.ua/rubric-vidbudova/3698380-dania-nadala-dopomogu-ponad-20-miljoniv-dla-vidbudovi-mikolaivsini-kim.html" text:style-name="Internet_20_link" text:visited-style-name="Visited_20_Internet_20_Link">
<text:span text:style-name="T4">
 Denmark </text:span>
 <text:span text:style-name="T4">
 </text:span>
 provided <text:span text:style-name="T4">
 </text:span>
 assistance <text:span text:style-name="T4">
 </text:span>
 <text:span text:style-name="T4">
 over </text:span>
 € 20 <text:span text:style-name="T4">
 millions </text:span>
 <text:span text:style-name="T4">
 </text:span>
 <text:span text:style-name="T4">
 </text:span>
 <text:span text:style-name="T4">
 </text:span>
 Reconstruction <text:span text:style-name="T4">
<text:span text:style-name="T5">
 </text:span>
* </text:span>
 <text:span text:style-name="T4">
 - </text:span>
 Kim **</text:a>
</text:p>
      <text:p text:style-name="P4">
Photo: Ministry of Community Development, Territories and Infrastructure of Ukraine</text:p>
      <text:p text:style-name="P4">
News Source: <text:a xlink:type="simple" xlink:href="https://www.ukrinform.ua/rubric-vidbudova/3730957-ukraina-i-dania-viznacili-prioriteti-vidnovlenna-mikolaivskoi-oblasti.html" text:style-name="Internet_20_link" text:visited-style-name="Visited_20_Internet_20_Link">
https://www.ukrinform.ua/rubric-vidbudova/3730957-ukraina-i-dania-viznacili-prioriteti-vidnovlenna-mikolaivskoi-oblasti.html</text:a>
</text:p>
      <!--NEWS-->
      <text:h text:style-name="P10" text:outline-level="1">
<text:span text:style-name="T4">
In Lithuania, international training forces of special operations start</text:span>
</text:h>
      <text:p text:style-name="P4">
Authors: Ukrinform (Person)</text:p>
      <text:p text:style-name="P4">
Publisher: Укринформ (Organization)</text:p>
      <text:p text:style-name="P4">
Published Time: 2023-07-03T18:25:00+03:00</text:p>
      <text:p text:style-name="P4">
Modified Time: 2023-07-03T18:25:00+03:00</text:p>
      <text:p text:style-name="P4">
Description: In the Lithuanian regions, international training forces of special operations "Strong and single-2023 / Strong &amp; United 2023" start. - Ukrinform.</text:p>
      <text:p text:style-name="P4">
Images: ['<text:a xlink:type="simple" xlink:href="https://static.ukrinform.com/photos/2023_07/thumb_files/630_360_1688397737-729.jpg" text:style-name="Internet_20_link" text:visited-style-name="Visited_20_Internet_20_Link">
630_360_16883...</text:a>
']</text:p>
      <text:p text:style-name="P4">
Tags: ['Литва', 'Військові навчання']</text:p>
      <text:p text:style-name="P4">
Type: Article</text:p>
      <!--METADATA-->
      <text:p text:style-name="P4">
<draw:frame draw:style-name="fr1" draw:name="Image153" text:anchor-type="as-char" svg:width="6.9236in" svg:height="3.956343in" draw:z-index="0">
<draw:image xlink:href="../Images/yкринформ/2023-07-03T18-25-00-03-00/630_360_1688397737-729.jpg" xlink:type="simple" xlink:show="embed" xlink:actuate="onLoad" draw:mime-type="image/jpeg"/>
</draw:frame>
International training forces of special operations "Strong Tayedini-2023 / Strong &amp; United 2023" start in the regions.</text:p>
      <text:p text:style-name="P4">
According to Ukrinform, the national [LRT broadcaster] reports it(https://www.lrt.lt/naujienos/lietuvoje/2/2027172/kariuomene-pranesa-prasideda-tarptautines-specialiuju-operaciju-pajegu-pratybos-jos-vyks-ir-miestuose)With reference to the Lithuanian Armed Forces.</text:p>
      <text:p text:style-name="P4">
International exercises of the Special Operations Forces "Strong &amp; United 2023", which will involve units of special operations of Lithuania, Poland and Germany, will be held on July 3-13.</text:p>
      <text:p text:style-name="P4">
<text:span text:style-name="T4">
 Read also: </text:span>
 <text:a xlink:type="simple" xlink:href="https://www.ukrinform.ua/rubric-ato/3730702-u-povitranih-silah-zaklikaut-miznarodnih-partneriv-priskoriti-nadanna-f16.html" text:style-name="Internet_20_link" text:visited-style-name="Visited_20_Internet_20_Link">
in the air forces call international partners the provision of F-16</text:a>
During the exercises that will take place in Klaipeda, Vilnius, Kazlu-Rudy and other Lithuania districts, there will be a response to possible threats in various situations. The training will be held in military and civilians, fighter flights and helicopters are expected.</text:p>
      <text:p text:style-name="P4">
<text:span text:style-name="T4">
 Read also: </text:span>
 <text:a xlink:type="simple" xlink:href="https://www.ukrinform.ua/rubric-ato/3729685-u-britanii-ukrainski-moraki-navcalisa-keruvati-pidvodnimi-dronami.html" text:style-name="Internet_20_link" text:visited-style-name="Visited_20_Internet_20_Link">
in Britain Ukrainian sailors learned to manage the submarine drones</text:a>
It was reported that the NATO summit in Vilnius, which will be held on July 11-12, will protect 3,000 Lithuanian servicemen and another 1,000 military countries of the Alliance.</text:p>
      <text:p text:style-name="P4">
<text:span text:style-name="T5">
Foto: lk nuotr</text:span>
</text:p>
      <text:p text:style-name="P4">
News Source: <text:a xlink:type="simple" xlink:href="https://www.ukrinform.ua/rubric-world/3730956-u-litvi-startuut-miznarodni-navcanna-sil-specoperacij.html" text:style-name="Internet_20_link" text:visited-style-name="Visited_20_Internet_20_Link">
https://www.ukrinform.ua/rubric-world/3730956-u-litvi-startuut-miznarodni-navcanna-sil-specoperacij.html</text:a>
</text:p>
      <!--NEWS-->
      <text:h text:style-name="P10" text:outline-level="1">
<text:span text:style-name="T4">
In Sumy, the number of Russian drones killed from the attack increased to two</text:span>
</text:h>
      <text:p text:style-name="P4">
Authors: Ukrinform (Person)</text:p>
      <text:p text:style-name="P4">
Publisher: Укринформ (Organization)</text:p>
      <text:p text:style-name="P4">
Published Time: 2023-07-03T18:30:00+03:00</text:p>
      <text:p text:style-name="P4">
Modified Time: 2023-07-03T18:30:00+03:00</text:p>
      <text:p text:style-name="P4">
Description: As of 18.00, the number of Russian drones in the city of Sumy increased to two. - Ukrinform.</text:p>
      <text:p text:style-name="P4">
Images: ['<text:a xlink:type="simple" xlink:href="https://static.ukrinform.com/photos/2023_07/thumb_files/630_360_1688398326-486.jpg" text:style-name="Internet_20_link" text:visited-style-name="Visited_20_Internet_20_Link">
630_360_16883...</text:a>
']</text:p>
      <text:p text:style-name="P4">
Tags: ['Суми', 'Загибель', 'Війна з Росією', 'Дрон-камікадзе']</text:p>
      <text:p text:style-name="P4">
Type: Article</text:p>
      <!--METADATA-->
      <text:p text:style-name="P4">
<draw:frame draw:style-name="fr1" draw:name="Image154" text:anchor-type="as-char" svg:width="6.9236in" svg:height="3.956343in" draw:z-index="0">
<draw:image xlink:href="../Images/yкринформ/2023-07-03T18-30-00-03-00/630_360_1688398326-486.jpg" xlink:type="simple" xlink:show="embed" xlink:actuate="onLoad" draw:mime-type="image/jpeg"/>
</draw:frame>
As of18.00, the number of Russian drones on the city's clippies increased to two.</text:p>
      <text:p text:style-name="P4">
About it in <text:a xlink:type="simple" xlink:href="https://t.me/Sumy_news_ODA/17515" text:style-name="Internet_20_link" text:visited-style-name="Visited_20_Internet_20_Link">
Telger</text:a>
Sumskaya reports, Ukrinform reports.</text:p>
      <text:p text:style-name="P4">
"The situation in Sumy as of 18.00. As a result of the Shahheda attack on Sumy 2 persons <text:a xlink:type="simple" xlink:href="https://www.ukrinform.ua/tag-zagibel" text:style-name="Internet_20_link" text:visited-style-name="Visited_20_Internet_20_Link">
killed</text:a>
And 19 wounded, " - he goes in the message.</text:p>
      <text:p text:style-name="P4">
According to the report, there are now four respects in health care facilities, two of them are "heavy" - in intensive care, two - moderate.</text:p>
      <text:p text:style-name="P4">
<text:span text:style-name="T4">
 Read also: </text:span>
 <text:a xlink:type="simple" xlink:href="https://www.ukrinform.ua/rubric-ato/3730753-u-sumah-vnaslidok-obstrilu-poskodzenij-zitlovij-budinok-zmi.html" text:style-name="Internet_20_link" text:visited-style-name="Visited_20_Internet_20_Link">
in <text:span text:style-name="T4">
 Sumy </text:span>
 Due to the shelling of damaged housing building - media</text:a>
In addition, 15 victims were provided with medical care and released to a day. Among them is a 5-year-old child.</text:p>
      <text:p text:style-name="P4">
As reported <text:a xlink:type="simple" xlink:href="https://www.ukrinform.ua/rubric-ato/3730738-u-sumah-lunaut-vibuhi-pracue-ppo.html" text:style-name="Internet_20_link" text:visited-style-name="Visited_20_Internet_20_Link">
Ukrinform</text:a>
, in the morning of July 3, the amounts of Shyahd 136 were rolled.</text:p>
      <text:p text:style-name="P4">
<text:span text:style-name="T5">
Foto: SNNS</text:span>
</text:p>
      <text:p text:style-name="P4">
News Source: <text:a xlink:type="simple" xlink:href="https://www.ukrinform.ua/rubric-ato/3730961-u-sumah-kilkist-zagiblih-vid-ataki-rosijskih-bezpilotnikiv-zrosla-do-dvoh.html" text:style-name="Internet_20_link" text:visited-style-name="Visited_20_Internet_20_Link">
https://www.ukrinform.ua/rubric-ato/3730961-u-sumah-kilkist-zagiblih-vid-ataki-rosijskih-bezpilotnikiv-zrosla-do-dvoh.html</text:a>
</text:p>
      <!--NEWS-->
      <text:h text:style-name="P10" text:outline-level="1">
<text:span text:style-name="T4">
The grandson of actor de Niro died at 19</text:span>
</text:h>
      <text:p text:style-name="P4">
Authors: Ukrinform (Person)</text:p>
      <text:p text:style-name="P4">
Publisher: Укринформ (Organization)</text:p>
      <text:p text:style-name="P4">
Published Time: 2023-07-03T18:33:39+03:00</text:p>
      <text:p text:style-name="P4">
Modified Time: 2023-07-03T18:33:39+03:00</text:p>
      <text:p text:style-name="P4">
Description: The 19 -year -old grandson of Oscar -bearing actor Robert de Niro - Leandro de Niro Rodriguez died. - Ukrinform.</text:p>
      <text:p text:style-name="P4">
Images: ['<text:a xlink:type="simple" xlink:href="https://static.ukrinform.com/photos/2023_07/thumb_files/630_360_1688398091-968.jpg" text:style-name="Internet_20_link" text:visited-style-name="Visited_20_Internet_20_Link">
630_360_16883...</text:a>
']</text:p>
      <text:p text:style-name="P4">
Tags: ['Голлівуд', 'Кіно', 'Смерть', 'Актор']</text:p>
      <text:p text:style-name="P4">
Type: Article</text:p>
      <!--METADATA-->
      <text:p text:style-name="P4">
<draw:frame draw:style-name="fr1" draw:name="Image155" text:anchor-type="as-char" svg:width="6.9236in" svg:height="3.956343in" draw:z-index="0">
<draw:image xlink:href="../Images/yкринформ/2023-07-03T18-33-39-03-00/630_360_1688398091-968.jpg" xlink:type="simple" xlink:show="embed" xlink:actuate="onLoad" draw:mime-type="image/jpeg"/>
</draw:frame>
The dead 199 -year -old grandson of Oscar -bearing actor Robert de Niro - Leandro de Nirorodriguez.</text:p>
      <text:p text:style-name="P4">
About it reports <text:a xlink:type="simple" xlink:href="https://edition.cnn.com/2023/07/03/entertainment/leandro-de-niro-rodriguez-death/index.html" text:style-name="Internet_20_link" text:visited-style-name="Visited_20_Internet_20_Link">
CNN</text:a>
With reference to the boy's mother, Ukrinform reports.</text:p>
      <text:p text:style-name="P4">
Drane de Niro actress, Robert's daughter <text:a xlink:type="simple" xlink:href="https://www.ukrinform.ua/tag-kino" text:style-name="Internet_20_link" text:visited-style-name="Visited_20_Internet_20_Link">
de Niro</text:a>
, she wrote about the loss of her son on Sunday.</text:p>
      <text:p text:style-name="P4">
"You were my joy, my heart and all that was pure and real in my life. I don't know how to live without you, but I will try to continue the love and light that you gave me to feel when I became your mom. I was so deeply loved and appreciated, and I would like to save this love only, "the actress wrote.</text:p>
      <text:p text:style-name="P4">
She marked in the post of father of her son, artist Carlos Rodriguez, known as Carlos Mare.</text:p>
      <text:p text:style-name="P4">
<text:span text:style-name="T4">
 Read also: </text:span>
 <text:a xlink:type="simple" xlink:href="https://www.ukrinform.ua/rubric-world/3729224-u-nimeccini-pomerla-svidok-ostannih-dniv-gitlera-v-bunkeri.html" text:style-name="Internet_20_link" text:visited-style-name="Visited_20_Internet_20_Link">
in Germany <text:span text:style-name="T4">
 died </text:span>
 La Witness Last Days Hitler Wbfunler</text:a>
"Rest in peace and eternal paradise, my beloved boy," de Niro added.</text:p>
      <text:p text:style-name="P4">
As reported by Ukrinform, the famous American actor Robert <text:a xlink:type="simple" xlink:href="https://www.ukrinform.ua/rubric-culture/3416481-robert-de-niro-vistupiv-u-kembridzi-na-pidtrimku-ukraini.html" text:style-name="Internet_20_link" text:visited-style-name="Visited_20_Internet_20_Link">
de Niro Uvitupi</text:a>
Before the students of the Cambridge University, he declared support for Ukraine and urged to resist the Russian aggression.</text:p>
      <text:p text:style-name="P4">
News Source: <text:a xlink:type="simple" xlink:href="https://www.ukrinform.ua/rubric-culture/3730960-onuk-aktora-de-niro-pomer-u-19-rokiv.html" text:style-name="Internet_20_link" text:visited-style-name="Visited_20_Internet_20_Link">
https://www.ukrinform.ua/rubric-culture/3730960-onuk-aktora-de-niro-pomer-u-19-rokiv.html</text:a>
</text:p>
      <!--NEWS-->
      <text:h text:style-name="P10" text:outline-level="1">
<text:span text:style-name="T4">
Russia has received a warning and invents a new plan on the ZPP - Kuleba</text:span>
</text:h>
      <text:p text:style-name="P4">
Authors: Ukrinform (Person)</text:p>
      <text:p text:style-name="P4">
Publisher: Укринформ (Organization)</text:p>
      <text:p text:style-name="P4">
Published Time: 2023-07-03T18:35:00+03:00</text:p>
      <text:p text:style-name="P4">
Modified Time: 2023-07-03T23:35:00+03:00</text:p>
      <text:p text:style-name="P4">
Description: Foreign Minister Dmytro Kuleba is convinced that Russia has received not only our partners, but also from other countries signals that its plans are inadmissible to undermine the Zaporizhzhya NPP. - Ukrinform.</text:p>
      <text:p text:style-name="P4">
Images: ['<text:a xlink:type="simple" xlink:href="https://static.ukrinform.com/photos/2022_08/thumb_files/630_360_1659957283-548.jpg" text:style-name="Internet_20_link" text:visited-style-name="Visited_20_Internet_20_Link">
630_360_16599...</text:a>
']</text:p>
      <text:p text:style-name="P4">
Tags: ['Дмитро Кулеба', 'Теракт', 'Агресія РФ', 'Запорізька АЕС', 'Війна з Росією', 'Єдині новини']</text:p>
      <text:p text:style-name="P4">
Type: Article</text:p>
      <!--METADATA-->
      <text:p text:style-name="P4">
<draw:frame draw:style-name="fr1" draw:name="Image156" text:anchor-type="as-char" svg:width="6.9236in" svg:height="3.956343in" draw:z-index="0">
<draw:image xlink:href="../Images/yкринформ/2023-07-03T18-35-00-03-00/630_360_1659957283-548.jpg" xlink:type="simple" xlink:show="embed" xlink:actuate="onLoad" draw:mime-type="image/jpeg"/>
</draw:frame>
Minister of Ukraine, Dmytro Kuleba, is convinced that Russia has received not only our partners, but also from other countries signals that its plans are inadmissible to supply the Zaporizhzhya NPP.</text:p>
      <text:p text:style-name="P4">
Kuleba said on the air of the Teleterna "One News", reports correspondentation.</text:p>
      <text:p text:style-name="P4">
"I think they have received, and not only from our traditional friends, partners, and the alleys from other countries that consider any use of a nuclear element in the conflict," the minister said.</text:p>
      <text:p text:style-name="P4">
<text:span text:style-name="T4">
 Read also: </text:span>
 <text:span text:style-name="T4">
 <text:a xlink:type="simple" xlink:href="https://www.ukrinform.ua/rubric-economy/3730927-situacia-na-zaes-zalisaetsa-vrazlivou-popri-pidklucenna-do-rezervnoi-linii-magate.html" text:style-name="Internet_20_link" text:visited-style-name="Visited_20_Internet_20_Link">
the situation on the ZPP is remains a vulnerable torque to the backup line - IAEA</text:a>
</text:span>
</text:p>
      <text:p text:style-name="P4">
According to him, the most important thing is that Ukraine has proven the world plan.</text:p>
      <text:p text:style-name="P4">
“That is, now it will be much more difficult for them to implement it. I think that they are already rewritten, invent a new plan. I am no less convinced that our intelligence will get it, and we will also bring it into the world white, ” - said Ukrainian diplomacy.</text:p>
      <text:p text:style-name="P4">
<text:span text:style-name="T4">
 Read also: </text:span>
 <text:span text:style-name="T4">
 <text:a xlink:type="simple" xlink:href="https://www.ukrinform.ua/rubric-regions/3730557-castina-pracivnikiv-rosatoma-ta-kolaborantiv-zalisila-zaes-mer-energodara.html" text:style-name="Internet_20_link" text:visited-style-name="Visited_20_Internet_20_Link">
part of the employees of "Rosatom" and collaborators Lyzlazaees - mayor of Energodar</text:a>
</text:span>
</text:p>
      <text:p text:style-name="P4">
As reported by Ukrinform, on March 4, 2022, the Russians occupied the ZPP.</text:p>
      <text:p text:style-name="P4">
On June 22, 2023, President Volodymyr Zelensky declared plans for a terrorist attack at the Zaporizhzhia NPP.</text:p>
      <text:p text:style-name="P4">
<text:span text:style-name="T4">
 Read also: </text:span>
 <text:span text:style-name="T4">
 <text:a xlink:type="simple" xlink:href="https://www.ukrinform.ua/rubric-society/3730984-u-zoni-mozlivogo-teraktu-na-zaes-bude-provoditisa-evakuacia-abo-dodatkovi-zahodi-lasko.html" text:style-name="Internet_20_link" text:visited-style-name="Visited_20_Internet_20_Link">
in the zone of a possible terrorist attack at the ZPPU will be performed vakation or additional measures - Lyashko</text:a>
</text:span>
</text:p>
      <text:p text:style-name="P4">
The Secretary of the National Security and Defense Council Alexei Danilov stated that Ukraine is preparing for any scenarios for developments around <text:span text:style-name="T4">
 <text:a xlink:type="simple" xlink:href="https://www.ukrinform.ua/tag-zaporizka-aes" text:style-name="Internet_20_link" text:visited-style-name="Visited_20_Internet_20_Link">
Zaporizhzhya NPP. </text:a>
 </text:span>
</text:p>
      <text:p text:style-name="P4">
News Source: <text:a xlink:type="simple" xlink:href="https://www.ukrinform.ua/rubric-ato/3731059-rosia-otrimala-poperedzenna-i-vigadue-novij-plan-sodo-zaes-kuleba.html" text:style-name="Internet_20_link" text:visited-style-name="Visited_20_Internet_20_Link">
https://www.ukrinform.ua/rubric-ato/3731059-rosia-otrimala-poperedzenna-i-vigadue-novij-plan-sodo-zaes-kuleba.html</text:a>
</text:p>
      <!--NEWS-->
      <text:h text:style-name="P10" text:outline-level="1">
<text:span text:style-name="T4">
In the Armed Forces stated readiness to implement initiatives in the NSDC decision to accelerate judicial reform</text:span>
</text:h>
      <text:p text:style-name="P4">
Authors: Ukrinform (Person)</text:p>
      <text:p text:style-name="P4">
Publisher: Укринформ (Organization)</text:p>
      <text:p text:style-name="P4">
Published Time: 2023-07-03T18:48:13+03:00</text:p>
      <text:p text:style-name="P4">
Modified Time: 2023-07-03T18:48:13+03:00</text:p>
      <text:p text:style-name="P4">
Description: The judges of the Supreme Court have expressed their readiness to implement the initiatives aimed at restoring the confidence set out in the NSDC decision and noted that such initiatives should be carried out in the face of compliance with the principle of independence of judges. - Ukrinform.</text:p>
      <text:p text:style-name="P4">
Images: ['<text:a xlink:type="simple" xlink:href="https://static.ukrinform.com/photos/2021_12/thumb_files/630_360_1640265534-982.png" text:style-name="Internet_20_link" text:visited-style-name="Visited_20_Internet_20_Link">
630_360_16402...</text:a>
']</text:p>
      <text:p text:style-name="P4">
Tags: ['РНБО', 'Верховний Суд', 'Судова реформа', 'Зеленський']</text:p>
      <text:p text:style-name="P4">
Type: Article</text:p>
      <!--METADATA-->
      <text:p text:style-name="P4">
<draw:frame draw:style-name="fr1" draw:name="Image157" text:anchor-type="as-char" svg:width="6.9236in" svg:height="3.956343in" draw:z-index="0">
<draw:image xlink:href="../Images/yкринформ/2023-07-03T18-48-13-03-00/630_360_1640265534-982.png" xlink:type="simple" xlink:show="embed" xlink:actuate="onLoad" draw:mime-type="image/png"/>
</draw:frame>
The judicial court expressed their readiness to implement the initiatives aimed at committing the trust set out in the NSDC decision and noted that such initiatives should be carried out in the face of compliance with the principle of independence.</text:p>
      <text:p text:style-name="P4">
According to Ukrinform, this is referred to in the statement of the Armed Forces in <text:a xlink:type="simple" xlink:href="https://www.facebook.com/supremecourt.ua/posts/pfbid024eib1vdn8YgFETjni6J3HZGqhJnwH61aibBSTym65qQrbjLxHzbAhti8qi88CwBKl" text:style-name="Internet_20_link" text:visited-style-name="Visited_20_Internet_20_Link">
Facebook</text:a>
Regarding the Decree of the President of Ukraine of June 30, 2023 No. 359/2023, which was put into effect by the NSDC Decision of June 23, 2023 “On acceleration of judicial reform and overcoming corruption in the justice system”.</text:p>
      <text:p text:style-name="P4">
"The Supreme Court supports the need to implement steps that will help to renew confidence in the justice system and accelerate European integration of Ukraine," the court said.</text:p>
      <text:p text:style-name="P4">
It is also noted that “<text:a xlink:type="simple" xlink:href="https://www.ukrinform.ua/tag-verhovnij-sud" text:style-name="Internet_20_link" text:visited-style-name="Visited_20_Internet_20_Link">
Supreme Court</text:a>
He is aware of the importance of the reasons that the NSDB's decision is caused by the head of state, and shares the need to take decisive steps to eradicate corruption from all branches and levels of state power. "</text:p>
      <text:p text:style-name="P4">
It is also indicated that the SC is open to the dialogue to develop specific steps to execute the Presidential Decree, which will meet the Religious Rights of International Standards.</text:p>
      <text:p text:style-name="P4">
<text:span text:style-name="T4">
 Read also: </text:span>
 <text:a xlink:type="simple" xlink:href="https://www.ukrinform.ua/rubric-polytics/3721129-parlament-uhvaliv-za-osnovu-zakonoproekt-pro-utocnenna-proceduri-vidboru-suddiv-ksu.html" text:style-name="Internet_20_link" text:visited-style-name="Visited_20_Internet_20_Link">
Parliament has approved as a basis the draft law on refinement of the proceedings of the selection of judges <text:span text:style-name="T4">
 CSU </text:span>
</text:a>
As reported by Ukrinform, <text:a xlink:type="simple" xlink:href="https://www.ukrinform.ua/rubric-polytics/3730024-prezident-zatverdiv-risenna-rnbo-pro-priskorenna-sudovoi-reformi.html#:~:text=%D0%92%D1%96%D0%B4%D0%BF%D0%BE%D0%B2%D1%96%D0%B4%D0%BD%D0%BE%20%D0%B4%D0%BE%20%D1%81%D1%82%D0%B0%D1%82%D1%82%D1%96%20107%20%D0%9A%D0%BE%D0%BD%D1%81%D1%82%D0%B8%D1%82%D1%83%D1%86%D1%96%D1%97,%D1%80%D1%96%D1%88%D0%B5%D0%BD%D0%BD%D1%8F%20%D0%BF%D0%BE%D0%BA%D0%BB%D0%B0%D0%B4%D0%B0%D1%94%D1%82%D1%8C%D1%81%D1%8F%20%D0%BD%D0%B0%20%D1%81%D0%B5%D0%BA%D1%80%D0%B5%D1%82%D0%B0%D1%80%D1%8F%20%D0%A0%D0%9D%D0%91%D0%9E." text:style-name="Internet_20_link" text:visited-style-name="Visited_20_Internet_20_Link">
Volodymyr Zelenskyy signed the decree</text:a>
on the introduction of decisions of the National Security and Defense Council of Ukraine "Posing judicial reform and overcoming the manifestations of corruption in the system of law."</text:p>
      <text:p text:style-name="P4">
The control over the implementation of the decision rests with the NSDC secretary.It is planned to strengthen the role of the jury institute and expand the case.</text:p>
      <text:p text:style-name="P4">
In addition, the High Council of Justice of the Supreme Court of Justice is envisaged for possible disciplinary offices or gross or systematic neglect of the duties of the judge, confirming the legality of the sources of origin of the property.</text:p>
      <text:p text:style-name="P4">
<text:span text:style-name="T4">
 Read also: </text:span>
 <text:a xlink:type="simple" xlink:href="https://www.ukrinform.ua/rubric-ato/3691045-ukraina-ta-rimskij-statut-comu-treba-ratifikuvati-cej-dogovir.html" text:style-name="Internet_20_link" text:visited-style-name="Visited_20_Internet_20_Link">
Ukraine and the Roman Statute: Why should this warrant be ratified? </text:a>
It is also the possibility of carrying out an effective and transparent qualification of judges under the best world standards of Tametics as one of the priority tasks of the High Qualifications Commission of Ukraine. It provides for the possibility of introducing a periodic psychophysiological survey of judges using a polygraph.</text:p>
      <text:p text:style-name="P4">
News Source: <text:a xlink:type="simple" xlink:href="https://www.ukrinform.ua/rubric-polytics/3730965-u-vs-zaavili-pro-gotovnist-realizuvati-iniciativi-u-risenni-rnbo-pro-priskorenna-sudovoi-reformi.html" text:style-name="Internet_20_link" text:visited-style-name="Visited_20_Internet_20_Link">
https://www.ukrinform.ua/rubric-polytics/3730965-u-vs-zaavili-pro-gotovnist-realizuvati-iniciativi-u-risenni-rnbo-pro-priskorenna-sudovoi-reformi.html</text:a>
</text:p>
      <!--NEWS-->
      <text:h text:style-name="P10" text:outline-level="1">
<text:span text:style-name="T4">
In Izium, the explosive was detonated in a man in his hands</text:span>
</text:h>
      <text:p text:style-name="P4">
Authors: Ukrinform (Person)</text:p>
      <text:p text:style-name="P4">
Publisher: Укринформ (Organization)</text:p>
      <text:p text:style-name="P4">
Published Time: 2023-07-03T18:50:00+03:00</text:p>
      <text:p text:style-name="P4">
Modified Time: 2023-07-03T18:50:00+03:00</text:p>
      <text:p text:style-name="P4">
Description: In Izium in Kharkiv region, an unknown object exploded in the hands of a man, the victim was hospitalized with numerous wounds.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Вибух', 'Вибухівка', 'Лікарня', 'Ізюм']</text:p>
      <text:p text:style-name="P4">
Type: Article</text:p>
      <!--METADATA-->
      <text:p text:style-name="P4">
<draw:frame draw:style-name="fr1" draw:name="Image158" text:anchor-type="as-char" svg:width="6.9236in" svg:height="3.956343in" draw:z-index="0">
<draw:image xlink:href="../Images/yкринформ/2023-07-03T18-50-00-03-00/630_360_1654768443-794.jpg" xlink:type="simple" xlink:show="embed" xlink:actuate="onLoad" draw:mime-type="image/jpeg"/>
</draw:frame>
In the Izium Nakarkivshchyna, an unknown object exploded in the hands of a man, victims were heaven with numerous wounds.</text:p>
      <text:p text:style-name="P4">
This was reported in <text:a xlink:type="simple" xlink:href="https://t.me/kharkivoda/10706" text:style-name="Internet_20_link" text:visited-style-name="Visited_20_Internet_20_Link">
telegram</text:a>
press service of Akharkiv Regional Military Administration, reports Ukrinform.</text:p>
      <text:p text:style-name="P4">
“Today in Izium around 4:00 pm in the hands of a man <text:a xlink:type="simple" xlink:href="https://www.ukrinform.ua/tag-vibuh" text:style-name="Internet_20_link" text:visited-style-name="Visited_20_Internet_20_Link">
exploded</text:a>
An unknown item. Victim - 1991 birth. He has now been taken to a hospital with mine -explosive trauma, shrapnel fractures of the thigh and lower leg, multiple shrapnel wounds to the burns of both hands, ”Ova noted.</text:p>
      <text:p text:style-name="P4">
<text:span text:style-name="T4">
 Read also: </text:span>
 <text:a xlink:type="simple" xlink:href="https://www.ukrinform.ua/rubric-regions/3729623-na-harkivsini-dvoe-ludej-pidirvalisa-na-vibuhivci.html" text:style-name="Internet_20_link" text:visited-style-name="Visited_20_Internet_20_Link">
in Kharkiv region two people exploded on <text:span text:style-name="T4">
 explosives </text:span>
</text:a>
As it was reported, the city of Izium was occupied by Russian troops since April 2, September 10, 2022.</text:p>
      <text:p text:style-name="P4">
News Source: <text:a xlink:type="simple" xlink:href="https://www.ukrinform.ua/rubric-regions/3730968-v-izumi-vibuhivka-zdetonuvala-u-colovika-v-rukah.html" text:style-name="Internet_20_link" text:visited-style-name="Visited_20_Internet_20_Link">
https://www.ukrinform.ua/rubric-regions/3730968-v-izumi-vibuhivka-zdetonuvala-u-colovika-v-rukah.html</text:a>
</text:p>
      <!--NEWS-->
      <text:h text:style-name="P10" text:outline-level="1">
<text:span text:style-name="T4">
Medical Cannabis: The Ministry of Health expects the bill</text:span>
</text:h>
      <text:p text:style-name="P4">
Authors: Ukrinform (Person)</text:p>
      <text:p text:style-name="P4">
Publisher: Укринформ (Organization)</text:p>
      <text:p text:style-name="P4">
Published Time: 2023-07-03T18:52:00+03:00</text:p>
      <text:p text:style-name="P4">
Modified Time: 2023-07-03T18:52:00+03:00</text:p>
      <text:p text:style-name="P4">
Description: The Ministry of Health expects that the bill on medical cannabis will be put on the agenda of the Parliament in the near future. - Ukrinform.</text:p>
      <text:p text:style-name="P4">
Images: ['<text:a xlink:type="simple" xlink:href="https://static.ukrinform.com/photos/2021_01/thumb_files/630_360_1610527394-148.jpg" text:style-name="Internet_20_link" text:visited-style-name="Visited_20_Internet_20_Link">
630_360_16105...</text:a>
']</text:p>
      <text:p text:style-name="P4">
Tags: ['МОЗ', 'Верховна Рада', 'Канабіс']</text:p>
      <text:p text:style-name="P4">
Type: Article</text:p>
      <!--METADATA-->
      <text:p text:style-name="P4">
<draw:frame draw:style-name="fr1" draw:name="Image159" text:anchor-type="as-char" svg:width="6.9236in" svg:height="3.956343in" draw:z-index="0">
<draw:image xlink:href="../Images/yкринформ/2023-07-03T18-52-00-03-00/630_360_1610527394-148.jpg" xlink:type="simple" xlink:show="embed" xlink:actuate="onLoad" draw:mime-type="image/jpeg"/>
</draw:frame>
The Ministry of Health expects that the bill on medical cannabis will be put on the agenda of the Parliament in the near future.</text:p>
      <text:p text:style-name="P4">
The Minister of Health Viktor Lyashko told journalists, Ukrinform reports.</text:p>
      <text:p text:style-name="P4">
“We expect that in the near future the bill will be entered on the agenda and will be voted in the first reading. We are talking about clear rules of the game to ensure that medical cannabis is used as medicines and clearly regulates the issues: what is raw materials for the production of medicines, as medical products are issued in Ukraine as they are accounted for. It is a full process that allows both production in Ukraine, but also prescribed games for those who are ready to bring drugs from outside the country, ”Lyashko proclaimed.</text:p>
      <text:p text:style-name="P4">
<text:span text:style-name="T4">
 Read also: </text:span>
 <text:a xlink:type="simple" xlink:href="https://www.ukrinform.ua/rubric-society/3693910-zakonoproekt-pro-medicnij-kanabis-peredbacae-posilenij-kontrol-policii-za-jogo-obigom-deputat.html" text:style-name="Internet_20_link" text:visited-style-name="Visited_20_Internet_20_Link">
a law on medical <text:span text:style-name="T4">
 cannabis </text:span>
 envisages deposited police control of its circulation - deputy</text:a>
He noted that now one of the key areas where cannabis -based cannabis can be used is anesthesia for people who have severe, incurable diseases, including cancer.</text:p>
      <text:p text:style-name="P4">
"These drugs have undergone clinical studies, showed their effectiveness," Lyashko said.</text:p>
      <text:p text:style-name="P4">
When asked if it is possible in the case of adoption of the law in the future, to be served on the basis of medical cannabis to the reimbursement program, the minister replied: "We bring to the" Available Medicines "program.(New drugs - ed.)through the evaluation of medical technologies, as well as to the national list. I can't say yes or no, we will do step by step. Last year, we have introduced a number of drugs that are intended for people with mental disasters that can be obtained for free. Therefore, I think, and here step by step -it is possible. We are for the reimbursement program to expand, ”said the Minister.</text:p>
      <text:p text:style-name="P4">
*!(https://www.ukrinform.ua/rubric-society/3582736-zakon-pro-dostup-do-preparativ-medicnogo-kanabisu-polegsit-likuvanna-deakih-hvorob-eksperti.html)</text:p>
      <text:p text:style-name="P4">
Photo: pixabay.com</text:p>
      <text:p text:style-name="P4">
News Source: <text:a xlink:type="simple" xlink:href="https://www.ukrinform.ua/rubric-society/3730967-medicnij-kanabis-moz-ocikue-so-zakonoproekt-nezabarom-bude-na-golosuvanni-v-radi.html" text:style-name="Internet_20_link" text:visited-style-name="Visited_20_Internet_20_Link">
https://www.ukrinform.ua/rubric-society/3730967-medicnij-kanabis-moz-ocikue-so-zakonoproekt-nezabarom-bude-na-golosuvanni-v-radi.html</text:a>
</text:p>
      <!--NEWS-->
      <text:h text:style-name="P10" text:outline-level="1">
<text:span text:style-name="T4">
In the deocal Kherson region, people return to survey the submerged housing</text:span>
</text:h>
      <text:p text:style-name="P4">
Authors: Ukrinform (Person)</text:p>
      <text:p text:style-name="P4">
Publisher: Укринформ (Organization)</text:p>
      <text:p text:style-name="P4">
Published Time: 2023-07-03T18:56:00+03:00</text:p>
      <text:p text:style-name="P4">
Modified Time: 2023-07-03T18:56:00+03:00</text:p>
      <text:p text:style-name="P4">
Description: In the Kherson region, people return home to survey damaged due to the flooding of housing - these are those residents who were evacuated after the Kakhovka hydroelectric power station and those who were in other regions. - Ukrinform.</text:p>
      <text:p text:style-name="P4">
Images: ['<text:a xlink:type="simple" xlink:href="https://static.ukrinform.com/photos/2023_07/thumb_files/630_360_1688396619-226.jpg" text:style-name="Internet_20_link" text:visited-style-name="Visited_20_Internet_20_Link">
630_360_16883...</text:a>
']</text:p>
      <text:p text:style-name="P4">
Tags: ['Деокупація', 'Херсонщина', 'Житло', 'Каховська ГЕС', 'Війна з Росією', 'Підтоплення']</text:p>
      <text:p text:style-name="P4">
Type: Article</text:p>
      <!--METADATA-->
      <text:p text:style-name="P4">
<draw:frame draw:style-name="fr1" draw:name="Image160" text:anchor-type="as-char" svg:width="6.9236in" svg:height="3.956343in" draw:z-index="0">
<draw:image xlink:href="../Images/yкринформ/2023-07-03T18-56-00-03-00/630_360_1688396619-226.jpg" xlink:type="simple" xlink:show="embed" xlink:actuate="onLoad" draw:mime-type="image/jpeg"/>
</draw:frame>
Predocoupled territory of Kherson region people return home to carry out the inspection of damaged through the flooding of housing - these are those residents who were heavacuated after the Kakhovka hydroelectric power station and those who were in other regions.</text:p>
      <text:p text:style-name="P4">
According to Ukrinform, about it at a briefing in <text:a xlink:type="simple" xlink:href="https://www.ukrinform.ua/rubric-presshall/3730523-potocna-situacia-v-hersoni-ta-oblasti.html" text:style-name="Internet_20_link" text:visited-style-name="Visited_20_Internet_20_Link">
Media Center Ukraine - Ukrinform</text:a>
Alexander Tolokonnikov, the head of the Kherson Regional Military Administration, informed.</text:p>
      <text:p text:style-name="P4">
"Those who were evacuated are returning to their homes to look at the commissions for examination and issuance of acts for further repair," Tolokonnikov said.</text:p>
      <text:p text:style-name="P4">
Those who lived in other regions also return - they want to get a home home to see that water has made and also for inspection.</text:p>
      <text:p text:style-name="P4">
According to Tolokonnikov, on the Right Bank the water has already departed from inhabited pens. Where it remains, gathering in the lowlands, its pumping rescuers, volunteers, public utilities.</text:p>
      <text:p text:style-name="P4">
<text:span text:style-name="T4">
 Read also: </text:span>
 <text:a xlink:type="simple" xlink:href="https://www.ukrinform.ua/rubric-regions/3730903-na-hersonsini-pidtoplenimi-zalisautsa-18-naselenih-punktiv.html" text:style-name="Internet_20_link" text:visited-style-name="Visited_20_Internet_20_Link">
in the Kherson region <text:span text:style-name="T4">
 flooded </text:span>
 and there are 18 populated points</text:a>
He said that groundwater levels are very high, so water returns to some basement.</text:p>
      <text:p text:style-name="P4">
All the central streets are cleaned first, and people carry out the garbage.</text:p>
      <text:p text:style-name="P4">
In Kherson in the neighborhood of an island(Ship)The head of the prescription added due to flooding, it was now dangerous to work in a hydraulic park, which interprets under constant hostile shelling. However, in the central part of the border of the ship in all multi -storey buildings, gas supply has been supplied, water - yet technical, but in the near future the water utility promises to supply drinking water. There is a light in some homes, but there is a problem with an underground cable - it is being checked, and transformers have been flooded to be dried.</text:p>
      <text:p text:style-name="P4">
As for other settlements, according to Tolokonnikov, people have come up, help each other, and volunteers work as well. He said that modular buildings are installed in the Daryev community for those whose people were destroyed.</text:p>
      <text:p text:style-name="P4">
Concerning water supply to those settlements where the water "fell" in wells of eggs, drinking water is sent there.“Now there is a supply of water a month forward, food too. That is, we have under control of susitations, ”Tolokonnikov emphasized. Further here will appear 57 new wells, these new wells will be deeper.</text:p>
      <text:p text:style-name="P4">
As reported by Ukrinform, on the Right Bank <text:a xlink:type="simple" xlink:href="https://www.ukrinform.ua/tag-hersonsina" text:style-name="Internet_20_link" text:visited-style-name="Visited_20_Internet_20_Link">
Kherson region</text:a>
as a result of <text:a xlink:type="simple" xlink:href="https://www.ukrinform.ua/rubric-ato/3718751-rosijski-zagarbniki-pidirvali-kahovsku-ges-ok-pivden.html" text:style-name="Internet_20_link" text:visited-style-name="Visited_20_Internet_20_Link">
the exclusion of the Russian hydroelectric power station</text:a>
About 400 homes are completely destroyed due to undermined. In the de -corresponding territory of Kherson region to monitor homes damaged by undermining the military of the Russian Federation of Kakhovka hydroelectric power station, 114 specialists from other regions of the country will help.</text:p>
      <text:p text:style-name="P4">
On the night of June 6, the Russian army undermined the dam of Kakhovka hydroelectric power plants, causing the flooding of part of the Kherson and Mykolaiv regions and at the same time critical grinding of the Kakhovka reservoir.</text:p>
      <text:p text:style-name="P4">
News Source: <text:a xlink:type="simple" xlink:href="https://www.ukrinform.ua/rubric-regions/3730970-na-deokupovanij-hersonsini-ludi-povertautsa-dla-obstezenna-pidtoplenogo-zitla.html" text:style-name="Internet_20_link" text:visited-style-name="Visited_20_Internet_20_Link">
https://www.ukrinform.ua/rubric-regions/3730970-na-deokupovanij-hersonsini-ludi-povertautsa-dla-obstezenna-pidtoplenogo-zitla.html</text:a>
</text:p>
      <!--NEWS-->
      <text:h text:style-name="P10" text:outline-level="1">
<text:span text:style-name="T4">
The government held a meeting on preparation for the autumn and winter season</text:span>
</text:h>
      <text:p text:style-name="P4">
Authors: Ukrinform (Person)</text:p>
      <text:p text:style-name="P4">
Publisher: Укринформ (Organization)</text:p>
      <text:p text:style-name="P4">
Published Time: 2023-07-03T18:58:00+03:00</text:p>
      <text:p text:style-name="P4">
Modified Time: 2023-07-03T18:58:00+03:00</text:p>
      <text:p text:style-name="P4">
Description: The government held a meeting to prepare for the next fall and winter season. - Ukrinform.</text:p>
      <text:p text:style-name="P4">
Images: ['<text:a xlink:type="simple" xlink:href="https://static.ukrinform.com/photos/2023_07/thumb_files/630_360_1688399778-714.jpg" text:style-name="Internet_20_link" text:visited-style-name="Visited_20_Internet_20_Link">
630_360_16883...</text:a>
']</text:p>
      <text:p text:style-name="P4">
Tags: ['Енергетика', 'Опалювальний сезон', 'Уряд', 'Шмигаль']</text:p>
      <text:p text:style-name="P4">
Type: Article</text:p>
      <!--METADATA-->
      <text:p text:style-name="P4">
<draw:frame draw:style-name="fr1" draw:name="Image161" text:anchor-type="as-char" svg:width="6.9236in" svg:height="3.956343in" draw:z-index="0">
<draw:image xlink:href="../Images/yкринформ/2023-07-03T18-58-00-03-00/630_360_1688399778-714.jpg" xlink:type="simple" xlink:show="embed" xlink:actuate="onLoad" draw:mime-type="image/jpeg"/>
</draw:frame>
The government has a meeting on preparation for the next fall and winter season.</text:p>
      <text:p text:style-name="P4">
About it in <text:a xlink:type="simple" xlink:href="https://t.me/Denys_Smyhal/5542" text:style-name="Internet_20_link" text:visited-style-name="Visited_20_Internet_20_Link">
telegram</text:a>
Prime Minister of Ukraine Denis Shmigal reported, Ukrinform reports.</text:p>
      <text:p text:style-name="P4">
“At the beginning of the heating season, it is planned to reach 1.8 million tonnes and 14.7 billion cubic meters of gas. We are also working on expanding the expansion of electricity export and import of electricity with the EU, ”Shmigal said.</text:p>
      <text:p text:style-name="P4">
According to him, the Ministry of Energy reported that all planned repairs <text:a xlink:type="simple" xlink:href="https://www.ukrinform.ua/tag-energetika" text:style-name="Internet_20_link" text:visited-style-name="Visited_20_Internet_20_Link">
energy</text:a>
The objects are conducted according to the schedule. According to the Ministry of Infrastructure, 435 objects of heat supply have already been restored.</text:p>
      <text:p text:style-name="P4">
"He heard the heads of Ukrenergo, Energoatom and Ukrhydroenergo on the state of renovated works on the facilities of the companies, as well as information on the course of work of protection of energy facilities of all forms of ownership," Shmigal said.</text:p>
      <text:p text:style-name="P4">
He emphasized that providing engineering protection is as unimportant as recovery.</text:p>
      <text:p text:style-name="P4">
<text:span text:style-name="T4">
 Read also: </text:span>
 <text:a xlink:type="simple" xlink:href="https://www.ukrinform.ua/rubric-economy/3725149-urad-sprostiv-proceduru-zakupivel-dla-zbilsenna-energoefektivnosti.html" text:style-name="Internet_20_link" text:visited-style-name="Visited_20_Internet_20_Link">
the government has simplified the procurement procedure for increased energy efficiency</text:a>
“By the heating season we have to protect our energy of sprouts and drones as much as possible. The relevant tasks and assignments have long been distributed. Now it is personal responsibility, including heads of energy -like persons, ”the Prime Minister emphasized.</text:p>
      <text:p text:style-name="P4">
As <text:a xlink:type="simple" xlink:href="https://www.ukrinform.ua/rubric-economy/3719686-do-opaluvalnogo-sezonu-maemo-vidnoviti-17-gvt-generuucih-potuznostej-smigal.html" text:style-name="Internet_20_link" text:visited-style-name="Visited_20_Internet_20_Link">
reported</text:a>
Earlier, Prime Minister Denis Shmigal stressed the need to restore 1.7 GW of generating capacity.</text:p>
      <text:p text:style-name="P4">
<text:span text:style-name="T5">
Foto: Denis Shmigal / Telegram</text:span>
</text:p>
      <text:p text:style-name="P4">
News Source: <text:a xlink:type="simple" xlink:href="https://www.ukrinform.ua/rubric-economy/3730972-v-uradi-proveli-naradu-sodo-pidgotovki-do-osinnozimovogo-sezonu.html" text:style-name="Internet_20_link" text:visited-style-name="Visited_20_Internet_20_Link">
https://www.ukrinform.ua/rubric-economy/3730972-v-uradi-proveli-naradu-sodo-pidgotovki-do-osinnozimovogo-sezonu.html</text:a>
</text:p>
      <!--NEWS-->
      <text:h text:style-name="P10" text:outline-level="1">
<text:span text:style-name="T4">
Ukraine has received another $ 890 million from the IMF - the Ministry of Finance</text:span>
</text:h>
      <text:p text:style-name="P4">
Authors: Ukrinform (Person)</text:p>
      <text:p text:style-name="P4">
Publisher: Укринформ (Organization)</text:p>
      <text:p text:style-name="P4">
Published Time: 2023-07-03T19:00:09+03:00</text:p>
      <text:p text:style-name="P4">
Modified Time: 2023-07-03T19:00:09+03:00</text:p>
      <text:p text:style-name="P4">
Description: The General Fund of the State Budget of Ukraine received a second tranche of $ 890 million from the International Monetary Fund (IMF). - Ukrinform.</text:p>
      <text:p text:style-name="P4">
Images: ['<text:a xlink:type="simple" xlink:href="https://static.ukrinform.com/photos/2017_09/thumb_files/630_360_1506705809-4165.jpg" text:style-name="Internet_20_link" text:visited-style-name="Visited_20_Internet_20_Link">
630_360_15067...</text:a>
']</text:p>
      <text:p text:style-name="P4">
Tags: ['Мінфін', 'МВФ', 'Україна', 'Гроші']</text:p>
      <text:p text:style-name="P4">
Type: Article</text:p>
      <!--METADATA-->
      <text:p text:style-name="P4">
<draw:frame draw:style-name="fr1" draw:name="Image162" text:anchor-type="as-char" svg:width="6.9236in" svg:height="3.956343in" draw:z-index="0">
<draw:image xlink:href="../Images/yкринформ/2023-07-03T19-00-09-03-00/630_360_1506705809-4165.jpg" xlink:type="simple" xlink:show="embed" xlink:actuate="onLoad" draw:mime-type="image/jpeg"/>
</draw:frame>
The State Budget of Ukraine's Odagogical Fund received a second tranche of $ 890 million from the International Monetary Fund(IMF).</text:p>
      <text:p text:style-name="P4">
Як передає Укрінформ, про це повідомляє <text:a xlink:type="simple" xlink:href="https://www.mof.gov.ua/uk/news/ukraine_received_usd_890_million_from_the_imf-4092" text:style-name="Internet_20_link" text:visited-style-name="Visited_20_Internet_20_Link">
 пресслужба Міністерства фінансів</text:a>
.</text:p>
      <text:p text:style-name="P4">
Зазначається, що кошти отримані за результатами успішного першого переглядупрограми розширеного фінансування (Extended Fund Facility, EFF). НаразіУкраїна отримала вже 3,59 млрд дол. від <text:a xlink:type="simple" xlink:href="https://www.ukrinform.ua/tag-mvf" text:style-name="Internet_20_link" text:visited-style-name="Visited_20_Internet_20_Link">
 МВФ </text:a>
.</text:p>
      <text:p text:style-name="P4">
“The resulting funding is the result of effective and coordinated cooperation of the Government of Ukraine, the Ministry of Finance of Ukraine, the National Bank of Ukraine by the Experts and the IMF management within the framework of the Extended Financing Program &lt;...&gt;
 Thanks to the funds provided, we can continue to maintain economic comparability in Ukraine and to ensure priority expenditures. , - said the Minister of Finance Sergey Marchenko.</text:p>
      <text:p text:style-name="P4">
<text:span text:style-name="T4">
 Read also: </text:span>
 <text:a xlink:type="simple" xlink:href="https://www.ukrinform.ua/rubric-economy/3729620-svitovij-bank-shvaliv-poziku-dla-ukraini-na-15-milarda.html" text:style-name="Internet_20_link" text:visited-style-name="Visited_20_Internet_20_Link">
World Bank approved a loan for Ukraine for $ 1.5 billion</text:a>
As reported, on June 29, the IMF Directors Council completed the first review of extended funding for Ukraine(Extended Fund Facility, EFF).Під час перегляду відзначено значний прогрес уряду України у виконаннізобов'язань за програмою EFF. Україна виконала всі відповідні кількіснікритерії ефективності за квітень та структурні орієнтири станом на кінецьчервня.</text:p>
      <text:p text:style-name="P4">
<text:span text:style-name="T4">
Читайте також:</text:span>
 <text:a xlink:type="simple" xlink:href="https://www.ukrinform.ua/rubric-economy/3729560-nastupnij-pereglad-programi-mvf-dla-ukraini-zaplanovanij-na-listopadgruden.html" text:style-name="Internet_20_link" text:visited-style-name="Visited_20_Internet_20_Link">
 Наступний перегляд програми <text:span text:style-name="T4">
МВФ</text:span>
 для Українизапланований на листопад-грудень </text:a>
The total EFF funding, started in March 2023, is $ 15.6 billion.(11.6 billion SDR).</text:p>
      <text:p text:style-name="P4">
News Source: <text:a xlink:type="simple" xlink:href="https://www.ukrinform.ua/rubric-economy/3730975-ukraina-otrimala-se-890-miljoniv-vid-mvf-minfin.html" text:style-name="Internet_20_link" text:visited-style-name="Visited_20_Internet_20_Link">
https://www.ukrinform.ua/rubric-economy/3730975-ukraina-otrimala-se-890-miljoniv-vid-mvf-minfin.html</text:a>
</text:p>
      <!--NEWS-->
      <text:h text:style-name="P10" text:outline-level="1">
<text:span text:style-name="T4">
Pension: Continuation of Ukraine Support is important for the safety of all NATO</text:span>
</text:h>
      <text:p text:style-name="P4">
Authors: Ukrinform (Person)</text:p>
      <text:p text:style-name="P4">
Publisher: Укринформ (Organization)</text:p>
      <text:p text:style-name="P4">
Published Time: 2023-07-03T19:02:00+03:00</text:p>
      <text:p text:style-name="P4">
Modified Time: 2023-07-03T19:02:00+03:00</text:p>
      <text:p text:style-name="P4">
Description: The former US Vice -Cresident, now the Republican Party candidate in the election of the White House Head, Mike Pence has declared the importance of continuing Ukraine's military support, as it holds the direct threat to Russia's aggression against NATO countries. - Ukrinform.</text:p>
      <text:p text:style-name="P4">
Images: ['<text:a xlink:type="simple" xlink:href="https://static.ukrinform.com/photos/2017_01/thumb_files/630_360_1485089282-1673-foto-aaron-p-bernsteingetty-images.jpg" text:style-name="Internet_20_link" text:visited-style-name="Visited_20_Internet_20_Link">
630_360_14850...</text:a>
']</text:p>
      <text:p text:style-name="P4">
Tags: ['НАТО', 'Пенс', 'Україна', 'Війна з Росією']</text:p>
      <text:p text:style-name="P4">
Type: Article</text:p>
      <!--METADATA-->
      <text:p text:style-name="P4">
<draw:frame draw:style-name="fr1" draw:name="Image163" text:anchor-type="as-char" svg:width="6.9236in" svg:height="3.956343in" draw:z-index="0">
<draw:image xlink:href="../Images/yкринформ/2023-07-03T19-02-00-03-00/630_360_1485089282-1673-foto-aaron-p-bernsteingetty-images.jpg" xlink:type="simple" xlink:show="embed" xlink:actuate="onLoad" draw:mime-type="image/jpeg"/>
</draw:frame>
Former US Vice -Cresident, now the Candidate of the Republican Party in the election of the White House Head, Mike Pence, stated the continuation of Ukraine's military support, as it restrains the direct and threat of Russian aggression against NATO countries.</text:p>
      <text:p text:style-name="P4">
He said this in an interview with the American TV channel <text:a xlink:type="simple" xlink:href="https://www.cbsnews.com/live/video/20230702174129-former-vice-president-mike-pence-speaks-after-ukraine-trip/#x" text:style-name="Internet_20_link" text:visited-style-name="Visited_20_Internet_20_Link">
CBS News</text:a>
After the visit to Ukraine, reports Ukrinform.</text:p>
      <text:p text:style-name="P4">
“I believe that it is extremely important for the United States to continue providing a military support to the Ukrainian army for the repayment of Russian aggression. For if Russia could capture <text:a xlink:type="simple" xlink:href="https://www.ukrinform.ua/tag-ukraina" text:style-name="Internet_20_link" text:visited-style-name="Visited_20_Internet_20_Link">
Ukraine</text:a>
I think a long time would not have passed as Putin would order his troops to cross the border, and under the auspices of NATO we would have to send our military there, ”the American politician said.</text:p>
      <text:p text:style-name="P4">
He noted that he would not support the departure of US troops to Ukraine, but Ukrainians do not want it.</text:p>
      <text:p text:style-name="P4">
"When I met with President Zelensky, he made it clear that he was not aspiring," the US presidential candidate said.</text:p>
      <text:p text:style-name="P4">
At the same time, he noted that Ukraine will be able to become a member of NATO after the victory will enter. In this context, he pens hoped that at the Alliance summit, the President Zelensky will be open to NATO, "namely that Ukraine will become a member of the Alliance after the war.</text:p>
      <text:p text:style-name="P4">
<text:span text:style-name="T4">
 Read also: </text:span>
 <text:a xlink:type="simple" xlink:href="https://www.ukrinform.ua/rubric-polytics/3729493-prezident-zustrivsa-z-majkom-pensom.html" text:style-name="Internet_20_link" text:visited-style-name="Visited_20_Internet_20_Link">
Zelensky met with Penso - discussed the security and membership of Ukraine in NATO</text:a>
In addition, he emphasized the importance of America's leadership in the efforts of allies of Ukraine.</text:p>
      <text:p text:style-name="P4">
As reported <text:a xlink:type="simple" xlink:href="https://www.ukrinform.ua/rubric-polytics/3729432-majk-pens-priletiv-v-ukrainu-z-neogolosenim-vizitom.html" text:style-name="Internet_20_link" text:visited-style-name="Visited_20_Internet_20_Link">
Ukrinform</text:a>
Former US Vice president Micha Pence received Ukraine last week. Thus, he became the first current candidate for Upliokan Party to meet with Vladimirzelensky during an election campaign in the United States.</text:p>
      <text:p text:style-name="P4">
News Source: <text:a xlink:type="simple" xlink:href="https://www.ukrinform.ua/rubric-ato/3730976-pens-prodovzenna-pidtrimki-ukraini-vazlive-dla-bezpeki-vsogo-nato.html" text:style-name="Internet_20_link" text:visited-style-name="Visited_20_Internet_20_Link">
https://www.ukrinform.ua/rubric-ato/3730976-pens-prodovzenna-pidtrimki-ukraini-vazlive-dla-bezpeki-vsogo-nato.html</text:a>
</text:p>
      <!--NEWS-->
      <text:h text:style-name="P10" text:outline-level="1">
<text:span text:style-name="T4">
Switzerland will provide Ukraine with € 5.6 million for school repairs and arrangement</text:span>
</text:h>
      <text:p text:style-name="P4">
Authors: Ukrinform (Person)</text:p>
      <text:p text:style-name="P4">
Publisher: Укринформ (Organization)</text:p>
      <text:p text:style-name="P4">
Published Time: 2023-07-03T19:03:00+03:00</text:p>
      <text:p text:style-name="P4">
Modified Time: 2023-07-03T19:03:00+03:00</text:p>
      <text:p text:style-name="P4">
Description: Switzerland will additionally allocate 5.5 million Swiss francs (approximately 5.6 million euros) for repair and improved arrangement of 30 schools in Ukraine affected by hostilities. - Ukrinform.</text:p>
      <text:p text:style-name="P4">
Images: ['<text:a xlink:type="simple" xlink:href="https://static.ukrinform.com/photos/2023_04/thumb_files/630_360_1680769468-146.jpg" text:style-name="Internet_20_link" text:visited-style-name="Visited_20_Internet_20_Link">
630_360_16807...</text:a>
']</text:p>
      <text:p text:style-name="P4">
Tags: ['Школа', 'Швейцарія', 'Війна з Росією', 'Відбудова']</text:p>
      <text:p text:style-name="P4">
Type: Article</text:p>
      <!--METADATA-->
      <text:p text:style-name="P4">
<draw:frame draw:style-name="fr1" draw:name="Image164" text:anchor-type="as-char" svg:width="6.9236in" svg:height="3.956343in" draw:z-index="0">
<draw:image xlink:href="../Images/yкринформ/2023-07-03T19-03-00-03-00/630_360_1680769468-146.jpg" xlink:type="simple" xlink:show="embed" xlink:actuate="onLoad" draw:mime-type="image/jpeg"/>
</draw:frame>
Switzerland will allocate 5.5 million Swiss francs.(approximately 5.6 million euros)For the repair and improved arrangement of 30 schools in Ukraine, which have been affected.</text:p>
      <text:p text:style-name="P4">
According to Ukrinform, this is reported on the site <text:a xlink:type="simple" xlink:href="http://www.admin.ch/gov/en/start/documentation/media-releases.msg-id-96330.html" text:style-name="Internet_20_link" text:visited-style-name="Visited_20_Internet_20_Link">
Federal Radishwitz. </text:a>
This is additional funding for the Swiss-Ukrainian project "Decentralization for improving democratic education"(DECIDE), about 30 schools in Chernihiv, Odessa and Poltava regions, which were directly affected by hostilities, will be used to restore.</text:p>
      <text:p text:style-name="P4">
As it is noted, the project involves the installation of protected multi -purpose classes to ensure continuous training even during the airline.</text:p>
      <text:p text:style-name="P4">
As it is noted, the restoration and modernization of schools in cities will provide students with a safe and appropriate environment for eye training in the classroom. This initiative will not strengthen local public services, but will also strengthen the stability of the system of illumination of crisis situations, the statement said. The continuation of eye learning will also promote the integration of displaced children and their families into the host communities.</text:p>
      <text:p text:style-name="P4">
<text:span text:style-name="T4">
 Read also: </text:span>
 <text:a xlink:type="simple" xlink:href="https://www.ukrinform.ua/rubric-vidbudova/3730957-ukraina-i-dania-viznacili-prioriteti-vidnovlenna-mikolaivskoi-oblasti.html" text:style-name="Internet_20_link" text:visited-style-name="Visited_20_Internet_20_Link">
Ukraine and Denmark have determined the priorities of the restoration of the Kikolaev region</text:a>
This additional contribution of Switzerland will also allow the Decide project to provide technical and pedagogical support for online education for children who have children living in areas of active hostilities to improve their conditioning training.</text:p>
      <text:p text:style-name="P4">
"The goal is to provide approximately 15,000 students with access to quality education," the Federal Council emphasized. They added that thousands of Ukrainian schools were damaged, destruction of teachers, which impedes the training of millions of students.</text:p>
      <text:p text:style-name="P4">
Switzerland's Federal Council also stressed that assistance to Ukrainian schools is part of a general assistance plan, which is more than 143 million euros.</text:p>
      <text:p text:style-name="P4">
*!(https://www.ukrinform.ua/rubric-vidbudova/3730810-v-ukraini-kostom-subvencii-z-budzetu-vidbuduut-13-medzakladiv.html)</text:p>
      <text:p text:style-name="P4">
UN Food and Agricultural Organization(FAO)and the UN World Food Program(Runway)In cooperation with the Swiss fund, the implementation of the project for the purification of farm lands in Ukraine from minet of other explosive objects.</text:p>
      <text:p text:style-name="P4">
News Source: <text:a xlink:type="simple" xlink:href="https://www.ukrinform.ua/rubric-vidbudova/3730977-svejcaria-nadast-ukraini-56-miljona-na-remont-ta-oblastuvanna-skil.html" text:style-name="Internet_20_link" text:visited-style-name="Visited_20_Internet_20_Link">
https://www.ukrinform.ua/rubric-vidbudova/3730977-svejcaria-nadast-ukraini-56-miljona-na-remont-ta-oblastuvanna-skil.html</text:a>
</text:p>
      <!--NEWS-->
      <text:h text:style-name="P10" text:outline-level="1">
<text:span text:style-name="T4">
The "Word House" movie will be shown in Warsaw</text:span>
</text:h>
      <text:p text:style-name="P4">
Authors: Ukrinform (Person)</text:p>
      <text:p text:style-name="P4">
Publisher: Укринформ (Organization)</text:p>
      <text:p text:style-name="P4">
Published Time: 2023-07-03T19:05:00+03:00</text:p>
      <text:p text:style-name="P4">
Modified Time: 2023-07-03T19:05:00+03:00</text:p>
      <text:p text:style-name="P4">
Description: In Warsaw, at the Open Air Ukrainian Film Festival, the Ukrainian Historical Drama House will be displayed at the Open Air Ukrainian Festival. An endless novel. " - Ukrinform.</text:p>
      <text:p text:style-name="P4">
Images: ['<text:a xlink:type="simple" xlink:href="https://static.ukrinform.com/photos/2021_10/thumb_files/630_360_1633588361-418.jpg" text:style-name="Internet_20_link" text:visited-style-name="Visited_20_Internet_20_Link">
630_360_16335...</text:a>
']</text:p>
      <text:p text:style-name="P4">
Tags: ['Кіно', 'Польща', 'Держкіно', '"Будинок "Слово"']</text:p>
      <text:p text:style-name="P4">
Type: Article</text:p>
      <!--METADATA-->
      <text:p text:style-name="P4">
<draw:frame draw:style-name="fr1" draw:name="Image165" text:anchor-type="as-char" svg:width="6.9236in" svg:height="3.956343in" draw:z-index="0">
<draw:image xlink:href="../Images/yкринформ/2023-07-03T19-05-00-03-00/630_360_1633588361-418.jpg" xlink:type="simple" xlink:show="embed" xlink:actuate="onLoad" draw:mime-type="image/jpeg"/>
</draw:frame>
Warsaw to the Ukrainian Cinema Festival in the open air(Open Air Ukrainian Film Festival)The Ukrainian historical drama will be displayed.</text:p>
      <text:p text:style-name="P4">
Derzhkino press service in [Facebook] reports about it.(https://www.facebook.com/ukrainefilmagency/posts/pfbid02uDnwtyfPG7BV959LXA7MEkqMjA7oDKynbHWUmMAY3N7J4RFFrqCUmpNANRPfdQaKl), reports Ukrinform.</text:p>
      <text:p text:style-name="P4">
As it is noted, the film will be displayed on July 4 at 8:30 pm on the summer cherry terrace. Free entrance.</text:p>
      <text:p text:style-name="P4">
"The House" Word. An Infinite novel is a dramatic history the process. The movie about how the communist rayon is transformed into communist hell. History is based on real events, " -is in the message.</text:p>
      <text:p text:style-name="P4">
The film was produced by Fresh Production Group with the support of the State Agency of Ukraine on <text:a xlink:type="simple" xlink:href="https://www.ukrinform.ua/tag-kino" text:style-name="Internet_20_link" text:visited-style-name="Visited_20_Internet_20_Link">
cinema</text:a>
and the Solidarity International Charitable Foundation.</text:p>
      <text:p text:style-name="P4">
<text:span text:style-name="T4">
 Read also: </text:span>
 <text:a xlink:type="simple" xlink:href="https://www.ukrinform.ua/rubric-culture/3729512-u-kievi-pokazali-persij-film-ciklu-kultura-pid-cas-vijni-stvorenogo-za-pidtrimki-es.html" text:style-name="Internet_20_link" text:visited-style-name="Visited_20_Internet_20_Link">
in Kiev showed the first movie "Culture during Time" Created with EU Support</text:a>
The screenwriters of the tape - Taras Tomenko and Lyubov Yakimchuk, director - Taras Tomenko, operator -director - Mikhail Lubarsky, director -production artist - Shevketsedemetov, composer - Alla Zagaykevych, producers - Yulia Chernyavska, Olehshlav, Pylyp.</text:p>
      <text:p text:style-name="P4">
As it was reported, Antonio Lukic's movie "My thoughts," will show the Military Festival of Ukrainian Cinema Open Sky in Warsaw.</text:p>
      <text:p text:style-name="P4">
News Source: <text:a xlink:type="simple" xlink:href="https://www.ukrinform.ua/rubric-culture/3730979-film-budinok-slovo-pokazut-u-varsavi.html" text:style-name="Internet_20_link" text:visited-style-name="Visited_20_Internet_20_Link">
https://www.ukrinform.ua/rubric-culture/3730979-film-budinok-slovo-pokazut-u-varsavi.html</text:a>
</text:p>
      <!--NEWS-->
      <text:h text:style-name="P10" text:outline-level="1">
<text:span text:style-name="T4">
Ukraine will receive dozens of LEOPARD 1 tanks in the next weeks - Pistorius</text:span>
</text:h>
      <text:p text:style-name="P4">
Authors: Ukrinform (Person)</text:p>
      <text:p text:style-name="P4">
Publisher: Укринформ (Organization)</text:p>
      <text:p text:style-name="P4">
Published Time: 2023-07-03T19:13:00+03:00</text:p>
      <text:p text:style-name="P4">
Modified Time: 2023-07-03T19:13:00+03:00</text:p>
      <text:p text:style-name="P4">
Description: Ukraine will receive from Germany and Denmark dozens of LEOPARD 1 tanks in the coming weeks. - Ukrinform.</text:p>
      <text:p text:style-name="P4">
Images: ['<text:a xlink:type="simple" xlink:href="https://static.ukrinform.com/photos/2023_05/thumb_files/630_360_1684939822-709.jpg" text:style-name="Internet_20_link" text:visited-style-name="Visited_20_Internet_20_Link">
630_360_16849...</text:a>
']</text:p>
      <text:p text:style-name="P4">
Tags: ['Данія', 'Німеччина', 'Танк', 'Борис Пісторіус']</text:p>
      <text:p text:style-name="P4">
Type: Article</text:p>
      <!--METADATA-->
      <text:p text:style-name="P4">
<draw:frame draw:style-name="fr1" draw:name="Image166" text:anchor-type="as-char" svg:width="6.9236in" svg:height="3.956343in" draw:z-index="0">
<draw:image xlink:href="../Images/yкринформ/2023-07-03T19-13-00-03-00/630_360_1684939822-709.jpg" xlink:type="simple" xlink:show="embed" xlink:actuate="onLoad" draw:mime-type="image/jpeg"/>
</draw:frame>
Ukraine will hold down from Germany and Denmark dozens of LEOPARD 1 tanks in the coming weeks.</text:p>
      <text:p text:style-name="P4">
About it in an interview with <text:a xlink:type="simple" xlink:href="https://www.rp.pl/polityka/art38687171-minister-obrony-niemiec-boris-pistorius-o-ukrainie-w-nato-warunki-ustalimy-po-wojnie" text:style-name="Internet_20_link" text:visited-style-name="Visited_20_Internet_20_Link">
Rzeczpospolita</text:a>
The Minister of Defense Boris Pistorius said, Ukrinform reports.</text:p>
      <text:p text:style-name="P4">
“In the coming weeks, dozens of combat [tanks] will be delivered to Ukraine(https://www.ukrinform.ua/tag-tank)type Leopard 1 A5, which will give Germany and Denmark, ”Pistorius said.</text:p>
      <text:p text:style-name="P4">
He recalled that in May, the German government approved a new package of military assistance for Ukraine worth 2.7 billion euros, which provides for the immediate needs of Ukraine of Ukraine, including IRIS-T SLM air defense systems.</text:p>
      <text:p text:style-name="P4">
<text:span text:style-name="T4">
 Read also: </text:span>
 <text:a xlink:type="simple" xlink:href="https://www.ukrinform.ua/rubric-ato/3730604-tanki-leopard-v-ukraini-pokazut-na-so-voni-zdatni-reznikov.html" text:style-name="Internet_20_link" text:visited-style-name="Visited_20_Internet_20_Link">
tanks <text:span text:style-name="T4">
 Leopard </text:span>
 In Ukraine will show what they are capable of -snikov</text:a>
As reported <text:a xlink:type="simple" xlink:href="https://www.ukrinform.ua/rubric-ato/3705447-dania-ta-nimeccina-cogo-misaca-peredadut-ukraini-80-tankiv-leopard-i.html" text:style-name="Internet_20_link" text:visited-style-name="Visited_20_Internet_20_Link">
Ukrinform</text:a>
, Unaravni V.O. Denmark's Defense Minister Troyels Lund Poulsen said Germany Idanias would soon transfer 80 Leopard 1 A5 tanks to Ukraine.</text:p>
      <text:p text:style-name="P4">
News Source: <text:a xlink:type="simple" xlink:href="https://www.ukrinform.ua/rubric-ato/3730980-najblizcimi-tiznami-ukraina-otrimae-desatki-tankiv-leopard-1-pistorius.html" text:style-name="Internet_20_link" text:visited-style-name="Visited_20_Internet_20_Link">
https://www.ukrinform.ua/rubric-ato/3730980-najblizcimi-tiznami-ukraina-otrimae-desatki-tankiv-leopard-1-pistorius.html</text:a>
</text:p>
      <!--NEWS-->
      <text:h text:style-name="P10" text:outline-level="1">
<text:span text:style-name="T4">
Let Scholt speak with Putin if he considers the needed conversation with Satan - Danilov</text:span>
</text:h>
      <text:p text:style-name="P4">
Authors: Ukrinform (Person)</text:p>
      <text:p text:style-name="P4">
Publisher: Укринформ (Organization)</text:p>
      <text:p text:style-name="P4">
Published Time: 2023-07-03T19:15:00+03:00</text:p>
      <text:p text:style-name="P4">
Modified Time: 2023-07-03T19:15:00+03:00</text:p>
      <text:p text:style-name="P4">
Description: The secretary of the National Security and Defense Council of Ukraine Alexei Danilov does not believe that Vladimir Putin will wage the war even more aggressive after Yevgeny Prigogine has questioned his power, because "Putin was, is and will be aggressive." - Ukrinform.</text:p>
      <text:p text:style-name="P4">
Images: ['<text:a xlink:type="simple" xlink:href="https://static.ukrinform.com/photos/2023_04/thumb_files/630_360_1680783781-501.jpg" text:style-name="Internet_20_link" text:visited-style-name="Visited_20_Internet_20_Link">
630_360_16807...</text:a>
']</text:p>
      <text:p text:style-name="P4">
Tags: ['НАТО', 'Путін', 'РНБО', 'Данілов', 'Війна з Росією']</text:p>
      <text:p text:style-name="P4">
Type: Article</text:p>
      <!--METADATA-->
      <text:p text:style-name="P4">
<draw:frame draw:style-name="fr1" draw:name="Image167" text:anchor-type="as-char" svg:width="6.9236in" svg:height="3.956343in" draw:z-index="0">
<draw:image xlink:href="../Images/yкринформ/2023-07-03T19-15-00-03-00/630_360_1680783781-501.jpg" xlink:type="simple" xlink:show="embed" xlink:actuate="onLoad" draw:mime-type="image/jpeg"/>
</draw:frame>
Oleksiy Danilov, the Secretaries of National Security and Defense of Ukraine, does not consider that Putin will wage the war more aggressively after Eugene became doubted with his power, because "Putin was, is and will be aggressive."</text:p>
      <text:p text:style-name="P4">
According to Ukrinform, Danilov said this in an interview with a German edition <text:a xlink:type="simple" xlink:href="https://www.welt.de/politik/ausland/plus246134214/Ukrainischer-Sicherheitschef-Wenn-Herr-Scholz-es-fuer-noetig-haelt-mit-dem-Satan-zu-sprechen-soll-er-das-tun.html" text:style-name="Internet_20_link" text:visited-style-name="Visited_20_Internet_20_Link">
Welt</text:a>
.</text:p>
      <text:p text:style-name="P4">
According to him, recent air strikes about Kramatorsk are another proof that Putin is a crazy terrorist.</text:p>
      <text:p text:style-name="P4">
Commenting on German Chancellor's plans to talk again with <text:a xlink:type="simple" xlink:href="https://www.ukrinform.ua/tag-putin" text:style-name="Internet_20_link" text:visited-style-name="Visited_20_Internet_20_Link">
Putin</text:a>
, the Secretary of the NSDC said: "If Scholtz weighs the right to talk to Satan, he should do it," Danivilov said.</text:p>
      <text:p text:style-name="P4">
<text:span text:style-name="T4">
 Read also: </text:span>
 <text:a xlink:type="simple" xlink:href="https://www.ukrinform.ua/rubric-ato/3730021-danilov-pro-jmovirnij-terakt-rosian-na-zaes-u-nas-e-protokoli-ta-plani-v-akij-sposib-diati.html" text:style-name="Internet_20_link" text:visited-style-name="Visited_20_Internet_20_Link">
<text:span text:style-name="T4">
 Danilov </text:span>
 - about the probable terrorist attack of the Russians at the ZPP: in the inventory protocols and plans in which way to act</text:a>
He also mentioned Putin's supporter, the head of Hungary Viktor Orban, a recent interview with the German media "predicted" the defeat of Ukraine in the war. The Secretary of the National Security Service of Ukraine expressed confidence that Putin dedicated Orban to his planning when he attended Moscow. The Ukrainian politician compared the support of Putin with Hitler's support in the 1930s.</text:p>
      <text:p text:style-name="P4">
He noted that Ukraine would be glad to hold a peaceful summit in the near future, and many people work to happen.</text:p>
      <text:p text:style-name="P4">
"Actually, it is a UN task, but a terrorist state with a veto is a member. So we must take care of it," he added.</text:p>
      <text:p text:style-name="P4">
When asked if Kiev is ready to conduct peace negotiations to return all its territories, Danilov replied: "Life will show."</text:p>
      <text:p text:style-name="P4">
Ukraine deserves NATO membership, so giving it such a perspective to be justice, Danilov stressed.</text:p>
      <text:p text:style-name="P4">
<text:span text:style-name="T4">
 Read also: </text:span>
 [in Ukraine the issue of weapons own production - <text:span text:style-name="T4">
 Danilov </text:span>
] is active(https://www.ukrinform.ua/rubric-ato/3729539-v-ukraini-aktivno-prosuvaetsa-pitanna-vlasnogo-virobnictva-zbroi-danilov.html)</text:p>
      <text:p text:style-name="P4">
The NSDC secretary acknowledged that the situation on the front is difficult, the promotion is slow, but assured that Ukraine would fight until it resumes the borders of 1991.</text:p>
      <text:p text:style-name="P4">
He added that “I would like more(Western)weapons. "(During the interview, Danilovishelephon, the Air Force Commander Mykola Oleshchuk and asked if Ukraine wanted, in addition to F6-16, also to receive Eurofighter fighter jets from Germany, to which Oleshchuk said: "Yes, this is a priority for air forces-to get air forces").</text:p>
      <text:p text:style-name="P4">
Як відомо, Україна просуває ідею проведення глобального саміту щодоукраїнської Формули миру.</text:p>
      <text:p text:style-name="P4">
News Source: <text:a xlink:type="simple" xlink:href="https://www.ukrinform.ua/rubric-polytics/3730983-nehaj-solc-govorit-z-putinim-akso-vvazae-potribnou-rozmovu-z-satanou-danilov.html" text:style-name="Internet_20_link" text:visited-style-name="Visited_20_Internet_20_Link">
https://www.ukrinform.ua/rubric-polytics/3730983-nehaj-solc-govorit-z-putinim-akso-vvazae-potribnou-rozmovu-z-satanou-danilov.html</text:a>
</text:p>
      <!--NEWS-->
      <text:h text:style-name="P10" text:outline-level="1">
<text:span text:style-name="T4">
The victory of Ukraine in the war with the Russian Federation will restrain the military ambitions of China - Pens</text:span>
</text:h>
      <text:p text:style-name="P4">
Authors: Ukrinform (Person)</text:p>
      <text:p text:style-name="P4">
Publisher: Укринформ (Organization)</text:p>
      <text:p text:style-name="P4">
Published Time: 2023-07-03T19:18:00+03:00</text:p>
      <text:p text:style-name="P4">
Modified Time: 2023-07-03T19:18:00+03:00</text:p>
      <text:p text:style-name="P4">
Description: The head of the PRC, Xi Jinping, closely monitors how Ukraine opposes Russian aggression, and the victory of Ukrainians with the support of the West will largely restrain China's further military ambitions in the Asian-Pacific. - Ukrinform.</text:p>
      <text:p text:style-name="P4">
Images: ['<text:a xlink:type="simple" xlink:href="https://static.ukrinform.com/photos/2017_02/thumb_files/630_360_1487510716-7486.jpg" text:style-name="Internet_20_link" text:visited-style-name="Visited_20_Internet_20_Link">
630_360_14875...</text:a>
']</text:p>
      <text:p text:style-name="P4">
Tags: ['Китай', 'Пенс', 'Україна', 'Війна з Росією']</text:p>
      <text:p text:style-name="P4">
Type: Article</text:p>
      <!--METADATA-->
      <text:p text:style-name="P4">
<draw:frame draw:style-name="fr1" draw:name="Image168" text:anchor-type="as-char" svg:width="6.9236in" svg:height="3.956343in" draw:z-index="0">
<draw:image xlink:href="../Images/yкринформ/2023-07-03T19-18-00-03-00/630_360_1487510716-7486.jpg" xlink:type="simple" xlink:show="embed" xlink:actuate="onLoad" draw:mime-type="image/jpeg"/>
</draw:frame>
The head of the China Czinpin closely monitors how Ukraine opposes Russian aggression, and the victory of Ukrainians with the support of the West will largely restrain the Further Ambitions of China in the Asian-Pacific region.</text:p>
      <text:p text:style-name="P4">
This was stated in an interview with the channel <text:a xlink:type="simple" xlink:href="https://www.cbsnews.com/live/video/20230702174129-former-vice-president-mike-pence-speaks-after-ukraine-trip/#x" text:style-name="Internet_20_link" text:visited-style-name="Visited_20_Internet_20_Link">
CBS News</text:a>
Republican Presidential President, former Vice President Mike Pence, Ukrinform reports.</text:p>
      <text:p text:style-name="P4">
“Many people will say that <text:a xlink:type="simple" xlink:href="https://www.ukrinform.ua/tag-kitaj" text:style-name="Internet_20_link" text:visited-style-name="Visited_20_Internet_20_Link">
China</text:a>
- A cesterous problem, and there is no more effective way to send a stunning signal of communist China to restrain its military ambitions in the Asian -Pacific region than to give Ukraine what they need for a cut -off invasion, " - said the influential Republican.</text:p>
      <text:p text:style-name="P4">
At the same time, he expressed confidence that the Chinese leadership, which continues to build partnership with the Russians, watches the development of events.</text:p>
      <text:p text:style-name="P4">
“I met with President SI, I also met with President Putin. Yavam is guarantee, President SI very carefully monitors what is happening in Ukraine, ”Pence stressed.</text:p>
      <text:p text:style-name="P4">
<text:span text:style-name="T4">
 Read also: </text:span>
 <text:a xlink:type="simple" xlink:href="https://www.ukrinform.ua/rubric-polytics/3729493-prezident-zustrivsa-z-majkom-pensom.html" text:style-name="Internet_20_link" text:visited-style-name="Visited_20_Internet_20_Link">
Zelensky met with Penso - discussed the security and membership of Ukraine in NATO</text:a>
In this context, he once again emphasized the importance of Ukraine's rapid provision of everything she needs to reflect the Russian invasion.</text:p>
      <text:p text:style-name="P4">
"I think it will lay a solid basis for deterring military aggression and ambition in the Asia -Pacific region," the US presidential candidate said.</text:p>
      <text:p text:style-name="P4">
As reported <text:a xlink:type="simple" xlink:href="https://www.ukrinform.ua/rubric-ato/3730976-pens-prodovzenna-pidtrimki-ukraini-vazlive-dla-bezpeki-vsogo-nato.html" text:style-name="Internet_20_link" text:visited-style-name="Visited_20_Internet_20_Link">
Ukrinform</text:a>
, influential republican Mike Pension expressed a firm confidence in the need to provide Ukrainians with weapons - against the background of doubt within the party to further support Ukraine. He stressed that the Armed Forces restrained the threatened Russian aggression against NATO member states.</text:p>
      <text:p text:style-name="P4">
News Source: <text:a xlink:type="simple" xlink:href="https://www.ukrinform.ua/rubric-polytics/3730981-peremoga-ukraini-u-vijni-z-rf-strimuvatime-vijskovi-ambicii-kitau-pens.html" text:style-name="Internet_20_link" text:visited-style-name="Visited_20_Internet_20_Link">
https://www.ukrinform.ua/rubric-polytics/3730981-peremoga-ukraini-u-vijni-z-rf-strimuvatime-vijskovi-ambicii-kitau-pens.html</text:a>
</text:p>
      <!--NEWS-->
      <text:h text:style-name="P10" text:outline-level="1">
<text:span text:style-name="T4">
Evacuation or additional measures will be carried out in the zone of a possible terrorist attack</text:span>
</text:h>
      <text:p text:style-name="P4">
Authors: Ukrinform (Person)</text:p>
      <text:p text:style-name="P4">
Publisher: Укринформ (Organization)</text:p>
      <text:p text:style-name="P4">
Published Time: 2023-07-03T19:22:00+03:00</text:p>
      <text:p text:style-name="P4">
Modified Time: 2023-07-03T19:22:00+03:00</text:p>
      <text:p text:style-name="P4">
Description: If Russian invaders resort to a terrorist act at the Zaporozhye NPP, then either the evacuation of the population or additional measures will be carried out in the area of influence of its consequences. - Ukrinform.</text:p>
      <text:p text:style-name="P4">
Images: ['<text:a xlink:type="simple" xlink:href="https://static.ukrinform.com/photos/2022_10/thumb_files/630_360_1666878211-8972.jpeg" text:style-name="Internet_20_link" text:visited-style-name="Visited_20_Internet_20_Link">
630_360_16668...</text:a>
']</text:p>
      <text:p text:style-name="P4">
Tags: ['Ляшко', 'Запорізька АЕС', 'Війна з Росією']</text:p>
      <text:p text:style-name="P4">
Type: Article</text:p>
      <!--METADATA-->
      <text:p text:style-name="P4">
<draw:frame draw:style-name="fr1" draw:name="Image169" text:anchor-type="as-char" svg:width="6.9236in" svg:height="3.956343in" draw:z-index="0">
<draw:image xlink:href="../Images/yкринформ/2023-07-03T19-22-00-03-00/630_360_1666878211-8972.jpeg" xlink:type="simple" xlink:show="embed" xlink:actuate="onLoad" draw:mime-type="image/jpeg"/>
</draw:frame>
If the Russian invaders go to a terrorist act at the Zaporozhye NPP, the area of influence of its consequences will be carried out or evacuation of the population or additional measures.</text:p>
      <text:p text:style-name="P4">
The Minister of Health Viktor Lyashko told reporters, Ukrainian reports.</text:p>
      <text:p text:style-name="P4">
“We have conducted additional briefing that doctors do in the 30-kilometer area, a 50-kilometer lesion zone, and then everything will be regulated by the post, as we will know about the accident. We understand the area of influence, and it will either be evacuated or additional recommendations for specific health care facilities and people living in this territory .... in a 30-50-kilometer zone.(from the ZPP - Ed.)The medicine is definitely, then the question is a cloud. We have medicines, listen to the recommendations of local authorities. In order not to harm people, it will be done when it is necessary to do, ”Lyashko said.</text:p>
      <text:p text:style-name="P4">
He added that there are no such medicines that will be 100 % protected from radiation. Therefore, according to him, if necessary, the victim will be carried out symptomatic treatment.</text:p>
      <text:p text:style-name="P4">
New WHO recommendations are currently being processed, which will be made in the protocollation of acute radiation disease.</text:p>
      <text:p text:style-name="P4">
As for iodine prevention, as the Minister noted, all the recommendations on the locations will be applied only when there is a formal message.</text:p>
      <text:p text:style-name="P4">
"About iodine prevention will be said when on <text:a xlink:type="simple" xlink:href="https://www.ukrinform.ua/tag-zaporizka-aes" text:style-name="Internet_20_link" text:visited-style-name="Visited_20_Internet_20_Link">
ZPP</text:a>
There will be an emergency or terrorist attack. Only then will we know in what condition the reactors were, which could get into the atmosphere, and will talk about certain algorithms. Everyone is algorithm, "Lyashko said.</text:p>
      <text:p text:style-name="P4">
<text:span text:style-name="T4">
 Read also: </text:span>
 <text:a xlink:type="simple" xlink:href="https://www.ukrinform.ua/rubric-ato/3730021-danilov-pro-jmovirnij-terakt-rosian-na-zaes-u-nas-e-protokoli-ta-plani-v-akij-sposib-diati.html" text:style-name="Internet_20_link" text:visited-style-name="Visited_20_Internet_20_Link">
Danilov - about the probable terrorist attack of the Russians on <text:span text:style-name="T4">
 ZPP </text:span>
: The protocols and plans in what way to act</text:a>
The minister noted that the impact of radiation on the human body may be different, there are predications that are observed immediately, such as acute radiation disease. Also, the effects of radiation may have distant consequences that will be detected later. It is treatment, but a magic pill for all occasions does not exist."Potentially we are ready to make bone marrow transplants, but it is not a treatment of treatment that we need to rely on because it is difficult to pick up a donor, it is a long period when people are in sterile boxakh month.</text:p>
      <text:p text:style-name="P4">
<text:span text:style-name="T4">
 Read also: </text:span>
 <text:a xlink:type="simple" xlink:href="https://www.ukrinform.ua/rubric-society/3729425-u-razi-teraktu-na-zaes-pracuvatimut-specialni-sistemi-opovisenna-lasko.html" text:style-name="Internet_20_link" text:visited-style-name="Visited_20_Internet_20_Link">
in the case of a terrorist attack on <text:span text:style-name="T4">
 ZPP </text:span>
 will work specialty alert systems - Lyashko</text:a>
As reported by Ukrinform, on March 4, 2022, the Russians seized the ZPP. On June 22, 20123, President Volodymyr Zelenskyy announced Russia's plans to arrange a terract at the station.</text:p>
      <text:p text:style-name="P4">
The Secretary of the National Security and Defense Council Alexei Danilov reported that Ukraine is carefully preparing for any scenarios for the development of the events of the Zaporozhye NPP.</text:p>
      <text:p text:style-name="P4">
On June 30, the Main Directorate of Intelligence of the Ministry of Defense reported that the Russian contingent gradually leaves the territory of the Zaporozhye nuclear power plant.</text:p>
      <text:p text:style-name="P4">
At the end of June 2023 in the Nikolaev, Kherson, Zaporizhzhya, Dnipropetrovsk regions, large -scale exercises of emergency services for the consequences of a possible terrorist attack at the ZPP.</text:p>
      <text:p text:style-name="P4">
News Source: <text:a xlink:type="simple" xlink:href="https://www.ukrinform.ua/rubric-society/3730984-u-zoni-mozlivogo-teraktu-na-zaes-bude-provoditisa-evakuacia-abo-dodatkovi-zahodi-lasko.html" text:style-name="Internet_20_link" text:visited-style-name="Visited_20_Internet_20_Link">
https://www.ukrinform.ua/rubric-society/3730984-u-zoni-mozlivogo-teraktu-na-zaes-bude-provoditisa-evakuacia-abo-dodatkovi-zahodi-lasko.html</text:a>
</text:p>
      <!--NEWS-->
      <text:h text:style-name="P10" text:outline-level="1">
<text:span text:style-name="T4">
Sholtz and Zelensky discussed the situation in Ukraine</text:span>
</text:h>
      <text:p text:style-name="P4">
Authors: Ukrinform (Person)</text:p>
      <text:p text:style-name="P4">
Publisher: Укринформ (Organization)</text:p>
      <text:p text:style-name="P4">
Published Time: 2023-07-03T19:30:00+03:00</text:p>
      <text:p text:style-name="P4">
Modified Time: 2023-07-03T19:30:00+03:00</text:p>
      <text:p text:style-name="P4">
Description: German Chancellor Olaf Sholtz and President of Ukraine Volodymyr Zelensky discussed the political, military and humanitarian situation in Ukraine during a telephone conversation on Monday. - Ukrinform.</text:p>
      <text:p text:style-name="P4">
Images: ['<text:a xlink:type="simple" xlink:href="https://static.ukrinform.com/photos/2023_06/thumb_files/630_360_1687808301-152.jpeg" text:style-name="Internet_20_link" text:visited-style-name="Visited_20_Internet_20_Link">
630_360_16878...</text:a>
']</text:p>
      <text:p text:style-name="P4">
Tags: ['Німеччина', 'Україна', 'Зеленський', 'Шольц']</text:p>
      <text:p text:style-name="P4">
Type: Article</text:p>
      <!--METADATA-->
      <text:p text:style-name="P4">
<draw:frame draw:style-name="fr1" draw:name="Image170" text:anchor-type="as-char" svg:width="6.9236in" svg:height="3.956343in" draw:z-index="0">
<draw:image xlink:href="../Images/yкринформ/2023-07-03T19-30-00-03-00/630_360_1687808301-152.jpeg" xlink:type="simple" xlink:show="embed" xlink:actuate="onLoad" draw:mime-type="image/jpeg"/>
</draw:frame>
Chancellorfrn Olaf Soltz and President of Ukraine Volodymyr Zelensky discussed the political, military and humanitarian situation in Ukraine during a telephone conversation on Monday.</text:p>
      <text:p text:style-name="P4">
This was reported to journalists by a spokesman for Federal Government Steffen Gebestrytit, Ukrinform reports.</text:p>
      <text:p text:style-name="P4">
President Zelensky thanked the Federal Government for his military support, including strengthening Ukrainian air defense and artillery, said the spokesman.</text:p>
      <text:p text:style-name="P4">
Chancellor has confirmed unchanged and adamant solidarity with Ukraine. He stated that <text:a xlink:type="simple" xlink:href="https://www.ukrinform.ua/tag-nimeccina" text:style-name="Internet_20_link" text:visited-style-name="Visited_20_Internet_20_Link">
Germany</text:a>
It will continue to support Ukraine, including in the military sphere, in close coordination of Zevra and international partners.</text:p>
      <text:p text:style-name="P4">
Chancellor Scholtz and President Zelensky called on to continue the Grain Agreement with the UN by July 17, which helps to improve global food stations.</text:p>
      <text:p text:style-name="P4">
*!(https://www.ukrinform.ua/rubric-world/3730613-solc-poasniv-comu-frn-zaraz-ne-dae-ukraini-dalekobijnu-zbrou-i-bezpekovi-garantii.html)The Federal Chancellor and the Ukrainian President have agreed to continue the constructive exchange of views, including with the purpose of global support, and maintain close contacts.</text:p>
      <text:p text:style-name="P4">
Also during a telephone conversation, Zelensky and Scholz coordinated the positions of the Ukrainians before NATO Vilnius.</text:p>
      <text:p text:style-name="P4">
"The prolonged and fruitful telephone conversation with German Chancellor Olaf Scholtz. The positions at the NATO Vilnius Summit were coordinated and discussed for the formatima -weight security for Ukraine," Zelensky reports in <text:a xlink:type="simple" xlink:href="https://t.me/V_Zelenskiy_official/6827" text:style-name="Internet_20_link" text:visited-style-name="Visited_20_Internet_20_Link">
telegram</text:a>
.</text:p>
      <text:p text:style-name="P4">
Zelensky informed Scholz about the situation on the battlefield. "We have shared the values of the latest events in Russia and Belarus and discussed the current Stanzer Agreement and the importance of its continuation," the President said.</text:p>
      <text:p text:style-name="P4">
<text:span text:style-name="T4">
 Read also: </text:span>
 <text:a xlink:type="simple" xlink:href="https://www.ukrinform.ua/rubric-polytics/3729861-evrokomisia-se-ne-znajsla-mehanizmu-ak-vikoristati-rosijski-aktivi-v-interesah-ukraini-solc.html" text:style-name="Internet_20_link" text:visited-style-name="Visited_20_Internet_20_Link">
European Commission has not yet found a mechanism how to use Russian assets in the interests of Ukraine - <text:span text:style-name="T4">
 SHOLC </text:span>
</text:a>
"I thank the important signals of Ukraine's support at the London Conference and a meeting of the European Council. I am gratefully grateful for the active realization of the previous defense package for 2.7 billion euros and for the long -term plan for Ukraine's defense support," EUR 8.8 billion, " - said thezelensky.It was reported that NATO Summit will take place in Vilnius on July 11-12.</text:p>
      <text:p text:style-name="P4">
<text:span text:style-name="T5">
Foto: op</text:span>
</text:p>
      <text:p text:style-name="P4">
News Source: <text:a xlink:type="simple" xlink:href="https://www.ukrinform.ua/rubric-polytics/3730996-solc-i-zelenskij-obgovorili-situaciu-v-ukraini.html" text:style-name="Internet_20_link" text:visited-style-name="Visited_20_Internet_20_Link">
https://www.ukrinform.ua/rubric-polytics/3730996-solc-i-zelenskij-obgovorili-situaciu-v-ukraini.html</text:a>
</text:p>
      <!--NEWS-->
      <text:h text:style-name="P10" text:outline-level="1">
<text:span text:style-name="T4">
Repair of tanks for Ukraine: Pistorius gave 10 days to resolve the issue with the center in Poland</text:span>
</text:h>
      <text:p text:style-name="P4">
Authors: Ukrinform (Person)</text:p>
      <text:p text:style-name="P4">
Publisher: Укринформ (Organization)</text:p>
      <text:p text:style-name="P4">
Published Time: 2023-07-03T19:34:00+03:00</text:p>
      <text:p text:style-name="P4">
Modified Time: 2023-07-03T19:34:00+03:00</text:p>
      <text:p text:style-name="P4">
Description: German Defense Minister Boris Pistorius called for the early launch of the LEOPARD 2 combat tanks transferred to Ukraine as soon as possible in Poland. - Ukrinform.</text:p>
      <text:p text:style-name="P4">
Images: ['<text:a xlink:type="simple" xlink:href="https://static.ukrinform.com/photos/2023_06/thumb_files/630_360_1686927961-861.jpg" text:style-name="Internet_20_link" text:visited-style-name="Visited_20_Internet_20_Link">
630_360_16869...</text:a>
']</text:p>
      <text:p text:style-name="P4">
Tags: ['Польща', 'Танк', 'Пісторіус', 'Ремонт', 'Війна з Росією', ' танк Leopard']</text:p>
      <text:p text:style-name="P4">
Type: Article</text:p>
      <!--METADATA-->
      <text:p text:style-name="P4">
<draw:frame draw:style-name="fr1" draw:name="Image171" text:anchor-type="as-char" svg:width="6.9236in" svg:height="3.956343in" draw:z-index="0">
<draw:image xlink:href="../Images/yкринформ/2023-07-03T19-34-00-03-00/630_360_1686927961-861.jpg" xlink:type="simple" xlink:show="embed" xlink:actuate="onLoad" draw:mime-type="image/jpeg"/>
</draw:frame>
German Ministry of Germany Boris Pistorius called for the early launch of the Center for Repair of the main combat tanks of Leopard 2, damaged during hostilities in Poland.</text:p>
      <text:p text:style-name="P4">
According to Ukrinform, he stated this while visiting Visha with Polish College Mariusz Blaschak.</text:p>
      <text:p text:style-name="P4">
"We believe that the negotiations should be completed during the next ten days, so that we know in which direction the affairs are going ... It should be clear: repair is an important part of the sustainable support of Ukraine, repair, as well as shipping supplies," Pistorius said.</text:p>
      <text:p text:style-name="P4">
Pistorius and Blaschak agreed to create a repair center back in April, and he was supposed to start working on the basis of the manufacturer of weaponsbumar-labedy in Glivitice in Upper Silesia.</text:p>
      <text:p text:style-name="P4">
<text:span text:style-name="T4">
 Read also: </text:span>
 <text:a xlink:type="simple" xlink:href="https://www.ukrinform.ua/rubric-ato/3730980-najblizcimi-tiznami-ukraina-otrimae-desatki-tankiv-leopard-1-pistorius.html" text:style-name="Internet_20_link" text:visited-style-name="Visited_20_Internet_20_Link">
Ukraine will receive dozens of tank LEOPARD 1 - <text:span text:style-name="T4">
 Pistorius </text:span>
</text:a>
According to the German edition <text:a xlink:type="simple" xlink:href="https://www.spiegel.de/politik/deutschland/berlin-und-warschau-streiten-ueber-leopard-werkstatt-a-8a3e52c0-6772-470b-8008-0c1390fb23a7" text:style-name="Internet_20_link" text:visited-style-name="Visited_20_Internet_20_Link">
Spiegel</text:a>
, German Casteror considers the price expectations of the Poles to be inflated for repair work.</text:p>
      <text:p text:style-name="P4">
Germany and Poland were the leaders in the issue of the main LEOPARD combat tanks.</text:p>
      <text:p text:style-name="P4">
<text:span text:style-name="T5">
Foto: canadianarmytoody.com</text:span>
</text:p>
      <text:p text:style-name="P4">
News Source: <text:a xlink:type="simple" xlink:href="https://www.ukrinform.ua/rubric-ato/3730989-remont-tankiv-dla-ukraini-pistorius-dav-10-dniv-na-virisenna-pitanna-z-centrom-u-polsi.html" text:style-name="Internet_20_link" text:visited-style-name="Visited_20_Internet_20_Link">
https://www.ukrinform.ua/rubric-ato/3730989-remont-tankiv-dla-ukraini-pistorius-dav-10-dniv-na-virisenna-pitanna-z-centrom-u-polsi.html</text:a>
</text:p>
      <!--NEWS-->
      <text:h text:style-name="P10" text:outline-level="1">
<text:span text:style-name="T4">
More than 1.3 million hectares of forest have already burned in Russia this year</text:span>
</text:h>
      <text:p text:style-name="P4">
Authors: Ukrinform (Person)</text:p>
      <text:p text:style-name="P4">
Publisher: Укринформ (Organization)</text:p>
      <text:p text:style-name="P4">
Published Time: 2023-07-03T19:36:00+03:00</text:p>
      <text:p text:style-name="P4">
Modified Time: 2023-07-03T19:36:00+03:00</text:p>
      <text:p text:style-name="P4">
Description: Since the beginning of the year, approximately 7.4 thousand forest fires have passed in the regions of Russia, more than 1.356 million hectares of forest have been injured. - Ukrinform.</text:p>
      <text:p text:style-name="P4">
Images: ['<text:a xlink:type="simple" xlink:href="https://static.ukrinform.com/photos/2022_08/thumb_files/630_360_1660222525-605.jpg" text:style-name="Internet_20_link" text:visited-style-name="Visited_20_Internet_20_Link">
630_360_16602...</text:a>
']</text:p>
      <text:p text:style-name="P4">
Tags: ['Ліс', 'Пожежа', 'Росія']</text:p>
      <text:p text:style-name="P4">
Type: Article</text:p>
      <!--METADATA-->
      <text:p text:style-name="P4">
<draw:frame draw:style-name="fr1" draw:name="Image172" text:anchor-type="as-char" svg:width="6.9236in" svg:height="3.956343in" draw:z-index="0">
<draw:image xlink:href="../Images/yкринформ/2023-07-03T19-36-00-03-00/630_360_1660222525-605.jpg" xlink:type="simple" xlink:show="embed" xlink:actuate="onLoad" draw:mime-type="image/jpeg"/>
</draw:frame>
Since the beginning of the year, approximately 7.4 thousand forest fires have passed in the regions of Russia, more than 1.356 million hectares of forest.</text:p>
      <text:p text:style-name="P4">
According to Ukrinform, it follows from monitoring data "(https://aviales.ru/files/documents/2023/fds_svedenya/%D1%81%D0%B2%D0%B5%D0%B4%D0%B5%D0%BD%D0%B8%D1%8F%20%D0%BE%20%D0%BB%D0%B5%D1%81%D0%BE%D0%BF%D0%BE%D0%B6%D0%B0%D1%80%D0%BD%D0%BE%D0%B9%20%D0%BE%D0%B1%D1%81%D1%82%D0%B0%D0%BD%D0%BE%D0%B2%D0%BA%D0%B5%20%D0%BD%D0%B0%20%D1%82%D0%B5%D1%80%D1%80%D0%B8%D1%82%D0%BE%D1%80%D0%B8%D0%B8%20%D1%81%D1%83%D0%B1%D1%8A%D0%B5%D0%BA%D1%82%D0%BE%D0%B2%20%D1%80%D1%84%20%D0%BD%D0%B0%2003.07.2023.pdf)"On July 3.</text:p>
      <text:p text:style-name="P4">
Most forest fires were covered by the Far Eastern District: 1874 Zapodnaya area of 862.5 thousand hectares. Also a lot of fires were in Urals(2091 <text:a xlink:type="simple" xlink:href="https://www.ukrinform.ua/tag-pozeza" text:style-name="Internet_20_link" text:visited-style-name="Visited_20_Internet_20_Link">
fires</text:a>
on an area of 365.0 thousand ha)Tasibir districts(2018 fires on an area of approximately 107.8 thousand ha).</text:p>
      <text:p text:style-name="P4">
Лісистість інших 5 російських федеральних округів менша. Відповідно кількістьпожеж і згорілих лісів там значно менша.</text:p>
      <text:p text:style-name="P4">
<text:span text:style-name="T4">
Читайте також:</text:span>
 <text:a xlink:type="simple" xlink:href="https://www.ukrinform.ua/rubric-world/3729862-na-greckomu-ostrovi-spalahnula-masstabna-lisova-pozeza.html" text:style-name="Internet_20_link" text:visited-style-name="Visited_20_Internet_20_Link">
 На грецькому острові спалахнула масштабна лісова<text:span text:style-name="T4">
пожежа</text:span>
 </text:a>
As it was reported, the fire -hazardous season was opened in 87 subjects of Russian federation. The NA regime was introduced in 6 entities. A special fire regime was set in 56 subjects of the Russian Federation.</text:p>
      <text:p text:style-name="P4">
News Source: <text:a xlink:type="simple" xlink:href="https://www.ukrinform.ua/rubric-world/3730991-u-rosii-cogoric-zgorilo-vze-ponad-13-miljona-gektariv-lisu.html" text:style-name="Internet_20_link" text:visited-style-name="Visited_20_Internet_20_Link">
https://www.ukrinform.ua/rubric-world/3730991-u-rosii-cogoric-zgorilo-vze-ponad-13-miljona-gektariv-lisu.html</text:a>
</text:p>
      <!--NEWS-->
      <text:h text:style-name="P10" text:outline-level="1">
<text:span text:style-name="T4">
The Russians fired at Kinddka village in Kherson region, there are wounded</text:span>
</text:h>
      <text:p text:style-name="P4">
Authors: Ukrinform (Person)</text:p>
      <text:p text:style-name="P4">
Publisher: Укринформ (Organization)</text:p>
      <text:p text:style-name="P4">
Published Time: 2023-07-03T19:40:00+03:00</text:p>
      <text:p text:style-name="P4">
Modified Time: 2023-07-03T19:40:00+03:00</text:p>
      <text:p text:style-name="P4">
Description: The Russians fired at Kinddka village in Kherson. The shelling wounded the couple. - Ukrinform.</text:p>
      <text:p text:style-name="P4">
Images: ['<text:a xlink:type="simple" xlink:href="https://static.ukrinform.com/photos/2023_05/thumb_files/630_360_1684504765-254.jpg" text:style-name="Internet_20_link" text:visited-style-name="Visited_20_Internet_20_Link">
630_360_16845...</text:a>
']</text:p>
      <text:p text:style-name="P4">
Tags: ['Херсонщина', 'Обстріл', 'Поранені', 'Війна з Росією']</text:p>
      <text:p text:style-name="P4">
Type: Article</text:p>
      <!--METADATA-->
      <text:p text:style-name="P4">
<draw:frame draw:style-name="fr1" draw:name="Image173" text:anchor-type="as-char" svg:width="6.9236in" svg:height="3.956343in" draw:z-index="0">
<draw:image xlink:href="../Images/yкринформ/2023-07-03T19-40-00-03-00/630_360_1684504765-254.jpg" xlink:type="simple" xlink:show="embed" xlink:actuate="onLoad" draw:mime-type="image/jpeg"/>
</draw:frame>
The Russian village of Kinddka, in Kherson region. As a result of the shelling, the wife is wounded.</text:p>
      <text:p text:style-name="P4">
About it in <text:a xlink:type="simple" xlink:href="https://t.me/olexandrprokudin/865" text:style-name="Internet_20_link" text:visited-style-name="Visited_20_Internet_20_Link">
telegram</text:a>
Oleksandr Proudin reported to the chiefs of the Church, Ukrinform reports.</text:p>
      <text:p text:style-name="P4">
"The army of the Russian Federation fired at Kinddka village - the couple was injured," Proudin wrote.</text:p>
      <text:p text:style-name="P4">
According to him, one of the hostile shells hit near the local church.</text:p>
      <text:p text:style-name="P4">
Through <text:a xlink:type="simple" xlink:href="https://www.ukrinform.ua/tag-obstril" text:style-name="Internet_20_link" text:visited-style-name="Visited_20_Internet_20_Link">
shelling</text:a>
Two people were injured-a 59-year-old man and a 55-year-old woman. Both of the wounded were not done, doctors provide them with help.</text:p>
      <text:p text:style-name="P4">
<text:span text:style-name="T4">
 Read also: </text:span>
 <text:a xlink:type="simple" xlink:href="https://www.ukrinform.ua/rubric-ato/3730919-rosiani-obstrilali-z-tankiv-deokupovanu-kozacu-lopan.html" text:style-name="Internet_20_link" text:visited-style-name="Visited_20_Internet_20_Link">
Russians <text:span text:style-name="T4">
 fire </text:span>
 fir from tanks deoocuo -boiled goat</text:a>
As it was reported, today they informed about the three wounded in the result of a striking shelling of the village of Stanislav, is also under the constant shelling of Kherson's pre -war - Antonivka village.</text:p>
      <text:p text:style-name="P4">
_ Photo illustrative_</text:p>
      <text:p text:style-name="P4">
News Source: <text:a xlink:type="simple" xlink:href="https://www.ukrinform.ua/rubric-ato/3730995-rosiani-obstrilali-selise-kindijka-na-hersonsini-e-poraneni.html" text:style-name="Internet_20_link" text:visited-style-name="Visited_20_Internet_20_Link">
https://www.ukrinform.ua/rubric-ato/3730995-rosiani-obstrilali-selise-kindijka-na-hersonsini-e-poraneni.html</text:a>
</text:p>
      <!--NEWS-->
      <text:h text:style-name="P10" text:outline-level="1">
<text:span text:style-name="T4">
Under Moscow burning warehouses of the former furniture plant</text:span>
</text:h>
      <text:p text:style-name="P4">
Authors: Ukrinform (Person)</text:p>
      <text:p text:style-name="P4">
Publisher: Укринформ (Organization)</text:p>
      <text:p text:style-name="P4">
Published Time: 2023-07-03T19:43:00+03:00</text:p>
      <text:p text:style-name="P4">
Modified Time: 2023-07-03T23:43:00+03:00</text:p>
      <text:p text:style-name="P4">
Description: In the city of Khimka, the Moscow region burns the warehouses of the former furniture factory, the fire area reached thousands of square meters. - Ukrinform.</text:p>
      <text:p text:style-name="P4">
Images: ['<text:a xlink:type="simple" xlink:href="https://static.ukrinform.com/photos/2018_05/thumb_files/630_360_1526257016-6927.jpg" text:style-name="Internet_20_link" text:visited-style-name="Visited_20_Internet_20_Link">
630_360_15262...</text:a>
']</text:p>
      <text:p text:style-name="P4">
Tags: ['Москва', 'Пожежа', 'Росія']</text:p>
      <text:p text:style-name="P4">
Type: Article</text:p>
      <!--METADATA-->
      <text:p text:style-name="P4">
<draw:frame draw:style-name="fr1" draw:name="Image174" text:anchor-type="as-char" svg:width="6.9236in" svg:height="3.956343in" draw:z-index="0">
<draw:image xlink:href="../Images/yкринформ/2023-07-03T19-43-00-03-00/630_360_1526257016-6927.jpg" xlink:type="simple" xlink:show="embed" xlink:actuate="onLoad" draw:mime-type="image/jpeg"/>
</draw:frame>
In the city of Khimka, the Moscow region burns the warehouses of the former furniture factory, the area of the road reached thousands of square meters.</text:p>
      <text:p text:style-name="P4">
According to Ukrinform, it reports <text:a xlink:type="simple" xlink:href="https://t.me/infomoscow24/46907" text:style-name="Internet_20_link" text:visited-style-name="Visited_20_Internet_20_Link">
Moscow Telegram Channel 24</text:a>
.</text:p>
      <text:p text:style-name="P4">
“Serious <text:a xlink:type="simple" xlink:href="https://www.ukrinform.ua/tag-pozeza" text:style-name="Internet_20_link" text:visited-style-name="Visited_20_Internet_20_Link">
fire</text:a>
In the Moscowkhimki. Previously, the furniture plant on Nekrasov Street was caught, and the fire was also covered by the warehouse with paint. The huge flame and smoke from it visible to the neighboring areas. There is no information about the victims, ”the presentation reads.</text:p>
      <text:p text:style-name="P4">
The Russian Ministry of Emergencies reported that the warehouse is burning on an area of 400 m². Later, the area of the fire increased to 1000 m².</text:p>
      <text:p text:style-name="P4">
<text:span text:style-name="T4">
 Read also: </text:span>
 <text:a xlink:type="simple" xlink:href="https://www.ukrinform.ua/rubric-world/3730991-u-rosii-cogoric-zgorilo-vze-ponad-13-miljona-gektariv-lisu.html" text:style-name="Internet_20_link" text:visited-style-name="Visited_20_Internet_20_Link">
in Russia this year more than 1.3 million hectares have burned down</text:a>
As reported <text:a xlink:type="simple" xlink:href="https://www.ukrinform.ua/rubric-world/3729233-u-niznomu-novgorodi-stalasa-pozeza-na-zavodi-balzam.html" text:style-name="Internet_20_link" text:visited-style-name="Visited_20_Internet_20_Link">
Ukrinform</text:a>
, the Urosian city of Nizhny Novgorod broke out a large -scale fire at the Balzam plant.</text:p>
      <text:p text:style-name="P4">
News Source: <text:a xlink:type="simple" xlink:href="https://www.ukrinform.ua/rubric-world/3731060-pid-moskvou-gorat-skladi-kolisnogo-meblevogo-kombinatu.html" text:style-name="Internet_20_link" text:visited-style-name="Visited_20_Internet_20_Link">
https://www.ukrinform.ua/rubric-world/3731060-pid-moskvou-gorat-skladi-kolisnogo-meblevogo-kombinatu.html</text:a>
</text:p>
      <!--NEWS-->
      <text:h text:style-name="P10" text:outline-level="1">
<text:span text:style-name="T4">
The enemy fired at Nikopol from the barrel artillery</text:span>
</text:h>
      <text:p text:style-name="P4">
Authors: Ukrinform (Person)</text:p>
      <text:p text:style-name="P4">
Publisher: Укринформ (Organization)</text:p>
      <text:p text:style-name="P4">
Published Time: 2023-07-03T19:45:00+03:00</text:p>
      <text:p text:style-name="P4">
Modified Time: 2023-07-03T19:45:00+03:00</text:p>
      <text:p text:style-name="P4">
Description: In Dnipropetrovsk, the enemy army fired at Nikopol from the barrel artiller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Дніпропетровщина', 'Нікополь', 'Обстріл', 'Війна з Росією']</text:p>
      <text:p text:style-name="P4">
Type: Article</text:p>
      <!--METADATA-->
      <text:p text:style-name="P4">
<draw:frame draw:style-name="fr1" draw:name="Image175" text:anchor-type="as-char" svg:width="6.9236in" svg:height="3.956343in" draw:z-index="0">
<draw:image xlink:href="../Images/yкринформ/2023-07-03T19-45-00-03-00/630_360_1669987737-966.jpg" xlink:type="simple" xlink:show="embed" xlink:actuate="onLoad" draw:mime-type="image/jpeg"/>
</draw:frame>
The hostile army fired at the hostile army from the barrel artillery.</text:p>
      <text:p text:style-name="P4">
About it in <text:a xlink:type="simple" xlink:href="https://t.me/mykola_lukashuk/5356" text:style-name="Internet_20_link" text:visited-style-name="Visited_20_Internet_20_Link">
telegram</text:a>
Informs Mykola Lukashuk, the Chief Properepetrovsk Regional Council, Ukrinform reports.</text:p>
      <text:p text:style-name="P4">
"The enemy does not stop the attack on the Nikopol district and continues terror against peaceful population. During the day <text:a xlink:type="simple" xlink:href="https://www.ukrinform.ua/tag-obstril" text:style-name="Internet_20_link" text:visited-style-name="Visited_20_Internet_20_Link">
Vyativ</text:a>
Capital artillery in Nikopol, " - the message reads.</text:p>
      <text:p text:style-name="P4">
There were no casualties and victims.</text:p>
      <text:p text:style-name="P4">
<text:span text:style-name="T4">
 Read also: </text:span>
 <text:a xlink:type="simple" xlink:href="https://www.ukrinform.ua/rubric-ato/3730315-v-nikopoli-rosiani-vlucili-v-cerkvu-ta-idalnu-e-rujnuvanna.html" text:style-name="Internet_20_link" text:visited-style-name="Visited_20_Internet_20_Link">
in Nikopol, Russians hit the administrative building, the church of the tidor</text:a>
According to Lukashuk, in other communities of the region it was calm.</text:p>
      <text:p text:style-name="P4">
News Source: <text:a xlink:type="simple" xlink:href="https://www.ukrinform.ua/rubric-ato/3730998-vorog-obstrilav-nikopol-zi-stvolnoi-artilerii.html" text:style-name="Internet_20_link" text:visited-style-name="Visited_20_Internet_20_Link">
https://www.ukrinform.ua/rubric-ato/3730998-vorog-obstrilav-nikopol-zi-stvolnoi-artilerii.html</text:a>
</text:p>
      <!--NEWS-->
      <text:h text:style-name="P10" text:outline-level="1">
<text:span text:style-name="T4">
There are heavy fights in the east - a day over 30 fighting collisions in four directions</text:span>
</text:h>
      <text:p text:style-name="P4">
Authors: Ukrinform (Person)</text:p>
      <text:p text:style-name="P4">
Publisher: Укринформ (Organization)</text:p>
      <text:p text:style-name="P4">
Published Time: 2023-07-03T19:47:28+03:00</text:p>
      <text:p text:style-name="P4">
Modified Time: 2023-07-03T19:47:28+03:00</text:p>
      <text:p text:style-name="P4">
Description: The enemy concentrates major efforts on the Liman, Bakhmut, Avdiiv and Marinsky directions, and heavy fights continue. More than 30 combat clashes took place during the day. - Ukrinform.</text:p>
      <text:p text:style-name="P4">
Images: ['<text:a xlink:type="simple" xlink:href="https://static.ukrinform.com/photos/2022_09/thumb_files/630_360_1662870255-229.jpg" text:style-name="Internet_20_link" text:visited-style-name="Visited_20_Internet_20_Link">
630_360_16628...</text:a>
']</text:p>
      <text:p text:style-name="P4">
Tags: ['Генштаб', 'Обстріл', 'Війна з Росією']</text:p>
      <text:p text:style-name="P4">
Type: Article</text:p>
      <!--METADATA-->
      <text:p text:style-name="P4">
<draw:frame draw:style-name="fr1" draw:name="Image176" text:anchor-type="as-char" svg:width="6.9236in" svg:height="3.956343in" draw:z-index="0">
<draw:image xlink:href="../Images/yкринформ/2023-07-03T19-47-28-03-00/630_360_1662870255-229.jpg" xlink:type="simple" xlink:show="embed" xlink:actuate="onLoad" draw:mime-type="image/jpeg"/>
</draw:frame>
The enemy's major efforts in the Liman, Bakhmut, Avdiivsky Tamarin directions continue. More than 30 fight collisions took place during the day.</text:p>
      <text:p text:style-name="P4">
According to Ukrinform, the General Staff of the Armed Forces of Ukraine reports on <text:a xlink:type="simple" xlink:href="https://www.facebook.com/GeneralStaff.ua/posts/pfbid0hu1Bk7wqdzk6pZ5TDxiNrFejGv3vraX7AbzkhZHGQCej8xxeQzBbGNQJ3k77eqDPl" text:style-name="Internet_20_link" text:visited-style-name="Visited_20_Internet_20_Link">
Facebook</text:a>
.</text:p>
      <text:p text:style-name="P4">
“Aviation of defense forces per day made 14 beats in the areas of concentration of the personal staff of the enemy. The departments of rocket troops and artillery have been affected by two areas of concentration of live power, weapons and military equipment of the enemy and five of his artillery at fire positions, ”the message reads.</text:p>
      <text:p text:style-name="P4">
The forces of Ukraine's defense during the day were struck by two areas of concentration of Russian Army and five artillery facilities at firing positions.</text:p>
      <text:p text:style-name="P4">
<text:span text:style-name="T4">
 Read also: </text:span>
 <text:a xlink:type="simple" xlink:href="https://www.ukrinform.ua/rubric-ato/3730642-rosia-vnoci-atakuvala-ukrainu-raketami-j-sahedami-genstab.html" text:style-name="Internet_20_link" text:visited-style-name="Visited_20_Internet_20_Link">
Russia attacked Ukraine at night by rockets and "Shahaneda" -<text:span text:style-name="T4">
 General Staff </text:span>
</text:a>
The General Staff emphasizes that the Russian Federation continues to lead the invading. Despite the significant losses, it does not abandon plans for complete seizure of the territories of Ukraine.</text:p>
      <text:p text:style-name="P4">
In the Volyn and Polissya directions, the operational situation without significant changes. No signs of formation of offensive groups were detected. Defined units of the Armed Forces of Belarus perform tasks in borderlines with Ukraine. The movement of units of the Armed Forces of the Russian Federation, which was prepared at Belarusian landfills, began to move for their further in hostilities in the territory of Ukraine.</text:p>
      <text:p text:style-name="P4">
In the Siversky and Slobozhansky directions, the enemy retains military adventure. He struck aviation strikes in the city of Sumy and in the Katerynivka region. He made mortar and artillery shelling of more than 10 painting points, in particular, Bachivska, Khodyn, Katerynivka of Sumy region of the veterainear, Kozacha Lopani and Budarki of Kharkiv region.</text:p>
      <text:p text:style-name="P4">
Petro-Ivanivka, Figolivka, Novomlinsk, two-year and Kupyansk Kharkiv region were in the Kupyansky direction of artillery and mortar shelling.In the Bakhmut direction, the enemy performed unsuccessful offensive actions in the east-east of Orikhovo-Vasylivka and west of Bakhmut.</text:p>
      <text:p text:style-name="P4">
<text:span text:style-name="T4">
 Read also: </text:span>
 <text:a xlink:type="simple" xlink:href="https://www.ukrinform.ua/rubric-ato/3730995-rosiani-obstrilali-selise-kindijka-na-hersonsini-e-poraneni.html" text:style-name="Internet_20_link" text:visited-style-name="Visited_20_Internet_20_Link">
Russians <text:span text:style-name="T4">
 fire </text:span>
 The village of Kinddka in Kherson, Eporanena</text:a>
More than 10 inhabited fees were injured from enemy artillery shelling, among them - Kramatorsk, Konstantinovka, Vasyukivka, Bogdanivka, Time, Tick, White Mountain of Donetsk region.</text:p>
      <text:p text:style-name="P4">
In the Avdeevsky direction, the enemy carried out artillery shelling of more than 10 painted points. In particular, ceramics, Avdiivka, Severne, Vodyane Taneuvelsky Donetsk region were injured.</text:p>
      <text:p text:style-name="P4">
In the Mariinsky direction, despite the enemy aircraft strikes and fireartilers, Ukrainian defenders repelled all 14 aggressor attacks in the area. The enemy fired at more than 10 settlements. Under the fire, in particular, Krasnogorivka, St. George, Maksimilyanivka and Zlodadnetsk region.</text:p>
      <text:p text:style-name="P4">
In the Shakhtar direction, the aggressor struck an aviation strike in the district of Donetsk region. He fired at more than 10 populated points, in particular, the fertile, the coal, the Epiphany, Shakhtarsky, Zolotonyiva and the coal of Donetsk region.</text:p>
      <text:p text:style-name="P4">
*!(https://www.ukrinform.ua/rubric-ato/3730833-na-tavrijskomu-napramku-sili-oboroni-prosuvautsa-vpered-rosiani-vtratili-se-majze-tri-roti.html)In the Zaporizhzhya and Kherson directions, the Russian army concentrates the main assets on the prevention of the promotion of Ukrainian troops. The enemy fell by more than 30 settlements, among them - Gulyaypil, Belogorye, small Tokmachka of Zaporizhzhya region; Manganese, Nikopolnydnipropetrovsk region; Antonovka of Kherson region and Kherson.</text:p>
      <text:p text:style-name="P4">
As reported by Ukrinform, <text:a xlink:type="simple" xlink:href="https://www.ukrinform.ua/rubric-ato/3730647-sili-oboroni-znisili-vze-230-tisac-260-rosijskih-zagarbnikiv.html" text:style-name="Internet_20_link" text:visited-style-name="Visited_20_Internet_20_Link">
Defense Forces of Ukraine</text:a>
From February 24, 2022 to July 32023, about 230 thousand 260 Russian invaders were liquidated, 600 of them - in the last day.</text:p>
      <text:p text:style-name="P4">
News Source: <text:a xlink:type="simple" xlink:href="https://www.ukrinform.ua/rubric-ato/3730999-na-shodi-jdut-vazki-boi-za-dobu-ponad-30-bojovih-zitknen-na-cotiroh-napramkah.html" text:style-name="Internet_20_link" text:visited-style-name="Visited_20_Internet_20_Link">
https://www.ukrinform.ua/rubric-ato/3730999-na-shodi-jdut-vazki-boi-za-dobu-ponad-30-bojovih-zitknen-na-cotiroh-napramkah.html</text:a>
</text:p>
      <!--NEWS-->
      <text:h text:style-name="P10" text:outline-level="1">
<text:span text:style-name="T4">
Tsurenko overcame the first circle of Wimbledon-2023</text:span>
</text:h>
      <text:p text:style-name="P4">
Authors: Ukrinform (Person)</text:p>
      <text:p text:style-name="P4">
Publisher: Укринформ (Organization)</text:p>
      <text:p text:style-name="P4">
Published Time: 2023-07-03T19:48:00+03:00</text:p>
      <text:p text:style-name="P4">
Modified Time: 2023-07-03T19:48:00+03:00</text:p>
      <text:p text:style-name="P4">
Description: Lesya Turenko made her way to the second round of the Wimbledon Tennis Tournament, which started in London (UK). - Ukrinform.</text:p>
      <text:p text:style-name="P4">
Images: ['<text:a xlink:type="simple" xlink:href="https://static.ukrinform.com/photos/2023_07/thumb_files/630_360_1688402383-197.jpg" text:style-name="Internet_20_link" text:visited-style-name="Visited_20_Internet_20_Link">
630_360_16884...</text:a>
']</text:p>
      <text:p text:style-name="P4">
Tags: ['Цуренко', 'Теніс', 'Вімблдон']</text:p>
      <text:p text:style-name="P4">
Type: Article</text:p>
      <!--METADATA-->
      <text:p text:style-name="P4">
<draw:frame draw:style-name="fr1" draw:name="Image177" text:anchor-type="as-char" svg:width="6.9236in" svg:height="3.956343in" draw:z-index="0">
<draw:image xlink:href="../Images/yкринформ/2023-07-03T19-48-00-03-00/630_360_1688402383-197.jpg" xlink:type="simple" xlink:show="embed" xlink:actuate="onLoad" draw:mime-type="image/jpeg"/>
</draw:frame>
Ukrainian Tsurenko made his way to the second round of the Wimbledon Tennis Tournament, which started in London(United Kingdom).</text:p>
      <text:p text:style-name="P4">
На старті третього у сезоні турніру серії Grand Slam Цуренко у трьох сетахобіграла американку Клер Лю - 6:3, 3:6, 6:4, передає Укрінформ.</text:p>
      <text:p text:style-name="P4">
У другому колі змагань Цуренко зіграє проти переможниці матчу Чжен Ціньвень(China, the 24th sowing room)- Katerzhina Sinyakova(Czech Republic).</text:p>
      <text:p text:style-name="P4">
<text:span text:style-name="T4">
Читайте також:</text:span>
 <text:a xlink:type="simple" xlink:href="https://www.ukrinform.ua/rubric-sports/3729964-vimbldon-ukrainki-otrimali-supernic-u-parnomu-rozradi.html" text:style-name="Internet_20_link" text:visited-style-name="Visited_20_Internet_20_Link">
 Вімблдон. Українки отримали суперниць у парному розряді</text:a>
The Wimbledon tournament will last until July 16.</text:p>
      <text:p text:style-name="P4">
Photo: Getty Images.</text:p>
      <text:p text:style-name="P4">
News Source: <text:a xlink:type="simple" xlink:href="https://www.ukrinform.ua/rubric-sports/3731000-curenko-podolala-perse-kolo-vimbldonu2023.html" text:style-name="Internet_20_link" text:visited-style-name="Visited_20_Internet_20_Link">
https://www.ukrinform.ua/rubric-sports/3731000-curenko-podolala-perse-kolo-vimbldonu2023.html</text:a>
</text:p>
      <!--NEWS-->
      <text:h text:style-name="P10" text:outline-level="1">
<text:span text:style-name="T4">
Sumy still extinguished fire - at the scene rescued four victims</text:span>
</text:h>
      <text:p text:style-name="P4">
Authors: Ukrinform (Person)</text:p>
      <text:p text:style-name="P4">
Publisher: Укринформ (Organization)</text:p>
      <text:p text:style-name="P4">
Published Time: 2023-07-03T19:55:00+03:00</text:p>
      <text:p text:style-name="P4">
Modified Time: 2023-07-03T19:55:00+03:00</text:p>
      <text:p text:style-name="P4">
Description: Rescuers of the State Emergency Service at the site of a hostile blow in Sumy find hidden combustion centers. - Ukrinform.</text:p>
      <text:p text:style-name="P4">
Images: ['<text:a xlink:type="simple" xlink:href="https://static.ukrinform.com/photos/2023_07/thumb_files/630_360_1688403185-914.jpeg" text:style-name="Internet_20_link" text:visited-style-name="Visited_20_Internet_20_Link">
630_360_16884...</text:a>
']</text:p>
      <text:p text:style-name="P4">
Tags: ['ДСНС', 'Обстріл', 'Суми', 'Війна з Росією']</text:p>
      <text:p text:style-name="P4">
Type: Article</text:p>
      <!--METADATA-->
      <text:p text:style-name="P4">
<draw:frame draw:style-name="fr1" draw:name="Image178" text:anchor-type="as-char" svg:width="6.9236in" svg:height="3.956343in" draw:z-index="0">
<draw:image xlink:href="../Images/yкринформ/2023-07-03T19-55-00-03-00/630_360_1688403185-914.jpeg" xlink:type="simple" xlink:show="embed" xlink:actuate="onLoad" draw:mime-type="image/jpeg"/>
</draw:frame>
Rescuers of the State Emergency Service at the site of hostile punches of Sumy find hidden centers of combustion.</text:p>
      <text:p text:style-name="P4">
According to Ukrinform, the SES reports in <text:a xlink:type="simple" xlink:href="https://t.me/dsns_telegram/18380" text:style-name="Internet_20_link" text:visited-style-name="Visited_20_Internet_20_Link">
telegram.</text:a>
"Emergency and rescue work is ongoing at the site of a hostile stroke. A special equipment for percent work is involved," - the message reads.</text:p>
      <text:p text:style-name="P4">
Divisions <text:a xlink:type="simple" xlink:href="https://www.ukrinform.ua/tag-dsns" text:style-name="Internet_20_link" text:visited-style-name="Visited_20_Internet_20_Link">
SESS</text:a>
They saved four.</text:p>
      <text:p text:style-name="P4">
A total of about 100 rescuers and 23 single -special equipment operates at the scene. The elimination of the effects of the impact is ongoing.</text:p>
      <text:p text:style-name="P4">
<text:span text:style-name="T5">
Vido: <text:a xlink:type="simple" xlink:href="https://t.me/dsns_telegram/18378" text:style-name="Internet_20_link" text:visited-style-name="Visited_20_Internet_20_Link">
SES of Ukraine</text:a>
</text:span>
</text:p>
      <text:p text:style-name="P4">
<text:span text:style-name="T4">
 Read also: </text:span>
 [<text:span text:style-name="T4">
 SES </text:span>
 showed the consequences(https://www.ukrinform.ua/rubric-regions/3730481-dsns-pokazala-naslidki-rosijskogo-obstrilu-bagatopoverhivki-v-hersoni.html)According to Ukrinform, in the morning of July 3, the Russians attacked the amounts of droneshahd 136. According to Sumy OVA, as a result of the attack <text:a xlink:type="simple" xlink:href="https://www.ukrinform.ua/rubric-ato/3730961-u-sumah-kilkist-zagiblih-vid-ataki-rosijskih-bezpilotnikiv-zrosla-do-dvoh.html" text:style-name="Internet_20_link" text:visited-style-name="Visited_20_Internet_20_Link">
two persons were killed and 19. </text:a>
<text:span text:style-name="T5">
Foto: SNNS</text:span>
</text:p>
      <text:p text:style-name="P4">
News Source: <text:a xlink:type="simple" xlink:href="https://www.ukrinform.ua/rubric-ato/3731004-udar-po-sumah-ratuvalniki-viavlaut-prihovani-oseredki-gorinna.html" text:style-name="Internet_20_link" text:visited-style-name="Visited_20_Internet_20_Link">
https://www.ukrinform.ua/rubric-ato/3731004-udar-po-sumah-ratuvalniki-viavlaut-prihovani-oseredki-gorinna.html</text:a>
</text:p>
      <!--NEWS-->
      <text:h text:style-name="P10" text:outline-level="1">
<text:span text:style-name="T4">
Finnish companies traded with Russia for billions of euros during the war in Ukraine - media</text:span>
</text:h>
      <text:p text:style-name="P4">
Authors: Ukrinform (Person)</text:p>
      <text:p text:style-name="P4">
Publisher: Укринформ (Organization)</text:p>
      <text:p text:style-name="P4">
Published Time: 2023-07-03T19:57:00+03:00</text:p>
      <text:p text:style-name="P4">
Modified Time: 2023-07-03T19:57:00+03:00</text:p>
      <text:p text:style-name="P4">
Description: Since the beginning of a full -scale Russian invasion of Ukraine, Finnish companies have been trading in turnover with Russia at least € 1.5 billion. - Ukrinform.</text:p>
      <text:p text:style-name="P4">
Images: ['<text:a xlink:type="simple" xlink:href="https://static.ukrinform.com/photos/2023_07/thumb_files/630_360_1688403221-549.jpg" text:style-name="Internet_20_link" text:visited-style-name="Visited_20_Internet_20_Link">
630_360_16884...</text:a>
']</text:p>
      <text:p text:style-name="P4">
Tags: ['Економіка', 'Фінляндія', 'Торгівля', 'Війна з Росією']</text:p>
      <text:p text:style-name="P4">
Type: Article</text:p>
      <!--METADATA-->
      <text:p text:style-name="P4">
<draw:frame draw:style-name="fr1" draw:name="Image181" text:anchor-type="as-char" svg:width="6.9236in" svg:height="3.956343in" draw:z-index="0">
<draw:image xlink:href="../Images/yкринформ/2023-07-03T19-57-00-03-00/630_360_1688403221-549.jpg" xlink:type="simple" xlink:show="embed" xlink:actuate="onLoad" draw:mime-type="image/jpeg"/>
</draw:frame>
From the beginning of the full -scale Russian invasion of Ukraine, Finnish companies have groomed at least EUR 1.5 billion.</text:p>
      <text:p text:style-name="P4">
This is stated in the editorial investigation <text:a xlink:type="simple" xlink:href="https://yle.fi/a/74-20039531" text:style-name="Internet_20_link" text:visited-style-name="Visited_20_Internet_20_Link">
Yle</text:a>
The MOT, based on customs statistics received from the Trade Register, reports.</text:p>
      <text:p text:style-name="P4">
In fact, investigators say, this amount is much higher, since only part of Finnish companies that trade with [Russia] are sampled.(https://www.ukrinform.ua/tag-rosia). Also, the data is not comprehensive because of their information on import and export after 2022.</text:p>
      <text:p text:style-name="P4">
It is emphasized that some of these funds have come to the accounts of companies, whose owners are under sanctions and are part of the near circle of President of RFPutin.</text:p>
      <text:p text:style-name="P4">
According to the investigation, during the war the goods were delivered from Finland, for example, to large mines in Russia.</text:p>
      <text:p text:style-name="P4">
Many Finnish companies, such as Neste and Metsouttec, continued to trade with Russia after the start of the war in Ukraine. Many companies explain the renewal of business in Russia with the difficulties of selling their assets and the execution of contracts concluded before the war.</text:p>
      <text:p text:style-name="P4">
For example, Metso Outtec, which provides technologies and equipment for Girchnykhone, processing and metalworking industry, has announced a little more than a week after the Russian invasion of stopping Dorosis.</text:p>
      <text:p text:style-name="P4">
In practice, the company continued to trade in Russia at least several more times afterwards. It exported to Russia, in particular, the spare parts of the tadethali for the equipment. The clients of the company were numerous Russian enterprises owned by sub -pod -oligarchs. The largest client of the company was the Thaiset aluminum plant related to the oligarchmoleh Deripaska.</text:p>
      <text:p text:style-name="P4">
*!(https://www.ukrinform.ua/rubric-economy/3730827-nazk-vneslo-kompaniu-unilever-do-spisku-miznarodnih-sponsoriv-vijni.html)Metso Outtec also supplied products to the UDOKAN Copper enterprise - one of the world's largest copper producers, and Mikhailovskaya Iron -Driving, owned by Metaloinvest, which is one of the largest copper producers in Russia. Their largest owner is Alisher Usmanov, who, according to the list of EU sanctions, is closely linked to Putin.However, despite the fact that the oligarchs are under sanctions, trade with companies they possess can be legal, Yle writes. According to Pius Sarivaara, who is responsible for sanctions in Finland, trade with the company is allowed if the part of the Russian who has been sanctioned is up to 50%. If the company has several sub -owners, their shares in total should increase 50%.</text:p>
      <text:p text:style-name="P4">
<text:span text:style-name="T5">
Foto: janne järvinen / yle</text:span>
</text:p>
      <text:p text:style-name="P4">
News Source: <text:a xlink:type="simple" xlink:href="https://www.ukrinform.ua/rubric-economy/3731005-finski-kompanii-torguvali-z-rosieu-na-milardi-evro-pid-cas-vijni-v-ukraini-zmi.html" text:style-name="Internet_20_link" text:visited-style-name="Visited_20_Internet_20_Link">
https://www.ukrinform.ua/rubric-economy/3731005-finski-kompanii-torguvali-z-rosieu-na-milardi-evro-pid-cas-vijni-v-ukraini-zmi.html</text:a>
</text:p>
      <!--NEWS-->
      <text:h text:style-name="P10" text:outline-level="1">
<text:span text:style-name="T4">
Zelensky instructed to call Georgia's ambassador to the Foreign Ministry and to protest because of Saakashvili's state</text:span>
</text:h>
      <text:p text:style-name="P4">
Authors: Ukrinform (Person)</text:p>
      <text:p text:style-name="P4">
Publisher: Укринформ (Organization)</text:p>
      <text:p text:style-name="P4">
Published Time: 2023-07-03T19:59:00+03:00</text:p>
      <text:p text:style-name="P4">
Modified Time: 2023-07-03T19:59:00+03:00</text:p>
      <text:p text:style-name="P4">
Description: President Volodymyr Zelensky instructed the Ministry of Foreign Affairs to summon Ambassador to Georgia to Ukraine and to protest him a decisive protest because of the abuse of former President of Georgia Mikhail Saakashvili. - Ukrinform.</text:p>
      <text:p text:style-name="P4">
Images: ['<text:a xlink:type="simple" xlink:href="https://static.ukrinform.com/photos/2022_07/thumb_files/630_360_1657855821-201.png" text:style-name="Internet_20_link" text:visited-style-name="Visited_20_Internet_20_Link">
630_360_16578...</text:a>
']</text:p>
      <text:p text:style-name="P4">
Tags: ['Грузія', 'МЗС', 'Саакашвілі', 'Зеленський']</text:p>
      <text:p text:style-name="P4">
Type: Article</text:p>
      <!--METADATA-->
      <text:p text:style-name="P4">
<draw:frame draw:style-name="fr1" draw:name="Image182" text:anchor-type="as-char" svg:width="6.9236in" svg:height="3.956343in" draw:z-index="0">
<draw:image xlink:href="../Images/yкринформ/2023-07-03T19-59-00-03-00/630_360_1657855821-201.png" xlink:type="simple" xlink:show="embed" xlink:actuate="onLoad" draw:mime-type="image/png"/>
</draw:frame>
The Presidential Divide of Zelensky instructed the Ministry of Foreign Affairs to summon the positions in Ukraine and to protest him with a decisive protest due to the abuse of Georgia's formerly president Mikhail Saakashvili.</text:p>
      <text:p text:style-name="P4">
According to Ukrinform, Zelensky reports in <text:a xlink:type="simple" xlink:href="https://t.me/V_Zelenskiy_official/6826" text:style-name="Internet_20_link" text:visited-style-name="Visited_20_Internet_20_Link">
telegram</text:a>
.</text:p>
      <text:p text:style-name="P4">
"Right now, Russia is killed by the Georgian power of Ukraine Mikhahasaakashvili. We have repeatedly urged the official Tbilisi to stop this mockery and agree on the return of Saakashvili to Ukraine. Our partners of inaccessing with Ukraine also offered various rescue options,"(https://www.ukrinform.ua/tag-zelenskij).</text:p>
      <text:p text:style-name="P4">
According to the President, today he instructed the Foreign Ministry to call the ambassador of Georgia in Ukraine, to express him a decisive protest and to propose to leave Ukraine for 48 hours for consultations with his capital.</text:p>
      <text:p text:style-name="P4">
<text:span text:style-name="T4">
 Read also: </text:span>
 <text:a xlink:type="simple" xlink:href="https://www.ukrinform.ua/rubric-polytics/3730951-v-op-zaklikaut-zvilniti-saakasvili-z-nezakonnogo-uvaznenna.html" text:style-name="Internet_20_link" text:visited-style-name="Visited_20_Internet_20_Link">
in OPPs call to release <text:span text:style-name="T4">
 Saakashvili </text:span>
 from illegal involvement</text:a>
"Once again I urge the Georgian authorities to transfer to Ukraine a citizen of Ukraine Mikhahasakashvili for the necessary treatment and care. And I urge our partners- to turn to, to ignore this situation and to save this person. No power of Vevropi has the right to execute people, life is a basic European value" Zelensky emphasized.</text:p>
      <text:p text:style-name="P4">
As reported by Ukrinform, <text:a xlink:type="simple" xlink:href="https://www.ukrinform.ua/rubric-world/3730914-saakasvili-vistupiv-u-sudi-onlajn-i-pokazav-v-akomu-vin-stani.html" text:style-name="Internet_20_link" text:visited-style-name="Visited_20_Internet_20_Link">
the former President of Georgia Mikheilsakashvili on July 3 appeared at a meeting of the Tbilisi City Court of Time</text:a>
And demonstrated a state.</text:p>
      <text:p text:style-name="P4">
Saakashvili is behind bars in Georgia since returning to the country in the fall of 20121 after an eight -year absence.</text:p>
      <text:p text:style-name="P4">
Ukraine has officially recognized Saakashvili to the victim in the case of improperness in prison.</text:p>
      <text:p text:style-name="P4">
News Source: <text:a xlink:type="simple" xlink:href="https://www.ukrinform.ua/rubric-polytics/3731009-zelenskij-doruciv-viklikati-posla-gruzii-do-mzs-i-visloviti-protest-cerez-stan-saakasvili.html" text:style-name="Internet_20_link" text:visited-style-name="Visited_20_Internet_20_Link">
https://www.ukrinform.ua/rubric-polytics/3731009-zelenskij-doruciv-viklikati-posla-gruzii-do-mzs-i-visloviti-protest-cerez-stan-saakasvili.html</text:a>
</text:p>
      <!--NEWS-->
      <text:h text:style-name="P10" text:outline-level="1">
<text:span text:style-name="T4">
It is possible to protect Europe from aggression only with Ukraine in NATO - Zelensky</text:span>
</text:h>
      <text:p text:style-name="P4">
Authors: Ukrinform (Person)</text:p>
      <text:p text:style-name="P4">
Publisher: Укринформ (Organization)</text:p>
      <text:p text:style-name="P4">
Published Time: 2023-07-03T1:30:00+03:00</text:p>
      <text:p text:style-name="P4">
Modified Time: 2023-07-03T21:30:00+03:00</text:p>
      <text:p text:style-name="P4">
Description: It is possible to protect Europe from any aggression only with Ukraine and only with Ukraine in NATO, so security certainty about the future of our country in the Alliance must be achieved.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Європа', 'НАТО', 'Агресія РФ', 'Зеленський']</text:p>
      <text:p text:style-name="P4">
Type: Article</text:p>
      <!--METADATA-->
      <text:p text:style-name="P4">
<draw:frame draw:style-name="fr1" draw:name="Image184" text:anchor-type="as-char" svg:width="6.9236in" svg:height="3.956343in" draw:z-index="0">
<draw:image xlink:href="../Images/yкринформ/2023-07-03T1-30-00-03-00/630_360_1661783861-434.jpeg" xlink:type="simple" xlink:show="embed" xlink:actuate="onLoad" draw:mime-type="image/jpeg"/>
</draw:frame>
It is possible to protect the europe from any aggression only with Ukraine and only together with NATO in Ukraine, so the security certainty of our state in the Alliance must be achieved.</text:p>
      <text:p text:style-name="P4">
President Volodymyr Zelenskyy said this in the evening <text:a xlink:type="simple" xlink:href="https://t.me/V_Zelenskiy_official/6828" text:style-name="Internet_20_link" text:visited-style-name="Visited_20_Internet_20_Link">
video message</text:a>
, reports Ukrinform.</text:p>
      <text:p text:style-name="P4">
“There may be no security deficit in Europe, which provoke member tyranny and aggression. Russia will try to bite one or another of Europe only when it sees one or another security uncertainty.When everything is determined and obviously, Russian tyranny does not dare to violate. It is obvious that it is possible to protect Europe from any aggression only together from Ukraine and only with Ukraine in <text:a xlink:type="simple" xlink:href="https://www.ukrinform.ua/tag-nato" text:style-name="Internet_20_link" text:visited-style-name="Visited_20_Internet_20_Link">
NATO</text:a>
. That is why security certainty should be achieved in the Alliance, ”Zelensky said.</text:p>
      <text:p text:style-name="P4">
<text:span text:style-name="T5">
Viso: <text:a xlink:type="simple" xlink:href="https://t.me/V_Zelenskiy_official/6828" text:style-name="Internet_20_link" text:visited-style-name="Visited_20_Internet_20_Link">
op</text:a>
</text:span>
</text:p>
      <text:p text:style-name="P4">
According to him, then Russia will have to refocus on its own statehood-"to do themselves, finally, not any expansions."</text:p>
      <text:p text:style-name="P4">
He also spoke about a telephone conversation with German Chancellor Olaf Sholtz, during which they "focused on further defensive cooperation, on strategic issues of protection of our Europe - Europe, which can be peaceful only then, if it will be guaranteed for it by full security."</text:p>
      <text:p text:style-name="P4">
Zelensky stressed that Germany helped Ukraine with air defense very powerfully.</text:p>
      <text:p text:style-name="P4">
“The brilliant German systems of Iris-T have shown themselves well in the protection of our nob. We have the American "Petriots" and are very efficient, "the President said in Germany.</text:p>
      <text:p text:style-name="P4">
<text:span text:style-name="T4">
 Read also: </text:span>
 [invitation for Ukraine in <text:span text:style-name="T4">
 NATO </text:span>
 should be clear and not be recalled - the Foreign Ministry(https://www.ukrinform.ua/rubric-polytics/3731036-zaprosenna-dla-ukraini-v-nato-mae-buti-citkim-i-ne-moze-buti-vidklikane-mzs-litvi.html)He added that Ukraine is grateful for them, as well as for all the other vital help.</text:p>
      <text:p text:style-name="P4">
“We are very active in preparing for the summit and expecting our partners that is exactly the most importantness that this historical moment requires. And necessarily - our active, ”Zelensky said.</text:p>
      <text:p text:style-name="P4">
As it was reported, President Volodymyr Zelenskyy and German Chancellor Olafsholtz coordinated the positions of the countries before NATO Vilnius Samite, which will take place on July 11-12 during a telephone conversation.</text:p>
      <text:p text:style-name="P4">
<text:span text:style-name="T5">
Foto: op</text:span>
</text:p>
      <text:p text:style-name="P4">
News Source: <text:a xlink:type="simple" xlink:href="https://www.ukrinform.ua/rubric-ato/3731042-ubezpeciti-evropu-vid-agresii-mozna-lise-z-ukrainou-v-nato-zelenskij.html" text:style-name="Internet_20_link" text:visited-style-name="Visited_20_Internet_20_Link">
https://www.ukrinform.ua/rubric-ato/3731042-ubezpeciti-evropu-vid-agresii-mozna-lise-z-ukrainou-v-nato-zelenskij.html</text:a>
</text:p>
      <!--NEWS-->
      <text:h text:style-name="P10" text:outline-level="1">
<text:span text:style-name="T4">
Alexei Danilov discussed with Lithuanian Defense Minister strengthening Ukraine's support</text:span>
</text:h>
      <text:p text:style-name="P4">
Author: ['АРМІЯINFORM']</text:p>
      <text:p text:style-name="P4">
Time: 2023-07-03T20:00:00-04:00</text:p>
      <text:p text:style-name="P4">
Description: Kiwi PID Hour of Zustychi Secretary for the sake of National Bezpeki I defended Ukraine Oleksi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minister-of-defense-of-lithuania-_1.jpg" text:style-name="Internet_20_link" text:visited-style-name="Visited_20_Internet_20_Link">
minister-of-defense-of-lithuania-_1.jpg</text:a>
']</text:p>
      <text:p text:style-name="P4">
Tags: ['АРВІДАС АНУШАУСКАС', 'БЕЗПЕКОВА ПІДТРИМКА', 'ОЛЕКСІЙ ДАНІЛОВ', 'РНБО УКРАЇНИ']</text:p>
      <text:p text:style-name="P4">
Category: News</text:p>
      <!--METADATA-->
      <text:p text:style-name="P4">
<draw:frame draw:style-name="fr1" draw:name="Image185" text:anchor-type="as-char" svg:width="6.9236in" svg:height="4.619339in" draw:z-index="0">
<draw:image xlink:href="../Images/AРМІЯINFORM/2023-07-03T20-00-00-04-00/minister-of-defense-of-lithuania-_1.jpg" xlink:type="simple" xlink:show="embed" xlink:actuate="onLoad" draw:mime-type="image/jpeg"/>
</draw:frame>
In Kyiv, during the meeting, the Secretary of the National Security and Defense Council of Ukraine Danilov discussed with the Minister of National Defense of the Lithuanian Republic Arvulas Anushauskas the current security situation in the world of Taragion and strengthening the support of the Lithuanian Ukraine on its way to the victory of the victory war.</text:p>
      <text:p text:style-name="P4">
About it <text:a xlink:type="simple" xlink:href="https://www.rnbo.gov.ua/ua/Diialnist/6462.html" text:style-name="Internet_20_link" text:visited-style-name="Visited_20_Internet_20_Link">
reports</text:a>
Apparatrnbo of Ukraine.</text:p>
      <text:p text:style-name="P4">
Alexei Danilov thanked the Lithuanian side for all the help of Ukraine in its combat with the Russian aggressor.</text:p>
      <text:p text:style-name="P4">
"You are our true friends, you understand the depth and complexity of the processes, for something you are sincerely grateful," he said.</text:p>
      <text:p text:style-name="P4">
Considering the recent events in Russia, the NSDC Secretary of Ukraine has summarized that the so -called "Prigogine Rebellion" is "only the first impetus for the pre -land." He believes that the fragmentation process can not be stopped, and it can be more uncontrollable.</text:p>
      <text:p text:style-name="P4">
"Russia is no longer a country, but a dangerous territory, with gangs, which are recognized by planes, kill officers, and on this occasion does not even gather the RF RF," said Alexei Danilov, adding that there is no understanding of the democratic civilized world. to do with the latest colonial country in the world. "</text:p>
      <text:p text:style-name="P4">
Particular attention was paid to the preparation of NATO in Vilnius during the meeting.</text:p>
      <text:p text:style-name="P4">
The Minister of National Defense of the Republic of Lithuania Arvidas Anushauskaspoor informed the Ukrainian side about the new 3-year plan of Lithuania to support the Ukrainian army, which envisages efforts to ensure the continuous provision of military support of the Armed Forces, the rehabilitation of wounded Ukrainian soldiers further reform and the development of the Armed Forces in the future.</text:p>
      <text:p text:style-name="P4">
According to Lithuanian Defense Minister, Ukraine is the "basis of stability in Europe", so the Lithuanian side will do everything possible to promote Ukraine's Euro -Atlantic work and comprehensively support our country.</text:p>
      <text:p text:style-name="P4">
News Source: <text:a xlink:type="simple" xlink:href="https://armyinform.com.ua/2023/07/03/oleksij-danilov-obgovoryv-z-ministrom-oborony-lytvy-posylennya-pidtrymky-ukrayiny/" text:style-name="Internet_20_link" text:visited-style-name="Visited_20_Internet_20_Link">
https://armyinform.com.ua/2023/07/03/oleksij-danilov-obgovoryv-z-ministrom-oborony-lytvy-posylennya-pidtrymky-ukrayiny/</text:a>
</text:p>
      <!--NEWS-->
      <text:h text:style-name="P10" text:outline-level="1">
<text:span text:style-name="T4">
Sumy declared mourning after attack by hostile drones</text:span>
</text:h>
      <text:p text:style-name="P4">
Authors: Ukrinform (Person)</text:p>
      <text:p text:style-name="P4">
Publisher: Укринформ (Organization)</text:p>
      <text:p text:style-name="P4">
Published Time: 2023-07-03T20:03:00+03:00</text:p>
      <text:p text:style-name="P4">
Modified Time: 2023-07-03T20:03:00+03:00</text:p>
      <text:p text:style-name="P4">
Description: In Sumy Tuesday, July 4, he was declared a day of mourning for those who died as a result of the attack of enemy drones. - Ukrinform.</text:p>
      <text:p text:style-name="P4">
Images: ['<text:a xlink:type="simple" xlink:href="https://static.ukrinform.com/photos/2021_12/thumb_files/630_360_1640793470-940.jpg" text:style-name="Internet_20_link" text:visited-style-name="Visited_20_Internet_20_Link">
630_360_16407...</text:a>
']</text:p>
      <text:p text:style-name="P4">
Tags: ['Безпілотник', 'Суми', 'Жалоба']</text:p>
      <text:p text:style-name="P4">
Type: Article</text:p>
      <!--METADATA-->
      <text:p text:style-name="P4">
<draw:frame draw:style-name="fr1" draw:name="Image186" text:anchor-type="as-char" svg:width="6.9236in" svg:height="3.956343in" draw:z-index="0">
<draw:image xlink:href="../Images/yкринформ/2023-07-03T20-03-00-03-00/630_360_1640793470-940.jpg" xlink:type="simple" xlink:show="embed" xlink:actuate="onLoad" draw:mime-type="image/jpeg"/>
</draw:frame>
In Summivtivtsi, July 4, declared a day of mourning for those who died as a result of attacks of hostile wipes.</text:p>
      <text:p text:style-name="P4">
About it in <text:a xlink:type="simple" xlink:href="https://t.me/golova_lysenko/3122" text:style-name="Internet_20_link" text:visited-style-name="Visited_20_Internet_20_Link">
telegram</text:a>
The city chairman Sumy Alexander Lysenko reported, Ukrinform reports.</text:p>
      <text:p text:style-name="P4">
“Today <text:a xlink:type="simple" xlink:href="https://www.ukrinform.ua/tag-sumi" text:style-name="Internet_20_link" text:visited-style-name="Visited_20_Internet_20_Link">
Sumy</text:a>
- Under the enemy shelling. Tomorrow, July 4, the city announced the day of mourning for the dead, ”Lysenko reported.</text:p>
      <text:p text:style-name="P4">
According to him, as of 7:00 pm it is known about two dead as a result of a gill, 19 more people were injured. Of these, 15 were provided medical care. Health facilities have 4 victims, two of them in intensive care.</text:p>
      <text:p text:style-name="P4">
Six residents of the house were given temporary housing in the hostel. The rest of the relatives.</text:p>
      <text:p text:style-name="P4">
<text:span text:style-name="T4">
 Read also: </text:span>
 <text:a xlink:type="simple" xlink:href="https://www.ukrinform.ua/rubric-ato/3730753-u-sumah-vnaslidok-obstrilu-poskodzenij-zitlovij-budinok-zmi.html" text:style-name="Internet_20_link" text:visited-style-name="Visited_20_Internet_20_Link">
in <text:span text:style-name="T4">
 Sumy </text:span>
 Due to the shelling of damaged housing building - media</text:a>
The city has created a headquarters to eliminate the consequences of an emergency caused by an attack of hostile drones.</text:p>
      <text:p text:style-name="P4">
As reported <text:a xlink:type="simple" xlink:href="https://www.ukrinform.ua/rubric-ato/3730738-u-sumah-lunaut-vibuhi-pracue-ppo.html" text:style-name="Internet_20_link" text:visited-style-name="Visited_20_Internet_20_Link">
Ukrinform</text:a>
, in the morning of July 3, the amounts of SHahd 136 were rolled. The detection of hidden focus is detected.</text:p>
      <text:p text:style-name="P4">
News Source: <text:a xlink:type="simple" xlink:href="https://www.ukrinform.ua/rubric-regions/3731006-u-sumah-ogolosili-zalobu-pisla-ataki-vorozimi-dronami.html" text:style-name="Internet_20_link" text:visited-style-name="Visited_20_Internet_20_Link">
https://www.ukrinform.ua/rubric-regions/3731006-u-sumah-ogolosili-zalobu-pisla-ataki-vorozimi-dronami.html</text:a>
</text:p>
      <!--NEWS-->
      <text:h text:style-name="P10" text:outline-level="1">
<text:span text:style-name="T4">
About 180,000 Russian soldiers are concentrated in the east of Ukraine</text:span>
</text:h>
      <text:p text:style-name="P4">
Authors: Ukrinform (Person)</text:p>
      <text:p text:style-name="P4">
Publisher: Укринформ (Organization)</text:p>
      <text:p text:style-name="P4">
Published Time: 2023-07-03T20:08:00+03:00</text:p>
      <text:p text:style-name="P4">
Modified Time: 2023-07-03T20:08:00+03:00</text:p>
      <text:p text:style-name="P4">
Description: Russian invaders have concentrated about 180,000 of their soldiers in the area of responsibility of the Eastern Grouping of the Armed Forces. - Ukrinform.</text:p>
      <text:p text:style-name="P4">
Images: ['<text:a xlink:type="simple" xlink:href="https://static.ukrinform.com/photos/2023_02/thumb_files/630_360_1675335446-850.jpg" text:style-name="Internet_20_link" text:visited-style-name="Visited_20_Internet_20_Link">
630_360_16753...</text:a>
']</text:p>
      <text:p text:style-name="P4">
Tags: ['Російські військові', 'Схід України', 'Єдині новини', 'Сергій Череватий']</text:p>
      <text:p text:style-name="P4">
Type: Article</text:p>
      <!--METADATA-->
      <text:p text:style-name="P4">
<draw:frame draw:style-name="fr1" draw:name="Image187" text:anchor-type="as-char" svg:width="6.9236in" svg:height="3.956343in" draw:z-index="0">
<draw:image xlink:href="../Images/yкринформ/2023-07-03T20-08-00-03-00/630_360_1675335446-850.jpg" xlink:type="simple" xlink:show="embed" xlink:actuate="onLoad" draw:mime-type="image/jpeg"/>
</draw:frame>
Russian hosts concentrated about 180,000 of their soldiers in the area of responsibility of the Armed Forces of the Armed Forces.</text:p>
      <text:p text:style-name="P4">
Present it on the air of a telephone “<text:a xlink:type="simple" xlink:href="https://www.youtube.com/watch" text:style-name="Internet_20_link" text:visited-style-name="Visited_20_Internet_20_Link">
the only news</text:a>
”The speaker of the Eastern Urell of the Armed Forces Sergey Cherevati reported, Ukrinform reports.</text:p>
      <text:p text:style-name="P4">
“Throughout our area of responsibility <text:a xlink:type="simple" xlink:href="https://www.ukrinform.ua/tag-rosijski-vijskovi" text:style-name="Internet_20_link" text:visited-style-name="Visited_20_Internet_20_Link">
Russian invaders</text:a>
More than 180 thousand social wards were concentrated. On Bakhmutsky(direction - ed.)- Somewhere in the area of 50 thousand, "Cherevaty said.</text:p>
      <text:p text:style-name="P4">
He noted that in the Limano -Kupyansk direction, a rather powerful urban was harvested - more than 120 thousand enemy troops. These are airborne troops, mechanized units, units of the so-called combat army reserve, territorial troops and storms "Storm Z".</text:p>
      <text:p text:style-name="P4">
According to him, this direction remains the leader in the number of shelling of glowing and jet artillery. During the day, 595 beats of the Russians were recorded there.</text:p>
      <text:p text:style-name="P4">
Cherevaty also reported that the Russian military had carried out 8 storms of positions of Ukrainian military and 16 aircraft. During the defense of the Armed Forces, 57 samples were eliminated, 78 enemy soldiers were injured, 3 were captured.</text:p>
      <text:p text:style-name="P4">
<text:span text:style-name="T4">
 Read also: </text:span>
 <text:a xlink:type="simple" xlink:href="https://www.ukrinform.ua/rubric-ato/3729811-cerevatij-na-bahmutskomu-napramku-die-potuzne-ugrupovanna-50-tisac-rosian-ponad-300-tankiv.html" text:style-name="Internet_20_link" text:visited-style-name="Visited_20_Internet_20_Link">
<text:span text:style-name="T4">
 Cherevaty </text:span>
: In the Bakhmut direction there is a powerful uggroup - 50 thousand Russians, more than 300 tanks</text:a>
In addition, the Ukrainian military destroyed 1 T-72 tank; 2 BMP; APC 80; howitzud-30; Field composition with ammunition.</text:p>
      <text:p text:style-name="P4">
As reported <text:a xlink:type="simple" xlink:href="https://www.ukrinform.ua/rubric-ato/3730999-na-shodi-jdut-vazki-boi-za-dobu-ponad-30-bojovih-zitknen-na-cotiroh-napramkah.html" text:style-name="Internet_20_link" text:visited-style-name="Visited_20_Internet_20_Link">
Ukrinform</text:a>
, the enemy concentrates major efforts on Liman, Bakhmut, Avdiiv and Mariinsky directions, heavy fights continue. More than 30 combat clashes occurred.</text:p>
      <text:p text:style-name="P4">
News Source: <text:a xlink:type="simple" xlink:href="https://www.ukrinform.ua/rubric-ato/3731011-na-shodi-ukraini-zoseredzeni-blizko-180-tisac-rosijskih-soldativ-cerevatij.html" text:style-name="Internet_20_link" text:visited-style-name="Visited_20_Internet_20_Link">
https://www.ukrinform.ua/rubric-ato/3731011-na-shodi-ukraini-zoseredzeni-blizko-180-tisac-rosijskih-soldativ-cerevatij.html</text:a>
</text:p>
      <!--NEWS-->
      <text:h text:style-name="P10" text:outline-level="1">
<text:span text:style-name="T4">
Bindle lost to the US-OEN finalist at the start of the Wimbledon tournament-2023</text:span>
</text:h>
      <text:p text:style-name="P4">
Authors: Ukrinform (Person)</text:p>
      <text:p text:style-name="P4">
Publisher: Укринформ (Organization)</text:p>
      <text:p text:style-name="P4">
Published Time: 2023-07-03T20:09:07+03:00</text:p>
      <text:p text:style-name="P4">
Modified Time: 2023-07-03T20:09:07+03:00</text:p>
      <text:p text:style-name="P4">
Description: Kateryna Bindl was failed to choose the second circle of a single category of the Wimbledon Tennis Tournament, which started in London (UK). - Ukrinform.</text:p>
      <text:p text:style-name="P4">
Images: ['<text:a xlink:type="simple" xlink:href="https://static.ukrinform.com/photos/2023_07/thumb_files/630_360_1688403443-891.jpg" text:style-name="Internet_20_link" text:visited-style-name="Visited_20_Internet_20_Link">
630_360_16884...</text:a>
']</text:p>
      <text:p text:style-name="P4">
Tags: ['Теніс', 'Вімблдон']</text:p>
      <text:p text:style-name="P4">
Type: Article</text:p>
      <!--METADATA-->
      <text:p text:style-name="P4">
<draw:frame draw:style-name="fr1" draw:name="Image188" text:anchor-type="as-char" svg:width="6.9236in" svg:height="3.956343in" draw:z-index="0">
<draw:image xlink:href="../Images/yкринформ/2023-07-03T20-09-07-03-00/630_360_1688403443-891.jpg" xlink:type="simple" xlink:show="embed" xlink:actuate="onLoad" draw:mime-type="image/jpeg"/>
</draw:frame>
Ukrainian Bindle Ukrainian Treasury Failed to be selected in the second circle of a single discharge of a tennis tournament that started in London(United Kingdom).</text:p>
      <text:p text:style-name="P4">
На старті третього у сезоні турніру серії Grand Slam Байндл поступиласяфіналістці US-Open-2021 Лейлі Фернандес з Канади - 4:6, 6:4, 4:6, передаєУкрінформ.</text:p>
      <text:p text:style-name="P4">
Байндл вп'яте зіграла в основній сітці Вімблдона і вп'яте зазнала поразки.</text:p>
      <text:p text:style-name="P4">
Канадська тенісистка вдруге стартувала на трав'яному «мейджорі» і впершевийшла до другого кола. Далі вона зіграє проти п'ятої «сіяної» француженкиКаролін Гарсія.</text:p>
      <text:p text:style-name="P4">
Катерина Байндл продовжить виступ на Вімблдоні в парному розряді, де воназаявлена разом із Дар'єю Севілл із Австралії.</text:p>
      <text:p text:style-name="P4">
<text:span text:style-name="T4">
Читайте також:</text:span>
 <text:a xlink:type="simple" xlink:href="https://www.ukrinform.ua/rubric-sports/3729964-vimbldon-ukrainki-otrimali-supernic-u-parnomu-rozradi.html" text:style-name="Internet_20_link" text:visited-style-name="Visited_20_Internet_20_Link">
 Вімблдон. Українки отримали суперниць у парному розряді</text:a>
The Wimbledon tournament will last until July 16.</text:p>
      <text:p text:style-name="P4">
Photo: Getty Images.</text:p>
      <text:p text:style-name="P4">
News Source: <text:a xlink:type="simple" xlink:href="https://www.ukrinform.ua/rubric-sports/3731012-bajndl-prograla-finalistci-usopen-na-starti-vimbldonskogo-turniru2023.html" text:style-name="Internet_20_link" text:visited-style-name="Visited_20_Internet_20_Link">
https://www.ukrinform.ua/rubric-sports/3731012-bajndl-prograla-finalistci-usopen-na-starti-vimbldonskogo-turniru2023.html</text:a>
</text:p>
      <!--NEWS-->
      <text:h text:style-name="P10" text:outline-level="1">
<text:span text:style-name="T4">
Defense forces with battles move on the southern flank in the area of the mite - painter</text:span>
</text:h>
      <text:p text:style-name="P4">
Authors: Ukrinform (Person)</text:p>
      <text:p text:style-name="P4">
Publisher: Укринформ (Organization)</text:p>
      <text:p text:style-name="P4">
Published Time: 2023-07-03T20:12:00+03:00</text:p>
      <text:p text:style-name="P4">
Modified Time: 2023-07-03T20:12:00+03:00</text:p>
      <text:p text:style-name="P4">
Description: The forces of Ukraine's defense with the fights are moving on the southern flank in the area of the Kingyshiyivka Donetsk region. - Ukrinform.</text:p>
      <text:p text:style-name="P4">
Images: ['<text:a xlink:type="simple" xlink:href="https://static.ukrinform.com/photos/2023_06/thumb_files/630_360_1687761599-497.jpg" text:style-name="Internet_20_link" text:visited-style-name="Visited_20_Internet_20_Link">
630_360_16877...</text:a>
']</text:p>
      <text:p text:style-name="P4">
Tags: ['Донеччина', 'Міноборони', 'ЗСУ', 'Війна з Росією']</text:p>
      <text:p text:style-name="P4">
Type: Article</text:p>
      <!--METADATA-->
      <text:p text:style-name="P4">
<draw:frame draw:style-name="fr1" draw:name="Image189" text:anchor-type="as-char" svg:width="6.9236in" svg:height="3.956343in" draw:z-index="0">
<draw:image xlink:href="../Images/yкринформ/2023-07-03T20-12-00-03-00/630_360_1687761599-497.jpg" xlink:type="simple" xlink:show="embed" xlink:actuate="onLoad" draw:mime-type="image/jpeg"/>
</draw:frame>
The forces of Ukraine with fights are moving on the southern flank in the area of the Klicchiyivkidonetsk region.</text:p>
      <text:p text:style-name="P4">
According to Ukrinform, the Deputy Minister of Defense Anna Malyar reports in <text:a xlink:type="simple" xlink:href="https://t.me/annamaliar/903" text:style-name="Internet_20_link" text:visited-style-name="Visited_20_Internet_20_Link">
telegram. </text:a>
“On the southern flank in the area of Klicshivka, our troops with battles are being released. Instead, battles continue on the northern flank, ”the painter said.</text:p>
      <text:p text:style-name="P4">
She also reported that in the Bakhmut direction the situation was re -embedded. The duel continues for the interception of the initiative. Today, both the Russians were coming in this direction, but unsuccessfully, and the forces of defense of Ukraine were some success.</text:p>
      <text:p text:style-name="P4">
“However, the situation is changing very rapidly. Controls over some and those notions can be lost twice a day. The enemy actively reacts to all our actions and creates in threatening directions on three lines of the defense, ” - said the painter.</text:p>
      <text:p text:style-name="P4">
<text:span text:style-name="T4">
 Read also: </text:span>
 <text:a xlink:type="simple" xlink:href="https://www.ukrinform.ua/rubric-ato/3730711-sili-oboroni-za-tizden-znisili-ponad-90-misc-skupcenna-zagarbnikiv-malar.html" text:style-name="Internet_20_link" text:visited-style-name="Visited_20_Internet_20_Link">
Defense Forces for a week destroyed more than 90 places of accumulation - <text:span text:style-name="T4">
 painter </text:span>
</text:a>
Bakhmut itself is also restless. Russian troops in the city are constantly leading, trying to disrupt logistics and cause maximum losses <text:a xlink:type="simple" xlink:href="https://www.ukrinform.ua/tag-zsu" text:style-name="Internet_20_link" text:visited-style-name="Visited_20_Internet_20_Link">
Syloborons of Ukraine. </text:a>
"At the same time, our defenders do not allow the enemy to move around the city and impress the enemy's position," the painter said.</text:p>
      <text:p text:style-name="P4">
As reported by Ukrinform, in the east of the Defense forces of Ukraine last week <text:a xlink:type="simple" xlink:href="https://www.ukrinform.ua/rubric-ato/3730670-na-pivdni-sili-oboroni-za-tizden-zvilnili-ponad-28-kvadratnih-kilometriv-malar.html" text:style-name="Internet_20_link" text:visited-style-name="Visited_20_Internet_20_Link">
released 9 square kilometers from Russian invaders, in the south -over 28 square meters. km. </text:a>
<text:span text:style-name="T5">
Foto: Command of the Joint Forces of the Armed Forces</text:span>
</text:p>
      <text:p text:style-name="P4">
News Source: <text:a xlink:type="simple" xlink:href="https://www.ukrinform.ua/rubric-ato/3731014-sili-oboroni-z-boami-prosuvautsa-na-pivdennomu-flanzi-v-rajoni-klisiivki-malar.html" text:style-name="Internet_20_link" text:visited-style-name="Visited_20_Internet_20_Link">
https://www.ukrinform.ua/rubric-ato/3731014-sili-oboroni-z-boami-prosuvautsa-na-pivdennomu-flanzi-v-rajoni-klisiivki-malar.html</text:a>
</text:p>
      <!--NEWS-->
      <text:h text:style-name="P10" text:outline-level="1">
<text:span text:style-name="T4">
The General Staff specified: During the Russian air defense attack, he destroyed 14 "Shahamed" out of 20</text:span>
</text:h>
      <text:p text:style-name="P4">
Authors: Ukrinform (Person)</text:p>
      <text:p text:style-name="P4">
Publisher: Укринформ (Organization)</text:p>
      <text:p text:style-name="P4">
Published Time: 2023-07-03T20:16:14+03:00</text:p>
      <text:p text:style-name="P4">
Modified Time: 2023-07-03T20:16:14+03:00</text:p>
      <text:p text:style-name="P4">
Description: During the next rocket-aircraft strike on the territory of Ukraine, which was carried out by Russia, the air defense forces were destroyed by 14 "Shahmed". - Ukrinform.</text:p>
      <text:p text:style-name="P4">
Images: ['<text:a xlink:type="simple" xlink:href="https://static.ukrinform.com/photos/2022_12/thumb_files/630_360_1671446457-251.jpg" text:style-name="Internet_20_link" text:visited-style-name="Visited_20_Internet_20_Link">
630_360_16714...</text:a>
']</text:p>
      <text:p text:style-name="P4">
Tags: ['Генштаб', 'Обстріл', 'Війна з Росією', 'ППО', 'Shahed-136']</text:p>
      <text:p text:style-name="P4">
Type: Article</text:p>
      <!--METADATA-->
      <text:p text:style-name="P4">
<draw:frame draw:style-name="fr1" draw:name="Image190" text:anchor-type="as-char" svg:width="6.9236in" svg:height="3.956343in" draw:z-index="0">
<draw:image xlink:href="../Images/yкринформ/2023-07-03T20-16-14-03-00/630_360_1671446457-251.jpg" xlink:type="simple" xlink:show="embed" xlink:actuate="onLoad" draw:mime-type="image/jpeg"/>
</draw:frame>
During the period of rocket launcher in the territory of Ukraine, which was carried out, the air defense forces were destroyed by 14 "Shahmed".</text:p>
      <text:p text:style-name="P4">
According to Ukrinform, the General Staff of the Armed Forces of Ukraine reported on <text:a xlink:type="simple" xlink:href="https://www.facebook.com/GeneralStaff.ua/posts/pfbid0hu1Bk7wqdzk6pZ5TDxiNrFejGv3vraX7AbzkhZHGQCej8xxeQzBbGNQJ3k77eqDPl" text:style-name="Internet_20_link" text:visited-style-name="Visited_20_Internet_20_Link">
Facebook</text:a>
.</text:p>
      <text:p text:style-name="P4">
“During the day, Russian invaders have inflicted on the next missile room on the territory of Ukraine, applying three anti-aircraft controlled missiles of C-300 and 20 Iranian drums of typehared for civilian infrastructure sites in Sumy, Donetsk Tazaporozhia.</text:p>
      <text:p text:style-name="P4">
As a result of the air forces, air forces in the interaction of the prototypal defense of other components of the defense forces of Ukraine destroyed the 14 -handed UAVs of the Shahd type, ”the message reads.</text:p>
      <text:p text:style-name="P4">
*!(https://www.ukrinform.ua/rubric-ato/3730695-1500-droniv-1000-raket-185-litakiv-ignat-rozpoviv-pro-znisenu-zenitnikami-vorozu-tehniku.html)In addition, according to the General Staff, the enemy struck 44 aircraft strikes and made 50 shelling of rocket launchers on the position of Ukrainian troops and settlements.</text:p>
      <text:p text:style-name="P4">
The likelihood of rocket and aviation strikes throughout Ukraine is high.</text:p>
      <text:p text:style-name="P4">
<text:span text:style-name="T4">
 Read also: </text:span>
 <text:a xlink:type="simple" xlink:href="https://www.ukrinform.ua/rubric-ato/3730792-postacanna-z-iranu-do-rosii-ozbroenna-stalo-regularnim-ignat.html" text:style-name="Internet_20_link" text:visited-style-name="Visited_20_Internet_20_Link">
Supply of weapons from Iran to Russia has become regular -<text:span text:style-name="T4">
 Ignati </text:span>
</text:a>
“Russia continues to kill the civilian population of Ukraine and continues to ignore the laws of the puzzle of war, uses terror tactics, strikes, makes <text:a xlink:type="simple" xlink:href="https://www.ukrinform.ua/tag-obstril" text:style-name="Internet_20_link" text:visited-style-name="Visited_20_Internet_20_Link">
shelling</text:a>
both military and civilians, ”the General Staff states.</text:p>
      <text:p text:style-name="P4">
As reported by Ukrinform, <text:a xlink:type="simple" xlink:href="https://www.ukrinform.ua/rubric-ato/3730999-na-shodi-jdut-vazki-boi-za-dobu-ponad-30-bojovih-zitknen-na-cotiroh-napramkah.html" text:style-name="Internet_20_link" text:visited-style-name="Visited_20_Internet_20_Link">
the enemy focuses major efforts on the Liman, Bakhmut, Avdiiv and Marinsky directions</text:a>
, heavy fights continue. More than 30 combat clashes occurred.</text:p>
      <text:p text:style-name="P4">
News Source: <text:a xlink:type="simple" xlink:href="https://www.ukrinform.ua/rubric-ato/3731016-genstab-utocniv-pid-cas-rosijskoi-ataki-ppo-znisila-14-sahediv-iz-20.html" text:style-name="Internet_20_link" text:visited-style-name="Visited_20_Internet_20_Link">
https://www.ukrinform.ua/rubric-ato/3731016-genstab-utocniv-pid-cas-rosijskoi-ataki-ppo-znisila-14-sahediv-iz-20.html</text:a>
</text:p>
      <!--NEWS-->
      <text:h text:style-name="P10" text:outline-level="1">
<text:span text:style-name="T4">
Kwasnevsky - about Putin's doubles: nothing can be excluded</text:span>
</text:h>
      <text:p text:style-name="P4">
Authors: Ukrinform (Person)</text:p>
      <text:p text:style-name="P4">
Publisher: Укринформ (Organization)</text:p>
      <text:p text:style-name="P4">
Published Time: 2023-07-03T20:23:00+03:00</text:p>
      <text:p text:style-name="P4">
Modified Time: 2023-07-03T20:23:00+03:00</text:p>
      <text:p text:style-name="P4">
Description: Poland's expanser Alexander Kwasnevsky suggested that during less important events in Russia, Putin's doubles can use. - Ukrinform.</text:p>
      <text:p text:style-name="P4">
Images: ['<text:a xlink:type="simple" xlink:href="https://static.ukrinform.com/photos/2023_06/thumb_files/630_360_1685633331-599.jpg" text:style-name="Internet_20_link" text:visited-style-name="Visited_20_Internet_20_Link">
630_360_16856...</text:a>
']</text:p>
      <text:p text:style-name="P4">
Tags: ['Кваснєвський', 'Путін']</text:p>
      <text:p text:style-name="P4">
Type: Article</text:p>
      <!--METADATA-->
      <text:p text:style-name="P4">
<draw:frame draw:style-name="fr1" draw:name="Image191" text:anchor-type="as-char" svg:width="6.9236in" svg:height="3.956343in" draw:z-index="0">
<draw:image xlink:href="../Images/yкринформ/2023-07-03T20-23-00-03-00/630_360_1685633331-599.jpg" xlink:type="simple" xlink:show="embed" xlink:actuate="onLoad" draw:mime-type="image/jpeg"/>
</draw:frame>
Poland's expansion Alexander Kwasnevsky suggested that during less important events in Russia, Putin's doubles can use.</text:p>
      <text:p text:style-name="P4">
He expressed this opinion in an interview with Ukrinform, answering the question of the attitude towards reports in the media of Ukrainian intelligence on the presence of doubles.</text:p>
      <text:p text:style-name="P4">
“Knowing Russia's history, we cannot exclude anything. I do not want to put the final words of Budanov(IG MU GUR Kirill Budanov - ed.), he can be more. I am convinced that in the period from 2000 to 2005 I met a real <text:a xlink:type="simple" xlink:href="https://www.ukrinform.ua/tag-putin" text:style-name="Internet_20_link" text:visited-style-name="Visited_20_Internet_20_Link">
Putin</text:a>
. But if it seemed that Russia is using the doubles of the President, it is lazy, ”Kwasnevsky said.</text:p>
      <text:p text:style-name="P4">
He did not rule out that Putin could be replaced in situations when not to require.</text:p>
      <text:p text:style-name="P4">
"But it is unlikely that anyone would replace him, for example, at a meeting of the Russian Council," the Poland's expansion said.</text:p>
      <text:p text:style-name="P4">
<text:span text:style-name="T4">
 Read also: </text:span>
 <text:a xlink:type="simple" xlink:href="https://www.ukrinform.ua/rubric-polytics/3730983-nehaj-solc-govorit-z-putinim-akso-vvazae-potribnou-rozmovu-z-satanou-danilov.html" text:style-name="Internet_20_link" text:visited-style-name="Visited_20_Internet_20_Link">
Let Scholz speak with <text:span text:style-name="T4">
 Putin </text:span>
 them if considers a needed conversation with Satan - Danilov</text:a>
As the head of the Main Directorate of Intelligence of the Ministry of Defense of Ukraine Kirill Budanov stated recently, Putin accurately launched a war with Ukraine, but for half a year, even official events go to official events.</text:p>
      <text:p text:style-name="P4">
The full version of the interview with Poland's expansion - Kvasnevsky - soon on <text:a xlink:type="simple" xlink:href="https://www.ukrinform.ua/block-interview" text:style-name="Internet_20_link" text:visited-style-name="Visited_20_Internet_20_Link">
Ukrinform site. </text:a>
<text:span text:style-name="T5">
Foto: era</text:span>
</text:p>
      <text:p text:style-name="P4">
News Source: <text:a xlink:type="simple" xlink:href="https://www.ukrinform.ua/rubric-world/3731019-kvasnevskij-pro-dvijnikiv-putina-nicogo-ne-mozna-viklucati.html" text:style-name="Internet_20_link" text:visited-style-name="Visited_20_Internet_20_Link">
https://www.ukrinform.ua/rubric-world/3731019-kvasnevskij-pro-dvijnikiv-putina-nicogo-ne-mozna-viklucati.html</text:a>
</text:p>
      <!--NEWS-->
      <text:h text:style-name="P10" text:outline-level="1">
<text:span text:style-name="T4">
Evacuation from the defeat zone in case of terrorist attacks at the ZPP will be free</text:span>
</text:h>
      <text:p text:style-name="P4">
Authors: Ukrinform (Person)</text:p>
      <text:p text:style-name="P4">
Publisher: Укринформ (Organization)</text:p>
      <text:p text:style-name="P4">
Published Time: 2023-07-03T20:24:00+03:00</text:p>
      <text:p text:style-name="P4">
Modified Time: 2023-07-03T20:24:00+03:00</text:p>
      <text:p text:style-name="P4">
Description: People from territories that may be in the area of defeat in the event of a terrorist attack of Russian invaders at the Zaporozhye NPP can be evacuated free of charge to other regions of Ukraine. - Ukrinform.</text:p>
      <text:p text:style-name="P4">
Images: ['<text:a xlink:type="simple" xlink:href="https://static.ukrinform.com/photos/2016_06/thumb_files/630_360_1465997464-4957.jpg" text:style-name="Internet_20_link" text:visited-style-name="Visited_20_Internet_20_Link">
630_360_14659...</text:a>
']</text:p>
      <text:p text:style-name="P4">
Tags: ['Евакуація', 'Теракт', 'Верещук', 'Запорізька АЕС']</text:p>
      <text:p text:style-name="P4">
Type: Article</text:p>
      <!--METADATA-->
      <text:p text:style-name="P4">
<draw:frame draw:style-name="fr1" draw:name="Image192" text:anchor-type="as-char" svg:width="6.9236in" svg:height="3.956343in" draw:z-index="0">
<draw:image xlink:href="../Images/yкринформ/2023-07-03T20-24-00-03-00/630_360_1465997464-4957.jpg" xlink:type="simple" xlink:show="embed" xlink:actuate="onLoad" draw:mime-type="image/jpeg"/>
</draw:frame>
People who may find themselves in the area of defeat in the case of Russian -legging terrorist attack at the Zaporozhye NPP can be evacuated free of charge to Ukraine's other.</text:p>
      <text:p text:style-name="P4">
Irina Vereshchuk, Viceremier-Minister for Reintegration of the Temporarily Occupied Terminory, said on the air of the Unified News, Ukrinform reports.</text:p>
      <text:p text:style-name="P4">
“Yes, they have the way. They can call the Ova Hotline or 15 48 to us. I know that the people of Znikopol called on Friday on Friday, and today we organize <text:a xlink:type="simple" xlink:href="https://www.ukrinform.ua/tag-evakuacia" text:style-name="Internet_20_link" text:visited-style-name="Visited_20_Internet_20_Link">
evacuation</text:a>
From the Dnipropetrovsk region, Zava together, ”Vereshchuk said, answering the question of whether the bead of humanities that may be in the area of the alleged terrorist attack on the II can be evacuated in the area.</text:p>
      <text:p text:style-name="P4">
She said she held an evacuation meeting with OVA heads today, who reported on evacuation plans.</text:p>
      <text:p text:style-name="P4">
“Today, the Zaporizhzhya Ova is 23 settlements, 4 territorial communities. We clearly understand how many children there, how many small -mobility, how many people with disabilities, who need additional care. So, there is an understanding of what to do, there are preparatory processes, and we pass them, ”Vereshchuk said.</text:p>
      <text:p text:style-name="P4">
She also added that "such evacuation will be completely free."</text:p>
      <text:p text:style-name="P4">
“That is, the trains are when people have to go, it is food and accommodation. Excellence, Transcarpathia, Bukovina, Lviv region are already waiting, if there is such a way and people feel that they are ready to go, ”Vereshchuk said.</text:p>
      <text:p text:style-name="P4">
As she emphasized, "if people leave and record their place of exposure from the oblasts, they will be able to obtain both the displaced person and the help."</text:p>
      <text:p text:style-name="P4">
Vereshchuk also advised to leave people from Tot of Zaporizhzhya region.</text:p>
      <text:p text:style-name="P4">
“Find any opportunities and leave. Do not wait until the occupier, as we brought, for example, after blasting them, the hydroelectric power station, did nothing to help the civilian population. So it will be in this case. I sincerely hope this will be ... but we must be ready. Our Armed Forces go to them. ... and understand what they want to use our civilian population as a live shield. They do not have to give it, we need to leave, wait, we will go to the territories of these territories, then we will return, ”Vereshchuk said.*!(https://www.ukrinform.ua/rubric-society/3730984-u-zoni-mozlivogo-teraktu-na-zaes-bude-provoditisa-evakuacia-abo-dodatkovi-zahodi-lasko.html)As reported by Ukrinform, on March 4, 2022, the Russians seized the ZPP. On June 22, 20123, President Volodymyr Zelenskyy announced Russia's plans to arrange a terract at the station.</text:p>
      <text:p text:style-name="P4">
The Secretary of the National Security and Defense Council Alexei Danilov reported that Ukraine is carefully preparing for any scenarios for the development of the events of the Zaporozhye NPP.</text:p>
      <text:p text:style-name="P4">
On June 30, the Main Directorate of Intelligence of the Ministry of Defense reported that the Russian contingent gradually leaves the territory of the Zaporozhye atomic power plant.</text:p>
      <text:p text:style-name="P4">
At the end of June 2023 in the Nikolaev, Kherson, Zaporizhzhya, Dnipropetrovsk regions, large -scale exercises of emergency services for the consequences of a possible terrorist attack at the ZPP.</text:p>
      <text:p text:style-name="P4">
News Source: <text:a xlink:type="simple" xlink:href="https://www.ukrinform.ua/rubric-regions/3731021-evakuacia-iz-zoni-urazenna-v-razi-teraktu-na-zaes-bude-bezkostovnou.html" text:style-name="Internet_20_link" text:visited-style-name="Visited_20_Internet_20_Link">
https://www.ukrinform.ua/rubric-regions/3731021-evakuacia-iz-zoni-urazenna-v-razi-teraktu-na-zaes-bude-bezkostovnou.html</text:a>
</text:p>
      <!--NEWS-->
      <text:h text:style-name="P10" text:outline-level="1">
<text:span text:style-name="T4">
Armed Forces in a month can half the artillery potential of Russians - expert</text:span>
</text:h>
      <text:p text:style-name="P4">
Authors: Ukrinform (Person)</text:p>
      <text:p text:style-name="P4">
Publisher: Укринформ (Organization)</text:p>
      <text:p text:style-name="P4">
Published Time: 2023-07-03T20:29:02+03:00</text:p>
      <text:p text:style-name="P4">
Modified Time: 2023-07-03T20:29:02+03:00</text:p>
      <text:p text:style-name="P4">
Description: The Armed Forces of Ukraine in a month can half reduce the artillery potential of the enemy. - Ukrinform.</text:p>
      <text:p text:style-name="P4">
Images: ['<text:a xlink:type="simple" xlink:href="https://static.ukrinform.com/photos/2022_09/thumb_files/630_360_1663735718-305.jpg" text:style-name="Internet_20_link" text:visited-style-name="Visited_20_Internet_20_Link">
630_360_16637...</text:a>
']</text:p>
      <text:p text:style-name="P4">
Tags: ['Бахмут', 'Крим', 'ЗСУ', 'Війна з Росією']</text:p>
      <text:p text:style-name="P4">
Type: Article</text:p>
      <!--METADATA-->
      <text:p text:style-name="P4">
<draw:frame draw:style-name="fr1" draw:name="Image193" text:anchor-type="as-char" svg:width="6.9236in" svg:height="3.956343in" draw:z-index="0">
<draw:image xlink:href="../Images/yкринформ/2023-07-03T20-29-02-03-00/630_360_1663735718-305.jpg" xlink:type="simple" xlink:show="embed" xlink:actuate="onLoad" draw:mime-type="image/jpeg"/>
</draw:frame>
Arms of Ukraine in a month can halve the artillery potential.</text:p>
      <text:p text:style-name="P4">
He told about it <text:a xlink:type="simple" xlink:href="https://ukr.radio/news.html" text:style-name="Internet_20_link" text:visited-style-name="Visited_20_Internet_20_Link">
Ukrainian radio</text:a>
Military expert Alexeygetman, Ukrinform reports.</text:p>
      <text:p text:style-name="P4">
According to him, during the passing week, the situation on the front was significantly invariable. But this does not mean that the offensive of the Armed Forces has been suspended or does not have any successes.</text:p>
      <text:p text:style-name="P4">
"The Armed Forces of the Armed Forces are enemy rear, destroying up to 30 enemy artillery per day. With such a rate per month of the Armed Forces can reduce the possibility of an enemy in artillery per month. Not from the point of view of the number of scales, but with respect to the number of artisms," the hetman said.</text:p>
      <text:p text:style-name="P4">
<text:span text:style-name="T4">
 Read also: </text:span>
 <text:a xlink:type="simple" xlink:href="https://www.ukrinform.ua/rubric-ato/3731014-sili-oboroni-z-boami-prosuvautsa-na-pivdennomu-flanzi-v-rajoni-klisiivki-malar.html" text:style-name="Internet_20_link" text:visited-style-name="Visited_20_Internet_20_Link">
defense forces with battles moving on the southern flank of the mite - <text:span text:style-name="T4">
 painter </text:span>
</text:a>
According to him, this is only the first phase of Ukrainian offensive actions.</text:p>
      <text:p text:style-name="P4">
"So far, the main forces we planned to apply in this operation are unburdened. We bleed the enemy rear, destroy its warehouses, infrastructure, various logistics routes, and destroy high -artillery systems in the counter -battery struggle - up to 30 units of their artillery. They use artillery systems, then with such temples, we can at least a few weeks or a month in half their opportunities in artillery. Not from the point of view of the number of shots, because they remain shells, but in relation to the number of artillery systems from which they can fire " , - the hetman explained.</text:p>
      <text:p text:style-name="P4">
However, the expert noted that the defensive structures of the invaders are more powerful than during the Second World War. In addition, the enemy has the ability to replace them with differential.<text:span text:style-name="T4">
 Read also: </text:span>
 <text:a xlink:type="simple" xlink:href="https://www.ukrinform.ua/rubric-ato/3731011-na-shodi-ukraini-zoseredzeni-blizko-180-tisac-rosijskih-soldativ-cerevatij.html" text:style-name="Internet_20_link" text:visited-style-name="Visited_20_Internet_20_Link">
About 180 thousand Russian soldiers are concentrated in eastern Ukraine - <text:span text:style-name="T4">
 Cleam </text:span>
</text:a>
The enemy intensified the Swativ Front for distraction, adds a military expert. A similar situation in the Lyman and Kupyansk directions.</text:p>
      <text:p text:style-name="P4">
"Overseas and Ukrainian analysts suggest that the main directions of our complementary actions should be in the south, so that we have taken to the coast of the Azov Sea through Melitopol Tatyansk and were able to cut the temporary-heated Crimea and those enemy groups from Federation. That is, on the land, then, which they punched at the beginning of a full -scale invasion, "hetman emphasized.</text:p>
      <text:p text:style-name="P4">
At the same time, the analyst is convinced that the Russians have no strength and means for recent promotion.</text:p>
      <text:p text:style-name="P4">
"When we say that they are throwing certain reserves, we need to understand that in the middle of Russia, they have no second army in the rear, there are no reserves that they can attach to strengthen their defense or in some areas of the counter -offensive.97% Front. They are moving their troops along the front and in the hottest destinations. Hetman.</text:p>
      <text:p text:style-name="P4">
At the same time, the Armed Forces occupied a certain bridgehead on the left bank of the Dnieper and kept it.</text:p>
      <text:p text:style-name="P4">
<text:span text:style-name="T4">
 Read also: </text:span>
 <text:a xlink:type="simple" xlink:href="https://www.ukrinform.ua/rubric-crimea/3730791-rosiani-namagautsa-maksimalno-vikoristovuvati-slahi-v-obizd-congarskogo-mostu-gumenuk.html" text:style-name="Internet_20_link" text:visited-style-name="Visited_20_Internet_20_Link">
Russians try to maximize the ways of the Chongar Bridge - <text:span text:style-name="T4">
 Humeniuk </text:span>
</text:a>
</text:p>
      <text:p text:style-name="P4">
As reported by Ukrinform, President of Ukraine Volodymyr Zelensky stated that <text:a xlink:type="simple" xlink:href="https://www.ukrinform.ua/rubric-ato/3730904-vijna-ne-zakincitsa-poki-krim-bude-pid-okupacieu-zelenskij.html" text:style-name="Internet_20_link" text:visited-style-name="Visited_20_Internet_20_Link">
the ultimate goal of Ukraine</text:a>
There is a de -occupation of Crimea and then it will mean that "the war is over" and "peace" without Crimean will not be considered a victory.</text:p>
      <text:p text:style-name="P4">
News Source: <text:a xlink:type="simple" xlink:href="https://www.ukrinform.ua/rubric-ato/3731022-zsu-za-misac-mozut-napolovinu-skorotiti-artilerijskij-potencial-rosian-ekspert.html" text:style-name="Internet_20_link" text:visited-style-name="Visited_20_Internet_20_Link">
https://www.ukrinform.ua/rubric-ato/3731022-zsu-za-misac-mozut-napolovinu-skorotiti-artilerijskij-potencial-rosian-ekspert.html</text:a>
</text:p>
      <!--NEWS-->
      <text:h text:style-name="P10" text:outline-level="1">
<text:span text:style-name="T4">
Ukraine for tomorrow predict heat up to +31 °</text:span>
</text:h>
      <text:p text:style-name="P4">
Authors: Ukrinform (Person)</text:p>
      <text:p text:style-name="P4">
Publisher: Укринформ (Organization)</text:p>
      <text:p text:style-name="P4">
Published Time: 2023-07-03T20:41:00+03:00</text:p>
      <text:p text:style-name="P4">
Modified Time: 2023-07-03T20:41:00+03:00</text:p>
      <text:p text:style-name="P4">
Description: On Tuesday, July 4, there will be changing cloudiness in Ukraine, without precipitation, only in the western and northeastern regions in the afternoon, short-term rain and thunderstorm. - Ukrinform.</text:p>
      <text:p text:style-name="P4">
Images: ['<text:a xlink:type="simple" xlink:href="https://static.ukrinform.com/photos/2022_06/thumb_files/630_360_1655207795-911.jpeg" text:style-name="Internet_20_link" text:visited-style-name="Visited_20_Internet_20_Link">
630_360_16552...</text:a>
']</text:p>
      <text:p text:style-name="P4">
Tags: ['Дощ', 'Гроза', 'Погода', 'Спека', 'Літо']</text:p>
      <text:p text:style-name="P4">
Type: Article</text:p>
      <!--METADATA-->
      <text:p text:style-name="P4">
<draw:frame draw:style-name="fr1" draw:name="Image194" text:anchor-type="as-char" svg:width="6.9236in" svg:height="3.956343in" draw:z-index="0">
<draw:image xlink:href="../Images/yкринформ/2023-07-03T20-41-00-03-00/630_360_1655207795-911.jpeg" xlink:type="simple" xlink:show="embed" xlink:actuate="onLoad" draw:mime-type="image/jpeg"/>
</draw:frame>
Inverter, July 4, in Ukraine will be changing cloudy, without precipitation, only inhabitant and in the northeastern regions in the afternoon in places of short-term rain, thunderstorms.</text:p>
      <text:p text:style-name="P4">
Ukrinform was reported at the Ukrainian Hydrometeorological Center.</text:p>
      <text:p text:style-name="P4">
Wind of variable directions, 3-8 m/s.</text:p>
      <text:p text:style-name="P4">
Temperature at night 13-18 °, in the south of the country up to 22 °; during the day 26-31 °, in western holes 22-27 °; On the highlands of the Carpathians at night 8-13 °, in the afternoon about 20 °.</text:p>
      <text:p text:style-name="P4">
In Kyiv and Kyiv region, precipitation is not predicted on July 4. The temperature of the opostylok at night is 16-18 °, in the afternoon 28-30 °; In the area at night 13-18 °, in the afternoon 26-31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population worldwide suffers from extreme -gurgical and climatic phenomena - WMO</text:a>
In the next two days in Ukraine, changing cloudiness is maintained. In the western, northern and most central regions, short -term rains with thunderstorms; Finally the territory without precipitation.</text:p>
      <text:p text:style-name="P4">
Temperature in the western regions at night 13-18 °, in the afternoon 23-28 °, in the south of a tangent east of the country at night 19-24 °, in the afternoon 31-36 °, in the rest of the territory at night 16-21 °, in the afternoon 27-32 °.</text:p>
      <text:p text:style-name="P4">
In the capital region of July 5-6, short-term rains are expected(At night), thunderstorms. Temperature in Kiev at night 18-20 °, in the afternoon about 30 °; In the region at night 16-21 °, in the afternoon 27-32 °.</text:p>
      <text:p text:style-name="P4">
During July 7-8, Ukraine will have short-lived, thunderstorms, only on July 7 in the southeastern part of no precipitation in Ukraine.</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ologist </text:span>
 and</text:a>
Temperature in the southern and eastern part at night 20-25 °, in the afternoon 31-36 °; Night areas at night 12-18 °, in the afternoon 20-26 °; in the rest of the territory at night 16-22 °, in the afternoon 26-32 °(July 8 in the northern regions 22-27 °).</text:p>
      <text:p text:style-name="P4">
У Києві та області 7-8 липня короткочасний <text:a xlink:type="simple" xlink:href="https://www.ukrinform.ua/tag-dos" text:style-name="Internet_20_link" text:visited-style-name="Visited_20_Internet_20_Link">
 дощ</text:a>
, thunderstorms. Temperature in the capital at night18-20 °; On July 7, 28-30 °, July 8, 24-26 °. On the region at night 16-21 °; In the afternoon 7 26-31 °, July 8 22-27 °.</text:p>
      <text:p text:style-name="P4">
News Source: <text:a xlink:type="simple" xlink:href="https://www.ukrinform.ua/rubric-regions/3730871-ukraini-na-zavtra-prognozuut-speku-do-31.html" text:style-name="Internet_20_link" text:visited-style-name="Visited_20_Internet_20_Link">
https://www.ukrinform.ua/rubric-regions/3730871-ukraini-na-zavtra-prognozuut-speku-do-31.html</text:a>
</text:p>
      <!--NEWS-->
      <text:h text:style-name="P10" text:outline-level="1">
<text:span text:style-name="T4">
Double murder at Chisinau Airport: Sagittarius died</text:span>
</text:h>
      <text:p text:style-name="P4">
Authors: Ukrinform (Person)</text:p>
      <text:p text:style-name="P4">
Publisher: Укринформ (Organization)</text:p>
      <text:p text:style-name="P4">
Published Time: 2023-07-03T20:55:00+03:00</text:p>
      <text:p text:style-name="P4">
Modified Time: 2023-07-03T23:55:00+03:00</text:p>
      <text:p text:style-name="P4">
Description: The suspect in the double murder at the Chisinau Airport died. - Ukrinform.</text:p>
      <text:p text:style-name="P4">
Images: ['<text:a xlink:type="simple" xlink:href="https://static.ukrinform.com/photos/2023_07/thumb_files/630_360_1688417390-555.jpg" text:style-name="Internet_20_link" text:visited-style-name="Visited_20_Internet_20_Link">
630_360_16884...</text:a>
']</text:p>
      <text:p text:style-name="P4">
Tags: ['Аеропорт', 'Молдова', 'Смерть', 'Стрілянина']</text:p>
      <text:p text:style-name="P4">
Type: Article</text:p>
      <!--METADATA-->
      <text:p text:style-name="P4">
<draw:frame draw:style-name="fr1" draw:name="Image195" text:anchor-type="as-char" svg:width="6.9236in" svg:height="3.956343in" draw:z-index="0">
<draw:image xlink:href="../Images/yкринформ/2023-07-03T20-55-00-03-00/630_360_1688417390-555.jpg" xlink:type="simple" xlink:show="embed" xlink:actuate="onLoad" draw:mime-type="image/jpeg"/>
</draw:frame>
The suspect in the double murder at the Chisinau Airport died.</text:p>
      <text:p text:style-name="P4">
According to Ukrinform, the Moldova police press service in [Facebook] reports it(https://www.facebook.com/politiarepubliciimoldova/posts/pfbid0SZGcuTQ9tnGfyVJL82jpeMjs5yWwqVUsgrFZPhQy48v96yTJ8ELnXkNyUM9t7GpKl).</text:p>
      <text:p text:style-name="P4">
“15 хвилин тому <text:a xlink:type="simple" xlink:href="https://www.ukrinform.ua/tag-smert" text:style-name="Internet_20_link" text:visited-style-name="Visited_20_Internet_20_Link">
 померла </text:a>
A person who is subdivided into a double murder at an international airport, ”the testimony reads.</text:p>
      <text:p text:style-name="P4">
As reported <text:a xlink:type="simple" xlink:href="https://www.ukrinform.ua/rubric-world/3730935-strilec-z-aeroportu-kisineva-viavivsa-kolisnim-spivrobitnikom-policii.html" text:style-name="Internet_20_link" text:visited-style-name="Visited_20_Internet_20_Link">
Ukrinform</text:a>
, 43 -year -old citizen of Tajikistan Rustam Ashurov, who is killed by people at the Chisinau Airport, is a former police officer Tajikistan.</text:p>
      <text:p text:style-name="P4">
June 30 at Chisinau Airport <text:a xlink:type="simple" xlink:href="https://www.ukrinform.ua/rubric-world/3729923-v-aeroportu-kisineva-pasazir-vidkriv-strilaninu.html" text:style-name="Internet_20_link" text:visited-style-name="Visited_20_Internet_20_Link">
Foreigner opened the shooting</text:a>
Having killed two people and injured one passenger. The police managed to detain the shooter. He was injured. Employees of the law enforcement agencies will continue to ensure the safety and public order of the airport.</text:p>
      <text:p text:style-name="P4">
<text:span text:style-name="T4">
 Read also: </text:span>
 <text:a xlink:type="simple" xlink:href="https://www.ukrinform.ua/rubric-world/3730570-napadnik-z-aeroportu-kisineva-buv-u-rozsuku-v-tadzikistani.html" text:style-name="Internet_20_link" text:visited-style-name="Visited_20_Internet_20_Link">
<text:span text:style-name="T4">
 attacker </text:span>
 with <text:span text:style-name="T4">
 airport </text:span>
 <text:span text:style-name="T4">
 </text:span>
 Kishineva <text:span text:style-name="T4">
 </text:span>
 <text:span text:style-name="T4">
 was </text:span>
 in <text:span text:style-name="T4">
 search </text:span>
 in <text:span text:style-name="T4">
 Tajikistan </text:span>
 **</text:a>
According to President May Sandu, a foreigner who opened the shooting shot a border police officer and a security officer of the Security Service.</text:p>
      <text:p text:style-name="P4">
News Source: <text:a xlink:type="simple" xlink:href="https://www.ukrinform.ua/rubric-world/3731061-podvijne-vbivstvo-v-aeroportu-kisineva-strilec-pomer.html" text:style-name="Internet_20_link" text:visited-style-name="Visited_20_Internet_20_Link">
https://www.ukrinform.ua/rubric-world/3731061-podvijne-vbivstvo-v-aeroportu-kisineva-strilec-pomer.html</text:a>
</text:p>
      <!--NEWS-->
      <text:h text:style-name="P10" text:outline-level="1">
<text:span text:style-name="T4">
Russian troops fired at Sumy and Chernihiv during the day - 76 hits</text:span>
</text:h>
      <text:p text:style-name="P4">
Authors: Ukrinform (Person)</text:p>
      <text:p text:style-name="P4">
Publisher: Укринформ (Organization)</text:p>
      <text:p text:style-name="P4">
Published Time: 2023-07-03T20:58:00+03:00</text:p>
      <text:p text:style-name="P4">
Modified Time: 2023-07-03T20:58:00+03:00</text:p>
      <text:p text:style-name="P4">
Description: On July 3, Russian troops fired at the border areas of Chernihiv and Sumy regions. - Ukrinform.</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Сумщина', 'Чернігівщина', 'Війна з Росією']</text:p>
      <text:p text:style-name="P4">
Type: Article</text:p>
      <!--METADATA-->
      <text:p text:style-name="P4">
<draw:frame draw:style-name="fr1" draw:name="Image196" text:anchor-type="as-char" svg:width="6.9236in" svg:height="3.956343in" draw:z-index="0">
<draw:image xlink:href="../Images/yкринформ/2023-07-03T20-58-00-03-00/630_360_1657197743-186.jpg" xlink:type="simple" xlink:show="embed" xlink:actuate="onLoad" draw:mime-type="image/jpeg"/>
</draw:frame>
On July 3, the Russian border territories of the Chernihiv Tasum regions were fired at July 3.</text:p>
      <text:p text:style-name="P4">
According to Ukrinform, the Operational Command "North" reports in <text:a xlink:type="simple" xlink:href="https://www.facebook.com/kommander.nord/posts/pfbid02LWvTxqftQrJB8V8NpwbYDL5geAbxwHiHWjL97cxTFkf45SiQR51Bag5tXVumamLBl" text:style-name="Internet_20_link" text:visited-style-name="Visited_20_Internet_20_Link">
Facebook.</text:a>
In the Chernihiv region from 09:25 to 10:00 there were two hit, probably a change in the caliber 120 mm, in the area of the settlement of the bridge.</text:p>
      <text:p text:style-name="P4">
From 12:00 to 12:48, 15 hits were recorded, probably from 120 mm mortar, in the settlement of Timonovichi settlement.</text:p>
      <text:p text:style-name="P4">
There was no information about losses among the local population or damage to civilian infrastructure.</text:p>
      <text:p text:style-name="P4">
From 13:15 to 13:40 17 hits were recorded, probably from a 120 mm mortar, in the settlement of Gremyach. As a result of <text:a xlink:type="simple" xlink:href="https://www.ukrinform.ua/tag-obstril" text:style-name="Internet_20_link" text:visited-style-name="Visited_20_Internet_20_Link">
shelling</text:a>
There was an ignition of a business building. The fire is eliminated.</text:p>
      <text:p text:style-name="P4">
From 14:10 to 14:45 10 hits were recorded, probably from the barrel artillery, in the settlement of Timonovichi settlement.</text:p>
      <text:p text:style-name="P4">
From 17:30 to 18:00, 18 hits were recorded, probably from 120 mm mortar, in the settlement of Klusi.</text:p>
      <text:p text:style-name="P4">
There was no information about losses among the local population or damage to civilian infrastructure.</text:p>
      <text:p text:style-name="P4">
In the Sumy region from 05:10 to 05:15 there were two trains, pre -change of caliber 120 mm, in the area of Bachivsk. Information was not reached on the loss of the average population of civilian infrastructure.</text:p>
      <text:p text:style-name="P4">
<text:span text:style-name="T4">
 Read also: </text:span>
 <text:a xlink:type="simple" xlink:href="https://www.ukrinform.ua/rubric-ato/3730998-vorog-obstrilav-nikopol-zi-stvolnoi-artilerii.html" text:style-name="Internet_20_link" text:visited-style-name="Visited_20_Internet_20_Link">
enemy <text:span text:style-name="T4">
 fire </text:span>
 Nikopol from artillery</text:a>
From 09:20 to 09:50 10 hits were recorded, pre -artillery, in the village of Khodyne. As a result of the shelling, a civilian was injured.</text:p>
      <text:p text:style-name="P4">
From 11:00 to 11:02 there were two hit, probably from a 120 mm mortar, in the area of the settlement of Porokhon. There was no information about the loss of civilian infrastructure in the local population.</text:p>
      <text:p text:style-name="P4">
According to Ukrinform, in the morning of July 3, the Russians attacked the amounts of droneshahed 136. According to Sumy Ova, <text:a xlink:type="simple" xlink:href="https://www.ukrinform.ua/rubric-ato/3730961-u-sumah-kilkist-zagiblih-vid-ataki-rosijskih-bezpilotnikiv-zrosla-do-dvoh.html" text:style-name="Internet_20_link" text:visited-style-name="Visited_20_Internet_20_Link">
as a result of the attack, two persons were killed and 19 rolled. </text:a>
_ Photo illustrative _</text:p>
      <text:p text:style-name="P4">
News Source: <text:a xlink:type="simple" xlink:href="https://www.ukrinform.ua/rubric-ato/3731025-rosijski-vijska-uprodovz-dna-obstriluvali-sumsinu-ta-cernigivsinu-76-vlucan.html" text:style-name="Internet_20_link" text:visited-style-name="Visited_20_Internet_20_Link">
https://www.ukrinform.ua/rubric-ato/3731025-rosijski-vijska-uprodovz-dna-obstriluvali-sumsinu-ta-cernigivsinu-76-vlucan.html</text:a>
</text:p>
      <!--NEWS-->
      <text:h text:style-name="P10" text:outline-level="1">
<text:span text:style-name="T4">
Ukrainian air defense should become the basis of Europe's air shield - Zelensky</text:span>
</text:h>
      <text:p text:style-name="P4">
Authors: Ukrinform (Person)</text:p>
      <text:p text:style-name="P4">
Publisher: Укринформ (Organization)</text:p>
      <text:p text:style-name="P4">
Published Time: 2023-07-03T21:00:00+03:00</text:p>
      <text:p text:style-name="P4">
Modified Time: 2023-07-03T21:00:00+03:00</text:p>
      <text:p text:style-name="P4">
Description: President Volodymyr Zelenskyy noted that Ukraine has not yet had enough air defense systems to protect the whole territory and beat all hostile targets, and the enemy uses it.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Алеппо', 'Зеленський', 'Війна з Росією']</text:p>
      <text:p text:style-name="P4">
Type: Article</text:p>
      <!--METADATA-->
      <text:p text:style-name="P4">
<draw:frame draw:style-name="fr1" draw:name="Image197" text:anchor-type="as-char" svg:width="6.9236in" svg:height="3.956343in" draw:z-index="0">
<draw:image xlink:href="../Images/yкринформ/2023-07-03T21-00-00-03-00/630_360_1661783861-434.jpeg" xlink:type="simple" xlink:show="embed" xlink:actuate="onLoad" draw:mime-type="image/jpeg"/>
</draw:frame>
Presidential Divine Zelensky noted that Ukraine has not yet had enough air defense systems to protect the whole territory and knock down the whole goals, and the enemy uses it.</text:p>
      <text:p text:style-name="P4">
He said this in his <text:a xlink:type="simple" xlink:href="https://t.me/V_Zelenskiy_official/6828" text:style-name="Internet_20_link" text:visited-style-name="Visited_20_Internet_20_Link">
appeal,</text:a>
transmits Ukrinform.</text:p>
      <text:p text:style-name="P4">
“Unfortunately, our country does not have enough quality air defense systems to protect our entire territory and knock down all hostile goals. The enemy is used as it is today - by inflicting another terrorist strike on the city, Iranian drone, in particular on residential buildings, as well as on the building of the Ukrainian Security. As a result of these blows, there are wounded, there are dead ... My muddy!", - said <text:a xlink:type="simple" xlink:href="https://www.ukrinform.ua/tag-zelenskij" text:style-name="Internet_20_link" text:visited-style-name="Visited_20_Internet_20_Link">
Zelensky</text:a>
.</text:p>
      <text:p text:style-name="P4">
Як він запевнив, “ми зробимо все можливе й неможливе, щоб наша ППО сталанайсильнішою”.</text:p>
      <text:p text:style-name="P4">
<text:span text:style-name="T4">
Читайте також:</text:span>
 <text:a xlink:type="simple" xlink:href="https://www.ukrinform.ua/rubric-ato/3731016-genstab-utocniv-pid-cas-rosijskoi-ataki-ppo-znisila-14-sahediv-iz-20.html" text:style-name="Internet_20_link" text:visited-style-name="Visited_20_Internet_20_Link">
 Генштаб уточнив: під час російської атаки <text:span text:style-name="T4">
ППО</text:span>
 знищила14 «Шахедів» із 20 </text:a>
“Today, General Oleshchuk, Commander of the Air Force, reported to me to strengthen the air defense. In order for the Ukrainian airboard to be able to close the over Russian terror all our territory, and in the future - to become the basis for the European air shield. It is absolutely necessary and absolutely possible, ”the head of the Ukrainian state said.</text:p>
      <text:p text:style-name="P4">
Ukrinform provides the full text of the presidential address.</text:p>
      <text:p text:style-name="P4">
<text:span text:style-name="T5">
Wherelo: op</text:span>
</text:p>
      <text:p text:style-name="P4">
_ <text:span text:style-name="T4">
 I wish health, dear Ukrainians and Ukrainians!</text:span>
 _</text:p>
      <text:p text:style-name="P4">
First of all, I congratulate our anti -aircraft missile warriors of Ukrainian Air Force, they celebrate their day today.</text:p>
      <text:p text:style-name="P4">
I thank you for every goal killed, warriors!More than three thousand such targets have already been: more than 180 aircraft, more than 130 helicopters, almost 40 ballistic and infant winged Russian missiles, more than 1600 drones of different types ... All - thousands and thousands of life saved, hundreds of objects of critical infrastructure that you have preserved.</text:p>
      <text:p text:style-name="P4">
During this war, eight anti -aircraft missile brigades were honored with "Message and Courage". More than 1100 joint-stock soldiers received state awards, and eight of them were awarded the highest title-Hero of Ukraine. This is Colonel Sergeyaremenko, Lieutenant Colonel Volodymyr Vesnin, Andriy Kruglov, Sergey Porezets, Artem Sharkov, Dmitry Shumakov, Major Yaroslav Melnyk and Senior Lieutenant Artemsarchuk - he was posthumous to him.By the way, he spoke with Mr. Chancellor Scholtz today. Germany was very powerful to Ukraine with air defense. The brilliant German systems "Iris-T" have shown well in protecting our sky. We have the American "Petriots" and are very effective in Germany. Ukraine is grateful for them, as well as for all other vital help!</text:p>
      <text:p text:style-name="P4">
In today's conversation with Mr. Chancellor, we focused, of course, on further cooperation, as well as on strategic issues in the protection of our Europe - Europe, which can only be peaceful when peace will be guaranteed for it with complete security. There may be no security deficit in Europe that will provoke Russian tyranny and aggression. Russia will try to bite one or another piece of Europe only when it will see the other security uncertainty. When everything is defined and obvious, Russian -sized does not dare to break security.</text:p>
      <text:p text:style-name="P4">
Obviously, it is possible to protect Europe from any aggression only together with Zauzina and only with Ukraine in NATO. That is why there should be a safety certainty about our future in the Alliance. Then Russia will be able to refocus on its own statehood-to finally do themselves, not any expansions.</text:p>
      <text:p text:style-name="P4">
We are very actively preparing for the summit, and we expect from our partners exactly the most visibility that this historical moment requires.</text:p>
      <text:p text:style-name="P4">
And necessarily - our active actions. Advanced.</text:p>
      <text:p text:style-name="P4">
Heroic 35th and 36th separate brigades of the Marines-thank you, warriors!The famous 55th separate artillery brigade "Zaporizhzhya Sich"-thank you, warriors!128 Separate Brigade of Territorial Defense-Thank you!</text:p>
      <text:p text:style-name="P4">
It is especially worth noting today the junior lieutenant Alexander Pavlov, commander of the Marine infantry platoon of the 36th Brigade of Marines. His confident trick actions, skillful management in battle give good results to the state. Thank you!</text:p>
      <text:p text:style-name="P4">
The crew of the T-80 tank under the command of the junior sergeant Andrei Marchuk-thankmed and courage!This is the 36th brigade of the Marines.</text:p>
      <text:p text:style-name="P4">
And from the 35th brigade I will note today the commander of the tank, the junior sergeant Artmamatobrazka-thank you for the true Ukrainian courage and skill in the possession of the settlement Makarivka. Thank you, Artem!</text:p>
      <text:p text:style-name="P4">
Senior soldier Eugene Poddubny, sapper of the 47th mechanized brigade. It operates on a very hot direction and performs its tasks very effectively. Thank you, Eugene!The Mariinsky Direction ... Artillery Division under the command of Lieutenant Lukjianova does not give the occupiers a single minute of rest. Your combatants are really significant!Thank you!</text:p>
      <text:p text:style-name="P4">
Thank you all who are in battle now, at combat posts and positions!Thank you everyone who helps!</text:p>
      <text:p text:style-name="P4">
And one more.</text:p>
      <text:p text:style-name="P4">
The world today saw the Kremlin - unfortunately, by the hands of the current power of Georgia - kills a citizen of Ukraine Mikhail Saakashvili. Human life is the highest value and cannot be allowed to destroy Michael. Ukraine has urged the power of Georgia to stop this demonstrative execution. Both we and the skipartners offered various rescue options of Michael. Today, I am the Minister of Foreign Affairs of Ukraine to summon Ambassador of Georgia to Ukraine, expressed in a protest and propose to leave Ukraine for the next 48 hours for consultation with my capital. Once again I urge the Georgian power to convey to Ukraine a citizen of Ukraine Mikhail Saakashvili for necessary treatment and care. And I urge our partners to turn, not to ignore the cavity and save this person. No authorities in Europe have the right to execute people, life is a basic European value.</text:p>
      <text:p text:style-name="P4">
_<text:span text:style-name="T4">
Glory to Ukraine!</text:span>
 _</text:p>
      <text:p text:style-name="P4">
<text:span text:style-name="T5">
Foto: op</text:span>
</text:p>
      <text:p text:style-name="P4">
News Source: <text:a xlink:type="simple" xlink:href="https://www.ukrinform.ua/rubric-ato/3731029-ukrainska-ppo-mae-stati-osnovou-povitranogo-sita-evropi-zelenskij.html" text:style-name="Internet_20_link" text:visited-style-name="Visited_20_Internet_20_Link">
https://www.ukrinform.ua/rubric-ato/3731029-ukrainska-ppo-mae-stati-osnovou-povitranogo-sita-evropi-zelenskij.html</text:a>
</text:p>
      <!--NEWS-->
      <text:h text:style-name="P10" text:outline-level="1">
<text:span text:style-name="T4">
The warriors of anti -aircraft missile troops have shot down more than three thousand targets of Russians - Zelensky</text:span>
</text:h>
      <text:p text:style-name="P4">
Authors: Ukrinform (Person)</text:p>
      <text:p text:style-name="P4">
Publisher: Укринформ (Organization)</text:p>
      <text:p text:style-name="P4">
Published Time: 2023-07-03T21:11:00+03:00</text:p>
      <text:p text:style-name="P4">
Modified Time: 2023-07-03T21:11:00+03:00</text:p>
      <text:p text:style-name="P4">
Description: The warriors of the Air Force Air Force's anti -aircraft missile forces have already shot down more than three thousand targets of Russians, which saved thousands of lives of Ukrainians and retained hundreds of objects of critical infrastructure. - Ukrinform.</text:p>
      <text:p text:style-name="P4">
Images: ['<text:a xlink:type="simple" xlink:href="https://static.ukrinform.com/photos/2023_03/thumb_files/630_360_1678346690-347.jpg" text:style-name="Internet_20_link" text:visited-style-name="Visited_20_Internet_20_Link">
630_360_16783...</text:a>
']</text:p>
      <text:p text:style-name="P4">
Tags: ['Повітряні сили ЗСУ', 'Зеленський', 'ППО']</text:p>
      <text:p text:style-name="P4">
Type: Article</text:p>
      <!--METADATA-->
      <text:p text:style-name="P4">
<draw:frame draw:style-name="fr1" draw:name="Image198" text:anchor-type="as-char" svg:width="6.9236in" svg:height="3.956343in" draw:z-index="0">
<draw:image xlink:href="../Images/yкринформ/2023-07-03T21-11-00-03-00/630_360_1678346690-347.jpg" xlink:type="simple" xlink:show="embed" xlink:actuate="onLoad" draw:mime-type="image/jpeg"/>
</draw:frame>
The Armed Forces of the Armed Forces of Ukraine have already shot down more than three thousand targets, which saved thousands of lives of Ukrainians and retained hundreds of object critical infrastructure.</text:p>
      <text:p text:style-name="P4">
President of Ukraine Volodymyr Zelenskyy said this in the evening <text:a xlink:type="simple" xlink:href="https://t.me/V_Zelenskiy_official/6828" text:style-name="Internet_20_link" text:visited-style-name="Visited_20_Internet_20_Link">
video message</text:a>
, reports Ukrinform.</text:p>
      <text:p text:style-name="P4">
“First of all, I congratulate our anti -aircraft missile warriors of Ukrainian (Air Force](https://www.ukrinform.ua/tag-povitrani-sili-zsu), they celebrate their day today. I thank you for every goal killed, warriors!More than three thousand of such goals have been shot down: more than 180 aircraft, more than 130 reaches, almost 40 ballistic and more than a thousand winged Russian missiles, more ”,” Zelensky said.</text:p>
      <text:p text:style-name="P4">
<text:span text:style-name="T5">
Video: op</text:span>
</text:p>
      <text:p text:style-name="P4">
He said that during this war, eight anti -aircraft missile brigades were awarded "for courage and bravery".</text:p>
      <text:p text:style-name="P4">
<text:span text:style-name="T4">
 Read also: </text:span>
 <text:a xlink:type="simple" xlink:href="https://www.ukrinform.ua/rubric-ato/3731029-ukrainska-ppo-mae-stati-osnovou-povitranogo-sita-evropi-zelenskij.html" text:style-name="Internet_20_link" text:visited-style-name="Visited_20_Internet_20_Link">
Ukrainian air defense should be the basis of Europe's air shield - <text:span text:style-name="T4">
 Zelensky </text:span>
</text:a>
Also, according to him, more than 1100 joint-stock soldiers were received by state-day, and eight of them was awarded the highest title-the Hero of Ukraine. In particular, as the President noted, it is Colonel Sergey Yaremenko, Lieutenant Colonel Vladimirvesnin, Andriy Kruglov, Sergey Porezets, Artem Sharkov, Dmitry Shumakov, Mayoriaroslav Melnyk and Senior Lieutenant Artem Slisarchuk, whom the title of heroine is assigned.</text:p>
      <text:p text:style-name="P4">
As it was reported, in Ukraine on July 3 celebrates the day of the anti -aircraft missile troops of the Armed Forces of the Armed Forces.</text:p>
      <text:p text:style-name="P4">
News Source: <text:a xlink:type="simple" xlink:href="https://www.ukrinform.ua/rubric-ato/3731030-voini-zenitnih-raketnih-vijsk-zbili-vze-ponad-tri-tisaci-cilej-rosian-zelenskij.html" text:style-name="Internet_20_link" text:visited-style-name="Visited_20_Internet_20_Link">
https://www.ukrinform.ua/rubric-ato/3731030-voini-zenitnih-raketnih-vijsk-zbili-vze-ponad-tri-tisaci-cilej-rosian-zelenskij.html</text:a>
</text:p>
      <!--NEWS-->
      <text:h text:style-name="P10" text:outline-level="1">
<text:span text:style-name="T4">
The International Center in the Hague is the first effective step to the tribunal over Putin - human rights activists</text:span>
</text:h>
      <text:p text:style-name="P4">
Authors: Ukrinform (Person)</text:p>
      <text:p text:style-name="P4">
Publisher: Укринформ (Organization)</text:p>
      <text:p text:style-name="P4">
Published Time: 2023-07-03T21:18:00+03:00</text:p>
      <text:p text:style-name="P4">
Modified Time: 2023-07-03T21:18:00+03:00</text:p>
      <text:p text:style-name="P4">
Description: The beginning of the International Center for Pursuing Aggression against Ukraine is the first effective step towards creating a tribunal over Putin and his associates. - Ukrinform.</text:p>
      <text:p text:style-name="P4">
Images: ['<text:a xlink:type="simple" xlink:href="https://static.ukrinform.com/photos/2021_07/thumb_files/630_360_1626718668-499.jpg" text:style-name="Internet_20_link" text:visited-style-name="Visited_20_Internet_20_Link">
630_360_16267...</text:a>
']</text:p>
      <text:p text:style-name="P4">
Tags: ['Гаага', 'Україна', 'Воєнні злочини', 'Українська Гельсинська група', 'Війна з Росією']</text:p>
      <text:p text:style-name="P4">
Type: Article</text:p>
      <!--METADATA-->
      <text:p text:style-name="P4">
<draw:frame draw:style-name="fr1" draw:name="Image199" text:anchor-type="as-char" svg:width="6.9236in" svg:height="3.956343in" draw:z-index="0">
<draw:image xlink:href="../Images/yкринформ/2023-07-03T21-18-00-03-00/630_360_1626718668-499.jpg" xlink:type="simple" xlink:show="embed" xlink:actuate="onLoad" draw:mime-type="image/jpeg"/>
</draw:frame>
The beginning of the work of the International Center for Pursuing Aggression against Ukraine is an effective step towards creating a tribunal over Putin and his associates.</text:p>
      <text:p text:style-name="P4">
According to Ukrinform, about it <text:a xlink:type="simple" xlink:href="https://ukr.radio/news.html" text:style-name="Internet_20_link" text:visited-style-name="Visited_20_Internet_20_Link">
Ukrainian radio</text:a>
Oleksandr Pavlichenko, the executive director of the Ukrainian Helsinki Human Rights Union.</text:p>
      <text:p text:style-name="P4">
"And this is really a very serious application, because the case is proceeding from the conversation directly to those who are in charge of criminal proceedings related to the violation of international humanitarian law, the assemble of the crime of aggression," he said.</text:p>
      <text:p text:style-name="P4">
<text:span text:style-name="T5">
!(https://www.ukrinform.ua/rubric-polytics/3730789-u-gaazi-vidkrili-miznarodnij-centr-iz-peresliduvanna-za-zlocin-agresii-proti-ukraini.html)</text:span>
*</text:p>
      <text:p text:style-name="P4">
Pavlichenko added that the creation of this International Center was very close -closed partners such as the European Union, the International Criminal Court, the United Nations, directly the Ukrainian side in the special prosecutor of Andriy Kostin and other officials and a number of States' States that support the creation of this international tribunal.</text:p>
      <text:p text:style-name="P4">
"The practical overcoming of the problem is to work the mechanism. And the purpose of creating this mechanism will be the practical work of such a center," the lawyer said.</text:p>
      <text:p text:style-name="P4">
<text:span text:style-name="T4">
 Read also: </text:span>
 <text:span text:style-name="T4">
 <text:a xlink:type="simple" xlink:href="https://www.ukrinform.ua/rubric-world/3730843-han-pro-zapusk-miznarodnogo-centru-v-gaazi-zakon-nabuvae-vse-bilsoi-aktualnosti-sodo-ukraini.html" text:style-name="Internet_20_link" text:visited-style-name="Visited_20_Internet_20_Link">
Khan on the launch of the International Center in the Hague in Hague: It is increasingly relevant to Ukraine</text:a>
</text:span>
</text:p>
      <text:p text:style-name="P4">
According to Pavlichenko, the center should become a unified platform where this information is being built. In March, the second tool was already working - the uninodalas of these crimes. The relevant states jointly work with the governing information about crimes they can expose in the territories available to them. It is about work directly with those who have left the territories of the states, is within their jurisdiction.<text:span text:style-name="T4">
 Read also: </text:span>
 <text:span text:style-name="T4">
 [launch of the International Center in Hague(https://www.ukrinform.ua/rubric-world/3730849-zapusk-miznarodnogo-centru-v-gaazi-e-vazlivim-krokom-dla-pripinenna-bezkarnosti-rf-evroust.html)</text:span>
</text:p>
      <text:p text:style-name="P4">
Among the first steps of the Center, he called the audit and revision of those materials already in the database, the design of materials that will be submitted to the judges of the created tribunal on aggression.</text:p>
      <text:p text:style-name="P4">
"To ensure that these materials are prepared in the status of those operating the International Criminal Court," the human rights activist said.</text:p>
      <text:p text:style-name="P4">
As reported by Ukrinform, the International Center for Persession for Crime Agressing Ukraine today, July 3, has officially launched his work and will operate Nabazi to the European.</text:p>
      <text:p text:style-name="P4">
<text:span text:style-name="T4">
 Read also: </text:span>
 <text:span text:style-name="T4">
 <text:a xlink:type="simple" xlink:href="https://www.ukrinform.ua/rubric-polytics/3730851-pokaranna-rosii-za-zlocini-ukrainski-slidci-pocinaut-robotu-v-miznarodnomu-centri-u-gaazi.html" text:style-name="Internet_20_link" text:visited-style-name="Visited_20_Internet_20_Link">
punishment of Russia for crimes: Ukrainian investigators start working at the Hague International Center</text:a>
</text:span>
</text:p>
      <text:p text:style-name="P4">
It will support and coordinate the preparation of cases of aggression, maintaining key evidence and facilitating the process of creating cases in early stadium.</text:p>
      <text:p text:style-name="P4">
This is the first case of the creation of an initiative to investigate the crime of aggression of marriage support after the Second World War.</text:p>
      <text:p text:style-name="P4">
This center includes prosecutors from Ukraine, the EU, the USA and the International Criminal Court.</text:p>
      <text:p text:style-name="P4">
News Source: <text:a xlink:type="simple" xlink:href="https://www.ukrinform.ua/rubric-polytics/3731031-miznarodnij-centr-u-gaazi-e-persim-dievim-krokom-do-tribunalu-nad-putinim-pravozahisniki.html" text:style-name="Internet_20_link" text:visited-style-name="Visited_20_Internet_20_Link">
https://www.ukrinform.ua/rubric-polytics/3731031-miznarodnij-centr-u-gaazi-e-persim-dievim-krokom-do-tribunalu-nad-putinim-pravozahisniki.html</text:a>
</text:p>
      <!--NEWS-->
      <text:h text:style-name="P10" text:outline-level="1">
<text:span text:style-name="T4">
"Drone Army" in a week destroyed 75 units of hostile equipment - Fedorov</text:span>
</text:h>
      <text:p text:style-name="P4">
Authors: Ukrinform (Person)</text:p>
      <text:p text:style-name="P4">
Publisher: Укринформ (Organization)</text:p>
      <text:p text:style-name="P4">
Published Time: 2023-07-03T21:24:00+03:00</text:p>
      <text:p text:style-name="P4">
Modified Time: 2023-07-03T21:24:00+03:00</text:p>
      <text:p text:style-name="P4">
Description: The percussion units, which are provided by the Drone Army, destroyed 75 units of Russian equipment in a week, including 9 tanks. - Ukrinform.</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Михайло Федоров', 'Війна з Росією', 'Армія дронів']</text:p>
      <text:p text:style-name="P4">
Type: Article</text:p>
      <!--METADATA-->
      <text:p text:style-name="P4">
<draw:frame draw:style-name="fr1" draw:name="Image200" text:anchor-type="as-char" svg:width="6.9236in" svg:height="3.956343in" draw:z-index="0">
<draw:image xlink:href="../Images/yкринформ/2023-07-03T21-24-00-03-00/630_360_1682495491-455.jpg" xlink:type="simple" xlink:show="embed" xlink:actuate="onLoad" draw:mime-type="image/jpeg"/>
</draw:frame>
Drunction units, which are provided by the Drone Army, destroyed 75 units of Russian equipment in a week, including 9 tanks.</text:p>
      <text:p text:style-name="P4">
As Ukrinform reports, he reported this in <text:a xlink:type="simple" xlink:href="https://t.me/zedigital/3345" text:style-name="Internet_20_link" text:visited-style-name="Visited_20_Internet_20_Link">
telegram</text:a>
Viceremier-Minister for Innovation, Education, Science and Technology-Minister of Digital Transformation Mikhail Fedorov.</text:p>
      <text:p text:style-name="P4">
«Drone war: minus 75 units of Russian equipment per week. The percussion units provided by the Army <text:a xlink:type="simple" xlink:href="https://www.ukrinform.ua/tag-bezpilotnik" text:style-name="Internet_20_link" text:visited-style-name="Visited_20_Internet_20_Link">
drones</text:a>
», Continue to demonstrate top results,” the message reads.  </text:p>
      <text:p text:style-name="P4">
<text:span text:style-name="T4">
 Read also: </text:span>
 <text:a xlink:type="simple" xlink:href="https://www.ukrinform.ua/rubric-technology/3727997-tri-ukrainski-virobniki-otrimaut-po-1-miljonu-dla-rozrobok-proti-vorozih-droniv.html" text:style-name="Internet_20_link" text:visited-style-name="Visited_20_Internet_20_Link">
three Ukrainian manufacturers will receive $ 1 million for development against enemy drones</text:a>
As reported, 3,864 UAV complexes were purchased for more than 11 months of existence of the Drone Army Army Army. The amount of contracts will set more than UAH 4.3 billion. UAV operators were taught 10 thousand. Military manage the wings.</text:p>
      <text:p text:style-name="P4">
News Source: <text:a xlink:type="simple" xlink:href="https://www.ukrinform.ua/rubric-ato/3731034-armia-droniv-za-tizden-znisila-75-odinic-vorozoi-tehniki-fedorov.html" text:style-name="Internet_20_link" text:visited-style-name="Visited_20_Internet_20_Link">
https://www.ukrinform.ua/rubric-ato/3731034-armia-droniv-za-tizden-znisila-75-odinic-vorozoi-tehniki-fedorov.html</text:a>
</text:p>
      <!--NEWS-->
      <text:h text:style-name="P10" text:outline-level="1">
<text:span text:style-name="T4">
Svitolina went out to the second circle of Wimbledon, beating the five -time Williams champion</text:span>
</text:h>
      <text:p text:style-name="P4">
Authors: Ukrinform (Person)</text:p>
      <text:p text:style-name="P4">
Publisher: Укринформ (Organization)</text:p>
      <text:p text:style-name="P4">
Published Time: 2023-07-03T21:28:00+03:00</text:p>
      <text:p text:style-name="P4">
Modified Time: 2023-07-03T21:28:00+03:00</text:p>
      <text:p text:style-name="P4">
Description: Ukrainian Elina Svitolina made his way to the second circle of the Wimbledon Tennis Tournament, which started in London (United Kingdom). - Ukrinform.</text:p>
      <text:p text:style-name="P4">
Images: ['<text:a xlink:type="simple" xlink:href="https://static.ukrinform.com/photos/2023_07/thumb_files/630_360_1688408827-464.jpg" text:style-name="Internet_20_link" text:visited-style-name="Visited_20_Internet_20_Link">
630_360_16884...</text:a>
']</text:p>
      <text:p text:style-name="P4">
Tags: ['Світоліна', 'Теніс', 'Вімблдон']</text:p>
      <text:p text:style-name="P4">
Type: Article</text:p>
      <!--METADATA-->
      <text:p text:style-name="P4">
<draw:frame draw:style-name="fr1" draw:name="Image202" text:anchor-type="as-char" svg:width="6.9236in" svg:height="3.956343in" draw:z-index="0">
<draw:image xlink:href="../Images/yкринформ/2023-07-03T21-28-00-03-00/630_360_1688408827-464.jpg" xlink:type="simple" xlink:show="embed" xlink:actuate="onLoad" draw:mime-type="image/jpeg"/>
</draw:frame>
Ukrainianelina Svitolina made his way to the second circle of Wimbledon's tennis tournament that started in London(United Kingdom).</text:p>
      <text:p text:style-name="P4">
У матчі за вихід до другого кола третього у сезоні турніру серії Grand SlamСвітоліна за 1,5 години перемогла п'ятиразову переможницю Вімблдона американкуВінус Вільямс - 6:4, 6:3, передає Укрінформ.</text:p>
      <text:p text:style-name="P4">
Путівку до третього раунду змагань Світоліна розіграє з посіяною під 28-мномером бельгійкою Елізе Мертенс, яка взяла гору над словачкою ВікторієюГрунчаковою - 7:6 (7:2), 6: 2.</text:p>
      <text:p text:style-name="P4">
<text:span text:style-name="T4">
 Read also: </text:span>
 <text:a xlink:type="simple" xlink:href="https://www.ukrinform.ua/rubric-sports/3731000-curenko-podolala-perse-kolo-vimbldonu2023.html" text:style-name="Internet_20_link" text:visited-style-name="Visited_20_Internet_20_Link">
Tsurenko overcame the first circle of Wimbledon-2023</text:a>
The Wimbledon tournament will last until July 16.</text:p>
      <text:p text:style-name="P4">
Photo: Getty Images.</text:p>
      <text:p text:style-name="P4">
News Source: <text:a xlink:type="simple" xlink:href="https://www.ukrinform.ua/rubric-sports/3731037-svitolina-vijsla-do-drugogo-kola-vimbldona-obigravsi-parazovu-cempionku-vilams.html" text:style-name="Internet_20_link" text:visited-style-name="Visited_20_Internet_20_Link">
https://www.ukrinform.ua/rubric-sports/3731037-svitolina-vijsla-do-drugogo-kola-vimbldona-obigravsi-parazovu-cempionku-vilams.html</text:a>
</text:p>
      <!--NEWS-->
      <text:h text:style-name="P10" text:outline-level="1">
<text:span text:style-name="T4">
It is possible to protect Europe from aggression only with Ukraine in NATO - Zelensky</text:span>
</text:h>
      <text:p text:style-name="P4">
Authors: Ukrinform (Person)</text:p>
      <text:p text:style-name="P4">
Publisher: Укринформ (Organization)</text:p>
      <text:p text:style-name="P4">
Published Time: 2023-07-03T21:30:00+03:00</text:p>
      <text:p text:style-name="P4">
Modified Time: 2023-07-03T21:30:00+03:00</text:p>
      <text:p text:style-name="P4">
Description: It is possible to protect Europe from any aggression only with Ukraine and only with Ukraine in NATO, so security certainty about the future of our country in the Alliance must be achieved.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Європа', 'НАТО', 'Агресія РФ', 'Зеленський']</text:p>
      <text:p text:style-name="P4">
Type: Article</text:p>
      <!--METADATA-->
      <text:p text:style-name="P4">
<draw:frame draw:style-name="fr1" draw:name="Image203" text:anchor-type="as-char" svg:width="6.9236in" svg:height="3.956343in" draw:z-index="0">
<draw:image xlink:href="../Images/yкринформ/2023-07-03T21-30-00-03-00/630_360_1661783861-434.jpeg" xlink:type="simple" xlink:show="embed" xlink:actuate="onLoad" draw:mime-type="image/jpeg"/>
</draw:frame>
It is possible to protect Europe from any aggression only with Ukraine and Ukraine with Ukraine in NATO, so security should be achieved by the definition of our country in the Alliance.</text:p>
      <text:p text:style-name="P4">
President Volodymyr Zelenskyy said this in the evening <text:a xlink:type="simple" xlink:href="https://t.me/V_Zelenskiy_official/6828" text:style-name="Internet_20_link" text:visited-style-name="Visited_20_Internet_20_Link">
video message</text:a>
, reports Ukrinform.</text:p>
      <text:p text:style-name="P4">
“There may be no security deficit in Europe, which provoke member tyranny and aggression. Russia will try to bite one or another of Europe only when it sees one or another security uncertainty.When everything is determined and obviously, Russian tyranny does not dare to violate. It is obvious that it is possible to protect Europe from any aggression only together from Ukraine and only with Ukraine in <text:a xlink:type="simple" xlink:href="https://www.ukrinform.ua/tag-nato" text:style-name="Internet_20_link" text:visited-style-name="Visited_20_Internet_20_Link">
NATO</text:a>
. That is why security certainty should be achieved in the Alliance, ”Zelensky said.</text:p>
      <text:p text:style-name="P4">
<text:span text:style-name="T5">
Viso: <text:a xlink:type="simple" xlink:href="https://t.me/V_Zelenskiy_official/6828" text:style-name="Internet_20_link" text:visited-style-name="Visited_20_Internet_20_Link">
op</text:a>
</text:span>
</text:p>
      <text:p text:style-name="P4">
According to him, then Russia will have to refocus on its own statehood-"to do themselves, finally, not any expansions."</text:p>
      <text:p text:style-name="P4">
He also spoke about a telephone conversation with German Chancellor Olaf Sholtz, during which they "focused on further defensive cooperation, on strategic issues of protection of our Europe - Europe, which can be peaceful only then, if it will be guaranteed for it by full security."</text:p>
      <text:p text:style-name="P4">
Zelensky stressed that Germany helped Ukraine with air defense very powerfully.</text:p>
      <text:p text:style-name="P4">
“The brilliant German systems of Iris-T have shown themselves well in the protection of our nob. We have the American "Petriots" and are very efficient, "the President said in Germany.</text:p>
      <text:p text:style-name="P4">
<text:span text:style-name="T4">
 Read also: </text:span>
 [invitation for Ukraine in <text:span text:style-name="T4">
 NATO </text:span>
 should be clear and not be recalled - the Foreign Ministry(https://www.ukrinform.ua/rubric-polytics/3731036-zaprosenna-dla-ukraini-v-nato-mae-buti-citkim-i-ne-moze-buti-vidklikane-mzs-litvi.html)He added that Ukraine is grateful for them, as well as for all the other vital help.</text:p>
      <text:p text:style-name="P4">
“We are very active in preparing for the summit and expecting our partners that is exactly the most importantness that this historical moment requires. And necessarily - our active, ”Zelensky said.</text:p>
      <text:p text:style-name="P4">
As it was reported, President Volodymyr Zelenskyy and German Chancellor Olafsholtz coordinated the positions of the countries before NATO Vilnius Samite, which will take place on July 11-12 during a telephone conversation.</text:p>
      <text:p text:style-name="P4">
<text:span text:style-name="T5">
Foto: op</text:span>
</text:p>
      <text:p text:style-name="P4">
News Source: <text:a xlink:type="simple" xlink:href="https://www.ukrinform.ua/rubric-ato/3731042-ubezpeciti-evropu-vid-agresii-mozna-lise-z-ukrainou-v-nato-zelenskij.html" text:style-name="Internet_20_link" text:visited-style-name="Visited_20_Internet_20_Link">
https://www.ukrinform.ua/rubric-ato/3731042-ubezpeciti-evropu-vid-agresii-mozna-lise-z-ukrainou-v-nato-zelenskij.html</text:a>
</text:p>
      <!--NEWS-->
      <text:h text:style-name="P10" text:outline-level="1">
<text:span text:style-name="T4">
Alekseev's deputy's lawyers will appeal</text:span>
</text:h>
      <text:p text:style-name="P4">
Authors: Ukrinform (Person)</text:p>
      <text:p text:style-name="P4">
Publisher: Укринформ (Organization)</text:p>
      <text:p text:style-name="P4">
Published Time: 2023-07-03T21:33:00+03:00</text:p>
      <text:p text:style-name="P4">
Modified Time: 2023-07-03T21:33:00+03:00</text:p>
      <text:p text:style-name="P4">
Description: Advocates of the People's Deputy of Ukraine Sergey Alekseev, who today, according to the decision of the Lychakiv Court of Lviv, was sent to the pre -trial detention center for 60 days, will appeal and seek consideration of the case in the capital. - Ukrinform.</text:p>
      <text:p text:style-name="P4">
Images: ['<text:a xlink:type="simple" xlink:href="https://static.ukrinform.com/photos/2023_07/thumb_files/630_360_1688375644-4937.jpeg" text:style-name="Internet_20_link" text:visited-style-name="Visited_20_Internet_20_Link">
630_360_16883...</text:a>
']</text:p>
      <text:p text:style-name="P4">
Tags: ['Адвокат', 'Депутат', 'Апеляція', 'Сергій Алєксєєв']</text:p>
      <text:p text:style-name="P4">
Type: Article</text:p>
      <!--METADATA-->
      <text:p text:style-name="P4">
<draw:frame draw:style-name="fr1" draw:name="Image204" text:anchor-type="as-char" svg:width="6.9236in" svg:height="3.956343in" draw:z-index="0">
<draw:image xlink:href="../Images/yкринформ/2023-07-03T21-33-00-03-00/630_360_1688375644-4937.jpeg" xlink:type="simple" xlink:show="embed" xlink:actuate="onLoad" draw:mime-type="image/jpeg"/>
</draw:frame>
Advocacy of the International Deputy of Ukraine Sergey Alekseev, who today, according to the decision of the Lviv court of Lviv, was sent to the pre -trial detention center for 60 days, and the appeal will be submitted to the case in the capital.</text:p>
      <text:p text:style-name="P4">
The lawyer Alekseevaevgeny Sweet informed about it in a comment to Ukrinform correspondent.</text:p>
      <text:p text:style-name="P4">
"Of course, we will appeal and ask that the case is heard to Kiev, because now it is in violation of the legislation, since according to the resolution of the Deputy Prosecutor General Voitenko, the pre -trial investigation has been conducted by the GSU of the DBR in Kiev, and the court should have taken place there," - said.</text:p>
      <text:p text:style-name="P4">
During <text:a xlink:type="simple" xlink:href="https://www.ukrinform.ua/tag-sud" text:style-name="Internet_20_link" text:visited-style-name="Visited_20_Internet_20_Link">
judicial</text:a>
The meeting of a lawyer made his remarks for several hours.</text:p>
      <text:p text:style-name="P4">
“Everyone understands that these interrogations of the victim and a statement from a German citizen who does not possess Russian, someone did, and even without any initial data. We understand that it is a falsification. Those documents provided by the prosecutor's prosecutor for detention are not given to Alekseev ” - said Sweet.</text:p>
      <text:p text:style-name="P4">
At the beginning of the court hearing, the defense counsel filed a petition for the consideration of the case, as the defense sent to the Court of Appeal of Lviv an application to the Supreme Court to transfer the case to the court.</text:p>
      <text:p text:style-name="P4">
<text:span text:style-name="T4">
 Read also: </text:span>
 <text:a xlink:type="simple" xlink:href="https://www.ukrinform.ua/rubric-polytics/3729797-u-spravi-alekseeva-nemae-insih-figurantiv-ofis-genprokurora.html" text:style-name="Internet_20_link" text:visited-style-name="Visited_20_Internet_20_Link">
in the case <text:span text:style-name="T4">
 Alekseev </text:span>
 And there are no other persons involved - office prosecutor</text:a>
Judge Rudakov announced a technical break, but after the request to the Court of Appeal of Lviv, there was no registered statement from Alekseev there.</text:p>
      <text:p text:style-name="P4">
The court then heard the prosecutor who persuaded the judge to choose Aleksevzevzhzhzhzhias. The prosecutor noted that such a measure is necessary because the sub -person has considerable lawyer's experience, including pre -trial investigations, is a People's Deputy, has direct and indirect ties to the right protection authorities, as well as because of the severity of the crime, namely, seizure of US $ 50,000.(1.8 million hryvnias)German citizen.</text:p>
      <text:p text:style-name="P4">
According to the prosecutor Jacob Slyzarenko, Alekseev allegedly promised the foreigner Kevinustestklov to obtain a Ukrainian passport, to assist in the avoidance of extradition. He "guaranteed" to use his own connections.The defendant noted that the German repeatedly called after he was called law enforcement officers in Ukraine, and transferred funds for lawyers who worked on his case for almost two years.</text:p>
      <text:p text:style-name="P4">
“Kevin was simply used to bring me money at the time, as if a bribe was home. Another interesting fact is that his statement is written in a legally correct Russian language, which he does not speak… I ask the judge to be fair to reap that this case is fake. I ask not to choose a precautionary measure to get me to the bail of colleagues, ”Alekseev said during the hearing.</text:p>
      <text:p text:style-name="P4">
<text:span text:style-name="T4">
 Read also: </text:span>
 <text:a xlink:type="simple" xlink:href="https://www.ukrinform.ua/rubric-polytics/3729823-alekseev-maskuvavsa-i-boavsa-prosluhovuvanna-prokuror-rozpoviv-ak-zbirali-dokazi-proti-deputata.html" text:style-name="Internet_20_link" text:visited-style-name="Visited_20_Internet_20_Link">
<text:span text:style-name="T4">
 Alekseev </text:span>
 masked and afraid of listening -prosecutor told how the evidence was collected against the deputy</text:a>
The meeting was attended by the People's Deputies of Ukraine, seven from the EU party Tamagoritarians, they filed statements in court that Alekseev was ready to take on bail.</text:p>
      <text:p text:style-name="P4">
After the decision of the court on the election of a preventive measure, Alekseev was further broken down that the case was fabricated, and the affected citizen of Germany, who is in the search of Interpol, through the sale of drugs in large volumes, is the "nasty" of the Ukrainian law enforcement agencies.</text:p>
      <text:p text:style-name="P4">
The People's Deputy gave the phone and personal belongings to the advocacy, asked for the escorts, so that they had handcuffed on him, because it "humiliates a lawyer with many years of conscious."</text:p>
      <text:p text:style-name="P4">
Alekseev will spend this night in the Lviv pre -trial detention center, because even if he gathered the sum of money - more than 2 million UAH, after 18:00 no bank will accept payment.</text:p>
      <text:p text:style-name="P4">
As reported <text:a xlink:type="simple" xlink:href="https://www.ukrinform.ua/rubric-society/3730940-deputatu-alekseevu-obrali-zapobiznij-zahid-60-dib-pid-vartou.html" text:style-name="Internet_20_link" text:visited-style-name="Visited_20_Internet_20_Link">
Ukrinform</text:a>
, The Lychakiv District Court of Lviv has chosen a precautionary from the Verkhovna Rada from the European Solidarity Party Sergiyalekseev, who is suspected of fraud - 60 days of detention, or 2 million UAH 264 thousand.</text:p>
      <text:p text:style-name="P4">
The Prosecutor General's office informed Alekseev of suspicion under Part 4 of Art. 190(fraud)Criminal Code of Ukraine. He can threaten 5 to 12 years of confiscation of property.</text:p>
      <text:p text:style-name="P4">
According to the investigation, the deputy took possession of the money of the citizen. It is $ 50,000.(1.8 million UAH).</text:p>
      <text:p text:style-name="P4">
<text:span text:style-name="T4">
Читайте також:</text:span>
 <text:a xlink:type="simple" xlink:href="https://www.ukrinform.ua/rubric-polytics/3729636-u-evrosolidarnosti-prokomentuvali-nicni-obsuki-u-deputata-alekseeva.html" text:style-name="Internet_20_link" text:visited-style-name="Visited_20_Internet_20_Link">
 У «Євросолідарності» прокоментували нічні обшуки удепутата <text:span text:style-name="T4">
Алєксєєв</text:span>
 а </text:a>
</text:p>
      <text:p text:style-name="P4">
In 2014, he was elected chairman of the Kirovograd Regional Organization of the UDAR Party. Since 2014, Alekseev worked in the Council Deputy Chairman of the Committee of Inquiries of Legal Policy and Justice, and when he chose for the second time, from the European Solidarity Party, he became the chairman of the subcommittee of the rule of law.</text:p>
      <text:p text:style-name="P4">
Alekseev is also a deputy member of a permanent delegation in the OSCE Parliamentary Abstine.</text:p>
      <text:p text:style-name="P4">
News Source: <text:a xlink:type="simple" xlink:href="https://www.ukrinform.ua/rubric-society/3731038-advokati-deputata-alekseeva-podavatimut-apelaciu.html" text:style-name="Internet_20_link" text:visited-style-name="Visited_20_Internet_20_Link">
https://www.ukrinform.ua/rubric-society/3731038-advokati-deputata-alekseeva-podavatimut-apelaciu.html</text:a>
</text:p>
      <!--NEWS-->
      <text:h text:style-name="P10" text:outline-level="1">
<text:span text:style-name="T4">
Zelensky thanked everyone who is now in battle, in combat posts and positions</text:span>
</text:h>
      <text:p text:style-name="P4">
Authors: Ukrinform (Person)</text:p>
      <text:p text:style-name="P4">
Publisher: Укринформ (Organization)</text:p>
      <text:p text:style-name="P4">
Published Time: 2023-07-03T21:38:00+03:00</text:p>
      <text:p text:style-name="P4">
Modified Time: 2023-07-03T21:38:00+03:00</text:p>
      <text:p text:style-name="P4">
Description: President Volodymyr Zelenskyy thanked everyone who is now in battle and in combat posts and positions and noted some soldiers of several brigades. - Ukrinform.</text:p>
      <text:p text:style-name="P4">
Images: ['<text:a xlink:type="simple" xlink:href="https://static.ukrinform.com/photos/2023_06/thumb_files/630_360_1687450678-607.jpg" text:style-name="Internet_20_link" text:visited-style-name="Visited_20_Internet_20_Link">
630_360_16874...</text:a>
']</text:p>
      <text:p text:style-name="P4">
Tags: ['ЗСУ', 'Зеленський', 'Війна з Росією']</text:p>
      <text:p text:style-name="P4">
Type: Article</text:p>
      <!--METADATA-->
      <text:p text:style-name="P4">
<draw:frame draw:style-name="fr1" draw:name="Image205" text:anchor-type="as-char" svg:width="6.9236in" svg:height="3.956343in" draw:z-index="0">
<draw:image xlink:href="../Images/yкринформ/2023-07-03T21-38-00-03-00/630_360_1687450678-607.jpg" xlink:type="simple" xlink:show="embed" xlink:actuate="onLoad" draw:mime-type="image/jpeg"/>
</draw:frame>
Presidential lodge Zelensky thanked everyone who is now in battle and in combat posts and noted some soldiers of several brigades.</text:p>
      <text:p text:style-name="P4">
Video of the appeal published in <text:a xlink:type="simple" xlink:href="https://t.me/V_Zelenskiy_official/6828" text:style-name="Internet_20_link" text:visited-style-name="Visited_20_Internet_20_Link">
telegram</text:a>
Heads of State, reports Ukrinform.</text:p>
      <text:p text:style-name="P4">
“The front line. Heroic 35th and 36th separate brigades of the Marines-thank you, warriors!47 Separate Mechanized Brigade "Magura"-Thank you!The glorious 55-then-Marma artillery brigade "Zaporizhzhya Sich"-thank you, warriors!128 Separate Territorial Defense forces-Thank you!” Zelensky said.</text:p>
      <text:p text:style-name="P4">
<text:span text:style-name="T4">
 Read also: </text:span>
 <text:span text:style-name="T4">
 <text:a xlink:type="simple" xlink:href="https://www.ukrinform.ua/rubric-ato/3731030-voini-zenitnih-raketnih-vijsk-zbili-vze-ponad-tri-tisaci-cilej-rosian-zelenskij.html" text:style-name="Internet_20_link" text:visited-style-name="Visited_20_Internet_20_Link">
warriors of anti -aircraft missile troops have shot down more than three thousand goals of Russians - Zelensky</text:a>
</text:span>
</text:p>
      <text:p text:style-name="P4">
He also noted the junior lieutenant Alexander Pavlov, commander of the platoon infantry of the 36th Brigade of Marines.</text:p>
      <text:p text:style-name="P4">
"His confident and strong actions, skillful management in battle give good results," the President said.</text:p>
      <text:p text:style-name="P4">
In addition, he remembered the crew of the T-80 tank under the command of the junior sergeantriy Marchuk, who thanked for the accuracy and courage.</text:p>
      <text:p text:style-name="P4">
“This is the 36th brigade of the Marines. And from the 35th brigade, I will note today the commissar, junior sergeant Artem Object-thank you for the true Ukrainian memorial and skill in the release of Makarivka settlement. Thank you, Artem, ”Zelensky said.</text:p>
      <text:p text:style-name="P4">
<text:span text:style-name="T4">
 Read also: </text:span>
 <text:span text:style-name="T4">
 <text:a xlink:type="simple" xlink:href="https://www.ukrinform.ua/rubric-ato/3731029-ukrainska-ppo-mae-stati-osnovou-povitranogo-sita-evropi-zelenskij.html" text:style-name="Internet_20_link" text:visited-style-name="Visited_20_Internet_20_Link">
Ukrainian air defense should become the basis of air shielding - Zelensky</text:a>
</text:span>
</text:p>
      <text:p text:style-name="P4">
The President also thanked the senior soldier Yevgeny Poddubny, a sapper of the 47-Mimechanized Brigade, who "operates in a very hot direction now and is very efficiently performing his tasks."</text:p>
      <text:p text:style-name="P4">
“Captain Ivan Ogurtsov. Acting in the Avdeevsky direction, our firewartilers under its command very effectively destroy the enclosures and warehouses. Thank you, warrior!” Zelensky said.</text:p>
      <text:p text:style-name="P4">
In the Marinskaya direction, the head of the Ukrainian state noted the artillery viovio under the command of Lieutenant Colonel Pavel Lukyanov, who "does not give a single minute of rest".</text:p>
      <text:p text:style-name="P4">
“Your combat results are really significant!Thank you!Thank you all, everyone who is now in combat posts and positions!Thank you all who help!” - Zelensky addressed.As reported by Ukrinform, in the east of the Defense forces of Ukraine for the last week, 9 square kilometers were released from Russian invaders, in the south -over 28 square meters. km.</text:p>
      <text:p text:style-name="P4">
News Source: <text:a xlink:type="simple" xlink:href="https://www.ukrinform.ua/rubric-ato/3731039-zelenskij-podakuvav-usim-hto-zaraz-u-bou-na-bojovih-postah-i-poziciah.html" text:style-name="Internet_20_link" text:visited-style-name="Visited_20_Internet_20_Link">
https://www.ukrinform.ua/rubric-ato/3731039-zelenskij-podakuvav-usim-hto-zaraz-u-bou-na-bojovih-postah-i-poziciah.html</text:a>
</text:p>
      <!--NEWS-->
      <text:h text:style-name="P10" text:outline-level="1">
<text:span text:style-name="T4">
In Mariupol, the school is burning - the mayor advisor</text:span>
</text:h>
      <text:p text:style-name="P4">
Authors: Ukrinform (Person)</text:p>
      <text:p text:style-name="P4">
Publisher: Укринформ (Organization)</text:p>
      <text:p text:style-name="P4">
Published Time: 2023-07-03T21:45:00+03:00</text:p>
      <text:p text:style-name="P4">
Modified Time: 2023-07-03T21:45:00+03:00</text:p>
      <text:p text:style-name="P4">
Description: The occupied Mariupol is now burning school # 16. - Ukrinform.</text:p>
      <text:p text:style-name="P4">
Images: ['<text:a xlink:type="simple" xlink:href="https://static.ukrinform.com/photos/2023_07/thumb_files/630_360_1688409984-604.jpeg" text:style-name="Internet_20_link" text:visited-style-name="Visited_20_Internet_20_Link">
630_360_16884...</text:a>
']</text:p>
      <text:p text:style-name="P4">
Tags: ['Маріуполь', 'Пожежа', 'Школа']</text:p>
      <text:p text:style-name="P4">
Type: Article</text:p>
      <!--METADATA-->
      <text:p text:style-name="P4">
<draw:frame draw:style-name="fr1" draw:name="Image206" text:anchor-type="as-char" svg:width="6.9236in" svg:height="3.956343in" draw:z-index="0">
<draw:image xlink:href="../Images/yкринформ/2023-07-03T21-45-00-03-00/630_360_1688409984-604.jpeg" xlink:type="simple" xlink:show="embed" xlink:actuate="onLoad" draw:mime-type="image/jpeg"/>
</draw:frame>
Vokun Mariupol is now burning school # 16.</text:p>
      <text:p text:style-name="P4">
About it in <text:a xlink:type="simple" xlink:href="https://t.me/andriyshTime/11282" text:style-name="Internet_20_link" text:visited-style-name="Visited_20_Internet_20_Link">
telegram</text:a>
Petro Andryushchenko reported by the advisor of Mariupol, Ukrinform reports.</text:p>
      <text:p text:style-name="P4">
"The 16 schools are burning right now," Andryushchenko wrote.</text:p>
      <text:p text:style-name="P4">
According to preliminary data, the ignition arose due to the carelessness of builders.</text:p>
      <text:p text:style-name="P4">
Andryushchenko illustrated the post of lights, published <text:a xlink:type="simple" xlink:href="https://t.me/mrplsprotyv/20741" text:style-name="Internet_20_link" text:visited-style-name="Visited_20_Internet_20_Link">
telegram channel</text:a>
Mariupol.Sprov.</text:p>
      <text:p text:style-name="P4">
As reported, Russia's aggression has caused in <text:a xlink:type="simple" xlink:href="https://www.ukrinform.ua/tag-mariupol" text:style-name="Internet_20_link" text:visited-style-name="Visited_20_Internet_20_Link">
Mariupol</text:a>
One of the largest humanitarian -catrophe. The city is almost 90% destroyed as a result of enemy shelling, there is no normal electric, water and gas supply.</text:p>
      <text:p text:style-name="P4">
In addition, the invaders wear the damaged homes to hide the trace crimes.</text:p>
      <text:p text:style-name="P4">
News Source: <text:a xlink:type="simple" xlink:href="https://www.ukrinform.ua/rubric-regions/3731043-u-mariupoli-gorit-skola-16-radnik-mera.html" text:style-name="Internet_20_link" text:visited-style-name="Visited_20_Internet_20_Link">
https://www.ukrinform.ua/rubric-regions/3731043-u-mariupoli-gorit-skola-16-radnik-mera.html</text:a>
</text:p>
      <!--NEWS-->
      <text:h text:style-name="P10" text:outline-level="1">
<text:span text:style-name="T4">
Thousands of people have been protested at the Israeli airport through judicial reform - are detained</text:span>
</text:h>
      <text:p text:style-name="P4">
Authors: Ukrinform (Person)</text:p>
      <text:p text:style-name="P4">
Publisher: Укринформ (Organization)</text:p>
      <text:p text:style-name="P4">
Published Time: 2023-07-03T21:53:00+03:00</text:p>
      <text:p text:style-name="P4">
Modified Time: 2023-07-03T21:53:00+03:00</text:p>
      <text:p text:style-name="P4">
Description: In Israel, thousands of protesters against judicial reform blocked the road near the Ben-Gurion Airport on Monday, began to build barricades and entered the terminal 3.-Ukrinform.</text:p>
      <text:p text:style-name="P4">
Images: ['<text:a xlink:type="simple" xlink:href="https://static.ukrinform.com/photos/2023_07/thumb_files/630_360_1688410308-280.jpg" text:style-name="Internet_20_link" text:visited-style-name="Visited_20_Internet_20_Link">
630_360_16884...</text:a>
']</text:p>
      <text:p text:style-name="P4">
Tags: ['Аеропорт', 'Ізраїль', 'Протест', 'Судова реформа']</text:p>
      <text:p text:style-name="P4">
Type: Article</text:p>
      <!--METADATA-->
      <text:p text:style-name="P4">
<draw:frame draw:style-name="fr1" draw:name="Image207" text:anchor-type="as-char" svg:width="6.9236in" svg:height="3.946452in" draw:z-index="0">
<draw:image xlink:href="../Images/yкринформ/2023-07-03T21-53-00-03-00/630_360_1688410308-280.jpg" xlink:type="simple" xlink:show="embed" xlink:actuate="onLoad" draw:mime-type="image/jpeg"/>
</draw:frame>
In Israeli protesters against judicial reform, on Monday, Ben-Gurion, the road airport of Ben-Gurion, began to erect and entered the terminal 3.</text:p>
      <text:p text:style-name="P4">
About it reports <text:a xlink:type="simple" xlink:href="https://www.timesofisrael.com/police-tussle-with-anti-government-protesters-as-chaos-erupts-at-ben-gurion-airport/" text:style-name="Internet_20_link" text:visited-style-name="Visited_20_Internet_20_Link">
The Times of Israel</text:a>
, reports Ukrinform.</text:p>
      <text:p text:style-name="P4">
Police declared anti -government <text:a xlink:type="simple" xlink:href="https://www.ukrinform.ua/tag-protest" text:style-name="Internet_20_link" text:visited-style-name="Visited_20_Internet_20_Link">
protest</text:a>
at the airport "illegal". Currently, 37 protesters have been delayed by public order.</text:p>
      <text:p text:style-name="P4">
It is noted that law enforcement officers used force to prevent the protests from blocking the road and expel the protesters from the arrival hall.</text:p>
      <text:p text:style-name="P4">
According to the Israeli media, about 15,000 people in protest actions at the airport during the day.</text:p>
      <text:p text:style-name="P4">
<text:span text:style-name="T4">
 Read also: </text:span>
 [in <text:span text:style-name="T4">
 Israel </text:span>
 There was a shooting, four people were killed]](https://www.ukrinform.ua/rubric-world/3725442-v-izraili-stalasa-strilanina-zaginuli-cetvero-ludej.html)The protest organizers and opposition figures stated that the demonstration will be found if the Prime Minister Benjamin Netanyaga coalition did not stop the Knesset Committee on the Knesset Committee, which prohibits judges to carry out judicial control over the "reasonableness" of government decisions. The deputy Simhathman, the chairman of the Constitutional Committee of the Knesset, held a meeting on Monday, as planned, but stated that the bill would be approved by the commission and passed on Tuesday to Knesset before the first reading at the beginning of the next week.</text:p>
      <text:p text:style-name="P4">
News Source: <text:a xlink:type="simple" xlink:href="https://www.ukrinform.ua/rubric-world/3731044-v-aeroportu-izrailu-tisaci-ludej-protestuvali-cerez-sudovu-reformu-e-zatrimani.html" text:style-name="Internet_20_link" text:visited-style-name="Visited_20_Internet_20_Link">
https://www.ukrinform.ua/rubric-world/3731044-v-aeroportu-izrailu-tisaci-ludej-protestuvali-cerez-sudovu-reformu-e-zatrimani.html</text:a>
</text:p>
      <!--NEWS-->
      <text:h text:style-name="P10" text:outline-level="1">
<text:span text:style-name="T4">
Social networks about the deaths</text:span>
</text:h>
      <text:p text:style-name="P4">
Authors: Ukrinform (Person)</text:p>
      <text:p text:style-name="P4">
Publisher: Укринформ (Organization)</text:p>
      <text:p text:style-name="P4">
Published Time: 2023-07-03T21:58:00+03:00</text:p>
      <text:p text:style-name="P4">
Modified Time: 2023-07-03T21:58:00+03:00</text:p>
      <text:p text:style-name="P4">
Description: Social networks are mentioned by the writer, volunteer and human rights activist Victoria Amelin - Ukrinform.</text:p>
      <text:p text:style-name="P4">
Images: ['<text:a xlink:type="simple" xlink:href="https://static.ukrinform.com/photos/2023_07/thumb_files/630_360_1688368700-612.jpg" text:style-name="Internet_20_link" text:visited-style-name="Visited_20_Internet_20_Link">
630_360_16883...</text:a>
']</text:p>
      <text:p text:style-name="P4">
Tags: ['Література', 'Соцмережі', 'Війна', 'Письменниця']</text:p>
      <text:p text:style-name="P4">
Type: Article</text:p>
      <!--METADATA-->
      <text:p text:style-name="P4">
<draw:frame draw:style-name="fr1" draw:name="Image208" text:anchor-type="as-char" svg:width="6.9236in" svg:height="3.956343in" draw:z-index="0">
<draw:image xlink:href="../Images/yкринформ/2023-07-03T21-58-00-03-00/630_360_1688368700-612.jpg" xlink:type="simple" xlink:show="embed" xlink:actuate="onLoad" draw:mime-type="image/jpeg"/>
</draw:frame>
The social networking is a writer, volunteer and human rights activist Victoria Amelin</text:p>
      <text:p text:style-name="P4">
Tonight it became known that <text:a xlink:type="simple" xlink:href="https://www.ukrinform.ua/rubric-society/3730625-pomerla-pismennica-amelina-poranena-pri-obstrili-kramatorska.html" text:style-name="Internet_20_link" text:visited-style-name="Visited_20_Internet_20_Link">
died in the hospital Ukrainian writer Victoria Amelina</text:a>
, which was injured on June 27 by firing Kramatorsk by Russian troops.</text:p>
      <text:p text:style-name="P4">
Ukrinform has gathered the first reactions to this horrific news.</text:p>
      <text:p text:style-name="P4">
_ First photo: Daniel Mordzinski_</text:p>
      <text:p text:style-name="P4">
News Source: <text:a xlink:type="simple" xlink:href="https://www.ukrinform.ua/rubric-culture/3730719-socmerezi-pro-zagibel-viki-amelinoi-mi-vsi-zaraz-svidki-novogo-sandarmoha.html" text:style-name="Internet_20_link" text:visited-style-name="Visited_20_Internet_20_Link">
https://www.ukrinform.ua/rubric-culture/3730719-socmerezi-pro-zagibel-viki-amelinoi-mi-vsi-zaraz-svidki-novogo-sandarmoha.html</text:a>
</text:p>
      <!--NEWS-->
      <text:h text:style-name="P10" text:outline-level="1">
<text:span text:style-name="T4">
The Armed Forces are faced daily with a rigid duel - Anna Painter</text:span>
</text:h>
      <text:p text:style-name="P4">
Author: ['Анастасія Олехнович']</text:p>
      <text:p text:style-name="P4">
Time: 2023-07-03T22:00:00-04:00</text:p>
      <text:p text:style-name="P4">
Description: About Tse in the Ephirus Telemarafon “єini News”, the intercessor of the Minstra defense of Ukrainian, the war with Ukraine 2022, the war with Ukraine, the latest news today, the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ГАННА МАЛЯР']</text:p>
      <text:p text:style-name="P4">
Category: News</text:p>
      <!--METADATA-->
      <text:p text:style-name="P4">
<draw:frame draw:style-name="fr1" draw:name="Image209" text:anchor-type="as-char" svg:width="6.9236in" svg:height="4.615733in" draw:z-index="0">
<draw:image xlink:href="../Images/AРМІЯINFORM/2023-07-03T22-00-00-04-00/artyleriya.jpg" xlink:type="simple" xlink:show="embed" xlink:actuate="onLoad" draw:mime-type="image/jpeg"/>
</draw:frame>
Illustrative photo</text:p>
      <text:p text:style-name="P4">
The Deputy Ministers of Ukraine Anna Malyar informed about it on the air of the only news.</text:p>
      <ul>
        <li>
What the enemy is not moving is about the professionalism and courage of our military. Speaking of the East, we had tactical success in several directions during the week. The enemy, in turn, is very strong. The number of shelling of our positions, compared to last week, has increased almost twice - almost 12 thousand.</li>
      </ul>
      <text:p text:style-name="P4">
Commenting on the situation in the south, Anna Malyar noted that the Armed Forces had released about 28 square kilometers.</text:p>
      <ul>
        <li>
Our troops are faced with continuous replacement, including remote. We have the promotion of Ukrainian troops in some areas. However, not only released territories should be measured. The Armed Forces not only come, but make preparations for the next advance, destroying hostile reserves. Externally, about 100 units of hostility were destroyed in the Tavriya direction.</li>
      </ul>
      <text:p text:style-name="P4">
News Source: <text:a xlink:type="simple" xlink:href="https://armyinform.com.ua/2023/07/03/zsu-shhodenno-stykayutsya-iz-zhorstkym-dvoboyem-ganna-malyar/" text:style-name="Internet_20_link" text:visited-style-name="Visited_20_Internet_20_Link">
https://armyinform.com.ua/2023/07/03/zsu-shhodenno-stykayutsya-iz-zhorstkym-dvoboyem-ganna-malyar/</text:a>
</text:p>
      <!--NEWS-->
      <text:h text:style-name="P10" text:outline-level="1">
<text:span text:style-name="T4">
NATO tomorrow can continue the authority of Stoltenberg - diplomats</text:span>
</text:h>
      <text:p text:style-name="P4">
Authors: Ukrinform (Person)</text:p>
      <text:p text:style-name="P4">
Publisher: Укринформ (Organization)</text:p>
      <text:p text:style-name="P4">
Published Time: 2023-07-03T22:13:00+03:00</text:p>
      <text:p text:style-name="P4">
Modified Time: 2023-07-03T22:13:00+03:00</text:p>
      <text:p text:style-name="P4">
Description: NATO members can agree on July 4 to extend the term of office of Secretary -General Jens Stoltenberg for another year. - Ukrinform.</text:p>
      <text:p text:style-name="P4">
Images: ['<text:a xlink:type="simple" xlink:href="https://static.ukrinform.com/photos/2021_08/thumb_files/630_360_1630432633-166.jpg" text:style-name="Internet_20_link" text:visited-style-name="Visited_20_Internet_20_Link">
630_360_16304...</text:a>
']</text:p>
      <text:p text:style-name="P4">
Tags: ['НАТО', 'Столтенберг']</text:p>
      <text:p text:style-name="P4">
Type: Article</text:p>
      <!--METADATA-->
      <text:p text:style-name="P4">
<draw:frame draw:style-name="fr1" draw:name="Image210" text:anchor-type="as-char" svg:width="6.9236in" svg:height="3.956343in" draw:z-index="0">
<draw:image xlink:href="../Images/yкринформ/2023-07-03T22-13-00-03-00/630_360_1630432633-166.jpg" xlink:type="simple" xlink:show="embed" xlink:actuate="onLoad" draw:mime-type="image/jpeg"/>
</draw:frame>
NATO members can agree on July 4 to extend the term of office of the Secretary General Jens Stoltenberg for another year.</text:p>
      <text:p text:style-name="P4">
This is reported by Ukrinform with reference to "<text:a xlink:type="simple" xlink:href="https://www.radiosvoboda.org/a/news-stoltenberh-nato-povnovazhennya/32487633.html" text:style-name="Internet_20_link" text:visited-style-name="Visited_20_Internet_20_Link">
Radio Liberty</text:a>
".</text:p>
      <text:p text:style-name="P4">
"The decision has been widely reported in recent weeks, but it is expected that NATO will formally approve the continuation during the meeting on July 4, diplomats reported on the face of anonymity," the message reads.</text:p>
      <text:p text:style-name="P4">
<text:span text:style-name="T5">
!(https://www.ukrinform.ua/rubric-world/3729567-krainicleni-nato-virisili-zalisiti-ensa-stoltenberga-na-coli-alansu-zmi.html)</text:span>
*</text:p>
      <text:p text:style-name="P4">
It was reported that NATO Allies discussed the decision on whether Liadenz Stoltenberg as a Secretary General of the Alliance, or to approve the new NATO summit leader in Vilnius. Other candidates considered Prime Minister Matte Frederixen and Defense Minister Ben Volles.</text:p>
      <text:p text:style-name="P4">
<text:span text:style-name="T4">
 Read also: </text:span>
 <text:span text:style-name="T4">
 [invitations for Ukraine to NATO should be clear and cannot be recalled - Lithuanian Foreign(https://www.ukrinform.ua/rubric-polytics/3731036-zaprosenna-dla-ukraini-v-nato-mae-buti-citkim-i-ne-moze-buti-vidklikane-mzs-litvi.html)</text:span>
</text:p>
      <text:p text:style-name="P4">
<text:span text:style-name="T4">
 <text:a xlink:type="simple" xlink:href="https://www.ukrinform.ua/tag-stoltenberg" text:style-name="Internet_20_link" text:visited-style-name="Visited_20_Internet_20_Link">
Stoltenberg</text:a>
</text:span>
, the former Norwegian Prime Minister, has been leading the North Atlantic Alliance since 2014, and has continued its powers several times.</text:p>
      <text:p text:style-name="P4">
News Source: <text:a xlink:type="simple" xlink:href="https://www.ukrinform.ua/rubric-world/3731047-nato-zavtra-moze-prodovziti-povnovazenna-stoltenberga-diplomati.html" text:style-name="Internet_20_link" text:visited-style-name="Visited_20_Internet_20_Link">
https://www.ukrinform.ua/rubric-world/3731047-nato-zavtra-moze-prodovziti-povnovazenna-stoltenberga-diplomati.html</text:a>
</text:p>
      <!--NEWS-->
      <text:h text:style-name="P10" text:outline-level="1">
<text:span text:style-name="T4">
Tankovsky strengthened "Polissya" in midfield</text:span>
</text:h>
      <text:p text:style-name="P4">
Authors: Ukrinform (Person)</text:p>
      <text:p text:style-name="P4">
Publisher: Укринформ (Organization)</text:p>
      <text:p text:style-name="P4">
Published Time: 2023-07-03T22:23:00+03:00</text:p>
      <text:p text:style-name="P4">
Modified Time: 2023-07-03T22:23:00+03:00</text:p>
      <text:p text:style-name="P4">
Description: Midfielder Vyacheslav Tankovsky moved from Kharkiv Metalist to the Polissya football collective. - Ukrinform.</text:p>
      <text:p text:style-name="P4">
Images: ['<text:a xlink:type="simple" xlink:href="https://static.ukrinform.com/photos/2023_07/thumb_files/630_360_1688411796-914.jpg" text:style-name="Internet_20_link" text:visited-style-name="Visited_20_Internet_20_Link">
630_360_16884...</text:a>
']</text:p>
      <text:p text:style-name="P4">
Tags: ['Футбол', 'Полісся']</text:p>
      <text:p text:style-name="P4">
Type: Article</text:p>
      <!--METADATA-->
      <text:p text:style-name="P4">
<draw:frame draw:style-name="fr1" draw:name="Image211" text:anchor-type="as-char" svg:width="6.9236in" svg:height="3.956343in" draw:z-index="0">
<draw:image xlink:href="../Images/yкринформ/2023-07-03T22-23-00-03-00/630_360_1688411796-914.jpg" xlink:type="simple" xlink:show="embed" xlink:actuate="onLoad" draw:mime-type="image/jpeg"/>
</draw:frame>
Midfielder Vyacheslav Tankovsky moved from the Kharkiv Metalist of the Polesie Complex.</text:p>
      <text:p text:style-name="P4">
As reports <text:a xlink:type="simple" xlink:href="https://polissyafc.com/" text:style-name="Internet_20_link" text:visited-style-name="Visited_20_Internet_20_Link">
press service</text:a>
The Zhytomyr Club, the contract with Khavbeck has been signed for three years, Ukrinform reports.</text:p>
      <text:p text:style-name="P4">
The second half of the season was a pupil of Shakhtar Donetsk in Dnipro-1.</text:p>
      <text:p text:style-name="P4">
Tankovsky also performed for Lugansk Zorya, Arsenal and Mariupol Kiev.</text:p>
      <text:p text:style-name="P4">
<text:span text:style-name="T4">
 Read also: </text:span>
 <text:a xlink:type="simple" xlink:href="https://www.ukrinform.ua/rubric-sports/3726691-dosvidcenij-zahisnik-sabanov-vistupatime-za-fk-polissa.html" text:style-name="Internet_20_link" text:visited-style-name="Visited_20_Internet_20_Link">
experienced defender Shabanov will stand for FC "<text:span text:style-name="T4">
 Polesie </text:span>
"</text:a>
We will remind, FC "Polissya" became the champion of Ukraine in the first league and will be first in the Ukrainian Premier League(UPL).</text:p>
      <text:p text:style-name="P4">
Фото: ФК «Полісся».</text:p>
      <text:p text:style-name="P4">
News Source: <text:a xlink:type="simple" xlink:href="https://www.ukrinform.ua/rubric-sports/3731048-tankovskij-pidsiliv-polissa-u-pivzahisti.html" text:style-name="Internet_20_link" text:visited-style-name="Visited_20_Internet_20_Link">
https://www.ukrinform.ua/rubric-sports/3731048-tankovskij-pidsiliv-polissa-u-pivzahisti.html</text:a>
</text:p>
      <!--NEWS-->
      <text:h text:style-name="P10" text:outline-level="1">
<text:span text:style-name="T4">
Money from the sale of Amelin's book "November Syndrome" will go to the organization of the literary festival</text:span>
</text:h>
      <text:p text:style-name="P4">
Authors: Ukrinform (Person)</text:p>
      <text:p text:style-name="P4">
Publisher: Укринформ (Organization)</text:p>
      <text:p text:style-name="P4">
Published Time: 2023-07-03T22:38:00+03:00</text:p>
      <text:p text:style-name="P4">
Modified Time: 2023-07-03T22:38:00+03:00</text:p>
      <text:p text:style-name="P4">
Description: Victoria Amelina's books will be sent to the organization of the New York Literary Festival for the sale of the book "Syndrome of November" to the organization "New York Literary Festival", so that the event was founded by the writer. - Ukrinform.</text:p>
      <text:p text:style-name="P4">
Images: ['<text:a xlink:type="simple" xlink:href="https://static.ukrinform.com/photos/2023_07/thumb_files/630_360_1688413397-672.jpg" text:style-name="Internet_20_link" text:visited-style-name="Visited_20_Internet_20_Link">
630_360_16884...</text:a>
']</text:p>
      <text:p text:style-name="P4">
Tags: ['Фестиваль', 'Книги', 'Література', 'Вікторія Амеліна']</text:p>
      <text:p text:style-name="P4">
Type: Article</text:p>
      <!--METADATA-->
      <text:p text:style-name="P4">
<draw:frame draw:style-name="fr1" draw:name="Image212" text:anchor-type="as-char" svg:width="6.9236in" svg:height="3.956343in" draw:z-index="0">
<draw:image xlink:href="../Images/yкринформ/2023-07-03T22-38-00-03-00/630_360_1688413397-672.jpg" xlink:type="simple" xlink:show="embed" xlink:actuate="onLoad" draw:mime-type="image/jpeg"/>
</draw:frame>
The money of Victoria Amelinino Syndrome will be sent to Victoria's syndrome to the New York Literary Festival, so that the writer was composed by the writer.</text:p>
      <text:p text:style-name="P4">
This was reported in <text:a xlink:type="simple" xlink:href="https://www.facebook.com/yuliya.argument/posts/pfbid0PdmuvSmjPAQrJ21hbLjwTyQHDBeVPebg6ozn2ZAXRVoZtqoep7XS5L7hg9zcwqGRl" text:style-name="Internet_20_link" text:visited-style-name="Visited_20_Internet_20_Link">
Facebook</text:a>
Director of Kharkiv Publishing House "Vivat" Yulia Orlova, reports Ukrinform.</text:p>
      <text:p text:style-name="P4">
“In 2015 we issued <text:a xlink:type="simple" xlink:href="https://www.ukrinform.ua/tag-kniga" text:style-name="Internet_20_link" text:visited-style-name="Visited_20_Internet_20_Link">
book</text:a>
Vikameline "November Syndrome". As Yuri Makarov rightly said: "This is a very young text written by a very young woman." But Vika knew, writing "November syndrome" that he would ever turn into a ferocious syndrome ... And the one will take her life from her life ... We now have 390 copies of her wonderful book. Previously, it cost 80 hryvnias, but made a decision to raise the price to 200 hryvnias in order to give absolutely all about the sale of the NGO "New York Literary Festival", which was passed and lived. And to make this money more, ”Orlova said.</text:p>
      <text:p text:style-name="P4">
In the next post, the director of the publishing house informed that within six hours the books were bought out.</text:p>
      <text:p text:style-name="P4">
<text:span text:style-name="T4">
 Read also: </text:span>
 [Social networks about the deaths(https://www.ukrinform.ua/rubric-culture/3730719-socmerezi-pro-zagibel-viki-amelinoi-mi-vsi-zaraz-svidki-novogo-sandarmoha.html)“You know, for the first time I do not rejoice in this speed of sales ... for the first time in my life. All overwhelming will be transferred to the continuation of the life of the age of age. In one interview, she said that the difficult today with which we are dealing can be returned only in the polyphony - in good literature and good trust. Therefore, this festival should live, be, sound!"It is not necessary to cry, to build the New York Literary Festival," said Vika once. Let's do, Vico. We are already doing, ”Orlova said.</text:p>
      <text:p text:style-name="P4">
As reported <text:a xlink:type="simple" xlink:href="https://www.ukrinform.ua/rubric-society/3730625-pomerla-pismennica-amelina-poranena-pri-obstrili-kramatorska.html" text:style-name="Internet_20_link" text:visited-style-name="Visited_20_Internet_20_Link">
Ukrinform</text:a>
, On July 1, Ukrainian writer Victoriamelina died at the hospital, who was injured on June 27 by firing Kramatorsk Russian. The writer is buried on Wednesday, July 5, at the Lychakiv Cemetery in Lviv. On July 4, she will say goodbye to Kiev.</text:p>
      <text:p text:style-name="P4">
<text:span text:style-name="T5">
Foto: pen.org.ua</text:span>
</text:p>
      <text:p text:style-name="P4">
News Source: <text:a xlink:type="simple" xlink:href="https://www.ukrinform.ua/rubric-culture/3731050-grosi-z-prodazu-knigi-amelinoi-sindrom-listopadu-pidut-na-organizaciu-literaturnogo-festivalu.html" text:style-name="Internet_20_link" text:visited-style-name="Visited_20_Internet_20_Link">
https://www.ukrinform.ua/rubric-culture/3731050-grosi-z-prodazu-knigi-amelinoi-sindrom-listopadu-pidut-na-organizaciu-literaturnogo-festivalu.html</text:a>
</text:p>
      <!--NEWS-->
      <text:h text:style-name="P10" text:outline-level="1">
<text:span text:style-name="T4">
Georgia's ambassador to Ukraine will be called to the Foreign Ministry tomorrow, the diplomat will return to Tbilisi - Kuleba</text:span>
</text:h>
      <text:p text:style-name="P4">
Authors: Ukrinform (Person)</text:p>
      <text:p text:style-name="P4">
Publisher: Укринформ (Organization)</text:p>
      <text:p text:style-name="P4">
Published Time: 2023-07-03T22:42:00+03:00</text:p>
      <text:p text:style-name="P4">
Modified Time: 2023-07-03T22:42:00+03:00</text:p>
      <text:p text:style-name="P4">
Description: Georgia's ambassador to Ukraine will be summoned to the Ministry of Foreign Affairs to a fierce conversation by the attitude of Georgian authorities to Mikheil Saakashvili, the diplomat must return to Tbilisi.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Грузія', 'Посол', 'Саакашвілі', 'Україна']</text:p>
      <text:p text:style-name="P4">
Type: Article</text:p>
      <!--METADATA-->
      <text:p text:style-name="P4">
<draw:frame draw:style-name="fr1" draw:name="Image214" text:anchor-type="as-char" svg:width="6.9236in" svg:height="3.956343in" draw:z-index="0">
<draw:image xlink:href="../Images/yкринформ/2023-07-03T22-42-00-03-00/630_360_1685367365-251.jpg" xlink:type="simple" xlink:show="embed" xlink:actuate="onLoad" draw:mime-type="image/jpeg"/>
</draw:frame>
Spogrous in Ukraine will be summoned to the Ministry of Foreign Affairs tomorrow Ukraine of a conversation because of the attitude of the Georgian authorities to Mikhail Saakashvili, the diplomat should return to Tbilisi.</text:p>
      <text:p text:style-name="P4">
This was reported in <text:a xlink:type="simple" xlink:href="https://t.me/Ukraine_MFA/1841" text:style-name="Internet_20_link" text:visited-style-name="Visited_20_Internet_20_Link">
telegram</text:a>
The Ministry of Internal Affairs of Ukraine, Ukrinform reports.</text:p>
      <text:p text:style-name="P4">
“The Georgian authorities deserve a rigid reaction of Ukraine through the attitude of Domikhail Saakashvili. Tomorrow in the morning the Ambassador of Georgia will be to the Ministry of Foreign Affairs, it will be a conversation with him, he will go to Georgia. We believe that Georgia has to stop with <text:span text:style-name="T4">
 <text:a xlink:type="simple" xlink:href="https://www.ukrinform.ua/tag-saakasvili" text:style-name="Internet_20_link" text:visited-style-name="Visited_20_Internet_20_Link">
Mikheil Saakashvili</text:a>
</text:span>
 and return it to us because he is a citizen of Ukraine, ”the Foreign Minister Dmitry Kulebo quoted in the foreign policy.</text:p>
      <text:p text:style-name="P4">
<text:span text:style-name="T4">
 Read also: </text:span>
 <text:span text:style-name="T4">
 [to the Foreign Ministry of Georgia called a Ukrainian diplomat via Janctions against Georgian Airways]](https://www.ukrinform.ua/rubric-polytics/3730952-do-mzs-gruzii-viklikali-ukrainskogo-diplomata-cerez-sankcii-proti-georgian-airways.html)</text:span>
</text:p>
      <text:p text:style-name="P4">
It was reported that on Monday, July 3, Michael Saakashvili was present Uonline format at a court hearing. He demonstrated how much heavily during his stay in the hospital.</text:p>
      <text:p text:style-name="P4">
President of Ukraine Volodymyr Zelensky expressed his indignation at the state of Georgia's prisoners, Mikhail Saakashvili, and announced that Ukraine is because of this _ <text:span text:style-name="T4">
 <text:a xlink:type="simple" xlink:href="https://www.ukrinform.ua/rubric-polytics/3731009-zelenskij-doruciv-viklikati-posla-gruzii-do-mzs-i-visloviti-protest-cerez-stan-saakasvili.html" text:style-name="Internet_20_link" text:visited-style-name="Visited_20_Internet_20_Link">
asks the Georgian ambassador to return to Tbilisi.</text:a>
</text:span>
 _</text:p>
      <text:p text:style-name="P4">
News Source: <text:a xlink:type="simple" xlink:href="https://www.ukrinform.ua/rubric-polytics/3731051-posla-gruzii-v-ukraini-zavtra-viklicut-do-mzs-diplomat-povernetsa-u-tbilisi-kuleba.html" text:style-name="Internet_20_link" text:visited-style-name="Visited_20_Internet_20_Link">
https://www.ukrinform.ua/rubric-polytics/3731051-posla-gruzii-v-ukraini-zavtra-viklicut-do-mzs-diplomat-povernetsa-u-tbilisi-kuleba.html</text:a>
</text:p>
      <!--NEWS-->
      <text:h text:style-name="P10" text:outline-level="1">
<text:span text:style-name="T4">
Chaliy said when they can make key decisions on Ukraine's accession to NATO</text:span>
</text:h>
      <text:p text:style-name="P4">
Authors: Ukrinform (Person)</text:p>
      <text:p text:style-name="P4">
Publisher: Укринформ (Organization)</text:p>
      <text:p text:style-name="P4">
Published Time: 2023-07-03T22:53:00+03:00</text:p>
      <text:p text:style-name="P4">
Modified Time: 2023-07-03T22:53:00+03:00</text:p>
      <text:p text:style-name="P4">
Description: The key decisions on Ukraine's accession to NATO will be made in Washington next year, at the NATO Jubilee Summit. - Ukrinform.</text:p>
      <text:p text:style-name="P4">
Images: ['<text:a xlink:type="simple" xlink:href="https://static.ukrinform.com/photos/2023_06/thumb_files/630_360_1687497729-428.jpg" text:style-name="Internet_20_link" text:visited-style-name="Visited_20_Internet_20_Link">
630_360_16874...</text:a>
']</text:p>
      <text:p text:style-name="P4">
Tags: ['Чалий', 'НАТО', 'Україна']</text:p>
      <text:p text:style-name="P4">
Type: Article</text:p>
      <!--METADATA-->
      <text:p text:style-name="P4">
<draw:frame draw:style-name="fr1" draw:name="Image215" text:anchor-type="as-char" svg:width="6.9236in" svg:height="3.956343in" draw:z-index="0">
<draw:image xlink:href="../Images/yкринформ/2023-07-03T22-53-00-03-00/630_360_1687497729-428.jpg" xlink:type="simple" xlink:show="embed" xlink:actuate="onLoad" draw:mime-type="image/jpeg"/>
</draw:frame>
The key to Ukraine's accession to NATO will be adopted in Washington next year, at the NATO Jubilee Summit.</text:p>
      <text:p text:style-name="P4">
This opinion was expressed by the diplomat of the Ambassador of Ukraine to the USA(2015-2019)Valery Chaly in the Evil of the TV channel "<text:a xlink:type="simple" xlink:href="https://espreso.tv/rishennya-shchodo-vstupu-ukraini-do-nato-priymatimetsya-na-nastupnomu-yuvileynomu-samiti-alyansu-u-vashingtoni-chaliy" text:style-name="Internet_20_link" text:visited-style-name="Visited_20_Internet_20_Link">
espresso</text:a>
", reports Ukrinform.</text:p>
      <text:p text:style-name="P4">
"NATO's accession to NATO means that we distribute the responsibility of Zaeruk Security with other countries. Ukraine should not hold this defense all over all. We need to be together in the Alliance. The key decisions of Ukraine every year to NATO will be taken in Washington next year, NATO NATO NATO" , - said Chaly.</text:p>
      <text:p text:style-name="P4">
<text:span text:style-name="T4">
 Read also: </text:span>
 <text:span text:style-name="T4">
 [invitations for Ukraine to NATO should be clear and cannot be recalled - Lithuanian Foreign(https://www.ukrinform.ua/rubric-polytics/3731036-zaprosenna-dla-ukraini-v-nato-mae-buti-citkim-i-ne-moze-buti-vidklikane-mzs-litvi.html)</text:span>
</text:p>
      <text:p text:style-name="P4">
According to the diplomat, a statement of a long -range weapons should be heard at the NATO summit in Vilnius.</text:p>
      <text:p text:style-name="P4">
"From the Summit in Vilnius, I expect a statement about the provision of ATACMS missiles and other Dalacobial missiles. There should also be a signal to the leadership of Russia that Kremlin's blackmail has come true and that Ukraine will be in <text:span text:style-name="T4">
 <text:a xlink:type="simple" xlink:href="https://www.ukrinform.ua/tag-nato" text:style-name="Internet_20_link" text:visited-style-name="Visited_20_Internet_20_Link">
NATO</text:a>
</text:span>
 in a particular format. They are not ready to say this now, transfer the notes to Washington and remove all the questions: formulas, security guarantees of transient periods, algorithms - all need to be left in the past. The infection is a ruby - either so or not, "Chaly emphasized.</text:p>
      <text:p text:style-name="P4">
<text:span text:style-name="T4">
 Read also: </text:span>
 <text:span text:style-name="T4">
 <text:a xlink:type="simple" xlink:href="https://www.ukrinform.ua/rubric-ato/3730898-nato-ne-moze-dozvoliti-rosii-vigrati-v-ukraini-golova-vijskovogo-komitetu-alansu.html" text:style-name="Internet_20_link" text:visited-style-name="Visited_20_Internet_20_Link">
NATO can not allow Russia to win in Ukraine - the Alliance Main Committee</text:a>
</text:span>
</text:p>
      <text:p text:style-name="P4">
It was reported that on July 11-12 in Vilnius there will be a Summit restraint and defense of the Alliance.</text:p>
      <text:p text:style-name="P4">
News Source: <text:a xlink:type="simple" xlink:href="https://www.ukrinform.ua/rubric-polytics/3731052-calij-skazav-koli-mozut-prijnati-klucovi-risenna-sodo-vstupu-ukraini-do-nato.html" text:style-name="Internet_20_link" text:visited-style-name="Visited_20_Internet_20_Link">
https://www.ukrinform.ua/rubric-polytics/3731052-calij-skazav-koli-mozut-prijnati-klucovi-risenna-sodo-vstupu-ukraini-do-nato.html</text:a>
</text:p>
      <!--NEWS-->
      <text:h text:style-name="P10" text:outline-level="1">
<text:span text:style-name="T4">
The enemy for a day 28 times fired at Sumy region border - 170 explosions were recorded</text:span>
</text:h>
      <text:p text:style-name="P4">
Authors: Ukrinform (Person)</text:p>
      <text:p text:style-name="P4">
Publisher: Укринформ (Organization)</text:p>
      <text:p text:style-name="P4">
Published Time: 2023-07-03T22:58:00+03:00</text:p>
      <text:p text:style-name="P4">
Modified Time: 2023-07-03T22:58:00+03:00</text:p>
      <text:p text:style-name="P4">
Description: During the day, July 3, the Russians carried out 28 shelling of the border of Sumy region, 170 explosions were record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ибух', 'Війна з Росією']</text:p>
      <text:p text:style-name="P4">
Type: Article</text:p>
      <!--METADATA-->
      <text:p text:style-name="P4">
<draw:frame draw:style-name="fr1" draw:name="Image216" text:anchor-type="as-char" svg:width="6.9236in" svg:height="3.956343in" draw:z-index="0">
<draw:image xlink:href="../Images/yкринформ/2023-07-03T22-58-00-03-00/630_360_1669987737-966.jpg" xlink:type="simple" xlink:show="embed" xlink:actuate="onLoad" draw:mime-type="image/jpeg"/>
</draw:frame>
During the day, July 3, the Russians carried out 28 shelling of the border of Sumy region, 170 explosions were recorded.</text:p>
      <text:p text:style-name="P4">
About it reports in <text:a xlink:type="simple" xlink:href="https://t.me/Sumy_news_ODA/17519" text:style-name="Internet_20_link" text:visited-style-name="Visited_20_Internet_20_Link">
telegram</text:a>
Sumskaya, reports Ukrinform.</text:p>
      <text:p text:style-name="P4">
“<text:a xlink:type="simple" xlink:href="https://www.ukrinform.ua/tag-obstril" text:style-name="Internet_20_link" text:visited-style-name="Visited_20_Internet_20_Link">
Shelling</text:a>
Sumy, Miropil; Belopilsk, Yunakovskaya, Khotinskaya, Krasnopil, Velikopysarevskaya, Shalyginsk, Seredi -Budsk communities, ”the presentation reads.</text:p>
      <ul>
        <li>
Shaligin community: enemy beat from artillery(10 explosions). Внаслідок обстрілу загинули 2 мирних жителів та 1 поранено.   * Середино-Будська громада: 2 міни скинули росіяни на територію громади.   * Миропільська громада: пуск ракет (Lose)From the screw(3 explosions).   * Великописарівська громада: ворожим БПЛА скинуто ВОГ (2 explosions)There were also mortar shelling(36 explosions). Також були обстріли з АГС (30 explosions)As a result of one of the shelling there was a fire of non -residential buildings. * Sumy Community: SHahd 136 UAVs have been recorded. The hits were damaged by the administrative building and two apartment buildings, 7 private cars and school premises. Pre -2 dead and 19 wounded. * Young community: There were mortar shelling(24 explosions). Внаслідок одного з обстрілів загинув місцевий житель. Пошкоджено приватне житлове домоволодіння та господарчу споруду. Також росіяни били з артилерії (14 explosions). Внаслідок одного з обстрілів пошкоджено 3 приватні житлові будинки.   * Білопільська громада: зафіксовано 29 вибухів з мінометів.   * Хотінська громада: здійснено мінометні обстріли (4 explosions)and firing of artillery(3 explosions).   * Краснопільська громада: був артобстріл (10 explosions).</li>
      </ul>
      <text:p text:style-name="P4">
<text:span text:style-name="T4">
Читайте також:</text:span>
 <text:a xlink:type="simple" xlink:href="https://www.ukrinform.ua/rubric-ato/3730998-vorog-obstrilav-nikopol-zi-stvolnoi-artilerii.html" text:style-name="Internet_20_link" text:visited-style-name="Visited_20_Internet_20_Link">
 Ворог <text:span text:style-name="T4">
обстріл</text:span>
 яв Нікополь зі ствольної артилерії</text:a>
As reported <text:a xlink:type="simple" xlink:href="https://www.ukrinform.ua/rubric-ato/3731025-rosijski-vijska-uprodovz-dna-obstriluvali-sumsinu-ta-cernigivsinu-76-vlucan.html" text:style-name="Internet_20_link" text:visited-style-name="Visited_20_Internet_20_Link">
Ukrinform</text:a>
, Russian troops on July 3 again fired the border areas of Chernihiv and Sumy regions.</text:p>
      <text:p text:style-name="P4">
News Source: <text:a xlink:type="simple" xlink:href="https://www.ukrinform.ua/rubric-regions/3731053-vorog-za-den-28-raziv-obstrilav-prikordonna-sumsini-zafiksuvali-170-vibuhiv.html" text:style-name="Internet_20_link" text:visited-style-name="Visited_20_Internet_20_Link">
https://www.ukrinform.ua/rubric-regions/3731053-vorog-za-den-28-raziv-obstrilav-prikordonna-sumsini-zafiksuvali-170-vibuhiv.html</text:a>
</text:p>
      <!--NEWS-->
      <text:h text:style-name="P10" text:outline-level="1">
<text:span text:style-name="T4">
Wimbledon-2023. The next rival Tsurenko was determined</text:span>
</text:h>
      <text:p text:style-name="P4">
Authors: Ukrinform (Person)</text:p>
      <text:p text:style-name="P4">
Publisher: Укринформ (Organization)</text:p>
      <text:p text:style-name="P4">
Published Time: 2023-07-03T22:59:00+03:00</text:p>
      <text:p text:style-name="P4">
Modified Time: 2023-07-03T22:59:00+03:00</text:p>
      <text:p text:style-name="P4">
Description: In the second round of the Wimbledon Tennis Tournament in London (United Kingdom), Ukrainian Lesya Tsurenko will resist Kateryna Sinyakova from the Czech Republic. - Ukrinform.</text:p>
      <text:p text:style-name="P4">
Images: ['<text:a xlink:type="simple" xlink:href="https://static.ukrinform.com/photos/2023_07/thumb_files/630_360_1688413876-674.jpg" text:style-name="Internet_20_link" text:visited-style-name="Visited_20_Internet_20_Link">
630_360_16884...</text:a>
']</text:p>
      <text:p text:style-name="P4">
Tags: ['Цуренко', 'Теніс', 'Вімблдон']</text:p>
      <text:p text:style-name="P4">
Type: Article</text:p>
      <!--METADATA-->
      <text:p text:style-name="P4">
<draw:frame draw:style-name="fr1" draw:name="Image217" text:anchor-type="as-char" svg:width="6.9236in" svg:height="3.956343in" draw:z-index="0">
<draw:image xlink:href="../Images/yкринформ/2023-07-03T22-59-00-03-00/630_360_1688413876-674.jpg" xlink:type="simple" xlink:show="embed" xlink:actuate="onLoad" draw:mime-type="image/jpeg"/>
</draw:frame>
In the Second Wimbledon Tennis Tournament in London(United Kingdom)Ukrainian Tsurenko will resist Kateryna Sinyakova from the Czech Republic.</text:p>
      <text:p text:style-name="P4">
At the start of the third in the season of the Grand Slam series, Sinyakova overheated at the 24th number of Chitaian Zheng Zichen - 6: 3, 7: 5, reports Ukrinform.</text:p>
      <text:p text:style-name="P4">
We will remind, Tsurenko started a speech at Wimbledon-2023 with a victory of the Nadamterian Claire Liu(6:3, 3:6, 6:4).</text:p>
      <text:p text:style-name="P4">
<text:span text:style-name="T4">
Читайте також:</text:span>
 <text:a xlink:type="simple" xlink:href="https://www.ukrinform.ua/rubric-sports/3731000-curenko-podolala-perse-kolo-vimbldonu2023.html" text:style-name="Internet_20_link" text:visited-style-name="Visited_20_Internet_20_Link">
 Цуренко подолала перше коло Вімблдона-2023</text:a>
The Wimbledon tournament will last until July 16.</text:p>
      <text:p text:style-name="P4">
In the photo: Kateryna Sinyakova(Getty Images/Global Images Ukraine).</text:p>
      <text:p text:style-name="P4">
News Source: <text:a xlink:type="simple" xlink:href="https://www.ukrinform.ua/rubric-sports/3731054-vimbldon2023-viznacilasa-nastupna-supernica-curenko.html" text:style-name="Internet_20_link" text:visited-style-name="Visited_20_Internet_20_Link">
https://www.ukrinform.ua/rubric-sports/3731054-vimbldon2023-viznacilasa-nastupna-supernica-curenko.html</text:a>
</text:p>
      <!--NEWS-->
      <text:h text:style-name="P10" text:outline-level="1">
<text:span text:style-name="T4">
Kuleba - About NATO Summit: We are making difficult negotiations to get the maximum result for Ukraine</text:span>
</text:h>
      <text:p text:style-name="P4">
Authors: Ukrinform (Person)</text:p>
      <text:p text:style-name="P4">
Publisher: Укринформ (Organization)</text:p>
      <text:p text:style-name="P4">
Published Time: 2023-07-03T23:11:00+03:00</text:p>
      <text:p text:style-name="P4">
Modified Time: 2023-07-03T23:11:00+03:00</text:p>
      <text:p text:style-name="P4">
Description: Ukraine is intense negotiations with partners to get the maximum result at NATO in Vilnius, there are now some achievements.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Саміт НАТО', 'Україна', 'Єдині новини']</text:p>
      <text:p text:style-name="P4">
Type: Article</text:p>
      <!--METADATA-->
      <text:p text:style-name="P4">
<draw:frame draw:style-name="fr1" draw:name="Image218" text:anchor-type="as-char" svg:width="6.9236in" svg:height="3.956343in" draw:z-index="0">
<draw:image xlink:href="../Images/yкринформ/2023-07-03T23-11-00-03-00/630_360_1685367365-251.jpg" xlink:type="simple" xlink:show="embed" xlink:actuate="onLoad" draw:mime-type="image/jpeg"/>
</draw:frame>
Ukraine will have intensive negotiations with partners to get the maximum result at the NATO summit, there are now some achievements.</text:p>
      <text:p text:style-name="P4">
This was stated by Foreign Minister Dmitry Kuleb on the broadcasting of the only news, Ukrinform correspondent reports.</text:p>
      <text:p text:style-name="P4">
"As our classic sang" in the morning to the night, I see your eyes ", we" from morning to night "we see a Vilnius summit in front of us and constantly lead negotiations ... Now we have been weted in a very intense phase of negotiations. They are not easy. There are already achievements, but not yet the achievements that fully satisfy us so we will work until the last minute to get for <text:a xlink:type="simple" xlink:href="https://www.ukrinform.ua/tag-ukraina" text:style-name="Internet_20_link" text:visited-style-name="Visited_20_Internet_20_Link">
Ukraine</text:a>
The maximum result, ”said Kuleba.</text:p>
      <text:p text:style-name="P4">
Commenting on the further actions of Ukraine, if the summit does not live up to our expectations, the Foreign Minister noted that "life will not stop unless there is tomorrow that we are still, then we will get it after tomorrow."</text:p>
      <text:p text:style-name="P4">
“But we work for the result. I have already said that some serious results are being given, but we always work for the maximum result, ”the head of Ukrainian diplomacy has centered.</text:p>
      <text:p text:style-name="P4">
It was reported that NATO Summit will take place in Vilnius on July 11-12.</text:p>
      <text:p text:style-name="P4">
<text:span text:style-name="T4">
 Read also: </text:span>
 <text:a xlink:type="simple" xlink:href="https://www.ukrinform.ua/rubric-ato/3731042-ubezpeciti-evropu-vid-agresii-mozna-lise-z-ukrainou-v-nato-zelenskij.html" text:style-name="Internet_20_link" text:visited-style-name="Visited_20_Internet_20_Link">
to protect Europe from aggression can only be with Ukraine in <text:span text:style-name="T4">
 NATO </text:span>
 - Zelensky</text:a>
At all levels, the Ukrainian side emphasized that the assurances that "Ukrainian member of the Alliance", which were heard during the NATO Bucharest Summit in 2008, were not enough.</text:p>
      <text:p text:style-name="P4">
Instead, Ukraine raises NATO Allies on the guarantee of security and a clear prospects for the movement towards full membership in the Alliance.</text:p>
      <text:p text:style-name="P4">
News Source: <text:a xlink:type="simple" xlink:href="https://www.ukrinform.ua/rubric-polytics/3731056-kuleba-pro-samit-nato-vedemo-neprosti-peremovini-abi-otrimati-maksimalnij-rezultat-dla-ukraini.html" text:style-name="Internet_20_link" text:visited-style-name="Visited_20_Internet_20_Link">
https://www.ukrinform.ua/rubric-polytics/3731056-kuleba-pro-samit-nato-vedemo-neprosti-peremovini-abi-otrimati-maksimalnij-rezultat-dla-ukraini.html</text:a>
</text:p>
      <!--NEWS-->
      <text:h text:style-name="P10" text:outline-level="1">
<text:span text:style-name="T4">
Without Ukraine it is impossible to imagine Europe of the future - Ursula von der Liaen</text:span>
</text:h>
      <text:p text:style-name="P4">
Authors: Ukrinform (Person)</text:p>
      <text:p text:style-name="P4">
Publisher: Укринформ (Organization)</text:p>
      <text:p text:style-name="P4">
Published Time: 2023-07-03T23:23:00+03:00</text:p>
      <text:p text:style-name="P4">
Modified Time: 2023-07-03T23:23:00+03:00</text:p>
      <text:p text:style-name="P4">
Description: The future of Europe cannot be imagined without Ukraine, Moldova and the Western Balkans, although it is likely that the EU's further expansion will require institutional reforms in the European Union itself. - Ukrinform.</text:p>
      <text:p text:style-name="P4">
Images: ['<text:a xlink:type="simple" xlink:href="https://static.ukrinform.com/photos/2023_05/thumb_files/630_360_1685526282-448.jpg" text:style-name="Internet_20_link" text:visited-style-name="Visited_20_Internet_20_Link">
630_360_16855...</text:a>
']</text:p>
      <text:p text:style-name="P4">
Tags: ['Євросоюз', 'Україна', 'Фон дер Ляєн', 'Санчес']</text:p>
      <text:p text:style-name="P4">
Type: Article</text:p>
      <!--METADATA-->
      <text:p text:style-name="P4">
<draw:frame draw:style-name="fr1" draw:name="Image219" text:anchor-type="as-char" svg:width="6.9236in" svg:height="3.956343in" draw:z-index="0">
<draw:image xlink:href="../Images/yкринформ/2023-07-03T23-23-00-03-00/630_360_1685526282-448.jpg" xlink:type="simple" xlink:show="embed" xlink:actuate="onLoad" draw:mime-type="image/jpeg"/>
</draw:frame>
The future cannot be imagined without Ukraine, Moldova and the Western Balkans, although it is likely that further EU enlargement will require institutional reforms in the European Union itself.</text:p>
      <text:p text:style-name="P4">
This was announced in Madrid today, during a press conference as a result of a visit to the College of the EU chairman of Spain, the President of the European Commission Fon Der Lyen said the President of the European Commission, Ukrinform correspondent reports.</text:p>
      <text:p text:style-name="P4">
“Let's look forward for years, and let's try to imagine what Europe will look like. We can imagine that the European Union will be without Ukraine, without Moldova, the unknown Balkans, and that these parts of Europe will be influenced by Russia or China? It is impossible. So, the direction of our movement is clear. We now need to start what Europe will be when these countries will become part of the European Union, ”said Ursula von Der Lyen.</text:p>
      <text:p text:style-name="P4">
<text:span text:style-name="T4">
 Read also: </text:span>
 <text:span text:style-name="T4">
 [during the presidency(https://www.ukrinform.ua/rubric-polytics/3729995-pid-cas-golovuvanna-svecii-v-es-vdalosa-obednati-evropu-v-pidtrimci-ukraini-ursula-fon-der-laen.html)</text:span>
</text:p>
      <text:p text:style-name="P4">
She noted that Europeans have to find the answer to the principles: what will look like the decision -making process and use joint financing, how the directions of common policy will be formed, and what the power that its citizens want to see in Europe should be. All these changes will need time, so you need to consider them now.</text:p>
      <text:p text:style-name="P4">
In turn, the Prime Minister of the Presiding in the EU of Spain Pedro Sanchez noted that the issue of EU enlargement is currently on the table. The processes will have discussions on institutional reforms, joint resources, common -agricultural policy, regional development, the function of the European Commission and the number of places in the European Parliament. Despite the fact that all these questions are important, Europeans have to find the answer to the main thing-they want to see the European Union for 4-10 years.<text:span text:style-name="T4">
 Read also: </text:span>
 <text:span text:style-name="T4">
 <text:a xlink:type="simple" xlink:href="https://www.ukrinform.ua/rubric-polytics/3730226-spilna-deklaracia-ispania-pidtrimue-stvorenna-radi-ukraina-nato.html" text:style-name="Internet_20_link" text:visited-style-name="Visited_20_Internet_20_Link">
Joint Declaration: Spain supports the creation of the Rada - NATO</text:a>
</text:span>
</text:p>
      <text:p text:style-name="P4">
As it has already been reported, Spain has accepted from Sweden the ratio of rotary chairman in the EU and will perform these duties from July 1 to December 31st. As a sign of solidarity with Ukraine on the first day of Spanish President in the EU, the Prime Minister of Spain Pedro Sanchez made a visit to Kiev _ <text:span text:style-name="T4">
 <text:a xlink:type="simple" xlink:href="https://www.ukrinform.ua/rubric-economy/3730185-ispania-vidilit-ukraini-55-miljoniv-na-finansuvanna-pidpriemstv-i-energosistemi-dla-skil.html" text:style-name="Internet_20_link" text:visited-style-name="Visited_20_Internet_20_Link">
transferred a significant package of military and humanitarian assistance to Ukraine.</text:a>
</text:span>
 _</text:p>
      <text:p text:style-name="P4">
Today, a visit to the College of the European Commission to Brussels was made to discuss ways to realize the priorities of Spanish presidency in the EU for the next half a year.</text:p>
      <text:p text:style-name="P4">
News Source: <text:a xlink:type="simple" xlink:href="https://www.ukrinform.ua/rubric-polytics/3731058-bez-ukraini-nemozlivo-uaviti-evropu-majbutnogo-ursula-fon-der-laen.html" text:style-name="Internet_20_link" text:visited-style-name="Visited_20_Internet_20_Link">
https://www.ukrinform.ua/rubric-polytics/3731058-bez-ukraini-nemozlivo-uaviti-evropu-majbutnogo-ursula-fon-der-laen.html</text:a>
</text:p>
      <!--NEWS-->
      <text:h text:style-name="P10" text:outline-level="1">
<text:span text:style-name="T4">
Russia has received a warning and invents a new plan on the ZPP - Kuleba</text:span>
</text:h>
      <text:p text:style-name="P4">
Authors: Ukrinform (Person)</text:p>
      <text:p text:style-name="P4">
Publisher: Укринформ (Organization)</text:p>
      <text:p text:style-name="P4">
Published Time: 2023-07-03T23:35:00+03:00</text:p>
      <text:p text:style-name="P4">
Modified Time: 2023-07-03T23:35:00+03:00</text:p>
      <text:p text:style-name="P4">
Description: Foreign Minister Dmytro Kuleba is convinced that Russia has received not only our partners, but also from other countries signals that its plans are inadmissible to undermine the Zaporizhzhya NPP. - Ukrinform.</text:p>
      <text:p text:style-name="P4">
Images: ['<text:a xlink:type="simple" xlink:href="https://static.ukrinform.com/photos/2022_08/thumb_files/630_360_1659957283-548.jpg" text:style-name="Internet_20_link" text:visited-style-name="Visited_20_Internet_20_Link">
630_360_16599...</text:a>
']</text:p>
      <text:p text:style-name="P4">
Tags: ['Дмитро Кулеба', 'Теракт', 'Агресія РФ', 'Запорізька АЕС', 'Війна з Росією', 'Єдині новини']</text:p>
      <text:p text:style-name="P4">
Type: Article</text:p>
      <!--METADATA-->
      <text:p text:style-name="P4">
<draw:frame draw:style-name="fr1" draw:name="Image220" text:anchor-type="as-char" svg:width="6.9236in" svg:height="3.956343in" draw:z-index="0">
<draw:image xlink:href="../Images/yкринформ/2023-07-03T23-35-00-03-00/630_360_1659957283-548.jpg" xlink:type="simple" xlink:show="embed" xlink:actuate="onLoad" draw:mime-type="image/jpeg"/>
</draw:frame>
Minister of Ukraine, Dmytro Kuleba, is convinced that Russia has received not only our partners, but also from other countries signals that its plans are inadmissible to supply the Zaporizhzhya NPP.</text:p>
      <text:p text:style-name="P4">
Kuleba said on the air of the Teleterna "One News", reports correspondentation.</text:p>
      <text:p text:style-name="P4">
"I think they have received, and not only from our traditional friends, partners, and the alleys from other countries that consider any use of a nuclear element in the conflict," the minister said.</text:p>
      <text:p text:style-name="P4">
<text:span text:style-name="T4">
 Read also: </text:span>
 <text:span text:style-name="T4">
 <text:a xlink:type="simple" xlink:href="https://www.ukrinform.ua/rubric-economy/3730927-situacia-na-zaes-zalisaetsa-vrazlivou-popri-pidklucenna-do-rezervnoi-linii-magate.html" text:style-name="Internet_20_link" text:visited-style-name="Visited_20_Internet_20_Link">
the situation on the ZPP is remains a vulnerable torque to the backup line - IAEA</text:a>
</text:span>
</text:p>
      <text:p text:style-name="P4">
According to him, the most important thing is that Ukraine has proven the world plan.</text:p>
      <text:p text:style-name="P4">
“That is, now it will be much more difficult for them to implement it. I think that they are already rewritten, invent a new plan. I am no less convinced that our intelligence will get it, and we will also bring it into the world white, ” - said Ukrainian diplomacy.</text:p>
      <text:p text:style-name="P4">
<text:span text:style-name="T4">
 Read also: </text:span>
 <text:span text:style-name="T4">
 <text:a xlink:type="simple" xlink:href="https://www.ukrinform.ua/rubric-regions/3730557-castina-pracivnikiv-rosatoma-ta-kolaborantiv-zalisila-zaes-mer-energodara.html" text:style-name="Internet_20_link" text:visited-style-name="Visited_20_Internet_20_Link">
part of the employees of "Rosatom" and collaborators Lyzlazaees - mayor of Energodar</text:a>
</text:span>
</text:p>
      <text:p text:style-name="P4">
As reported by Ukrinform, on March 4, 2022, the Russians occupied the ZPP.</text:p>
      <text:p text:style-name="P4">
On June 22, 2023, President Volodymyr Zelensky declared plans for a terrorist attack at the Zaporizhzhia NPP.</text:p>
      <text:p text:style-name="P4">
<text:span text:style-name="T4">
 Read also: </text:span>
 <text:span text:style-name="T4">
 <text:a xlink:type="simple" xlink:href="https://www.ukrinform.ua/rubric-society/3730984-u-zoni-mozlivogo-teraktu-na-zaes-bude-provoditisa-evakuacia-abo-dodatkovi-zahodi-lasko.html" text:style-name="Internet_20_link" text:visited-style-name="Visited_20_Internet_20_Link">
in the zone of a possible terrorist attack at the ZPPU will be performed vakation or additional measures - Lyashko</text:a>
</text:span>
</text:p>
      <text:p text:style-name="P4">
The Secretary of the National Security and Defense Council Alexei Danilov stated that Ukraine is preparing for any scenarios for developments around <text:span text:style-name="T4">
 <text:a xlink:type="simple" xlink:href="https://www.ukrinform.ua/tag-zaporizka-aes" text:style-name="Internet_20_link" text:visited-style-name="Visited_20_Internet_20_Link">
Zaporizhzhya NPP. </text:a>
 </text:span>
</text:p>
      <text:p text:style-name="P4">
News Source: <text:a xlink:type="simple" xlink:href="https://www.ukrinform.ua/rubric-ato/3731059-rosia-otrimala-poperedzenna-i-vigadue-novij-plan-sodo-zaes-kuleba.html" text:style-name="Internet_20_link" text:visited-style-name="Visited_20_Internet_20_Link">
https://www.ukrinform.ua/rubric-ato/3731059-rosia-otrimala-poperedzenna-i-vigadue-novij-plan-sodo-zaes-kuleba.html</text:a>
</text:p>
      <!--NEWS-->
      <text:h text:style-name="P10" text:outline-level="1">
<text:span text:style-name="T4">
Under Moscow burning warehouses of the former furniture plant</text:span>
</text:h>
      <text:p text:style-name="P4">
Authors: Ukrinform (Person)</text:p>
      <text:p text:style-name="P4">
Publisher: Укринформ (Organization)</text:p>
      <text:p text:style-name="P4">
Published Time: 2023-07-03T23:43:00+03:00</text:p>
      <text:p text:style-name="P4">
Modified Time: 2023-07-03T23:43:00+03:00</text:p>
      <text:p text:style-name="P4">
Description: In the city of Khimka, the Moscow region burns the warehouses of the former furniture factory, the fire area reached thousands of square meters. - Ukrinform.</text:p>
      <text:p text:style-name="P4">
Images: ['<text:a xlink:type="simple" xlink:href="https://static.ukrinform.com/photos/2018_05/thumb_files/630_360_1526257016-6927.jpg" text:style-name="Internet_20_link" text:visited-style-name="Visited_20_Internet_20_Link">
630_360_15262...</text:a>
']</text:p>
      <text:p text:style-name="P4">
Tags: ['Москва', 'Пожежа', 'Росія']</text:p>
      <text:p text:style-name="P4">
Type: Article</text:p>
      <!--METADATA-->
      <text:p text:style-name="P4">
<draw:frame draw:style-name="fr1" draw:name="Image221" text:anchor-type="as-char" svg:width="6.9236in" svg:height="3.956343in" draw:z-index="0">
<draw:image xlink:href="../Images/yкринформ/2023-07-03T23-43-00-03-00/630_360_1526257016-6927.jpg" xlink:type="simple" xlink:show="embed" xlink:actuate="onLoad" draw:mime-type="image/jpeg"/>
</draw:frame>
In the city of Khimka, the Moscow region burns the warehouses of the former furniture factory, the area of the road reached thousands of square meters.</text:p>
      <text:p text:style-name="P4">
According to Ukrinform, it reports <text:a xlink:type="simple" xlink:href="https://t.me/infomoscow24/46907" text:style-name="Internet_20_link" text:visited-style-name="Visited_20_Internet_20_Link">
Moscow Telegram Channel 24</text:a>
.</text:p>
      <text:p text:style-name="P4">
“Serious <text:a xlink:type="simple" xlink:href="https://www.ukrinform.ua/tag-pozeza" text:style-name="Internet_20_link" text:visited-style-name="Visited_20_Internet_20_Link">
fire</text:a>
In the Moscowkhimki. Previously, the furniture plant on Nekrasov Street was caught, and the fire was also covered by the warehouse with paint. The huge flame and smoke from it visible to the neighboring areas. There is no information about the victims, ”the presentation reads.</text:p>
      <text:p text:style-name="P4">
The Russian Ministry of Emergencies reported that the warehouse is burning on an area of 400 m². Later, the area of the fire increased to 1000 m².</text:p>
      <text:p text:style-name="P4">
<text:span text:style-name="T4">
 Read also: </text:span>
 <text:a xlink:type="simple" xlink:href="https://www.ukrinform.ua/rubric-world/3730991-u-rosii-cogoric-zgorilo-vze-ponad-13-miljona-gektariv-lisu.html" text:style-name="Internet_20_link" text:visited-style-name="Visited_20_Internet_20_Link">
in Russia this year more than 1.3 million hectares have burned down</text:a>
As reported <text:a xlink:type="simple" xlink:href="https://www.ukrinform.ua/rubric-world/3729233-u-niznomu-novgorodi-stalasa-pozeza-na-zavodi-balzam.html" text:style-name="Internet_20_link" text:visited-style-name="Visited_20_Internet_20_Link">
Ukrinform</text:a>
, the Urosian city of Nizhny Novgorod broke out a large -scale fire at the Balzam plant.</text:p>
      <text:p text:style-name="P4">
News Source: <text:a xlink:type="simple" xlink:href="https://www.ukrinform.ua/rubric-world/3731060-pid-moskvou-gorat-skladi-kolisnogo-meblevogo-kombinatu.html" text:style-name="Internet_20_link" text:visited-style-name="Visited_20_Internet_20_Link">
https://www.ukrinform.ua/rubric-world/3731060-pid-moskvou-gorat-skladi-kolisnogo-meblevogo-kombinatu.html</text:a>
</text:p>
      <!--NEWS-->
      <text:h text:style-name="P10" text:outline-level="1">
<text:span text:style-name="T4">
Double murder at Chisinau Airport: Sagittarius died</text:span>
</text:h>
      <text:p text:style-name="P4">
Authors: Ukrinform (Person)</text:p>
      <text:p text:style-name="P4">
Publisher: Укринформ (Organization)</text:p>
      <text:p text:style-name="P4">
Published Time: 2023-07-03T23:55:00+03:00</text:p>
      <text:p text:style-name="P4">
Modified Time: 2023-07-03T23:55:00+03:00</text:p>
      <text:p text:style-name="P4">
Description: The suspect in the double murder at the Chisinau Airport died. - Ukrinform.</text:p>
      <text:p text:style-name="P4">
Images: ['<text:a xlink:type="simple" xlink:href="https://static.ukrinform.com/photos/2023_07/thumb_files/630_360_1688417390-555.jpg" text:style-name="Internet_20_link" text:visited-style-name="Visited_20_Internet_20_Link">
630_360_16884...</text:a>
']</text:p>
      <text:p text:style-name="P4">
Tags: ['Аеропорт', 'Молдова', 'Смерть', 'Стрілянина']</text:p>
      <text:p text:style-name="P4">
Type: Article</text:p>
      <!--METADATA-->
      <text:p text:style-name="P4">
<draw:frame draw:style-name="fr1" draw:name="Image222" text:anchor-type="as-char" svg:width="6.9236in" svg:height="3.956343in" draw:z-index="0">
<draw:image xlink:href="../Images/yкринформ/2023-07-03T23-55-00-03-00/630_360_1688417390-555.jpg" xlink:type="simple" xlink:show="embed" xlink:actuate="onLoad" draw:mime-type="image/jpeg"/>
</draw:frame>
The suspect in the double murder at the Chisinau Airport died.</text:p>
      <text:p text:style-name="P4">
According to Ukrinform, the Moldova police press service in [Facebook] reports it(https://www.facebook.com/politiarepubliciimoldova/posts/pfbid0SZGcuTQ9tnGfyVJL82jpeMjs5yWwqVUsgrFZPhQy48v96yTJ8ELnXkNyUM9t7GpKl).</text:p>
      <text:p text:style-name="P4">
“15 хвилин тому <text:a xlink:type="simple" xlink:href="https://www.ukrinform.ua/tag-smert" text:style-name="Internet_20_link" text:visited-style-name="Visited_20_Internet_20_Link">
 померла </text:a>
A person who is subdivided into a double murder at an international airport, ”the testimony reads.</text:p>
      <text:p text:style-name="P4">
As reported <text:a xlink:type="simple" xlink:href="https://www.ukrinform.ua/rubric-world/3730935-strilec-z-aeroportu-kisineva-viavivsa-kolisnim-spivrobitnikom-policii.html" text:style-name="Internet_20_link" text:visited-style-name="Visited_20_Internet_20_Link">
Ukrinform</text:a>
, 43 -year -old citizen of Tajikistan Rustam Ashurov, who is killed by people at the Chisinau Airport, is a former police officer Tajikistan.</text:p>
      <text:p text:style-name="P4">
June 30 at Chisinau Airport <text:a xlink:type="simple" xlink:href="https://www.ukrinform.ua/rubric-world/3729923-v-aeroportu-kisineva-pasazir-vidkriv-strilaninu.html" text:style-name="Internet_20_link" text:visited-style-name="Visited_20_Internet_20_Link">
Foreigner opened the shooting</text:a>
Having killed two people and injured one passenger. The police managed to detain the shooter. He was injured. Employees of the law enforcement agencies will continue to ensure the safety and public order of the airport.</text:p>
      <text:p text:style-name="P4">
<text:span text:style-name="T4">
 Read also: </text:span>
 <text:a xlink:type="simple" xlink:href="https://www.ukrinform.ua/rubric-world/3730570-napadnik-z-aeroportu-kisineva-buv-u-rozsuku-v-tadzikistani.html" text:style-name="Internet_20_link" text:visited-style-name="Visited_20_Internet_20_Link">
<text:span text:style-name="T4">
 attacker </text:span>
 with <text:span text:style-name="T4">
 airport </text:span>
 <text:span text:style-name="T4">
 </text:span>
 Kishineva <text:span text:style-name="T4">
 </text:span>
 <text:span text:style-name="T4">
 was </text:span>
 in <text:span text:style-name="T4">
 search </text:span>
 in <text:span text:style-name="T4">
 Tajikistan </text:span>
 **</text:a>
According to President May Sandu, a foreigner who opened the shooting shot a border police officer and a security officer of the Security Service.</text:p>
      <text:p text:style-name="P4">
News Source: <text:a xlink:type="simple" xlink:href="https://www.ukrinform.ua/rubric-world/3731061-podvijne-vbivstvo-v-aeroportu-kisineva-strilec-pomer.html" text:style-name="Internet_20_link" text:visited-style-name="Visited_20_Internet_20_Link">
https://www.ukrinform.ua/rubric-world/3731061-podvijne-vbivstvo-v-aeroportu-kisineva-strilec-pomer.html</text:a>
</text:p>
      <!--NEWS-->
      <text:h text:style-name="P10" text:outline-level="1">
<text:span text:style-name="T4">
Defense forces last week took prisoners of 44 Russian military</text:span>
</text:h>
      <text:p text:style-name="P4">
Author: ['АРМІЯINFORM']</text:p>
      <text:p text:style-name="P4">
Time: 2023-07-03T24:00:00-04:00</text:p>
      <text:p text:style-name="P4">
Description: Yak said PID Hour Together Z Military Media Center Intercessor Minstra defense Ukrainian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5f6a5358.jpg" text:style-name="Internet_20_link" text:visited-style-name="Visited_20_Internet_20_Link">
5f6a5358.jpg</text:a>
']</text:p>
      <text:p text:style-name="P4">
Tags: ['STOPRUSSIA', 'ГАННА МАЛЯР']</text:p>
      <text:p text:style-name="P4">
Category: News</text:p>
      <!--METADATA-->
      <text:p text:style-name="P4">
<draw:frame draw:style-name="fr1" draw:name="Image223" text:anchor-type="as-char" svg:width="6.9236in" svg:height="4.615733in" draw:z-index="0">
<draw:image xlink:href="../Images/AРМІЯINFORM/2023-07-03T24-00-00-04-00/5f6a5358.jpg" xlink:type="simple" xlink:show="embed" xlink:actuate="onLoad" draw:mime-type="image/jpeg"/>
</draw:frame>
Gannamaars. Photo: Dmitry Yurchenko / Armyinfom</text:p>
      <text:p text:style-name="P4">
As she said while inclusion with <text:a xlink:type="simple" xlink:href="https://t.me/militarymediacenter/2417" text:style-name="Internet_20_link" text:visited-style-name="Visited_20_Internet_20_Link">
Military Mediacenter</text:a>
Deputy Minister of Defense of Ukraine Anna Malyar, during the week the Ukrainian military struck 94 districts of the Russian military.</text:p>
      <text:p text:style-name="P4">
Also, according to Anna Malyar, it was destroyed:</text:p>
      <ul>
        <li>
7 management points; * 22 anti-aircraft missile complexes; * 5 radio electronic struggle stations; * 44 people were captured.</li>
      </ul>
      <text:p text:style-name="P4">
News Source: <text:a xlink:type="simple" xlink:href="https://armyinform.com.ua/2023/07/03/syly-oborony-mynulogo-tyzhnya-vzyaly-v-polon-44-rosijskyh-vijskovyh/" text:style-name="Internet_20_link" text:visited-style-name="Visited_20_Internet_20_Link">
https://armyinform.com.ua/2023/07/03/syly-oborony-mynulogo-tyzhnya-vzyaly-v-polon-44-rosijskyh-vijskovyh/</text:a>
</text:p>
      <!--NEWS-->
      <text:h text:style-name="P10" text:outline-level="1">
<text:span text:style-name="T4">
Energoatom: There is a slight decrease in water levels in the cooler rate</text:span>
</text:h>
      <text:p text:style-name="P4">
Author: ['АРМІЯINFORM']</text:p>
      <text:p text:style-name="P4">
Time: 2023-07-03T26:00:00-04:00</text:p>
      <text:p text:style-name="P4">
Description: The village on the wound 3 lipna 2023 Rock fіksat is insignificant to be the wire of the rib ... war with Ukraine 2022, the war with Ukraine is the latest news today, the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zaes-1.jpg" text:style-name="Internet_20_link" text:visited-style-name="Visited_20_Internet_20_Link">
zaes-1.jpg</text:a>
']</text:p>
      <text:p text:style-name="P4">
Tags: ['STOPRUSSIA', 'ЗАЕС', 'НАЕК ЕНЕРГОАТОМ']</text:p>
      <text:p text:style-name="P4">
Category: News</text:p>
      <!--METADATA-->
      <text:p text:style-name="P4">
<draw:frame draw:style-name="fr1" draw:name="Image224" text:anchor-type="as-char" svg:width="6.9236in" svg:height="3.894525in" draw:z-index="0">
<draw:image xlink:href="../Images/AРМІЯINFORM/2023-07-03T26-00-00-04-00/zaes-1.jpg" xlink:type="simple" xlink:show="embed" xlink:actuate="onLoad" draw:mime-type="image/jpeg"/>
</draw:frame>
As of the morning of July 3, 2023, a slight decrease in water levels was recorded by the cooler setting at the captured Russians of the Zaporizhzhya nuclear power plant. It is currently 16.56 m.</text:p>
      <text:p text:style-name="P4">
This is stated in <text:a xlink:type="simple" xlink:href="https://t.me/energoatom_ua/13802" text:style-name="Internet_20_link" text:visited-style-name="Visited_20_Internet_20_Link">
message</text:a>
Energoatom press service.</text:p>
      <text:p text:style-name="P4">
"The level of water in the TPP channel, from where the pond is fueled, — at 11.15 m.</text:p>
      <text:p text:style-name="P4">
The NAEK reminds that the units of the NPPs have not operated since September 2022, and there is no active evaporation of water from the water-cooler pond.</text:p>
      <text:p text:style-name="P4">
News Source: <text:a xlink:type="simple" xlink:href="https://armyinform.com.ua/2023/07/03/energoatom-na-zaes-sposterigayetsya-neznachne-znyzhennya-rivnya-vody-u-stavku-oholodzhuvachi/" text:style-name="Internet_20_link" text:visited-style-name="Visited_20_Internet_20_Link">
https://armyinform.com.ua/2023/07/03/energoatom-na-zaes-sposterigayetsya-neznachne-znyzhennya-rivnya-vody-u-stavku-oholodzhuvachi/</text:a>
</text:p>
      <!--NEWS-->
      <text:h text:style-name="P10" text:outline-level="1">
<text:span text:style-name="T4">
Pyrotechnics neutralized 32 explosive objects in the past day</text:span>
</text:h>
      <text:p text:style-name="P4">
Author: ['АРМІЯINFORM']</text:p>
      <text:p text:style-name="P4">
Time: 2023-07-03T28:00:00-04:00</text:p>
      <text:p text:style-name="P4">
Description: The last mining service of the Ukrainian Situations 17 ... war with Ukraine 2022, the war with Ukraine is the latest news today, the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626bf4da61ec9.jpeg" text:style-name="Internet_20_link" text:visited-style-name="Visited_20_Internet_20_Link">
626bf4da61ec9.jpeg</text:a>
']</text:p>
      <text:p text:style-name="P4">
Tags: ['АГРЕСІЯ РФ', 'ВТОРГНЕННЯ РФ', 'ДСНС УКРАЇНИ', 'ПІРОТЕХНІЧНІ ПІДРОЗДІЛИ', 'РОЗМІНУВАННЯ']</text:p>
      <text:p text:style-name="P4">
Category: News</text:p>
      <!--METADATA-->
      <text:p text:style-name="P4">
<draw:frame draw:style-name="fr1" draw:name="Image225" text:anchor-type="as-char" svg:width="6.9236in" svg:height="4.32725in" draw:z-index="0">
<draw:image xlink:href="../Images/AРМІЯINFORM/2023-07-03T28-00-00-04-00/626bf4da61ec9.jpeg" xlink:type="simple" xlink:show="embed" xlink:actuate="onLoad" draw:mime-type="image/jpeg"/>
</draw:frame>
Illustrative photo</text:p>
      <text:p text:style-name="P4">
During the day, pyrotechnic units of the State Service of Ukraine for extraordinary situations <text:span text:style-name="T4">
 17 times </text:span>
 were involved in the execution of demining tasks.</text:p>
      <text:p text:style-name="P4">
About it <text:a xlink:type="simple" xlink:href="https://dsns.gov.ua/uk/news/nadzvicaini-podiyi/informaciia-shhodo-diialnosti-pirotexnicnix-pidrozdiliv-dsns-137" text:style-name="Internet_20_link" text:visited-style-name="Visited_20_Internet_20_Link">
reports</text:a>
SESU of Ukraine.</text:p>
      <text:p text:style-name="P4">
Pyrotechnical units revealed, seized and disposed of <text:span text:style-name="T4">
 32 -minute objects </text:span>
, surveyed by an area of 0.25 hectares.</text:p>
      <text:p text:style-name="P4">
Most often pyrotechnic units worked: in the Kharkiv region 20 003 times, Kyiv region - 8 072, Donetsk region - 6 405, Mykolaiv region - 5 319, Kherson region - 5 976, Chernihiv - 4 751, Sumy - 2 237, Cherkasy region - 1 133.</text:p>
      <text:p text:style-name="P4">
Reference: In total since the beginning of a large -scale military invasion of the Russian Federation, the territory of Ukraine has been disposed of <text:span text:style-name="T4">
 406 766 -exclusive objects </text:span>
 and 2 891 kg of explosive substance, in particular <text:span text:style-name="T4">
 3 043 Aviation bombs </text:span>
. The territory of more than 90 759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7/03/pirotehniky-zneshkodyly-32-vybuhonebezpechnyh-predmety-za-mynulu-dobu/" text:style-name="Internet_20_link" text:visited-style-name="Visited_20_Internet_20_Link">
https://armyinform.com.ua/2023/07/03/pirotehniky-zneshkodyly-32-vybuhonebezpechnyh-predmety-za-mynulu-dobu/</text:a>
</text:p>
      <!--NEWS-->
      <text:h text:style-name="P10" text:outline-level="1">
<text:span text:style-name="T4">
That will forever enter the history of the Navy of the Armed Forces</text:span>
</text:h>
      <text:p text:style-name="P4">
Author: ['АРМІЯINFORM']</text:p>
      <text:p text:style-name="P4">
Time: 2023-07-03T2:00:00-04:00</text:p>
      <text:p text:style-name="P4">
Description: PID Hour Spirkavannya with ArmyanForm commanders, commander of the Mordic force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003ddf5b-353e-4235-b044-b70bfba64a16-scaled.jpg" text:style-name="Internet_20_link" text:visited-style-name="Visited_20_Internet_20_Link">
003ddf5b-353e-4235-b044-b70bfba64a16-scaled.jpg</text:a>
']</text:p>
      <text:p text:style-name="P4">
Tags: ['STOPRUSSIA', 'АГРЕСІЯ РФ', 'ВІЙНА', 'ВМС', 'ВОЄННА ІСТОРІЯ УКРАЇНИ', 'ДЕНЬ ВМС ЗСУ', 'ОЛЕКСІЙ НЕЇЖПАПА']</text:p>
      <text:p text:style-name="P4">
Category: News</text:p>
      <!--METADATA-->
      <text:p text:style-name="P4">
<draw:frame draw:style-name="fr1" draw:name="Image226" text:anchor-type="as-char" svg:width="6.9236in" svg:height="3.894525in" draw:z-index="0">
<draw:image xlink:href="../Images/AРМІЯINFORM/2023-07-03T2-00-00-04-00/003ddf5b-353e-4235-b044-b70bfba64a16-scaled.jpg" xlink:type="simple" xlink:show="embed" xlink:actuate="onLoad" draw:mime-type="image/jpeg"/>
</draw:frame>
While communicating with correspondents, the Armyonform Commander of the Naval Forces of the Armed Forces of Ukraine Alexei Zhpapa said that, in his thought, he would forever enter the history of the Ukrainian Navy.</text:p>
      <ul>
        <li>
First of all, these are the actions of Marines. Never forget how in the first days, one of the Marines blew himself together with the bridge on the Crimean. It also struck the way one of the boys knocked down three -controvers in one day. The deed of the Hero of Ukraine Colonel Igor Bedzai, who himself sat down at the helicopter hello, will remain in the memory of the hero, although he could entrust this to the deed pilots. I can not but mention our heroic rockets who write a new history of naval battles with their works. After all, it is not every day to go to the Donovo Rocket cruiser. Thank you also to divers who work in the high conditions and at night, destroying mines. And in general, you can tell for hours the proteaism of my subordinates. And it is really difficult to separate someone. Every navy has something to be proud of, because our people are indeed invincible!- Alexei Zhpapa said in <text:a xlink:type="simple" xlink:href="https://armyinform.com.ua/2023/07/02/my-povynni-maty-takyj-flot-yakyj-bilshe-ne-dast-zagarbnyku-navit-planuvaty-napad-na-ukrayinu-oleksij-neyizhpapa/" text:style-name="Internet_20_link" text:visited-style-name="Visited_20_Internet_20_Link">
interview</text:a>
for ia.</li>
      </ul>
      <text:p text:style-name="P4">
News Source: <text:a xlink:type="simple" xlink:href="https://armyinform.com.ua/2023/07/03/shho-nazavzhdy-uvijde-do-istoriyi-vms-zsu/" text:style-name="Internet_20_link" text:visited-style-name="Visited_20_Internet_20_Link">
https://armyinform.com.ua/2023/07/03/shho-nazavzhdy-uvijde-do-istoriyi-vms-zsu/</text:a>
</text:p>
      <!--NEWS-->
      <text:h text:style-name="P10" text:outline-level="1">
<text:span text:style-name="T4">
Alekseev's deputy's lawyers will appeal</text:span>
</text:h>
      <text:p text:style-name="P4">
Authors: Ukrinform (Person)</text:p>
      <text:p text:style-name="P4">
Publisher: Укринформ (Organization)</text:p>
      <text:p text:style-name="P4">
Published Time: 2023-07-03T2:33:00+03:00</text:p>
      <text:p text:style-name="P4">
Modified Time: 2023-07-03T21:33:00+03:00</text:p>
      <text:p text:style-name="P4">
Description: Advocates of the People's Deputy of Ukraine Sergey Alekseev, who today, according to the decision of the Lychakiv Court of Lviv, was sent to the pre -trial detention center for 60 days, will appeal and seek consideration of the case in the capital. - Ukrinform.</text:p>
      <text:p text:style-name="P4">
Images: ['<text:a xlink:type="simple" xlink:href="https://static.ukrinform.com/photos/2023_07/thumb_files/630_360_1688375644-4937.jpeg" text:style-name="Internet_20_link" text:visited-style-name="Visited_20_Internet_20_Link">
630_360_16883...</text:a>
']</text:p>
      <text:p text:style-name="P4">
Tags: ['Адвокат', 'Депутат', 'Апеляція', 'Сергій Алєксєєв']</text:p>
      <text:p text:style-name="P4">
Type: Article</text:p>
      <!--METADATA-->
      <text:p text:style-name="P4">
<draw:frame draw:style-name="fr1" draw:name="Image227" text:anchor-type="as-char" svg:width="6.9236in" svg:height="3.956343in" draw:z-index="0">
<draw:image xlink:href="../Images/yкринформ/2023-07-03T2-33-00-03-00/630_360_1688375644-4937.jpeg" xlink:type="simple" xlink:show="embed" xlink:actuate="onLoad" draw:mime-type="image/jpeg"/>
</draw:frame>
Advocacy of the International Deputy of Ukraine Sergey Alekseev, who today, according to the decision of the Lviv court of Lviv, was sent to the pre -trial detention center for 60 days, and the appeal will be submitted to the case in the capital.</text:p>
      <text:p text:style-name="P4">
The lawyer Alekseevaevgeny Sweet informed about it in a comment to Ukrinform correspondent.</text:p>
      <text:p text:style-name="P4">
"Of course, we will appeal and ask that the case is heard to Kiev, because now it is in violation of the legislation, since according to the resolution of the Deputy Prosecutor General Voitenko, the pre -trial investigation has been conducted by the GSU of the DBR in Kiev, and the court should have taken place there," - said.</text:p>
      <text:p text:style-name="P4">
During <text:a xlink:type="simple" xlink:href="https://www.ukrinform.ua/tag-sud" text:style-name="Internet_20_link" text:visited-style-name="Visited_20_Internet_20_Link">
judicial</text:a>
The meeting of a lawyer made his remarks for several hours.</text:p>
      <text:p text:style-name="P4">
“Everyone understands that these interrogations of the victim and a statement from a German citizen who does not possess Russian, someone did, and even without any initial data. We understand that it is a falsification. Those documents provided by the prosecutor's prosecutor for detention are not given to Alekseev ” - said Sweet.</text:p>
      <text:p text:style-name="P4">
At the beginning of the court hearing, the defense counsel filed a petition for the consideration of the case, as the defense sent to the Court of Appeal of Lviv an application to the Supreme Court to transfer the case to the court.</text:p>
      <text:p text:style-name="P4">
<text:span text:style-name="T4">
 Read also: </text:span>
 <text:a xlink:type="simple" xlink:href="https://www.ukrinform.ua/rubric-polytics/3729797-u-spravi-alekseeva-nemae-insih-figurantiv-ofis-genprokurora.html" text:style-name="Internet_20_link" text:visited-style-name="Visited_20_Internet_20_Link">
in the case <text:span text:style-name="T4">
 Alekseev </text:span>
 And there are no other persons involved - office prosecutor</text:a>
Judge Rudakov announced a technical break, but after the request to the Court of Appeal of Lviv, there was no registered statement from Alekseev there.</text:p>
      <text:p text:style-name="P4">
The court then heard the prosecutor who persuaded the judge to choose Aleksevzevzhzhzhzhias. The prosecutor noted that such a measure is necessary because the sub -person has considerable lawyer's experience, including pre -trial investigations, is a People's Deputy, has direct and indirect ties to the right protection authorities, as well as because of the severity of the crime, namely, seizure of US $ 50,000.(1.8 million hryvnias)German citizen.</text:p>
      <text:p text:style-name="P4">
According to the prosecutor Jacob Slyzarenko, Alekseev allegedly promised the foreigner Kevinustestklov to obtain a Ukrainian passport, to assist in the avoidance of extradition. He "guaranteed" to use his own connections.The defendant noted that the German repeatedly called after he was called law enforcement officers in Ukraine, and transferred funds for lawyers who worked on his case for almost two years.</text:p>
      <text:p text:style-name="P4">
“Kevin was simply used to bring me money at the time, as if a bribe was home. Another interesting fact is that his statement is written in a legally correct Russian language, which he does not speak… I ask the judge to be fair to reap that this case is fake. I ask not to choose a precautionary measure to get me to the bail of colleagues, ”Alekseev said during the hearing.</text:p>
      <text:p text:style-name="P4">
<text:span text:style-name="T4">
 Read also: </text:span>
 <text:a xlink:type="simple" xlink:href="https://www.ukrinform.ua/rubric-polytics/3729823-alekseev-maskuvavsa-i-boavsa-prosluhovuvanna-prokuror-rozpoviv-ak-zbirali-dokazi-proti-deputata.html" text:style-name="Internet_20_link" text:visited-style-name="Visited_20_Internet_20_Link">
<text:span text:style-name="T4">
 Alekseev </text:span>
 masked and afraid of listening -prosecutor told how the evidence was collected against the deputy</text:a>
The meeting was attended by the People's Deputies of Ukraine, seven from the EU party Tamagoritarians, they filed statements in court that Alekseev was ready to take on bail.</text:p>
      <text:p text:style-name="P4">
After the decision of the court on the election of a preventive measure, Alekseev was further broken down that the case was fabricated, and the affected citizen of Germany, who is in the search of Interpol, through the sale of drugs in large volumes, is the "nasty" of the Ukrainian law enforcement agencies.</text:p>
      <text:p text:style-name="P4">
The People's Deputy gave the phone and personal belongings to the advocacy, asked for the escorts, so that they had handcuffed on him, because it "humiliates a lawyer with many years of conscious."</text:p>
      <text:p text:style-name="P4">
Alekseev will spend this night in the Lviv pre -trial detention center, because even if he gathered the sum of money - more than 2 million UAH, after 18:00 no bank will accept payment.</text:p>
      <text:p text:style-name="P4">
As reported <text:a xlink:type="simple" xlink:href="https://www.ukrinform.ua/rubric-society/3730940-deputatu-alekseevu-obrali-zapobiznij-zahid-60-dib-pid-vartou.html" text:style-name="Internet_20_link" text:visited-style-name="Visited_20_Internet_20_Link">
Ukrinform</text:a>
, The Lychakiv District Court of Lviv has chosen a precautionary from the Verkhovna Rada from the European Solidarity Party Sergiyalekseev, who is suspected of fraud - 60 days of detention, or 2 million UAH 264 thousand.</text:p>
      <text:p text:style-name="P4">
The Prosecutor General's office informed Alekseev of suspicion under Part 4 of Art. 190(fraud)Criminal Code of Ukraine. He can threaten 5 to 12 years of confiscation of property.</text:p>
      <text:p text:style-name="P4">
According to the investigation, the deputy took possession of the money of the citizen. It is $ 50,000.(1.8 million UAH).</text:p>
      <text:p text:style-name="P4">
<text:span text:style-name="T4">
Читайте також:</text:span>
 <text:a xlink:type="simple" xlink:href="https://www.ukrinform.ua/rubric-polytics/3729636-u-evrosolidarnosti-prokomentuvali-nicni-obsuki-u-deputata-alekseeva.html" text:style-name="Internet_20_link" text:visited-style-name="Visited_20_Internet_20_Link">
 У «Євросолідарності» прокоментували нічні обшуки удепутата <text:span text:style-name="T4">
Алєксєєв</text:span>
 а </text:a>
</text:p>
      <text:p text:style-name="P4">
In 2014, he was elected chairman of the Kirovograd Regional Organization of the UDAR Party. Since 2014, Alekseev worked in the Council Deputy Chairman of the Committee of Inquiries of Legal Policy and Justice, and when he chose for the second time, from the European Solidarity Party, he became the chairman of the subcommittee of the rule of law.</text:p>
      <text:p text:style-name="P4">
Alekseev is also a deputy member of a permanent delegation in the OSCE Parliamentary Abstine.</text:p>
      <text:p text:style-name="P4">
News Source: <text:a xlink:type="simple" xlink:href="https://www.ukrinform.ua/rubric-society/3731038-advokati-deputata-alekseeva-podavatimut-apelaciu.html" text:style-name="Internet_20_link" text:visited-style-name="Visited_20_Internet_20_Link">
https://www.ukrinform.ua/rubric-society/3731038-advokati-deputata-alekseeva-podavatimut-apelaciu.html</text:a>
</text:p>
      <!--NEWS-->
      <text:h text:style-name="P10" text:outline-level="1">
<text:span text:style-name="T4">
Anna Malyar congratulated the warriors of anti -aircraft missile troops on a professional holiday</text:span>
</text:h>
      <text:p text:style-name="P4">
Author: ['АРМІЯINFORM']</text:p>
      <text:p text:style-name="P4">
Time: 2023-07-03T30:00:00-04:00</text:p>
      <text:p text:style-name="P4">
Description: Pry PRO PRO TARAR VIDPOVIDALOSTI, PARA 16 MISYAV widespread VIYNI of Win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5265143474536172407_x-e1688367107812.jpg" text:style-name="Internet_20_link" text:visited-style-name="Visited_20_Internet_20_Link">
photo_5265143474536172407_x-e1688367107812.jpg</text:a>
']</text:p>
      <text:p text:style-name="P4">
Tags: ['ГАННА МАЛЯР', 'ДЕНЬ ЗЕНІТНИХ РАКЕТНИХ ВІЙСЬК']</text:p>
      <text:p text:style-name="P4">
Category: News</text:p>
      <!--METADATA-->
      <text:p text:style-name="P4">
<draw:frame draw:style-name="fr1" draw:name="Image228" text:anchor-type="as-char" svg:width="6.9236in" svg:height="5.469644in" draw:z-index="0">
<draw:image xlink:href="../Images/AРМІЯINFORM/2023-07-03T30-00-00-04-00/photo_5265143474536172407_x-e1688367107812.jpg" xlink:type="simple" xlink:show="embed" xlink:actuate="onLoad" draw:mime-type="image/jpeg"/>
</draw:frame>
Despite the difficulty and burden of responsibility, more than 16 months of large -scale warriors of anti -aircraft missile troops of the PSC of the Armed Forces of Ukraine defend our sky, destroying the air goals of the aggressor to save the military and civilian population from the sky.</text:p>
      <text:p text:style-name="P4">
About it in greetings to the day of the anti -aircraft missile troops of the Armed Forces of the Armed Forces <text:a xlink:type="simple" xlink:href="https://t.me/annamaliar/900" text:style-name="Internet_20_link" text:visited-style-name="Visited_20_Internet_20_Link">
reported</text:a>
Deputy Minister of Defense of Ukraine.</text:p>
      <text:p text:style-name="P4">
“Thanks to them, the enemy failed to intimidate Ukrainians with rocket terror. It was they who have written in world history the fact <text:a xlink:type="simple" xlink:href="https://armyinform.com.ua/2023/05/06/komanduvach-povitryanyh-syl-pidtverdyv-shho-ukrayina-vpershe-zbyla-rosijsku-raketu-kyndzhal/" text:style-name="Internet_20_link" text:visited-style-name="Visited_20_Internet_20_Link">
the first confusion of the Russian hypersonic rocket "dagger"</text:a>
. Сьогодні —їхній день, сьогодні — їхнє професійним свято.</text:p>
      <text:p text:style-name="P4">
За кожне врятоване життя, збережений військовий або цивільний об’єкт —безмежна подяка!» — наголосила заступник очільника українського оборонноговідомства.</text:p>
      <text:p text:style-name="P4">
News Source: <text:a xlink:type="simple" xlink:href="https://armyinform.com.ua/2023/07/03/ganna-malyar-pryvitala-voyiniv-zenitnyh-raketnyh-vijsk-z-profesijnym-svyatom/" text:style-name="Internet_20_link" text:visited-style-name="Visited_20_Internet_20_Link">
https://armyinform.com.ua/2023/07/03/ganna-malyar-pryvitala-voyiniv-zenitnyh-raketnyh-vijsk-z-profesijnym-svyatom/</text:a>
</text:p>
      <!--NEWS-->
      <text:h text:style-name="P10" text:outline-level="1">
<text:span text:style-name="T4">
"For Courage and Courage": President of Ukraine noted the Maritime Aviation Brigade of the Armed Forces of the Armed Forces of the Armed Forces</text:span>
</text:h>
      <text:p text:style-name="P4">
Author: ['АРМІЯINFORM']</text:p>
      <text:p text:style-name="P4">
Time: 2023-07-03T32:00:00-04:00</text:p>
      <text:p text:style-name="P4">
Description: President of Ukraine Volodymyr Zelensky Zelensky by the worship “For the husband’s husband, the Widwag”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zyro-image-1536x1022-1-1.jpg" text:style-name="Internet_20_link" text:visited-style-name="Visited_20_Internet_20_Link">
zyro-image-1536x1022-1-1.jpg</text:a>
']</text:p>
      <text:p text:style-name="P4">
Tags: ['«ЗА МУЖНІСТЬ ТА ВІДВАГУ»', 'ВМС ЗС УКРАЇНИ', 'ОФІС ПРЕЗИДЕНТА УКРАЇНИ']</text:p>
      <text:p text:style-name="P4">
Category: News</text:p>
      <!--METADATA-->
      <text:p text:style-name="P4">
<draw:frame draw:style-name="fr1" draw:name="Image229" text:anchor-type="as-char" svg:width="6.9236in" svg:height="4.604194in" draw:z-index="0">
<draw:image xlink:href="../Images/AРМІЯINFORM/2023-07-03T32-00-00-04-00/zyro-image-1536x1022-1-1.jpg" xlink:type="simple" xlink:show="embed" xlink:actuate="onLoad" draw:mime-type="image/jpeg"/>
</draw:frame>
President of Ukraine Volodymyr Zelensky was awarded the Highness of the Naval Forces of the Armed Forces of Ukraine "For the Courage of Tavigg".</text:p>
      <text:p text:style-name="P4">
The corresponding decree <text:a xlink:type="simple" xlink:href="https://www.president.gov.ua/documents/3672023-47241" text:style-name="Internet_20_link" text:visited-style-name="Visited_20_Internet_20_Link">
No. 367/2023</text:a>
Published websites of the Presidential Office of Ukraine.</text:p>
      <text:p text:style-name="P4">
It is noted that the awards were awarded "for the purpose of worthy honoring the courage of Tageroism, discovered in the protection of state sovereignty, independence, territorial integrity of Ukraine."</text:p>
      <text:p text:style-name="P4">
"To note the honorary distinction" For Courage and Courage "<text:span text:style-name="T4">
 10th Marine Aviation Brigade named after Hero of Ukraine Colonel Igor Bedzay of the Navy of the Armed Forces of Ukraine" </text:span>
,-the message reads.</text:p>
      <text:p text:style-name="P4">
News Source: <text:a xlink:type="simple" xlink:href="https://armyinform.com.ua/2023/07/03/za-muzhnist-ta-vidvagu-prezydent-ukrayiny-vidznachyv-10-u-morsku-aviaczijnu-brygadu-vijskovo-morskyh-syl-zsu/" text:style-name="Internet_20_link" text:visited-style-name="Visited_20_Internet_20_Link">
https://armyinform.com.ua/2023/07/03/za-muzhnist-ta-vidvagu-prezydent-ukrayiny-vidznachyv-10-u-morsku-aviaczijnu-brygadu-vijskovo-morskyh-syl-zsu/</text:a>
</text:p>
      <!--NEWS-->
      <text:h text:style-name="P10" text:outline-level="1">
<text:span text:style-name="T4">
US President Joe Biden will arrive at NATO Summit in Vilnius</text:span>
</text:h>
      <text:p text:style-name="P4">
Author: ['АРМІЯINFORM']</text:p>
      <text:p text:style-name="P4">
Time: 2023-07-03T34:00:00-04:00</text:p>
      <text:p text:style-name="P4">
Description: 11-12 Lipnya 2023 Rock President Joe Biden to virgin to Litvia for the Section in the 74th ... War with Ukraine 2022, War with Ukraine Latest news today, News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7/biden.jpg" text:style-name="Internet_20_link" text:visited-style-name="Visited_20_Internet_20_Link">
biden.jpg</text:a>
']</text:p>
      <text:p text:style-name="P4">
Tags: ['ВІЛЬНЮСЬКИЙ САМІТ', 'ВТОРГНЕННЯ РФ', 'ДЖО БАЙДЕН', 'НАТО']</text:p>
      <text:p text:style-name="P4">
Category: News</text:p>
      <!--METADATA-->
      <text:p text:style-name="P4">
<draw:frame draw:style-name="fr1" draw:name="Image230" text:anchor-type="as-char" svg:width="6.9236in" svg:height="3.894525in" draw:z-index="0">
<draw:image xlink:href="../Images/AРМІЯINFORM/2023-07-03T34-00-00-04-00/biden.jpg" xlink:type="simple" xlink:show="embed" xlink:actuate="onLoad" draw:mime-type="image/jpeg"/>
</draw:frame>
On July 11-12, 2023, US President Joe Biden went to Lithuania to participate in the 74th NATO Summit.</text:p>
      <text:p text:style-name="P4">
About it <text:a xlink:type="simple" xlink:href="https://www.whitehouse.gov/briefing-room/statements-releases/2023/07/02/statement-from-white-house-press-secretary-karine-jean-pierre-on-president-bidens-upcoming-travel/" text:style-name="Internet_20_link" text:visited-style-name="Visited_20_Internet_20_Link">
reported</text:a>
The Karinjan-Pierre Prescriber.</text:p>
      <text:p text:style-name="P4">
From July 9 to July 13, US President Joe Biden plans to visit the United Kingdom, Lithuania and Finland. Joe Biden will first go to London for Izcorol Karl III meetings and Prime Minister Rice Sunak, so that it is further strengthened by our countries. Then, on July 11-12, the President will arrive at the 74th NATO summit. On July 13, Biden President visits Gelsinki to participate in the US and northern leaders' summit, ”said Karinjan-Pierre.</text:p>
      <text:p text:style-name="P4">
Recall <text:a xlink:type="simple" xlink:href="https://armyinform.com.ua/2022/11/09/nastupnyj-samit-nato-vidbudetsya-vlitku-2023-roku-v-lytvi/" text:style-name="Internet_20_link" text:visited-style-name="Visited_20_Internet_20_Link">
NATO summit</text:a>
It will take place in Vilnius July 11-122023. As <text:a xlink:type="simple" xlink:href="https://armyinform.com.ua/2023/06/29/oleksij-danilov-samit-nato-u-vilnyusi-maye-prynesty-ukrayini-diyevi-garantiyi-bezpeky/" text:style-name="Internet_20_link" text:visited-style-name="Visited_20_Internet_20_Link">
noted</text:a>
NSDC Secretary Alexei Danilov, NATO Summit in Vilnius should provide effective security guarantees for Ukraine. Minister of Defense of Ukraine Alexei Reznikov <text:a xlink:type="simple" xlink:href="https://armyinform.com.ua/2023/06/23/oleksij-reznikov-pro-samit-nato-u-vilnyusi-ochikuyu-chitkyh-terminiv-ta-umov-vstupu-ukrayiny-do-alyansu/" text:style-name="Internet_20_link" text:visited-style-name="Visited_20_Internet_20_Link">
expects</text:a>
clear terms and conditions of Ukraine's accession to the Alliance.</text:p>
      <text:p text:style-name="P4">
News Source: <text:a xlink:type="simple" xlink:href="https://armyinform.com.ua/2023/07/03/prezydent-ssha-dzho-bajden-prybude-na-samit-nato-u-vilnyusi/" text:style-name="Internet_20_link" text:visited-style-name="Visited_20_Internet_20_Link">
https://armyinform.com.ua/2023/07/03/prezydent-ssha-dzho-bajden-prybude-na-samit-nato-u-vilnyusi/</text:a>
</text:p>
      <!--NEWS-->
      <text:h text:style-name="P10" text:outline-level="1">
<text:span text:style-name="T4">
Anna Malyar: To hold "elections" the occupiers are in a hurry to complete police units</text:span>
</text:h>
      <text:p text:style-name="P4">
Author: ['АРМІЯINFORM']</text:p>
      <text:p text:style-name="P4">
Time: 2023-07-03T36:00:00-04:00</text:p>
      <text:p text:style-name="P4">
Description: The Kremlin Possesses of the Vacantous Posads at the structures of the PIDROZHL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АГРЕСІЯ РФ', 'ВТОРГНЕННЯ РФ', 'ГАННА МАЛЯР']</text:p>
      <text:p text:style-name="P4">
Category: News</text:p>
      <!--METADATA-->
      <text:p text:style-name="P4">
<draw:frame draw:style-name="fr1" draw:name="Image231" text:anchor-type="as-char" svg:width="6.9236in" svg:height="3.890725in" draw:z-index="0">
<draw:image xlink:href="../Images/AРМІЯINFORM/2023-07-03T36-00-00-04-00/sili-oboroni-ukraini-prodovzhuyut-vedennya-nastupalnoi-operacii.jpg" xlink:type="simple" xlink:show="embed" xlink:actuate="onLoad" draw:mime-type="image/jpeg"/>
</draw:frame>
The Kremlin is in a hurry to speed up vacant positions in the structural units of the occupation bodies of law enforcement agencies in the temporarily occupied territories of Ukraine. In particular in Donetsk, Lugansk, Zaporizhzhya Tachson regions.</text:p>
      <text:p text:style-name="P4">
About it <text:a xlink:type="simple" xlink:href="https://t.me/annamaliar/901" text:style-name="Internet_20_link" text:visited-style-name="Visited_20_Internet_20_Link">
reported</text:a>
Deputy Minister of Defense of Ukraine Anna Malyar.</text:p>
      <text:p text:style-name="P4">
"The reason for such a hurry is the need to provide the police with the so -called elections in the temporarily occupied territories within the" one day of voting "in September," she said.</text:p>
      <text:p text:style-name="P4">
At the same time, according to Anna Malyar emphasizes, the occupier of the so -called elections of the occupied territories is a violation of the rules of international law.</text:p>
      <text:p text:style-name="P4">
"Their results will not mean anything but the crime of the organizers of the Tavis," - said the Deputy Minister of Defense of Ukraine.</text:p>
      <text:p text:style-name="P4">
News Source: <text:a xlink:type="simple" xlink:href="https://armyinform.com.ua/2023/07/03/dlya-provedennya-vyboriv-okupanty-pospihom-komplektuyut-policzejski-pidrozdily-ganna-malyar/" text:style-name="Internet_20_link" text:visited-style-name="Visited_20_Internet_20_Link">
https://armyinform.com.ua/2023/07/03/dlya-provedennya-vyboriv-okupanty-pospihom-komplektuyut-policzejski-pidrozdily-ganna-malyar/</text:a>
</text:p>
      <!--NEWS-->
      <text:h text:style-name="P10" text:outline-level="1">
<text:span text:style-name="T4">
Will judge the Russian commander and his subordinates who were tortured by civilians in Kherson</text:span>
</text:h>
      <text:p text:style-name="P4">
Author: ['АРМІЯINFORM']</text:p>
      <text:p text:style-name="P4">
Time: 2023-07-03T38:00:00-04:00</text:p>
      <text:p text:style-name="P4">
Description: The prosecutors of the Kherson -Oblast Prosecutors were shocked to the court of the accusatory act of Stosno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2022-10-14-sudytymut-policzejskogo.webp" text:style-name="Internet_20_link" text:visited-style-name="Visited_20_Internet_20_Link">
2022-10-14-sudytymut-policzejskogo.webp</text:a>
']</text:p>
      <text:p text:style-name="P4">
Tags: ['ВІЙСЬКОВІ РФ', 'КАТІВНІ', 'ОФІС ГЕНПРОКУРОРА УКРАЇНИ', 'ТОРТУРИ', 'ХЕРСОН']</text:p>
      <text:p text:style-name="P4">
Category: News</text:p>
      <!--METADATA-->
      <text:p text:style-name="P4">
<draw:frame draw:style-name="fr1" draw:name="Image232" text:anchor-type="as-char" svg:width="6.9236in" svg:height="4.615733in" draw:z-index="0">
<draw:image xlink:href="../ConvertedIMGs/AРМІЯINFORM/2023-07-03T38-00-00-04-00/2022-10-14-sudytymut-policzejskogo.png" xlink:type="simple" xlink:show="embed" xlink:actuate="onLoad" draw:mime-type="image/png"/>
</draw:frame>
Illustrative photo</text:p>
      <text:p text:style-name="P4">
Prosecutors of the Kherson Regional Prosecutor's Office sent to court the indictment of the Deputy Head of the Rosgvardia Directorate in Rostov Oblast, Colonel of Police and three other Russian servicemen on the fact of violation with civilians and other violations of laws and customs.</text:p>
      <text:p text:style-name="P4">
About it <text:a xlink:type="simple" xlink:href="https://www.gp.gov.ua/ua/posts/za-organizaciyu-kativni-u-xersoni-ta-zastosuvannya-tortur-do-civilnogo-naselennya-suditimut-rosiiskogo-komandira-ta-tryox-iogo-pidleglix" text:style-name="Internet_20_link" text:visited-style-name="Visited_20_Internet_20_Link">
reports</text:a>
Office of the Prosecutor General of Ukraine.</text:p>
      <text:p text:style-name="P4">
“Since March 2022, the Rosgvardi official managed the military personnel of the Russian Federation in the occupied Kherson. In the captured building of the local insulating timely detention, he, together with other servicemen of the management of the Armed Forces and law enforcement agencies of the Russian Federation, organized one of the torture, ”the voice of the Prosecutor General said.</text:p>
      <text:p text:style-name="P4">
They used cruel torture to the local population. In particular, the official gave orders to the subordinates for illegal detentions of people, the use of violence against Ukrainian citizens, the penetration of their commencement and the seizure of property.</text:p>
      <text:p text:style-name="P4">
Law enforcement officers identified three direct executors of criminal orders - servicemen of the Russian Federation.</text:p>
      <text:p text:style-name="P4">
"By prior conspiracy, they, together with other military Russian military, detained the torture of people with active pro -Ukrainian position, volunteers, ATO veterans, relatives of Ukrainian law enforcement officers," the report reads.</text:p>
      <text:p text:style-name="P4">
Currently, more than 200 people have been held in this building and have been subjected to various forms of torture daily.</text:p>
      <text:p text:style-name="P4">
News Source: <text:a xlink:type="simple" xlink:href="https://armyinform.com.ua/2023/07/03/sudytymut-rosijskogo-komandyra-ta-jogo-pidleglyh-yaki-katuvaly-czyvilnyh-u-hersoni/" text:style-name="Internet_20_link" text:visited-style-name="Visited_20_Internet_20_Link">
https://armyinform.com.ua/2023/07/03/sudytymut-rosijskogo-komandyra-ta-jogo-pidleglyh-yaki-katuvaly-czyvilnyh-u-hersoni/</text:a>
</text:p>
      <!--NEWS-->
      <text:h text:style-name="P10" text:outline-level="1">
<text:span text:style-name="T4">
Zelensky thanked everyone who is now in battle, in combat posts and positions</text:span>
</text:h>
      <text:p text:style-name="P4">
Authors: Ukrinform (Person)</text:p>
      <text:p text:style-name="P4">
Publisher: Укринформ (Organization)</text:p>
      <text:p text:style-name="P4">
Published Time: 2023-07-03T3:38:00+03:00</text:p>
      <text:p text:style-name="P4">
Modified Time: 2023-07-03T21:38:00+03:00</text:p>
      <text:p text:style-name="P4">
Description: President Volodymyr Zelenskyy thanked everyone who is now in battle and in combat posts and positions and noted some soldiers of several brigades. - Ukrinform.</text:p>
      <text:p text:style-name="P4">
Images: ['<text:a xlink:type="simple" xlink:href="https://static.ukrinform.com/photos/2023_06/thumb_files/630_360_1687450678-607.jpg" text:style-name="Internet_20_link" text:visited-style-name="Visited_20_Internet_20_Link">
630_360_16874...</text:a>
']</text:p>
      <text:p text:style-name="P4">
Tags: ['ЗСУ', 'Зеленський', 'Війна з Росією']</text:p>
      <text:p text:style-name="P4">
Type: Article</text:p>
      <!--METADATA-->
      <text:p text:style-name="P4">
<draw:frame draw:style-name="fr1" draw:name="Image233" text:anchor-type="as-char" svg:width="6.9236in" svg:height="3.956343in" draw:z-index="0">
<draw:image xlink:href="../Images/yкринформ/2023-07-03T3-38-00-03-00/630_360_1687450678-607.jpg" xlink:type="simple" xlink:show="embed" xlink:actuate="onLoad" draw:mime-type="image/jpeg"/>
</draw:frame>
Presidential lodge Zelensky thanked everyone who is now in battle and in combat posts and noted some soldiers of several brigades.</text:p>
      <text:p text:style-name="P4">
Video of the appeal published in <text:a xlink:type="simple" xlink:href="https://t.me/V_Zelenskiy_official/6828" text:style-name="Internet_20_link" text:visited-style-name="Visited_20_Internet_20_Link">
telegram</text:a>
Heads of State, reports Ukrinform.</text:p>
      <text:p text:style-name="P4">
“The front line. Heroic 35th and 36th separate brigades of the Marines-thank you, warriors!47 Separate Mechanized Brigade "Magura"-Thank you!The glorious 55-then-Marma artillery brigade "Zaporizhzhya Sich"-thank you, warriors!128 Separate Territorial Defense forces-Thank you!” Zelensky said.</text:p>
      <text:p text:style-name="P4">
<text:span text:style-name="T4">
 Read also: </text:span>
 <text:span text:style-name="T4">
 <text:a xlink:type="simple" xlink:href="https://www.ukrinform.ua/rubric-ato/3731030-voini-zenitnih-raketnih-vijsk-zbili-vze-ponad-tri-tisaci-cilej-rosian-zelenskij.html" text:style-name="Internet_20_link" text:visited-style-name="Visited_20_Internet_20_Link">
warriors of anti -aircraft missile troops have shot down more than three thousand goals of Russians - Zelensky</text:a>
</text:span>
</text:p>
      <text:p text:style-name="P4">
He also noted the junior lieutenant Alexander Pavlov, commander of the platoon infantry of the 36th Brigade of Marines.</text:p>
      <text:p text:style-name="P4">
"His confident and strong actions, skillful management in battle give good results," the President said.</text:p>
      <text:p text:style-name="P4">
In addition, he remembered the crew of the T-80 tank under the command of the junior sergeantriy Marchuk, who thanked for the accuracy and courage.</text:p>
      <text:p text:style-name="P4">
“This is the 36th brigade of the Marines. And from the 35th brigade, I will note today the commissar, junior sergeant Artem Object-thank you for the true Ukrainian memorial and skill in the release of Makarivka settlement. Thank you, Artem, ”Zelensky said.</text:p>
      <text:p text:style-name="P4">
<text:span text:style-name="T4">
 Read also: </text:span>
 <text:span text:style-name="T4">
 <text:a xlink:type="simple" xlink:href="https://www.ukrinform.ua/rubric-ato/3731029-ukrainska-ppo-mae-stati-osnovou-povitranogo-sita-evropi-zelenskij.html" text:style-name="Internet_20_link" text:visited-style-name="Visited_20_Internet_20_Link">
Ukrainian air defense should become the basis of air shielding - Zelensky</text:a>
</text:span>
</text:p>
      <text:p text:style-name="P4">
The President also thanked the senior soldier Yevgeny Poddubny, a sapper of the 47-Mimechanized Brigade, who "operates in a very hot direction now and is very efficiently performing his tasks."</text:p>
      <text:p text:style-name="P4">
“Captain Ivan Ogurtsov. Acting in the Avdeevsky direction, our firewartilers under its command very effectively destroy the enclosures and warehouses. Thank you, warrior!” Zelensky said.</text:p>
      <text:p text:style-name="P4">
In the Marinskaya direction, the head of the Ukrainian state noted the artillery viovio under the command of Lieutenant Colonel Pavel Lukyanov, who "does not give a single minute of rest".</text:p>
      <text:p text:style-name="P4">
“Your combat results are really significant!Thank you!Thank you all, everyone who is now in combat posts and positions!Thank you all who help!” - Zelensky addressed.As reported by Ukrinform, in the east of the Defense forces of Ukraine for the last week, 9 square kilometers were released from Russian invaders, in the south -over 28 square meters. km.</text:p>
      <text:p text:style-name="P4">
News Source: <text:a xlink:type="simple" xlink:href="https://www.ukrinform.ua/rubric-ato/3731039-zelenskij-podakuvav-usim-hto-zaraz-u-bou-na-bojovih-postah-i-poziciah.html" text:style-name="Internet_20_link" text:visited-style-name="Visited_20_Internet_20_Link">
https://www.ukrinform.ua/rubric-ato/3731039-zelenskij-podakuvav-usim-hto-zaraz-u-bou-na-bojovih-postah-i-poziciah.html</text:a>
</text:p>
      <!--NEWS-->
      <text:h text:style-name="P10" text:outline-level="1">
<text:span text:style-name="T4">
The Russian agent was detained, who prepared the blasting of the railway in Cherkasy region</text:span>
</text:h>
      <text:p text:style-name="P4">
Author: ['АРМІЯINFORM']</text:p>
      <text:p text:style-name="P4">
Time: 2023-07-03T40:00:00-04:00</text:p>
      <text:p text:style-name="P4">
Description: The result of the complex of the entry of the Permannate Pencuplates, Yakiyvov, Zchobvavov іnforma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71b0b5da8a8dc58c8014bcadaefc0337.jpeg" text:style-name="Internet_20_link" text:visited-style-name="Visited_20_Internet_20_Link">
71b0b5da8a8dc58c8014bcadaefc0337.jpeg</text:a>
']</text:p>
      <text:p text:style-name="P4">
Tags: ['АГЕНТ РФ', 'СБУ', 'ЧЕРКАСЬКА ОБЛАСТЬ']</text:p>
      <text:p text:style-name="P4">
Category: News</text:p>
      <!--METADATA-->
      <text:p text:style-name="P4">
<draw:frame draw:style-name="fr1" draw:name="Image234" text:anchor-type="as-char" svg:width="6.9236in" svg:height="4.615733in" draw:z-index="0">
<draw:image xlink:href="../Images/AРМІЯINFORM/2023-07-03T40-00-00-04-00/71b0b5da8a8dc58c8014bcadaefc0337.jpeg" xlink:type="simple" xlink:show="embed" xlink:actuate="onLoad" draw:mime-type="image/jpeg"/>
</draw:frame>
As a result of complex measures, the invaders' associates were detained, which was collected on the basis of defense forces and planned to undermine the railway during the dispensation of military equipment. The attacker searched TNT to accomplish the hostile task. He has now been informed of suspicion.</text:p>
      <text:p text:style-name="P4">
About this <text:a xlink:type="simple" xlink:href="https://ssu.gov.ua/novyny/sbu-zatrymala-vorozhoho-poplichnyka-yakyi-hotuvav-pidryv-zaliznytsi-na-cherkashchyni" text:style-name="Internet_20_link" text:visited-style-name="Visited_20_Internet_20_Link">
informs</text:a>
Security Service of Ukraine.</text:p>
      <text:p text:style-name="P4">
The attacker collected data on the routes of movement of military equipment provided to foreign partners. In addition, the person involved "drained" the Russian invaders of the air defense system of the Armed Forces in the region. For the transfer of intelligence he received from $ 100 to $ 200. on several own bank cards.</text:p>
      <text:p text:style-name="P4">
The traitor was detained "on hot" during another attempt to transmit information to the Russian curator. According to the investigation, the hostile associate is a resident of Cherkas, who previously served a sentence for committing a serious crime.</text:p>
      <text:p text:style-name="P4">
The person supported communication with the invaders through anonymous chat, decapable photos of Ukrainian objects with a clothing to the terrain and making indications on electronic maps. When searching for his place of residence, a mobile phone with evidence of correspondence with the aggressor, as well as the banking, where money from the Russian Federation came.</text:p>
      <text:p text:style-name="P4">
The court chose him a preventive measure - detention without the right to introduce. An investigation is ongoing to establish all the circumstances of the crime.</text:p>
      <text:p text:style-name="P4">
News Source: <text:a xlink:type="simple" xlink:href="https://armyinform.com.ua/2023/07/03/zatrymano-agenta-rf-yakyj-gotuvav-pidryv-zaliznyczi-na-cherkashhyni/" text:style-name="Internet_20_link" text:visited-style-name="Visited_20_Internet_20_Link">
https://armyinform.com.ua/2023/07/03/zatrymano-agenta-rf-yakyj-gotuvav-pidryv-zaliznyczi-na-cherkashhyni/</text:a>
</text:p>
      <!--NEWS-->
      <text:h text:style-name="P10" text:outline-level="1">
<text:span text:style-name="T4">
The coordination headquarters discussed with the relatives of the Marines rehabilitation released from captivity of defenders</text:span>
</text:h>
      <text:p text:style-name="P4">
Author: ['АРМІЯINFORM']</text:p>
      <text:p text:style-name="P4">
Time: 2023-07-03T42:00:00-04:00</text:p>
      <text:p text:style-name="P4">
Description: In the coordinating headquarters, Zustinich Zustyunov was defenseless in Kremoi brigades of Morsko ... War with Ukraine 2022,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bee30adc-a24c-4b50-ae38-3d59e47e8b6b.jpg" text:style-name="Internet_20_link" text:visited-style-name="Visited_20_Internet_20_Link">
bee30adc-a24c-4b50-ae38-3d59e47e8b6b.jpg</text:a>
']</text:p>
      <text:p text:style-name="P4">
Tags: ['ВІЙСЬКОВОПОЛОНЕНІ', 'КООРДИНАЦІЙНИЙ ШТАБ', 'МОРПІХИ', 'РЕАБІЛІТАЦІЯ']</text:p>
      <text:p text:style-name="P4">
Category: News</text:p>
      <!--METADATA-->
      <text:p text:style-name="P4">
<draw:frame draw:style-name="fr1" draw:name="Image235" text:anchor-type="as-char" svg:width="6.9236in" svg:height="5.1927in" draw:z-index="0">
<draw:image xlink:href="../Images/AРМІЯINFORM/2023-07-03T42-00-00-04-00/bee30adc-a24c-4b50-ae38-3d59e47e8b6b.jpg" xlink:type="simple" xlink:show="embed" xlink:actuate="onLoad" draw:mime-type="image/jpeg"/>
</draw:frame>
The Coordination Headquarters met with the families of the defenders of a separate infantry infantry named after Mikhail Bilynsky. A representative of the coordination headquarters communicated with the relatives of the captives of the missing marines.</text:p>
      <text:p text:style-name="P4">
About it <text:a xlink:type="simple" xlink:href="https://t.me/Koord_shtab/1422" text:style-name="Internet_20_link" text:visited-style-name="Visited_20_Internet_20_Link">
reports</text:a>
Coordination headquarters of inquiries for the treatment of prisoners of war.</text:p>
      <text:p text:style-name="P4">
Among other things, they discussed the health issues of captive servicemen, the exchange of officer and sergeant, as well as the possibility of correspondence with their relatives. Separately stopped on the rehabilitation procedure of defenders who returned from hostile captivity.</text:p>
      <text:p text:style-name="P4">
News Source: <text:a xlink:type="simple" xlink:href="https://armyinform.com.ua/2023/07/03/u-koordynaczijnomu-shtabi-obgovoryly-z-rodychamy-morpihiv-reabilitacziyu-zvilnenyh-z-polonu-zahysnykiv/" text:style-name="Internet_20_link" text:visited-style-name="Visited_20_Internet_20_Link">
https://armyinform.com.ua/2023/07/03/u-koordynaczijnomu-shtabi-obgovoryly-z-rodychamy-morpihiv-reabilitacziyu-zvilnenyh-z-polonu-zahysnykiv/</text:a>
</text:p>
      <!--NEWS-->
      <text:h text:style-name="P10" text:outline-level="1">
<text:span text:style-name="T4">
In the Black Sea, Russia holds two rocket launchers with 16 "caliber"</text:span>
</text:h>
      <text:p text:style-name="P4">
Author: ['АРМІЯINFORM']</text:p>
      <text:p text:style-name="P4">
Time: 2023-07-03T44:00:00-04:00</text:p>
      <text:p text:style-name="P4">
Description: The village of 3 Lipni on the Boyal Cherguvanni in the Chorny Morce of the Rosie Trimyat the Verda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7/357757546_656300816537504_3555904056401145029_n.jpg" text:style-name="Internet_20_link" text:visited-style-name="Visited_20_Internet_20_Link">
357757546_656300816537504_3555904056401145029_n.jpg</text:a>
']</text:p>
      <text:p text:style-name="P4">
Tags: ['ВМС ЗС УКРАЇНИ', 'КАЛІБР']</text:p>
      <text:p text:style-name="P4">
Category: News</text:p>
      <!--METADATA-->
      <text:p text:style-name="P4">
<draw:frame draw:style-name="fr1" draw:name="Image236" text:anchor-type="as-char" svg:width="6.9236in" svg:height="4.615733in" draw:z-index="0">
<draw:image xlink:href="../Images/AРМІЯINFORM/2023-07-03T44-00-00-04-00/raketa-kalibr-pusk-chorne-more.jpg" xlink:type="simple" xlink:show="embed" xlink:actuate="onLoad" draw:mime-type="image/jpeg"/>
</draw:frame>
Illustrative photo</text:p>
      <text:p text:style-name="P4">
As of July 3, on the fighting in the Black Sea, Russia holds nine ships, including two rocket carriers equipped with 16 winged Caliber.</text:p>
      <text:p text:style-name="P4">
About it <text:a xlink:type="simple" xlink:href="https://www.facebook.com/navy.mil.gov.ua/posts/pfbid02EGfwmMaMAtqaD9a3WspnNJeLqsw8jC9AfNLxYxmZh2yP5wCDAthiHjNw4ZUsXovkl" text:style-name="Internet_20_link" text:visited-style-name="Visited_20_Internet_20_Link">
report</text:a>
Navy of the Armed Forces of Ukraine.</text:p>
      <text:p text:style-name="P4">
In the Azov Sea, according to the Navy of the Armed Forces, there is one hostile ship. Instead, there are up to eight Russian ships on the Mid-Earth Sea, including one rocket carrier with about 16 calibers on board.</text:p>
      <text:p text:style-name="P4">
<draw:frame draw:style-name="fr1" draw:name="Image237" text:anchor-type="as-char" svg:width="6.9236in" svg:height="8.6545in" draw:z-index="0">
<draw:image xlink:href="../Images/AРМІЯINFORM/2023-07-03T44-00-00-04-00/357757546_656300816537504_3555904056401145029_n.jpg" xlink:type="simple" xlink:show="embed" xlink:actuate="onLoad" draw:mime-type="image/jpeg"/>
</draw:frame>
</text:p>
      <text:p text:style-name="P4">
News Source: <text:a xlink:type="simple" xlink:href="https://armyinform.com.ua/2023/07/03/u-chornomu-mori-rosiya-trymaye-dva-raketonosiyi-iz-16-kalibramy/" text:style-name="Internet_20_link" text:visited-style-name="Visited_20_Internet_20_Link">
https://armyinform.com.ua/2023/07/03/u-chornomu-mori-rosiya-trymaye-dva-raketonosiyi-iz-16-kalibramy/</text:a>
</text:p>
      <!--NEWS-->
      <text:h text:style-name="P10" text:outline-level="1">
<text:span text:style-name="T4">
Morps from Javelina knocked down the Russian "alligator"</text:span>
</text:h>
      <text:p text:style-name="P4">
Author: ['АРМІЯINFORM']</text:p>
      <text:p text:style-name="P4">
Time: 2023-07-03T46:00:00-04:00</text:p>
      <text:p text:style-name="P4">
Description: At the Berdyanskoye of the BICHECI Okremoi teams of the clogs of the Imeni Rear Admail ... The war with Ukraine 2022, the war with Ukraine is th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315f26f-330859744-1233398980946335-3769497169825303565-n.jpg" text:style-name="Internet_20_link" text:visited-style-name="Visited_20_Internet_20_Link">
315f26f-330859744-1233398980946335-3769497169825303565-n.jpg</text:a>
']</text:p>
      <text:p text:style-name="P4">
Tags: ['STOPRUSSIA', 'ВМС ЗС УКРАЇНИ', 'ВТОРГНЕННЯ РФ', 'КА-52', 'МОРСЬКА ПІХОТА', 'ХРОНІКА ОБОРОНИ', 'ХРОНІКА ОБОРОНИ УКРАЇНИ']</text:p>
      <text:p text:style-name="P4">
Category: News</text:p>
      <!--METADATA-->
      <text:p text:style-name="P4">
<draw:frame draw:style-name="fr1" draw:name="Image238" text:anchor-type="as-char" svg:width="6.9236in" svg:height="3.883237in" draw:z-index="0">
<draw:image xlink:href="../Images/AРМІЯINFORM/2023-07-03T46-00-00-04-00/315f26f-330859744-1233398980946335-3769497169825303565-n.jpg" xlink:type="simple" xlink:show="embed" xlink:actuate="onLoad" draw:mime-type="image/jpeg"/>
</draw:frame>
Ka-52</text:p>
      <text:p text:style-name="P4">
In the Berdyansk direction, the fighters of a separate Marine Corps named after the counter-Admiral Mikhail Bilynsky with the help of the anti-tank missile complex "Javelin" destroyed the shock helicopter of the Russians KA-52.</text:p>
      <text:p text:style-name="P4">
About it <text:a xlink:type="simple" xlink:href="https://www.facebook.com/navy.mil.gov.ua/posts/pfbid0xPA5fF83avsxTudZynvXkHCo2CUsZCiJ9Ba96fjEwnmtrrrZHTJYmdcBqgdikpELl" text:style-name="Internet_20_link" text:visited-style-name="Visited_20_Internet_20_Link">
report</text:a>
IUMS of the Armed Forces of Ukraine.</text:p>
      <text:p text:style-name="P4">
"In the Berdyansk direction, the anti-tankists of the brigade from the Javelin PTRC burned the nilidodore Russian shock helicopter Ka-52, known as the" Alligator "," the message goes.</text:p>
      <text:p text:style-name="P4">
The Navy of the Armed Forces of Ukraine also clarified that it was already the 309th Russian helicopter, which was reduced by our defenders.</text:p>
      <text:p text:style-name="P4">
News Source: <text:a xlink:type="simple" xlink:href="https://armyinform.com.ua/2023/07/03/morpihy-iz-dzhavelina-zbyly-rosijskyj-aligator/" text:style-name="Internet_20_link" text:visited-style-name="Visited_20_Internet_20_Link">
https://armyinform.com.ua/2023/07/03/morpihy-iz-dzhavelina-zbyly-rosijskyj-aligator/</text:a>
</text:p>
      <!--NEWS-->
      <text:h text:style-name="P10" text:outline-level="1">
<text:span text:style-name="T4">
13 victims from the occupiers of medical institutions will be rebuilt from the state budget subsidies</text:span>
</text:h>
      <text:p text:style-name="P4">
Author: ['АРМІЯINFORM']</text:p>
      <text:p text:style-name="P4">
Time: 2023-07-03T48:00:00-04:00</text:p>
      <text:p text:style-name="P4">
Description: The detachment of PAHA is 6.6 MILILARDA HRENSHNEN OF THE VIDBUDODOVA with the LIKVIDASIA Nashlidkiv ... war with Ukraine 2022, War with Ukraine Latest News today, News War with Ukraine 2022 Last today, there will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347142394_641986987750090_9129695995468382484_n.jpg" text:style-name="Internet_20_link" text:visited-style-name="Visited_20_Internet_20_Link">
347142394_641986987750090_9129695995468382484_n.jpg</text:a>
']</text:p>
      <text:p text:style-name="P4">
Tags: ['ВОЄННІ ЗЛОЧИНИ ЗС РФ', 'МОЗ УКРАЇНИ']</text:p>
      <text:p text:style-name="P4">
Category: News</text:p>
      <!--METADATA-->
      <text:p text:style-name="P4">
<draw:frame draw:style-name="fr1" draw:name="Image239" text:anchor-type="as-char" svg:width="6.9236in" svg:height="5.212984in" draw:z-index="0">
<draw:image xlink:href="../Images/AРМІЯINFORM/2023-07-03T48-00-00-04-00/347142394_641986987750090_9129695995468382484_n.jpg" xlink:type="simple" xlink:show="embed" xlink:actuate="onLoad" draw:mime-type="image/jpeg"/>
</draw:frame>
The government has allocated more than UAH 6.6 billion to the projects of reconstruction from the funding treatment of the consequences of armed aggression of the Russian Federation. In particular, these are schools, kindergartens, medical institutions, residential buildings, construction and reconstruction of water supply water pipelines, heating networks, drilling of artesian wells, etc. [informs] <text:a xlink:type="simple" xlink:href="https://www.msp.gov.ua/news/22931.html" text:style-name="Internet_20_link" text:visited-style-name="Visited_20_Internet_20_Link">
informs</text:a>
The Ministry of Health of Ukraine.</text:p>
      <text:p text:style-name="P4">
"Part of the funds will be aimed at the restoration and repair of 13 medical facilities in the most affected areas and in the regions that have been flooded due to the undermining of the Kakhovsky Hydroelectric Power Dams," the testimony reads.</text:p>
      <text:p text:style-name="P4">
It is noted that among the facilities of medical infrastructure it is about centrifugal health care(CPMSD), oblast and clinical hospitals - 7 Medicals in Kharkiv region, 2 in Zhytomyr region, 3 in Mykolaiv region and 1 object of the Nethodoshchina, namely:</text:p>
      <ul>
        <li>
General practice outpatient clinic-family medicine of the Center for Primary Health Care of the Dergachiv City Council of Kharkiv Region; * General practice outpatient clinic-family medicine of the Center for Primary Health Care of the Malodanyliv City Council; * General practice outpatient clinic - family medicine of the KNP “Primary Medical Assistance Center of the Zolochiv City Council”; * General practice outpatient clinic-family medicine of the Center for Primary Health Care of the Dergachiv City Council of Kharkiv Region; * KNP of Kharkiv Regional Council "Regional Children's Clinical Hospital №1"; * KNP "Regional Clinical Hospital. AF Gerbachevsky »Zhytomyr Regional Council; * KNP "Zhytomyr Regional Children's Clinical Hospital" of Zhytomyr Regional Council; * Psychoneurological department of the KNP "Mykolaiv Regional Center of Mental Health" of the Mykolaiv Regional Council; * Medical Corps(infection), D-1 KNP Bashtansk multidisciplinary hospital of Bashtansk City Council; * Corps of Lit "D" for the department of cardiology of KNP "City Clinical Hospital № 11"; * Polyclinic B-2 KNP “Bashtansk Multidisciplinary Hospital” of Bashtansk City Council; * KNP "CPMSD" of Dergachiv City Council; * General practice of family medicine №1, the center of administrative services, the administrative building of the village council of the Starosaltiv settlement council of Chuguev district of Kharkiv region.</li>
      </ul>
      <text:p text:style-name="P4">
The department also clarified that for over 15 months of war Russia was damaged by 1376 objects of medical institutions and destroyed another 184 objects.</text:p>
      <text:p text:style-name="P4">
News Source: <text:a xlink:type="simple" xlink:href="https://armyinform.com.ua/2023/07/03/13-medzakladiv-postrazhdalyh-vid-okupantiv-vidbuduyut-koshtom-subvencziyi-z-derzhbyudzhetu/" text:style-name="Internet_20_link" text:visited-style-name="Visited_20_Internet_20_Link">
https://armyinform.com.ua/2023/07/03/13-medzakladiv-postrazhdalyh-vid-okupantiv-vidbuduyut-koshtom-subvencziyi-z-derzhbyudzhetu/</text:a>
</text:p>
      <!--NEWS-->
      <text:h text:style-name="P10" text:outline-level="1">
<text:span text:style-name="T4">
Ukrainian "gods of war" turned into scrap field composition from BC Russians</text:span>
</text:h>
      <text:p text:style-name="P4">
Author: ['АРМІЯINFORM']</text:p>
      <text:p text:style-name="P4">
Time: 2023-07-03T4:00:00-04:00</text:p>
      <text:p text:style-name="P4">
Description: Commander of the Ground VIISK ZSU General Colonel Oleksandr Sirskoy, publishing Vide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ТОРГНЕННЯ РФ']</text:p>
      <text:p text:style-name="P4">
Category: News</text:p>
      <!--METADATA-->
      <text:p text:style-name="P4">
The Commander of the Armed Forces of the Armed Forces of the Armed Forces Colonel-General Alexander Syrsky <text:a xlink:type="simple" xlink:href="https://t.me/osirskiy/156" text:style-name="Internet_20_link" text:visited-style-name="Visited_20_Internet_20_Link">
published</text:a>
A video showing how our warriors are fired by the ammunition of the Russians.</text:p>
      <text:p text:style-name="P4">
-Artillery of the 77th Separate Airmobile Brigade destroys the field warehouse from Bokrosian. Bakhmut direction. Great work, - he said.</text:p>
      <text:p text:style-name="P4">
News Source: <text:a xlink:type="simple" xlink:href="https://armyinform.com.ua/2023/07/03/ukrayinski-bogy-vijny-peretvoryly-v-bruht-polovyj-sklad-z-bk-rosiyan/" text:style-name="Internet_20_link" text:visited-style-name="Visited_20_Internet_20_Link">
https://armyinform.com.ua/2023/07/03/ukrayinski-bogy-vijny-peretvoryly-v-bruht-polovyj-sklad-z-bk-rosiyan/</text:a>
</text:p>
      <!--NEWS-->
      <text:h text:style-name="P10" text:outline-level="1">
<text:span text:style-name="T4">
In Mariupol, the school is burning - the mayor advisor</text:span>
</text:h>
      <text:p text:style-name="P4">
Authors: Ukrinform (Person)</text:p>
      <text:p text:style-name="P4">
Publisher: Укринформ (Organization)</text:p>
      <text:p text:style-name="P4">
Published Time: 2023-07-03T4:45:00+03:00</text:p>
      <text:p text:style-name="P4">
Modified Time: 2023-07-03T21:45:00+03:00</text:p>
      <text:p text:style-name="P4">
Description: The occupied Mariupol is now burning school # 16. - Ukrinform.</text:p>
      <text:p text:style-name="P4">
Images: ['<text:a xlink:type="simple" xlink:href="https://static.ukrinform.com/photos/2023_07/thumb_files/630_360_1688409984-604.jpeg" text:style-name="Internet_20_link" text:visited-style-name="Visited_20_Internet_20_Link">
630_360_16884...</text:a>
']</text:p>
      <text:p text:style-name="P4">
Tags: ['Маріуполь', 'Пожежа', 'Школа']</text:p>
      <text:p text:style-name="P4">
Type: Article</text:p>
      <!--METADATA-->
      <text:p text:style-name="P4">
<draw:frame draw:style-name="fr1" draw:name="Image240" text:anchor-type="as-char" svg:width="6.9236in" svg:height="3.956343in" draw:z-index="0">
<draw:image xlink:href="../Images/yкринформ/2023-07-03T4-45-00-03-00/630_360_1688409984-604.jpeg" xlink:type="simple" xlink:show="embed" xlink:actuate="onLoad" draw:mime-type="image/jpeg"/>
</draw:frame>
Vokun Mariupol is now burning school # 16.</text:p>
      <text:p text:style-name="P4">
About it in <text:a xlink:type="simple" xlink:href="https://t.me/andriyshTime/11282" text:style-name="Internet_20_link" text:visited-style-name="Visited_20_Internet_20_Link">
telegram</text:a>
Petro Andryushchenko reported by the advisor of Mariupol, Ukrinform reports.</text:p>
      <text:p text:style-name="P4">
"The 16 schools are burning right now," Andryushchenko wrote.</text:p>
      <text:p text:style-name="P4">
According to preliminary data, the ignition arose due to the carelessness of builders.</text:p>
      <text:p text:style-name="P4">
Andryushchenko illustrated the post of lights, published <text:a xlink:type="simple" xlink:href="https://t.me/mrplsprotyv/20741" text:style-name="Internet_20_link" text:visited-style-name="Visited_20_Internet_20_Link">
telegram channel</text:a>
Mariupol.Sprov.</text:p>
      <text:p text:style-name="P4">
As reported, Russia's aggression has caused in <text:a xlink:type="simple" xlink:href="https://www.ukrinform.ua/tag-mariupol" text:style-name="Internet_20_link" text:visited-style-name="Visited_20_Internet_20_Link">
Mariupol</text:a>
One of the largest humanitarian -catrophe. The city is almost 90% destroyed as a result of enemy shelling, there is no normal electric, water and gas supply.</text:p>
      <text:p text:style-name="P4">
In addition, the invaders wear the damaged homes to hide the trace crimes.</text:p>
      <text:p text:style-name="P4">
News Source: <text:a xlink:type="simple" xlink:href="https://www.ukrinform.ua/rubric-regions/3731043-u-mariupoli-gorit-skola-16-radnik-mera.html" text:style-name="Internet_20_link" text:visited-style-name="Visited_20_Internet_20_Link">
https://www.ukrinform.ua/rubric-regions/3731043-u-mariupoli-gorit-skola-16-radnik-mera.html</text:a>
</text:p>
      <!--NEWS-->
      <text:h text:style-name="P10" text:outline-level="1">
<text:span text:style-name="T4">
If we had already used the F-16 instead of MiG-29, the efficiency would be at times higher-Yuri Ignat</text:span>
</text:h>
      <text:p text:style-name="P4">
Author: ['Анастасія Олехнович']</text:p>
      <text:p text:style-name="P4">
Time: 2023-07-03T50:00:00-04:00</text:p>
      <text:p text:style-name="P4">
Description: The enemy is not a TID Teroristic method by Vedennya Boyovikh - Attaku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yurij-ignat.jpg" text:style-name="Internet_20_link" text:visited-style-name="Visited_20_Internet_20_Link">
yurij-ignat.jpg</text:a>
']</text:p>
      <text:p text:style-name="P4">
Tags: ['F-16', 'ППО']</text:p>
      <text:p text:style-name="P4">
Category: News</text:p>
      <!--METADATA-->
      <text:p text:style-name="P4">
<draw:frame draw:style-name="fr1" draw:name="Image241" text:anchor-type="as-char" svg:width="6.9236in" svg:height="4.365113in" draw:z-index="0">
<draw:image xlink:href="../Images/AРМІЯINFORM/2023-07-03T50-00-00-04-00/yurij-ignat.jpg" xlink:type="simple" xlink:show="embed" xlink:actuate="onLoad" draw:mime-type="image/jpeg"/>
</draw:frame>
Colonel Yuri Ignat</text:p>
      <text:p text:style-name="P4">
The enemy does not give up the terrorist method of fighting-the Ukrainian cities of rockets, including C-300 and UAVs, are athabiting. The spokesman of the Air Forces of the Armed Forces of Ukraine was announced during today's briefing conducted in Ukrinform, on the topic: "Protection of the Ukrainian sky: the current situation is likely intentions of the enemy."</text:p>
      <text:p text:style-name="P4">
He noted that for the most part, strokes were struck at night to complicate the work of a re -empty defense due to the lack of visual attachment.</text:p>
      <text:p text:style-name="P4">
-Today, the enemy attacked Kamikadze drones both at night and day. Unfortunately, we see that it was not without hits. It is difficult to deal with such goals, because it is the enemy tolerates the ammunition from different directions, each drone is programmed to be exposed to a particular route, which disperses the attention of our experts. Unfortunately, it is extremely difficult to cover the whole territory of Ukraine with air defense, so it is almost impossible to overlap the most important state objects and directions.</text:p>
      <text:p text:style-name="P4">
Yuri Ignat noted that they provide air protection not for the state, but also mobile fire groups, fighter aviation.</text:p>
      <text:p text:style-name="P4">
-Of course, if we had already used the F-16 instead of the MiG-29, the efficiency was higher. Every day of delay is the life of our patriots, defenders of the pelvicate, we want to start the process of preparing pilots as soon as possible.</text:p>
      <text:p text:style-name="P4">
News Source: <text:a xlink:type="simple" xlink:href="https://armyinform.com.ua/2023/07/03/yakby-zamist-mig-29-my-uzhe-vykorystovuvaly-f-16-efektyvnist-bula-b-u-razy-vyshha-yurij-ignat/" text:style-name="Internet_20_link" text:visited-style-name="Visited_20_Internet_20_Link">
https://armyinform.com.ua/2023/07/03/yakby-zamist-mig-29-my-uzhe-vykorystovuvaly-f-16-efektyvnist-bula-b-u-razy-vyshha-yurij-ignat/</text:a>
</text:p>
      <!--NEWS-->
      <text:h text:style-name="P10" text:outline-level="1">
<text:span text:style-name="T4">
The Ukrainian Bakhmut flag will be lifted in Vilnius at NATO summit</text:span>
</text:h>
      <text:p text:style-name="P4">
Author: ['АРМІЯINFORM']</text:p>
      <text:p text:style-name="P4">
Time: 2023-07-03T51:00:00-04:00</text:p>
      <text:p text:style-name="P4">
Description: At the Ustilug Passage Passage Participation Marathon “I PIDNIMA PRPORPOR OF Ukrainian in NATO” ... War with Ukraine 2022, War with Ukraine Latest news today,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news_20230702_095452_16882808921-1.jpg" text:style-name="Internet_20_link" text:visited-style-name="Visited_20_Internet_20_Link">
news_20230702_095452_16882808921-1.jpg</text:a>
', '<text:a xlink:type="simple" xlink:href="https://armyinform.com.ua/wp-content/uploads/2023/07/news_20230702_095453_16882808932-150x150.jpg" text:style-name="Internet_20_link" text:visited-style-name="Visited_20_Internet_20_Link">
news_20230702_095453_16882808932-150x150.jpg</text:a>
', '<text:a xlink:type="simple" xlink:href="https://armyinform.com.ua/wp-content/uploads/2023/07/news_20230702_095455_16882808954-150x150.jpg" text:style-name="Internet_20_link" text:visited-style-name="Visited_20_Internet_20_Link">
news_20230702_095455_16882808954-150x150.jpg</text:a>
']</text:p>
      <text:p text:style-name="P4">
Tags: ['STOPRUSSIA', 'АГРЕСІЯ РФ', 'ВТОРГНЕННЯ РФ']</text:p>
      <text:p text:style-name="P4">
Category: News</text:p>
      <!--METADATA-->
      <text:p text:style-name="P4">
<draw:frame draw:style-name="fr1" draw:name="Image242" text:anchor-type="as-char" svg:width="6.9236in" svg:height="5.1927in" draw:z-index="0">
<draw:image xlink:href="../Images/AРМІЯINFORM/2023-07-03T51-00-00-04-00/news_20230702_095452_16882808921-1.jpg" xlink:type="simple" xlink:show="embed" xlink:actuate="onLoad" draw:mime-type="image/jpeg"/>
</draw:frame>
At the checkpoint "Ustilug" the participants of the marathon "I raise the flag for Ukraine" were handed over to the Lithuanian athletes by a Ukrainian flag, which was previously held from the military from Bakhmut.</text:p>
      <text:p text:style-name="P4">
-On the Ukrainian-Polish border, the border guards met the participants of the subtramarane, which on June 25 started in Kiev. Athletes overcame the route with Ukraine, which received from the Ukrainian soldiers from Bakhmut. In particular, the route ran across the Kyiv region, Zhytomyr, Rivne and Volyn, - the message said.</text:p>
      <text:p text:style-name="P4">
According to the State Tax Service, a team of Ukrainian runners passed to friends from Lithuania near the checkpoint "Ustilug". They will deliver the Ukrainian flag to Vilnius, where they plan to raise it to the NATO Summit, which should take place on July 11.</text:p>
      <text:p text:style-name="P4">
<text:a xlink:type="simple" xlink:href="https://armyinform.com.ua/wp-content/uploads/2023/07/news_20230702_095453_16882808932.jpg" text:style-name="Internet_20_link" text:visited-style-name="Visited_20_Internet_20_Link">
!(Images/AРМІЯINFORM/2023-07-03T51-00-00-04-00/news_20230702_095453_16882808932-150x150.jpg)</text:a>
</text:p>
      <text:p text:style-name="P4">
<text:a xlink:type="simple" xlink:href="https://armyinform.com.ua/wp-content/uploads/2023/07/news_20230702_095455_16882808954.jpg" text:style-name="Internet_20_link" text:visited-style-name="Visited_20_Internet_20_Link">
<draw:frame draw:style-name="fr1" draw:name="Image243" text:anchor-type="as-char" svg:width="6.9236in" svg:height="6.9236in" draw:z-index="0">
<draw:image xlink:href="../Images/AРМІЯINFORM/2023-07-03T51-00-00-04-00/news_20230702_095455_16882808954-150x150.jpg" xlink:type="simple" xlink:show="embed" xlink:actuate="onLoad" draw:mime-type="image/jpeg"/>
</draw:frame>
</text:a>
-This action we want to draw the attention of the world community to the war in Ukraine and to bring it to the 33rd member of the North Atlantic Alliance NATO. In Lithuania, people will hang Ukrainian flags on houses, balconies, bridges, when the NATO summit will take place for all delegations. On all roads where they will go, - says the organizer of the Daminicas Kubilius.</text:p>
      <text:p text:style-name="P4">
News Source: <text:a xlink:type="simple" xlink:href="https://armyinform.com.ua/2023/07/03/ukrayinskyj-prapor-z-bahmuta-pidnimut-u-vilnyusi-na-samiti-nato/" text:style-name="Internet_20_link" text:visited-style-name="Visited_20_Internet_20_Link">
https://armyinform.com.ua/2023/07/03/ukrayinskyj-prapor-z-bahmuta-pidnimut-u-vilnyusi-na-samiti-nato/</text:a>
</text:p>
      <!--NEWS-->
      <text:h text:style-name="P10" text:outline-level="1">
<text:span text:style-name="T4">
The Commander -in -Chief of the Armed Forces visited the Rivne NPP - processed scripts for possible events for ZPP</text:span>
</text:h>
      <text:p text:style-name="P4">
Author: ['АРМІЯINFORM']</text:p>
      <text:p text:style-name="P4">
Time: 2023-07-03T52:00:00-04:00</text:p>
      <text:p text:style-name="P4">
Description: Golovkomandavach Zbroyni forces of Ukraine, General Valeriy Zaluzhny, the chief of general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zaluzhnyj-1.jpg" text:style-name="Internet_20_link" text:visited-style-name="Visited_20_Internet_20_Link">
zaluzhnyj-1.jpg</text:a>
']</text:p>
      <text:p text:style-name="P4">
Tags: ['STOPRUSSIA', 'ВТОРГНЕННЯ РФ', 'ГЕНШТАБ ЗСУ', 'ГОЛОВНОКОМАНДУВАЧ ЗСУ', 'ЗАЕС']</text:p>
      <text:p text:style-name="P4">
Category: News</text:p>
      <!--METADATA-->
      <text:p text:style-name="P4">
<draw:frame draw:style-name="fr1" draw:name="Image244" text:anchor-type="as-char" svg:width="6.9236in" svg:height="3.894525in" draw:z-index="0">
<draw:image xlink:href="../Images/AРМІЯINFORM/2023-07-03T52-00-00-04-00/zaluzhnyj-1.jpg" xlink:type="simple" xlink:show="embed" xlink:actuate="onLoad" draw:mime-type="image/jpeg"/>
</draw:frame>
Commander-in-Chief of the Armed Forces of Ukraine, General Valery Zaluzhny, Head of the Armed Forces of the Armed Forces of Ukraine Lieutenant General Sergey Shaptala, together with Presidential Non-Energoatom "Petro Kotin and Director of Rivne NPP Pavlokovtonyuk, worked out the issue of exchange of information between army and energy.</text:p>
      <text:p text:style-name="P4">
This is stated in <text:a xlink:type="simple" xlink:href="https://t.me/GeneralStaffZSU/8537" text:style-name="Internet_20_link" text:visited-style-name="Visited_20_Internet_20_Link">
message</text:a>
The General Staff of the Armed Forces.</text:p>
      <text:p text:style-name="P4">
"They agreed on close interaction for timely taking measures of response measures or other situations," - said in the General Staff of the Armed Forces.</text:p>
      <text:p text:style-name="P4">
News Source: <text:a xlink:type="simple" xlink:href="https://armyinform.com.ua/2023/07/03/golovnokomanduvach-zsu-vidvidav-rivnensku-aes-opraczovuvav-sczenariyi-na-mozhlyvi-podiyi-na-zaes/" text:style-name="Internet_20_link" text:visited-style-name="Visited_20_Internet_20_Link">
https://armyinform.com.ua/2023/07/03/golovnokomanduvach-zsu-vidvidav-rivnensku-aes-opraczovuvav-sczenariyi-na-mozhlyvi-podiyi-na-zaes/</text:a>
</text:p>
      <!--NEWS-->
      <text:h text:style-name="P10" text:outline-level="1">
<text:span text:style-name="T4">
Latvia continued temporary protection for Ukrainians</text:span>
</text:h>
      <text:p text:style-name="P4">
Author: ['АРМІЯINFORM']</text:p>
      <text:p text:style-name="P4">
Time: 2023-07-03T53:00:00-04:00</text:p>
      <text:p text:style-name="P4">
Description: The Latvia was gone to the Timchasovy Zakhist Ukrainians to Kinzi 2023 Rock. Vidpovіdnu Initivativ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20230702_092240.jpg" text:style-name="Internet_20_link" text:visited-style-name="Visited_20_Internet_20_Link">
20230702_092240.jpg</text:a>
']</text:p>
      <text:p text:style-name="P4">
Tags: ['STOPRUSSIA', 'АГРЕСІЯ РФ', 'ВТОРГНЕННЯ РФ', 'ДОПОМОГА ПАРТНЕРІВ', 'ЛАТВІЯ', 'СВІТ ПІДТРИМУЄ УКРАЇНУ']</text:p>
      <text:p text:style-name="P4">
Category: News</text:p>
      <!--METADATA-->
      <text:p text:style-name="P4">
<draw:frame draw:style-name="fr1" draw:name="Image245" text:anchor-type="as-char" svg:width="6.9236in" svg:height="3.956343in" draw:z-index="0">
<draw:image xlink:href="../Images/AРМІЯINFORM/2023-07-03T53-00-00-04-00/20230702_092240.jpg" xlink:type="simple" xlink:show="embed" xlink:actuate="onLoad" draw:mime-type="image/jpeg"/>
</draw:frame>
Latvia continued the temporary protection of Ukrainians by the end of 2023. The Government of the country approved the relevant to the relevant on June 1, 2023.</text:p>
      <text:p text:style-name="P4">
About this <text:a xlink:type="simple" xlink:href="https://minre.gov.ua/2023/07/02/latviya-prodovzhyla-tymchasovyj-zahyst-dlya-ukrayinskyh-shukachiv-prytulku/" text:style-name="Internet_20_link" text:visited-style-name="Visited_20_Internet_20_Link">
it is referred</text:a>
in the report of the Ministry on the reintegration of the temporarily occupied territories of Ukraine.</text:p>
      <text:p text:style-name="P4">
Earlier, such a program was available until June 30, 2023, but currently continued to protect until the end of 2023.</text:p>
      <text:p text:style-name="P4">
Thus, during the first 120 days of their stay in the country, Ukrainians will be provided with free accommodation and food regardless of their financial capacity.</text:p>
      <text:p text:style-name="P4">
After a 120-day period, only individual Ukrainians will be entitled to free housing, namely:</text:p>
      <ul>
        <li>
people with disabilities and people who care for them; * retirement age; * Those who in Latvia are educated in full -time education in a preschool, primary, general secondary or professional secondary education institution or are full -time students in a higher education institution; * women on maternity leave; * One of the parents of the child during the care of her.</li>
      </ul>
      <text:p text:style-name="P4">
News Source: <text:a xlink:type="simple" xlink:href="https://armyinform.com.ua/2023/07/03/latviya-prodovzhyla-tymchasovyj-zahyst-dlya-ukrayinskyh-shukachiv-prytulku/" text:style-name="Internet_20_link" text:visited-style-name="Visited_20_Internet_20_Link">
https://armyinform.com.ua/2023/07/03/latviya-prodovzhyla-tymchasovyj-zahyst-dlya-ukrayinskyh-shukachiv-prytulku/</text:a>
</text:p>
      <!--NEWS-->
      <text:h text:style-name="P10" text:outline-level="1">
<text:span text:style-name="T4">
We have success: Volodymyr Zelenskyy showed footage from the front</text:span>
</text:h>
      <text:p text:style-name="P4">
Author: ['АРМІЯINFORM']</text:p>
      <text:p text:style-name="P4">
Time: 2023-07-03T54:00:00-04:00</text:p>
      <text:p text:style-name="P4">
Description: Ukrainian President Volodymyr Zelensky, Scho Pastyliy Tizhenya on Front Buv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ВОЛОДИМИР ЗЕЛЕНСЬКИЙ', 'ПРЕЗИДЕНТ УКРАЇНИ', 'СИТУАЦІЯ НА ФРОНТІ']</text:p>
      <text:p text:style-name="P4">
Category: News</text:p>
      <!--METADATA-->
      <text:p text:style-name="P4">
President of Ukraine Volodymyr Zelensky has informed that last week on the front, we have a difficult, however, we have success.</text:p>
      <text:p text:style-name="P4">
He [wrote] about it(https://t.me/V_Zelenskiy_official/6825)In your teaching channel.</text:p>
      <text:p text:style-name="P4">
“We move forward, we move step by step. Thank you all who defend Ukraine, to everyone who wages this war before the Ukrainian victory!Glory to our heroes!” —This in the message.</text:p>
      <text:p text:style-name="P4">
Earlier, Deputy Minister of Defense of Ukraine Anna Malyar <text:a xlink:type="simple" xlink:href="https://armyinform.com.ua/2023/07/03/ganna-malyar-za-mynulyj-tyzhden-ukrayini-vdalosya-zvilnyty-ponad-37-kvadratnyh-kilometriv-terytoriyi/" text:style-name="Internet_20_link" text:visited-style-name="Visited_20_Internet_20_Link">
reported</text:a>
Last week, Ukraine managed to release more than 37 -class kilometers of the territory.</text:p>
      <text:p text:style-name="P4">
News Source: <text:a xlink:type="simple" xlink:href="https://armyinform.com.ua/2023/07/03/mynulyj-tyzhden-na-fronti-buv-vazhkyj-ale-my-mayemo-uspihy-volodymyr-zelenskyj/" text:style-name="Internet_20_link" text:visited-style-name="Visited_20_Internet_20_Link">
https://armyinform.com.ua/2023/07/03/mynulyj-tyzhden-na-fronti-buv-vazhkyj-ale-my-mayemo-uspihy-volodymyr-zelenskyj/</text:a>
</text:p>
      <!--NEWS-->
      <text:h text:style-name="P10" text:outline-level="1">
<text:span text:style-name="T4">
Minireintegration has published advice on how to protect yourself in case of high levels of radiation</text:span>
</text:h>
      <text:p text:style-name="P4">
Author: ['АРМІЯINFORM']</text:p>
      <text:p text:style-name="P4">
Time: 2023-07-03T55:00:00-04:00</text:p>
      <text:p text:style-name="P4">
Description: Minіtystvosty Zwan Reintegraita Timchasovo Okubovanniki Ukrainian Ukrainian Propona ... War with Ukraine 2022, War with Ukraine Latest News today,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ck-rad.jpg" text:style-name="Internet_20_link" text:visited-style-name="Visited_20_Internet_20_Link">
ck-rad.jpg</text:a>
']</text:p>
      <text:p text:style-name="P4">
Tags: ['STOPRUSSIA', 'ВТОРГНЕННЯ РФ', 'МІНРЕІНТЕГРАЦІЇ']</text:p>
      <text:p text:style-name="P4">
Category: News</text:p>
      <!--METADATA-->
      <text:p text:style-name="P4">
<draw:frame draw:style-name="fr1" draw:name="Image246" text:anchor-type="as-char" svg:width="6.9236in" svg:height="3.893507in" draw:z-index="0">
<draw:image xlink:href="../Images/AРМІЯINFORM/2023-07-03T55-00-00-04-00/ck-rad.jpg" xlink:type="simple" xlink:show="embed" xlink:actuate="onLoad" draw:mime-type="image/jpeg"/>
</draw:frame>
Photo illustrative</text:p>
      <text:p text:style-name="P4">
Ministry of Reintegration of Temporarily Occupied Territories of Ukraine <text:a xlink:type="simple" xlink:href="https://minre.gov.ua/2023/07/02/yak-zahystyty-sebe-u-vypadku-pidvyshhenogo-rivnya-radiacziyi/" text:style-name="Internet_20_link" text:visited-style-name="Visited_20_Internet_20_Link">
Offers</text:a>
We are several effective and at the same time simple, how to protect against radiation.</text:p>
      <text:p text:style-name="P4">
<text:span text:style-name="T4">
 If the radioactive contamination message caught you on the street: </text:span>
</text:p>
      <ul>
        <li>
Go immediately to the nearest room. It is best to choose a shelter or basement. To protect the respiratory system, cover your nose and mouth with a towel, a handkerchief or put on a medical mask.</li>
      </ul>
      <text:p text:style-name="P4">
<text:span text:style-name="T4">
 If the radioactive contamination message caught you at home: </text:span>
</text:p>
      <ul>
        <li>
Close all windows, doors and ventilation openings. Do not approach them without urgent need and do not go outside. Turn off the air conditioner and heaters. Wear a mask or a cotton gauze to protect the respiratory system.</li>
      </ul>
      <text:p text:style-name="P4">
<text:span text:style-name="T4">
 Reference. </text:span>
 Be sure to follow reports from the rescuers of the SES, police, local authorities. Follow their targeting instructions unconditionally.</text:p>
      <text:p text:style-name="P4">
News Source: <text:a xlink:type="simple" xlink:href="https://armyinform.com.ua/2023/07/03/minreintegracziyi-opublikuvalo-porady-yak-zahystyty-sebe-u-vypadku-pidvyshhenogo-rivnya-radiacziyi/" text:style-name="Internet_20_link" text:visited-style-name="Visited_20_Internet_20_Link">
https://armyinform.com.ua/2023/07/03/minreintegracziyi-opublikuvalo-porady-yak-zahystyty-sebe-u-vypadku-pidvyshhenogo-rivnya-radiacziyi/</text:a>
</text:p>
      <!--NEWS-->
      <text:h text:style-name="P10" text:outline-level="1">
<text:span text:style-name="T4">
Will judge the Russian agent: reported the enemy about the location of the Armed Forces aircraft</text:span>
</text:h>
      <text:p text:style-name="P4">
Author: ['АРМІЯINFORM']</text:p>
      <text:p text:style-name="P4">
Time: 2023-07-03T56:00:00-04:00</text:p>
      <text:p text:style-name="P4">
Description: Before the trial, the accusations of a stobilo resident of the Dnipra were shocked by the facts of the Hold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whatsapp-image-2023-07-03-at-133634.jpeg" text:style-name="Internet_20_link" text:visited-style-name="Visited_20_Internet_20_Link">
whatsapp-image-2023-07-03-at-133634.jpeg</text:a>
']</text:p>
      <text:p text:style-name="P4">
Tags: ['АГЕНТ РФ', 'ВІЙНА', 'ОФІС ГЕНПРОКУРОРА УКРАЇНИ']</text:p>
      <text:p text:style-name="P4">
Category: News</text:p>
      <!--METADATA-->
      <text:p text:style-name="P4">
<draw:frame draw:style-name="fr1" draw:name="Image247" text:anchor-type="as-char" svg:width="6.9236in" svg:height="3.894525in" draw:z-index="0">
<draw:image xlink:href="../Images/AРМІЯINFORM/2023-07-03T56-00-00-04-00/whatsapp-image-2023-07-03-at-133634.jpeg" xlink:type="simple" xlink:show="embed" xlink:actuate="onLoad" draw:mime-type="image/jpeg"/>
</draw:frame>
The indictment was sent to the court on the Dnieper resident on factual betrayal, the dissemination of information on the location of the Armed Forces, justification, recognition of lawful and denial of armed aggression of the Russian Federation against Ukraine.</text:p>
      <text:p text:style-name="P4">
About it <text:a xlink:type="simple" xlink:href="https://www.gp.gov.ua/ua/posts/u-dnipri-suditimut-rosiiskogo-agenta-yakii-zlivav-vorogu-roztasuvannya-viiskovix-litakiv-zsu" text:style-name="Internet_20_link" text:visited-style-name="Visited_20_Internet_20_Link">
reports</text:a>
Office of the Prosecutor General of Ukraine.</text:p>
      <text:p text:style-name="P4">
"The pro -Russian man voluntarily agreed to the proposal of the staffer of the Main Directorate of the General Staff of the Armed Forces of the Russian Federation to provide information of the military equipment and units of the Armed Forces of Ukraine," the message goes.</text:p>
      <text:p text:style-name="P4">
The agent sent the collected data on the placement of military aviation, checkpoints, locations and the number of personnel of the Ukrainian army, as well as Google Maps screenshots with coordinates.</text:p>
      <text:p text:style-name="P4">
Also, a man in conversations with a representative of the Russian Federation regretted that the city was "not released", and on the social network distributed anti -Ukrainian posts.</text:p>
      <text:p text:style-name="P4">
The Attorney General's office noted that the enemy informant was detained at the end of 2023. He was seized a mobile phone with evidence of unlawful activity.</text:p>
      <text:p text:style-name="P4">
“Currently, the accused is in custody. At the request of the prosecutor, the ship arrest on his property, ”the message stated.</text:p>
      <text:p text:style-name="P4">
News Source: <text:a xlink:type="simple" xlink:href="https://armyinform.com.ua/2023/07/03/sudytymut-rosijskogo-agenta-povidomlyav-vorogu-pro-roztashuvannya-litakiv-zsu/" text:style-name="Internet_20_link" text:visited-style-name="Visited_20_Internet_20_Link">
https://armyinform.com.ua/2023/07/03/sudytymut-rosijskogo-agenta-povidomlyav-vorogu-pro-roztashuvannya-litakiv-zsu/</text:a>
</text:p>
      <!--NEWS-->
      <text:h text:style-name="P10" text:outline-level="1">
<text:span text:style-name="T4">
More than 230 thousand invaders have been destroyed by Ukrainian defenders since the beginning of large -scale aggression of the Russian Federation</text:span>
</text:h>
      <text:p text:style-name="P4">
Author: ['АРМІЯINFORM']</text:p>
      <text:p text:style-name="P4">
Time: 2023-07-03T57:00:00-04:00</text:p>
      <text:p text:style-name="P4">
Description: Zagalni Boyov, Find the enemy on 03.24.22 to 03/0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4538968e-36ae-4fb5-a034-db8cf4dacc41-scaled.jpg" text:style-name="Internet_20_link" text:visited-style-name="Visited_20_Internet_20_Link">
4538968e-36ae-4fb5-a034-db8cf4dacc41-scaled.jpg</text:a>
']</text:p>
      <text:p text:style-name="P4">
Tags: ['АГРЕСІЯ РФ', 'ВТОРГНЕННЯ РФ', 'ВТРАТИ ВОРОГА', 'ГШ ЗСУ']</text:p>
      <text:p text:style-name="P4">
Category: News</text:p>
      <!--METADATA-->
      <text:p text:style-name="P4">
<draw:frame draw:style-name="fr1" draw:name="Image248" text:anchor-type="as-char" svg:width="6.9236in" svg:height="6.975527in" draw:z-index="0">
<draw:image xlink:href="../Images/AРМІЯINFORM/2023-07-03T57-00-00-04-00/4538968e-36ae-4fb5-a034-db8cf4dacc41-scaled.jpg" xlink:type="simple" xlink:show="embed" xlink:actuate="onLoad" draw:mime-type="image/jpeg"/>
</draw:frame>
The total fighting loss of the enemy from 24.02.22 to 03.07.23 will be orientated:</text:p>
      <text:p text:style-name="P4">
<text:span text:style-name="T4">
<text:span text:style-name="T5">
 Personnel - </text:span>
* 230260(+600)persons eliminated</text:span>
<text:span text:style-name="T5">
 tanks - </text:span>
<text:span text:style-name="T5">
 4057(+5)</text:span>
<text:span text:style-name="T4">
 combat armored vehicles - </text:span>
 7899(+11)<text:span text:style-name="T4">
<text:span text:style-name="T5">
 Artillery systems - </text:span>
<text:span text:style-name="T5">
 4220(+32)</text:span>
 </text:span>
 RSZV - <text:span text:style-name="T4">
 641(+4)</text:span>
<text:span text:style-name="T5">
 air defense means - </text:span>
<text:span text:style-name="T5">
 391(+1)</text:span>
<text:span text:style-name="T4">
 aircraft - </text:span>
 315(0)<text:span text:style-name="T4">
<text:span text:style-name="T5">
 helicopters - </text:span>
* 309(+1)</text:span>
<text:span text:style-name="T5">
 UAV Operative Tactical Level-</text:span>
<text:span text:style-name="T5">
 3573(+16)</text:span>
<text:span text:style-name="T4">
 Winged missiles - </text:span>
 1264(+3)<text:span text:style-name="T4">
<text:span text:style-name="T5">
 ships / boats - </text:span>
* 18(0)</text:span>
<text:span text:style-name="T5">
 Automobile equipment and tanks - </text:span>
<text:span text:style-name="T5">
 6834(+18)</text:span>
<text:span text:style-name="T4">
 Special equipment - </text:span>
 590(+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3.07.23.</text:p>
      <text:p text:style-name="P4">
News Source: <text:a xlink:type="simple" xlink:href="https://armyinform.com.ua/2023/07/03/ponad-230-tysyach-okupantiv-znyshhyly-ukrayinski-zahysnyky-z-pochatku-shyrokomasshtabnoyi-agresiyi-rf/" text:style-name="Internet_20_link" text:visited-style-name="Visited_20_Internet_20_Link">
https://armyinform.com.ua/2023/07/03/ponad-230-tysyach-okupantiv-znyshhyly-ukrayinski-zahysnyky-z-pochatku-shyrokomasshtabnoyi-agresiyi-rf/</text:a>
</text:p>
      <!--NEWS-->
      <text:h text:style-name="P10" text:outline-level="1">
<text:span text:style-name="T4">
International Center for Investigation of Russia's Crimes against Ukraine began work in Hague</text:span>
</text:h>
      <text:p text:style-name="P4">
Author: ['АРМІЯINFORM']</text:p>
      <text:p text:style-name="P4">
Time: 2023-07-03T58:00:00-04:00</text:p>
      <text:p text:style-name="P4">
Description: In the Gaazi, the Robot of the Rosasli -Divanni Roslijanni Aggrean Rosiye Rosiya Rosiya, the war with Ukraine 2022, the war with Ukraine is the latest news today, the war with Ukraine 2022 is the last ones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_main.jpg" text:style-name="Internet_20_link" text:visited-style-name="Visited_20_Internet_20_Link">
35_main.jpg</text:a>
']</text:p>
      <text:p text:style-name="P4">
Tags: ['ГААГА', 'ЄВРОКОМІСІЯ', 'ЗЛОЧИНИ РОСІЇ', 'УРСУЛА ФОН ДЕР ЛЯЄН']</text:p>
      <text:p text:style-name="P4">
Category: News</text:p>
      <!--METADATA-->
      <text:p text:style-name="P4">
<draw:frame draw:style-name="fr1" draw:name="Image249" text:anchor-type="as-char" svg:width="6.9236in" svg:height="4.395937in" draw:z-index="0">
<draw:image xlink:href="../Images/AРМІЯINFORM/2023-07-03T58-00-00-04-00/35_main.jpg" xlink:type="simple" xlink:show="embed" xlink:actuate="onLoad" draw:mime-type="image/jpeg"/>
</draw:frame>
In the Hague, the International Center for Investigation of Crimes of Russia's Aggression Code of Ukraine has started work(ICPA). Новостворений центр стане ключовим для розслідуваннязлочину агресії рф проти України та сприятиме створенню справ для майбутніхсудових процесів. Він забезпечить структуру для підтримки та посиленняпоточних і майбутніх розслідувань злочину агресії та сприятиме обміну тааналізу доказів, зібраних з початку російської агресії.</text:p>
      <text:p text:style-name="P4">
Про це йдеться у<text:a xlink:type="simple" xlink:href="https://ec.europa.eu/commission/presscorner/detail/en/ip_23_3606" text:style-name="Internet_20_link" text:visited-style-name="Visited_20_Internet_20_Link">
повідомленні</text:a>
EU press service.</text:p>
      <text:p text:style-name="P4">
The Center, created with the support of the European Commission, consists of the selected national prosecutors who are already involved in the joint investigative group, with which the Central Committee is related in its activities. Participants will be able to work daily, share evidence quickly and reconcile a common strategy. Eurostan will provide operational, legal, financial and logistical support, in particular for the preservation, storage and analysis of evidence. This work has an important thing to prepare for future lawsuits, whether in national or international courts, including a possible tribunal for aggression crimes by an international criminal court(MKS)for crimes that fall under the youth.</text:p>
      <text:p text:style-name="P4">
“Russia's invasion of Ukraine continues to bring unspeakable horrors every day. The deep -life news of deliberate attacks on civilians, including children, became a daily daily reminder of the bloodshed, which Putin returned to the continent. Evidence of innumerable international crimes committed by Russia is accumulated. The new International Center will play a key role in the prosecution of the perpetrators, in particular for crime. We will not leave the stone on the stone until we attract Putin and his strings to justice, ”<text:a xlink:type="simple" xlink:href="https://twitter.com/vonderleyen/status/1675795810900930561" text:style-name="Internet_20_link" text:visited-style-name="Visited_20_Internet_20_Link">
noted</text:a>
The President of the European Commission Ursula von der Lien.</text:p>
      <text:p text:style-name="P4">
News Source: <text:a xlink:type="simple" xlink:href="https://armyinform.com.ua/2023/07/03/mizhnarodnyj-czentr-rozsliduvannya-zlochyniv-rosiyi-proty-ukrayiny-rozpochav-robotu-v-gaazi/" text:style-name="Internet_20_link" text:visited-style-name="Visited_20_Internet_20_Link">
https://armyinform.com.ua/2023/07/03/mizhnarodnyj-czentr-rozsliduvannya-zlochyniv-rosiyi-proty-ukrayiny-rozpochav-robotu-v-gaazi/</text:a>
</text:p>
      <!--NEWS-->
      <text:h text:style-name="P10" text:outline-level="1">
<text:span text:style-name="T4">
In Ukraine a moment of silence</text:span>
</text:h>
      <text:p text:style-name="P4">
Author: ['АРМІЯINFORM']</text:p>
      <text:p text:style-name="P4">
Time: 2023-07-03T5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250" text:anchor-type="as-char" svg:width="6.9236in" svg:height="3.895992in" draw:z-index="0">
<draw:image xlink:href="../Images/AРМІЯINFORM/2023-07-03T59-00-00-04-00/candle.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03/v-ukrayini-hvylyna-movchannya-2/" text:style-name="Internet_20_link" text:visited-style-name="Visited_20_Internet_20_Link">
https://armyinform.com.ua/2023/07/03/v-ukrayini-hvylyna-movchannya-2/</text:a>
</text:p>
      <!--NEWS-->
      <text:h text:style-name="P10" text:outline-level="1">
<text:span text:style-name="T4">
Thousands of people have been protested at the Israeli airport through judicial reform - are detained</text:span>
</text:h>
      <text:p text:style-name="P4">
Authors: Ukrinform (Person)</text:p>
      <text:p text:style-name="P4">
Publisher: Укринформ (Organization)</text:p>
      <text:p text:style-name="P4">
Published Time: 2023-07-03T5:53:00+03:00</text:p>
      <text:p text:style-name="P4">
Modified Time: 2023-07-03T21:53:00+03:00</text:p>
      <text:p text:style-name="P4">
Description: In Israel, thousands of protesters against judicial reform blocked the road near the Ben-Gurion Airport on Monday, began to build barricades and entered the terminal 3.-Ukrinform.</text:p>
      <text:p text:style-name="P4">
Images: ['<text:a xlink:type="simple" xlink:href="https://static.ukrinform.com/photos/2023_07/thumb_files/630_360_1688410308-280.jpg" text:style-name="Internet_20_link" text:visited-style-name="Visited_20_Internet_20_Link">
630_360_16884...</text:a>
']</text:p>
      <text:p text:style-name="P4">
Tags: ['Аеропорт', 'Ізраїль', 'Протест', 'Судова реформа']</text:p>
      <text:p text:style-name="P4">
Type: Article</text:p>
      <!--METADATA-->
      <text:p text:style-name="P4">
<draw:frame draw:style-name="fr1" draw:name="Image251" text:anchor-type="as-char" svg:width="6.9236in" svg:height="3.946452in" draw:z-index="0">
<draw:image xlink:href="../Images/yкринформ/2023-07-03T5-53-00-03-00/630_360_1688410308-280.jpg" xlink:type="simple" xlink:show="embed" xlink:actuate="onLoad" draw:mime-type="image/jpeg"/>
</draw:frame>
In Israeli protesters against judicial reform, on Monday, Ben-Gurion, the road airport of Ben-Gurion, began to erect and entered the terminal 3.</text:p>
      <text:p text:style-name="P4">
About it reports <text:a xlink:type="simple" xlink:href="https://www.timesofisrael.com/police-tussle-with-anti-government-protesters-as-chaos-erupts-at-ben-gurion-airport/" text:style-name="Internet_20_link" text:visited-style-name="Visited_20_Internet_20_Link">
The Times of Israel</text:a>
, reports Ukrinform.</text:p>
      <text:p text:style-name="P4">
Police declared anti -government <text:a xlink:type="simple" xlink:href="https://www.ukrinform.ua/tag-protest" text:style-name="Internet_20_link" text:visited-style-name="Visited_20_Internet_20_Link">
protest</text:a>
at the airport "illegal". Currently, 37 protesters have been delayed by public order.</text:p>
      <text:p text:style-name="P4">
It is noted that law enforcement officers used force to prevent the protests from blocking the road and expel the protesters from the arrival hall.</text:p>
      <text:p text:style-name="P4">
According to the Israeli media, about 15,000 people in protest actions at the airport during the day.</text:p>
      <text:p text:style-name="P4">
<text:span text:style-name="T4">
 Read also: </text:span>
 [in <text:span text:style-name="T4">
 Israel </text:span>
 There was a shooting, four people were killed]](https://www.ukrinform.ua/rubric-world/3725442-v-izraili-stalasa-strilanina-zaginuli-cetvero-ludej.html)The protest organizers and opposition figures stated that the demonstration will be found if the Prime Minister Benjamin Netanyaga coalition did not stop the Knesset Committee on the Knesset Committee, which prohibits judges to carry out judicial control over the "reasonableness" of government decisions. The deputy Simhathman, the chairman of the Constitutional Committee of the Knesset, held a meeting on Monday, as planned, but stated that the bill would be approved by the commission and passed on Tuesday to Knesset before the first reading at the beginning of the next week.</text:p>
      <text:p text:style-name="P4">
News Source: <text:a xlink:type="simple" xlink:href="https://www.ukrinform.ua/rubric-world/3731044-v-aeroportu-izrailu-tisaci-ludej-protestuvali-cerez-sudovu-reformu-e-zatrimani.html" text:style-name="Internet_20_link" text:visited-style-name="Visited_20_Internet_20_Link">
https://www.ukrinform.ua/rubric-world/3731044-v-aeroportu-izrailu-tisaci-ludej-protestuvali-cerez-sudovu-reformu-e-zatrimani.html</text:a>
</text:p>
      <!--NEWS-->
      <text:h text:style-name="P10" text:outline-level="1">
<text:span text:style-name="T4">
There will be more than 155 mm of Bogdan's SAU in Ukraine-Alexei Reznikov</text:span>
</text:h>
      <text:p text:style-name="P4">
Author: ['АРМІЯINFORM']</text:p>
      <text:p text:style-name="P4">
Time: 2023-07-03T60:00:00-04:00</text:p>
      <text:p text:style-name="P4">
Description: Mainstr Defense of Ukraine Oleksiy Reznikov at Twitterin about those at the forces of the defense ... War with Ukraine 2022, war with Ukraine Latest news today, News War with Ukraine 2022 The last ones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1/sau_bogdana.jpg" text:style-name="Internet_20_link" text:visited-style-name="Visited_20_Internet_20_Link">
sau_bogdana.jpg</text:a>
', '<text:a xlink:type="simple" xlink:href="https://armyinform.com.ua/wp-content/uploads/2023/07/f0hpx_7wiamspem-e1688389579676.jpg" text:style-name="Internet_20_link" text:visited-style-name="Visited_20_Internet_20_Link">
f0hpx_7wiamspem-e1688389579676.jpg</text:a>
', '<text:a xlink:type="simple" xlink:href="https://armyinform.com.ua/wp-content/uploads/2022/01/infografika-sau-bogdana.jpg" text:style-name="Internet_20_link" text:visited-style-name="Visited_20_Internet_20_Link">
infografika-sau-bogdana.jpg</text:a>
']</text:p>
      <text:p text:style-name="P4">
Tags: ['ОЛЕКСІЙ РЕЗНІКОВ', 'ОФІЦІЙНО', 'САУ БОГДАНА']</text:p>
      <text:p text:style-name="P4">
Category: News</text:p>
      <!--METADATA-->
      <text:p text:style-name="P4">
<draw:frame draw:style-name="fr1" draw:name="Image252" text:anchor-type="as-char" svg:width="6.9236in" svg:height="4.615733in" draw:z-index="0">
<draw:image xlink:href="../Images/AРМІЯINFORM/2023-07-03T60-00-00-04-00/sau_bogdana.jpg" xlink:type="simple" xlink:show="embed" xlink:actuate="onLoad" draw:mime-type="image/jpeg"/>
</draw:frame>
Minister of Defense of Ukraine Alexei Reznikov on Twitter <text:a xlink:type="simple" xlink:href="https://twitter.com/oleksiireznikov/status/1675848553619439616" text:style-name="Internet_20_link" text:visited-style-name="Visited_20_Internet_20_Link">
reported</text:a>
The fact that the defense forces will have more self -propelled howitzers of Bogdan.</text:p>
      <text:p text:style-name="P4">
“Ukrainians are a very hospitable nation. As you can see in the photo, the design of Ukrainian155 mm of the self-propelled howitzer "Bogdan" provides a convenient table for a delicious crew. We will have more such guns!” - the head of defense consciousness wrote.</text:p>
      <text:p text:style-name="P4">
<draw:frame draw:style-name="fr1" draw:name="Image253" text:anchor-type="as-char" svg:width="6.9236in" svg:height="6.096078in" draw:z-index="0">
<draw:image xlink:href="../Images/AРМІЯINFORM/2023-07-03T60-00-00-04-00/f0hpx_7wiamspem-e1688389579676.jpg" xlink:type="simple" xlink:show="embed" xlink:actuate="onLoad" draw:mime-type="image/jpeg"/>
</draw:frame>
By the way, <text:a xlink:type="simple" xlink:href="https://armyinform.com.ua/2022/01/26/zaversheno-vognevi-vyprobuvannya-sau-bogdana/" text:style-name="Internet_20_link" text:visited-style-name="Visited_20_Internet_20_Link">
SAU</text:a>
mounted on the basis of the all-wheel drive chassis KrAZ-63221(6×6), has a barrel of 52 calibers. It is able to impress the target at a distance of up to 42 km and up to 50 km with an active reactive projectile. The highlight is the barrel of 155mm, made of Ukrainian steel on domestic equipment. Vinupaid to the NATO ammunition firing. At the same time, for cutting the channels, the company even specifically created the appropriate machine.</text:p>
      <text:p text:style-name="P4">
<draw:frame draw:style-name="fr1" draw:name="Image254" text:anchor-type="as-char" svg:width="6.9236in" svg:height="6.704353in" draw:z-index="0">
<draw:image xlink:href="../Images/AРМІЯINFORM/2023-07-03T60-00-00-04-00/infografika-sau-bogdana.jpg" xlink:type="simple" xlink:show="embed" xlink:actuate="onLoad" draw:mime-type="image/jpeg"/>
</draw:frame>
</text:p>
      <text:p text:style-name="P4">
News Source: <text:a xlink:type="simple" xlink:href="https://armyinform.com.ua/2023/07/03/v-ukrayini-bude-bilshe-155-mm-sau-bogdana-oleksij-reznikov/" text:style-name="Internet_20_link" text:visited-style-name="Visited_20_Internet_20_Link">
https://armyinform.com.ua/2023/07/03/v-ukrayini-bude-bilshe-155-mm-sau-bogdana-oleksij-reznikov/</text:a>
</text:p>
      <!--NEWS-->
      <text:h text:style-name="P10" text:outline-level="1">
<text:span text:style-name="T4">
We continue the counter -battery struggle - Natalia Humeniuk</text:span>
</text:h>
      <text:p text:style-name="P4">
Author: ['Анастасія Олехнович']</text:p>
      <text:p text:style-name="P4">
Time: 2023-07-03T61:00:00-04:00</text:p>
      <text:p text:style-name="P4">
Description: About Tse in the Efirin Telemaraph “єini News”, Kerivnik Obdnah, the war with Ukraine 2022, the war with Ukraine is the latest news today, the News War with Ukraine 2022 are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1-nataliya-gumenyuk.jpg" text:style-name="Internet_20_link" text:visited-style-name="Visited_20_Internet_20_Link">
1-nataliya-gumenyuk.jpg</text:a>
']</text:p>
      <text:p text:style-name="P4">
Tags: ['ВТОРГНЕННЯ РФ', 'ЄДИНІ НОВИНИ', 'НАТАЛІЯ ГУМЕНЮК', 'ПІВДЕНЬ УКРАЇНИ', 'ХЕРСОНЩИНА']</text:p>
      <text:p text:style-name="P4">
Category: News</text:p>
      <!--METADATA-->
      <text:p text:style-name="P4">
<draw:frame draw:style-name="fr1" draw:name="Image255" text:anchor-type="as-char" svg:width="6.9236in" svg:height="4.612849in" draw:z-index="0">
<draw:image xlink:href="../Images/AРМІЯINFORM/2023-07-03T61-00-00-04-00/1-nataliya-gumenyuk.jpg" xlink:type="simple" xlink:show="embed" xlink:actuate="onLoad" draw:mime-type="image/jpeg"/>
</draw:frame>
Natalia Humeniuk, the head of the united news, said the head of the United Nations. It was still that this is the main way of combat work in the southern direction, because the front line here lies through the Dnieper River.</text:p>
      <ul>
        <li>
After the terrorist attack on the Kakhovka hydroelectric power station, the work is complicated, because on the left birch water, the water still covers a number of settlements.</li>
      </ul>
      <text:p text:style-name="P4">
In turn, the enemy makes a strong resistance, tries to press the directional bank of the Dnieper in Kherson region, to keep the civilian population in tension.</text:p>
      <text:p text:style-name="P4">
News Source: <text:a xlink:type="simple" xlink:href="https://armyinform.com.ua/2023/07/03/prodovzhuyemo-kontrbatarejnu-borotbu-nataliya-gumenyuk/" text:style-name="Internet_20_link" text:visited-style-name="Visited_20_Internet_20_Link">
https://armyinform.com.ua/2023/07/03/prodovzhuyemo-kontrbatarejnu-borotbu-nataliya-gumenyuk/</text:a>
</text:p>
      <!--NEWS-->
      <text:h text:style-name="P10" text:outline-level="1">
<text:span text:style-name="T4">
In the Tavriysk direction, the Ukrainian military destroyed 12 Russian warehouses with ammunition</text:span>
</text:h>
      <text:p text:style-name="P4">
Author: ['АРМІЯINFORM']</text:p>
      <text:p text:style-name="P4">
Time: 2023-07-03T62:00:00-04:00</text:p>
      <text:p text:style-name="P4">
Description: On the Tavriyskoye of the defense of the defense of the sinking forward. For the Doba our VIISKA ... The war with Ukraine 2022, the war with Ukraine is the latest news today, the news of the war with Ukraine 2022 is the last for today, will there be a war between Ukraine and Russia and when, there will be a war with Ukraine in 2022 or not, will there be whether there will be, will there The war with Ukraine in the near future says, the war with Ukraine, Ukrainian news today, Ukrainian news in Ukrainian media in Russian</text:p>
      <text:p text:style-name="P4">
Images: ['<text:a xlink:type="simple" xlink:href="https://armyinform.com.ua/wp-content/uploads/2023/07/oip-4.jpg" text:style-name="Internet_20_link" text:visited-style-name="Visited_20_Internet_20_Link">
oip-4.jpg</text:a>
']</text:p>
      <text:p text:style-name="P4">
Tags: ['ВТРАТИ ВОЄННОЇ ТЕХНІКИ ЗС РФ', 'ВТРАТИ ПРОТИВНИКА', 'ТАВРІЙСЬКИЙ НАПРЯМОК', 'ХРОНІКА ОБОРОНИ']</text:p>
      <text:p text:style-name="P4">
Category: News</text:p>
      <!--METADATA-->
      <text:p text:style-name="P4">
<draw:frame draw:style-name="fr1" draw:name="Image256" text:anchor-type="as-char" svg:width="6.9236in" svg:height="4.615733in" draw:z-index="0">
<draw:image xlink:href="../Images/AРМІЯINFORM/2023-07-03T62-00-00-04-00/oip-4.jpg" xlink:type="simple" xlink:show="embed" xlink:actuate="onLoad" draw:mime-type="image/jpeg"/>
</draw:frame>
In the Taurian direction, the defense forces continue to move forward. For the volunteers, the troops destroyed 12 warehouses of ammunition of the enemy.</text:p>
      <text:p text:style-name="P4">
About it <text:a xlink:type="simple" xlink:href="https://t.me/otarnavskiy/147" text:style-name="Internet_20_link" text:visited-style-name="Visited_20_Internet_20_Link">
reported</text:a>
Commander of the operational-strategic group of Tavriya troops Brigadny General Alexandernavsky.</text:p>
      <text:p text:style-name="P4">
Subdivisions of missile troops and artillery per day performed 1389 firewalls.</text:p>
      <text:p text:style-name="P4">
Over the last day, the loss of the enemy killed and wounded is almost three mouths. Also, 34 units of enemy military equipment were destroyed.</text:p>
      <text:p text:style-name="P4">
“In particular, KA-52 helicopter, 4 tanks, 3 BBM, 2 guns D-30, BM-21“ Grad ”, 2 UAPLSUPERCAM, UAV Zala, Garma 2A36“ Hyacinth-B ”, anti-aircraft missile complex“ Arrow-10 ” 2 howitzers "MSTA-B" and automotive equipment ",-he said.</text:p>
      <text:p text:style-name="P4">
News Source: <text:a xlink:type="simple" xlink:href="https://armyinform.com.ua/2023/07/03/na-tavrijskomu-napryamku-ukrayinski-vijskovi-znyshhyly-12-rosijskyh-skladiv-z-boyeprypasamy/" text:style-name="Internet_20_link" text:visited-style-name="Visited_20_Internet_20_Link">
https://armyinform.com.ua/2023/07/03/na-tavrijskomu-napryamku-ukrayinski-vijskovi-znyshhyly-12-rosijskyh-skladiv-z-boyeprypasamy/</text:a>
</text:p>
      <!--NEWS-->
      <text:h text:style-name="P10" text:outline-level="1">
<text:span text:style-name="T4">
Alexei Reznikov on the day of anti -aircraft missile troops: hundreds of knocked out enemy aircraft, thousands of destroyed UAVs and missiles - work of guard sky</text:span>
</text:h>
      <text:p text:style-name="P4">
Author: ['АРМІЯINFORM']</text:p>
      <text:p text:style-name="P4">
Time: 2023-07-03T63:00:00-04:00</text:p>
      <text:p text:style-name="P4">
Description: Mainstro defense of Ukraine Oleksiy Reznikov Provitav Viexkovo -Service Iz Day of Zennykh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57741567_718207660315588_7150299379249899388_n-1-e1688367491136.jpg" text:style-name="Internet_20_link" text:visited-style-name="Visited_20_Internet_20_Link">
357741567_718207660315588_7150299379249899388_n-1-e1688367491136.jpg</text:a>
']</text:p>
      <text:p text:style-name="P4">
Tags: ['ДЕНЬ ЗЕНІТНИХ РАКЕТНИХ ВІЙСЬК', 'КИНДЖАЛ', 'ОЛЕКСІЙ РЕЗНІКОВ', 'ОФІЦІЙНО']</text:p>
      <text:p text:style-name="P4">
Category: News</text:p>
      <!--METADATA-->
      <text:p text:style-name="P4">
<draw:frame draw:style-name="fr1" draw:name="Image257" text:anchor-type="as-char" svg:width="6.9236in" svg:height="5.693038in" draw:z-index="0">
<draw:image xlink:href="../Images/AРМІЯINFORM/2023-07-03T63-00-00-04-00/357741567_718207660315588_7150299379249899388_n-1-e1688367491136.jpg" xlink:type="simple" xlink:show="embed" xlink:actuate="onLoad" draw:mime-type="image/jpeg"/>
</draw:frame>
The Minister of Defense of Ukraine Oleksiy Reznikov congratulated the military personnel on the day of the Air Force of the Air Force of the Armed Forces of Ukraine.</text:p>
      <text:p text:style-name="P4">
About it the head of the defense department of Ukraine <text:a xlink:type="simple" xlink:href="https://www.facebook.com/reznikovoleksii/posts/pfbid0373dcUVkwak9WKWDUuLjXSQYkg2icna53PB2oG866M8Y2khSWuRckxmXASEMnnSpql" text:style-name="Internet_20_link" text:visited-style-name="Visited_20_Internet_20_Link">
wrote</text:a>
on Facebook.</text:p>
      <text:p text:style-name="P4">
The Minister of Defense reminded that the first in the history of the beating of the Russian hypersonic route "dagger" is the work of our guards.</text:p>
      <text:p text:style-name="P4">
“Hundreds of enemy aircraft and helicopters, thousands of UAVs and winged rocket launchers were destroyed by Ukrainian defenders - warriors of anti -aircraft missile missile markets of the Armed Forces of Ukraine. Today is their day, today their professional holiday, today, as yesterday and tomorrow, they destroy the air goals of the aggressor to rescue the military and civilian population from attacks from the sky. Congratulations, our brave warriors!Glory to the anti -aircraft missile troops of the Armed Forces of the Armed Forces!Glory to Ukraine!” - says his post.</text:p>
      <text:p text:style-name="P4">
Earlier the Commander of the Air Force Mykola Oleshchuk <text:a xlink:type="simple" xlink:href="https://armyinform.com.ua/2023/05/06/komanduvach-povitryanyh-syl-pidtverdyv-shho-ukrayina-vpershe-zbyla-rosijsku-raketu-kyndzhal/" text:style-name="Internet_20_link" text:visited-style-name="Visited_20_Internet_20_Link">
confirmed</text:a>
that, during a glow attack on May 4, Ukraine for the first time shot the Russian hypersonobus -aerobalistic missile "Dagger". They did this with the help of the American Patriot system.</text:p>
      <text:p text:style-name="P4">
News Source: <text:a xlink:type="simple" xlink:href="https://armyinform.com.ua/2023/07/03/oleksij-reznikov-u-den-zenitnyh-raketnyh-vijsk-sotni-zbytyh-vorozhyh-litakiv-tysyachi-znyshhenyh-bpla-ta-raket-robota-vartovyh-neba/" text:style-name="Internet_20_link" text:visited-style-name="Visited_20_Internet_20_Link">
https://armyinform.com.ua/2023/07/03/oleksij-reznikov-u-den-zenitnyh-raketnyh-vijsk-sotni-zbytyh-vorozhyh-litakiv-tysyachi-znyshhenyh-bpla-ta-raket-robota-vartovyh-neba/</text:a>
</text:p>
      <!--NEWS-->
      <text:h text:style-name="P10" text:outline-level="1">
<text:span text:style-name="T4">
Chernihiv military patrols</text:span>
</text:h>
      <text:p text:style-name="P4">
Author: ['Григорій Мазур']</text:p>
      <text:p text:style-name="P4">
Time: 2023-07-03T64:00:00-04:00</text:p>
      <text:p text:style-name="P4">
Description: At the Merezhi “iznternet” an hour of the hour to Zylyuvil, the PID of the PID is awarde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05.jpg" text:style-name="Internet_20_link" text:visited-style-name="Visited_20_Internet_20_Link">
05.jpg</text:a>
', '<text:a xlink:type="simple" xlink:href="https://armyinform.com.ua/wp-content/uploads/2023/07/01.jpg" text:style-name="Internet_20_link" text:visited-style-name="Visited_20_Internet_20_Link">
01.jpg</text:a>
', '<text:a xlink:type="simple" xlink:href="https://armyinform.com.ua/wp-content/uploads/2023/07/02-1.jpg" text:style-name="Internet_20_link" text:visited-style-name="Visited_20_Internet_20_Link">
02-1.jpg</text:a>
', '<text:a xlink:type="simple" xlink:href="https://armyinform.com.ua/wp-content/uploads/2023/07/03-1-150x150.jpg" text:style-name="Internet_20_link" text:visited-style-name="Visited_20_Internet_20_Link">
03-1-150x150.jpg</text:a>
', '<text:a xlink:type="simple" xlink:href="https://armyinform.com.ua/wp-content/uploads/2023/07/04-150x150.jpg" text:style-name="Internet_20_link" text:visited-style-name="Visited_20_Internet_20_Link">
04-150x150.jpg</text:a>
']</text:p>
      <text:p text:style-name="P4">
Tags: ['ТЦК ТА СП']</text:p>
      <text:p text:style-name="P4">
Category: News</text:p>
      <!--METADATA-->
      <text:p text:style-name="P4">
<draw:frame draw:style-name="fr1" draw:name="Image258" text:anchor-type="as-char" svg:width="6.9236in" svg:height="5.191078in" draw:z-index="0">
<draw:image xlink:href="../Images/AРМІЯINFORM/2023-07-03T64-00-00-04-00/05.jpg" xlink:type="simple" xlink:show="embed" xlink:actuate="onLoad" draw:mime-type="image/jpeg"/>
</draw:frame>
On the Internet ", reports of violations during the delivery of stories on the streets and allegedly illegal actions from the Bokuvian Servicemen of Territorial Centers of Acquisition and Social Support. In order to improve the transparency and objectivity of the work of Military and JV, during the implementation of mobilization events in the Chernihiv region, the military windows received Bodimals. From now on, these devices are able to document all stages of interaction of military patrols during the service of officials, first of all, during the delivery of the summons to clarify the information about the person and the passage of the medical commission. Colonel Oleg Goncharuk informed the Head of Chernihiv Regional Territorial Territorial Center of Acquisition and Social Support.</text:p>
      <text:p text:style-name="P4">
<draw:frame draw:style-name="fr1" draw:name="Image259" text:anchor-type="as-char" svg:width="6.9236in" svg:height="5.191078in" draw:z-index="0">
<draw:image xlink:href="../Images/AРМІЯINFORM/2023-07-03T64-00-00-04-00/01.jpg" xlink:type="simple" xlink:show="embed" xlink:actuate="onLoad" draw:mime-type="image/jpeg"/>
</draw:frame>
- Bodyseckers contribute to the increase of discipline as our servicemen, such civilians, - the officer said. - the order of use of these devices is confirmed by appropriate orders. Every night, the cameras from the cameras seem to analyze the effectiveness of patrol work. We evaluate the correct action and work on mistakes.</text:p>
      <text:p text:style-name="P4">
According to Colonel Oleg Goncharuk, in the Chernihiv region, each district TTC and JV received 2-3 body -friendly patrols, depending on the volume of tasks and population in a particular region.</text:p>
      <ul>
        <li>
According to the laws of Ukraine, every person aged 18 to 60 during the mobilization must come to the Centers of the Tax Code and JV at the place of place to clarify information and state registration, - the officer of the conscription department of the Chernihiv shopping center and JV Senior Lieutenantiaslav Luzan told. - However, some men ignore these requirements. Therefore, our patrol inspects documents. If the person is not registered, we are issued a citizen of the accounting summons, in which we invite you to come to the territorial center of acquisition.</li>
      </ul>
      <text:p text:style-name="P4">
<draw:frame draw:style-name="fr1" draw:name="Image260" text:anchor-type="as-char" svg:width="6.9236in" svg:height="5.191078in" draw:z-index="0">
<draw:image xlink:href="../Images/AРМІЯINFORM/2023-07-03T64-00-00-04-00/02-1.jpg" xlink:type="simple" xlink:show="embed" xlink:actuate="onLoad" draw:mime-type="image/jpeg"/>
</draw:frame>
- The presence of body of bodycomers somewhat disciplines our "opponents", - the cattle lieutenant. - They understand that these videos and photos can be about the material in lawsuits as independent evidence in investigations of integers and disputes.</text:p>
      <text:p text:style-name="P4">
<text:a xlink:type="simple" xlink:href="https://armyinform.com.ua/wp-content/uploads/2023/07/03-1.jpg" text:style-name="Internet_20_link" text:visited-style-name="Visited_20_Internet_20_Link">
<draw:frame draw:style-name="fr1" draw:name="Image261" text:anchor-type="as-char" svg:width="6.9236in" svg:height="6.9236in" draw:z-index="0">
<draw:image xlink:href="../Images/AРМІЯINFORM/2023-07-03T64-00-00-04-00/03-1-150x150.jpg" xlink:type="simple" xlink:show="embed" xlink:actuate="onLoad" draw:mime-type="image/jpeg"/>
</draw:frame>
</text:a>
</text:p>
      <text:p text:style-name="P4">
<text:a xlink:type="simple" xlink:href="https://armyinform.com.ua/wp-content/uploads/2023/07/04.jpg" text:style-name="Internet_20_link" text:visited-style-name="Visited_20_Internet_20_Link">
<draw:frame draw:style-name="fr1" draw:name="Image262" text:anchor-type="as-char" svg:width="6.9236in" svg:height="6.9236in" draw:z-index="0">
<draw:image xlink:href="../Images/AРМІЯINFORM/2023-07-03T64-00-00-04-00/04-150x150.jpg" xlink:type="simple" xlink:show="embed" xlink:actuate="onLoad" draw:mime-type="image/jpeg"/>
</draw:frame>
</text:a>
Soldiers from the shopping center and the SPs believe that the introduction of Bodamechers in their patrol work is a step towards transparent, responsible and fair processes during the implementation of mobilization measures and testifies to the desire to enhance the daytime in society.</text:p>
      <text:p text:style-name="P4">
<text:span text:style-name="T5">
Opto author</text:span>
</text:p>
      <text:p text:style-name="P4">
News Source: <text:a xlink:type="simple" xlink:href="https://armyinform.com.ua/2023/07/03/vijskovi-patruli-chernigivshhyny-vidnyni-ozbroyeni-bodikameramy/" text:style-name="Internet_20_link" text:visited-style-name="Visited_20_Internet_20_Link">
https://armyinform.com.ua/2023/07/03/vijskovi-patruli-chernigivshhyny-vidnyni-ozbroyeni-bodikameramy/</text:a>
</text:p>
      <!--NEWS-->
      <text:h text:style-name="P10" text:outline-level="1">
<text:span text:style-name="T4">
Anti -aircraft missile troops confidently dominate the Ukrainian airspace - Sergey Naev</text:span>
</text:h>
      <text:p text:style-name="P4">
Author: ['АРМІЯINFORM']</text:p>
      <text:p text:style-name="P4">
Time: 2023-07-03T65:00:00-04:00</text:p>
      <text:p text:style-name="P4">
Description: Command of the Obroenniy Forces of the Zbroyshany, Lieutenant General Sergey Nav Provita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bez-imeni.jpg" text:style-name="Internet_20_link" text:visited-style-name="Visited_20_Internet_20_Link">
bez-imeni.jpg</text:a>
']</text:p>
      <text:p text:style-name="P4">
Tags: ['ЗЕНІТНІ РАКЕТНІ ВІЙСЬКА', 'СЕРГІЙ НАЄВ']</text:p>
      <text:p text:style-name="P4">
Category: News</text:p>
      <!--METADATA-->
      <text:p text:style-name="P4">
<draw:frame draw:style-name="fr1" draw:name="Image263" text:anchor-type="as-char" svg:width="6.9236in" svg:height="3.998379in" draw:z-index="0">
<draw:image xlink:href="../Images/AРМІЯINFORM/2023-07-03T65-00-00-04-00/bez-imeni.jpg" xlink:type="simple" xlink:show="embed" xlink:actuate="onLoad" draw:mime-type="image/jpeg"/>
</draw:frame>
Commander of the Joint Forces of the Armed Forces of Ukraine Lieutenant General Sergey Naev <text:a xlink:type="simple" xlink:href="https://fb.watch/lybyWCwvd4/" text:style-name="Internet_20_link" text:visited-style-name="Visited_20_Internet_20_Link">
congratulated</text:a>
The guard of the sky with the day of the Air Force of the Armed Forces of Ukraine and stressed that the protection of the Ukrainian nob is a priority and priority task of the Defense Forces of Ukraine.</text:p>
      <text:p text:style-name="P4">
"The professional action of rocket warriors depends on both the effective functioning of the important strategic objects and the uninterrupted work of civilian infrastructure enterprises and objects," he said.</text:p>
      <text:p text:style-name="P4">
According to Lieutenant General Sergei Nayev, with the mastery of the latest western prototypical systems, the efficiency of the defeat of hostile goals has become a special percent. Anti -aircraft missile troops confidently dominate the Ukrainian air space and create a reliable shield of its obstruction.</text:p>
      <text:p text:style-name="P4">
"From the beginning of a large -scale invasion, you have not only stood, but also preserved the out -of -the -aged potential, destroying the enemy where, according to all the calculations and forecasts of non -sophisticated experts, you have not existed for a long time!" -The Commander of the Joint Forces of the Armed Forces of Ukraine said Lieutenant General Sergiyev.</text:p>
      <text:p text:style-name="P4">
News Source: <text:a xlink:type="simple" xlink:href="https://armyinform.com.ua/2023/07/03/zenitni-raketni-vijska-vpevneno-dominuyut-v-ukrayinskomu-povitryanomu-prostori-sergij-nayev/" text:style-name="Internet_20_link" text:visited-style-name="Visited_20_Internet_20_Link">
https://armyinform.com.ua/2023/07/03/zenitni-raketni-vijska-vpevneno-dominuyut-v-ukrayinskomu-povitryanomu-prostori-sergij-nayev/</text:a>
</text:p>
      <!--NEWS-->
      <text:h text:style-name="P10" text:outline-level="1">
<text:span text:style-name="T4">
For the first time in four months, the ZPP was connected to the power line - IAEA</text:span>
</text:h>
      <text:p text:style-name="P4">
Author: ['АРМІЯINFORM']</text:p>
      <text:p text:style-name="P4">
Time: 2023-07-03T66:00:00-04:00</text:p>
      <text:p text:style-name="P4">
Description: Zaporizka Atomon Station (Zeses) ahead of Chotiri Mysyatsi has been in Pіdklychiti to єdino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3/golovna.zaes.jpg" text:style-name="Internet_20_link" text:visited-style-name="Visited_20_Internet_20_Link">
golovna.zaes.jpg</text:a>
']</text:p>
      <text:p text:style-name="P4">
Tags: ['STOPRUSSIA', 'АГРЕСІЯ РФ', 'ЗАЕС', 'МАГАТЕ', 'РАФАЕЛЬ ГРОССІ']</text:p>
      <text:p text:style-name="P4">
Category: News</text:p>
      <!--METADATA-->
      <text:p text:style-name="P4">
<draw:frame draw:style-name="fr1" draw:name="Image264" text:anchor-type="as-char" svg:width="6.9236in" svg:height="3.883237in" draw:z-index="0">
<draw:image xlink:href="../Images/AРМІЯINFORM/2023-07-03T66-00-00-04-00/golovna.zaes.jpg" xlink:type="simple" xlink:show="embed" xlink:actuate="onLoad" draw:mime-type="image/jpeg"/>
</draw:frame>
Zaporizhzhya Nuclear Station(Rabbit)For the first time in four months, it was possible to connect the pre -access to the available backup transmission line.</text:p>
      <text:p text:style-name="P4">
This was reported by the press service <text:a xlink:type="simple" xlink:href="https://www.iaea.org/newscenter/pressreleases/update-169-iaea-director-general-statement-on-situation-in-ukraine-0" text:style-name="Internet_20_link" text:visited-style-name="Visited_20_Internet_20_Link">
IAEA.</text:a>
"The Zaporizhzhya Nuclear Power Plant was again connected to a single accessible disposable power line after four months after its loss, and the energy supply is extremely fragile during the ongoing military conflict on the site," the General Director General of Atomic Energy said(IDA)Raphael Marianne Grossi.</text:p>
      <text:p text:style-name="P4">
According to him, the reconstruction of the 330 kV line is important, since the course of the last few months has relied on a single trunk line 750 kV for external electricity required to cool the reactor of the more important functions of nuclear safety. Before the conflict began in February 2022, it had four lines of 750 square meters.</text:p>
      <text:p text:style-name="P4">
Currently, the 330 kV line is under voltage and is stored as a backup Tagotov to NPPs if the 750 kV line becomes unavailable or damaged.</text:p>
      <text:p text:style-name="P4">
During the conflict, it has lost its power supply to the site of seven times outside the site, which causes it to temporarily use emergency diesel generators.</text:p>
      <text:p text:style-name="P4">
"Although the reconstruction of the power line is positive, the situation with the external power supply of the station remains very vulnerable, which emphasizes the unreliable situation with nuclear safety and security of the ground," said IAEA head.</text:p>
      <text:p text:style-name="P4">
News Source: <text:a xlink:type="simple" xlink:href="https://armyinform.com.ua/2023/07/03/vpershe-za-chotyry-misyaczi-zaes-pidklyuchyly-do-rezervnoyi-liniyi-elektroperedach-magate/" text:style-name="Internet_20_link" text:visited-style-name="Visited_20_Internet_20_Link">
https://armyinform.com.ua/2023/07/03/vpershe-za-chotyry-misyaczi-zaes-pidklyuchyly-do-rezervnoyi-liniyi-elektroperedach-magate/</text:a>
</text:p>
      <!--NEWS-->
      <text:h text:style-name="P10" text:outline-level="1">
<text:span text:style-name="T4">
Head of State: Thank you to the warriors of anti -aircraft missile troops for every affected target, for every saved life</text:span>
</text:h>
      <text:p text:style-name="P4">
Author: ['АРМІЯINFORM']</text:p>
      <text:p text:style-name="P4">
Time: 2023-07-03T67:00:00-04:00</text:p>
      <text:p text:style-name="P4">
Description: The day of the Zennieni Rocket forces of the ZSU is the day of the TIHA, hto our heave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photo_5266962719603542763_y.jpg" text:style-name="Internet_20_link" text:visited-style-name="Visited_20_Internet_20_Link">
photo_5266962719603542763_y.jpg</text:a>
', '<text:a xlink:type="simple" xlink:href="https://armyinform.com.ua/wp-content/uploads/2023/07/photo_5266962719603542766_y-150x150.jpg" text:style-name="Internet_20_link" text:visited-style-name="Visited_20_Internet_20_Link">
photo_5266962719603542766_y-150x150.jpg</text:a>
', '<text:a xlink:type="simple" xlink:href="https://armyinform.com.ua/wp-content/uploads/2023/07/photo_5266962719603542767_y-150x150.jpg" text:style-name="Internet_20_link" text:visited-style-name="Visited_20_Internet_20_Link">
photo_5266962719603542767_y-150x150.jpg</text:a>
', '<text:a xlink:type="simple" xlink:href="https://armyinform.com.ua/wp-content/uploads/2023/07/photo_5266962719603542768_y-150x150.jpg" text:style-name="Internet_20_link" text:visited-style-name="Visited_20_Internet_20_Link">
photo_5266962719603542768_y-150x150.jpg</text:a>
']</text:p>
      <text:p text:style-name="P4">
Tags: []</text:p>
      <text:p text:style-name="P4">
Category: News</text:p>
      <!--METADATA-->
      <text:p text:style-name="P4">
<draw:frame draw:style-name="fr1" draw:name="Image265" text:anchor-type="as-char" svg:width="6.9236in" svg:height="4.608521in" draw:z-index="0">
<draw:image xlink:href="../Images/AРМІЯINFORM/2023-07-03T67-00-00-04-00/photo_5266962719603542763_y.jpg" xlink:type="simple" xlink:show="embed" xlink:actuate="onLoad" draw:mime-type="image/jpeg"/>
</draw:frame>
The day of the anti -aircraft missile troops of the Armed Forces of the Armed Forces is the day of those who protect the sky, saves hundreds of lives of Ukrainians, every day and every night protects our people, our cities and villages from hostile attacks.</text:p>
      <text:p text:style-name="P4">
About this on the occasion of the Anti -Aircraft Rocket Air Force of the Armed Forces <text:a xlink:type="simple" xlink:href="https://t.me/V_Zelenskiy_official/6824" text:style-name="Internet_20_link" text:visited-style-name="Visited_20_Internet_20_Link">
noted</text:a>
President of Ukraine Vladimirzelensky.</text:p>
      <text:p text:style-name="P4">
“Your work is inspiring, your professionalism and accuracy are not left by the occupiers of a long chance. Thank you for keeping our sky, for every affected target, a saved life!</text:p>
      <text:p text:style-name="P4">
Glory to the anti -aircraft missile troops!Glory to Ukraine!" - said the head of state.</text:p>
      <text:p text:style-name="P4">
<text:a xlink:type="simple" xlink:href="https://armyinform.com.ua/wp-content/uploads/2023/07/photo_5266962719603542766_y.jpg" text:style-name="Internet_20_link" text:visited-style-name="Visited_20_Internet_20_Link">
!(Images/AРМІЯINFORM/2023-07-03T67-00-00-04-00/photo_5266962719603542766_y-150x150.jpg)</text:a>
</text:p>
      <text:p text:style-name="P4">
<text:a xlink:type="simple" xlink:href="https://armyinform.com.ua/wp-content/uploads/2023/07/photo_5266962719603542767_y.jpg" text:style-name="Internet_20_link" text:visited-style-name="Visited_20_Internet_20_Link">
<draw:frame draw:style-name="fr1" draw:name="Image266" text:anchor-type="as-char" svg:width="6.9236in" svg:height="6.9236in" draw:z-index="0">
<draw:image xlink:href="../Images/AРМІЯINFORM/2023-07-03T67-00-00-04-00/photo_5266962719603542767_y-150x150.jpg" xlink:type="simple" xlink:show="embed" xlink:actuate="onLoad" draw:mime-type="image/jpeg"/>
</draw:frame>
</text:a>
</text:p>
      <text:p text:style-name="P4">
<text:a xlink:type="simple" xlink:href="https://armyinform.com.ua/wp-content/uploads/2023/07/photo_5266962719603542768_y.jpg" text:style-name="Internet_20_link" text:visited-style-name="Visited_20_Internet_20_Link">
<draw:frame draw:style-name="fr1" draw:name="Image267" text:anchor-type="as-char" svg:width="6.9236in" svg:height="6.9236in" draw:z-index="0">
<draw:image xlink:href="../Images/AРМІЯINFORM/2023-07-03T67-00-00-04-00/photo_5266962719603542768_y-150x150.jpg" xlink:type="simple" xlink:show="embed" xlink:actuate="onLoad" draw:mime-type="image/jpeg"/>
</draw:frame>
</text:a>
</text:p>
      <text:p text:style-name="P4">
News Source: <text:a xlink:type="simple" xlink:href="https://armyinform.com.ua/2023/07/03/dyakuyu-voyinam-zenitnyh-raketnyh-vijsk-za-kozhnu-vrazhenu-czil-za-kozhne-vryatovane-zhyttya-glava-derzhavy/" text:style-name="Internet_20_link" text:visited-style-name="Visited_20_Internet_20_Link">
https://armyinform.com.ua/2023/07/03/dyakuyu-voyinam-zenitnyh-raketnyh-vijsk-za-kozhnu-vrazhenu-czil-za-kozhne-vryatovane-zhyttya-glava-derzhavy/</text:a>
</text:p>
      <!--NEWS-->
      <text:h text:style-name="P10" text:outline-level="1">
<text:span text:style-name="T4">
Since the beginning of the Russian invasion of enemy attacks on civilians, at least 20 children have been killed</text:span>
</text:h>
      <text:p text:style-name="P4">
Author: ['АРМІЯINFORM']</text:p>
      <text:p text:style-name="P4">
Time: 2023-07-03T68:00:00-04:00</text:p>
      <text:p text:style-name="P4">
Description: VID Suptaki of a large -scale invoice of Porty Podkutti at the same time of the hundreds of the cyvic Ok'Kkvkv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53525979-58bf91cde7244995eabe6233a42dcc05.jpg" text:style-name="Internet_20_link" text:visited-style-name="Visited_20_Internet_20_Link">
53525979-58bf91cde7244995eabe6233a42dcc05.jpg</text:a>
']</text:p>
      <text:p text:style-name="P4">
Tags: ['АТАКИ ВОРОГА', 'ЖЕРТВИ ВІЙНИ', 'КРАЇНА-ТЕРОРИСТ РФ', 'ПОСТРАЖДАЛІ ДІТИ']</text:p>
      <text:p text:style-name="P4">
Category: News</text:p>
      <!--METADATA-->
      <text:p text:style-name="P4">
<draw:frame draw:style-name="fr1" draw:name="Image268" text:anchor-type="as-char" svg:width="6.9236in" svg:height="5.188569in" draw:z-index="0">
<draw:image xlink:href="../Images/AРМІЯINFORM/2023-07-03T68-00-00-04-00/53525979-58bf91cde7244995eabe6233a42dcc05.jpg" xlink:type="simple" xlink:show="embed" xlink:actuate="onLoad" draw:mime-type="image/jpeg"/>
</draw:frame>
From the beginning of a large -scale invasion, the occupiers have damaged hundreds of objects. 651 civilians were killed from Russian attacks, including at least 20 children.</text:p>
      <text:p text:style-name="P4">
About it <text:a xlink:type="simple" xlink:href="https://t.me/militarymediacenter/2421" text:style-name="Internet_20_link" text:visited-style-name="Visited_20_Internet_20_Link">
reports</text:a>
Military Mediacenter.</text:p>
      <text:p text:style-name="P4">
Also, the Media Playground of the Defense Forces of Ukraine has published an incomplete list of civilian objects that Russian occupiers have struck from starting:</text:p>
      <text:p text:style-name="P4">
<text:span text:style-name="T4">
 March 1, 2022 </text:span>
 - a blow to the Kharkiv Regional State Administration: <text:span text:style-name="T4">
 29 </text:span>
 people were killed. <text:span text:style-name="T4">
 March 9, 2022 </text:span>
 - Mariupol maternity hospital: <text:span text:style-name="T4">
 3 </text:span>
 people were killed, among them <text:span text:style-name="T4">
 1 </text:span>
 baby. <text:span text:style-name="T4">
 March 9, 2022 </text:span>
 - a bomb blow to an apartment building in Izum: Killed at least <text:span text:style-name="T4">
 44 </text:span>
 human. <text:span text:style-name="T4">
 March 16, 2022 </text:span>
 - Bomb blow to the Drama Theater in Mariupol: reported <text:span text:style-name="T4">
 300 </text:span>
 dead people. <text:span text:style-name="T4">
 April 8, 2022 </text:span>
 - shelling of the railway station in Kramatorsk: Died <text:span text:style-name="T4">
 61 </text:span>
 Man, including <text:span text:style-name="T4">
 5 </text:span>
 children. <text:span text:style-name="T4">
 June 27, 2022 </text:span>
 - a missile stroke on the mall in Kremenchug: <text:span text:style-name="T4">
 22 </text:span>
 human. <text:span text:style-name="T4">
 July 1, 2022 </text:span>
 - shelling of recreation center in Odesa region: <text:span text:style-name="T4">
 22 </text:span>
 a person was killed. <text:span text:style-name="T4">
 July 9, 2022 </text:span>
 - shelling of an apartment building in the city of Yar: <text:span text:style-name="T4">
 48 </text:span>
 dead, among them <text:span text:style-name="T4">
 1 </text:span>
 Boy. <text:span text:style-name="T4">
 July 14, 2022 </text:span>
 - a missile strike in the center of Vinnytsia: <text:span text:style-name="T4">
 20 </text:span>
 people were killed, including <text:span text:style-name="T4">
 3 </text:span>
 children. <text:span text:style-name="T4">
 January 14, 2023 </text:span>
 - Missile blow to the house in the Dnieper: <text:span text:style-name="T4">
 46 </text:span>
 people were killed. <text:span text:style-name="T4">
 April 3, 2023 </text:span>
 - Russia hit a multi -storey building in Odessa: <text:span text:style-name="T4">
 8 </text:span>
 people were killed, among them <text:span text:style-name="T4">
 1 </text:span>
 baby. <text:span text:style-name="T4">
 April 28, 2023 </text:span>
 - a missile stroke on the high -rise building in Uman: <text:span text:style-name="T4">
 23 </text:span>
 a person has agreed, among them <text:span text:style-name="T4">
 6 </text:span>
 children. <text:span text:style-name="T4">
 June 13, 2023 </text:span>
 - Missile strike on an apartment building in Kryvyirod: <text:span text:style-name="T4">
 12 </text:span>
 people were killed. <text:span text:style-name="T4">
 June 27, 2023 </text:span>
 - a missile strike in the center of Kramatorsk: <text:span text:style-name="T4">
 13 </text:span>
 people gave, including <text:span text:style-name="T4">
 3 </text:span>
 children.</text:p>
      <text:p text:style-name="P4">
News Source: <text:a xlink:type="simple" xlink:href="https://armyinform.com.ua/2023/07/03/z-pochatku-rosijskogo-vtorgnennya-vid-atak-voroga-po-czyvilnyh-obyektah-zagynulo-shhonajmenshe-20-ditej/" text:style-name="Internet_20_link" text:visited-style-name="Visited_20_Internet_20_Link">
https://armyinform.com.ua/2023/07/03/z-pochatku-rosijskogo-vtorgnennya-vid-atak-voroga-po-czyvilnyh-obyektah-zagynulo-shhonajmenshe-20-ditej/</text:a>
</text:p>
      <!--NEWS-->
      <text:h text:style-name="P10" text:outline-level="1">
<text:span text:style-name="T4">
Military Crimes of Russia: More than 96 thousand cases have been recorded</text:span>
</text:h>
      <text:p text:style-name="P4">
Author: ['АРМІЯINFORM']</text:p>
      <text:p text:style-name="P4">
Time: 2023-07-03T6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1-3.jpg" text:style-name="Internet_20_link" text:visited-style-name="Visited_20_Internet_20_Link">
1-3.jpg</text:a>
', '<text:a xlink:type="simple" xlink:href="https://armyinform.com.ua/wp-content/uploads/2023/07/2-2.jpg" text:style-name="Internet_20_link" text:visited-style-name="Visited_20_Internet_20_Link">
2-2.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269" text:anchor-type="as-char" svg:width="6.9236in" svg:height="4.448413in" draw:z-index="0">
<draw:image xlink:href="../Images/AРМІЯINFORM/2023-07-03T69-00-00-04-00/1-3.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July 1, it is registered:</text:p>
      <ul>
        <li>
96 273 Military Crimes, * 17 072 Crimes against National Security of Ukraine.</li>
      </ul>
      <text:p text:style-name="P4">
In addition, according to the official data of juvenile prosecutors, 1530 children were affected by the aggression of the Russian Federation, including:</text:p>
      <ul>
        <li>
494 - died, * 1036 - injured varying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70" text:anchor-type="as-char" svg:width="6.9236in" svg:height="4.448413in" draw:z-index="0">
<draw:image xlink:href="../Images/AРМІЯINFORM/2023-07-03T69-00-00-04-00/2-2.jpg" xlink:type="simple" xlink:show="embed" xlink:actuate="onLoad" draw:mime-type="image/jpeg"/>
</draw:frame>
</text:p>
      <text:p text:style-name="P4">
News Source: <text:a xlink:type="simple" xlink:href="https://armyinform.com.ua/2023/07/03/voyenni-zlochyny-rosiyi-zafiksovano-ponad-96-tysyach-vypadkiv/" text:style-name="Internet_20_link" text:visited-style-name="Visited_20_Internet_20_Link">
https://armyinform.com.ua/2023/07/03/voyenni-zlochyny-rosiyi-zafiksovano-ponad-96-tysyach-vypadkiv/</text:a>
</text:p>
      <!--NEWS-->
      <text:h text:style-name="P10" text:outline-level="1">
<text:span text:style-name="T4">
Residents of three regions can master new specialties for free</text:span>
</text:h>
      <text:p text:style-name="P4">
Author: ['АРМІЯINFORM']</text:p>
      <text:p text:style-name="P4">
Time: 2023-07-03T6:00:00-04:00</text:p>
      <text:p text:style-name="P4">
Description: Supratil VID VIIN GROMARYANIS KIIVSKO, Chernigiv -Soko Tow -Soko are able t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minreintegracziyi-zastavka.jpg" text:style-name="Internet_20_link" text:visited-style-name="Visited_20_Internet_20_Link">
minreintegracziyi-zastavka.jpg</text:a>
']</text:p>
      <text:p text:style-name="P4">
Tags: ['STOPRUSSIA', 'АГРЕСІЯ РФ', 'ВТОРГНЕННЯ РФ', 'МІНРЕІНТЕГРАЦІЇ']</text:p>
      <text:p text:style-name="P4">
Category: News</text:p>
      <!--METADATA-->
      <text:p text:style-name="P4">
<draw:frame draw:style-name="fr1" draw:name="Image271" text:anchor-type="as-char" svg:width="6.9236in" svg:height="5.1927in" draw:z-index="0">
<draw:image xlink:href="../Images/AРМІЯINFORM/2023-07-03T6-00-00-04-00/minreintegracziyi-zastavka.jpg" xlink:type="simple" xlink:show="embed" xlink:actuate="onLoad" draw:mime-type="image/jpeg"/>
</draw:frame>
Citizens from Kyiv, Chernihiv and Poltava Oblasts can take part in the project of retraining from international organization in migration from the war.(My).</text:p>
      <text:p text:style-name="P4">
Про це <text:a xlink:type="simple" xlink:href="https://minre.gov.ua/2023/07/02/meshkanczi-troh-regioniv-mozhut-bezoplatno-opanuvaty-novi-speczialnosti/" text:style-name="Internet_20_link" text:visited-style-name="Visited_20_Internet_20_Link">
йдеться</text:a>
in a report on the official site of the Ministry of Reintegration of temporarily occupied territories.</text:p>
      <text:p text:style-name="P4">
The project provides an opportunity for 300 inhabitants of these regions, including internally displaced persons and persons who have returned to the community, to undergo training and master the following new specialties:</text:p>
      <ul>
        <li>
          <text:p text:style-name="P4">
seamstress; * confectioner; * accountant; * software tester; * truck driver; * hairdresser; * manicurist and others.</text:p>
        </li>
        <li>
          <text:p text:style-name="P4">
People who will be trained will receive equipment and tools needed to work on a specialty. In addition, social and communicatives are being mastered, which will help them during employment or starting their own right,-the message reads.</text:p>
        </li>
      </ul>
      <text:p text:style-name="P4">
The said project “Human Security Decision in Ukraine” is implemented by the Ministry of Internal Affairs on January 31 to October 30, 2023 and is funded by the Government of Japan.</text:p>
      <text:p text:style-name="P4">
News Source: <text:a xlink:type="simple" xlink:href="https://armyinform.com.ua/2023/07/03/meshkanczi-troh-regioniv-mozhut-bezoplatno-opanuvaty-novi-speczialnosti/" text:style-name="Internet_20_link" text:visited-style-name="Visited_20_Internet_20_Link">
https://armyinform.com.ua/2023/07/03/meshkanczi-troh-regioniv-mozhut-bezoplatno-opanuvaty-novi-speczialnosti/</text:a>
</text:p>
      <!--NEWS-->
      <text:h text:style-name="P10" text:outline-level="1">
<text:span text:style-name="T4">
Social networks about the deaths</text:span>
</text:h>
      <text:p text:style-name="P4">
Authors: Ukrinform (Person)</text:p>
      <text:p text:style-name="P4">
Publisher: Укринформ (Organization)</text:p>
      <text:p text:style-name="P4">
Published Time: 2023-07-03T6:58:00+03:00</text:p>
      <text:p text:style-name="P4">
Modified Time: 2023-07-03T21:58:00+03:00</text:p>
      <text:p text:style-name="P4">
Description: Social networks are mentioned by the writer, volunteer and human rights activist Victoria Amelin - Ukrinform.</text:p>
      <text:p text:style-name="P4">
Images: ['<text:a xlink:type="simple" xlink:href="https://static.ukrinform.com/photos/2023_07/thumb_files/630_360_1688368700-612.jpg" text:style-name="Internet_20_link" text:visited-style-name="Visited_20_Internet_20_Link">
630_360_16883...</text:a>
']</text:p>
      <text:p text:style-name="P4">
Tags: ['Література', 'Соцмережі', 'Війна', 'Письменниця']</text:p>
      <text:p text:style-name="P4">
Type: Article</text:p>
      <!--METADATA-->
      <text:p text:style-name="P4">
<draw:frame draw:style-name="fr1" draw:name="Image272" text:anchor-type="as-char" svg:width="6.9236in" svg:height="3.956343in" draw:z-index="0">
<draw:image xlink:href="../Images/yкринформ/2023-07-03T6-58-00-03-00/630_360_1688368700-612.jpg" xlink:type="simple" xlink:show="embed" xlink:actuate="onLoad" draw:mime-type="image/jpeg"/>
</draw:frame>
The social networking is a writer, volunteer and human rights activist Victoria Amelin</text:p>
      <text:p text:style-name="P4">
Tonight it became known that <text:a xlink:type="simple" xlink:href="https://www.ukrinform.ua/rubric-society/3730625-pomerla-pismennica-amelina-poranena-pri-obstrili-kramatorska.html" text:style-name="Internet_20_link" text:visited-style-name="Visited_20_Internet_20_Link">
died in the hospital Ukrainian writer Victoria Amelina</text:a>
, which was injured on June 27 by firing Kramatorsk by Russian troops.</text:p>
      <text:p text:style-name="P4">
Ukrinform has gathered the first reactions to this horrific news.</text:p>
      <text:p text:style-name="P4">
_ First photo: Daniel Mordzinski_</text:p>
      <text:p text:style-name="P4">
News Source: <text:a xlink:type="simple" xlink:href="https://www.ukrinform.ua/rubric-culture/3730719-socmerezi-pro-zagibel-viki-amelinoi-mi-vsi-zaraz-svidki-novogo-sandarmoha.html" text:style-name="Internet_20_link" text:visited-style-name="Visited_20_Internet_20_Link">
https://www.ukrinform.ua/rubric-culture/3730719-socmerezi-pro-zagibel-viki-amelinoi-mi-vsi-zaraz-svidki-novogo-sandarmoha.html</text:a>
</text:p>
      <!--NEWS-->
      <text:h text:style-name="P10" text:outline-level="1">
<text:span text:style-name="T4">
Up to 9 years in prison was convicted of a military Russian, who robbed the civilian population of Kyiv region</text:span>
</text:h>
      <text:p text:style-name="P4">
Author: ['АРМІЯINFORM']</text:p>
      <text:p text:style-name="P4">
Time: 2023-07-03T70:00:00-04:00</text:p>
      <text:p text:style-name="P4">
Description: VIISKOVOVOVOVASYA 37-ї ї ї ї qvrdiysko-Motostraki teams of the Zbroyni forces of the Russian Federation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ВОЄННІ ЗЛОЧИНИ РФ', 'МАРОДЕРИ', 'ОФІС ГЕНЕРАЛЬНОГО ПРОКУРОРА УКРАЇНИ']</text:p>
      <text:p text:style-name="P4">
Category: News</text:p>
      <!--METADATA-->
      <text:p text:style-name="P4">
<draw:frame draw:style-name="fr1" draw:name="Image273" text:anchor-type="as-char" svg:width="6.9236in" svg:height="4.486493in" draw:z-index="0">
<draw:image xlink:href="../ConvertedIMGs/AРМІЯINFORM/2023-07-03T70-00-00-04-00/l3yeyi-c17x11x50px50p-c17x11x50px50p-36059dd0fa5ff9e3037f437e7e135b04.png" xlink:type="simple" xlink:show="embed" xlink:actuate="onLoad" draw:mime-type="image/png"/>
</draw:frame>
Illustrative photo</text:p>
      <text:p text:style-name="P4">
A serviceman of the 37th separate Guards Motorized Rifle Brigade of the Armed Forces of the Russian Federation was found guilty of violating the laws and customs of war. He was sentenced to 9 years in prison.</text:p>
      <text:p text:style-name="P4">
About it <text:a xlink:type="simple" xlink:href="https://gp.gov.ua/ua/posts/rozgrabuvannya-maina-civilnogo-naselennya-v-okupovanomu-seli-kiyivshhini-do-9-rokiv-uvyaznennya-zasudzeno-viiskovosluzbovcya-rf" text:style-name="Internet_20_link" text:visited-style-name="Visited_20_Internet_20_Link">
reports</text:a>
Office of the Prosecutor General of Ukraine.</text:p>
      <text:p text:style-name="P4">
Prosecutors in court proved that in March 2022 during the occupation of the village. Obukhovichivshhivhgorod district, convicted penetrated into one of the private homes. He was based and lived there with co -servicemen there and lived throughout the period.</text:p>
      <text:p text:style-name="P4">
Fleeing from the Kyiv region, the occupier, together with other servicemen, stole a gasoline generator, home appliances and tools.</text:p>
      <text:p text:style-name="P4">
News Source: <text:a xlink:type="simple" xlink:href="https://armyinform.com.ua/2023/07/03/do-9-rokiv-uvyaznennya-zasudzheno-vijskovogo-rf-yakyj-grabuvav-czyvilne-naselennya-kyyivshhyny/" text:style-name="Internet_20_link" text:visited-style-name="Visited_20_Internet_20_Link">
https://armyinform.com.ua/2023/07/03/do-9-rokiv-uvyaznennya-zasudzheno-vijskovogo-rf-yakyj-grabuvav-czyvilne-naselennya-kyyivshhyny/</text:a>
</text:p>
      <!--NEWS-->
      <text:h text:style-name="P10" text:outline-level="1">
<text:span text:style-name="T4">
During the day, the Russians fired 10 regions of Ukraine: there are 87 infrastructure sites</text:span>
</text:h>
      <text:p text:style-name="P4">
Author: ['АРМІЯINFORM']</text:p>
      <text:p text:style-name="P4">
Time: 2023-07-03T71:00:00-04:00</text:p>
      <text:p text:style-name="P4">
Description: Rosiyski Vіsyska fired at the Terito of 10 areas of Ukraine. About the General Military ... War with Ukraine 2022, the war with Ukraine is the latest news today, the news of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7/photo_5267514472577222146_y.jpg" text:style-name="Internet_20_link" text:visited-style-name="Visited_20_Internet_20_Link">
photo_5267514472577222146_y.jpg</text:a>
']</text:p>
      <text:p text:style-name="P4">
Tags: ['ВІЙНА', 'ВОРОЖІ ОБСТРІЛИ', 'ОБСТРІЛИ РФ', 'ХАРКІВСЬКИЙ ТРИБУНАЛ']</text:p>
      <text:p text:style-name="P4">
Category: News</text:p>
      <!--METADATA-->
      <text:p text:style-name="P4">
<draw:frame draw:style-name="fr1" draw:name="Image274" text:anchor-type="as-char" svg:width="6.9236in" svg:height="5.053111in" draw:z-index="0">
<draw:image xlink:href="../Images/AРМІЯINFORM/2023-07-03T71-00-00-04-00/photo_5267514472577222146_y.jpg" xlink:type="simple" xlink:show="embed" xlink:actuate="onLoad" draw:mime-type="image/jpeg"/>
</draw:frame>
Russian troops fired at the territory of 10 regions of Ukraine.</text:p>
      <text:p text:style-name="P4">
About it <text:a xlink:type="simple" xlink:href="https://t.me/militarymediacenter/2419" text:style-name="Internet_20_link" text:visited-style-name="Visited_20_Internet_20_Link">
reports</text:a>
Military Mediacenter.</text:p>
      <text:p text:style-name="P4">
"From different types of weapons - mortars, tanks, artillery, RSZV, SDR, UAV, winged missiles, tactical aviation - 122 settlements and 87 objects of infrastructure were attacked," the statement reads.</text:p>
      <text:p text:style-name="P4">
There are killed and injured among civilians, the number of victims is clarified.</text:p>
      <text:p text:style-name="P4">
News Source: <text:a xlink:type="simple" xlink:href="https://armyinform.com.ua/2023/07/03/za-dobu-rosiyany-obstrilyaly-desyat-oblastej-ukrayiny-ye-vluchannya-u-87-obyektiv-infrastruktury/" text:style-name="Internet_20_link" text:visited-style-name="Visited_20_Internet_20_Link">
https://armyinform.com.ua/2023/07/03/za-dobu-rosiyany-obstrilyaly-desyat-oblastej-ukrayiny-ye-vluchannya-u-87-obyektiv-infrastruktury/</text:a>
</text:p>
      <!--NEWS-->
      <text:h text:style-name="P10" text:outline-level="1">
<text:span text:style-name="T4">
The Netherlands support Ukraine in the development of veteran policy and safety</text:span>
</text:h>
      <text:p text:style-name="P4">
Author: ['АРМІЯINFORM']</text:p>
      <text:p text:style-name="P4">
Time: 2023-07-03T72:00:00-04:00</text:p>
      <text:p text:style-name="P4">
Description: The kingdom of niberland is unchildarily the National National Day of the Veteran. Misto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bda7b82-shutterstock-1418352290-copy.jpg" text:style-name="Internet_20_link" text:visited-style-name="Visited_20_Internet_20_Link">
bda7b82-shutterstock-1418352290-copy.jpg</text:a>
']</text:p>
      <text:p text:style-name="P4">
Tags: ['ДОПОМОГА ПАРТНЕРІВ', 'МІНВЕТЕРАНІВ', 'НІДЕРЛАНДИ', 'СВІТ ПІДТРИМУЄ УКРАЇНУ', 'ЮЛІЯ ЛАПУТІНА']</text:p>
      <text:p text:style-name="P4">
Category: News</text:p>
      <!--METADATA-->
      <text:p text:style-name="P4">
<draw:frame draw:style-name="fr1" draw:name="Image275" text:anchor-type="as-char" svg:width="6.9236in" svg:height="3.646219in" draw:z-index="0">
<draw:image xlink:href="../Images/AРМІЯINFORM/2023-07-03T72-00-00-04-00/bda7b82-shutterstock-1418352290-copy.jpg" xlink:type="simple" xlink:show="embed" xlink:actuate="onLoad" draw:mime-type="image/jpeg"/>
</draw:frame>
Recently, the Kingdom of the Netherlands celebrated their national veterans day. During a landmark visit to the Netherlands, the Minister of Affairs of Ukraine, Yulia Laputina, aimed to strengthen the bilateral cooperation of veteran policy and safety units. This visit not only deepened the two states, but also brought valuable results that will contribute to the permanent sites of Ukraine support and care for their veterans and veterans.</text:p>
      <text:p text:style-name="P4">
During the celebration of Veterans Day, Minister Yulia Laputina participated in the awards and reception of his parade by his majesty King Willem-Alexander, Prime Minister Mark Rutte and Netherlands Minister Kaisa Ollongren. The King of the Netherlands, his majesty, Alexander is the patron saint of the Veterans Day. While communicating with Julilalaputina, he, in particular, noted that the Netherlands in debt to veterans, Iododin to express his gratitude - the implementation of a policy that is concerned, recognized and gratitude. This is of particular importance during the war of Russia against Ukraine, which is a manifestation of inhuman cruelty, inaraza all the civilized world with Ukraine.</text:p>
      <text:p text:style-name="P4">
An important aspect of discussions was the use of veterans experience for national development. Significant attention was paid to the study of ways of use of the experience of defenders in the state -making, economic development of the taviduction of society. Ukraine seeks to use the valuable ideas of its veterans of Jvetricians to promote progress and promote their successful reintegration for a living life.</text:p>
      <text:p text:style-name="P4">
One of the key aspects that distinguishes veterans is their teaching by NATO's residual standards. Preparation often includes recent achievements in various fields, such as technologies, engineering, logistics and strategic planning. Use these skills, Ukraine can expand its innovative potential, especially in sectors that rely on advanced technologies, such as cyber -safety, defense and aerospace.In addition, the Netherlands expressed their adamant devotion to cooperation and support of Ukraine in its promotion to their goals. Recognizing the challenges of Ukraine, the Netherlands are solidarity with our country, offering helping to achieve common goals. This constant cooperation emphasizes the strict connection between the two countries and their dedication to ensure the well -being of flights.</text:p>
      <text:p text:style-name="P4">
The results of the visit emphasize the dedication of the Netherlands to support Ukraine of in -cutting aspects of veteran policy and security. Using the knowledge of the Netherlands, Ukraine strengthens its veterans support system, guaranteeing that they will receive proper opportunities and guarantees for a confident network. Both countries have confirmed their desire to introduce the predictions of the Netherlands in the development of a comprehensive veteran policy. It meticulously integrates the veteran policy into a wider security system of Ukraine, providing comprehensive support for veterans.</text:p>
      <text:p text:style-name="P4">
The Prime Minister of the Netherlands Mark Rutte emphasized during the official speech on the continuation and the need for such support for Ukraine to win. He emphasized that the Netherlands expressed the undeniable support of Ukraine and the development of a single security system, in particular, thanks to the experience of its defenders.</text:p>
      <text:p text:style-name="P4">
The partnership between the Netherlands and Ukraine is of great importance, demonstrating the whole international cooperation in the development of peace and well -being thanks to contributions who selflessly served their nations. Thanks to the common values of and supporting support, both countries seek to create a future where veterans will be the driver of future growth.</text:p>
      <text:p text:style-name="P4">
Source: <text:a xlink:type="simple" xlink:href="https://mva.gov.ua/ua/news/niderlandi-partner-ukrayini-u-rozbudovi-veteranskoyi-politiki-ta-bezpeki" text:style-name="Internet_20_link" text:visited-style-name="Visited_20_Internet_20_Link">
Ministry of Veterans of Ukraine</text:a>
</text:p>
      <text:p text:style-name="P4">
News Source: <text:a xlink:type="simple" xlink:href="https://armyinform.com.ua/2023/07/03/niderlandy-pidtrymuyut-ukrayinu-v-rozbudovi-veteranskoyi-polityky-ta-bezpeky/" text:style-name="Internet_20_link" text:visited-style-name="Visited_20_Internet_20_Link">
https://armyinform.com.ua/2023/07/03/niderlandy-pidtrymuyut-ukrayinu-v-rozbudovi-veteranskoyi-polityky-ta-bezpeky/</text:a>
</text:p>
      <!--NEWS-->
      <text:h text:style-name="P10" text:outline-level="1">
<text:span text:style-name="T4">
In the Ministry of Social Policy, they told where and how to get cash to the victims of the Kakhovskaya Hydroelectric Power Plant</text:span>
</text:h>
      <text:p text:style-name="P4">
Author: ['АРМІЯINFORM']</text:p>
      <text:p text:style-name="P4">
Time: 2023-07-03T73:00:00-04:00</text:p>
      <text:p text:style-name="P4">
Description: Usy Pravlinnya to Zachist in the Utkhozani in Ukrainian Priymati declare on one -tim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dsns-kahovka-golovna.jpg" text:style-name="Internet_20_link" text:visited-style-name="Visited_20_Internet_20_Link">
dsns-kahovka-golovna.jpg</text:a>
', '<text:a xlink:type="simple" xlink:href="https://armyinform.com.ua/wp-content/uploads/2023/07/0307-01.jpg" text:style-name="Internet_20_link" text:visited-style-name="Visited_20_Internet_20_Link">
0307-01.jpg</text:a>
', '<text:a xlink:type="simple" xlink:href="https://armyinform.com.ua/wp-content/uploads/2023/07/0307-02.jpg" text:style-name="Internet_20_link" text:visited-style-name="Visited_20_Internet_20_Link">
0307-02.jpg</text:a>
']</text:p>
      <text:p text:style-name="P4">
Tags: ['КАХОВСЬКА ГЕС', 'МІНСОЦПОЛІТИКИ', 'ХЕРСОН']</text:p>
      <text:p text:style-name="P4">
Category: News</text:p>
      <!--METADATA-->
      <text:p text:style-name="P4">
<draw:frame draw:style-name="fr1" draw:name="Image276" text:anchor-type="as-char" svg:width="6.9236in" svg:height="4.617987in" draw:z-index="0">
<draw:image xlink:href="../Images/AРМІЯINFORM/2023-07-03T73-00-00-04-00/dsns-kahovka-golovna.jpg" xlink:type="simple" xlink:show="embed" xlink:actuate="onLoad" draw:mime-type="image/jpeg"/>
</draw:frame>
All the boards of social protection of the population in Ukraine must accept statements on the same material financial assistance to the victims of Kakhovskaya HEP, <text:a xlink:type="simple" xlink:href="https://www.msp.gov.ua/news/22931.html" text:style-name="Internet_20_link" text:visited-style-name="Visited_20_Internet_20_Link">
reports</text:a>
Pressur service.</text:p>
      <text:p text:style-name="P4">
«The Ministry of Social Policy informed all regional state administrations and management of social protection of the population in the regions(Uzn)about the possibility of receiving such appeals. On June 26, the First Deputy Minister of Social Policy Mchak, during a working trip to Kherson and Nikolaev, a responsible meeting on payments for assistance to the residents of Kherson and Mykolaiv region by the management of the Regional State Administration and social security workers, ”the message reads.</text:p>
      <text:p text:style-name="P4">
<draw:frame draw:style-name="fr1" draw:name="Image277" text:anchor-type="as-char" svg:width="6.9236in" svg:height="6.9236in" draw:z-index="0">
<draw:image xlink:href="../Images/AРМІЯINFORM/2023-07-03T73-00-00-04-00/0307-01.jpg" xlink:type="simple" xlink:show="embed" xlink:actuate="onLoad" draw:mime-type="image/jpeg"/>
</draw:frame>
We remind that on June 19, the Government approved the resolution developed by the Ministry of Social Policy, according to which every victim of the flooded regions of the Kherson Imikolaiv regions will receive 5 thousand UAH at the expense of the reserve fund.</text:p>
      <text:p text:style-name="P4">
It is necessary to apply to the bodies of social security by August 31, 2023.(including). Отримати кошти можна буде через АТ «Укрпошта» або через установиуповноважених банків з можливістю їх зняття через платіжні термінали.</text:p>
      <text:p text:style-name="P4">
<draw:frame draw:style-name="fr1" draw:name="Image278" text:anchor-type="as-char" svg:width="6.9236in" svg:height="6.9236in" draw:z-index="0">
<draw:image xlink:href="../Images/AРМІЯINFORM/2023-07-03T73-00-00-04-00/0307-02.jpg" xlink:type="simple" xlink:show="embed" xlink:actuate="onLoad" draw:mime-type="image/jpeg"/>
</draw:frame>
It is noted that the appointment of a one -time payment will not be made to Timit Citles who lived in the flooding territory but moved to other communities, registered as IDPs and receive monthly cash assistance for internally displaced persons from the state.</text:p>
      <text:p text:style-name="P4">
News Source: <text:a xlink:type="simple" xlink:href="https://armyinform.com.ua/2023/07/03/u-minsoczpolityky-rozpovily-de-otrymaty-groshovu-dopomogu-postrazhdalym-vid-pidryvu-kahovskoyi-ges/" text:style-name="Internet_20_link" text:visited-style-name="Visited_20_Internet_20_Link">
https://armyinform.com.ua/2023/07/03/u-minsoczpolityky-rozpovily-de-otrymaty-groshovu-dopomogu-postrazhdalym-vid-pidryvu-kahovskoyi-ges/</text:a>
</text:p>
      <!--NEWS-->
      <text:h text:style-name="P10" text:outline-level="1">
<text:span text:style-name="T4">
19 ammunition warehouses and 7 enemy team points were destroyed in a week</text:span>
</text:h>
      <text:p text:style-name="P4">
Author: ['АРМІЯINFORM']</text:p>
      <text:p text:style-name="P4">
Time: 2023-07-03T74:00:00-04:00</text:p>
      <text:p text:style-name="P4">
Description: The power of the defense of Ukrainian, the Minoi Tizhny was shown by 22 air defeats Penpoiv, 19 Podpoptіv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ВТОРГНЕННЯ РФ', 'ГАННА МАЛЯР']</text:p>
      <text:p text:style-name="P4">
Category: News</text:p>
      <!--METADATA-->
      <text:p text:style-name="P4">
<draw:frame draw:style-name="fr1" draw:name="Image279" text:anchor-type="as-char" svg:width="6.9236in" svg:height="3.890725in" draw:z-index="0">
<draw:image xlink:href="../Images/AРМІЯINFORM/2023-07-03T74-00-00-04-00/sili-oboroni-ukraini-prodovzhuyut-vedennya-nastupalnoi-operacii.jpg" xlink:type="simple" xlink:show="embed" xlink:actuate="onLoad" draw:mime-type="image/jpeg"/>
</draw:frame>
The forces of Ukraine's defense for the last week destroyed 22 PACs of invaders, 19 ammunition warehouses and 7 team points.</text:p>
      <text:p text:style-name="P4">
About it <text:a xlink:type="simple" xlink:href="https://t.me/annamaliar/902" text:style-name="Internet_20_link" text:visited-style-name="Visited_20_Internet_20_Link">
reported</text:a>
Deputy Minister of Defense of Ukraine Anna Malyar.</text:p>
      <text:p text:style-name="P4">
"Last week, the defense forces were able to destroy the enemy goals of high priority, on average, every 70 minutes," the statement said.</text:p>
      <text:p text:style-name="P4">
Yes, for 7 days it was affected:</text:p>
      <ul>
        <li>
94 places of accumulation of troops; -22 anti-aircraft missile complexes; - 19 ammunition warehouses; - 7 team points.</li>
      </ul>
      <text:p text:style-name="P4">
"It is such a routine work that creates the conditions for a further breakthrough in the defense warrior," Anna Malyar added.</text:p>
      <text:p text:style-name="P4">
News Source: <text:a xlink:type="simple" xlink:href="https://armyinform.com.ua/2023/07/03/za-tyzhden-znyshheno-19-skladiv-boyeprypasiv-ta-7-komandnyh-punktiv-protyvnyka-ganna-malyar/" text:style-name="Internet_20_link" text:visited-style-name="Visited_20_Internet_20_Link">
https://armyinform.com.ua/2023/07/03/za-tyzhden-znyshheno-19-skladiv-boyeprypasiv-ta-7-komandnyh-punktiv-protyvnyka-ganna-malyar/</text:a>
</text:p>
      <!--NEWS-->
      <text:h text:style-name="P10" text:outline-level="1">
<text:span text:style-name="T4">
To return the bodies of the dead defenders to the de -industry territories go search groups</text:span>
</text:h>
      <text:p text:style-name="P4">
Author: ['АРМІЯINFORM']</text:p>
      <text:p text:style-name="P4">
Time: 2023-07-03T75:00:00-04:00</text:p>
      <text:p text:style-name="P4">
Description: At the coordinating headquarters, Zustinich Zustinch was biitsyv Kremey Presidential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1ea28224-4213-4bf8-839b-846eaa0b9be0.jpg" text:style-name="Internet_20_link" text:visited-style-name="Visited_20_Internet_20_Link">
1ea28224-4213-4bf8-839b-846eaa0b9be0.jpg</text:a>
']</text:p>
      <text:p text:style-name="P4">
Tags: ['ВІЙСЬКОВОПОЛОНЕНІ', 'КООРДИНАЦІЙНИЙ ШТАБ', 'ПОШУКОВО-РЯТУВАЛЬНІ ЗАГОНИ']</text:p>
      <text:p text:style-name="P4">
Category: News</text:p>
      <!--METADATA-->
      <text:p text:style-name="P4">
<draw:frame draw:style-name="fr1" draw:name="Image280" text:anchor-type="as-char" svg:width="6.9236in" svg:height="4.67343in" draw:z-index="0">
<draw:image xlink:href="../Images/AРМІЯINFORM/2023-07-03T75-00-00-04-00/1ea28224-4213-4bf8-839b-846eaa0b9be0.jpg" xlink:type="simple" xlink:show="embed" xlink:actuate="onLoad" draw:mime-type="image/jpeg"/>
</draw:frame>
The Coordination Headquarters met with the families of the soldiers of the Hetman Bohdan Khmelnytsky, which was answered by representatives of the coordination staff and the Office of Persons missing in special circumstances.</text:p>
      <text:p text:style-name="P4">
About it <text:a xlink:type="simple" xlink:href="https://t.me/Koord_shtab/1430" text:style-name="Internet_20_link" text:visited-style-name="Visited_20_Internet_20_Link">
reports</text:a>
Coordination headquarters of inquiries for the treatment of prisoners of war.</text:p>
      <text:p text:style-name="P4">
Ivan Angelin, a representative of the Office of the Commissioner for Persons missing in special circumstances, spoke about the mechanisms for the search and return of bodies of fallen servicemen.</text:p>
      <text:p text:style-name="P4">
"We record all the information we get from different sources," he said. "Search and exchanged territories are sent and exchanged territories."</text:p>
      <text:p text:style-name="P4">
According to the headquarters, information about the location of prisoners of servicemen comes from various sources. It should be noted that the headquarters also returned from the enemy militia, who had no information about.</text:p>
      <text:p text:style-name="P4">
The work of international organizations, including the missions of the International Committee of the Red Cross, was discussed separately.</text:p>
      <text:p text:style-name="P4">
News Source: <text:a xlink:type="simple" xlink:href="https://armyinform.com.ua/2023/07/03/dlya-povernennya-til-zagyblyh-zahysnykiv-na-deokupovani-terytoriyi-vidpravlyayutsya-poshukovi-grupy/" text:style-name="Internet_20_link" text:visited-style-name="Visited_20_Internet_20_Link">
https://armyinform.com.ua/2023/07/03/dlya-povernennya-til-zagyblyh-zahysnykiv-na-deokupovani-terytoriyi-vidpravlyayutsya-poshukovi-grupy/</text:a>
</text:p>
      <!--NEWS-->
      <text:h text:style-name="P10" text:outline-level="1">
<text:span text:style-name="T4">
Two people died as a result of the attack of Russian drones on amounts</text:span>
</text:h>
      <text:p text:style-name="P4">
Author: ['АРМІЯINFORM']</text:p>
      <text:p text:style-name="P4">
Time: 2023-07-03T76:00:00-04:00</text:p>
      <text:p text:style-name="P4">
Description: Vnaslіdok of the attacks of the Rosieki Bezpilotniki on the ministry of the bangs of people, ... The war with Ukraine 2022, the war with Ukraine is th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051f037-40cc-4fbe-918e-e0dc9841cdc9-1.jpg" text:style-name="Internet_20_link" text:visited-style-name="Visited_20_Internet_20_Link">
3051f037-40cc-4fbe-918e-e0dc9841cdc9-1.jpg</text:a>
']</text:p>
      <text:p text:style-name="P4">
Tags: ['STOPRUSSIA', 'ВОЄННІ ЗЛОЧИНИ ЗС РФ', 'ВТОРГНЕННЯ РФ', 'СУМИ']</text:p>
      <text:p text:style-name="P4">
Category: News</text:p>
      <!--METADATA-->
      <text:p text:style-name="P4">
<draw:frame draw:style-name="fr1" draw:name="Image281" text:anchor-type="as-char" svg:width="6.9236in" svg:height="4.615733in" draw:z-index="0">
<draw:image xlink:href="../Images/AРМІЯINFORM/2023-07-03T76-00-00-04-00/3051f037-40cc-4fbe-918e-e0dc9841cdc9-1.jpg" xlink:type="simple" xlink:show="embed" xlink:actuate="onLoad" draw:mime-type="image/jpeg"/>
</draw:frame>
As a result of the attack of Russian drones around the city, two people were killed, and19 were injured.</text:p>
      <text:p text:style-name="P4">
About it <text:a xlink:type="simple" xlink:href="https://t.me/Sumy_news_ODA/17515" text:style-name="Internet_20_link" text:visited-style-name="Visited_20_Internet_20_Link">
reports</text:a>
Sumy Ova.</text:p>
      <text:p text:style-name="P4">
“As a result of the Shahaneda's attack, 2 people were killed and 19 wounded. Healthcare is 4 victims, 2 of them are severe, 2 to 2 to severity. 15 The victims were assisted and they were released home, among the victims of 1 child 5 years, ”the message reads.</text:p>
      <text:p text:style-name="P4">
Earlier <text:a xlink:type="simple" xlink:href="https://armyinform.com.ua/2023/07/03/vorog-zavdav-udaru-po-czentralnij-chastyni-sum-tryvaye-ryatuvalna-operacziya/" text:style-name="Internet_20_link" text:visited-style-name="Visited_20_Internet_20_Link">
reported</text:a>
that the enemy struck the central part of Sumy.</text:p>
      <text:p text:style-name="P4">
News Source: <text:a xlink:type="simple" xlink:href="https://armyinform.com.ua/2023/07/03/dvoye-lyudej-zagynulo-vnaslidok-ataky-rosijskyh-bezpilotnykiv-na-sumy/" text:style-name="Internet_20_link" text:visited-style-name="Visited_20_Internet_20_Link">
https://armyinform.com.ua/2023/07/03/dvoye-lyudej-zagynulo-vnaslidok-ataky-rosijskyh-bezpilotnykiv-na-sumy/</text:a>
</text:p>
      <!--NEWS-->
      <text:h text:style-name="P10" text:outline-level="1">
<text:span text:style-name="T4">
The enemy struck the central part of Sumy, the rescue operation continues</text:span>
</text:h>
      <text:p text:style-name="P4">
Author: ['АРМІЯINFORM']</text:p>
      <text:p text:style-name="P4">
Time: 2023-07-03T77:00:00-04:00</text:p>
      <text:p text:style-name="P4">
Description: Syogodnі, 3 lipnya, Rosіyskіd pay -on -byska shook the stroke according to m. Sumi, Scho called up to ... War with Ukraine 2022, War with Ukraine Latest news today, War with Ukraine 2022 Last for today, will there be a war between Ukraine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782f2044-d647-4167-a8e1-57f5f5418f8e.jpg" text:style-name="Internet_20_link" text:visited-style-name="Visited_20_Internet_20_Link">
782f2044-d647-4167-a8e1-57f5f5418f8e.jpg</text:a>
', '<text:a xlink:type="simple" xlink:href="https://armyinform.com.ua/wp-content/uploads/2023/07/4c451f48-b9be-4170-a00f-60236df786d5-150x150.jpg" text:style-name="Internet_20_link" text:visited-style-name="Visited_20_Internet_20_Link">
4c451f48-b9be-4170-a00f-60236df786d5-150x150.jpg</text:a>
', '<text:a xlink:type="simple" xlink:href="https://armyinform.com.ua/wp-content/uploads/2023/07/3051f037-40cc-4fbe-918e-e0dc9841cdc9-150x150.jpg" text:style-name="Internet_20_link" text:visited-style-name="Visited_20_Internet_20_Link">
3051f037-40cc-4fbe-918e-e0dc9841cdc9-150x150.jpg</text:a>
', '<text:a xlink:type="simple" xlink:href="https://armyinform.com.ua/wp-content/uploads/2023/07/ee38a213-fbb6-4f43-82fa-48290807b47e-150x150.jpg" text:style-name="Internet_20_link" text:visited-style-name="Visited_20_Internet_20_Link">
ee38a213-fbb6-4f43-82fa-48290807b47e-150x150.jpg</text:a>
']</text:p>
      <text:p text:style-name="P4">
Tags: ['ВОРОЖІ ОБСТРІЛИ', 'СУМИ', 'ХАРКІВСЬКИЙ ТРИБУНАЛ']</text:p>
      <text:p text:style-name="P4">
Category: News</text:p>
      <!--METADATA-->
      <text:p text:style-name="P4">
<draw:frame draw:style-name="fr1" draw:name="Image282" text:anchor-type="as-char" svg:width="6.9236in" svg:height="4.615733in" draw:z-index="0">
<draw:image xlink:href="../Images/AРМІЯINFORM/2023-07-03T77-00-00-04-00/782f2044-d647-4167-a8e1-57f5f5418f8e.jpg" xlink:type="simple" xlink:show="embed" xlink:actuate="onLoad" draw:mime-type="image/jpeg"/>
</draw:frame>
Today, on July 3, Russian occupation troops struck Sumy, which led to significant destruction in the center of the regional center. Rescuers arrived in the place and began to eliminate the consequences.</text:p>
      <text:p text:style-name="P4">
About it <text:a xlink:type="simple" xlink:href="https://t.me/dsns_telegram/18376" text:style-name="Internet_20_link" text:visited-style-name="Visited_20_Internet_20_Link">
reports</text:a>
State Service of Ukraine from Emergency Situations.</text:p>
      <text:p text:style-name="P4">
“The destroyed structures, extinguishing open cells and rescue of people are parsed. In total, about the elders and 19 units of the SES of Ukraine work at the scene. The works are ongoing, ”the message reads.</text:p>
      <text:p text:style-name="P4">
<text:a xlink:type="simple" xlink:href="https://armyinform.com.ua/wp-content/uploads/2023/07/4c451f48-b9be-4170-a00f-60236df786d5.jpg" text:style-name="Internet_20_link" text:visited-style-name="Visited_20_Internet_20_Link">
!(Images/AРМІЯINFORM/2023-07-03T77-00-00-04-00/4c451f48-b9be-4170-a00f-60236df786d5-150x150.jpg)</text:a>
</text:p>
      <text:p text:style-name="P4">
<text:a xlink:type="simple" xlink:href="https://armyinform.com.ua/wp-content/uploads/2023/07/3051f037-40cc-4fbe-918e-e0dc9841cdc9.jpg" text:style-name="Internet_20_link" text:visited-style-name="Visited_20_Internet_20_Link">
<draw:frame draw:style-name="fr1" draw:name="Image283" text:anchor-type="as-char" svg:width="6.9236in" svg:height="6.9236in" draw:z-index="0">
<draw:image xlink:href="../Images/AРМІЯINFORM/2023-07-03T77-00-00-04-00/3051f037-40cc-4fbe-918e-e0dc9841cdc9-150x150.jpg" xlink:type="simple" xlink:show="embed" xlink:actuate="onLoad" draw:mime-type="image/jpeg"/>
</draw:frame>
</text:a>
</text:p>
      <text:p text:style-name="P4">
<text:a xlink:type="simple" xlink:href="https://armyinform.com.ua/wp-content/uploads/2023/07/ee38a213-fbb6-4f43-82fa-48290807b47e.jpg" text:style-name="Internet_20_link" text:visited-style-name="Visited_20_Internet_20_Link">
<draw:frame draw:style-name="fr1" draw:name="Image284" text:anchor-type="as-char" svg:width="6.9236in" svg:height="6.9236in" draw:z-index="0">
<draw:image xlink:href="../Images/AРМІЯINFORM/2023-07-03T77-00-00-04-00/ee38a213-fbb6-4f43-82fa-48290807b47e-150x150.jpg" xlink:type="simple" xlink:show="embed" xlink:actuate="onLoad" draw:mime-type="image/jpeg"/>
</draw:frame>
</text:a>
</text:p>
      <text:p text:style-name="P4">
News Source: <text:a xlink:type="simple" xlink:href="https://armyinform.com.ua/2023/07/03/vorog-zavdav-udaru-po-czentralnij-chastyni-sum-tryvaye-ryatuvalna-operacziya/" text:style-name="Internet_20_link" text:visited-style-name="Visited_20_Internet_20_Link">
https://armyinform.com.ua/2023/07/03/vorog-zavdav-udaru-po-czentralnij-chastyni-sum-tryvaye-ryatuvalna-operacziya/</text:a>
</text:p>
      <!--NEWS-->
      <text:h text:style-name="P10" text:outline-level="1">
<text:span text:style-name="T4">
There are heavy fights in four destinations, more than 30 combat clashes occurred</text:span>
</text:h>
      <text:p text:style-name="P4">
Author: ['АРМІЯINFORM']</text:p>
      <text:p text:style-name="P4">
Time: 2023-07-03T78:00:00-04:00</text:p>
      <text:p text:style-name="P4">
Description: About CED DOIMLAY GS ZS Ukrainian. “The opponent of ZoServzhu is the basic zusille ... The war with Ukraine 2022, the war with Ukraine is the latest news today, the news of the war with Ukraine 2022 is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7/358110749_616390990673983_1999238386288792356_n.jpg" text:style-name="Internet_20_link" text:visited-style-name="Visited_20_Internet_20_Link">
358110749_616390990673983_1999238386288792356_n.jpg</text:a>
']</text:p>
      <text:p text:style-name="P4">
Tags: ['STOPRUSSIA', 'БАХМУТ', 'ВТОРГНЕННЯ РФ', 'ГШ ЗС УКРАЇНИ', 'ЛИМАН']</text:p>
      <text:p text:style-name="P4">
Category: News</text:p>
      <!--METADATA-->
      <text:p text:style-name="P4">
<draw:frame draw:style-name="fr1" draw:name="Image285" text:anchor-type="as-char" svg:width="6.9236in" svg:height="4.018933in" draw:z-index="0">
<draw:image xlink:href="../Images/AРМІЯINFORM/2023-07-03T78-00-00-04-00/358110749_616390990673983_1999238386288792356_n.jpg" xlink:type="simple" xlink:show="embed" xlink:actuate="onLoad" draw:mime-type="image/jpeg"/>
</draw:frame>
<text:span text:style-name="T4">
 🔥 Situation on the Russian invasion </text:span>
 about it <text:a xlink:type="simple" xlink:href="https://www.facebook.com/GeneralStaff.ua/posts/pfbid0hu1Bk7wqdzk6pZ5TDxiNrFejGv3vraX7AbzkhZHGQCej8xxeQzBbGNQJ3k77eqDPl" text:style-name="Internet_20_link" text:visited-style-name="Visited_20_Internet_20_Link">
reports</text:a>
General of the Armed Forces of Ukraine.</text:p>
      <text:p text:style-name="P4">
“The enemy concentrates major efforts on Liman, Bakhmut, Avdiiv and Mariinsky directions, and heavy fights are ongoing. More than 30 combat clashes were arrived during, ”the message reads.</text:p>
      <text:p text:style-name="P4">
It is noted that in the Mariinsky direction, despite the enemy of the aircraft strikes and the fire of artillery, our defenders repelled all 14 attacks of the enemy in the city of Marinka; In the Bakhmut direction, the enemy performed unsuccessful actions of the southeastern or east of Orikhovo-Vasilivka and western Bakhmut.</text:p>
      <text:p text:style-name="P4">
In addition, in the Avdeevsky direction the enemy made artillery shelling of 10 settlements. More than 10 settlements, including Nevskoye, Luganskaya region and Verkhnyamyansk, Berestovo, Razdolivka of Donetsk region, were in the Liman artillery shelling.</text:p>
      <text:p text:style-name="P4">
News Source: <text:a xlink:type="simple" xlink:href="https://armyinform.com.ua/2023/07/03/na-chotyroh-napryamkah-tryvayut-vazhki-boyi-vidbulos-ponad-30-bojovyh-zitknen/" text:style-name="Internet_20_link" text:visited-style-name="Visited_20_Internet_20_Link">
https://armyinform.com.ua/2023/07/03/na-chotyroh-napryamkah-tryvayut-vazhki-boyi-vidbulos-ponad-30-bojovyh-zitknen/</text:a>
</text:p>
      <!--NEWS-->
      <text:h text:style-name="P10" text:outline-level="1">
<text:span text:style-name="T4">
A photo exhibition dedicated to the Armed Forces of Ukraine was opened in the capital</text:span>
</text:h>
      <text:p text:style-name="P4">
Author: ['Євген Букет']</text:p>
      <text:p text:style-name="P4">
Time: 2023-07-03T79:00:00-04:00</text:p>
      <text:p text:style-name="P4">
Description: Sogodni in Ukrinformi Vidkli of the photoevistavka "Zbroinі Sil Ukrainian." I have been i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7/img_9882.jpg" text:style-name="Internet_20_link" text:visited-style-name="Visited_20_Internet_20_Link">
img_9882.jpg</text:a>
', '<text:a xlink:type="simple" xlink:href="https://armyinform.com.ua/wp-content/uploads/2023/07/img_9796.jpg" text:style-name="Internet_20_link" text:visited-style-name="Visited_20_Internet_20_Link">
img_9796.jpg</text:a>
', '<text:a xlink:type="simple" xlink:href="https://armyinform.com.ua/wp-content/uploads/2023/07/img_9882-150x150.jpg" text:style-name="Internet_20_link" text:visited-style-name="Visited_20_Internet_20_Link">
img_9882-150x150.jpg</text:a>
', '<text:a xlink:type="simple" xlink:href="https://armyinform.com.ua/wp-content/uploads/2023/07/img_9832-150x150.jpg" text:style-name="Internet_20_link" text:visited-style-name="Visited_20_Internet_20_Link">
img_9832-150x150.jpg</text:a>
', '<text:a xlink:type="simple" xlink:href="https://armyinform.com.ua/wp-content/uploads/2023/07/img_9836-150x150.jpg" text:style-name="Internet_20_link" text:visited-style-name="Visited_20_Internet_20_Link">
img_9836-150x150.jpg</text:a>
', '<text:a xlink:type="simple" xlink:href="https://armyinform.com.ua/wp-content/uploads/2023/07/img_9902.jpg" text:style-name="Internet_20_link" text:visited-style-name="Visited_20_Internet_20_Link">
img_9902.jpg</text:a>
']</text:p>
      <text:p text:style-name="P4">
Tags: ['ФОТОВИСТАВКА']</text:p>
      <text:p text:style-name="P4">
Category: News</text:p>
      <!--METADATA-->
      <text:p text:style-name="P4">
<draw:frame draw:style-name="fr1" draw:name="Image286" text:anchor-type="as-char" svg:width="6.9236in" svg:height="4.615733in" draw:z-index="0">
<draw:image xlink:href="../Images/AРМІЯINFORM/2023-07-03T79-00-00-04-00/img_9882.jpg" xlink:type="simple" xlink:show="embed" xlink:actuate="onLoad" draw:mime-type="image/jpeg"/>
</draw:frame>
Today, Ukrinform opened a photo exhibition "Armed Forces of Ukraine". The event is referred to within the national project "Unconquered Nation. The National Liberation War of Ukraine against Russia(2013–2023)”.</text:p>
      <text:p text:style-name="P4">
The exhibition presents 36 photo collages representing all the subdivisions of Ukraine(Land Forces, Air Force, Navy, Airborne Assault Troops, Special Operations Forces, Silatorical Defense). Відвідувачі можуть побачити зброю Перемоги, а такожфото Президента України, Верховного Головнокомандувача ЗСУ ВолодимираЗеленського, Головнокомандувача ЗСУ Валерія Залужного, всіх командувачівпідрозділів ЗСУ та архівні світлини, починаючи від Євромайдану і РеволюціїГідності, коли, на переконання авторів проєкту, розпочинався сучасний етапросійсько-українського протистояння.</text:p>
      <text:p text:style-name="P4">
<draw:frame draw:style-name="fr1" draw:name="Image287" text:anchor-type="as-char" svg:width="6.9236in" svg:height="4.615733in" draw:z-index="0">
<draw:image xlink:href="../Images/AРМІЯINFORM/2023-07-03T79-00-00-04-00/img_9796.jpg" xlink:type="simple" xlink:show="embed" xlink:actuate="onLoad" draw:mime-type="image/jpeg"/>
</draw:frame>
- These photos tell our power as a nation, about our ability to support each other at the most difficult moments. This exhibition is the embodiment of our respect and gratitude to all men and women who serve in the Armed Forces of Ukraine, - said the head of the information agency Lieutenant Colonel Vitalisarantsev. -Each photography here is not only a creative expression, but a certificate of life that flows in the conditions of the Russian-Ukrainian war. It shows the world the price that the Ukrainian people pay for their freedom Imir demonstrates that the protection of independence requires sacrifice, courage of tavidag.</text:p>
      <text:p text:style-name="P4">
<text:a xlink:type="simple" xlink:href="https://armyinform.com.ua/wp-content/uploads/2023/07/img_9882.jpg" text:style-name="Internet_20_link" text:visited-style-name="Visited_20_Internet_20_Link">
!(Images/AРМІЯINFORM/2023-07-03T79-00-00-04-00/img_9882-150x150.jpg)</text:a>
</text:p>
      <text:p text:style-name="P4">
<text:a xlink:type="simple" xlink:href="https://armyinform.com.ua/wp-content/uploads/2023/07/img_9832.jpg" text:style-name="Internet_20_link" text:visited-style-name="Visited_20_Internet_20_Link">
<draw:frame draw:style-name="fr1" draw:name="Image288" text:anchor-type="as-char" svg:width="6.9236in" svg:height="6.9236in" draw:z-index="0">
<draw:image xlink:href="../Images/AРМІЯINFORM/2023-07-03T79-00-00-04-00/img_9832-150x150.jpg" xlink:type="simple" xlink:show="embed" xlink:actuate="onLoad" draw:mime-type="image/jpeg"/>
</draw:frame>
</text:a>
</text:p>
      <text:p text:style-name="P4">
<text:a xlink:type="simple" xlink:href="https://armyinform.com.ua/wp-content/uploads/2023/07/img_9836.jpg" text:style-name="Internet_20_link" text:visited-style-name="Visited_20_Internet_20_Link">
<draw:frame draw:style-name="fr1" draw:name="Image289" text:anchor-type="as-char" svg:width="6.9236in" svg:height="6.9236in" draw:z-index="0">
<draw:image xlink:href="../Images/AРМІЯINFORM/2023-07-03T79-00-00-04-00/img_9836-150x150.jpg" xlink:type="simple" xlink:show="embed" xlink:actuate="onLoad" draw:mime-type="image/jpeg"/>
</draw:frame>
</text:a>
Recall that "Armed Forces of Ukraine" is the fourth photographic exposition in the walls of Ukrainian. Earlier, within the project, "an unconquered nation. National Liberation Ukraine against(2013–2023)»The topics were presented:" Warriors of Light "," Unbreakable Ukraine "and" Russia-a terrorist state ". Already before the Day of Defenders of Ukraine, it is planned to publish the first part of the photolites of the same name, which will include the materials of these photo exhibitions.</text:p>
      <text:p text:style-name="P4">
<draw:frame draw:style-name="fr1" draw:name="Image290" text:anchor-type="as-char" svg:width="6.9236in" svg:height="4.49457in" draw:z-index="0">
<draw:image xlink:href="../Images/AРМІЯINFORM/2023-07-03T79-00-00-04-00/img_9902.jpg" xlink:type="simple" xlink:show="embed" xlink:actuate="onLoad" draw:mime-type="image/jpeg"/>
</draw:frame>
</text:p>
      <text:p text:style-name="P4">
<text:span text:style-name="T5">
Foto Dmitry Chalogo</text:span>
</text:p>
      <text:p text:style-name="P4">
News Source: <text:a xlink:type="simple" xlink:href="https://armyinform.com.ua/2023/07/03/u-stolyczi-vidkryly-fotovystavku-prysvyachenu-zbrojnym-sylam-ukrayiny/" text:style-name="Internet_20_link" text:visited-style-name="Visited_20_Internet_20_Link">
https://armyinform.com.ua/2023/07/03/u-stolyczi-vidkryly-fotovystavku-prysvyachenu-zbrojnym-sylam-ukrayiny/</text:a>
</text:p>
      <!--NEWS-->
      <text:h text:style-name="P10" text:outline-level="1">
<text:span text:style-name="T4">
In the Bakhmut direction, new sniper rifles and sights were handed over to fighters</text:span>
</text:h>
      <text:p text:style-name="P4">
Author: ['АРМІЯINFORM']</text:p>
      <text:p text:style-name="P4">
Time: 2023-07-03T80:00:00-04:00</text:p>
      <text:p text:style-name="P4">
Description: Novipy Snipvinci Gvintіvka, the Technical Technical Technician, the stubborn was condemned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8007272_590465026593209_5570888274156287449_n.jpg" text:style-name="Internet_20_link" text:visited-style-name="Visited_20_Internet_20_Link">
358007272_590465026593209_5570888274156287449_n.jpg</text:a>
', '<text:a xlink:type="simple" xlink:href="https://armyinform.com.ua/wp-content/uploads/2023/07/358014392_590464833259895_6455253698915611184_n-150x150.jpg" text:style-name="Internet_20_link" text:visited-style-name="Visited_20_Internet_20_Link">
358014392_590464833259895_6455253698915611184_n-150x150.jpg</text:a>
', '<text:a xlink:type="simple" xlink:href="https://armyinform.com.ua/wp-content/uploads/2023/07/357769627_590465029926542_2716886861387790198_n-150x150.jpg" text:style-name="Internet_20_link" text:visited-style-name="Visited_20_Internet_20_Link">
357769627_590465029926542_2716886861387790198_n-150x150.jpg</text:a>
', '<text:a xlink:type="simple" xlink:href="https://armyinform.com.ua/wp-content/uploads/2023/07/347383055_590465163259862_2253301529082106023_n-150x150.jpg" text:style-name="Internet_20_link" text:visited-style-name="Visited_20_Internet_20_Link">
347383055_590465163259862_2253301529082106023_n-150x150.jpg</text:a>
']</text:p>
      <text:p text:style-name="P4">
Tags: ['ГЕНЕРАЛ-МАЙОР БОГДАН БОНДАР', 'ДЕРЖСПЕЦТРАНССЛУЖБА']</text:p>
      <text:p text:style-name="P4">
Category: News</text:p>
      <!--METADATA-->
      <text:p text:style-name="P4">
<draw:frame draw:style-name="fr1" draw:name="Image291" text:anchor-type="as-char" svg:width="6.9236in" svg:height="4.615733in" draw:z-index="0">
<draw:image xlink:href="../Images/AРМІЯINFORM/2023-07-03T80-00-00-04-00/358007272_590465026593209_5570888274156287449_n.jpg" xlink:type="simple" xlink:show="embed" xlink:actuate="onLoad" draw:mime-type="image/jpeg"/>
</draw:frame>
New sniper rifles, sights and other technical equipment have received units of the State Special Transport Service, which perform the fighting in the Bakhmut direction.</text:p>
      <text:p text:style-name="P4">
This is stated in the post posted on the State Special Transport Service page on <text:a xlink:type="simple" xlink:href="https://www.facebook.com/uadsst/posts/pfbid0RHZ25RKBQM635hzavfdrpSpk89UnjPjDxYWbseciD27Qz1BLaPz8LDsujVQE4zxDl" text:style-name="Internet_20_link" text:visited-style-name="Visited_20_Internet_20_Link">
Facebook</text:a>
.</text:p>
      <text:p text:style-name="P4">
«Голова Адміністрації Держспецтрансслужби передав на передову засоби длянічного переміщення техніки, дві снайперських гвинтівки, набої до них,тепловізійні та оптичні приціли, а також укомплектовані індивідуальні аптечкита рюкзаки бойового медика», — йдеться у дописі.</text:p>
      <text:p text:style-name="P4">
Голова Адміністрації Держспецтрансслужби генерал-майор Богдан Бондар подякуваввійськовослужбовцям за стійкість та мужність виявлену у захисті України. Кращіз кращих отримали з рук Голови Адміністрації відомчі нагороди від Міністраоборони України.</text:p>
      <text:p text:style-name="P4">
<text:a xlink:type="simple" xlink:href="https://armyinform.com.ua/wp-content/uploads/2023/07/358014392_590464833259895_6455253698915611184_n.jpg" text:style-name="Internet_20_link" text:visited-style-name="Visited_20_Internet_20_Link">
<draw:frame draw:style-name="fr1" draw:name="Image292" text:anchor-type="as-char" svg:width="6.9236in" svg:height="6.9236in" draw:z-index="0">
<draw:image xlink:href="../Images/AРМІЯINFORM/2023-07-03T80-00-00-04-00/358014392_590464833259895_6455253698915611184_n-150x150.jpg" xlink:type="simple" xlink:show="embed" xlink:actuate="onLoad" draw:mime-type="image/jpeg"/>
</draw:frame>
</text:a>
</text:p>
      <text:p text:style-name="P4">
<text:a xlink:type="simple" xlink:href="https://armyinform.com.ua/wp-content/uploads/2023/07/357769627_590465029926542_2716886861387790198_n.jpg" text:style-name="Internet_20_link" text:visited-style-name="Visited_20_Internet_20_Link">
<draw:frame draw:style-name="fr1" draw:name="Image293" text:anchor-type="as-char" svg:width="6.9236in" svg:height="6.9236in" draw:z-index="0">
<draw:image xlink:href="../Images/AРМІЯINFORM/2023-07-03T80-00-00-04-00/357769627_590465029926542_2716886861387790198_n-150x150.jpg" xlink:type="simple" xlink:show="embed" xlink:actuate="onLoad" draw:mime-type="image/jpeg"/>
</draw:frame>
</text:a>
</text:p>
      <text:p text:style-name="P4">
<text:a xlink:type="simple" xlink:href="https://armyinform.com.ua/wp-content/uploads/2023/07/347383055_590465163259862_2253301529082106023_n.jpg" text:style-name="Internet_20_link" text:visited-style-name="Visited_20_Internet_20_Link">
<draw:frame draw:style-name="fr1" draw:name="Image294" text:anchor-type="as-char" svg:width="6.9236in" svg:height="6.9236in" draw:z-index="0">
<draw:image xlink:href="../Images/AРМІЯINFORM/2023-07-03T80-00-00-04-00/347383055_590465163259862_2253301529082106023_n-150x150.jpg" xlink:type="simple" xlink:show="embed" xlink:actuate="onLoad" draw:mime-type="image/jpeg"/>
</draw:frame>
</text:a>
- The active phase of liberation of the Ukrainian territories and one of the main ones for us is ongoing, it is a comprehensive provision of units with equipment and property for successful tasks. The obtained weapons and equipment should work with a joint victory and help to save the life of every defender of Ukraine, - the head of the State Special Service Administration.</text:p>
      <text:p text:style-name="P4">
It is noted that the obtained weapons and equipment was purchased for charity from the chairman of the board of PJSC "Cherkasyoblenergo" Oleg Samchuk.</text:p>
      <text:p text:style-name="P4">
News Source: <text:a xlink:type="simple" xlink:href="https://armyinform.com.ua/2023/07/03/na-bahmutskomu-napryamku-bijczyam-derzhspecztranssluzhby-peredaly-novi-snajperski-gvyntivky-ta-pryczily/" text:style-name="Internet_20_link" text:visited-style-name="Visited_20_Internet_20_Link">
https://armyinform.com.ua/2023/07/03/na-bahmutskomu-napryamku-bijczyam-derzhspecztranssluzhby-peredaly-novi-snajperski-gvyntivky-ta-pryczily/</text:a>
</text:p>
      <!--NEWS-->
      <text:h text:style-name="P10" text:outline-level="1">
<text:span text:style-name="T4">
Defense forces in a week destroyed nearly 8 battalions, 21 tanks and 137 enemy artsystems</text:span>
</text:h>
      <text:p text:style-name="P4">
Author: ['АРМІЯINFORM']</text:p>
      <text:p text:style-name="P4">
Time: 2023-07-03T81:00:00-04:00</text:p>
      <text:p text:style-name="P4">
Description: For Past Pastyliye, 26 worms of 2 lips, the defense of the Ukrainian defendes were tanned by Mayzhe 8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630_360_1663863368-624.jpg" text:style-name="Internet_20_link" text:visited-style-name="Visited_20_Internet_20_Link">
630_360_1663863368-624.jpg</text:a>
', '<text:a xlink:type="simple" xlink:href="https://armyinform.com.ua/wp-content/uploads/2023/07/photo_5267363951153367767_y.jpg" text:style-name="Internet_20_link" text:visited-style-name="Visited_20_Internet_20_Link">
photo_5267363951153367767_y.jpg</text:a>
']</text:p>
      <text:p text:style-name="P4">
Tags: ['MILITARY MEDIA CENTER', 'STOPRUSSIA', 'АГРЕСІЯ РФ', 'ВТОРГНЕННЯ РФ']</text:p>
      <text:p text:style-name="P4">
Category: News</text:p>
      <!--METADATA-->
      <text:p text:style-name="P4">
<draw:frame draw:style-name="fr1" draw:name="Image295" text:anchor-type="as-char" svg:width="6.9236in" svg:height="3.956343in" draw:z-index="0">
<draw:image xlink:href="../Images/AРМІЯINFORM/2023-07-03T81-00-00-04-00/630_360_1663863368-624.jpg" xlink:type="simple" xlink:show="embed" xlink:actuate="onLoad" draw:mime-type="image/jpeg"/>
</draw:frame>
Last week, from <text:span text:style-name="T4">
 June 26 to July 2, </text:span>
 Defense forces of Ukraine destroy 8 battalions, 21 tanks, 65 BBM and other equipment and weapons of the enemy.</text:p>
      <text:p text:style-name="P4">
About it in your <text:a xlink:type="simple" xlink:href="https://t.me/militarymediacenter/2422" text:style-name="Internet_20_link" text:visited-style-name="Visited_20_Internet_20_Link">
telegram</text:a>
reports MMILITARY MEDIA CENTER.</text:p>
      <text:p text:style-name="P4">
The Defense Forces of Ukraine have destroyed:</text:p>
      <text:p text:style-name="P4">
<text:span text:style-name="T5">
Personnel </text:span>
<text:span text:style-name="T5">
 - 4090 </text:span>
<text:span text:style-name="T5">
(_Dear 8 battalions</text:span>
<text:span text:style-name="T5">
); <text:span text:style-name="T5">
tanks </text:span>
<text:span text:style-name="T5">
 - 21 </text:span>
<text:span text:style-name="T5">
 <text:span text:style-name="T5">
(Conditionally 2 tank mouth</text:span>
 * </text:span>
); <text:span text:style-name="T5">
combat armored machines </text:span>
<text:span text:style-name="T5">
 - </text:span>
<text:span text:style-name="T5">
 </text:span>
<text:span text:style-name="T5">
 65 </text:span>
<text:span text:style-name="T5">
(<text:span text:style-name="T5">
Dear 2 motorized fireman</text:span>
 <text:span text:style-name="T5">
y</text:span>
 _batalions</text:span>
</text:span>
); <text:span text:style-name="T5">
Artillery Systems </text:span>
<text:span text:style-name="T5">
 - 137 </text:span>
<text:span text:style-name="T5">
(_ Summary of 8 artillery divisions</text:span>
_); <text:span text:style-name="T5">
helicopters </text:span>
<text:span text:style-name="T5">
 - 1 </text:span>
<text:span text:style-name="T5">
; </text:span>
rockets <text:span text:style-name="T4">
 - 3 </text:span>
.</text:p>
      <text:p text:style-name="P4">
<draw:frame draw:style-name="fr1" draw:name="Image296" text:anchor-type="as-char" svg:width="6.9236in" svg:height="4.736896in" draw:z-index="0">
<draw:image xlink:href="../Images/AРМІЯINFORM/2023-07-03T81-00-00-04-00/photo_5267363951153367767_y.jpg" xlink:type="simple" xlink:show="embed" xlink:actuate="onLoad" draw:mime-type="image/jpeg"/>
</draw:frame>
<text:span text:style-name="T4">
*</text:span>
 <text:span text:style-name="T5">
1 Bat. ~ 500</text:span>
 <text:span text:style-name="T5">
Oh</text:span>
 <text:span text:style-name="T5">
; 1 tank mouth ~ 10 tanks; 1 Motor Sizhhnikbat. ~ 34 mach</text:span>
 <text:span text:style-name="T5">
n</text:span>
 <text:span text:style-name="T5">
; 1 Art. Division ~ 18 guns.</text:span>
</text:p>
      <text:p text:style-name="P4">
News Source: <text:a xlink:type="simple" xlink:href="https://armyinform.com.ua/2023/07/03/syly-oborony-za-tyzhden-znyshhyly-majzhe-8-bataljoniv-21-tank-ta-137-vorozhyh-artsystem/" text:style-name="Internet_20_link" text:visited-style-name="Visited_20_Internet_20_Link">
https://armyinform.com.ua/2023/07/03/syly-oborony-za-tyzhden-znyshhyly-majzhe-8-bataljoniv-21-tank-ta-137-vorozhyh-artsystem/</text:a>
</text:p>
      <!--NEWS-->
      <text:h text:style-name="P10" text:outline-level="1">
<text:span text:style-name="T4">
The enemy has caused 44 air strikes on the positions of our troops and settlements</text:span>
</text:h>
      <text:p text:style-name="P4">
Author: ['АРМІЯINFORM']</text:p>
      <text:p text:style-name="P4">
Time: 2023-07-03T82:00:00-04:00</text:p>
      <text:p text:style-name="P4">
Description: About CED DOIMLAY GS ZS Ukrainian. “Vorog Zavdav 44 Avіaatsiyni struck that healthy ... War with Ukraine 2022, war with Ukraine Latest news today, News War with Ukraine 2022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2/84_big-e1675746523219.jpg" text:style-name="Internet_20_link" text:visited-style-name="Visited_20_Internet_20_Link">
84_big-e1675746523219.jpg</text:a>
']</text:p>
      <text:p text:style-name="P4">
Tags: ['STOPRUSSIA', 'ВТОРГНЕННЯ РФ', 'ГШ ЗС УКРАЇНИ']</text:p>
      <text:p text:style-name="P4">
Category: News</text:p>
      <!--METADATA-->
      <text:p text:style-name="P4">
<draw:frame draw:style-name="fr1" draw:name="Image297" text:anchor-type="as-char" svg:width="6.9236in" svg:height="4.829211in" draw:z-index="0">
<draw:image xlink:href="../Images/AРМІЯINFORM/2023-07-03T82-00-00-04-00/84_big-e1675746523219.jpg" xlink:type="simple" xlink:show="embed" xlink:actuate="onLoad" draw:mime-type="image/jpeg"/>
</draw:frame>
Illustrative Photo <text:span text:style-name="T4">
 🔥Set on Russian invasion </text:span>
</text:p>
      <text:p text:style-name="P4">
About it <text:a xlink:type="simple" xlink:href="https://www.facebook.com/GeneralStaff.ua/posts/pfbid0hu1Bk7wqdzk6pZ5TDxiNrFejGv3vraX7AbzkhZHGQCej8xxeQzBbGNQJ3k77eqDPl" text:style-name="Internet_20_link" text:visited-style-name="Visited_20_Internet_20_Link">
reports</text:a>
General of the Armed Forces of Ukraine.</text:p>
      <text:p text:style-name="P4">
"The enemy has struck 44 aircraft strikes and made about 50 shelling of the reactive systems of volley fire at the positions of our troops and inhabited donations," the message reads.</text:p>
      <text:p text:style-name="P4">
It is noted that during the day the Russian invaders struck the next rocket and aviation strike on the territory of Ukraine, applying 3 anti-aircraft managed S-300 and 20 Iranian Iranian UAVs of Shahd for civilian infrastructure sites in Sumy, Donetsk and Zaporizhzhya regions. The benefits of the air forces and air forces in the interaction of the protruding defense of other components of the Defense Forces of Ukraine destroyed 14 SHahd UAVs.</text:p>
      <text:p text:style-name="P4">
The Ministry of Internal Affairs of Ukraine warns that the likelihood of missile and aircraft strikes throughout Ukraine remains high.</text:p>
      <text:p text:style-name="P4">
News Source: <text:a xlink:type="simple" xlink:href="https://armyinform.com.ua/2023/07/03/protyvnyk-zavdav-44-aviaudary-po-pozycziyam-nashyh-vijsk-ta-naselenyh-punktah/" text:style-name="Internet_20_link" text:visited-style-name="Visited_20_Internet_20_Link">
https://armyinform.com.ua/2023/07/03/protyvnyk-zavdav-44-aviaudary-po-pozycziyam-nashyh-vijsk-ta-naselenyh-punktah/</text:a>
</text:p>
      <!--NEWS-->
      <text:h text:style-name="P10" text:outline-level="1">
<text:span text:style-name="T4">
In Kiev, a memorial sign of the fallen soldiers of the Navy of the Armed Forces of Ukraine was opened</text:span>
</text:h>
      <text:p text:style-name="P4">
Author: ['Микола Давидовський']</text:p>
      <text:p text:style-name="P4">
Time: 2023-07-03T83:00:00-04:00</text:p>
      <text:p text:style-name="P4">
Description: At the capital, in the capital of the sailor Park Vidbulu, the pamper sign is the war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golovna-3.jpg" text:style-name="Internet_20_link" text:visited-style-name="Visited_20_Internet_20_Link">
golovna-3.jpg</text:a>
', '<text:a xlink:type="simple" xlink:href="https://armyinform.com.ua/wp-content/uploads/2023/07/img_0207-1.jpg" text:style-name="Internet_20_link" text:visited-style-name="Visited_20_Internet_20_Link">
img_0207-1.jpg</text:a>
', '<text:a xlink:type="simple" xlink:href="https://armyinform.com.ua/wp-content/uploads/2023/07/img_0245-1-150x150.jpg" text:style-name="Internet_20_link" text:visited-style-name="Visited_20_Internet_20_Link">
img_0245-1-150x150.jpg</text:a>
', '<text:a xlink:type="simple" xlink:href="https://armyinform.com.ua/wp-content/uploads/2023/07/img_0262-1-150x150.jpg" text:style-name="Internet_20_link" text:visited-style-name="Visited_20_Internet_20_Link">
img_0262-1-150x150.jpg</text:a>
', '<text:a xlink:type="simple" xlink:href="https://armyinform.com.ua/wp-content/uploads/2023/07/img_0265-1-150x150.jpg" text:style-name="Internet_20_link" text:visited-style-name="Visited_20_Internet_20_Link">
img_0265-1-150x150.jpg</text:a>
', '<text:a xlink:type="simple" xlink:href="https://armyinform.com.ua/wp-content/uploads/2023/07/img_0282-1-150x150.jpg" text:style-name="Internet_20_link" text:visited-style-name="Visited_20_Internet_20_Link">
img_0282-1-150x150.jpg</text:a>
', '<text:a xlink:type="simple" xlink:href="https://armyinform.com.ua/wp-content/uploads/2023/07/img_0314-1-150x150.jpg" text:style-name="Internet_20_link" text:visited-style-name="Visited_20_Internet_20_Link">
img_0314-1-150x150.jpg</text:a>
', '<text:a xlink:type="simple" xlink:href="https://armyinform.com.ua/wp-content/uploads/2023/07/img_0320-1-150x150.jpg" text:style-name="Internet_20_link" text:visited-style-name="Visited_20_Internet_20_Link">
img_0320-1-150x150.jpg</text:a>
', '<text:a xlink:type="simple" xlink:href="https://armyinform.com.ua/wp-content/uploads/2023/07/img_0170-1-150x150.jpg" text:style-name="Internet_20_link" text:visited-style-name="Visited_20_Internet_20_Link">
img_0170-1-150x150.jpg</text:a>
']</text:p>
      <text:p text:style-name="P4">
Tags: ['ВМС ЗС УКРАЇНИ', 'ВТОРГНЕННЯ РФ', 'ВШАНУВАННЯ', 'ОЛЕКСІЙ НЕЇЖПАПА', 'ПАМ’ЯТНИЙ ЗНАК']</text:p>
      <text:p text:style-name="P4">
Category: News</text:p>
      <!--METADATA-->
      <text:p text:style-name="P4">
<draw:frame draw:style-name="fr1" draw:name="Image298" text:anchor-type="as-char" svg:width="6.9236in" svg:height="4.609964in" draw:z-index="0">
<draw:image xlink:href="../Images/AРМІЯINFORM/2023-07-03T83-00-00-04-00/golovna-3.jpg" xlink:type="simple" xlink:show="embed" xlink:actuate="onLoad" draw:mime-type="image/jpeg"/>
</draw:frame>
Today, a monument was opened in the capital in the capital of the seafarers in honor of the fallen warriors of the Navy of the Armed Forces of Ukraine in the war of the Ridwiance Aggressor.</text:p>
      <text:p text:style-name="P4">
The event was attended by the Commander of the Navy, Alexei Shepap, the River Fleet Command, as well as public figures and volunteers.</text:p>
      <text:p text:style-name="P4">
<draw:frame draw:style-name="fr1" draw:name="Image299" text:anchor-type="as-char" svg:width="6.9236in" svg:height="4.609964in" draw:z-index="0">
<draw:image xlink:href="../Images/AРМІЯINFORM/2023-07-03T83-00-00-04-00/img_0207-1.jpg" xlink:type="simple" xlink:show="embed" xlink:actuate="onLoad" draw:mime-type="image/jpeg"/>
</draw:frame>
- Today, in the capital of our country, we have opened a memorial sign to the dead of the Hard War for us. This is a very significant event, because we must remember our men and women who have given our lives. The life of our Ukraine is the life and independence of our Ukraine, - said Viceadmiral Alexeyneduvidpapa.</text:p>
      <text:p text:style-name="P4">
<text:a xlink:type="simple" xlink:href="https://armyinform.com.ua/wp-content/uploads/2023/07/img_0245-1.jpg" text:style-name="Internet_20_link" text:visited-style-name="Visited_20_Internet_20_Link">
!(Images/AРМІЯINFORM/2023-07-03T83-00-00-04-00/img_0245-1-150x150.jpg)</text:a>
</text:p>
      <text:p text:style-name="P4">
<text:a xlink:type="simple" xlink:href="https://armyinform.com.ua/wp-content/uploads/2023/07/img_0262-1.jpg" text:style-name="Internet_20_link" text:visited-style-name="Visited_20_Internet_20_Link">
<draw:frame draw:style-name="fr1" draw:name="Image300" text:anchor-type="as-char" svg:width="6.9236in" svg:height="6.9236in" draw:z-index="0">
<draw:image xlink:href="../Images/AРМІЯINFORM/2023-07-03T83-00-00-04-00/img_0262-1-150x150.jpg" xlink:type="simple" xlink:show="embed" xlink:actuate="onLoad" draw:mime-type="image/jpeg"/>
</draw:frame>
</text:a>
</text:p>
      <text:p text:style-name="P4">
<text:a xlink:type="simple" xlink:href="https://armyinform.com.ua/wp-content/uploads/2023/07/img_0265-1.jpg" text:style-name="Internet_20_link" text:visited-style-name="Visited_20_Internet_20_Link">
<draw:frame draw:style-name="fr1" draw:name="Image301" text:anchor-type="as-char" svg:width="6.9236in" svg:height="6.9236in" draw:z-index="0">
<draw:image xlink:href="../Images/AРМІЯINFORM/2023-07-03T83-00-00-04-00/img_0265-1-150x150.jpg" xlink:type="simple" xlink:show="embed" xlink:actuate="onLoad" draw:mime-type="image/jpeg"/>
</draw:frame>
</text:a>
</text:p>
      <text:p text:style-name="P4">
<text:a xlink:type="simple" xlink:href="https://armyinform.com.ua/wp-content/uploads/2023/07/img_0282-1.jpg" text:style-name="Internet_20_link" text:visited-style-name="Visited_20_Internet_20_Link">
<draw:frame draw:style-name="fr1" draw:name="Image302" text:anchor-type="as-char" svg:width="6.9236in" svg:height="6.9236in" draw:z-index="0">
<draw:image xlink:href="../Images/AРМІЯINFORM/2023-07-03T83-00-00-04-00/img_0282-1-150x150.jpg" xlink:type="simple" xlink:show="embed" xlink:actuate="onLoad" draw:mime-type="image/jpeg"/>
</draw:frame>
</text:a>
</text:p>
      <text:p text:style-name="P4">
<text:a xlink:type="simple" xlink:href="https://armyinform.com.ua/wp-content/uploads/2023/07/img_0314-1.jpg" text:style-name="Internet_20_link" text:visited-style-name="Visited_20_Internet_20_Link">
<draw:frame draw:style-name="fr1" draw:name="Image303" text:anchor-type="as-char" svg:width="6.9236in" svg:height="6.9236in" draw:z-index="0">
<draw:image xlink:href="../Images/AРМІЯINFORM/2023-07-03T83-00-00-04-00/img_0314-1-150x150.jpg" xlink:type="simple" xlink:show="embed" xlink:actuate="onLoad" draw:mime-type="image/jpeg"/>
</draw:frame>
</text:a>
</text:p>
      <text:p text:style-name="P4">
<text:a xlink:type="simple" xlink:href="https://armyinform.com.ua/wp-content/uploads/2023/07/img_0320-1.jpg" text:style-name="Internet_20_link" text:visited-style-name="Visited_20_Internet_20_Link">
<draw:frame draw:style-name="fr1" draw:name="Image304" text:anchor-type="as-char" svg:width="6.9236in" svg:height="6.9236in" draw:z-index="0">
<draw:image xlink:href="../Images/AРМІЯINFORM/2023-07-03T83-00-00-04-00/img_0320-1-150x150.jpg" xlink:type="simple" xlink:show="embed" xlink:actuate="onLoad" draw:mime-type="image/jpeg"/>
</draw:frame>
</text:a>
</text:p>
      <text:p text:style-name="P4">
<text:a xlink:type="simple" xlink:href="https://armyinform.com.ua/wp-content/uploads/2023/07/img_0170-1.jpg" text:style-name="Internet_20_link" text:visited-style-name="Visited_20_Internet_20_Link">
<draw:frame draw:style-name="fr1" draw:name="Image305" text:anchor-type="as-char" svg:width="6.9236in" svg:height="6.9236in" draw:z-index="0">
<draw:image xlink:href="../Images/AРМІЯINFORM/2023-07-03T83-00-00-04-00/img_0170-1-150x150.jpg" xlink:type="simple" xlink:show="embed" xlink:actuate="onLoad" draw:mime-type="image/jpeg"/>
</draw:frame>
</text:a>
The commemorative sign was created by joint efforts of military management, river flotilla, local authorities, patrons and volunteers. The holy duty is to remember and honor the heroes who gave their lives to Ukraine.</text:p>
      <text:p text:style-name="P4">
Commander of the Naval Forces Viecadmiral Alexei Zhpapa by the Savior Seails State awards, MO and Commander-in-Chief of the Ukrainian.</text:p>
      <text:p text:style-name="P4">
News Source: <text:a xlink:type="simple" xlink:href="https://armyinform.com.ua/2023/07/03/u-kyyevi-vidkryly-pamyatnyj-znak-zagyblym-voyinam-vms-zs-ukrayiny/" text:style-name="Internet_20_link" text:visited-style-name="Visited_20_Internet_20_Link">
https://armyinform.com.ua/2023/07/03/u-kyyevi-vidkryly-pamyatnyj-znak-zagyblym-voyinam-vms-zs-ukrayiny/</text:a>
</text:p>
      <!--NEWS-->
      <text:h text:style-name="P10" text:outline-level="1">
<text:span text:style-name="T4">
In the Bakhmut direction, the situation was aggravated again - Anna Malyar</text:span>
</text:h>
      <text:p text:style-name="P4">
Author: ['АРМІЯINFORM']</text:p>
      <text:p text:style-name="P4">
Time: 2023-07-03T84:00:00-04:00</text:p>
      <text:p text:style-name="P4">
Description: At Bakhmutsky, Snow's situation was launched, Trivoy Dvobi for the crossin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БАХМУТ', 'ВТОРГНЕННЯ РФ', 'ГАННА МАЛЯР']</text:p>
      <text:p text:style-name="P4">
Category: News</text:p>
      <!--METADATA-->
      <text:p text:style-name="P4">
<draw:frame draw:style-name="fr1" draw:name="Image306" text:anchor-type="as-char" svg:width="6.9236in" svg:height="3.890725in" draw:z-index="0">
<draw:image xlink:href="../Images/AРМІЯINFORM/2023-07-03T84-00-00-04-00/sili-oboroni-ukraini-prodovzhuyut-vedennya-nastupalnoi-operacii.jpg" xlink:type="simple" xlink:show="embed" xlink:actuate="onLoad" draw:mime-type="image/jpeg"/>
</draw:frame>
In the Bakhmut direction, the situation has aggravated again, there is a duel of the initiative.</text:p>
      <text:p text:style-name="P4">
About it <text:a xlink:type="simple" xlink:href="https://www.facebook.com/ganna.maliar/posts/pfbid02wDzVmP4VCzPFftK22mKLtJKdKDxKWRPM8AJX5T9ScdCGTbDdyWiLmZsHZCyceL9Ml" text:style-name="Internet_20_link" text:visited-style-name="Visited_20_Internet_20_Link">
reported</text:a>
Deputy Minister of Defense of Ukraine Anna Malyar.</text:p>
      <text:p text:style-name="P4">
“In the Bakhmut direction, the situation has aggravated again. There is a duel of the initiative. Today, the enemy tried to advance on this way, but unsuccessfully. And our defense forces have had some success.</text:p>
      <text:p text:style-name="P4">
However, the situation is changing very rapidly. Control over the same positions can be lost twice a day. The enemy actively responds to all -actions and creates three lines of defense in threatening directions.</text:p>
      <text:p text:style-name="P4">
On the southern flank in the area of Klicshchiivka, our troops with battles, but are being released. Instead, battles continue on the northern flank.</text:p>
      <text:p text:style-name="P4">
In Bakhmut herself is also restless. The enemy in the city is constantly fire, trying to break our logistics and cause us maximum losses. At the same time, the defenders do not allow the enemy to move around the city and affect the fire of the position, ”Anna Malyar said.</text:p>
      <text:p text:style-name="P4">
News Source: <text:a xlink:type="simple" xlink:href="https://armyinform.com.ua/2023/07/03/na-bahmutskomu-napryamku-obstanovka-znovu-zagostrylas-ganna-malyar/" text:style-name="Internet_20_link" text:visited-style-name="Visited_20_Internet_20_Link">
https://armyinform.com.ua/2023/07/03/na-bahmutskomu-napryamku-obstanovka-znovu-zagostrylas-ganna-malyar/</text:a>
</text:p>
      <!--NEWS-->
      <text:h text:style-name="P10" text:outline-level="1">
<text:span text:style-name="T4">
Dmytro Kuleba discussed with the Foreign Minister of France Ukraine's accession to NATO</text:span>
</text:h>
      <text:p text:style-name="P4">
Author: ['АРМІЯINFORM']</text:p>
      <text:p text:style-name="P4">
Time: 2023-07-03T85:00:00-04:00</text:p>
      <text:p text:style-name="P4">
Description: The Ministry of Laws of the Lawless Association Dmitro Kuleb Proviv Rozmov Zi Zai Franushako King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22-58.jpg" text:style-name="Internet_20_link" text:visited-style-name="Visited_20_Internet_20_Link">
22-58.jpg</text:a>
']</text:p>
      <text:p text:style-name="P4">
Tags: ['ДМИТРО КУЛЕБА', 'КАТРІН КОЛОННА', 'НАТО', 'ФРАНЦІЯ']</text:p>
      <text:p text:style-name="P4">
Category: News</text:p>
      <!--METADATA-->
      <text:p text:style-name="P4">
<draw:frame draw:style-name="fr1" draw:name="Image307" text:anchor-type="as-char" svg:width="6.9236in" svg:height="3.864982in" draw:z-index="0">
<draw:image xlink:href="../Images/AРМІЯINFORM/2023-07-03T85-00-00-04-00/22-58.jpg" xlink:type="simple" xlink:show="embed" xlink:actuate="onLoad" draw:mime-type="image/jpeg"/>
</draw:frame>
Foreign Minister Dmytro Kuleba had a conversation with his French coal Catherine Colon.</text:p>
      <text:p text:style-name="P4">
About this <text:a xlink:type="simple" xlink:href="https://twitter.com/DmytroKuleba/status/1675852554238849024" text:style-name="Internet_20_link" text:visited-style-name="Visited_20_Internet_20_Link">
Chapter</text:a>
The Ministry of Foreign Affairs of Ukraine reported on Twitter.</text:p>
      <text:p text:style-name="P4">
According to him, the theme of the conversation was the NATO Vilnius Summit and the future accession of Ukraine to the Alliance.</text:p>
      <text:p text:style-name="P4">
“The center of my telephone conversation was the prospect of Ukraine's membership in NATO. He is a fashion for France for adamant support for Ukraine, ”Dmytro Kuleba wrote.</text:p>
      <text:p text:style-name="P4">
He noted that the July Summit of the Alliance should demonstrate the force, in particular the NATO -NATO, NATO.</text:p>
      <text:p text:style-name="P4">
News Source: <text:a xlink:type="simple" xlink:href="https://armyinform.com.ua/2023/07/03/dmytro-kuleba-obgovoryv-z-glavoyu-mzs-francziyi-vstup-ukrayiny-do-nato/" text:style-name="Internet_20_link" text:visited-style-name="Visited_20_Internet_20_Link">
https://armyinform.com.ua/2023/07/03/dmytro-kuleba-obgovoryv-z-glavoyu-mzs-francziyi-vstup-ukrayiny-do-nato/</text:a>
</text:p>
      <!--NEWS-->
      <text:h text:style-name="P10" text:outline-level="1">
<text:span text:style-name="T4">
Fabris Pokie: The Summit in Wales was the first to view its main mission in Europe</text:span>
</text:h>
      <text:p text:style-name="P4">
Author: ['Єгор Брайлян']</text:p>
      <text:p text:style-name="P4">
Time: 2023-07-03T86:00:00-04:00</text:p>
      <text:p text:style-name="P4">
Description: The Pivnish -Autlantic Alliance Prishov Pevna Evolutsia in the Rosuminni, ShO Take Defens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2-1-scaled.jpg" text:style-name="Internet_20_link" text:visited-style-name="Visited_20_Internet_20_Link">
1-2-1-scaled.jpg</text:a>
', '<text:a xlink:type="simple" xlink:href="https://armyinform.com.ua/wp-content/uploads/2023/07/2-2-1.jpg" text:style-name="Internet_20_link" text:visited-style-name="Visited_20_Internet_20_Link">
2-2-1.jpg</text:a>
', '<text:a xlink:type="simple" xlink:href="https://armyinform.com.ua/wp-content/uploads/2023/07/3-1-1.jpg" text:style-name="Internet_20_link" text:visited-style-name="Visited_20_Internet_20_Link">
3-1-1.jpg</text:a>
', '<text:a xlink:type="simple" xlink:href="https://armyinform.com.ua/wp-content/uploads/2023/07/4-3-scaled.jpg" text:style-name="Internet_20_link" text:visited-style-name="Visited_20_Internet_20_Link">
4-3-scaled.jpg</text:a>
', '<text:a xlink:type="simple" xlink:href="https://armyinform.com.ua/wp-content/uploads/2023/07/5-3-scaled.jpg" text:style-name="Internet_20_link" text:visited-style-name="Visited_20_Internet_20_Link">
5-3-scaled.jpg</text:a>
', '<text:a xlink:type="simple" xlink:href="https://armyinform.com.ua/wp-content/uploads/2023/07/6-1-1.jpg" text:style-name="Internet_20_link" text:visited-style-name="Visited_20_Internet_20_Link">
6-1-1.jpg</text:a>
', '<text:a xlink:type="simple" xlink:href="https://armyinform.com.ua/wp-content/uploads/2021/11/image_-26_15-38-03-2.jpg" text:style-name="Internet_20_link" text:visited-style-name="Visited_20_Internet_20_Link">
image_-26_15-38-03-2.jpg</text:a>
']</text:p>
      <text:p text:style-name="P4">
Tags: ['UARENATO', 'ВЕЛИКА БРИТАНІЯ', 'КАНАДА', 'НАТО', 'НІМЕЧЧИНА', 'УКРАЇНА – НАТО', 'ФАБРІС ПОТ’Є']</text:p>
      <text:p text:style-name="P4">
Category: News</text:p>
      <!--METADATA-->
      <text:p text:style-name="P4">
<draw:frame draw:style-name="fr1" draw:name="Image308" text:anchor-type="as-char" svg:width="6.9236in" svg:height="4.615733in" draw:z-index="0">
<draw:image xlink:href="../Images/AРМІЯINFORM/2023-07-03T86-00-00-04-00/1-2-1-scaled.jpg" xlink:type="simple" xlink:show="embed" xlink:actuate="onLoad" draw:mime-type="image/jpeg"/>
</draw:frame>
The North Atlantic Alliance has undergone a certain evolution in the understanding of what is a defense, restraint, and how to respond to security challenges. The beginning of the Russian aggression against Ukraine in 2014 from the occupation of Crimea and the beginning of hostilities, Nadonbass led to conceptual changes in NATO.</text:p>
      <text:p text:style-name="P4">
More about NATO changing its approaches to security, said a tribal interview for the ArmyInform CEO of Rasmussen Globalfabris, which previously formed the Alliance Development Strategy. The first part of the NATO summit in Wales 2014 and whether 2 %of GDP costs are enough.</text:p>
      <text:p text:style-name="P4">
*!Saint-Kanen-Ivelin, Versel University of Versel University and Metropolitenlondon University. In 2007-2010 he was the founding director Carnegie Europe. In 2010-2016-the head of the NATO Secretary General Planning Office. Since 2016 - CEO of Rasmussen Global.__</text:p>
      <text:p text:style-name="P4">
<text:span text:style-name="T4">
 <text:span text:style-name="T5">
-</text:span>
 </text:span>
 <text:span text:style-name="T4">
 What do you think about NATO transformations during Russian large -scale coordination of Russia to Ukraine? How did the war change alliance? </text:span>
</text:p>
      <text:p text:style-name="P4">
<text:span text:style-name="T5">
-</text:span>
 I think there were two speakers. First, when NATO for the first time in the latest history began to revise their concept of nuclear restraint. This was really a reversible moment. When I joined NATO in 2010, there was an analysis of defense and nuclear restraint, but very few people were ready to talk about nuclear restraint as such.</text:p>
      <text:p text:style-name="P4">
<draw:frame draw:style-name="fr1" draw:name="Image309" text:anchor-type="as-char" svg:width="6.9236in" svg:height="2.927655in" draw:z-index="0">
<draw:image xlink:href="../Images/AРМІЯINFORM/2023-07-03T86-00-00-04-00/2-2-1.jpg" xlink:type="simple" xlink:show="embed" xlink:actuate="onLoad" draw:mime-type="image/jpeg"/>
</draw:frame>
NATO leaders at Chicago Summit 2012</text:p>
      <text:p text:style-name="P4">
In 2014, there was a moment when NATO had to rethink these terms to re -reinstall them. So, I think, in the conceptual, intellectual development, it was the discovery of the concept of nuclear restraint. NATO had to defile its position in the European territory against what it has argued as a greater threat to Russia.</text:p>
      <text:p text:style-name="P4">
And the second dynamics is that, apparently, a much minority was carried out, which were needed to restrain Putin. As we are unfortunately the field in 2022, eight years he made it again <text:span text:style-name="T5">
(</text:span>
 _ stopped on Ukraine. —The ed.)_.</text:p>
      <text:p text:style-name="P4">
And that means that in some way NATO's restraint and defense measures have been partially seized. Yes, the Alliance managed to protect its territory, but the plans of holding were failed, including sanctions that did not change the behavior of theuputin. Therefore, I think it was an important lesson in 2014.<text:span text:style-name="T5">
-</text:span>
 If you look at <text:a xlink:type="simple" xlink:href="https://www.nato.int/cps/en/natohq/official_texts_68580.htm" text:style-name="Internet_20_link" text:visited-style-name="Visited_20_Internet_20_Link">
the strategic concept of 2010</text:a>
, it was a truly attempt to find a balance between three main tasks. Namely collective defense, foreign missions and new security threats. But very quickly, since 2014, the concept of 2010 was crossed out by the first Russian aggression against Ukraine.</text:p>
      <text:p text:style-name="P4">
<draw:frame draw:style-name="fr1" draw:name="Image310" text:anchor-type="as-char" svg:width="6.9236in" svg:height="9.679757in" draw:z-index="0">
<draw:image xlink:href="../Images/AРМІЯINFORM/2023-07-03T86-00-00-04-00/3-1-1.jpg" xlink:type="simple" xlink:show="embed" xlink:actuate="onLoad" draw:mime-type="image/jpeg"/>
</draw:frame>
And I started editing a strategic concept. You know when a Word is viewed to see what can be changed, which is completely complete. And how NATO characterized relations with Russia, obviously, it was more strategic partnership.</text:p>
      <text:p text:style-name="P4">
I think that the balance between the above three main tasks was also impossible.</text:p>
      <text:p text:style-name="P4">
The main task was the collective defense of the Alliance. And then we began to combine other activities around the defense, including new threats.</text:p>
      <text:p text:style-name="P4">
<text:span text:style-name="T4">
 <text:span text:style-name="T5">
-</text:span>
 </text:span>
 <text:span text:style-name="T4">
 Why NATO Wales Summit in 2014 became historical? </text:span>
</text:p>
      <text:p text:style-name="P4">
<text:span text:style-name="T5">
-</text:span>
 I think it was the first point when NATO returned to Europe both as a waoperative and philosophical sense. It was the first summit to which it was considering its main mission in Europe. The value of the latter was not the main among the priorities of the Alliance.</text:p>
      <text:p text:style-name="P4">
<draw:frame draw:style-name="fr1" draw:name="Image311" text:anchor-type="as-char" svg:width="6.9236in" svg:height="4.736896in" draw:z-index="0">
<draw:image xlink:href="../Images/AРМІЯINFORM/2023-07-03T86-00-00-04-00/4-3-scaled.jpg" xlink:type="simple" xlink:show="embed" xlink:actuate="onLoad" draw:mime-type="image/jpeg"/>
</draw:frame>
And I remember the meeting in the North Atlantic Council <text:span text:style-name="T5">
(NATO's main political organ. - Ed.)</text:span>
, on which we discussed how to build a territorial defense and what weapons need to have. But then new gaps emerged strategic planning, such as mobility.</text:p>
      <text:p text:style-name="P4">
NATO had a new brilliant solution after Wales _ --__ a plan of readiness. The Equati argued that more than 40,000 NATO forces would be almost constantly being deployed on the eastern flank. But for a short time, they had to be deposited with additional alliance forces.</text:p>
      <text:p text:style-name="P4">
We have realized that there were no legal arrangements to quickly overwhelm NATO forces.</text:p>
      <text:p text:style-name="P4">
Part, if you want, rethink an alliance called "Readiness Action Plan", agreed at the Summit in Newport(Wales)In the United Kingdom, which became a truly molding summit. Because at that time, NATO allies discussed the teaching of foreign forces about Afghanistan. Instead, the Alliance did not speak prokelive defense and nuclear restraint in the European territory.</text:p>
      <text:p text:style-name="P4">
The summit in Wales was the first of a series of summits, where the topics of discussion are collective defense, nuclear restraint and Russia. And the trend persists.<text:span text:style-name="T5">
-</text:span>
 Yes, it was a heavy battle. I prepared the initial Atlantic Declaration. The intervals were difficult, especially with Canada and Germany. The then Canadian Prime Minister, Stephen Harper, was a fiscal hawk, which was compounded for money for 2 % of GDP for defense. And then many other countries hid the borrowing of Canada and Germany, because it was convenient.</text:p>
      <text:p text:style-name="P4">
As a result, we received a text with a typical diplomatic language where there were many of the magnitude.</text:p>
      <text:p text:style-name="P4">
However, we can call it success. Why? Because for the first time, such a requirement was presented for approval to the heads of state.</text:p>
      <text:p text:style-name="P4">
<draw:frame draw:style-name="fr1" draw:name="Image312" text:anchor-type="as-char" svg:width="6.9236in" svg:height="6.277397in" draw:z-index="0">
<draw:image xlink:href="../Images/AРМІЯINFORM/2023-07-03T86-00-00-04-00/5-3-scaled.jpg" xlink:type="simple" xlink:show="embed" xlink:actuate="onLoad" draw:mime-type="image/jpeg"/>
</draw:frame>
The main results of the NATO summit in Wales/ Army Infographic</text:p>
      <text:p text:style-name="P4">
And that was my initial idea when Anders Fog Rasmussen <text:span text:style-name="T5">
(NATO Secretary General U2009-2014. - Ed.)</text:span>
 announced her. In fact, 2 % of the cost of defending in the past, and even 3 % during the Cold War.</text:p>
      <text:p text:style-name="P4">
<text:span text:style-name="T4">
 <text:span text:style-name="T5">
-</text:span>
 </text:span>
 <text:span text:style-name="T4">
 What is the result of this obligation now? </text:span>
</text:p>
      <text:p text:style-name="P4">
<text:span text:style-name="T5">
-</text:span>
 first, there are two people who have forced to increase NATO's costs for defense _ --_ Vladimir Putin and Donald Trump. In a crazy way but trigger became(aggressive)Putin's actions against Ukraine. Therefore, many European countries have acknowledged that they need to increase defense and ability.</text:p>
      <text:p text:style-name="P4">
And then Donald Trump <text:span text:style-name="T5">
(In 2016. - Ed.)</text:span>
 was elected President of the United States. He began to distort the idea that the US obligation to NATO <text:span text:style-name="T5">
-</text:span>
 is the investment in defense. And it caused another shock in the Alliance.</text:p>
      <text:p text:style-name="P4">
NATO countries are still not achieving the goal, so now we can only talk about the seven units that have 2 %. I think there are ten countries that are close to this purpose or reach it by 2024.</text:p>
      <text:p text:style-name="P4">
When you look at the overall situation, you can give the argument a projection already 3 %. And I know that on the eve of the Vilnius Summit in NATO there were disclosures to have a target of 2.5 % as new 2 %.</text:p>
      <text:p text:style-name="P4">
<draw:frame draw:style-name="fr1" draw:name="Image313" text:anchor-type="as-char" svg:width="6.9236in" svg:height="4.615733in" draw:z-index="0">
<draw:image xlink:href="../Images/AРМІЯINFORM/2023-07-03T86-00-00-04-00/6-1-1.jpg" xlink:type="simple" xlink:show="embed" xlink:actuate="onLoad" draw:mime-type="image/jpeg"/>
</draw:frame>
This is a discussion to have 2 % not as a maximum but a minimum. NATO has the opportunity to go beyond the boundaries of 2 %. But the Alliance countries do not yet have the necessary expenses. And this is evidence that Europeans have not yet set defense on the first plane of their priorities, knowing the world we live in.</text:p>
      <text:p text:style-name="P4">
<text:span text:style-name="T5">
Intervi is recorded within_uarenato</text:span>
 - <text:span text:style-name="T4">
<text:span text:style-name="T5">
 Author's Army</text:span>
 _inform</text:span>
, Missions of Ukraine at NATO and NATO Information and Documentation in Ukraine on the History and Modern Relations between Ukraine and_ ___ North Atlantic</text:p>
      <text:p text:style-name="P4">
<text:span text:style-name="T5">
Foto Olga Mossondz, Victor Dehtyar</text:span>
<text:a xlink:type="simple" xlink:href="https://armyinform.com.ua/army-authors/yegor-brajlyan/" text:style-name="Internet_20_link" text:visited-style-name="Visited_20_Internet_20_Link">
Yegor Brylian</text:a>
Armyinform correspondent</text:p>
      <text:p text:style-name="P4">
News Source: <text:a xlink:type="simple" xlink:href="https://armyinform.com.ua/2023/07/03/fabris-potye-samit-v-uelsi-buv-pershym-de-nato-rozglyadalo-svoyu-osnovnu-misiyu-v-yevropi/" text:style-name="Internet_20_link" text:visited-style-name="Visited_20_Internet_20_Link">
https://armyinform.com.ua/2023/07/03/fabris-potye-samit-v-uelsi-buv-pershym-de-nato-rozglyadalo-svoyu-osnovnu-misiyu-v-yevropi/</text:a>
</text:p>
      <!--NEWS-->
      <text:h text:style-name="P10" text:outline-level="1">
<text:span text:style-name="T4">
Preparation for the first set of cadets in the specialty "Social work in the troops (forces)" is ongoing</text:span>
</text:h>
      <text:p text:style-name="P4">
Author: ['Володимир Загребельний']</text:p>
      <text:p text:style-name="P4">
Time: 2023-07-03T87:00:00-04:00</text:p>
      <text:p text:style-name="P4">
Description: Upersesh in the Zbroyshens of Ukraine, the Russian Grynovkomandavach ZSU was pissed by Pidogotovk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golovna-4.jpg" text:style-name="Internet_20_link" text:visited-style-name="Visited_20_Internet_20_Link">
golovna-4.jpg</text:a>
', '<text:a xlink:type="simple" xlink:href="https://armyinform.com.ua/wp-content/uploads/2023/07/foto-01.jpg" text:style-name="Internet_20_link" text:visited-style-name="Visited_20_Internet_20_Link">
foto-01.jpg</text:a>
']</text:p>
      <text:p text:style-name="P4">
Tags: ['ВІКНУ']</text:p>
      <text:p text:style-name="P4">
Category: News</text:p>
      <!--METADATA-->
      <text:p text:style-name="P4">
<draw:frame draw:style-name="fr1" draw:name="Image314" text:anchor-type="as-char" svg:width="6.9236in" svg:height="4.615733in" draw:z-index="0">
<draw:image xlink:href="../Images/AРМІЯINFORM/2023-07-03T87-00-00-04-00/golovna-4.jpg" xlink:type="simple" xlink:show="embed" xlink:actuate="onLoad" draw:mime-type="image/jpeg"/>
</draw:frame>
For the first time in the Armed Forces of Ukraine the decision of the Commander -in -Chief of the Armed Forces launched the training of officers of tactical level in the specialization "Social work(forces)»On the basis of the Military Institute of Taras Shevchenko National University of Kyiv(Window).</text:p>
      <text:p text:style-name="P4">
Нещодавно відбулася спільна нарада за участю представників Головногоуправління морально-психологічного забезпечення ЗС України та Військовогоінституту КНУ, метою якої стала підготовка до першого набору курсантів зафахом «Соціальна робота».</text:p>
      <text:p text:style-name="P4">
В ексклюзивному коментарі кореспондентові АрміяInform начальник кафедрисоціальної роботи у військах (forces)Military Humanitarian-Linguistic Faculty of the KNU Military Institute, Candidate of Political Sciences Podolkovnikolexander Jus spoke about the reasons for the creation and tasks of the department.</text:p>
      <text:p text:style-name="P4">
<draw:frame draw:style-name="fr1" draw:name="Image315" text:anchor-type="as-char" svg:width="6.9236in" svg:height="4.615733in" draw:z-index="0">
<draw:image xlink:href="../Images/AРМІЯINFORM/2023-07-03T87-00-00-04-00/foto-01.jpg" xlink:type="simple" xlink:show="embed" xlink:actuate="onLoad" draw:mime-type="image/jpeg"/>
</draw:frame>
Alexandrajus. Photo: Vladimir Zagrebelny / Armyinform</text:p>
      <text:p text:style-name="P4">
<text:span text:style-name="T5">
!(forces)”? </text:span>
*</text:p>
      <ul>
        <li>
The challenges of today are constantly dictating to us their conditions. The events of the last decades clearly demonstrated the need to strengthen all areas of development of the Ukrainian and other units of defense forces. In particular, the direction of social work is the servicemen and members of their families.</li>
      </ul>
      <text:p text:style-name="P4">
Working with these categories has always been carried out in accordance with needs and conditions. However, the conscript and reservists conscription significantly increased the need for social protection for both servicemen and members of their families - most of them unprepared for new life challenges. which stood up for Ukraine's defense. Therefore, there is a question of training skilled personnel to solve these problems.</text:p>
      <text:p text:style-name="P4">
Read also:</text:p>
      <text:p text:style-name="P4">
<text:a xlink:type="simple" xlink:href="https://armyinform.com.ua/2023/06/29/czogo-roku-bude-zdijsneno-nabir-kursantiv-za-fahom-soczialna-robota-u-vijskah-sylah/" text:style-name="Internet_20_link" text:visited-style-name="Visited_20_Internet_20_Link">
This year will be a set of cadets in the specialty "Social Work of the VSK(forces)»</text:a>
</text:p>
      <text:p text:style-name="P4">
During the development of the project of the educational and professional program, the requirements of the professional standard of tactical level "Social work in the troops(forces)»And the standard of higher education of Ukraine of the first(Bachelor)The level of knowledge of knowledge 23 "Social work", specialty 23 "Social work".</text:p>
      <text:p text:style-name="P4">
Military Institute of Tarashevchenko National University of Kyiv is a modern interagency, multidisciplinary, integrated military educational unit of the leading higher education institution of Ukraine, which provides training for professionals with full higher education for armed forces and other security forces.</text:p>
      <text:p text:style-name="P4">
<text:span text:style-name="T4">
 - </text:span>
 <text:span text:style-name="T4">
 What are the benefits of training at the KNU Military Institute? </text:span>
</text:p>
      <text:p text:style-name="P4">
-Today, an integrated learning system has been created in the window, which is a state of educational process using the entire intelligent, scientific, educational-material, educational potential of Taras Shevchenko National University, which determines the quality of education, its theoretical and practical component, the formation patriots of Ukraine.</text:p>
      <text:p text:style-name="P4">
In the course of training cadets, in addition to the general military, they will teach specialization, such as "theory and methodology of military-social work", "Social and legal work in troops(forces)"," Organization of communications with public authorities and public organizations "," Technologies of military and social work in military teams "," Legislation in social work "," Psychodiagnosis in social work "," Social work with victims of emergencies and catastrophes ", "Fundamentals of social projection", "social work in crisis, psycho -traumatic and conflict situations" and more.</text:p>
      <text:p text:style-name="P4">
After graduation, graduates receive a diploma of the Military Institute in the specialty "Social Work".</text:p>
      <text:p text:style-name="P4">
The conditions of accession to the Military Institute of Taras Shevchenko National University of Kiev can be found on the university website, following the link <text:a xlink:type="simple" xlink:href="https://mil.knu.ua/" text:style-name="Internet_20_link" text:visited-style-name="Visited_20_Internet_20_Link">
mil.knu.ua</text:a>
.</text:p>
      <text:p text:style-name="P4">
<text:span text:style-name="T5">
Фото автора</text:span>
</text:p>
      <text:p text:style-name="P4">
News Source: <text:a xlink:type="simple" xlink:href="https://armyinform.com.ua/2023/07/03/tryvaye-pidgotovka-do-pershogo-naboru-kursantiv-za-fahom-soczialna-robota-u-vijskah-sylah/" text:style-name="Internet_20_link" text:visited-style-name="Visited_20_Internet_20_Link">
https://armyinform.com.ua/2023/07/03/tryvaye-pidgotovka-do-pershogo-naboru-kursantiv-za-fahom-soczialna-robota-u-vijskah-sylah/</text:a>
</text:p>
      <!--NEWS-->
      <text:h text:style-name="P10" text:outline-level="1">
<text:span text:style-name="T4">
We will do everything possible and impossible to make our air defense the strongest - the Presidential of Ukraine's appeal</text:span>
</text:h>
      <text:p text:style-name="P4">
Author: ['АРМІЯINFORM']</text:p>
      <text:p text:style-name="P4">
Time: 2023-07-03T88:00:00-04:00</text:p>
      <text:p text:style-name="P4">
Description: I am healthy, Shanovna Ukrainians!Before Usim, I have been our Zenitnitvikvyvi -… war with Ukraine 2022, the war with Ukraine is the latest news today, the news war with Ukraine 2022 last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7/7789281932c123eb2e8efa175ec1f57d_1688406770_extra_large.png" text:style-name="Internet_20_link" text:visited-style-name="Visited_20_Internet_20_Link">
7789281932c123eb2e8efa175ec1f57d_1688406770_extra_large.png</text:a>
']</text:p>
      <text:p text:style-name="P4">
Tags: ['ВІДЕОЗВЕРНЕННЯ', 'ВОЛОДИМИР ЗЕЛЕНСЬКИЙ', 'ОФІС ПРЕЗИДЕНТА УКРАЇНИ', 'ППО ЗСУ']</text:p>
      <text:p text:style-name="P4">
Category: News</text:p>
      <!--METADATA-->
      <text:p text:style-name="P4">
<draw:frame draw:style-name="fr1" draw:name="Image316" text:anchor-type="as-char" svg:width="6.9236in" svg:height="3.848368in" draw:z-index="0">
<draw:image xlink:href="../Images/AРМІЯINFORM/2023-07-03T88-00-00-04-00/7789281932c123eb2e8efa175ec1f57d_1688406770_extra_large.png" xlink:type="simple" xlink:show="embed" xlink:actuate="onLoad" draw:mime-type="image/png"/>
</draw:frame>
<text:span text:style-name="T4">
 _ I wish health, dear Ukrainians and Ukrainian women!_ </text:span>
</text:p>
      <text:p text:style-name="P4">
First of all, I congratulate our anti -aircraft missile warriors of Ukrainian Air Force, they celebrate their day today.</text:p>
      <text:p text:style-name="P4">
I thank you for every goal killed, warriors!More than three thousand such targets have already been: over 180 aircraft, more than 130 helicopters, almost 40 ballistic and a hundred winged Russian missiles, more than 1600 drones of different types ... All - thousands and thousands of life saved, hundreds of objects of critical infrastructure that you have preserved.</text:p>
      <text:p text:style-name="P4">
During this war, eight anti -aircraft missile brigades were honored with "Message and Courage". More than 1100 joint-stock soldiers received state awards, and eight of them were awarded the highest title-Hero of Ukraine. This is Colonel Sergeyaremenko, Lieutenant Colonel Volodymyr Vesnin, Andriy Kruglov, Sergey Porezets, Artem Sharkov, Dmitry Shumakov, Major Yaroslav Melnyk and Senior Lieutenant Artemsarchuk - he was assigned to him posthumously.</text:p>
      <text:p text:style-name="P4">
Unfortunately, our state does not yet have enough quality air defense systems to protect our entire territory and knock down all hostile goals. The enemy is used as it is today - by inflicting another terrorist strike on the town of Iranian drone, in particular on residential buildings, as well as on the building of the Security Service of Ukraine. As a result of these blows, there are wounded, there are dead ... My condolences!We will make everything possible and impossible to make our air defense the strongest. Today, General Oleshchuk, Commander of the Air Force, reported on our actions. In order for the Ukrainian airboard to be able to close the entire territory from the Russian terror, and in the future - to become the basis for the European air shield. It is absolutely necessary and absolutely possible.</text:p>
      <text:p text:style-name="P4">
By the way, he spoke with Mr. Chancellor Scholtz today. Germany was very powerful to Ukraine with air defense. The brilliant German systems "Iris-T" have shown well in protecting our sky. We have the American "Petriots" and are very effective in Germany. Ukraine is grateful for them, as well as for all other vital help!Obviously, it is possible to protect Europe from any aggression only together with Zauzina and only with Ukraine in NATO. That is why there should be a safety certainty about our future in the Alliance. Then Russia will be able to refocus on its own statehood-to finally do themselves, not any expansions.</text:p>
      <text:p text:style-name="P4">
We are very actively preparing for the summit, and we expect from our partners exactly the most visibility that this historical moment requires.</text:p>
      <text:p text:style-name="P4">
And necessarily - our active actions. Advanced.</text:p>
      <text:p text:style-name="P4">
Heroic 35th and 36th separate brigades of the Marines-thank you, warriors!The famous 55th separate artillery brigade "Zaporizhzhya Sich"-thank you, warriors!128 Separate Brigade of Territorial Defense-Thank you!</text:p>
      <text:p text:style-name="P4">
It is especially worth noting today the junior lieutenant Alexander Pavlov, commander of the Marine infantry platoon of the 36th Brigade of Marines. His confident trick actions, skillful management in battle give good results to the state. Thank you!</text:p>
      <text:p text:style-name="P4">
The T-80 tank crew under the command of the junior sergeant Andrei Marchuk-Thankme Accuracy and Courage!This is the 36th brigade of the Marines.</text:p>
      <text:p text:style-name="P4">
And from the 35th brigade, I will celebrate the tank commander, junior sergeant Artmatobrazka today-thank you for the true Ukrainian courage and skill in the possession of the settlement of Makarivka. Thank you, Artem!</text:p>
      <text:p text:style-name="P4">
Senior soldier Eugene Poddubny, sapper of the 47th mechanized brigade. It operates on a very hot direction and performs its tasks very effectively. Thank you, Eugene!</text:p>
      <text:p text:style-name="P4">
Captain Ivan Ogurtsov. Acting in the Avdeevsky direction, our firewartilers under its command very effectively destroy the enclosures and warehouses. Thank you, warrior!</text:p>
      <text:p text:style-name="P4">
The Mariinsky Direction ... Artillery Division under the command of Lieutenant Lukjianova does not give the occupiers a single minute of rest. Your combatants are really significant!Thank you!</text:p>
      <text:p text:style-name="P4">
Thank you all who are in battle now, at combat posts and positions!Thank you everyone who helps!</text:p>
      <text:p text:style-name="P4">
And one more.<text:span text:style-name="T4">
<text:span text:style-name="T5">
Glory to Ukraine!</text:span>
</text:span>
</text:p>
      <text:p text:style-name="P4">
Source: _ <text:a xlink:type="simple" xlink:href="https://www.president.gov.ua/news/mi-zrobimo-vse-mozhlive-j-nemozhlive-shob-nasha-ppo-stala-na-84033" text:style-name="Internet_20_link" text:visited-style-name="Visited_20_Internet_20_Link">
Presidential Office of Ukraine</text:a>
_</text:p>
      <text:p text:style-name="P4">
News Source: <text:a xlink:type="simple" xlink:href="https://armyinform.com.ua/2023/07/03/my-zrobymo-vse-mozhlyve-j-nemozhlyve-shhob-nasha-ppo-stala-najsylnishoyu-zvernennya-prezydenta-ukrayiny/" text:style-name="Internet_20_link" text:visited-style-name="Visited_20_Internet_20_Link">
https://armyinform.com.ua/2023/07/03/my-zrobymo-vse-mozhlyve-j-nemozhlyve-shhob-nasha-ppo-stala-najsylnishoyu-zvernennya-prezydenta-ukrayiny/</text:a>
</text:p>
      <!--NEWS-->
      <text:h text:style-name="P10" text:outline-level="1">
<text:span text:style-name="T4">
Our aviation has made 14 beats in the enemy's concentration areas</text:span>
</text:h>
      <text:p text:style-name="P4">
Author: ['АРМІЯINFORM']</text:p>
      <text:p text:style-name="P4">
Time: 2023-07-03T89:00:00-04:00</text:p>
      <text:p text:style-name="P4">
Description: About the GS of the Zh ZS Ukrainian “Avіaatsia defense forces for Dob was shown by 14 strokes ... War with Ukraine 2022, war with Ukraine Latest news today, News War with Ukraine 2022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aviacziya-syl-oborony-ukrayiny.jpg" text:style-name="Internet_20_link" text:visited-style-name="Visited_20_Internet_20_Link">
aviacziya-syl-oborony-ukrayiny.jpg</text:a>
']</text:p>
      <text:p text:style-name="P4">
Tags: ['STOPRUSSIA', 'АВІАЦІЯ', 'ВТОРГНЕННЯ РФ', 'ГШ ЗС УКРАЇНИ', 'ХРОНІКА ОБОРОНИ']</text:p>
      <text:p text:style-name="P4">
Category: News</text:p>
      <!--METADATA-->
      <text:p text:style-name="P4">
<draw:frame draw:style-name="fr1" draw:name="Image317" text:anchor-type="as-char" svg:width="6.9236in" svg:height="3.894525in" draw:z-index="0">
<draw:image xlink:href="../Images/AРМІЯINFORM/2023-07-03T89-00-00-04-00/aviacziya-syl-oborony-ukrayiny.jpg" xlink:type="simple" xlink:show="embed" xlink:actuate="onLoad" draw:mime-type="image/jpeg"/>
</draw:frame>
<text:span text:style-name="T4">
 🔥 Situation on Russian invasion </text:span>
</text:p>
      <text:p text:style-name="P4">
About it <text:a xlink:type="simple" xlink:href="https://www.facebook.com/GeneralStaff.ua/posts/pfbid0hu1Bk7wqdzk6pZ5TDxiNrFejGv3vraX7AbzkhZHGQCej8xxeQzBbGNQJ3k77eqDPl" text:style-name="Internet_20_link" text:visited-style-name="Visited_20_Internet_20_Link">
reports</text:a>
General of the Armed Forces of Ukraine</text:p>
      <text:p text:style-name="P4">
"Aviation of defense forces per day made 14 beats in the areas of concentration of the personal staff of the enemy," - the message reads.</text:p>
      <text:p text:style-name="P4">
It is also noted that the departments of missile troops and artillery during the pre -tasks of 2 areas of concentration of live power, weapons and military technician and 5 of his artillery at fire positions.</text:p>
      <text:p text:style-name="P4">
News Source: <text:a xlink:type="simple" xlink:href="https://armyinform.com.ua/2023/07/03/nasha-aviacziya-zavdala-14-udariv-po-rajonah-zoseredzhennya-protyvnyka/" text:style-name="Internet_20_link" text:visited-style-name="Visited_20_Internet_20_Link">
https://armyinform.com.ua/2023/07/03/nasha-aviacziya-zavdala-14-udariv-po-rajonah-zoseredzhennya-protyvnyka/</text:a>
</text:p>
      <!--NEWS-->
      <text:h text:style-name="P10" text:outline-level="1">
<text:span text:style-name="T4">
There even the commander refuses to execute orders - Gur intercepting</text:span>
</text:h>
      <text:p text:style-name="P4">
Author: ['АРМІЯINFORM']</text:p>
      <text:p text:style-name="P4">
Time: 2023-07-03T8:00:00-04:00</text:p>
      <text:p text:style-name="P4">
Description: The squad of the Mobilizovnaya VIISKOVOKOVOSKOVA ROZPOVIDA ROPENIS IN THE PITRODIL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ПЕРЕХОПЛЕННЯ']</text:p>
      <text:p text:style-name="P4">
Category: News</text:p>
      <!--METADATA-->
      <text:p text:style-name="P4">
<draw:frame draw:style-name="fr1" draw:name="Image318" text:anchor-type="as-char" svg:width="6.9236in" svg:height="3.894525in" draw:z-index="0">
<draw:image xlink:href="../Images/AРМІЯINFORM/2023-07-03T8-00-00-04-00/337531944_232614265847457_8544501692430122370_n.jpg" xlink:type="simple" xlink:show="embed" xlink:actuate="onLoad" draw:mime-type="image/jpeg"/>
</draw:frame>
The wife of a mobilized serviceman tells about significant losses in the units of the Armed Forces of the Russian Federation and unwillingness to participate in hostilities in the territory of Ukraine and the refusal of some commanders to execute orders for the sake of conservation of lives.</text:p>
      <text:p text:style-name="P4">
About it <text:a xlink:type="simple" xlink:href="https://gur.gov.ua/content/tam-dazhe-etot-komandyr-otkazyvaetsia-vypolniat-prykazy.html" text:style-name="Internet_20_link" text:visited-style-name="Visited_20_Internet_20_Link">
reports</text:a>
Main Directorate of Intelligence of the Armed Forces of Ukraine.</text:p>
      <text:p text:style-name="P4">
The worst situation in the former regiment of 1231, they were annexed to the DNR. He says it is difficult there. Even this commander refuses to obey orders, he goes in interception.</text:p>
      <text:p text:style-name="P4">
News Source: <text:a xlink:type="simple" xlink:href="https://armyinform.com.ua/2023/07/03/tam-navit-czej-komandyr-vidmovlyayetsya-vykonuvaty-nakazy-gur-perehoplennya/" text:style-name="Internet_20_link" text:visited-style-name="Visited_20_Internet_20_Link">
https://armyinform.com.ua/2023/07/03/tam-navit-czej-komandyr-vidmovlyayetsya-vykonuvaty-nakazy-gur-perehoplennya/</text:a>
</text:p>
      <!--NEWS-->
      <text:h text:style-name="P10" text:outline-level="1">
<text:span text:style-name="T4">
NATO tomorrow can continue the authority of Stoltenberg - diplomats</text:span>
</text:h>
      <text:p text:style-name="P4">
Authors: Ukrinform (Person)</text:p>
      <text:p text:style-name="P4">
Publisher: Укринформ (Organization)</text:p>
      <text:p text:style-name="P4">
Published Time: 2023-07-03T8:13:00+03:00</text:p>
      <text:p text:style-name="P4">
Modified Time: 2023-07-03T22:13:00+03:00</text:p>
      <text:p text:style-name="P4">
Description: NATO members can agree on July 4 to extend the term of office of Secretary -General Jens Stoltenberg for another year. - Ukrinform.</text:p>
      <text:p text:style-name="P4">
Images: ['<text:a xlink:type="simple" xlink:href="https://static.ukrinform.com/photos/2021_08/thumb_files/630_360_1630432633-166.jpg" text:style-name="Internet_20_link" text:visited-style-name="Visited_20_Internet_20_Link">
630_360_16304...</text:a>
']</text:p>
      <text:p text:style-name="P4">
Tags: ['НАТО', 'Столтенберг']</text:p>
      <text:p text:style-name="P4">
Type: Article</text:p>
      <!--METADATA-->
      <text:p text:style-name="P4">
<draw:frame draw:style-name="fr1" draw:name="Image319" text:anchor-type="as-char" svg:width="6.9236in" svg:height="3.956343in" draw:z-index="0">
<draw:image xlink:href="../Images/yкринформ/2023-07-03T8-13-00-03-00/630_360_1630432633-166.jpg" xlink:type="simple" xlink:show="embed" xlink:actuate="onLoad" draw:mime-type="image/jpeg"/>
</draw:frame>
NATO members can agree on July 4 to extend the term of office of the Secretary General Jens Stoltenberg for another year.</text:p>
      <text:p text:style-name="P4">
This is reported by Ukrinform with reference to "<text:a xlink:type="simple" xlink:href="https://www.radiosvoboda.org/a/news-stoltenberh-nato-povnovazhennya/32487633.html" text:style-name="Internet_20_link" text:visited-style-name="Visited_20_Internet_20_Link">
Radio Liberty</text:a>
".</text:p>
      <text:p text:style-name="P4">
"The decision has been widely reported in recent weeks, but it is expected that NATO will formally approve the continuation during the meeting on July 4, diplomats reported on the face of anonymity," the message reads.</text:p>
      <text:p text:style-name="P4">
<text:span text:style-name="T5">
!(https://www.ukrinform.ua/rubric-world/3729567-krainicleni-nato-virisili-zalisiti-ensa-stoltenberga-na-coli-alansu-zmi.html)</text:span>
*</text:p>
      <text:p text:style-name="P4">
It was reported that NATO Allies discussed the decision on whether Liadenz Stoltenberg as a Secretary General of the Alliance, or to approve the new NATO summit leader in Vilnius. Other candidates considered Prime Minister Matte Frederixen and Defense Minister Ben Volles.</text:p>
      <text:p text:style-name="P4">
<text:span text:style-name="T4">
 Read also: </text:span>
 <text:span text:style-name="T4">
 [invitations for Ukraine to NATO should be clear and cannot be recalled - Lithuanian Foreign(https://www.ukrinform.ua/rubric-polytics/3731036-zaprosenna-dla-ukraini-v-nato-mae-buti-citkim-i-ne-moze-buti-vidklikane-mzs-litvi.html)</text:span>
</text:p>
      <text:p text:style-name="P4">
<text:span text:style-name="T4">
 <text:a xlink:type="simple" xlink:href="https://www.ukrinform.ua/tag-stoltenberg" text:style-name="Internet_20_link" text:visited-style-name="Visited_20_Internet_20_Link">
Stoltenberg</text:a>
</text:span>
, the former Norwegian Prime Minister, has been leading the North Atlantic Alliance since 2014, and has continued its powers several times.</text:p>
      <text:p text:style-name="P4">
News Source: <text:a xlink:type="simple" xlink:href="https://www.ukrinform.ua/rubric-world/3731047-nato-zavtra-moze-prodovziti-povnovazenna-stoltenberga-diplomati.html" text:style-name="Internet_20_link" text:visited-style-name="Visited_20_Internet_20_Link">
https://www.ukrinform.ua/rubric-world/3731047-nato-zavtra-moze-prodovziti-povnovazenna-stoltenberga-diplomati.html</text:a>
</text:p>
      <!--NEWS-->
      <text:h text:style-name="P10" text:outline-level="1">
<text:span text:style-name="T4">
At the Taras Sich Field Kitchen Festival, Vinnitsa residents collected over 100 thousand hryvnias for the Armed Forces</text:span>
</text:h>
      <text:p text:style-name="P4">
Author: ['АРМІЯINFORM']</text:p>
      <text:p text:style-name="P4">
Time: 2023-07-03T90:00:00-04:00</text:p>
      <text:p text:style-name="P4">
Description: Already in vivosm at Vіnnitsy Proshov festival of Polovoi Kitini Pam'yatі Tarasa Sich - Missovy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sp_02411-scaled-1-scaled.jpg" text:style-name="Internet_20_link" text:visited-style-name="Visited_20_Internet_20_Link">
sp_02411-scaled-1-scaled.jpg</text:a>
', '<text:a xlink:type="simple" xlink:href="https://armyinform.com.ua/wp-content/uploads/2023/07/sp_02197-scaled-1-scaled.jpg" text:style-name="Internet_20_link" text:visited-style-name="Visited_20_Internet_20_Link">
sp_02197-scaled-1-scaled.jpg</text:a>
', '<text:a xlink:type="simple" xlink:href="https://armyinform.com.ua/wp-content/uploads/2023/07/sp_02241-scaled-1-scaled.jpg" text:style-name="Internet_20_link" text:visited-style-name="Visited_20_Internet_20_Link">
sp_02241-scaled-1-scaled.jpg</text:a>
']</text:p>
      <text:p text:style-name="P4">
Tags: ['ДОПОМОГА ЗСУ']</text:p>
      <text:p text:style-name="P4">
Category: News</text:p>
      <!--METADATA-->
      <text:p text:style-name="P4">
<draw:frame draw:style-name="fr1" draw:name="Image320" text:anchor-type="as-char" svg:width="6.9236in" svg:height="4.615733in" draw:z-index="0">
<draw:image xlink:href="../Images/AРМІЯINFORM/2023-07-03T90-00-00-04-00/sp_02411-scaled-1-scaled.jpg" xlink:type="simple" xlink:show="embed" xlink:actuate="onLoad" draw:mime-type="image/jpeg"/>
</draw:frame>
Already in Vinnitsa the festival of field cuisine in memory of Taras Sich was held in Vinnitsa - a local warrior who died near Debaltsev in 2015. This time, the assault event managed to raise more than 100 thousand hryvnias. Traditionally, they will go to support the Vinnytsia military. The organizers plan to buy a car and a generator for one of the units.</text:p>
      <text:p text:style-name="P4">
<draw:frame draw:style-name="fr1" draw:name="Image321" text:anchor-type="as-char" svg:width="6.9236in" svg:height="4.615733in" draw:z-index="0">
<draw:image xlink:href="../Images/AРМІЯINFORM/2023-07-03T90-00-00-04-00/sp_02197-scaled-1-scaled.jpg" xlink:type="simple" xlink:show="embed" xlink:actuate="onLoad" draw:mime-type="image/jpeg"/>
</draw:frame>
The rules and traditions of the event remained unchanged. In order to happen to the dishes prepared on an open fire, you need to make a charity contribution to the Armed Forces. This time the amount of Donat was permanent - 200 UAH.</text:p>
      <text:p text:style-name="P4">
<draw:frame draw:style-name="fr1" draw:name="Image322" text:anchor-type="as-char" svg:width="6.9236in" svg:height="4.615733in" draw:z-index="0">
<draw:image xlink:href="../Images/AРМІЯINFORM/2023-07-03T90-00-00-04-00/sp_02241-scaled-1-scaled.jpg" xlink:type="simple" xlink:show="embed" xlink:actuate="onLoad" draw:mime-type="image/jpeg"/>
</draw:frame>
According to the organizers, among the visitors was especially popular soup with Zaazovsky recipe, prepared by displaced persons from Mariupol, and Azerbaijani pilaf.</text:p>
      <text:p text:style-name="P4">
_ Prepared Anastasia Olekhnovich_</text:p>
      <text:p text:style-name="P4">
Photo from open springs</text:p>
      <text:p text:style-name="P4">
News Source: <text:a xlink:type="simple" xlink:href="https://armyinform.com.ua/2023/07/03/na-festyvali-polovoyi-kuhni-pamyati-tarasa-sycha-vinnychany-zibraly-ponad-100-tysyach-gryven-dlya-zsu/" text:style-name="Internet_20_link" text:visited-style-name="Visited_20_Internet_20_Link">
https://armyinform.com.ua/2023/07/03/na-festyvali-polovoyi-kuhni-pamyati-tarasa-sycha-vinnychany-zibraly-ponad-100-tysyach-gryven-dlya-zsu/</text:a>
</text:p>
      <!--NEWS-->
      <text:h text:style-name="P10" text:outline-level="1">
<text:span text:style-name="T4">
In Belarus the movement of units of the Armed Forces of the Russian Federation for participation in hostilities in the territory of Ukraine was recorded</text:span>
</text:h>
      <text:p text:style-name="P4">
Author: ['АРМІЯINFORM']</text:p>
      <text:p text:style-name="P4">
Time: 2023-07-03T91:00:00-04:00</text:p>
      <text:p text:style-name="P4">
Description: About the GS of the GS of the ZS Ukrainian, “On Volinsky, it is an operational one by Poliykoye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3/152553-1_large.jpg" text:style-name="Internet_20_link" text:visited-style-name="Visited_20_Internet_20_Link">
152553-1_large.jpg</text:a>
']</text:p>
      <text:p text:style-name="P4">
Tags: ['STOPRUSSIA', 'БІЛОРУСЬ', 'ВТОРГНЕННЯ РФ', 'ГШ ЗС УКРАЇНИ']</text:p>
      <text:p text:style-name="P4">
Category: News</text:p>
      <!--METADATA-->
      <text:p text:style-name="P4">
<draw:frame draw:style-name="fr1" draw:name="Image323" text:anchor-type="as-char" svg:width="6.9236in" svg:height="4.220967in" draw:z-index="0">
<draw:image xlink:href="../Images/AРМІЯINFORM/2023-07-03T91-00-00-04-00/152553-1_large.jpg" xlink:type="simple" xlink:show="embed" xlink:actuate="onLoad" draw:mime-type="image/jpeg"/>
</draw:frame>
<text:span text:style-name="T4">
 🔥 Situation on the Russian invasion </text:span>
 about it <text:a xlink:type="simple" xlink:href="https://www.facebook.com/GeneralStaff.ua/posts/pfbid0hu1Bk7wqdzk6pZ5TDxiNrFejGv3vraX7AbzkhZHGQCej8xxeQzBbGNQJ3k77eqDPl" text:style-name="Internet_20_link" text:visited-style-name="Visited_20_Internet_20_Link">
reports</text:a>
General of the Armed Forces of Ukraine</text:p>
      <text:p text:style-name="P4">
“In the Volyn and Polissya directions, the operational situation without significant changes. No signs of formation of offensive groups were detected. The defined units of the Armed Forces of Belarus perform tasks in the border areas with Ukraine. The movement of units of the Armed Forces of the Russian Federation, which was prepared at Belarusian landfills, has been moved for their further participation of the poor actions in the territory of Ukraine, ”the message reads.</text:p>
      <text:p text:style-name="P4">
It is also noted that in the Siversky and Slobozhansk directions the enemy preserves military presence.</text:p>
      <text:p text:style-name="P4">
News Source: <text:a xlink:type="simple" xlink:href="https://armyinform.com.ua/2023/07/03/u-bilorusi-zafiksovano-peremishhennya-pidrozdiliv-zs-rf-dlya-uchasti-u-bojovyh-diyah-na-terytoriyi-ukrayiny/" text:style-name="Internet_20_link" text:visited-style-name="Visited_20_Internet_20_Link">
https://armyinform.com.ua/2023/07/03/u-bilorusi-zafiksovano-peremishhennya-pidrozdiliv-zs-rf-dlya-uchasti-u-bojovyh-diyah-na-terytoriyi-ukrayiny/</text:a>
</text:p>
      <!--NEWS-->
      <text:h text:style-name="P10" text:outline-level="1">
<text:span text:style-name="T4">
The reception of questionnaires to the reserve of employees of state bodies for work in deocal territories has been started</text:span>
</text:h>
      <text:p text:style-name="P4">
Author: ['АРМІЯINFORM']</text:p>
      <text:p text:style-name="P4">
Time: 2023-07-03T92:00:00-04:00</text:p>
      <text:p text:style-name="P4">
Description: Minreintegrazi іnforms about the earnings of Priyom Priyom Priyom Priyoms to the pratsivnik reservation of sovereig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09.png" text:style-name="Internet_20_link" text:visited-style-name="Visited_20_Internet_20_Link">
09.png</text:a>
']</text:p>
      <text:p text:style-name="P4">
Tags: ['STOPRUSSIA', 'ВТОРГНЕННЯ РФ', 'МІНРЕІНТЕГРАЦІЇ']</text:p>
      <text:p text:style-name="P4">
Category: News</text:p>
      <!--METADATA-->
      <text:p text:style-name="P4">
<draw:frame draw:style-name="fr1" draw:name="Image324" text:anchor-type="as-char" svg:width="6.9236in" svg:height="5.804285in" draw:z-index="0">
<draw:image xlink:href="../Images/AРМІЯINFORM/2023-07-03T92-00-00-04-00/09.png" xlink:type="simple" xlink:show="embed" xlink:actuate="onLoad" draw:mime-type="image/png"/>
</draw:frame>
The Ministry of Reintegration informs about the start of the reception of questionnaires to the reserve of state -owned bodies for work in the territories of Ukraine.</text:p>
      <text:p text:style-name="P4">
Notification about it <text:a xlink:type="simple" xlink:href="https://minre.gov.ua/2023/07/03/rozpochato-pryjom-anket-do-rezervu-praczivnykiv-derzhavnyh-organiv-dlya-roboty-na-deokupovanyh-terytoriyah-ukrayiny/" text:style-name="Internet_20_link" text:visited-style-name="Visited_20_Internet_20_Link">
placed</text:a>
On the website of the department. It indicates a tank:</text:p>
      <text:p text:style-name="P4">
“To the attention of persons who want to work in public service and restore Ukraine!The Cabinet of Ministers initiated an experimental project, called to help state bodies in the de -economic territories to attract motivated and professional workers in their teams. Eminerintegration and National Civil Service Agency(Overnight).</text:p>
      <text:p text:style-name="P4">
Службовці, які працюють у державних органах на звільнених територіях, маютьзмогу своєю щоденною роботою будувати нове майбутнє для всієї країни. Церобота з високим рівнем особистої участі та відповідальності за ухваленірішення, що впливають на життя людей.</text:p>
      <text:p text:style-name="P4">
Отож, якщо ви: розумієте важливість відновлення деокупованих територій, маєтенеобхідну кваліфікацію, хочете спробувати свої сили на державній службі йусвідомлюєте рівень відповідальності цієї роботи — не зволікайте, долучайтесядо резерву!</text:p>
      <text:p text:style-name="P4">
Для цього перейдіть за <text:a xlink:type="simple" xlink:href="https://reserve.nads.gov.ua/" text:style-name="Internet_20_link" text:visited-style-name="Visited_20_Internet_20_Link">
посиланням</text:a>
, register in the system and fill in the questionnaire. "</text:p>
      <text:p text:style-name="P4">
News Source: <text:a xlink:type="simple" xlink:href="https://armyinform.com.ua/2023/07/03/rozpochato-pryjom-anket-do-rezervu-praczivnykiv-derzhavnyh-organiv-dlya-roboty-na-deokupovanyh-terytoriyah/" text:style-name="Internet_20_link" text:visited-style-name="Visited_20_Internet_20_Link">
https://armyinform.com.ua/2023/07/03/rozpochato-pryjom-anket-do-rezervu-praczivnykiv-derzhavnyh-organiv-dlya-roboty-na-deokupovanyh-terytoriyah/</text:a>
</text:p>
      <!--NEWS-->
      <text:h text:style-name="P10" text:outline-level="1">
<text:span text:style-name="T4">
The enemy tries to step on Limano-buy ’ Jan's direction-Sergey Cherevaty</text:span>
</text:h>
      <text:p text:style-name="P4">
Author: ['Анастасія Олехнович']</text:p>
      <text:p text:style-name="P4">
Time: 2023-07-03T93:00:00-04:00</text:p>
      <text:p text:style-name="P4">
Description: About Tse in the Efiri Telemarafon “єdini News”, saying the renoice of the SCIDARY UGRAPOSKAK ZSU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cherevatyj.jpg" text:style-name="Internet_20_link" text:visited-style-name="Visited_20_Internet_20_Link">
cherevatyj.jpg</text:a>
']</text:p>
      <text:p text:style-name="P4">
Tags: []</text:p>
      <text:p text:style-name="P4">
Category: News</text:p>
      <!--METADATA-->
      <text:p text:style-name="P4">
<draw:frame draw:style-name="fr1" draw:name="Image325" text:anchor-type="as-char" svg:width="6.9236in" svg:height="4.611226in" draw:z-index="0">
<draw:image xlink:href="../Images/AРМІЯINFORM/2023-07-03T93-00-00-04-00/cherevatyj.jpg" xlink:type="simple" xlink:show="embed" xlink:actuate="onLoad" draw:mime-type="image/jpeg"/>
</draw:frame>
The spokesman of the Eastern Group of the Armed Forces Sergey Cherevaty said this on the air of the only news. He noted that in the area of liability of the Eastern Ureapple of the Armed Forces, the Russians have 180 thousand soldiers.</text:p>
      <text:p text:style-name="P4">
-In the Limano-Kupyansk direction, a rather powerful group-more than 1,120 thousand enemy troops was collected,-Sergey Cherevaty commented. - Cleaning troops, mechanized units, units of the so -called combat army reserve, territorial troops and storms "Stormz". More than 180 thousand soldiers of Russia.</text:p>
      <text:p text:style-name="P4">
Sergey Cherevaty added that in the Limano-Kupyansk direction the largest enemy artobrats are recorded-in a day the Russians were beaten 595 times.</text:p>
      <ul>
        <li>
Eight storms of the positions of the Ukrainian military and 16 Aavianalots were also assault. During the defense of the Armed Forces, 57 invaders were eliminated and 78 more soldiers were injured. Ammunition warehouse, tank, 2 BMP, APC, howitzer D-30 were destroyed.</li>
      </ul>
      <text:p text:style-name="P4">
News Source: <text:a xlink:type="simple" xlink:href="https://armyinform.com.ua/2023/07/03/vorog-namagayetsya-nastupaty-na-lymano-kupyanskomu-napryamku-sergij-cherevatyj/" text:style-name="Internet_20_link" text:visited-style-name="Visited_20_Internet_20_Link">
https://armyinform.com.ua/2023/07/03/vorog-namagayetsya-nastupaty-na-lymano-kupyanskomu-napryamku-sergij-cherevatyj/</text:a>
</text:p>
      <!--NEWS-->
      <text:h text:style-name="P10" text:outline-level="1">
<text:span text:style-name="T4">
Power develops an algorithm of action in the event of evacuation of the population from the territories near the ZEP</text:span>
</text:h>
      <text:p text:style-name="P4">
Author: ['АРМІЯINFORM']</text:p>
      <text:p text:style-name="P4">
Time: 2023-07-03T94:00:00-04:00</text:p>
      <text:p text:style-name="P4">
Description: PID Medicanes Vicepremere'yr-Ministra Irini Vereshchuk Vidbulo Zadydann Koordinaniye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589270100-1749.jpg" text:style-name="Internet_20_link" text:visited-style-name="Visited_20_Internet_20_Link">
1589270100-1749.jpg</text:a>
']</text:p>
      <text:p text:style-name="P4">
Tags: ['ЗАЕС', 'ІРИНА ВЕРЕЩУК', 'МІНРЕІНТЕГРАЦІЇ']</text:p>
      <text:p text:style-name="P4">
Category: News</text:p>
      <!--METADATA-->
      <text:p text:style-name="P4">
<draw:frame draw:style-name="fr1" draw:name="Image326" text:anchor-type="as-char" svg:width="6.9236in" svg:height="4.640214in" draw:z-index="0">
<draw:image xlink:href="../Images/AРМІЯINFORM/2023-07-03T94-00-00-04-00/1589270100-1749.jpg" xlink:type="simple" xlink:show="embed" xlink:actuate="onLoad" draw:mime-type="image/jpeg"/>
</draw:frame>
Under the chairmanship of Viceremier Irina Vereshchuk, a meeting of the Coordination Headquarters was held on compulsory evacuation of the population of the martial law.</text:p>
      <text:p text:style-name="P4">
It was attended by representatives of regional military administrations, JSC "Ukrzaliznytsia" and others.</text:p>
      <text:p text:style-name="P4">
The participants discussed the plan of actions of the central and local executive bodies of the accident at the Zaporizhzhia NPP.</text:p>
      <text:p text:style-name="P4">
They emphasized the evacuation of civilians to safer regions. First of all - on the evacuation of children, the elderly Tamalomos.</text:p>
      <text:p text:style-name="P4">
Representatives of the Ova reported on preparation for evacuation of civilian regulation. At the same time, representatives of the host communities reported on the readiness of the evacuated reception.</text:p>
      <text:p text:style-name="P4">
In particular, Viceremierk instructed JSC Ukrzaliznytsia and regional military administrations to identify the most optimal routes for evacuation.</text:p>
      <text:p text:style-name="P4">
“We are in the war. Therefore, we must be ready for any development. Our actions are clear and coordinated, ”Irina Vereshchuk emphasized.</text:p>
      <text:p text:style-name="P4">
Source: <text:a xlink:type="simple" xlink:href="https://www.facebook.com/MReintegration/posts/pfbid0vbqxxknMBtrBc29hYxFtvHAcNqxUqtpVVG4bvXLSYeJF5cTeEW9onivTwS47UVy5l" text:style-name="Internet_20_link" text:visited-style-name="Visited_20_Internet_20_Link">
Minrointegration</text:a>
</text:p>
      <text:p text:style-name="P4">
News Source: <text:a xlink:type="simple" xlink:href="https://armyinform.com.ua/2023/07/03/vlada-rozroblyaye-algorytm-dij-u-razi-evakuacziyi-naselennya-iz-terytorij-poblyzu-zaes/" text:style-name="Internet_20_link" text:visited-style-name="Visited_20_Internet_20_Link">
https://armyinform.com.ua/2023/07/03/vlada-rozroblyaye-algorytm-dij-u-razi-evakuacziyi-naselennya-iz-terytorij-poblyzu-zaes/</text:a>
</text:p>
      <!--NEWS-->
      <text:h text:style-name="P10" text:outline-level="1">
<text:span text:style-name="T4">
Exclusive interview with Brussels: the European Commissioner of Justice told how to condemn the military criminals of the Russian Federation</text:span>
</text:h>
      <text:p text:style-name="P4">
Author: ['Єгор Брайлян']</text:p>
      <text:p text:style-name="P4">
Time: 2023-07-03T95:00:00-04:00</text:p>
      <text:p text:style-name="P4">
Description: Syogodnі in the Gaazi Bulo is shifted about the deputy -people's deputy -people's barrel for ... War with Ukraine 2022, the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3-1.jpg" text:style-name="Internet_20_link" text:visited-style-name="Visited_20_Internet_20_Link">
1-3-1.jpg</text:a>
', '<text:a xlink:type="simple" xlink:href="https://armyinform.com.ua/wp-content/uploads/2023/07/2-3.jpg" text:style-name="Internet_20_link" text:visited-style-name="Visited_20_Internet_20_Link">
2-3.jpg</text:a>
', '<text:a xlink:type="simple" xlink:href="https://armyinform.com.ua/wp-content/uploads/2023/07/3-2.jpg" text:style-name="Internet_20_link" text:visited-style-name="Visited_20_Internet_20_Link">
3-2.jpg</text:a>
', '<text:a xlink:type="simple" xlink:href="https://armyinform.com.ua/wp-content/uploads/2023/07/4-4.jpg" text:style-name="Internet_20_link" text:visited-style-name="Visited_20_Internet_20_Link">
4-4.jpg</text:a>
', '<text:a xlink:type="simple" xlink:href="https://armyinform.com.ua/wp-content/uploads/2023/07/5-4.jpg" text:style-name="Internet_20_link" text:visited-style-name="Visited_20_Internet_20_Link">
5-4.jpg</text:a>
']</text:p>
      <text:p text:style-name="P4">
Tags: ['ВОЄННІ ЗЛОЧИНИ РФ', 'ГААГА', 'ЄВРОСОЮЗ', 'НІДЕРЛАНДИ', 'ОФІС ГЕНЕРАЛЬНОГО ПРОКУРОРА', 'ХАРКІВСЬКИЙ ТРИБУНАЛ']</text:p>
      <text:p text:style-name="P4">
Category: News</text:p>
      <!--METADATA-->
      <text:p text:style-name="P4">
<draw:frame draw:style-name="fr1" draw:name="Image327" text:anchor-type="as-char" svg:width="6.9236in" svg:height="4.612849in" draw:z-index="0">
<draw:image xlink:href="../Images/AРМІЯINFORM/2023-07-03T95-00-00-04-00/1-3-1.jpg" xlink:type="simple" xlink:show="embed" xlink:actuate="onLoad" draw:mime-type="image/jpeg"/>
</draw:frame>
Today, the Hague has announced the creation of an International Center for Investigation for Crime Agression against Ukraine. In general, the issue of bringing the reference of Russian military criminals is among the main priorities of Ukraine and foreign partners. Therefore, it is important to understand the legal mechanisms of the process.</text:p>
      <text:p text:style-name="P4">
The Armyinform correspondent, while in Brussels as part of the EU response in Ukraine, recorded an exclusive interview with the European Commissariatration Didie Raineneds about the Roman Statute and Ukraine and how Russian military criminals can be built.</text:p>
      <text:p text:style-name="P4">
<text:span text:style-name="T4">
 - Why is the ratification of the Roman Statute by Ukraine is crucial for investigating Russian military crimes? </text:span>
 **</text:p>
      <ul>
        <li>
First of all, it is very important for all democratic countries to participate in international institutions involved in the fight against international crime. International criminal court was created to organize investigations, prosecution and condemnation of war crimes, crimes against humanity, genocide crimes or aggression.</li>
      </ul>
      <text:p text:style-name="P4">
And this is very important for all participants in the process. This is the first reason for such a reclamation country as Ukraine, as a candidate country for entrance to the EU, very importantly participate.</text:p>
      <text:p text:style-name="P4">
I repeat all the time that the Verkhovna Rada of Ukraine has come time to ratify the Roman Statute <text:span text:style-name="T5">
(Ukraine has signed in 2000, but not yet ratified. - Ed.)</text:span>
.</text:p>
      <text:p text:style-name="P4">
The second reason why it is important to do because if you ask to apply_(against Russia. - Ed.)_ International rules, you also need to eat with them in Ukraine. I know that military crimes in Ukraine have been committed by the Russians.</text:p>
      <text:p text:style-name="P4">
<draw:frame draw:style-name="fr1" draw:name="Image328" text:anchor-type="as-char" svg:width="6.9236in" svg:height="4.877991in" draw:z-index="0">
<draw:image xlink:href="../Images/AРМІЯINFORM/2023-07-03T95-00-00-04-00/2-3.jpg" xlink:type="simple" xlink:show="embed" xlink:actuate="onLoad" draw:mime-type="image/jpeg"/>
</draw:frame>
The world map showing the status of the Roman Statute</text:p>
      <text:p text:style-name="P4">
I cited an example when they send the UN peacekeeping mission to another country and is shaking war. And then it is worth making sure that persons who committed war crimes, for example, will be punished against women and children.</text:p>
      <text:p text:style-name="P4">
Because if the country is involved in the international process, international jurisdiction, it is easier to come to court with more and more countries that we need to support Ukraine. In this way, a tribunal will be created on the crime of aggression.</text:p>
      <text:p text:style-name="P4">
Therefore, the ratification of the Roman Statute by Ukraine will, of course, help organize investigation, persecution and condemnation of Russians responsible for these crimes.- Starting from February 24, 2022, Euras <text:span text:style-name="T5">
(The European Union Agency for Criminal Justice Salvation. - Ed.)</text:span>
 tried to create a duplicate mechanism based on existing tools. Eurosta plays the role of intermediary between prosecutors of different countries. So two things were done.</text:p>
      <text:p text:style-name="P4">
You know that because of Russian aggression in Ukraine it was difficult to obtain digital division. So, we changed the position in euro. Now Euras has created the Basudans to collect all evidence and exchange them between prosecutors of different EU Member States, the International Criminal Court in Ukraine-everywhere. This is the first step.</text:p>
      <text:p text:style-name="P4">
Read also:</text:p>
      <text:p text:style-name="P4">
<text:a xlink:type="simple" xlink:href="https://armyinform.com.ua/2023/03/20/yak-mizhnarodnyj-kryminalnyj-sud-zaareshtuye-putina/" text:style-name="Internet_20_link" text:visited-style-name="Visited_20_Internet_20_Link">
As the International Criminal Court arrests Putin</text:a>
The next is the organization of skillful coordination of actions. So, we have a joint investigation, that is, a specific team with prosecutors of the EU Member States, Ukraine, the International Criminal Court. There is a good cooperation with our American colleagues for data exchange, investigation and judicial reversal of war crimes. A joint investigative group - the third part - will now be the International Center for Pursuing Crime Aggression against Ukraine.</text:p>
      <text:p text:style-name="P4">
<draw:frame draw:style-name="fr1" draw:name="Image329" text:anchor-type="as-char" svg:width="6.9236in" svg:height="4.488801in" draw:z-index="0">
<draw:image xlink:href="../Images/AРМІЯINFORM/2023-07-03T95-00-00-04-00/3-2.jpg" xlink:type="simple" xlink:show="embed" xlink:actuate="onLoad" draw:mime-type="image/jpeg"/>
</draw:frame>
It is not only about war crimes, crimes against humanity or genocide, but also a crime of aggression. There is an opportunity to gather evidence and prepare the prosecution research group. Such a role is given to European.</text:p>
      <text:p text:style-name="P4">
In addition, Eurasa gives the ability to work together. We have meetings of prosecutors between participants from different countries of the world and, of course, from Europe.</text:p>
      <text:p text:style-name="P4">
Eurost plays a central role in the development of the process, as there is a collection of collection and organized coordination between prosecutors.</text:p>
      <text:p text:style-name="P4">
<text:span text:style-name="T4">
 - </text:span>
 <text:span text:style-name="T4">
 What is your position on the chances of bringing Russia to justice comprehensive violations of international law? </text:span>
</text:p>
      <ul>
        <li>
I am convinced that we have a lot of evidence that Russia has made multi -ordinations of international law to give the first and possibly two examples. So, the violation of Ukraine's territorial integrity is obvious. And the violation of the state sovereignty of Ukraine is obvious.</li>
      </ul>
      <text:p text:style-name="P4">
That is why we try to work on a crime of aggression separately. But now the ICS will talk hard about specific violations of certain conventions. We try to give all the support to get more evidence of a violation.</text:p>
      <text:p text:style-name="P4">
My work is to provide all opportunities and tools to the prosecutors with judges to perform their work, investigate, pursue and judge military warriors.<text:span text:style-name="T4">
 - </text:span>
 <text:span text:style-name="T4">
 What is your position on investigating the crime of Russia's genocide anti -Ukraine? </text:span>
</text:p>
      <ul>
        <li>
We have a jurisdiction on all international crimes, including crime. There is an International Criminal Court.</li>
      </ul>
      <text:p text:style-name="P4">
It is clear that they do everything possible in the ISS for investigation.</text:p>
      <text:p text:style-name="P4">
<draw:frame draw:style-name="fr1" draw:name="Image330" text:anchor-type="as-char" svg:width="6.9236in" svg:height="5.971605in" draw:z-index="0">
<draw:image xlink:href="../Images/AРМІЯINFORM/2023-07-03T95-00-00-04-00/4-4.jpg" xlink:type="simple" xlink:show="embed" xlink:actuate="onLoad" draw:mime-type="image/jpeg"/>
</draw:frame>
Of course, when you talk about genocide, it is more difficult to investigate in comparison with military crimes or crimes against humanity. But in the hands of the ISS this is possible, because in the Roman statute there is the ability to work on various crimes.</text:p>
      <text:p text:style-name="P4">
Yes, it is a crime of aggression under the Roman statute. But this situation cannot be put into effect, I explained because of the specific situation of Russia <text:span text:style-name="T5">
(The Russian Federation signed, but was unattractive, and in 2016 Moscow withdrew the signature of the document. –Aut.).</text:span>
</text:p>
      <text:p text:style-name="P4">
Але можливе і розслідування справи про геноцид. Я не випадково сказав, що мипочали дискусію на початку березня минулого року з Євроюстом і «Мережеюгеноциду» <text:span text:style-name="T5">
(</text:span>
 <text:span text:style-name="T5">
Eurovist network for investigation and judicial persecution of genocide, crimes against humanity and war crimes. - Ed.)</text:span>
. We want all available tools.</text:p>
      <text:p text:style-name="P4">
I just want to be sure that all the prosecutors responsible for the formation of the position could go to the court where they already have to make a decision.</text:p>
      <text:p text:style-name="P4">
You know that in the past it was the most sufficient decision in the event of investigation of the crime of genocide in Rwanda and former Yugoslavia. In Ukraine, Eco -Comand of the ISS.</text:p>
      <text:p text:style-name="P4">
<draw:frame draw:style-name="fr1" draw:name="Image331" text:anchor-type="as-char" svg:width="6.9236in" svg:height="4.612849in" draw:z-index="0">
<draw:image xlink:href="../Images/AРМІЯINFORM/2023-07-03T95-00-00-04-00/5-4.jpg" xlink:type="simple" xlink:show="embed" xlink:actuate="onLoad" draw:mime-type="image/jpeg"/>
</draw:frame>
Even during the war, we intend to create a reliable decision to be sure that during life, military criminals should know that there is a rice to be a court or a tribunal.</text:p>
      <text:p text:style-name="P4">
<text:span text:style-name="T4">
 - </text:span>
 <text:span text:style-name="T4">
 What are your impressions of cooperation with Ukrainian colleagues? </text:span>
</text:p>
      <ul>
        <li>
From the beginning of the Russian large -scale invasion, I first and foremost contact the Ministry of Justice of Ukraine. Also with Prosecutor General Irina Venediktova and then Andrew Kostin. We tried to be very specific, and we were convinced that it was very effective. For us, it was and remains the real part of the Office of the Prosecutor General of Ukraine, European and all the instruments that Ya - Litted earlier. But it was also a clear message for us that we are working for a common purpose - punishment of criminals.</li>
      </ul>
      <text:p text:style-name="P4">
Read also:</text:p>
      <text:p text:style-name="P4">
[Hague for Bucha: condemnation(https://armyinform.com.ua/2023/02/21/gaaga-za-buchu-zasudzhennya-voyennyh-zlochyniv-rf-na-mizhnarodnomu-rivni/)</text:p>
      <text:p text:style-name="P4">
I was very impressed with the ability of the Ukrainian side during the war to be very specific in work on the place of investigation of crimes.</text:p>
      <text:p text:style-name="P4">
News Source: <text:a xlink:type="simple" xlink:href="https://armyinform.com.ua/2023/07/03/didye-rejnerds-ratyfikacziya-rymskogo-statutu-ukrayinoyu-dopomozhe-v-zasudzhenni-zlochyniv-rosiyan/" text:style-name="Internet_20_link" text:visited-style-name="Visited_20_Internet_20_Link">
https://armyinform.com.ua/2023/07/03/didye-rejnerds-ratyfikacziya-rymskogo-statutu-ukrayinoyu-dopomozhe-v-zasudzhenni-zlochyniv-rosiyan/</text:a>
</text:p>
      <!--NEWS-->
      <text:h text:style-name="P10" text:outline-level="1">
<text:span text:style-name="T4">
"Irki-laboratoryers man, hiding, did not go, says: on x..p"-intercepting GUR</text:span>
</text:h>
      <text:p text:style-name="P4">
Author: ['АРМІЯINFORM']</text:p>
      <text:p text:style-name="P4">
Time: 2023-07-03T96:00:00-04:00</text:p>
      <text:p text:style-name="P4">
Description: The squad of the Mobilizovnaya Vіsysovo service of the Russian Federation Rospovіda at the telephone Rosmovi about ... the war with Ukraine 2022, the war with Ukraine latest news today, the news War with Ukraine 2022 is the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22222222222222222.jpg" text:style-name="Internet_20_link" text:visited-style-name="Visited_20_Internet_20_Link">
222222222222222222.jpg</text:a>
']</text:p>
      <text:p text:style-name="P4">
Tags: ['STOPRUSSIA', 'ВТОРГНЕННЯ РФ', 'ГУР МОУ', 'ПЕРЕХОПЛЕННЯ']</text:p>
      <text:p text:style-name="P4">
Category: News</text:p>
      <!--METADATA-->
      <text:p text:style-name="P4">
<draw:frame draw:style-name="fr1" draw:name="Image332" text:anchor-type="as-char" svg:width="6.9236in" svg:height="3.354198in" draw:z-index="0">
<draw:image xlink:href="../Images/AРМІЯINFORM/2023-07-03T96-00-00-04-00/222222222222222222.jpg" xlink:type="simple" xlink:show="embed" xlink:actuate="onLoad" draw:mime-type="image/jpeg"/>
</draw:frame>
The wife of a mobilized serviceman of the Armed Forces of the Russian Federation tells in a telephone system about the distribution of fake information about fakes of occupation troops in the territory of the eastern part of Ukraine, as well as the Russian -proofing of the Russians to participate in the war against Ukraine.</text:p>
      <text:p text:style-name="P4">
About this <text:a xlink:type="simple" xlink:href="https://gur.gov.ua/content/kuda-by-ony-ne-vykhodyly-kh-riachat-ykh.html" text:style-name="Internet_20_link" text:visited-style-name="Visited_20_Internet_20_Link">
it is referred</text:a>
in the next interception of GUR MOU.</text:p>
      <text:p text:style-name="P4">
"Wagnerists" show, already clam(They beat)their. He said, that, the Prigozhin, that 38,000 were killed by Vartemivsk, Ukrainians. And so they say that everything is good. We look at them, to them, they do not speak - we are no longer sitting. And Slavik, Irki-Laboratory War, our doctor, opened the door and took him then, remember? And he came, for three days released, remember? Well, all, this one came… And he never followed and has come after him three times, hides, did not go, says: on X..p. This is not mine, ”says the wife of the Russian occupier.</text:p>
      <text:p text:style-name="P4">
News Source: <text:a xlink:type="simple" xlink:href="https://armyinform.com.ua/2023/07/03/irky-laborantky-cholovik-hovayetsya-ne-pishov-kazhe-na-h-r-perehoplennya-gur/" text:style-name="Internet_20_link" text:visited-style-name="Visited_20_Internet_20_Link">
https://armyinform.com.ua/2023/07/03/irky-laborantky-cholovik-hovayetsya-ne-pishov-kazhe-na-h-r-perehoplennya-gur/</text:a>
</text:p>
      <!--NEWS-->
      <text:h text:style-name="P10" text:outline-level="1">
<text:span text:style-name="T4">
The occupiers fired 9 communities in Sumy region, 5 people were killed, 20 were injured</text:span>
</text:h>
      <text:p text:style-name="P4">
Author: ['АРМІЯINFORM']</text:p>
      <text:p text:style-name="P4">
Time: 2023-07-03T97:00:00-04:00</text:p>
      <text:p text:style-name="P4">
Description: The length of the day of Rosiyani 28 Divyv plastered Sumshchin, 170 Vibukhv was stuck.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357405095_613595750873033_8422341431658601650_n.jpg" text:style-name="Internet_20_link" text:visited-style-name="Visited_20_Internet_20_Link">
357405095_613595750873033_8422341431658601650_n.jpg</text:a>
']</text:p>
      <text:p text:style-name="P4">
Tags: ['STOPRUSSIA', 'ВОЄННІ ЗЛОЧИНИ ЗС РФ', 'ВТОРГНЕННЯ РФ', 'СУМИ']</text:p>
      <text:p text:style-name="P4">
Category: News</text:p>
      <!--METADATA-->
      <text:p text:style-name="P4">
<draw:frame draw:style-name="fr1" draw:name="Image333" text:anchor-type="as-char" svg:width="6.9236in" svg:height="4.615733in" draw:z-index="0">
<draw:image xlink:href="../Images/AРМІЯINFORM/2023-07-03T97-00-00-04-00/357405095_613595750873033_8422341431658601650_n.jpg" xlink:type="simple" xlink:show="embed" xlink:actuate="onLoad" draw:mime-type="image/jpeg"/>
</draw:frame>
During the day, the Russians fired at Sumy 28 times, 170 explosions were recorded.</text:p>
      <text:p text:style-name="P4">
About it <text:a xlink:type="simple" xlink:href="https://www.facebook.com/sumska.oda/posts/pfbid0qkdSEtLgdvH2ZrCHqY7Yc6qLf5E8ZnJE1NcxxRkTJS6v8njCYeapJFEQQ5qkez48l" text:style-name="Internet_20_link" text:visited-style-name="Visited_20_Internet_20_Link">
reports</text:a>
Sumy Ova.</text:p>
      <text:p text:style-name="P4">
“During the day, the Russians carried out 28 shelling. 170 blasts were recorded. Belopilsk, Yunakovskaya, Khotinskaya, Krasnopil, Velikopysarivska, Shalyginsk, Seredi-Buda communities, ”he will be in the message.</text:p>
      <text:p text:style-name="P4">
In particular, shellings have suffered:</text:p>
      <ul>
        <li>
Shalygin community: enemy beat from artillery(10 explosions). Внаслідок обстрілузагинули 2 мирних жителів та 1 поранено.</li>
      </ul>
      <text:p text:style-name="P4">
— Середино-Будська громада: 2 міни скинули росіяни на територію громади.</text:p>
      <text:p text:style-name="P4">
— Миропільська громада: пуск ракет (Lose)From the screw(3 explosions).</text:p>
      <text:p text:style-name="P4">
— Великописарівська громада: ворожим БПЛА скинуто ВОГ (2 explosions)Also there are nominometric shelling(36 explosions). Також були обстріли з АГС (30 explosions), as a result of one of the shelling there was a fire of non -residential buildings.</text:p>
      <ul>
        <li>
          <text:p text:style-name="P4">
Sumy Community: Shared 136 UAVs have been recorded. The administrative building and two apartment buildings, 7 private cars and school premises were damaged by the municipal. Pre -2 dead and 19 wounded.</text:p>
        </li>
        <li>
          <text:p text:style-name="P4">
Young community: there were mortar shelling(24 explosions). Внаслідок одного зобстрілів загинув місцевий житель. Пошкоджено приватне житлове домоволодіннята господарчу споруду. Також росіяни били з артилерії (14 explosions). Внаслідокодного з обстрілів пошкоджено 3 приватні житлові будинки.</text:p>
        </li>
      </ul>
      <text:p text:style-name="P4">
— Білопільська громада: зафіксовано 29 вибухів з мінометів.</text:p>
      <text:p text:style-name="P4">
— Хотінська громада: здійснено мінометні обстріли (4 explosions)and shelling of Zattylery(3 explosions).</text:p>
      <text:p text:style-name="P4">
— Краснопільська громада: був артобстріл (10 explosions).</text:p>
      <text:p text:style-name="P4">
News Source: <text:a xlink:type="simple" xlink:href="https://armyinform.com.ua/2023/07/03/okupanty-obstrilyaly-9-gromad-na-sumshhyni-5-lyudej-zagynuly-20-distaly-poranennya/" text:style-name="Internet_20_link" text:visited-style-name="Visited_20_Internet_20_Link">
https://armyinform.com.ua/2023/07/03/okupanty-obstrilyaly-9-gromad-na-sumshhyni-5-lyudej-zagynuly-20-distaly-poranennya/</text:a>
</text:p>
      <!--NEWS-->
      <text:h text:style-name="P10" text:outline-level="1">
<text:span text:style-name="T4">
Denis Skizzhny: “The Ukrainian air defense has strengthened significantly. It is an achievement of both Western weapons and our people ”</text:span>
</text:h>
      <text:p text:style-name="P4">
Author: ['АРМІЯINFORM']</text:p>
      <text:p text:style-name="P4">
Time: 2023-07-03T98:00:00-04:00</text:p>
      <text:p text:style-name="P4">
Description: Yaksho Rіnno RIK Tom, if Ukrainian is small on Ozbrinni lichas Zenitni Rocket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78e17e3c-abbf-4a80-a083-d81a7b57c9f7.jpg" text:style-name="Internet_20_link" text:visited-style-name="Visited_20_Internet_20_Link">
78e17e3c-abbf-4a80-a083-d81a7b57c9f7.jpg</text:a>
']</text:p>
      <text:p text:style-name="P4">
Tags: ['ДЕНЬ ЗЕНІТНИХ РАКЕТНИХ ВІЙСЬК', 'ЗРВ']</text:p>
      <text:p text:style-name="P4">
Category: News</text:p>
      <!--METADATA-->
      <text:p text:style-name="P4">
<draw:frame draw:style-name="fr1" draw:name="Image334" text:anchor-type="as-char" svg:width="6.9236in" svg:height="4.716703in" draw:z-index="0">
<draw:image xlink:href="../Images/AРМІЯINFORM/2023-07-03T98-00-00-04-00/78e17e3c-abbf-4a80-a083-d81a7b57c9f7.jpg" xlink:type="simple" xlink:show="embed" xlink:actuate="onLoad" draw:mime-type="image/jpeg"/>
</draw:frame>
If, exactly a year ago, when Ukraine was in service with only anti -aircraft missile complexes of Soviet production, the Officer of the Air Force Command Considenis Druzhny explained that "the problem of air defense is one more serious, it is necessary to be re -armed, there is no other way out," today the firing is commenting on the state of Ukraine. He notes that the number one is currently increasing the number of recent weapons.</text:p>
      <ul>
        <li>
The Ukrainian air defense has strengthened significantly, first of all, it is the achievement of our people, which constantly improve skills, maneuvering, trying to predict where the next blow is building. Of course, without Western weapons-NASAMS, Iris-T, Patriot-we would not be able to show such incredible results. With the advent of Patriot, we have also been able to destroy ballistic goals. In modern systems, the human factor is minimized, they are automatic capacity. The advantages include the high speed of rockets, a long range, a pumped outlet system.</li>
      </ul>
      <text:p text:style-name="P4">
Denis Rozzhny shares that at dawn on February 24, 22, firmly approved to destroy everything they saw in the air. However, now this decision is supported by a serious argument in the form of powerful air defense complexes.</text:p>
      <text:p text:style-name="P4">
-If at the beginning of the war we knocked a third of the calibers and the X-101 missiles, then it was considered a great success at that time. Today we destroy from 80 percent of such goals, and in some cases we demonstrate a 100 % result. This is the merit of not only anti -aircraft fires, but also mobile fire groups, fighter aviation and other structures and troops. We all work together!</text:p>
      <text:p text:style-name="P4">
And although now the experts are not for celebrations, and to relax through constant nighttime attacks, the anti -aircraft attacks rarely succeed, Denis Pasti promised: “Let's win!And then we will rest!And we celebrate!”.</text:p>
      <text:p text:style-name="P4">
News Source: <text:a xlink:type="simple" xlink:href="https://armyinform.com.ua/2023/07/03/denys-smazhnyj-ukrayinska-ppo-suttyevo-zmicznila-cze-dosyagnennya-yak-zahidnogo-ozbroyennya-tak-i-nashyh-lyudej/" text:style-name="Internet_20_link" text:visited-style-name="Visited_20_Internet_20_Link">
https://armyinform.com.ua/2023/07/03/denys-smazhnyj-ukrayinska-ppo-suttyevo-zmicznila-cze-dosyagnennya-yak-zahidnogo-ozbroyennya-tak-i-nashyh-lyudej/</text:a>
</text:p>
      <!--NEWS-->
      <text:h text:style-name="P10" text:outline-level="1">
<text:span text:style-name="T4">
Short. War. Day 495. Videoodigest</text:span>
</text:h>
      <text:p text:style-name="P4">
Author: ['АРМІЯINFORM']</text:p>
      <text:p text:style-name="P4">
Time: 2023-07-03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7/345.jpg" text:style-name="Internet_20_link" text:visited-style-name="Visited_20_Internet_20_Link">
345.jpg</text:a>
']</text:p>
      <text:p text:style-name="P4">
Tags: ['STOPRUSSIA', 'ВІДЕОДАЙДЖЕСТ', 'ВТОРГНЕННЯ РФ', 'ГЕНЕРАЛЬНИЙ ШТАБ ЗС УКРАЇНИ', 'СУМИ']</text:p>
      <text:p text:style-name="P4">
Category: News</text:p>
      <!--METADATA-->
      <text:p text:style-name="P4">
<draw:frame draw:style-name="fr1" draw:name="Image335" text:anchor-type="as-char" svg:width="6.9236in" svg:height="3.513727in" draw:z-index="0">
<draw:image xlink:href="../Images/AРМІЯINFORM/2023-07-03T99-00-00-04-00/345.jpg" xlink:type="simple" xlink:show="embed" xlink:actuate="onLoad" draw:mime-type="image/jpeg"/>
</draw:frame>
Source: _ <text:a xlink:type="simple" xlink:href="https://www.facebook.com/GeneralStaff.ua/videos/5694977990605180/" text:style-name="Internet_20_link" text:visited-style-name="Visited_20_Internet_20_Link">
General Staff of the UKRAINE</text:a>
_</text:p>
      <text:p text:style-name="P4">
News Source: <text:a xlink:type="simple" xlink:href="https://armyinform.com.ua/2023/07/03/korotko-vijna-den-495-videodajdzhest/" text:style-name="Internet_20_link" text:visited-style-name="Visited_20_Internet_20_Link">
https://armyinform.com.ua/2023/07/03/korotko-vijna-den-495-videodajdzhest/</text:a>
</text:p>
      <!--NEWS-->
      <text:h text:style-name="P10" text:outline-level="1">
<text:span text:style-name="T4">
Tankovsky strengthened "Polissya" in midfield</text:span>
</text:h>
      <text:p text:style-name="P4">
Authors: Ukrinform (Person)</text:p>
      <text:p text:style-name="P4">
Publisher: Укринформ (Organization)</text:p>
      <text:p text:style-name="P4">
Published Time: 2023-07-03T9:23:00+03:00</text:p>
      <text:p text:style-name="P4">
Modified Time: 2023-07-03T22:23:00+03:00</text:p>
      <text:p text:style-name="P4">
Description: Midfielder Vyacheslav Tankovsky moved from Kharkiv Metalist to the Polissya football collective. - Ukrinform.</text:p>
      <text:p text:style-name="P4">
Images: ['<text:a xlink:type="simple" xlink:href="https://static.ukrinform.com/photos/2023_07/thumb_files/630_360_1688411796-914.jpg" text:style-name="Internet_20_link" text:visited-style-name="Visited_20_Internet_20_Link">
630_360_16884...</text:a>
']</text:p>
      <text:p text:style-name="P4">
Tags: ['Футбол', 'Полісся']</text:p>
      <text:p text:style-name="P4">
Type: Article</text:p>
      <!--METADATA-->
      <text:p text:style-name="P4">
<draw:frame draw:style-name="fr1" draw:name="Image336" text:anchor-type="as-char" svg:width="6.9236in" svg:height="3.956343in" draw:z-index="0">
<draw:image xlink:href="../Images/yкринформ/2023-07-03T9-23-00-03-00/630_360_1688411796-914.jpg" xlink:type="simple" xlink:show="embed" xlink:actuate="onLoad" draw:mime-type="image/jpeg"/>
</draw:frame>
The midfielder Tankovsky moved from the Kharkiv Metalist to the Polissya football collective.</text:p>
      <text:p text:style-name="P4">
As reports <text:a xlink:type="simple" xlink:href="https://polissyafc.com/" text:style-name="Internet_20_link" text:visited-style-name="Visited_20_Internet_20_Link">
press service</text:a>
The Zhytomyr Club, the contract with Khavbeck has been signed for three years, Ukrinform reports.</text:p>
      <text:p text:style-name="P4">
The second half of the season was a pupil of Shakhtar Donetsk in Dnipro-1.</text:p>
      <text:p text:style-name="P4">
Tankovsky also performed for Lugansk Zorya, Arsenal and Mariupol Kiev.</text:p>
      <text:p text:style-name="P4">
<text:span text:style-name="T4">
 Read also: </text:span>
 <text:a xlink:type="simple" xlink:href="https://www.ukrinform.ua/rubric-sports/3726691-dosvidcenij-zahisnik-sabanov-vistupatime-za-fk-polissa.html" text:style-name="Internet_20_link" text:visited-style-name="Visited_20_Internet_20_Link">
experienced defender Shabanov will stand for FC "<text:span text:style-name="T4">
 Polesie </text:span>
"</text:a>
We will remind, FC "Polissya" became the champion of Ukraine in the first league and will be first in the Ukrainian Premier League(UPL).</text:p>
      <text:p text:style-name="P4">
Фото: ФК «Полісся».</text:p>
      <text:p text:style-name="P4">
News Source: <text:a xlink:type="simple" xlink:href="https://www.ukrinform.ua/rubric-sports/3731048-tankovskij-pidsiliv-polissa-u-pivzahisti.html" text:style-name="Internet_20_link" text:visited-style-name="Visited_20_Internet_20_Link">
https://www.ukrinform.ua/rubric-sports/3731048-tankovskij-pidsiliv-polissa-u-pivzahisti.html</text:a>
</text:p>
      <!--NEWS-->
      <text:h text:style-name="P10" text:outline-level="1">
<text:span text:style-name="T4">
The Armed Forces told how the military uses Delta platform</text:span>
</text:h>
      <text:p text:style-name="P4">
Authors: Ukrinform (Person)</text:p>
      <text:p text:style-name="P4">
Publisher: Укринформ (Organization)</text:p>
      <text:p text:style-name="P4">
Published Time: 2023-07-04T-1:29:00+03:00</text:p>
      <text:p text:style-name="P4">
Modified Time: 2023-07-04T00:29:00+03:00</text:p>
      <text:p text:style-name="P4">
Description: The northern group officers use the Delta situational awareness platform, through which the military see the battlefield online. - Ukrinform.</text:p>
      <text:p text:style-name="P4">
Images: ['<text:a xlink:type="simple" xlink:href="https://static.ukrinform.com/photos/2023_07/thumb_files/630_360_1688419837-436.jpg" text:style-name="Internet_20_link" text:visited-style-name="Visited_20_Internet_20_Link">
630_360_16884...</text:a>
']</text:p>
      <text:p text:style-name="P4">
Tags: ['Розвідка', 'ЗСУ', 'Військові', 'Війна з Росією']</text:p>
      <text:p text:style-name="P4">
Type: Article</text:p>
      <!--METADATA-->
      <text:p text:style-name="P4">
<draw:frame draw:style-name="fr1" draw:name="Image337" text:anchor-type="as-char" svg:width="6.9236in" svg:height="3.956343in" draw:z-index="0">
<draw:image xlink:href="../Images/yкринформ/2023-07-04T-1-29-00-03-00/630_360_1688419837-436.jpg" xlink:type="simple" xlink:show="embed" xlink:actuate="onLoad" draw:mime-type="image/jpeg"/>
</draw:frame>
The officer's troops are widely used by the Delta situational diligence platform, through which the military sees the battlefield in the regimeline.</text:p>
      <text:p text:style-name="P4">
About it in the telegram <text:a xlink:type="simple" xlink:href="https://t.me/pressUAAFUNORD/52" text:style-name="Internet_20_link" text:visited-style-name="Visited_20_Internet_20_Link">
reported</text:a>
The united press center of the defense forces of the northern direction, reports Ukrinform.</text:p>
      <text:p text:style-name="P4">
"Officers of the northern group of troops are widely used by the Delta scanning platform," the statement said.</text:p>
      <text:p text:style-name="P4">
<text:span text:style-name="T4">
 Read also: </text:span>
 <text:span text:style-name="T4">
 <text:a xlink:type="simple" xlink:href="https://www.ukrinform.ua/rubric-ato/3665478-kabmin-uhvaliv-risenna-sodo-zaprovadzenna-sistemi-delta-u-silah-oboroni.html" text:style-name="Internet_20_link" text:visited-style-name="Visited_20_Internet_20_Link">
Cabinet has decided to introduce Deltau Defense Forces</text:a>
</text:span>
</text:p>
      <text:p text:style-name="P4">
In particular, it is used in their daily activity officers of the united-military cooperation of the group. The platform provides the military with various current and proven data on hostile forces.</text:p>
      <text:p text:style-name="P4">
Evorog and STOP Russian War, developed by the Ministry of Digital Transformation and the Security Service of Ukraine, are also integrated into Delta.</text:p>
      <text:p text:style-name="P4">
Delta platform and services are built according to NATO member countries and are compatible with NATO similar solutions. All the latest Wesnnutics, which is provided by the Allies of Ukraine for the reflection of Russian aggression, is almost automatically integrated into Delta.</text:p>
      <text:p text:style-name="P4">
<text:span text:style-name="T4">
 Read also: </text:span>
 <text:span text:style-name="T4">
 <text:a xlink:type="simple" xlink:href="https://www.ukrinform.ua/rubric-technology/3726263-ssa-zapustili-u-kosmos-rozviduvalnij-suputnik.html" text:style-name="Internet_20_link" text:visited-style-name="Visited_20_Internet_20_Link">
USA launched into space reconnaissance satellite</text:a>
</text:span>
</text:p>
      <text:p text:style-name="P4">
According to one of the CVS officers, the Delta platform is constantly improving the new functionality, which makes it possible to gain a significant advantage in the excess.</text:p>
      <text:p text:style-name="P4">
It was reported that Delta is a situational awareness platform that is the creation of innovation and development of defense technologies of the Ministry of Defense of Ukraine.</text:p>
      <text:p text:style-name="P4">
The decision to approve the Delta system in the defense forces of Ukraine was made on the February 4, 2023 at a meeting of the Cabinet of Ministers. The government also allowed to place Delta in clouds outside Ukraine, which allows to protect the enemy attack system.</text:p>
      <text:p text:style-name="P4">
News Source: <text:a xlink:type="simple" xlink:href="https://www.ukrinform.ua/rubric-ato/3731063-u-zsu-rozpovili-ak-vijskovi-vikoristovuut-platformu-delta.html" text:style-name="Internet_20_link" text:visited-style-name="Visited_20_Internet_20_Link">
https://www.ukrinform.ua/rubric-ato/3731063-u-zsu-rozpovili-ak-vijskovi-vikoristovuut-platformu-delta.html</text:a>
</text:p>
      <!--NEWS-->
      <text:h text:style-name="P10" text:outline-level="1">
<text:span text:style-name="T4">
Publications in the media about the "slow counter -offensive" do not affect the help of Ukraine - the Foreign Ministry</text:span>
</text:h>
      <text:p text:style-name="P4">
Authors: Ukrinform (Person)</text:p>
      <text:p text:style-name="P4">
Publisher: Укринформ (Organization)</text:p>
      <text:p text:style-name="P4">
Published Time: 2023-07-04T-2:11:00+03:00</text:p>
      <text:p text:style-name="P4">
Modified Time: 2023-07-04T00:11:00+03:00</text:p>
      <text:p text:style-name="P4">
Description: Foreign Minister Dmytro Kuleba stated that publications in the media about the "slow Ukrainian counter -offensive" did not affect the decisions of Western leaders on the supply of weapons to Ukraine. At the same time, they have a certain impact on public sentiment in some countries. - Ukrinform.</text:p>
      <text:p text:style-name="P4">
Images: ['<text:a xlink:type="simple" xlink:href="https://static.ukrinform.com/photos/2023_02/thumb_files/630_360_1676662005-478.jpg" text:style-name="Internet_20_link" text:visited-style-name="Visited_20_Internet_20_Link">
630_360_16766...</text:a>
']</text:p>
      <text:p text:style-name="P4">
Tags: ['Дмитро Кулеба', 'МЗС', 'Війна з Росією', 'Контрнаступ', 'Єдині новини']</text:p>
      <text:p text:style-name="P4">
Type: Article</text:p>
      <!--METADATA-->
      <text:p text:style-name="P4">
<draw:frame draw:style-name="fr1" draw:name="Image340" text:anchor-type="as-char" svg:width="6.9236in" svg:height="3.956343in" draw:z-index="0">
<draw:image xlink:href="../Images/yкринформ/2023-07-04T-2-11-00-03-00/630_360_1676662005-478.jpg" xlink:type="simple" xlink:show="embed" xlink:actuate="onLoad" draw:mime-type="image/jpeg"/>
</draw:frame>
Minister of Lawying Dmytro Kuleba stated that publications in the media about the "slow -Ukrainian counter -offensive" do not affect the decisions of Western leaders on the plants of weapons to Ukraine. At the same time, they have a certain impact on the public sentiment of some countries.</text:p>
      <text:p text:style-name="P4">
Kuleba said on the air of the Teleterna "One News", reports correspondentation.</text:p>
      <text:p text:style-name="P4">
“No, for those who make a decision that(Publications in the media about "Slow Ukrainian counter -offensive". - Ed.)It does not affect, because they are guided not by the newspapers, but from the objective reports of their military and intelligence, ”the minister said.</text:p>
      <text:p text:style-name="P4">
<text:span text:style-name="T4">
 Read also: </text:span>
 <text:span text:style-name="T4">
 <text:a xlink:type="simple" xlink:href="https://www.ukrinform.ua/rubric-ato/3730873-admiral-nato-pro-kontrnastup-ukraini-ce-ne-prosto-progulanka.html" text:style-name="Internet_20_link" text:visited-style-name="Visited_20_Internet_20_Link">
NATO Admiral - About the Counter -Offensive of Ukraine: It's not a simple walk</text:a>
</text:span>
</text:p>
      <text:p text:style-name="P4">
Kuleba assured that during the negotiations, which he conducts with partners Presidential Lordimir Zelensky and he himself, “everyone supports our <text:span text:style-name="T4">
 <text:a xlink:type="simple" xlink:href="https://www.ukrinform.ua/tag-kontrnastup" text:style-name="Internet_20_link" text:visited-style-name="Visited_20_Internet_20_Link">
counter -offensive</text:a>
</text:span>
, cheering and understand that the situation is more difficult for objective reasons. ”</text:p>
      <text:p text:style-name="P4">
"But there is no decline of the spirit, everyone is ready to move on and supply the weapons needed for the counter -offensive," the Foreign Minister said.</text:p>
      <text:p text:style-name="P4">
<text:span text:style-name="T4">
 Read also: </text:span>
 <text:span text:style-name="T4">
 <text:a xlink:type="simple" xlink:href="https://www.ukrinform.ua/rubric-ato/3730219-zelenskij-rosiani-mozut-zdijsniti-terakt-na-zaes-abi-zupiniti-kontrnastup.html" text:style-name="Internet_20_link" text:visited-style-name="Visited_20_Internet_20_Link">
Zelensky: Russians can make a terrorist attack on the ZPP to stop the counter -offensive</text:a>
</text:span>
</text:p>
      <text:p text:style-name="P4">
At the same time, he noted that such publications really affect the publicity of the Ukrainian counter -offensive and give food to numerous commentators who pick up these theses and again begin to say that "Ukraine cannot prevent" and sow disdain.</text:p>
      <text:p text:style-name="P4">
“Now there are no negative, instant consequences of this, it is a manatically -maturity. But if they are(The media - ed.)They will continue to disperse these narratives, then of course, it will have negative consequences for the perception of the success of Ukraine on the battlefield in societies, ”Kuleba predicted.</text:p>
      <text:p text:style-name="P4">
<text:span text:style-name="T4">
 Read also: </text:span>
 <text:span text:style-name="T4">
 <text:a xlink:type="simple" xlink:href="https://www.ukrinform.ua/rubric-ato/3730904-vijna-ne-zakincitsa-poki-krim-bude-pid-okupacieu-zelenskij.html" text:style-name="Internet_20_link" text:visited-style-name="Visited_20_Internet_20_Link">
war will not end until the Crimea is under occupation –Elensky</text:a>
</text:span>
</text:p>
      <text:p text:style-name="P4">
According to Ukrinform, the head of the NATO Military Committee Admiral Rob Bauerzaya was not to dictate to Ukrainians how fast their contradiction should be.</text:p>
      <text:p text:style-name="P4">
News Source: <text:a xlink:type="simple" xlink:href="https://www.ukrinform.ua/rubric-ato/3731062-publikacii-u-zmi-pro-povilnij-kontrnastup-ne-vplivaut-na-dopomogu-ukraini-mzs.html" text:style-name="Internet_20_link" text:visited-style-name="Visited_20_Internet_20_Link">
https://www.ukrinform.ua/rubric-ato/3731062-publikacii-u-zmi-pro-povilnij-kontrnastup-ne-vplivaut-na-dopomogu-ukraini-mzs.html</text:a>
</text:p>
      <!--NEWS-->
      <text:h text:style-name="P10" text:outline-level="1">
<text:span text:style-name="T4">
Publications in the media about the "slow counter -offensive" do not affect the help of Ukraine - the Foreign Ministry</text:span>
</text:h>
      <text:p text:style-name="P4">
Authors: Ukrinform (Person)</text:p>
      <text:p text:style-name="P4">
Publisher: Укринформ (Organization)</text:p>
      <text:p text:style-name="P4">
Published Time: 2023-07-04T00:11:00+03:00</text:p>
      <text:p text:style-name="P4">
Modified Time: 2023-07-04T00:11:00+03:00</text:p>
      <text:p text:style-name="P4">
Description: Foreign Minister Dmytro Kuleba stated that publications in the media about the "slow Ukrainian counter -offensive" did not affect the decisions of Western leaders on the supply of weapons to Ukraine. At the same time, they have a certain impact on public sentiment in some countries. - Ukrinform.</text:p>
      <text:p text:style-name="P4">
Images: ['<text:a xlink:type="simple" xlink:href="https://static.ukrinform.com/photos/2023_02/thumb_files/630_360_1676662005-478.jpg" text:style-name="Internet_20_link" text:visited-style-name="Visited_20_Internet_20_Link">
630_360_16766...</text:a>
']</text:p>
      <text:p text:style-name="P4">
Tags: ['Дмитро Кулеба', 'МЗС', 'Війна з Росією', 'Контрнаступ', 'Єдині новини']</text:p>
      <text:p text:style-name="P4">
Type: Article</text:p>
      <!--METADATA-->
      <text:p text:style-name="P4">
<draw:frame draw:style-name="fr1" draw:name="Image341" text:anchor-type="as-char" svg:width="6.9236in" svg:height="3.956343in" draw:z-index="0">
<draw:image xlink:href="../Images/yкринформ/2023-07-04T00-11-00-03-00/630_360_1676662005-478.jpg" xlink:type="simple" xlink:show="embed" xlink:actuate="onLoad" draw:mime-type="image/jpeg"/>
</draw:frame>
Minister of Lawying Dmytro Kuleba stated that publications in the media about the "slow -Ukrainian counter -offensive" do not affect the decisions of Western leaders on the plants of weapons to Ukraine. At the same time, they have a certain impact on the public sentiment of some countries.</text:p>
      <text:p text:style-name="P4">
Kuleba said on the air of the Teleterna "One News", reports correspondentation.</text:p>
      <text:p text:style-name="P4">
“No, for those who make a decision that(Publications in the media about "Slow Ukrainian counter -offensive". - Ed.)It does not affect, because they are guided not by the newspapers, but from the objective reports of their military and intelligence, ”the minister said.</text:p>
      <text:p text:style-name="P4">
<text:span text:style-name="T4">
 Read also: </text:span>
 <text:span text:style-name="T4">
 <text:a xlink:type="simple" xlink:href="https://www.ukrinform.ua/rubric-ato/3730873-admiral-nato-pro-kontrnastup-ukraini-ce-ne-prosto-progulanka.html" text:style-name="Internet_20_link" text:visited-style-name="Visited_20_Internet_20_Link">
NATO Admiral - About the Counter -Offensive of Ukraine: It's not a simple walk</text:a>
</text:span>
</text:p>
      <text:p text:style-name="P4">
Kuleba assured that during the negotiations, which he conducts with partners Presidential Lordimir Zelensky and he himself, “everyone supports our <text:span text:style-name="T4">
 <text:a xlink:type="simple" xlink:href="https://www.ukrinform.ua/tag-kontrnastup" text:style-name="Internet_20_link" text:visited-style-name="Visited_20_Internet_20_Link">
counter -offensive</text:a>
</text:span>
, cheering and understand that the situation is more difficult for objective reasons. ”</text:p>
      <text:p text:style-name="P4">
"But there is no decline of the spirit, everyone is ready to move on and supply the weapons needed for the counter -offensive," the Foreign Minister said.</text:p>
      <text:p text:style-name="P4">
<text:span text:style-name="T4">
 Read also: </text:span>
 <text:span text:style-name="T4">
 <text:a xlink:type="simple" xlink:href="https://www.ukrinform.ua/rubric-ato/3730219-zelenskij-rosiani-mozut-zdijsniti-terakt-na-zaes-abi-zupiniti-kontrnastup.html" text:style-name="Internet_20_link" text:visited-style-name="Visited_20_Internet_20_Link">
Zelensky: Russians can make a terrorist attack on the ZPP to stop the counter -offensive</text:a>
</text:span>
</text:p>
      <text:p text:style-name="P4">
At the same time, he noted that such publications really affect the publicity of the Ukrainian counter -offensive and give food to numerous commentators who pick up these theses and again begin to say that "Ukraine cannot prevent" and sow disdain.</text:p>
      <text:p text:style-name="P4">
“Now there are no negative, instant consequences of this, it is a manatically -maturity. But if they are(The media - ed.)They will continue to disperse these narratives, then of course, it will have negative consequences for the perception of the success of Ukraine on the battlefield in societies, ”Kuleba predicted.</text:p>
      <text:p text:style-name="P4">
<text:span text:style-name="T4">
 Read also: </text:span>
 <text:span text:style-name="T4">
 <text:a xlink:type="simple" xlink:href="https://www.ukrinform.ua/rubric-ato/3730904-vijna-ne-zakincitsa-poki-krim-bude-pid-okupacieu-zelenskij.html" text:style-name="Internet_20_link" text:visited-style-name="Visited_20_Internet_20_Link">
war will not end until the Crimea is under occupation –Elensky</text:a>
</text:span>
</text:p>
      <text:p text:style-name="P4">
According to Ukrinform, the head of the NATO Military Committee Admiral Rob Bauerzaya was not to dictate to Ukrainians how fast their contradiction should be.</text:p>
      <text:p text:style-name="P4">
News Source: <text:a xlink:type="simple" xlink:href="https://www.ukrinform.ua/rubric-ato/3731062-publikacii-u-zmi-pro-povilnij-kontrnastup-ne-vplivaut-na-dopomogu-ukraini-mzs.html" text:style-name="Internet_20_link" text:visited-style-name="Visited_20_Internet_20_Link">
https://www.ukrinform.ua/rubric-ato/3731062-publikacii-u-zmi-pro-povilnij-kontrnastup-ne-vplivaut-na-dopomogu-ukraini-mzs.html</text:a>
</text:p>
      <!--NEWS-->
      <text:h text:style-name="P10" text:outline-level="1">
<text:span text:style-name="T4">
The Armed Forces told how the military uses Delta platform</text:span>
</text:h>
      <text:p text:style-name="P4">
Authors: Ukrinform (Person)</text:p>
      <text:p text:style-name="P4">
Publisher: Укринформ (Organization)</text:p>
      <text:p text:style-name="P4">
Published Time: 2023-07-04T00:29:00+03:00</text:p>
      <text:p text:style-name="P4">
Modified Time: 2023-07-04T00:29:00+03:00</text:p>
      <text:p text:style-name="P4">
Description: The northern group officers use the Delta situational awareness platform, through which the military see the battlefield online. - Ukrinform.</text:p>
      <text:p text:style-name="P4">
Images: ['<text:a xlink:type="simple" xlink:href="https://static.ukrinform.com/photos/2023_07/thumb_files/630_360_1688419837-436.jpg" text:style-name="Internet_20_link" text:visited-style-name="Visited_20_Internet_20_Link">
630_360_16884...</text:a>
']</text:p>
      <text:p text:style-name="P4">
Tags: ['Розвідка', 'ЗСУ', 'Військові', 'Війна з Росією']</text:p>
      <text:p text:style-name="P4">
Type: Article</text:p>
      <!--METADATA-->
      <text:p text:style-name="P4">
<draw:frame draw:style-name="fr1" draw:name="Image342" text:anchor-type="as-char" svg:width="6.9236in" svg:height="3.956343in" draw:z-index="0">
<draw:image xlink:href="../Images/yкринформ/2023-07-04T00-29-00-03-00/630_360_1688419837-436.jpg" xlink:type="simple" xlink:show="embed" xlink:actuate="onLoad" draw:mime-type="image/jpeg"/>
</draw:frame>
The officer's troops are widely used by the Delta situational diligence platform, through which the military sees the battlefield in the regimeline.</text:p>
      <text:p text:style-name="P4">
About it in the telegram <text:a xlink:type="simple" xlink:href="https://t.me/pressUAAFUNORD/52" text:style-name="Internet_20_link" text:visited-style-name="Visited_20_Internet_20_Link">
reported</text:a>
The united press center of the defense forces of the northern direction, reports Ukrinform.</text:p>
      <text:p text:style-name="P4">
"Officers of the northern group of troops are widely used by the Delta scanning platform," the statement said.</text:p>
      <text:p text:style-name="P4">
<text:span text:style-name="T4">
 Read also: </text:span>
 <text:span text:style-name="T4">
 <text:a xlink:type="simple" xlink:href="https://www.ukrinform.ua/rubric-ato/3665478-kabmin-uhvaliv-risenna-sodo-zaprovadzenna-sistemi-delta-u-silah-oboroni.html" text:style-name="Internet_20_link" text:visited-style-name="Visited_20_Internet_20_Link">
Cabinet has decided to introduce Deltau Defense Forces</text:a>
</text:span>
</text:p>
      <text:p text:style-name="P4">
In particular, it is used in their daily activity officers of the united-military cooperation of the group. The platform provides the military with various current and proven data on hostile forces.</text:p>
      <text:p text:style-name="P4">
Evorog and STOP Russian War, developed by the Ministry of Digital Transformation and the Security Service of Ukraine, are also integrated into Delta.</text:p>
      <text:p text:style-name="P4">
Delta platform and services are built according to NATO member countries and are compatible with NATO similar solutions. All the latest Wesnnutics, which is provided by the Allies of Ukraine for the reflection of Russian aggression, is almost automatically integrated into Delta.</text:p>
      <text:p text:style-name="P4">
<text:span text:style-name="T4">
 Read also: </text:span>
 <text:span text:style-name="T4">
 <text:a xlink:type="simple" xlink:href="https://www.ukrinform.ua/rubric-technology/3726263-ssa-zapustili-u-kosmos-rozviduvalnij-suputnik.html" text:style-name="Internet_20_link" text:visited-style-name="Visited_20_Internet_20_Link">
USA launched into space reconnaissance satellite</text:a>
</text:span>
</text:p>
      <text:p text:style-name="P4">
According to one of the CVS officers, the Delta platform is constantly improving the new functionality, which makes it possible to gain a significant advantage in the excess.</text:p>
      <text:p text:style-name="P4">
It was reported that Delta is a situational awareness platform that is the creation of innovation and development of defense technologies of the Ministry of Defense of Ukraine.</text:p>
      <text:p text:style-name="P4">
The decision to approve the Delta system in the defense forces of Ukraine was made on the February 4, 2023 at a meeting of the Cabinet of Ministers. The government also allowed to place Delta in clouds outside Ukraine, which allows to protect the enemy attack system.</text:p>
      <text:p text:style-name="P4">
News Source: <text:a xlink:type="simple" xlink:href="https://www.ukrinform.ua/rubric-ato/3731063-u-zsu-rozpovili-ak-vijskovi-vikoristovuut-platformu-delta.html" text:style-name="Internet_20_link" text:visited-style-name="Visited_20_Internet_20_Link">
https://www.ukrinform.ua/rubric-ato/3731063-u-zsu-rozpovili-ak-vijskovi-vikoristovuut-platformu-delta.html</text:a>
</text:p>
      <!--NEWS-->
      <text:h text:style-name="P10" text:outline-level="1">
<text:span text:style-name="T4">
乌克兰的法国执法人员接管了调查针对儿童的军事犯罪的经验</text:span>
</text:h>
      <text:p text:style-name="P4">
Author: ['АРМІЯINFORM']</text:p>
      <text:p text:style-name="P4">
Time: 2023-07-04T99:00:00-04:00</text:p>
      <text:p text:style-name="P4">
Description: 来自巴黎国家波兰国家科学院国家科学院的乌克兰检察官，来自巴黎，与乌克兰2022年的战争，与乌克兰最新新闻的战争，与乌克兰2022年的新闻战争是今天的最后一场战争，乌克兰与乌克兰之间的战争是否会发生他们说，俄罗斯以及2022年与乌克兰的战争是否会在不久的将来与乌克兰进行战争，他们说，与乌克兰的战争，今天的乌克兰新闻，乌克兰的新闻，乌克兰媒体在俄罗斯媒体的新闻</text:p>
      <text:p text:style-name="P4">
Images: ['<text:a xlink:type="simple" xlink:href="https://armyinform.com.ua/wp-content/uploads/2023/07/whatsapp-image-2023-07-03-at-152721-2.jpeg" text:style-name="Internet_20_link" text:visited-style-name="Visited_20_Internet_20_Link">
whatsapp-image-2023-07-03-at-152721-2.jpeg</text:a>
']</text:p>
      <text:p text:style-name="P4">
Tags: ['STOPRUSSIA', 'ВОЄННІ ЗЛОЧИНИ ЗС РФ', 'ВТОРГНЕННЯ РФ', 'ОФІС ГЕНЕРАЛЬНОГО ПРОКУРОРА', 'ФРАНЦІЯ']</text:p>
      <text:p text:style-name="P4">
Category: News</text:p>
      <!--METADATA-->
      <text:p text:style-name="P4">
<draw:frame draw:style-name="fr1" draw:name="Image345" text:anchor-type="as-char" svg:width="6.9236in" svg:height="4.61393in" draw:z-index="0">
<draw:image xlink:href="../Images/AРМІЯINFORM/2023-07-04T99-00-00-04-00/whatsapp-image-2023-07-03-at-152721-2.jpeg" xlink:type="simple" xlink:show="embed" xlink:actuate="onLoad" draw:mime-type="image/jpeg"/>
</draw:frame>
乌克兰检察官和国家警察的调查员已接受巴黎培训，撤回了针对儿童的战争罪。 他们在法兰西共和国的大流域法官学校举行。(https://www.gp.gov.ua/ua/posts/u-franciyi-20-ukrayinskix-prokuroriv-ta-slidcix-pereimali-dosvid-rozsliduvannya-vojennix-zlociniv-stosovno-ditei)检察长办公室。</text:p>
      <text:p text:style-name="P4">
五天以来，法国专家 - 调查人员，法官，律师，法医专家，罪犯和心理学家 - 分享了他们自己在儿童委员会委员会中调查患者犯罪调查的经验。</text:p>
      <text:p text:style-name="P4">
在培训期间，他们讨论了战争罪调查期间国际法律合作的问题，对儿童进行调查行动的特征，收集数字证据的方法。</text:p>
      <text:p text:style-name="P4">
他们还关注与开放源的合作以及与非政府组织的互动。</text:p>
      <text:p text:style-name="P4">
领导检察官代表团的副检察官维多利亚·莱特维诺夫(Victoria Litvinov)强调了记录每种军事犯罪的重要性。</text:p>
      <text:p text:style-name="P4">
她还指出，有必要与这种特别脆弱的受害者和证人一起制定实践，以保护其惩罚肇事者的权利。</text:p>
      <text:p text:style-name="P4">
培训访问的参与者 - 来自Donetsk，Zaporizhzhya，Kyiv，Kharkiv，Kherson，Kherson和Autonomous RepublicIMIM的20名检察官和调查员。</text:p>
      <text:p text:style-name="P4">
与外国同事的经验交流将有助于增加乌克兰执法机构在调查军事犯罪和加强国际合作的机构表达。</text:p>
      <text:p text:style-name="P4">
一个目标是使有罪和国际层面负责。</text:p>
      <text:p text:style-name="P4">
News Source: <text:a xlink:type="simple" xlink:href="https://armyinform.com.ua/2023/07/04/ukrayinski-pravoohoronczi-u-francziyi-perejmaly-dosvid-rozsliduvannya-voyennyh-zlochyniv-stosovno-ditej/" text:style-name="Internet_20_link" text:visited-style-name="Visited_20_Internet_20_Link">
https://armyinform.com.ua/2023/07/04/ukrayinski-pravoohoronczi-u-francziyi-perejmaly-dosvid-rozsliduvannya-voyennyh-zlochyniv-stosovno-ditej/</text:a>
</text:p>
      <!--NEWS-->
      <text:h text:style-name="P10" text:outline-level="1">
<text:span text:style-name="T4">
Ukrainian law enforcement officers in France have taken over the experience of investigating military crimes against children</text:span>
</text:h>
      <text:p text:style-name="P4">
Author: ['АРМІЯINFORM']</text:p>
      <text:p text:style-name="P4">
Time: 2023-07-04T99:00:00-04:00</text:p>
      <text:p text:style-name="P4">
Description: Ukrainian prosecutors of the National Academy of Sciences of the National Polish Paris from Paris,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whatsapp-image-2023-07-03-at-152721-2.jpeg" text:style-name="Internet_20_link" text:visited-style-name="Visited_20_Internet_20_Link">
whatsapp-image-2023-07-03-at-152721-2.jpeg</text:a>
']</text:p>
      <text:p text:style-name="P4">
Tags: ['STOPRUSSIA', 'ВОЄННІ ЗЛОЧИНИ ЗС РФ', 'ВТОРГНЕННЯ РФ', 'ОФІС ГЕНЕРАЛЬНОГО ПРОКУРОРА', 'ФРАНЦІЯ']</text:p>
      <text:p text:style-name="P4">
Category: News</text:p>
      <!--METADATA-->
      <text:p text:style-name="P4">
<draw:frame draw:style-name="fr1" draw:name="Image346" text:anchor-type="as-char" svg:width="6.9236in" svg:height="4.61393in" draw:z-index="0">
<draw:image xlink:href="../Images/AРМІЯINFORM/2023-07-04T99-00-00-04-00/whatsapp-image-2023-07-03-at-152721-2.jpeg" xlink:type="simple" xlink:show="embed" xlink:actuate="onLoad" draw:mime-type="image/jpeg"/>
</draw:frame>
Ukrainian prosecutors and investigators of the National Police have been trained in Paris withdrawing war crimes against children. They took place at the Basinational School of Judges of the French Republic, <text:a xlink:type="simple" xlink:href="https://www.gp.gov.ua/ua/posts/u-franciyi-20-ukrayinskix-prokuroriv-ta-slidcix-pereimali-dosvid-rozsliduvannya-vojennix-zlociniv-stosovno-ditei" text:style-name="Internet_20_link" text:visited-style-name="Visited_20_Internet_20_Link">
reports</text:a>
Office of the Prosecutor General.</text:p>
      <text:p text:style-name="P4">
For five days, French experts - investigators, judges, lawyers, forensic experts, criminals and psychologists - shared their own experience of investigating the investigation of patient crimes in the context of their commission for children.</text:p>
      <text:p text:style-name="P4">
During the training they discussed the issues of international legal cooperation during the investigation of war crimes, features of conducting investigative actions with children, methods of collecting digital evidence.</text:p>
      <text:p text:style-name="P4">
They also paid attention to working with open sources and interaction with non -governmental organizations.</text:p>
      <text:p text:style-name="P4">
Deputy Prosecutor General Victoria Litvinov, who led the delegation of prosecutors, emphasized the importance of documenting each military crime.</text:p>
      <text:p text:style-name="P4">
She also noted the need to work out practices with this particularly vulnerable category of victims and witnesses to protect their right to punish the perpetrators.</text:p>
      <text:p text:style-name="P4">
Participants of the training visit - 20 prosecutors and investigators of the police from Donetsk, Zaporizhzhya, Kyiv, Kharkiv, Kherson and Autonomous Republicikim.</text:p>
      <text:p text:style-name="P4">
Exchange of experience with foreign colleagues will help to increase the institutional expression of Ukrainian law enforcement agencies in investigating military crimes and strengthening of international cooperation.</text:p>
      <text:p text:style-name="P4">
All this for one goal is to bring the guilty and international levels responsible.</text:p>
      <text:p text:style-name="P4">
News Source: <text:a xlink:type="simple" xlink:href="https://armyinform.com.ua/2023/07/04/ukrayinski-pravoohoronczi-u-francziyi-perejmaly-dosvid-rozsliduvannya-voyennyh-zlochyniv-stosovno-ditej/" text:style-name="Internet_20_link" text:visited-style-name="Visited_20_Internet_20_Link">
https://armyinform.com.ua/2023/07/04/ukrayinski-pravoohoronczi-u-francziyi-perejmaly-dosvid-rozsliduvannya-voyennyh-zlochyniv-stosovno-dite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